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4.81pt"/>
    </style:style>
    <style:style style:name="co3" style:family="table-column">
      <style:table-column-properties fo:break-before="auto" style:column-width="14.09pt"/>
    </style:style>
    <style:style style:name="co4" style:family="table-column">
      <style:table-column-properties fo:break-before="auto" style:column-width="167.05pt"/>
    </style:style>
    <style:style style:name="co5" style:family="table-column">
      <style:table-column-properties fo:break-before="auto" style:column-width="13.2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33ff99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G103</text:p>
          </table:table-cell>
          <table:table-cell office:value-type="string" calcext:value-type="string">
            <text:p>PB960</text:p>
          </table:table-cell>
          <table:table-cell office:value-type="string" calcext:value-type="string">
            <text:p>PB959</text:p>
          </table:table-cell>
          <table:table-cell office:value-type="string" calcext:value-type="string">
            <text:p>PXY</text:p>
          </table:table-cell>
          <table:table-cell office:value-type="string" calcext:value-type="string">
            <text:p>G102</text:p>
          </table:table-cell>
        </table:table-row>
        <table:table-row table:style-name="ro1">
          <table:table-cell office:value-type="string" calcext:value-type="string">
            <text:p>N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29</text:p>
          </table:table-cell>
          <table:table-cell table:number-columns-repeated="5"/>
        </table:table-row>
      </table:table>
      <table:table table:name="Sheet2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( X Layer first half start on front )</text:p>
          </table:table-cell>
          <table:table-cell table:number-columns-repeated="3"/>
          <table:table-cell table:formula="of:=[.A1]" office:value-type="string" office:string-value="( X Layer first half start on front )" calcext:value-type="string">
            <text:p>( X Layer first half start on front )</text:p>
          </table:table-cell>
          <table:table-cell table:number-columns-repeated="4"/>
          <table:table-cell office:value-type="string" calcext:value-type="string">
            <text:p>Pin Locations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N1</text:p>
          </table:table-cell>
          <table:table-cell table:formula="of:=&quot;X&quot;&amp;[.G2]" office:value-type="string" office:string-value="X12.5" calcext:value-type="string">
            <text:p>X12.5</text:p>
          </table:table-cell>
          <table:table-cell table:formula="of:=&quot;Y&quot;&amp;[.H2]" office:value-type="string" office:string-value="Y105.997765957447" calcext:value-type="string">
            <text:p>Y105.997765957447</text:p>
          </table:table-cell>
          <table:table-cell/>
          <table:table-cell table:formula="of:=[.A2]&amp;&quot; &quot;&amp;[.B2]&amp;&quot; &quot;&amp;[.C2]" office:value-type="string" office:string-value="N1 X12.5 Y105.997765957447" calcext:value-type="string">
            <text:p>N1 X12.5 Y105.997765957447</text:p>
          </table:table-cell>
          <table:table-cell/>
          <table:table-cell table:formula="of:=[.K8]" office:value-type="float" office:value="12.5" calcext:value-type="float">
            <text:p>12.5</text:p>
          </table:table-cell>
          <table:table-cell table:formula="of:=[.L3]+[.K13]/2" office:value-type="float" office:value="105.997765957447" calcext:value-type="float">
            <text:p>105.9977659574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N2</text:p>
          </table:table-cell>
          <table:table-cell table:formula="of:=&quot;X&quot;&amp;[.G3]" office:value-type="string" office:string-value="X6747.5" calcext:value-type="string">
            <text:p>X6747.5</text:p>
          </table:table-cell>
          <table:table-cell table:formula="of:=&quot;Y&quot;&amp;[.H3]" office:value-type="string" office:string-value="Y106.997765957447" calcext:value-type="string">
            <text:p>Y106.997765957447</text:p>
          </table:table-cell>
          <table:table-cell/>
          <table:table-cell table:formula="of:=[.A3]&amp;&quot; &quot;&amp;[.B3]&amp;&quot; &quot;&amp;[.C3]" office:value-type="string" office:string-value="N2 X6747.5 Y106.997765957447" calcext:value-type="string">
            <text:p>N2 X6747.5 Y106.997765957447</text:p>
          </table:table-cell>
          <table:table-cell/>
          <table:table-cell table:formula="of:=[.K9]" office:value-type="float" office:value="6747.5" calcext:value-type="float">
            <text:p>6747.5</text:p>
          </table:table-cell>
          <table:table-cell table:formula="of:=[.L5]+[.K13]/2" office:value-type="float" office:value="106.997765957447" calcext:value-type="float">
            <text:p>106.9977659574</text:p>
          </table:table-cell>
          <table:table-cell/>
          <table:table-cell table:style-name="ce1" office:value-type="string" calcext:value-type="string">
            <text:p>B960</text:p>
          </table:table-cell>
          <table:table-cell office:value-type="float" office:value="189" calcext:value-type="float">
            <text:p>189</text:p>
          </table:table-cell>
          <table:table-cell table:style-name="ce1" table:formula="of:=104.1-0.5" office:value-type="float" office:value="103.6" calcext:value-type="float">
            <text:p>103.6</text:p>
          </table:table-cell>
          <table:table-cell/>
          <table:table-cell office:value-type="string" calcext:value-type="string">
            <text:p># pins</text:p>
          </table:table-cell>
          <table:table-cell table:formula="of:=960-912" office:value-type="float" office:value="48" calcext:value-type="float">
            <text:p>48</text:p>
          </table:table-cell>
        </table:table-row>
        <table:table-row table:style-name="ro1">
          <table:table-cell table:style-name="ce1" office:value-type="string" calcext:value-type="string">
            <text:p>N3</text:p>
          </table:table-cell>
          <table:table-cell office:value-type="string" calcext:value-type="string">
            <text:p>G106</text:p>
          </table:table-cell>
          <table:table-cell office:value-type="string" calcext:value-type="string">
            <text:p>P3</text:p>
          </table:table-cell>
          <table:table-cell/>
          <table:table-cell table:formula="of:=[.A4]&amp;&quot; &quot;&amp;[.B4]&amp;&quot; &quot;&amp;[.C4]" office:value-type="string" office:string-value="N3 G106 P3" calcext:value-type="string">
            <text:p>N3 G106 P3</text:p>
          </table:table-cell>
          <table:table-cell table:number-columns-repeated="8"/>
          <table:table-cell office:value-type="string" calcext:value-type="string">
            <text:p>Span</text:p>
          </table:table-cell>
          <table:table-cell table:formula="of:=[.L4]-[.L3]" office:value-type="float" office:value="-103.6" calcext:value-type="float">
            <text:p>-103.6</text:p>
          </table:table-cell>
        </table:table-row>
        <table:table-row table:style-name="ro1">
          <table:table-cell table:style-name="ce1" office:value-type="string" calcext:value-type="string">
            <text:p>N4</text:p>
          </table:table-cell>
          <table:table-cell table:formula="of:=&quot;X&quot;&amp;[.G5]" office:value-type="string" office:string-value="X12.5" calcext:value-type="string">
            <text:p>X12.5</text:p>
          </table:table-cell>
          <table:table-cell table:formula="of:=&quot;Y&quot;&amp;[.H5]" office:value-type="string" office:string-value="Y105.997765957447" calcext:value-type="string">
            <text:p>Y105.997765957447</text:p>
          </table:table-cell>
          <table:table-cell/>
          <table:table-cell table:formula="of:=[.A5]&amp;&quot; &quot;&amp;[.B5]&amp;&quot; &quot;&amp;[.C5]" office:value-type="string" office:string-value="N4 X12.5 Y105.997765957447" calcext:value-type="string">
            <text:p>N4 X12.5 Y105.997765957447</text:p>
          </table:table-cell>
          <table:table-cell/>
          <table:table-cell table:formula="of:=[.K8]" office:value-type="float" office:value="12.5" calcext:value-type="float">
            <text:p>12.5</text:p>
          </table:table-cell>
          <table:table-cell table:formula="of:=[.L3]+[.$K$13]/2" office:value-type="float" office:value="105.997765957447" calcext:value-type="float">
            <text:p>105.9977659574</text:p>
          </table:table-cell>
          <table:table-cell/>
          <table:table-cell table:style-name="ce1" office:value-type="string" calcext:value-type="string">
            <text:p>B1</text:p>
          </table:table-cell>
          <table:table-cell office:value-type="float" office:value="6577.4" calcext:value-type="float">
            <text:p>6577.4</text:p>
          </table:table-cell>
          <table:table-cell table:style-name="ce1" office:value-type="float" office:value="104.6" calcext:value-type="float">
            <text:p>104.6</text:p>
          </table:table-cell>
          <table:table-cell/>
          <table:table-cell office:value-type="string" calcext:value-type="string">
            <text:p>Pitch</text:p>
          </table:table-cell>
          <table:table-cell table:formula="of:=[.O4]/[.O3]" office:value-type="float" office:value="-2.15833333333333" calcext:value-type="float">
            <text:p>-2.1583333333</text:p>
          </table:table-cell>
        </table:table-row>
        <table:table-row table:style-name="ro1">
          <table:table-cell table:style-name="ce1" office:value-type="string" calcext:value-type="string">
            <text:p>N5</text:p>
          </table:table-cell>
          <table:table-cell office:value-type="string" calcext:value-type="string">
            <text:p>G106</text:p>
          </table:table-cell>
          <table:table-cell office:value-type="string" calcext:value-type="string">
            <text:p>P0</text:p>
          </table:table-cell>
          <table:table-cell/>
          <table:table-cell table:formula="of:=[.A6]&amp;&quot; &quot;&amp;[.B6]&amp;&quot; &quot;&amp;[.C6]" office:value-type="string" office:string-value="N5 G106 P0" calcext:value-type="string">
            <text:p>N5 G106 P0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N6</text:p>
          </table:table-cell>
          <table:table-cell office:value-type="string" calcext:value-type="string">
            <text:p>G105</text:p>
          </table:table-cell>
          <table:table-cell table:formula="of:=&quot;PY&quot;&amp;[.$K$13]+[.$K$11]" office:value-type="string" office:string-value="PY7.79553191489362" calcext:value-type="string">
            <text:p>PY7.79553191489362</text:p>
          </table:table-cell>
          <table:table-cell/>
          <table:table-cell table:formula="of:=[.A7]&amp;&quot; &quot;&amp;[.B7]&amp;&quot; &quot;&amp;[.C7]" office:value-type="string" office:string-value="N6 G105 PY7.79553191489362" calcext:value-type="string">
            <text:p>N6 G105 PY7.79553191489362</text:p>
          </table:table-cell>
          <table:table-cell table:number-columns-repeated="2"/>
          <table:table-cell office:value-type="string" calcext:value-type="string">
            <text:p>jog up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N7</text:p>
          </table:table-cell>
          <table:table-cell table:style-name="ce2" table:formula="of:=&quot;X&quot;&amp;[.G8]" office:value-type="string" office:string-value="X6747.5" calcext:value-type="string">
            <text:p>X6747.5</text:p>
          </table:table-cell>
          <table:table-cell table:style-name="ce2" table:formula="of:=&quot;Y&quot;&amp;[.H8]" office:value-type="string" office:string-value="Y111.79329787234" calcext:value-type="string">
            <text:p>Y111.79329787234</text:p>
          </table:table-cell>
          <table:table-cell table:style-name="ce2"/>
          <table:table-cell table:style-name="ce2" table:formula="of:=[.A8]&amp;&quot; &quot;&amp;[.B8]&amp;&quot; &quot;&amp;[.C8]" office:value-type="string" office:string-value="N7 X6747.5 Y111.79329787234" calcext:value-type="string">
            <text:p>N7 X6747.5 Y111.79329787234</text:p>
          </table:table-cell>
          <table:table-cell table:style-name="ce2"/>
          <table:table-cell table:style-name="ce2" table:formula="of:=[.G3]" office:value-type="float" office:value="6747.5" calcext:value-type="float">
            <text:p>6747.5</text:p>
          </table:table-cell>
          <table:table-cell table:style-name="ce2" table:formula="of:=[.H3]+[.$K$13]" office:value-type="float" office:value="111.79329787234" calcext:value-type="float">
            <text:p>111.7932978723</text:p>
          </table:table-cell>
          <table:table-cell/>
          <table:table-cell office:value-type="string" calcext:value-type="string">
            <text:p>Xfer Left</text:p>
          </table:table-cell>
          <table:table-cell office:value-type="float" office:value="12.5" calcext:value-type="float">
            <text:p>12.5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N8</text:p>
          </table:table-cell>
          <table:table-cell table:style-name="ce2" table:formula="of:=[.B4]" office:value-type="string" office:string-value="G106" calcext:value-type="string">
            <text:p>G106</text:p>
          </table:table-cell>
          <table:table-cell table:style-name="ce2" table:formula="of:=[.C4]" office:value-type="string" office:string-value="P3" calcext:value-type="string">
            <text:p>P3</text:p>
          </table:table-cell>
          <table:table-cell table:style-name="ce2"/>
          <table:table-cell table:style-name="ce2" table:formula="of:=[.A9]&amp;&quot; &quot;&amp;[.B9]&amp;&quot; &quot;&amp;[.C9]" office:value-type="string" office:string-value="N8 G106 P3" calcext:value-type="string">
            <text:p>N8 G106 P3</text:p>
          </table:table-cell>
          <table:table-cell table:style-name="ce2" table:number-columns-repeated="3"/>
          <table:table-cell/>
          <table:table-cell office:value-type="string" calcext:value-type="string">
            <text:p>Xfer Right</text:p>
          </table:table-cell>
          <table:table-cell office:value-type="float" office:value="6747.5" calcext:value-type="float">
            <text:p>6747.5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N9</text:p>
          </table:table-cell>
          <table:table-cell table:style-name="ce2" table:formula="of:=&quot;X&quot;&amp;[.G10]" office:value-type="string" office:string-value="X12.5" calcext:value-type="string">
            <text:p>X12.5</text:p>
          </table:table-cell>
          <table:table-cell table:style-name="ce2" table:formula="of:=&quot;Y&quot;&amp;[.H10]" office:value-type="string" office:string-value="Y110.79329787234" calcext:value-type="string">
            <text:p>Y110.79329787234</text:p>
          </table:table-cell>
          <table:table-cell table:style-name="ce2"/>
          <table:table-cell table:style-name="ce2" table:formula="of:=[.A10]&amp;&quot; &quot;&amp;[.B10]&amp;&quot; &quot;&amp;[.C10]" office:value-type="string" office:string-value="N9 X12.5 Y110.79329787234" calcext:value-type="string">
            <text:p>N9 X12.5 Y110.79329787234</text:p>
          </table:table-cell>
          <table:table-cell table:style-name="ce2"/>
          <table:table-cell table:style-name="ce2" table:formula="of:=[.G5]" office:value-type="float" office:value="12.5" calcext:value-type="float">
            <text:p>12.5</text:p>
          </table:table-cell>
          <table:table-cell table:style-name="ce2" table:formula="of:=[.H5]+[.$K$13]" office:value-type="float" office:value="110.79329787234" calcext:value-type="float">
            <text:p>110.7932978723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N10</text:p>
          </table:table-cell>
          <table:table-cell table:style-name="ce2" table:formula="of:=[.B6]" office:value-type="string" office:string-value="G106" calcext:value-type="string">
            <text:p>G106</text:p>
          </table:table-cell>
          <table:table-cell table:style-name="ce2" table:formula="of:=[.C6]" office:value-type="string" office:string-value="P0" calcext:value-type="string">
            <text:p>P0</text:p>
          </table:table-cell>
          <table:table-cell table:style-name="ce2"/>
          <table:table-cell table:style-name="ce2" table:formula="of:=[.A11]&amp;&quot; &quot;&amp;[.B11]&amp;&quot; &quot;&amp;[.C11]" office:value-type="string" office:string-value="N10 G106 P0" calcext:value-type="string">
            <text:p>N10 G106 P0</text:p>
          </table:table-cell>
          <table:table-cell table:style-name="ce2" table:number-columns-repeated="3"/>
          <table:table-cell/>
          <table:table-cell office:value-type="string" calcext:value-type="string">
            <text:p>Jog up bonus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N11</text:p>
          </table:table-cell>
          <table:table-cell table:style-name="ce2" table:formula="of:=[.B7]" office:value-type="string" office:string-value="G105" calcext:value-type="string">
            <text:p>G105</text:p>
          </table:table-cell>
          <table:table-cell table:style-name="ce2" table:formula="of:=[.C7]" office:value-type="string" office:string-value="PY7.79553191489362" calcext:value-type="string">
            <text:p>PY7.79553191489362</text:p>
          </table:table-cell>
          <table:table-cell table:style-name="ce2"/>
          <table:table-cell table:style-name="ce2" table:formula="of:=[.A12]&amp;&quot; &quot;&amp;[.B12]&amp;&quot; &quot;&amp;[.C12]" office:value-type="string" office:string-value="N11 G105 PY7.79553191489362" calcext:value-type="string">
            <text:p>N11 G105 PY7.79553191489362</text:p>
          </table:table-cell>
          <table:table-cell table:style-name="ce2" table:number-columns-repeated="2"/>
          <table:table-cell table:style-name="ce2" table:formula="of:=[.H7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2</text:p>
          </table:table-cell>
          <table:table-cell table:formula="of:=&quot;X&quot;&amp;[.G13]" office:value-type="string" office:string-value="X6747.5" calcext:value-type="string">
            <text:p>X6747.5</text:p>
          </table:table-cell>
          <table:table-cell table:formula="of:=&quot;Y&quot;&amp;[.H13]" office:value-type="string" office:string-value="Y116.588829787234" calcext:value-type="string">
            <text:p>Y116.588829787234</text:p>
          </table:table-cell>
          <table:table-cell/>
          <table:table-cell table:formula="of:=[.A13]&amp;&quot; &quot;&amp;[.B13]&amp;&quot; &quot;&amp;[.C13]" office:value-type="string" office:string-value="N12 X6747.5 Y116.588829787234" calcext:value-type="string">
            <text:p>N12 X6747.5 Y116.588829787234</text:p>
          </table:table-cell>
          <table:table-cell/>
          <table:table-cell table:formula="of:=[.G8]" office:value-type="float" office:value="6747.5" calcext:value-type="float">
            <text:p>6747.5</text:p>
          </table:table-cell>
          <table:table-cell table:formula="of:=[.H8]+[.$K$13]" office:value-type="float" office:value="116.588829787234" calcext:value-type="float">
            <text:p>116.5888297872</text:p>
          </table:table-cell>
          <table:table-cell/>
          <table:table-cell office:value-type="string" calcext:value-type="string">
            <text:p>Pitch</text:p>
          </table:table-cell>
          <table:table-cell office:value-type="float" office:value="4.79553191489362" calcext:value-type="float">
            <text:p>4.7955319149</text:p>
          </table:table-cell>
          <table:table-cell office:value-type="float" office:value="4.791666666" calcext:value-type="float">
            <text:p>4.7916666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13</text:p>
          </table:table-cell>
          <table:table-cell table:formula="of:=[.B9]" office:value-type="string" office:string-value="G106" calcext:value-type="string">
            <text:p>G106</text:p>
          </table:table-cell>
          <table:table-cell table:formula="of:=[.C9]" office:value-type="string" office:string-value="P3" calcext:value-type="string">
            <text:p>P3</text:p>
          </table:table-cell>
          <table:table-cell/>
          <table:table-cell table:formula="of:=[.A14]&amp;&quot; &quot;&amp;[.B14]&amp;&quot; &quot;&amp;[.C14]" office:value-type="string" office:string-value="N13 G106 P3" calcext:value-type="string">
            <text:p>N13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14</text:p>
          </table:table-cell>
          <table:table-cell table:formula="of:=&quot;X&quot;&amp;[.G15]" office:value-type="string" office:string-value="X12.5" calcext:value-type="string">
            <text:p>X12.5</text:p>
          </table:table-cell>
          <table:table-cell table:formula="of:=&quot;Y&quot;&amp;[.H15]" office:value-type="string" office:string-value="Y115.588829787234" calcext:value-type="string">
            <text:p>Y115.588829787234</text:p>
          </table:table-cell>
          <table:table-cell/>
          <table:table-cell table:formula="of:=[.A15]&amp;&quot; &quot;&amp;[.B15]&amp;&quot; &quot;&amp;[.C15]" office:value-type="string" office:string-value="N14 X12.5 Y115.588829787234" calcext:value-type="string">
            <text:p>N14 X12.5 Y115.588829787234</text:p>
          </table:table-cell>
          <table:table-cell/>
          <table:table-cell table:formula="of:=[.G10]" office:value-type="float" office:value="12.5" calcext:value-type="float">
            <text:p>12.5</text:p>
          </table:table-cell>
          <table:table-cell table:formula="of:=[.H10]+[.$K$13]" office:value-type="float" office:value="115.588829787234" calcext:value-type="float">
            <text:p>115.588829787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5</text:p>
          </table:table-cell>
          <table:table-cell table:formula="of:=[.B11]" office:value-type="string" office:string-value="G106" calcext:value-type="string">
            <text:p>G106</text:p>
          </table:table-cell>
          <table:table-cell table:formula="of:=[.C11]" office:value-type="string" office:string-value="P0" calcext:value-type="string">
            <text:p>P0</text:p>
          </table:table-cell>
          <table:table-cell/>
          <table:table-cell table:formula="of:=[.A16]&amp;&quot; &quot;&amp;[.B16]&amp;&quot; &quot;&amp;[.C16]" office:value-type="string" office:string-value="N15 G106 P0" calcext:value-type="string">
            <text:p>N15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16</text:p>
          </table:table-cell>
          <table:table-cell table:formula="of:=[.B12]" office:value-type="string" office:string-value="G105" calcext:value-type="string">
            <text:p>G105</text:p>
          </table:table-cell>
          <table:table-cell table:formula="of:=[.C12]" office:value-type="string" office:string-value="PY7.79553191489362" calcext:value-type="string">
            <text:p>PY7.79553191489362</text:p>
          </table:table-cell>
          <table:table-cell/>
          <table:table-cell table:formula="of:=[.A17]&amp;&quot; &quot;&amp;[.B17]&amp;&quot; &quot;&amp;[.C17]" office:value-type="string" office:string-value="N16 G105 PY7.79553191489362" calcext:value-type="string">
            <text:p>N16 G105 PY7.79553191489362</text:p>
          </table:table-cell>
          <table:table-cell table:number-columns-repeated="2"/>
          <table:table-cell table:formula="of:=[.H12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7</text:p>
          </table:table-cell>
          <table:table-cell table:formula="of:=&quot;X&quot;&amp;[.G18]" office:value-type="string" office:string-value="X6747.5" calcext:value-type="string">
            <text:p>X6747.5</text:p>
          </table:table-cell>
          <table:table-cell table:formula="of:=&quot;Y&quot;&amp;[.H18]" office:value-type="string" office:string-value="Y121.384361702128" calcext:value-type="string">
            <text:p>Y121.384361702128</text:p>
          </table:table-cell>
          <table:table-cell/>
          <table:table-cell table:formula="of:=[.A18]&amp;&quot; &quot;&amp;[.B18]&amp;&quot; &quot;&amp;[.C18]" office:value-type="string" office:string-value="N17 X6747.5 Y121.384361702128" calcext:value-type="string">
            <text:p>N17 X6747.5 Y121.384361702128</text:p>
          </table:table-cell>
          <table:table-cell/>
          <table:table-cell table:formula="of:=[.G13]" office:value-type="float" office:value="6747.5" calcext:value-type="float">
            <text:p>6747.5</text:p>
          </table:table-cell>
          <table:table-cell table:formula="of:=[.H13]+[.$K$13]" office:value-type="float" office:value="121.384361702128" calcext:value-type="float">
            <text:p>121.38436170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8</text:p>
          </table:table-cell>
          <table:table-cell table:formula="of:=[.B14]" office:value-type="string" office:string-value="G106" calcext:value-type="string">
            <text:p>G106</text:p>
          </table:table-cell>
          <table:table-cell table:formula="of:=[.C14]" office:value-type="string" office:string-value="P3" calcext:value-type="string">
            <text:p>P3</text:p>
          </table:table-cell>
          <table:table-cell/>
          <table:table-cell table:formula="of:=[.A19]&amp;&quot; &quot;&amp;[.B19]&amp;&quot; &quot;&amp;[.C19]" office:value-type="string" office:string-value="N18 G106 P3" calcext:value-type="string">
            <text:p>N18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19</text:p>
          </table:table-cell>
          <table:table-cell table:formula="of:=&quot;X&quot;&amp;[.G20]" office:value-type="string" office:string-value="X12.5" calcext:value-type="string">
            <text:p>X12.5</text:p>
          </table:table-cell>
          <table:table-cell table:formula="of:=&quot;Y&quot;&amp;[.H20]" office:value-type="string" office:string-value="Y120.384361702128" calcext:value-type="string">
            <text:p>Y120.384361702128</text:p>
          </table:table-cell>
          <table:table-cell/>
          <table:table-cell table:formula="of:=[.A20]&amp;&quot; &quot;&amp;[.B20]&amp;&quot; &quot;&amp;[.C20]" office:value-type="string" office:string-value="N19 X12.5 Y120.384361702128" calcext:value-type="string">
            <text:p>N19 X12.5 Y120.384361702128</text:p>
          </table:table-cell>
          <table:table-cell/>
          <table:table-cell table:formula="of:=[.G15]" office:value-type="float" office:value="12.5" calcext:value-type="float">
            <text:p>12.5</text:p>
          </table:table-cell>
          <table:table-cell table:formula="of:=[.H15]+[.$K$13]" office:value-type="float" office:value="120.384361702128" calcext:value-type="float">
            <text:p>120.38436170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20</text:p>
          </table:table-cell>
          <table:table-cell table:formula="of:=[.B16]" office:value-type="string" office:string-value="G106" calcext:value-type="string">
            <text:p>G106</text:p>
          </table:table-cell>
          <table:table-cell table:formula="of:=[.C16]" office:value-type="string" office:string-value="P0" calcext:value-type="string">
            <text:p>P0</text:p>
          </table:table-cell>
          <table:table-cell/>
          <table:table-cell table:formula="of:=[.A21]&amp;&quot; &quot;&amp;[.B21]&amp;&quot; &quot;&amp;[.C21]" office:value-type="string" office:string-value="N20 G106 P0" calcext:value-type="string">
            <text:p>N20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21</text:p>
          </table:table-cell>
          <table:table-cell table:formula="of:=[.B17]" office:value-type="string" office:string-value="G105" calcext:value-type="string">
            <text:p>G105</text:p>
          </table:table-cell>
          <table:table-cell table:formula="of:=[.C17]" office:value-type="string" office:string-value="PY7.79553191489362" calcext:value-type="string">
            <text:p>PY7.79553191489362</text:p>
          </table:table-cell>
          <table:table-cell/>
          <table:table-cell table:formula="of:=[.A22]&amp;&quot; &quot;&amp;[.B22]&amp;&quot; &quot;&amp;[.C22]" office:value-type="string" office:string-value="N21 G105 PY7.79553191489362" calcext:value-type="string">
            <text:p>N21 G105 PY7.79553191489362</text:p>
          </table:table-cell>
          <table:table-cell table:number-columns-repeated="2"/>
          <table:table-cell table:formula="of:=[.H17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22</text:p>
          </table:table-cell>
          <table:table-cell table:formula="of:=&quot;X&quot;&amp;[.G23]" office:value-type="string" office:string-value="X6747.5" calcext:value-type="string">
            <text:p>X6747.5</text:p>
          </table:table-cell>
          <table:table-cell table:formula="of:=&quot;Y&quot;&amp;[.H23]" office:value-type="string" office:string-value="Y126.179893617021" calcext:value-type="string">
            <text:p>Y126.179893617021</text:p>
          </table:table-cell>
          <table:table-cell/>
          <table:table-cell table:formula="of:=[.A23]&amp;&quot; &quot;&amp;[.B23]&amp;&quot; &quot;&amp;[.C23]" office:value-type="string" office:string-value="N22 X6747.5 Y126.179893617021" calcext:value-type="string">
            <text:p>N22 X6747.5 Y126.179893617021</text:p>
          </table:table-cell>
          <table:table-cell/>
          <table:table-cell table:formula="of:=[.G18]" office:value-type="float" office:value="6747.5" calcext:value-type="float">
            <text:p>6747.5</text:p>
          </table:table-cell>
          <table:table-cell table:formula="of:=[.H18]+[.$K$13]" office:value-type="float" office:value="126.179893617021" calcext:value-type="float">
            <text:p>126.1798936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23</text:p>
          </table:table-cell>
          <table:table-cell table:formula="of:=[.B19]" office:value-type="string" office:string-value="G106" calcext:value-type="string">
            <text:p>G106</text:p>
          </table:table-cell>
          <table:table-cell table:formula="of:=[.C19]" office:value-type="string" office:string-value="P3" calcext:value-type="string">
            <text:p>P3</text:p>
          </table:table-cell>
          <table:table-cell/>
          <table:table-cell table:formula="of:=[.A24]&amp;&quot; &quot;&amp;[.B24]&amp;&quot; &quot;&amp;[.C24]" office:value-type="string" office:string-value="N23 G106 P3" calcext:value-type="string">
            <text:p>N23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24</text:p>
          </table:table-cell>
          <table:table-cell table:formula="of:=&quot;X&quot;&amp;[.G25]" office:value-type="string" office:string-value="X12.5" calcext:value-type="string">
            <text:p>X12.5</text:p>
          </table:table-cell>
          <table:table-cell table:formula="of:=&quot;Y&quot;&amp;[.H25]" office:value-type="string" office:string-value="Y125.179893617021" calcext:value-type="string">
            <text:p>Y125.179893617021</text:p>
          </table:table-cell>
          <table:table-cell/>
          <table:table-cell table:formula="of:=[.A25]&amp;&quot; &quot;&amp;[.B25]&amp;&quot; &quot;&amp;[.C25]" office:value-type="string" office:string-value="N24 X12.5 Y125.179893617021" calcext:value-type="string">
            <text:p>N24 X12.5 Y125.179893617021</text:p>
          </table:table-cell>
          <table:table-cell/>
          <table:table-cell table:formula="of:=[.G20]" office:value-type="float" office:value="12.5" calcext:value-type="float">
            <text:p>12.5</text:p>
          </table:table-cell>
          <table:table-cell table:formula="of:=[.H20]+[.$K$13]" office:value-type="float" office:value="125.179893617021" calcext:value-type="float">
            <text:p>125.1798936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25</text:p>
          </table:table-cell>
          <table:table-cell table:formula="of:=[.B21]" office:value-type="string" office:string-value="G106" calcext:value-type="string">
            <text:p>G106</text:p>
          </table:table-cell>
          <table:table-cell table:formula="of:=[.C21]" office:value-type="string" office:string-value="P0" calcext:value-type="string">
            <text:p>P0</text:p>
          </table:table-cell>
          <table:table-cell/>
          <table:table-cell table:formula="of:=[.A26]&amp;&quot; &quot;&amp;[.B26]&amp;&quot; &quot;&amp;[.C26]" office:value-type="string" office:string-value="N25 G106 P0" calcext:value-type="string">
            <text:p>N25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26</text:p>
          </table:table-cell>
          <table:table-cell table:formula="of:=[.B22]" office:value-type="string" office:string-value="G105" calcext:value-type="string">
            <text:p>G105</text:p>
          </table:table-cell>
          <table:table-cell table:formula="of:=[.C22]" office:value-type="string" office:string-value="PY7.79553191489362" calcext:value-type="string">
            <text:p>PY7.79553191489362</text:p>
          </table:table-cell>
          <table:table-cell/>
          <table:table-cell table:formula="of:=[.A27]&amp;&quot; &quot;&amp;[.B27]&amp;&quot; &quot;&amp;[.C27]" office:value-type="string" office:string-value="N26 G105 PY7.79553191489362" calcext:value-type="string">
            <text:p>N26 G105 PY7.79553191489362</text:p>
          </table:table-cell>
          <table:table-cell table:number-columns-repeated="2"/>
          <table:table-cell table:formula="of:=[.H22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27</text:p>
          </table:table-cell>
          <table:table-cell table:formula="of:=&quot;X&quot;&amp;[.G28]" office:value-type="string" office:string-value="X6747.5" calcext:value-type="string">
            <text:p>X6747.5</text:p>
          </table:table-cell>
          <table:table-cell table:formula="of:=&quot;Y&quot;&amp;[.H28]" office:value-type="string" office:string-value="Y130.975425531915" calcext:value-type="string">
            <text:p>Y130.975425531915</text:p>
          </table:table-cell>
          <table:table-cell/>
          <table:table-cell table:formula="of:=[.A28]&amp;&quot; &quot;&amp;[.B28]&amp;&quot; &quot;&amp;[.C28]" office:value-type="string" office:string-value="N27 X6747.5 Y130.975425531915" calcext:value-type="string">
            <text:p>N27 X6747.5 Y130.975425531915</text:p>
          </table:table-cell>
          <table:table-cell/>
          <table:table-cell table:formula="of:=[.G23]" office:value-type="float" office:value="6747.5" calcext:value-type="float">
            <text:p>6747.5</text:p>
          </table:table-cell>
          <table:table-cell table:formula="of:=[.H23]+[.$K$13]" office:value-type="float" office:value="130.975425531915" calcext:value-type="float">
            <text:p>130.97542553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28</text:p>
          </table:table-cell>
          <table:table-cell table:formula="of:=[.B24]" office:value-type="string" office:string-value="G106" calcext:value-type="string">
            <text:p>G106</text:p>
          </table:table-cell>
          <table:table-cell table:formula="of:=[.C24]" office:value-type="string" office:string-value="P3" calcext:value-type="string">
            <text:p>P3</text:p>
          </table:table-cell>
          <table:table-cell/>
          <table:table-cell table:formula="of:=[.A29]&amp;&quot; &quot;&amp;[.B29]&amp;&quot; &quot;&amp;[.C29]" office:value-type="string" office:string-value="N28 G106 P3" calcext:value-type="string">
            <text:p>N28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29</text:p>
          </table:table-cell>
          <table:table-cell table:formula="of:=&quot;X&quot;&amp;[.G30]" office:value-type="string" office:string-value="X12.5" calcext:value-type="string">
            <text:p>X12.5</text:p>
          </table:table-cell>
          <table:table-cell table:formula="of:=&quot;Y&quot;&amp;[.H30]" office:value-type="string" office:string-value="Y129.975425531915" calcext:value-type="string">
            <text:p>Y129.975425531915</text:p>
          </table:table-cell>
          <table:table-cell/>
          <table:table-cell table:formula="of:=[.A30]&amp;&quot; &quot;&amp;[.B30]&amp;&quot; &quot;&amp;[.C30]" office:value-type="string" office:string-value="N29 X12.5 Y129.975425531915" calcext:value-type="string">
            <text:p>N29 X12.5 Y129.975425531915</text:p>
          </table:table-cell>
          <table:table-cell/>
          <table:table-cell table:formula="of:=[.G25]" office:value-type="float" office:value="12.5" calcext:value-type="float">
            <text:p>12.5</text:p>
          </table:table-cell>
          <table:table-cell table:formula="of:=[.H25]+[.$K$13]" office:value-type="float" office:value="129.975425531915" calcext:value-type="float">
            <text:p>129.97542553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30</text:p>
          </table:table-cell>
          <table:table-cell table:formula="of:=[.B26]" office:value-type="string" office:string-value="G106" calcext:value-type="string">
            <text:p>G106</text:p>
          </table:table-cell>
          <table:table-cell table:formula="of:=[.C26]" office:value-type="string" office:string-value="P0" calcext:value-type="string">
            <text:p>P0</text:p>
          </table:table-cell>
          <table:table-cell/>
          <table:table-cell table:formula="of:=[.A31]&amp;&quot; &quot;&amp;[.B31]&amp;&quot; &quot;&amp;[.C31]" office:value-type="string" office:string-value="N30 G106 P0" calcext:value-type="string">
            <text:p>N30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31</text:p>
          </table:table-cell>
          <table:table-cell table:formula="of:=[.B27]" office:value-type="string" office:string-value="G105" calcext:value-type="string">
            <text:p>G105</text:p>
          </table:table-cell>
          <table:table-cell table:formula="of:=[.C27]" office:value-type="string" office:string-value="PY7.79553191489362" calcext:value-type="string">
            <text:p>PY7.79553191489362</text:p>
          </table:table-cell>
          <table:table-cell/>
          <table:table-cell table:formula="of:=[.A32]&amp;&quot; &quot;&amp;[.B32]&amp;&quot; &quot;&amp;[.C32]" office:value-type="string" office:string-value="N31 G105 PY7.79553191489362" calcext:value-type="string">
            <text:p>N31 G105 PY7.79553191489362</text:p>
          </table:table-cell>
          <table:table-cell table:number-columns-repeated="2"/>
          <table:table-cell table:formula="of:=[.H27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32</text:p>
          </table:table-cell>
          <table:table-cell table:formula="of:=&quot;X&quot;&amp;[.G33]" office:value-type="string" office:string-value="X6747.5" calcext:value-type="string">
            <text:p>X6747.5</text:p>
          </table:table-cell>
          <table:table-cell table:formula="of:=&quot;Y&quot;&amp;[.H33]" office:value-type="string" office:string-value="Y135.770957446809" calcext:value-type="string">
            <text:p>Y135.770957446809</text:p>
          </table:table-cell>
          <table:table-cell/>
          <table:table-cell table:formula="of:=[.A33]&amp;&quot; &quot;&amp;[.B33]&amp;&quot; &quot;&amp;[.C33]" office:value-type="string" office:string-value="N32 X6747.5 Y135.770957446809" calcext:value-type="string">
            <text:p>N32 X6747.5 Y135.770957446809</text:p>
          </table:table-cell>
          <table:table-cell/>
          <table:table-cell table:formula="of:=[.G28]" office:value-type="float" office:value="6747.5" calcext:value-type="float">
            <text:p>6747.5</text:p>
          </table:table-cell>
          <table:table-cell table:formula="of:=[.H28]+[.$K$13]" office:value-type="float" office:value="135.770957446809" calcext:value-type="float">
            <text:p>135.77095744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33</text:p>
          </table:table-cell>
          <table:table-cell table:formula="of:=[.B29]" office:value-type="string" office:string-value="G106" calcext:value-type="string">
            <text:p>G106</text:p>
          </table:table-cell>
          <table:table-cell table:formula="of:=[.C29]" office:value-type="string" office:string-value="P3" calcext:value-type="string">
            <text:p>P3</text:p>
          </table:table-cell>
          <table:table-cell/>
          <table:table-cell table:formula="of:=[.A34]&amp;&quot; &quot;&amp;[.B34]&amp;&quot; &quot;&amp;[.C34]" office:value-type="string" office:string-value="N33 G106 P3" calcext:value-type="string">
            <text:p>N33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34</text:p>
          </table:table-cell>
          <table:table-cell table:formula="of:=&quot;X&quot;&amp;[.G35]" office:value-type="string" office:string-value="X12.5" calcext:value-type="string">
            <text:p>X12.5</text:p>
          </table:table-cell>
          <table:table-cell table:formula="of:=&quot;Y&quot;&amp;[.H35]" office:value-type="string" office:string-value="Y134.770957446809" calcext:value-type="string">
            <text:p>Y134.770957446809</text:p>
          </table:table-cell>
          <table:table-cell/>
          <table:table-cell table:formula="of:=[.A35]&amp;&quot; &quot;&amp;[.B35]&amp;&quot; &quot;&amp;[.C35]" office:value-type="string" office:string-value="N34 X12.5 Y134.770957446809" calcext:value-type="string">
            <text:p>N34 X12.5 Y134.770957446809</text:p>
          </table:table-cell>
          <table:table-cell/>
          <table:table-cell table:formula="of:=[.G30]" office:value-type="float" office:value="12.5" calcext:value-type="float">
            <text:p>12.5</text:p>
          </table:table-cell>
          <table:table-cell table:formula="of:=[.H30]+[.$K$13]" office:value-type="float" office:value="134.770957446809" calcext:value-type="float">
            <text:p>134.77095744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35</text:p>
          </table:table-cell>
          <table:table-cell table:formula="of:=[.B31]" office:value-type="string" office:string-value="G106" calcext:value-type="string">
            <text:p>G106</text:p>
          </table:table-cell>
          <table:table-cell table:formula="of:=[.C31]" office:value-type="string" office:string-value="P0" calcext:value-type="string">
            <text:p>P0</text:p>
          </table:table-cell>
          <table:table-cell/>
          <table:table-cell table:formula="of:=[.A36]&amp;&quot; &quot;&amp;[.B36]&amp;&quot; &quot;&amp;[.C36]" office:value-type="string" office:string-value="N35 G106 P0" calcext:value-type="string">
            <text:p>N35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36</text:p>
          </table:table-cell>
          <table:table-cell table:formula="of:=[.B32]" office:value-type="string" office:string-value="G105" calcext:value-type="string">
            <text:p>G105</text:p>
          </table:table-cell>
          <table:table-cell table:formula="of:=[.C32]" office:value-type="string" office:string-value="PY7.79553191489362" calcext:value-type="string">
            <text:p>PY7.79553191489362</text:p>
          </table:table-cell>
          <table:table-cell/>
          <table:table-cell table:formula="of:=[.A37]&amp;&quot; &quot;&amp;[.B37]&amp;&quot; &quot;&amp;[.C37]" office:value-type="string" office:string-value="N36 G105 PY7.79553191489362" calcext:value-type="string">
            <text:p>N36 G105 PY7.79553191489362</text:p>
          </table:table-cell>
          <table:table-cell table:number-columns-repeated="2"/>
          <table:table-cell table:formula="of:=[.H32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37</text:p>
          </table:table-cell>
          <table:table-cell table:formula="of:=&quot;X&quot;&amp;[.G38]" office:value-type="string" office:string-value="X6747.5" calcext:value-type="string">
            <text:p>X6747.5</text:p>
          </table:table-cell>
          <table:table-cell table:formula="of:=&quot;Y&quot;&amp;[.H38]" office:value-type="string" office:string-value="Y140.566489361702" calcext:value-type="string">
            <text:p>Y140.566489361702</text:p>
          </table:table-cell>
          <table:table-cell/>
          <table:table-cell table:formula="of:=[.A38]&amp;&quot; &quot;&amp;[.B38]&amp;&quot; &quot;&amp;[.C38]" office:value-type="string" office:string-value="N37 X6747.5 Y140.566489361702" calcext:value-type="string">
            <text:p>N37 X6747.5 Y140.566489361702</text:p>
          </table:table-cell>
          <table:table-cell/>
          <table:table-cell table:formula="of:=[.G33]" office:value-type="float" office:value="6747.5" calcext:value-type="float">
            <text:p>6747.5</text:p>
          </table:table-cell>
          <table:table-cell table:formula="of:=[.H33]+[.$K$13]" office:value-type="float" office:value="140.566489361702" calcext:value-type="float">
            <text:p>140.56648936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38</text:p>
          </table:table-cell>
          <table:table-cell table:formula="of:=[.B34]" office:value-type="string" office:string-value="G106" calcext:value-type="string">
            <text:p>G106</text:p>
          </table:table-cell>
          <table:table-cell table:formula="of:=[.C34]" office:value-type="string" office:string-value="P3" calcext:value-type="string">
            <text:p>P3</text:p>
          </table:table-cell>
          <table:table-cell/>
          <table:table-cell table:formula="of:=[.A39]&amp;&quot; &quot;&amp;[.B39]&amp;&quot; &quot;&amp;[.C39]" office:value-type="string" office:string-value="N38 G106 P3" calcext:value-type="string">
            <text:p>N38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39</text:p>
          </table:table-cell>
          <table:table-cell table:formula="of:=&quot;X&quot;&amp;[.G40]" office:value-type="string" office:string-value="X12.5" calcext:value-type="string">
            <text:p>X12.5</text:p>
          </table:table-cell>
          <table:table-cell table:formula="of:=&quot;Y&quot;&amp;[.H40]" office:value-type="string" office:string-value="Y139.566489361702" calcext:value-type="string">
            <text:p>Y139.566489361702</text:p>
          </table:table-cell>
          <table:table-cell/>
          <table:table-cell table:formula="of:=[.A40]&amp;&quot; &quot;&amp;[.B40]&amp;&quot; &quot;&amp;[.C40]" office:value-type="string" office:string-value="N39 X12.5 Y139.566489361702" calcext:value-type="string">
            <text:p>N39 X12.5 Y139.566489361702</text:p>
          </table:table-cell>
          <table:table-cell/>
          <table:table-cell table:formula="of:=[.G35]" office:value-type="float" office:value="12.5" calcext:value-type="float">
            <text:p>12.5</text:p>
          </table:table-cell>
          <table:table-cell table:formula="of:=[.H35]+[.$K$13]" office:value-type="float" office:value="139.566489361702" calcext:value-type="float">
            <text:p>139.56648936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40</text:p>
          </table:table-cell>
          <table:table-cell table:formula="of:=[.B36]" office:value-type="string" office:string-value="G106" calcext:value-type="string">
            <text:p>G106</text:p>
          </table:table-cell>
          <table:table-cell table:formula="of:=[.C36]" office:value-type="string" office:string-value="P0" calcext:value-type="string">
            <text:p>P0</text:p>
          </table:table-cell>
          <table:table-cell/>
          <table:table-cell table:formula="of:=[.A41]&amp;&quot; &quot;&amp;[.B41]&amp;&quot; &quot;&amp;[.C41]" office:value-type="string" office:string-value="N40 G106 P0" calcext:value-type="string">
            <text:p>N40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41</text:p>
          </table:table-cell>
          <table:table-cell table:formula="of:=[.B37]" office:value-type="string" office:string-value="G105" calcext:value-type="string">
            <text:p>G105</text:p>
          </table:table-cell>
          <table:table-cell table:formula="of:=[.C37]" office:value-type="string" office:string-value="PY7.79553191489362" calcext:value-type="string">
            <text:p>PY7.79553191489362</text:p>
          </table:table-cell>
          <table:table-cell/>
          <table:table-cell table:formula="of:=[.A42]&amp;&quot; &quot;&amp;[.B42]&amp;&quot; &quot;&amp;[.C42]" office:value-type="string" office:string-value="N41 G105 PY7.79553191489362" calcext:value-type="string">
            <text:p>N41 G105 PY7.79553191489362</text:p>
          </table:table-cell>
          <table:table-cell table:number-columns-repeated="2"/>
          <table:table-cell table:formula="of:=[.H37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42</text:p>
          </table:table-cell>
          <table:table-cell table:formula="of:=&quot;X&quot;&amp;[.G43]" office:value-type="string" office:string-value="X6747.5" calcext:value-type="string">
            <text:p>X6747.5</text:p>
          </table:table-cell>
          <table:table-cell table:formula="of:=&quot;Y&quot;&amp;[.H43]" office:value-type="string" office:string-value="Y145.362021276596" calcext:value-type="string">
            <text:p>Y145.362021276596</text:p>
          </table:table-cell>
          <table:table-cell/>
          <table:table-cell table:formula="of:=[.A43]&amp;&quot; &quot;&amp;[.B43]&amp;&quot; &quot;&amp;[.C43]" office:value-type="string" office:string-value="N42 X6747.5 Y145.362021276596" calcext:value-type="string">
            <text:p>N42 X6747.5 Y145.362021276596</text:p>
          </table:table-cell>
          <table:table-cell/>
          <table:table-cell table:formula="of:=[.G38]" office:value-type="float" office:value="6747.5" calcext:value-type="float">
            <text:p>6747.5</text:p>
          </table:table-cell>
          <table:table-cell table:formula="of:=[.H38]+[.$K$13]" office:value-type="float" office:value="145.362021276596" calcext:value-type="float">
            <text:p>145.36202127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43</text:p>
          </table:table-cell>
          <table:table-cell table:formula="of:=[.B39]" office:value-type="string" office:string-value="G106" calcext:value-type="string">
            <text:p>G106</text:p>
          </table:table-cell>
          <table:table-cell table:formula="of:=[.C39]" office:value-type="string" office:string-value="P3" calcext:value-type="string">
            <text:p>P3</text:p>
          </table:table-cell>
          <table:table-cell/>
          <table:table-cell table:formula="of:=[.A44]&amp;&quot; &quot;&amp;[.B44]&amp;&quot; &quot;&amp;[.C44]" office:value-type="string" office:string-value="N43 G106 P3" calcext:value-type="string">
            <text:p>N43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44</text:p>
          </table:table-cell>
          <table:table-cell table:formula="of:=&quot;X&quot;&amp;[.G45]" office:value-type="string" office:string-value="X12.5" calcext:value-type="string">
            <text:p>X12.5</text:p>
          </table:table-cell>
          <table:table-cell table:formula="of:=&quot;Y&quot;&amp;[.H45]" office:value-type="string" office:string-value="Y144.362021276596" calcext:value-type="string">
            <text:p>Y144.362021276596</text:p>
          </table:table-cell>
          <table:table-cell/>
          <table:table-cell table:formula="of:=[.A45]&amp;&quot; &quot;&amp;[.B45]&amp;&quot; &quot;&amp;[.C45]" office:value-type="string" office:string-value="N44 X12.5 Y144.362021276596" calcext:value-type="string">
            <text:p>N44 X12.5 Y144.362021276596</text:p>
          </table:table-cell>
          <table:table-cell/>
          <table:table-cell table:formula="of:=[.G40]" office:value-type="float" office:value="12.5" calcext:value-type="float">
            <text:p>12.5</text:p>
          </table:table-cell>
          <table:table-cell table:formula="of:=[.H40]+[.$K$13]" office:value-type="float" office:value="144.362021276596" calcext:value-type="float">
            <text:p>144.36202127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45</text:p>
          </table:table-cell>
          <table:table-cell table:formula="of:=[.B41]" office:value-type="string" office:string-value="G106" calcext:value-type="string">
            <text:p>G106</text:p>
          </table:table-cell>
          <table:table-cell table:formula="of:=[.C41]" office:value-type="string" office:string-value="P0" calcext:value-type="string">
            <text:p>P0</text:p>
          </table:table-cell>
          <table:table-cell/>
          <table:table-cell table:formula="of:=[.A46]&amp;&quot; &quot;&amp;[.B46]&amp;&quot; &quot;&amp;[.C46]" office:value-type="string" office:string-value="N45 G106 P0" calcext:value-type="string">
            <text:p>N45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46</text:p>
          </table:table-cell>
          <table:table-cell table:formula="of:=[.B42]" office:value-type="string" office:string-value="G105" calcext:value-type="string">
            <text:p>G105</text:p>
          </table:table-cell>
          <table:table-cell table:formula="of:=[.C42]" office:value-type="string" office:string-value="PY7.79553191489362" calcext:value-type="string">
            <text:p>PY7.79553191489362</text:p>
          </table:table-cell>
          <table:table-cell/>
          <table:table-cell table:formula="of:=[.A47]&amp;&quot; &quot;&amp;[.B47]&amp;&quot; &quot;&amp;[.C47]" office:value-type="string" office:string-value="N46 G105 PY7.79553191489362" calcext:value-type="string">
            <text:p>N46 G105 PY7.79553191489362</text:p>
          </table:table-cell>
          <table:table-cell table:number-columns-repeated="2"/>
          <table:table-cell table:formula="of:=[.H42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47</text:p>
          </table:table-cell>
          <table:table-cell table:formula="of:=&quot;X&quot;&amp;[.G48]" office:value-type="string" office:string-value="X6747.5" calcext:value-type="string">
            <text:p>X6747.5</text:p>
          </table:table-cell>
          <table:table-cell table:formula="of:=&quot;Y&quot;&amp;[.H48]" office:value-type="string" office:string-value="Y150.157553191489" calcext:value-type="string">
            <text:p>Y150.157553191489</text:p>
          </table:table-cell>
          <table:table-cell/>
          <table:table-cell table:formula="of:=[.A48]&amp;&quot; &quot;&amp;[.B48]&amp;&quot; &quot;&amp;[.C48]" office:value-type="string" office:string-value="N47 X6747.5 Y150.157553191489" calcext:value-type="string">
            <text:p>N47 X6747.5 Y150.157553191489</text:p>
          </table:table-cell>
          <table:table-cell/>
          <table:table-cell table:formula="of:=[.G43]" office:value-type="float" office:value="6747.5" calcext:value-type="float">
            <text:p>6747.5</text:p>
          </table:table-cell>
          <table:table-cell table:formula="of:=[.H43]+[.$K$13]" office:value-type="float" office:value="150.157553191489" calcext:value-type="float">
            <text:p>150.15755319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48</text:p>
          </table:table-cell>
          <table:table-cell table:formula="of:=[.B44]" office:value-type="string" office:string-value="G106" calcext:value-type="string">
            <text:p>G106</text:p>
          </table:table-cell>
          <table:table-cell table:formula="of:=[.C44]" office:value-type="string" office:string-value="P3" calcext:value-type="string">
            <text:p>P3</text:p>
          </table:table-cell>
          <table:table-cell/>
          <table:table-cell table:formula="of:=[.A49]&amp;&quot; &quot;&amp;[.B49]&amp;&quot; &quot;&amp;[.C49]" office:value-type="string" office:string-value="N48 G106 P3" calcext:value-type="string">
            <text:p>N48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49</text:p>
          </table:table-cell>
          <table:table-cell table:formula="of:=&quot;X&quot;&amp;[.G50]" office:value-type="string" office:string-value="X12.5" calcext:value-type="string">
            <text:p>X12.5</text:p>
          </table:table-cell>
          <table:table-cell table:formula="of:=&quot;Y&quot;&amp;[.H50]" office:value-type="string" office:string-value="Y149.157553191489" calcext:value-type="string">
            <text:p>Y149.157553191489</text:p>
          </table:table-cell>
          <table:table-cell/>
          <table:table-cell table:formula="of:=[.A50]&amp;&quot; &quot;&amp;[.B50]&amp;&quot; &quot;&amp;[.C50]" office:value-type="string" office:string-value="N49 X12.5 Y149.157553191489" calcext:value-type="string">
            <text:p>N49 X12.5 Y149.157553191489</text:p>
          </table:table-cell>
          <table:table-cell/>
          <table:table-cell table:formula="of:=[.G45]" office:value-type="float" office:value="12.5" calcext:value-type="float">
            <text:p>12.5</text:p>
          </table:table-cell>
          <table:table-cell table:formula="of:=[.H45]+[.$K$13]" office:value-type="float" office:value="149.157553191489" calcext:value-type="float">
            <text:p>149.15755319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50</text:p>
          </table:table-cell>
          <table:table-cell table:formula="of:=[.B46]" office:value-type="string" office:string-value="G106" calcext:value-type="string">
            <text:p>G106</text:p>
          </table:table-cell>
          <table:table-cell table:formula="of:=[.C46]" office:value-type="string" office:string-value="P0" calcext:value-type="string">
            <text:p>P0</text:p>
          </table:table-cell>
          <table:table-cell/>
          <table:table-cell table:formula="of:=[.A51]&amp;&quot; &quot;&amp;[.B51]&amp;&quot; &quot;&amp;[.C51]" office:value-type="string" office:string-value="N50 G106 P0" calcext:value-type="string">
            <text:p>N50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51</text:p>
          </table:table-cell>
          <table:table-cell table:formula="of:=[.B47]" office:value-type="string" office:string-value="G105" calcext:value-type="string">
            <text:p>G105</text:p>
          </table:table-cell>
          <table:table-cell table:formula="of:=[.C47]" office:value-type="string" office:string-value="PY7.79553191489362" calcext:value-type="string">
            <text:p>PY7.79553191489362</text:p>
          </table:table-cell>
          <table:table-cell/>
          <table:table-cell table:formula="of:=[.A52]&amp;&quot; &quot;&amp;[.B52]&amp;&quot; &quot;&amp;[.C52]" office:value-type="string" office:string-value="N51 G105 PY7.79553191489362" calcext:value-type="string">
            <text:p>N51 G105 PY7.79553191489362</text:p>
          </table:table-cell>
          <table:table-cell table:number-columns-repeated="2"/>
          <table:table-cell table:formula="of:=[.H47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52</text:p>
          </table:table-cell>
          <table:table-cell table:formula="of:=&quot;X&quot;&amp;[.G53]" office:value-type="string" office:string-value="X6747.5" calcext:value-type="string">
            <text:p>X6747.5</text:p>
          </table:table-cell>
          <table:table-cell table:formula="of:=&quot;Y&quot;&amp;[.H53]" office:value-type="string" office:string-value="Y154.953085106383" calcext:value-type="string">
            <text:p>Y154.953085106383</text:p>
          </table:table-cell>
          <table:table-cell/>
          <table:table-cell table:formula="of:=[.A53]&amp;&quot; &quot;&amp;[.B53]&amp;&quot; &quot;&amp;[.C53]" office:value-type="string" office:string-value="N52 X6747.5 Y154.953085106383" calcext:value-type="string">
            <text:p>N52 X6747.5 Y154.953085106383</text:p>
          </table:table-cell>
          <table:table-cell/>
          <table:table-cell table:formula="of:=[.G48]" office:value-type="float" office:value="6747.5" calcext:value-type="float">
            <text:p>6747.5</text:p>
          </table:table-cell>
          <table:table-cell table:formula="of:=[.H48]+[.$K$13]" office:value-type="float" office:value="154.953085106383" calcext:value-type="float">
            <text:p>154.95308510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53</text:p>
          </table:table-cell>
          <table:table-cell table:formula="of:=[.B49]" office:value-type="string" office:string-value="G106" calcext:value-type="string">
            <text:p>G106</text:p>
          </table:table-cell>
          <table:table-cell table:formula="of:=[.C49]" office:value-type="string" office:string-value="P3" calcext:value-type="string">
            <text:p>P3</text:p>
          </table:table-cell>
          <table:table-cell/>
          <table:table-cell table:formula="of:=[.A54]&amp;&quot; &quot;&amp;[.B54]&amp;&quot; &quot;&amp;[.C54]" office:value-type="string" office:string-value="N53 G106 P3" calcext:value-type="string">
            <text:p>N53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54</text:p>
          </table:table-cell>
          <table:table-cell table:formula="of:=&quot;X&quot;&amp;[.G55]" office:value-type="string" office:string-value="X12.5" calcext:value-type="string">
            <text:p>X12.5</text:p>
          </table:table-cell>
          <table:table-cell table:formula="of:=&quot;Y&quot;&amp;[.H55]" office:value-type="string" office:string-value="Y153.953085106383" calcext:value-type="string">
            <text:p>Y153.953085106383</text:p>
          </table:table-cell>
          <table:table-cell/>
          <table:table-cell table:formula="of:=[.A55]&amp;&quot; &quot;&amp;[.B55]&amp;&quot; &quot;&amp;[.C55]" office:value-type="string" office:string-value="N54 X12.5 Y153.953085106383" calcext:value-type="string">
            <text:p>N54 X12.5 Y153.953085106383</text:p>
          </table:table-cell>
          <table:table-cell/>
          <table:table-cell table:formula="of:=[.G50]" office:value-type="float" office:value="12.5" calcext:value-type="float">
            <text:p>12.5</text:p>
          </table:table-cell>
          <table:table-cell table:formula="of:=[.H50]+[.$K$13]" office:value-type="float" office:value="153.953085106383" calcext:value-type="float">
            <text:p>153.95308510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55</text:p>
          </table:table-cell>
          <table:table-cell table:formula="of:=[.B51]" office:value-type="string" office:string-value="G106" calcext:value-type="string">
            <text:p>G106</text:p>
          </table:table-cell>
          <table:table-cell table:formula="of:=[.C51]" office:value-type="string" office:string-value="P0" calcext:value-type="string">
            <text:p>P0</text:p>
          </table:table-cell>
          <table:table-cell/>
          <table:table-cell table:formula="of:=[.A56]&amp;&quot; &quot;&amp;[.B56]&amp;&quot; &quot;&amp;[.C56]" office:value-type="string" office:string-value="N55 G106 P0" calcext:value-type="string">
            <text:p>N55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56</text:p>
          </table:table-cell>
          <table:table-cell table:formula="of:=[.B52]" office:value-type="string" office:string-value="G105" calcext:value-type="string">
            <text:p>G105</text:p>
          </table:table-cell>
          <table:table-cell table:formula="of:=[.C52]" office:value-type="string" office:string-value="PY7.79553191489362" calcext:value-type="string">
            <text:p>PY7.79553191489362</text:p>
          </table:table-cell>
          <table:table-cell/>
          <table:table-cell table:formula="of:=[.A57]&amp;&quot; &quot;&amp;[.B57]&amp;&quot; &quot;&amp;[.C57]" office:value-type="string" office:string-value="N56 G105 PY7.79553191489362" calcext:value-type="string">
            <text:p>N56 G105 PY7.79553191489362</text:p>
          </table:table-cell>
          <table:table-cell table:number-columns-repeated="2"/>
          <table:table-cell table:formula="of:=[.H52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57</text:p>
          </table:table-cell>
          <table:table-cell table:formula="of:=&quot;X&quot;&amp;[.G58]" office:value-type="string" office:string-value="X6747.5" calcext:value-type="string">
            <text:p>X6747.5</text:p>
          </table:table-cell>
          <table:table-cell table:formula="of:=&quot;Y&quot;&amp;[.H58]" office:value-type="string" office:string-value="Y159.748617021277" calcext:value-type="string">
            <text:p>Y159.748617021277</text:p>
          </table:table-cell>
          <table:table-cell/>
          <table:table-cell table:formula="of:=[.A58]&amp;&quot; &quot;&amp;[.B58]&amp;&quot; &quot;&amp;[.C58]" office:value-type="string" office:string-value="N57 X6747.5 Y159.748617021277" calcext:value-type="string">
            <text:p>N57 X6747.5 Y159.748617021277</text:p>
          </table:table-cell>
          <table:table-cell/>
          <table:table-cell table:formula="of:=[.G53]" office:value-type="float" office:value="6747.5" calcext:value-type="float">
            <text:p>6747.5</text:p>
          </table:table-cell>
          <table:table-cell table:formula="of:=[.H53]+[.$K$13]" office:value-type="float" office:value="159.748617021277" calcext:value-type="float">
            <text:p>159.74861702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58</text:p>
          </table:table-cell>
          <table:table-cell table:formula="of:=[.B54]" office:value-type="string" office:string-value="G106" calcext:value-type="string">
            <text:p>G106</text:p>
          </table:table-cell>
          <table:table-cell table:formula="of:=[.C54]" office:value-type="string" office:string-value="P3" calcext:value-type="string">
            <text:p>P3</text:p>
          </table:table-cell>
          <table:table-cell/>
          <table:table-cell table:formula="of:=[.A59]&amp;&quot; &quot;&amp;[.B59]&amp;&quot; &quot;&amp;[.C59]" office:value-type="string" office:string-value="N58 G106 P3" calcext:value-type="string">
            <text:p>N58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59</text:p>
          </table:table-cell>
          <table:table-cell table:formula="of:=&quot;X&quot;&amp;[.G60]" office:value-type="string" office:string-value="X12.5" calcext:value-type="string">
            <text:p>X12.5</text:p>
          </table:table-cell>
          <table:table-cell table:formula="of:=&quot;Y&quot;&amp;[.H60]" office:value-type="string" office:string-value="Y158.748617021277" calcext:value-type="string">
            <text:p>Y158.748617021277</text:p>
          </table:table-cell>
          <table:table-cell/>
          <table:table-cell table:formula="of:=[.A60]&amp;&quot; &quot;&amp;[.B60]&amp;&quot; &quot;&amp;[.C60]" office:value-type="string" office:string-value="N59 X12.5 Y158.748617021277" calcext:value-type="string">
            <text:p>N59 X12.5 Y158.748617021277</text:p>
          </table:table-cell>
          <table:table-cell/>
          <table:table-cell table:formula="of:=[.G55]" office:value-type="float" office:value="12.5" calcext:value-type="float">
            <text:p>12.5</text:p>
          </table:table-cell>
          <table:table-cell table:formula="of:=[.H55]+[.$K$13]" office:value-type="float" office:value="158.748617021277" calcext:value-type="float">
            <text:p>158.74861702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60</text:p>
          </table:table-cell>
          <table:table-cell table:formula="of:=[.B56]" office:value-type="string" office:string-value="G106" calcext:value-type="string">
            <text:p>G106</text:p>
          </table:table-cell>
          <table:table-cell table:formula="of:=[.C56]" office:value-type="string" office:string-value="P0" calcext:value-type="string">
            <text:p>P0</text:p>
          </table:table-cell>
          <table:table-cell/>
          <table:table-cell table:formula="of:=[.A61]&amp;&quot; &quot;&amp;[.B61]&amp;&quot; &quot;&amp;[.C61]" office:value-type="string" office:string-value="N60 G106 P0" calcext:value-type="string">
            <text:p>N60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61</text:p>
          </table:table-cell>
          <table:table-cell table:formula="of:=[.B57]" office:value-type="string" office:string-value="G105" calcext:value-type="string">
            <text:p>G105</text:p>
          </table:table-cell>
          <table:table-cell table:formula="of:=[.C57]" office:value-type="string" office:string-value="PY7.79553191489362" calcext:value-type="string">
            <text:p>PY7.79553191489362</text:p>
          </table:table-cell>
          <table:table-cell/>
          <table:table-cell table:formula="of:=[.A62]&amp;&quot; &quot;&amp;[.B62]&amp;&quot; &quot;&amp;[.C62]" office:value-type="string" office:string-value="N61 G105 PY7.79553191489362" calcext:value-type="string">
            <text:p>N61 G105 PY7.79553191489362</text:p>
          </table:table-cell>
          <table:table-cell table:number-columns-repeated="2"/>
          <table:table-cell table:formula="of:=[.H57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62</text:p>
          </table:table-cell>
          <table:table-cell table:formula="of:=&quot;X&quot;&amp;[.G63]" office:value-type="string" office:string-value="X6747.5" calcext:value-type="string">
            <text:p>X6747.5</text:p>
          </table:table-cell>
          <table:table-cell table:formula="of:=&quot;Y&quot;&amp;[.H63]" office:value-type="string" office:string-value="Y164.54414893617" calcext:value-type="string">
            <text:p>Y164.54414893617</text:p>
          </table:table-cell>
          <table:table-cell/>
          <table:table-cell table:formula="of:=[.A63]&amp;&quot; &quot;&amp;[.B63]&amp;&quot; &quot;&amp;[.C63]" office:value-type="string" office:string-value="N62 X6747.5 Y164.54414893617" calcext:value-type="string">
            <text:p>N62 X6747.5 Y164.54414893617</text:p>
          </table:table-cell>
          <table:table-cell/>
          <table:table-cell table:formula="of:=[.G58]" office:value-type="float" office:value="6747.5" calcext:value-type="float">
            <text:p>6747.5</text:p>
          </table:table-cell>
          <table:table-cell table:formula="of:=[.H58]+[.$K$13]" office:value-type="float" office:value="164.54414893617" calcext:value-type="float">
            <text:p>164.5441489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63</text:p>
          </table:table-cell>
          <table:table-cell table:formula="of:=[.B59]" office:value-type="string" office:string-value="G106" calcext:value-type="string">
            <text:p>G106</text:p>
          </table:table-cell>
          <table:table-cell table:formula="of:=[.C59]" office:value-type="string" office:string-value="P3" calcext:value-type="string">
            <text:p>P3</text:p>
          </table:table-cell>
          <table:table-cell/>
          <table:table-cell table:formula="of:=[.A64]&amp;&quot; &quot;&amp;[.B64]&amp;&quot; &quot;&amp;[.C64]" office:value-type="string" office:string-value="N63 G106 P3" calcext:value-type="string">
            <text:p>N63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64</text:p>
          </table:table-cell>
          <table:table-cell table:formula="of:=&quot;X&quot;&amp;[.G65]" office:value-type="string" office:string-value="X12.5" calcext:value-type="string">
            <text:p>X12.5</text:p>
          </table:table-cell>
          <table:table-cell table:formula="of:=&quot;Y&quot;&amp;[.H65]" office:value-type="string" office:string-value="Y163.54414893617" calcext:value-type="string">
            <text:p>Y163.54414893617</text:p>
          </table:table-cell>
          <table:table-cell/>
          <table:table-cell table:formula="of:=[.A65]&amp;&quot; &quot;&amp;[.B65]&amp;&quot; &quot;&amp;[.C65]" office:value-type="string" office:string-value="N64 X12.5 Y163.54414893617" calcext:value-type="string">
            <text:p>N64 X12.5 Y163.54414893617</text:p>
          </table:table-cell>
          <table:table-cell/>
          <table:table-cell table:formula="of:=[.G60]" office:value-type="float" office:value="12.5" calcext:value-type="float">
            <text:p>12.5</text:p>
          </table:table-cell>
          <table:table-cell table:formula="of:=[.H60]+[.$K$13]" office:value-type="float" office:value="163.54414893617" calcext:value-type="float">
            <text:p>163.5441489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65</text:p>
          </table:table-cell>
          <table:table-cell table:formula="of:=[.B61]" office:value-type="string" office:string-value="G106" calcext:value-type="string">
            <text:p>G106</text:p>
          </table:table-cell>
          <table:table-cell table:formula="of:=[.C61]" office:value-type="string" office:string-value="P0" calcext:value-type="string">
            <text:p>P0</text:p>
          </table:table-cell>
          <table:table-cell/>
          <table:table-cell table:formula="of:=[.A66]&amp;&quot; &quot;&amp;[.B66]&amp;&quot; &quot;&amp;[.C66]" office:value-type="string" office:string-value="N65 G106 P0" calcext:value-type="string">
            <text:p>N65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66</text:p>
          </table:table-cell>
          <table:table-cell table:formula="of:=[.B62]" office:value-type="string" office:string-value="G105" calcext:value-type="string">
            <text:p>G105</text:p>
          </table:table-cell>
          <table:table-cell table:formula="of:=[.C62]" office:value-type="string" office:string-value="PY7.79553191489362" calcext:value-type="string">
            <text:p>PY7.79553191489362</text:p>
          </table:table-cell>
          <table:table-cell/>
          <table:table-cell table:formula="of:=[.A67]&amp;&quot; &quot;&amp;[.B67]&amp;&quot; &quot;&amp;[.C67]" office:value-type="string" office:string-value="N66 G105 PY7.79553191489362" calcext:value-type="string">
            <text:p>N66 G105 PY7.79553191489362</text:p>
          </table:table-cell>
          <table:table-cell table:number-columns-repeated="2"/>
          <table:table-cell table:formula="of:=[.H62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67</text:p>
          </table:table-cell>
          <table:table-cell table:formula="of:=&quot;X&quot;&amp;[.G68]" office:value-type="string" office:string-value="X6747.5" calcext:value-type="string">
            <text:p>X6747.5</text:p>
          </table:table-cell>
          <table:table-cell table:formula="of:=&quot;Y&quot;&amp;[.H68]" office:value-type="string" office:string-value="Y169.339680851064" calcext:value-type="string">
            <text:p>Y169.339680851064</text:p>
          </table:table-cell>
          <table:table-cell/>
          <table:table-cell table:formula="of:=[.A68]&amp;&quot; &quot;&amp;[.B68]&amp;&quot; &quot;&amp;[.C68]" office:value-type="string" office:string-value="N67 X6747.5 Y169.339680851064" calcext:value-type="string">
            <text:p>N67 X6747.5 Y169.339680851064</text:p>
          </table:table-cell>
          <table:table-cell/>
          <table:table-cell table:formula="of:=[.G63]" office:value-type="float" office:value="6747.5" calcext:value-type="float">
            <text:p>6747.5</text:p>
          </table:table-cell>
          <table:table-cell table:formula="of:=[.H63]+[.$K$13]" office:value-type="float" office:value="169.339680851064" calcext:value-type="float">
            <text:p>169.33968085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68</text:p>
          </table:table-cell>
          <table:table-cell table:formula="of:=[.B64]" office:value-type="string" office:string-value="G106" calcext:value-type="string">
            <text:p>G106</text:p>
          </table:table-cell>
          <table:table-cell table:formula="of:=[.C64]" office:value-type="string" office:string-value="P3" calcext:value-type="string">
            <text:p>P3</text:p>
          </table:table-cell>
          <table:table-cell/>
          <table:table-cell table:formula="of:=[.A69]&amp;&quot; &quot;&amp;[.B69]&amp;&quot; &quot;&amp;[.C69]" office:value-type="string" office:string-value="N68 G106 P3" calcext:value-type="string">
            <text:p>N68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69</text:p>
          </table:table-cell>
          <table:table-cell table:formula="of:=&quot;X&quot;&amp;[.G70]" office:value-type="string" office:string-value="X12.5" calcext:value-type="string">
            <text:p>X12.5</text:p>
          </table:table-cell>
          <table:table-cell table:formula="of:=&quot;Y&quot;&amp;[.H70]" office:value-type="string" office:string-value="Y168.339680851064" calcext:value-type="string">
            <text:p>Y168.339680851064</text:p>
          </table:table-cell>
          <table:table-cell/>
          <table:table-cell table:formula="of:=[.A70]&amp;&quot; &quot;&amp;[.B70]&amp;&quot; &quot;&amp;[.C70]" office:value-type="string" office:string-value="N69 X12.5 Y168.339680851064" calcext:value-type="string">
            <text:p>N69 X12.5 Y168.339680851064</text:p>
          </table:table-cell>
          <table:table-cell/>
          <table:table-cell table:formula="of:=[.G65]" office:value-type="float" office:value="12.5" calcext:value-type="float">
            <text:p>12.5</text:p>
          </table:table-cell>
          <table:table-cell table:formula="of:=[.H65]+[.$K$13]" office:value-type="float" office:value="168.339680851064" calcext:value-type="float">
            <text:p>168.33968085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70</text:p>
          </table:table-cell>
          <table:table-cell table:formula="of:=[.B66]" office:value-type="string" office:string-value="G106" calcext:value-type="string">
            <text:p>G106</text:p>
          </table:table-cell>
          <table:table-cell table:formula="of:=[.C66]" office:value-type="string" office:string-value="P0" calcext:value-type="string">
            <text:p>P0</text:p>
          </table:table-cell>
          <table:table-cell/>
          <table:table-cell table:formula="of:=[.A71]&amp;&quot; &quot;&amp;[.B71]&amp;&quot; &quot;&amp;[.C71]" office:value-type="string" office:string-value="N70 G106 P0" calcext:value-type="string">
            <text:p>N70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71</text:p>
          </table:table-cell>
          <table:table-cell table:formula="of:=[.B67]" office:value-type="string" office:string-value="G105" calcext:value-type="string">
            <text:p>G105</text:p>
          </table:table-cell>
          <table:table-cell table:formula="of:=[.C67]" office:value-type="string" office:string-value="PY7.79553191489362" calcext:value-type="string">
            <text:p>PY7.79553191489362</text:p>
          </table:table-cell>
          <table:table-cell/>
          <table:table-cell table:formula="of:=[.A72]&amp;&quot; &quot;&amp;[.B72]&amp;&quot; &quot;&amp;[.C72]" office:value-type="string" office:string-value="N71 G105 PY7.79553191489362" calcext:value-type="string">
            <text:p>N71 G105 PY7.79553191489362</text:p>
          </table:table-cell>
          <table:table-cell table:number-columns-repeated="2"/>
          <table:table-cell table:formula="of:=[.H67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72</text:p>
          </table:table-cell>
          <table:table-cell table:formula="of:=&quot;X&quot;&amp;[.G73]" office:value-type="string" office:string-value="X6747.5" calcext:value-type="string">
            <text:p>X6747.5</text:p>
          </table:table-cell>
          <table:table-cell table:formula="of:=&quot;Y&quot;&amp;[.H73]" office:value-type="string" office:string-value="Y174.135212765957" calcext:value-type="string">
            <text:p>Y174.135212765957</text:p>
          </table:table-cell>
          <table:table-cell/>
          <table:table-cell table:formula="of:=[.A73]&amp;&quot; &quot;&amp;[.B73]&amp;&quot; &quot;&amp;[.C73]" office:value-type="string" office:string-value="N72 X6747.5 Y174.135212765957" calcext:value-type="string">
            <text:p>N72 X6747.5 Y174.135212765957</text:p>
          </table:table-cell>
          <table:table-cell/>
          <table:table-cell table:formula="of:=[.G68]" office:value-type="float" office:value="6747.5" calcext:value-type="float">
            <text:p>6747.5</text:p>
          </table:table-cell>
          <table:table-cell table:formula="of:=[.H68]+[.$K$13]" office:value-type="float" office:value="174.135212765957" calcext:value-type="float">
            <text:p>174.1352127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73</text:p>
          </table:table-cell>
          <table:table-cell table:formula="of:=[.B69]" office:value-type="string" office:string-value="G106" calcext:value-type="string">
            <text:p>G106</text:p>
          </table:table-cell>
          <table:table-cell table:formula="of:=[.C69]" office:value-type="string" office:string-value="P3" calcext:value-type="string">
            <text:p>P3</text:p>
          </table:table-cell>
          <table:table-cell/>
          <table:table-cell table:formula="of:=[.A74]&amp;&quot; &quot;&amp;[.B74]&amp;&quot; &quot;&amp;[.C74]" office:value-type="string" office:string-value="N73 G106 P3" calcext:value-type="string">
            <text:p>N73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74</text:p>
          </table:table-cell>
          <table:table-cell table:formula="of:=&quot;X&quot;&amp;[.G75]" office:value-type="string" office:string-value="X12.5" calcext:value-type="string">
            <text:p>X12.5</text:p>
          </table:table-cell>
          <table:table-cell table:formula="of:=&quot;Y&quot;&amp;[.H75]" office:value-type="string" office:string-value="Y173.135212765957" calcext:value-type="string">
            <text:p>Y173.135212765957</text:p>
          </table:table-cell>
          <table:table-cell/>
          <table:table-cell table:formula="of:=[.A75]&amp;&quot; &quot;&amp;[.B75]&amp;&quot; &quot;&amp;[.C75]" office:value-type="string" office:string-value="N74 X12.5 Y173.135212765957" calcext:value-type="string">
            <text:p>N74 X12.5 Y173.135212765957</text:p>
          </table:table-cell>
          <table:table-cell/>
          <table:table-cell table:formula="of:=[.G70]" office:value-type="float" office:value="12.5" calcext:value-type="float">
            <text:p>12.5</text:p>
          </table:table-cell>
          <table:table-cell table:formula="of:=[.H70]+[.$K$13]" office:value-type="float" office:value="173.135212765957" calcext:value-type="float">
            <text:p>173.1352127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75</text:p>
          </table:table-cell>
          <table:table-cell table:formula="of:=[.B71]" office:value-type="string" office:string-value="G106" calcext:value-type="string">
            <text:p>G106</text:p>
          </table:table-cell>
          <table:table-cell table:formula="of:=[.C71]" office:value-type="string" office:string-value="P0" calcext:value-type="string">
            <text:p>P0</text:p>
          </table:table-cell>
          <table:table-cell/>
          <table:table-cell table:formula="of:=[.A76]&amp;&quot; &quot;&amp;[.B76]&amp;&quot; &quot;&amp;[.C76]" office:value-type="string" office:string-value="N75 G106 P0" calcext:value-type="string">
            <text:p>N75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76</text:p>
          </table:table-cell>
          <table:table-cell table:formula="of:=[.B72]" office:value-type="string" office:string-value="G105" calcext:value-type="string">
            <text:p>G105</text:p>
          </table:table-cell>
          <table:table-cell table:formula="of:=[.C72]" office:value-type="string" office:string-value="PY7.79553191489362" calcext:value-type="string">
            <text:p>PY7.79553191489362</text:p>
          </table:table-cell>
          <table:table-cell/>
          <table:table-cell table:formula="of:=[.A77]&amp;&quot; &quot;&amp;[.B77]&amp;&quot; &quot;&amp;[.C77]" office:value-type="string" office:string-value="N76 G105 PY7.79553191489362" calcext:value-type="string">
            <text:p>N76 G105 PY7.79553191489362</text:p>
          </table:table-cell>
          <table:table-cell table:number-columns-repeated="2"/>
          <table:table-cell table:formula="of:=[.H72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77</text:p>
          </table:table-cell>
          <table:table-cell table:formula="of:=&quot;X&quot;&amp;[.G78]" office:value-type="string" office:string-value="X6747.5" calcext:value-type="string">
            <text:p>X6747.5</text:p>
          </table:table-cell>
          <table:table-cell table:formula="of:=&quot;Y&quot;&amp;[.H78]" office:value-type="string" office:string-value="Y178.930744680851" calcext:value-type="string">
            <text:p>Y178.930744680851</text:p>
          </table:table-cell>
          <table:table-cell/>
          <table:table-cell table:formula="of:=[.A78]&amp;&quot; &quot;&amp;[.B78]&amp;&quot; &quot;&amp;[.C78]" office:value-type="string" office:string-value="N77 X6747.5 Y178.930744680851" calcext:value-type="string">
            <text:p>N77 X6747.5 Y178.930744680851</text:p>
          </table:table-cell>
          <table:table-cell/>
          <table:table-cell table:formula="of:=[.G73]" office:value-type="float" office:value="6747.5" calcext:value-type="float">
            <text:p>6747.5</text:p>
          </table:table-cell>
          <table:table-cell table:formula="of:=[.H73]+[.$K$13]" office:value-type="float" office:value="178.930744680851" calcext:value-type="float">
            <text:p>178.93074468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78</text:p>
          </table:table-cell>
          <table:table-cell table:formula="of:=[.B74]" office:value-type="string" office:string-value="G106" calcext:value-type="string">
            <text:p>G106</text:p>
          </table:table-cell>
          <table:table-cell table:formula="of:=[.C74]" office:value-type="string" office:string-value="P3" calcext:value-type="string">
            <text:p>P3</text:p>
          </table:table-cell>
          <table:table-cell/>
          <table:table-cell table:formula="of:=[.A79]&amp;&quot; &quot;&amp;[.B79]&amp;&quot; &quot;&amp;[.C79]" office:value-type="string" office:string-value="N78 G106 P3" calcext:value-type="string">
            <text:p>N78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79</text:p>
          </table:table-cell>
          <table:table-cell table:formula="of:=&quot;X&quot;&amp;[.G80]" office:value-type="string" office:string-value="X12.5" calcext:value-type="string">
            <text:p>X12.5</text:p>
          </table:table-cell>
          <table:table-cell table:formula="of:=&quot;Y&quot;&amp;[.H80]" office:value-type="string" office:string-value="Y177.930744680851" calcext:value-type="string">
            <text:p>Y177.930744680851</text:p>
          </table:table-cell>
          <table:table-cell/>
          <table:table-cell table:formula="of:=[.A80]&amp;&quot; &quot;&amp;[.B80]&amp;&quot; &quot;&amp;[.C80]" office:value-type="string" office:string-value="N79 X12.5 Y177.930744680851" calcext:value-type="string">
            <text:p>N79 X12.5 Y177.930744680851</text:p>
          </table:table-cell>
          <table:table-cell/>
          <table:table-cell table:formula="of:=[.G75]" office:value-type="float" office:value="12.5" calcext:value-type="float">
            <text:p>12.5</text:p>
          </table:table-cell>
          <table:table-cell table:formula="of:=[.H75]+[.$K$13]" office:value-type="float" office:value="177.930744680851" calcext:value-type="float">
            <text:p>177.93074468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80</text:p>
          </table:table-cell>
          <table:table-cell table:formula="of:=[.B76]" office:value-type="string" office:string-value="G106" calcext:value-type="string">
            <text:p>G106</text:p>
          </table:table-cell>
          <table:table-cell table:formula="of:=[.C76]" office:value-type="string" office:string-value="P0" calcext:value-type="string">
            <text:p>P0</text:p>
          </table:table-cell>
          <table:table-cell/>
          <table:table-cell table:formula="of:=[.A81]&amp;&quot; &quot;&amp;[.B81]&amp;&quot; &quot;&amp;[.C81]" office:value-type="string" office:string-value="N80 G106 P0" calcext:value-type="string">
            <text:p>N80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81</text:p>
          </table:table-cell>
          <table:table-cell table:formula="of:=[.B77]" office:value-type="string" office:string-value="G105" calcext:value-type="string">
            <text:p>G105</text:p>
          </table:table-cell>
          <table:table-cell table:formula="of:=[.C77]" office:value-type="string" office:string-value="PY7.79553191489362" calcext:value-type="string">
            <text:p>PY7.79553191489362</text:p>
          </table:table-cell>
          <table:table-cell/>
          <table:table-cell table:formula="of:=[.A82]&amp;&quot; &quot;&amp;[.B82]&amp;&quot; &quot;&amp;[.C82]" office:value-type="string" office:string-value="N81 G105 PY7.79553191489362" calcext:value-type="string">
            <text:p>N81 G105 PY7.79553191489362</text:p>
          </table:table-cell>
          <table:table-cell table:number-columns-repeated="2"/>
          <table:table-cell table:formula="of:=[.H77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82</text:p>
          </table:table-cell>
          <table:table-cell table:formula="of:=&quot;X&quot;&amp;[.G83]" office:value-type="string" office:string-value="X6747.5" calcext:value-type="string">
            <text:p>X6747.5</text:p>
          </table:table-cell>
          <table:table-cell table:formula="of:=&quot;Y&quot;&amp;[.H83]" office:value-type="string" office:string-value="Y183.726276595745" calcext:value-type="string">
            <text:p>Y183.726276595745</text:p>
          </table:table-cell>
          <table:table-cell/>
          <table:table-cell table:formula="of:=[.A83]&amp;&quot; &quot;&amp;[.B83]&amp;&quot; &quot;&amp;[.C83]" office:value-type="string" office:string-value="N82 X6747.5 Y183.726276595745" calcext:value-type="string">
            <text:p>N82 X6747.5 Y183.726276595745</text:p>
          </table:table-cell>
          <table:table-cell/>
          <table:table-cell table:formula="of:=[.G78]" office:value-type="float" office:value="6747.5" calcext:value-type="float">
            <text:p>6747.5</text:p>
          </table:table-cell>
          <table:table-cell table:formula="of:=[.H78]+[.$K$13]" office:value-type="float" office:value="183.726276595745" calcext:value-type="float">
            <text:p>183.72627659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83</text:p>
          </table:table-cell>
          <table:table-cell table:formula="of:=[.B79]" office:value-type="string" office:string-value="G106" calcext:value-type="string">
            <text:p>G106</text:p>
          </table:table-cell>
          <table:table-cell table:formula="of:=[.C79]" office:value-type="string" office:string-value="P3" calcext:value-type="string">
            <text:p>P3</text:p>
          </table:table-cell>
          <table:table-cell/>
          <table:table-cell table:formula="of:=[.A84]&amp;&quot; &quot;&amp;[.B84]&amp;&quot; &quot;&amp;[.C84]" office:value-type="string" office:string-value="N83 G106 P3" calcext:value-type="string">
            <text:p>N83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84</text:p>
          </table:table-cell>
          <table:table-cell table:formula="of:=&quot;X&quot;&amp;[.G85]" office:value-type="string" office:string-value="X12.5" calcext:value-type="string">
            <text:p>X12.5</text:p>
          </table:table-cell>
          <table:table-cell table:formula="of:=&quot;Y&quot;&amp;[.H85]" office:value-type="string" office:string-value="Y182.726276595745" calcext:value-type="string">
            <text:p>Y182.726276595745</text:p>
          </table:table-cell>
          <table:table-cell/>
          <table:table-cell table:formula="of:=[.A85]&amp;&quot; &quot;&amp;[.B85]&amp;&quot; &quot;&amp;[.C85]" office:value-type="string" office:string-value="N84 X12.5 Y182.726276595745" calcext:value-type="string">
            <text:p>N84 X12.5 Y182.726276595745</text:p>
          </table:table-cell>
          <table:table-cell/>
          <table:table-cell table:formula="of:=[.G80]" office:value-type="float" office:value="12.5" calcext:value-type="float">
            <text:p>12.5</text:p>
          </table:table-cell>
          <table:table-cell table:formula="of:=[.H80]+[.$K$13]" office:value-type="float" office:value="182.726276595745" calcext:value-type="float">
            <text:p>182.72627659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85</text:p>
          </table:table-cell>
          <table:table-cell table:formula="of:=[.B81]" office:value-type="string" office:string-value="G106" calcext:value-type="string">
            <text:p>G106</text:p>
          </table:table-cell>
          <table:table-cell table:formula="of:=[.C81]" office:value-type="string" office:string-value="P0" calcext:value-type="string">
            <text:p>P0</text:p>
          </table:table-cell>
          <table:table-cell/>
          <table:table-cell table:formula="of:=[.A86]&amp;&quot; &quot;&amp;[.B86]&amp;&quot; &quot;&amp;[.C86]" office:value-type="string" office:string-value="N85 G106 P0" calcext:value-type="string">
            <text:p>N85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86</text:p>
          </table:table-cell>
          <table:table-cell table:formula="of:=[.B82]" office:value-type="string" office:string-value="G105" calcext:value-type="string">
            <text:p>G105</text:p>
          </table:table-cell>
          <table:table-cell table:formula="of:=[.C82]" office:value-type="string" office:string-value="PY7.79553191489362" calcext:value-type="string">
            <text:p>PY7.79553191489362</text:p>
          </table:table-cell>
          <table:table-cell/>
          <table:table-cell table:formula="of:=[.A87]&amp;&quot; &quot;&amp;[.B87]&amp;&quot; &quot;&amp;[.C87]" office:value-type="string" office:string-value="N86 G105 PY7.79553191489362" calcext:value-type="string">
            <text:p>N86 G105 PY7.79553191489362</text:p>
          </table:table-cell>
          <table:table-cell table:number-columns-repeated="2"/>
          <table:table-cell table:formula="of:=[.H82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87</text:p>
          </table:table-cell>
          <table:table-cell table:formula="of:=&quot;X&quot;&amp;[.G88]" office:value-type="string" office:string-value="X6747.5" calcext:value-type="string">
            <text:p>X6747.5</text:p>
          </table:table-cell>
          <table:table-cell table:formula="of:=&quot;Y&quot;&amp;[.H88]" office:value-type="string" office:string-value="Y188.521808510638" calcext:value-type="string">
            <text:p>Y188.521808510638</text:p>
          </table:table-cell>
          <table:table-cell/>
          <table:table-cell table:formula="of:=[.A88]&amp;&quot; &quot;&amp;[.B88]&amp;&quot; &quot;&amp;[.C88]" office:value-type="string" office:string-value="N87 X6747.5 Y188.521808510638" calcext:value-type="string">
            <text:p>N87 X6747.5 Y188.521808510638</text:p>
          </table:table-cell>
          <table:table-cell/>
          <table:table-cell table:formula="of:=[.G83]" office:value-type="float" office:value="6747.5" calcext:value-type="float">
            <text:p>6747.5</text:p>
          </table:table-cell>
          <table:table-cell table:formula="of:=[.H83]+[.$K$13]" office:value-type="float" office:value="188.521808510638" calcext:value-type="float">
            <text:p>188.52180851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88</text:p>
          </table:table-cell>
          <table:table-cell table:formula="of:=[.B84]" office:value-type="string" office:string-value="G106" calcext:value-type="string">
            <text:p>G106</text:p>
          </table:table-cell>
          <table:table-cell table:formula="of:=[.C84]" office:value-type="string" office:string-value="P3" calcext:value-type="string">
            <text:p>P3</text:p>
          </table:table-cell>
          <table:table-cell/>
          <table:table-cell table:formula="of:=[.A89]&amp;&quot; &quot;&amp;[.B89]&amp;&quot; &quot;&amp;[.C89]" office:value-type="string" office:string-value="N88 G106 P3" calcext:value-type="string">
            <text:p>N88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89</text:p>
          </table:table-cell>
          <table:table-cell table:formula="of:=&quot;X&quot;&amp;[.G90]" office:value-type="string" office:string-value="X12.5" calcext:value-type="string">
            <text:p>X12.5</text:p>
          </table:table-cell>
          <table:table-cell table:formula="of:=&quot;Y&quot;&amp;[.H90]" office:value-type="string" office:string-value="Y187.521808510638" calcext:value-type="string">
            <text:p>Y187.521808510638</text:p>
          </table:table-cell>
          <table:table-cell/>
          <table:table-cell table:formula="of:=[.A90]&amp;&quot; &quot;&amp;[.B90]&amp;&quot; &quot;&amp;[.C90]" office:value-type="string" office:string-value="N89 X12.5 Y187.521808510638" calcext:value-type="string">
            <text:p>N89 X12.5 Y187.521808510638</text:p>
          </table:table-cell>
          <table:table-cell/>
          <table:table-cell table:formula="of:=[.G85]" office:value-type="float" office:value="12.5" calcext:value-type="float">
            <text:p>12.5</text:p>
          </table:table-cell>
          <table:table-cell table:formula="of:=[.H85]+[.$K$13]" office:value-type="float" office:value="187.521808510638" calcext:value-type="float">
            <text:p>187.52180851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90</text:p>
          </table:table-cell>
          <table:table-cell table:formula="of:=[.B86]" office:value-type="string" office:string-value="G106" calcext:value-type="string">
            <text:p>G106</text:p>
          </table:table-cell>
          <table:table-cell table:formula="of:=[.C86]" office:value-type="string" office:string-value="P0" calcext:value-type="string">
            <text:p>P0</text:p>
          </table:table-cell>
          <table:table-cell/>
          <table:table-cell table:formula="of:=[.A91]&amp;&quot; &quot;&amp;[.B91]&amp;&quot; &quot;&amp;[.C91]" office:value-type="string" office:string-value="N90 G106 P0" calcext:value-type="string">
            <text:p>N90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91</text:p>
          </table:table-cell>
          <table:table-cell table:formula="of:=[.B87]" office:value-type="string" office:string-value="G105" calcext:value-type="string">
            <text:p>G105</text:p>
          </table:table-cell>
          <table:table-cell table:formula="of:=[.C87]" office:value-type="string" office:string-value="PY7.79553191489362" calcext:value-type="string">
            <text:p>PY7.79553191489362</text:p>
          </table:table-cell>
          <table:table-cell/>
          <table:table-cell table:formula="of:=[.A92]&amp;&quot; &quot;&amp;[.B92]&amp;&quot; &quot;&amp;[.C92]" office:value-type="string" office:string-value="N91 G105 PY7.79553191489362" calcext:value-type="string">
            <text:p>N91 G105 PY7.79553191489362</text:p>
          </table:table-cell>
          <table:table-cell table:number-columns-repeated="2"/>
          <table:table-cell table:formula="of:=[.H87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92</text:p>
          </table:table-cell>
          <table:table-cell table:formula="of:=&quot;X&quot;&amp;[.G93]" office:value-type="string" office:string-value="X6747.5" calcext:value-type="string">
            <text:p>X6747.5</text:p>
          </table:table-cell>
          <table:table-cell table:formula="of:=&quot;Y&quot;&amp;[.H93]" office:value-type="string" office:string-value="Y193.317340425532" calcext:value-type="string">
            <text:p>Y193.317340425532</text:p>
          </table:table-cell>
          <table:table-cell/>
          <table:table-cell table:formula="of:=[.A93]&amp;&quot; &quot;&amp;[.B93]&amp;&quot; &quot;&amp;[.C93]" office:value-type="string" office:string-value="N92 X6747.5 Y193.317340425532" calcext:value-type="string">
            <text:p>N92 X6747.5 Y193.317340425532</text:p>
          </table:table-cell>
          <table:table-cell/>
          <table:table-cell table:formula="of:=[.G88]" office:value-type="float" office:value="6747.5" calcext:value-type="float">
            <text:p>6747.5</text:p>
          </table:table-cell>
          <table:table-cell table:formula="of:=[.H88]+[.$K$13]" office:value-type="float" office:value="193.317340425532" calcext:value-type="float">
            <text:p>193.31734042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93</text:p>
          </table:table-cell>
          <table:table-cell table:formula="of:=[.B89]" office:value-type="string" office:string-value="G106" calcext:value-type="string">
            <text:p>G106</text:p>
          </table:table-cell>
          <table:table-cell table:formula="of:=[.C89]" office:value-type="string" office:string-value="P3" calcext:value-type="string">
            <text:p>P3</text:p>
          </table:table-cell>
          <table:table-cell/>
          <table:table-cell table:formula="of:=[.A94]&amp;&quot; &quot;&amp;[.B94]&amp;&quot; &quot;&amp;[.C94]" office:value-type="string" office:string-value="N93 G106 P3" calcext:value-type="string">
            <text:p>N93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94</text:p>
          </table:table-cell>
          <table:table-cell table:formula="of:=&quot;X&quot;&amp;[.G95]" office:value-type="string" office:string-value="X12.5" calcext:value-type="string">
            <text:p>X12.5</text:p>
          </table:table-cell>
          <table:table-cell table:formula="of:=&quot;Y&quot;&amp;[.H95]" office:value-type="string" office:string-value="Y192.317340425532" calcext:value-type="string">
            <text:p>Y192.317340425532</text:p>
          </table:table-cell>
          <table:table-cell/>
          <table:table-cell table:formula="of:=[.A95]&amp;&quot; &quot;&amp;[.B95]&amp;&quot; &quot;&amp;[.C95]" office:value-type="string" office:string-value="N94 X12.5 Y192.317340425532" calcext:value-type="string">
            <text:p>N94 X12.5 Y192.317340425532</text:p>
          </table:table-cell>
          <table:table-cell/>
          <table:table-cell table:formula="of:=[.G90]" office:value-type="float" office:value="12.5" calcext:value-type="float">
            <text:p>12.5</text:p>
          </table:table-cell>
          <table:table-cell table:formula="of:=[.H90]+[.$K$13]" office:value-type="float" office:value="192.317340425532" calcext:value-type="float">
            <text:p>192.31734042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95</text:p>
          </table:table-cell>
          <table:table-cell table:formula="of:=[.B91]" office:value-type="string" office:string-value="G106" calcext:value-type="string">
            <text:p>G106</text:p>
          </table:table-cell>
          <table:table-cell table:formula="of:=[.C91]" office:value-type="string" office:string-value="P0" calcext:value-type="string">
            <text:p>P0</text:p>
          </table:table-cell>
          <table:table-cell/>
          <table:table-cell table:formula="of:=[.A96]&amp;&quot; &quot;&amp;[.B96]&amp;&quot; &quot;&amp;[.C96]" office:value-type="string" office:string-value="N95 G106 P0" calcext:value-type="string">
            <text:p>N95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96</text:p>
          </table:table-cell>
          <table:table-cell table:formula="of:=[.B92]" office:value-type="string" office:string-value="G105" calcext:value-type="string">
            <text:p>G105</text:p>
          </table:table-cell>
          <table:table-cell table:formula="of:=[.C92]" office:value-type="string" office:string-value="PY7.79553191489362" calcext:value-type="string">
            <text:p>PY7.79553191489362</text:p>
          </table:table-cell>
          <table:table-cell/>
          <table:table-cell table:formula="of:=[.A97]&amp;&quot; &quot;&amp;[.B97]&amp;&quot; &quot;&amp;[.C97]" office:value-type="string" office:string-value="N96 G105 PY7.79553191489362" calcext:value-type="string">
            <text:p>N96 G105 PY7.79553191489362</text:p>
          </table:table-cell>
          <table:table-cell table:number-columns-repeated="2"/>
          <table:table-cell table:formula="of:=[.H92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97</text:p>
          </table:table-cell>
          <table:table-cell table:formula="of:=&quot;X&quot;&amp;[.G98]" office:value-type="string" office:string-value="X6747.5" calcext:value-type="string">
            <text:p>X6747.5</text:p>
          </table:table-cell>
          <table:table-cell table:formula="of:=&quot;Y&quot;&amp;[.H98]" office:value-type="string" office:string-value="Y198.112872340426" calcext:value-type="string">
            <text:p>Y198.112872340426</text:p>
          </table:table-cell>
          <table:table-cell/>
          <table:table-cell table:formula="of:=[.A98]&amp;&quot; &quot;&amp;[.B98]&amp;&quot; &quot;&amp;[.C98]" office:value-type="string" office:string-value="N97 X6747.5 Y198.112872340426" calcext:value-type="string">
            <text:p>N97 X6747.5 Y198.112872340426</text:p>
          </table:table-cell>
          <table:table-cell/>
          <table:table-cell table:formula="of:=[.G93]" office:value-type="float" office:value="6747.5" calcext:value-type="float">
            <text:p>6747.5</text:p>
          </table:table-cell>
          <table:table-cell table:formula="of:=[.H93]+[.$K$13]" office:value-type="float" office:value="198.112872340426" calcext:value-type="float">
            <text:p>198.11287234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98</text:p>
          </table:table-cell>
          <table:table-cell table:formula="of:=[.B94]" office:value-type="string" office:string-value="G106" calcext:value-type="string">
            <text:p>G106</text:p>
          </table:table-cell>
          <table:table-cell table:formula="of:=[.C94]" office:value-type="string" office:string-value="P3" calcext:value-type="string">
            <text:p>P3</text:p>
          </table:table-cell>
          <table:table-cell/>
          <table:table-cell table:formula="of:=[.A99]&amp;&quot; &quot;&amp;[.B99]&amp;&quot; &quot;&amp;[.C99]" office:value-type="string" office:string-value="N98 G106 P3" calcext:value-type="string">
            <text:p>N98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99</text:p>
          </table:table-cell>
          <table:table-cell table:formula="of:=&quot;X&quot;&amp;[.G100]" office:value-type="string" office:string-value="X12.5" calcext:value-type="string">
            <text:p>X12.5</text:p>
          </table:table-cell>
          <table:table-cell table:formula="of:=&quot;Y&quot;&amp;[.H100]" office:value-type="string" office:string-value="Y197.112872340426" calcext:value-type="string">
            <text:p>Y197.112872340426</text:p>
          </table:table-cell>
          <table:table-cell/>
          <table:table-cell table:formula="of:=[.A100]&amp;&quot; &quot;&amp;[.B100]&amp;&quot; &quot;&amp;[.C100]" office:value-type="string" office:string-value="N99 X12.5 Y197.112872340426" calcext:value-type="string">
            <text:p>N99 X12.5 Y197.112872340426</text:p>
          </table:table-cell>
          <table:table-cell/>
          <table:table-cell table:formula="of:=[.G95]" office:value-type="float" office:value="12.5" calcext:value-type="float">
            <text:p>12.5</text:p>
          </table:table-cell>
          <table:table-cell table:formula="of:=[.H95]+[.$K$13]" office:value-type="float" office:value="197.112872340426" calcext:value-type="float">
            <text:p>197.11287234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00</text:p>
          </table:table-cell>
          <table:table-cell table:formula="of:=[.B96]" office:value-type="string" office:string-value="G106" calcext:value-type="string">
            <text:p>G106</text:p>
          </table:table-cell>
          <table:table-cell table:formula="of:=[.C96]" office:value-type="string" office:string-value="P0" calcext:value-type="string">
            <text:p>P0</text:p>
          </table:table-cell>
          <table:table-cell/>
          <table:table-cell table:formula="of:=[.A101]&amp;&quot; &quot;&amp;[.B101]&amp;&quot; &quot;&amp;[.C101]" office:value-type="string" office:string-value="N100 G106 P0" calcext:value-type="string">
            <text:p>N100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101</text:p>
          </table:table-cell>
          <table:table-cell table:formula="of:=[.B97]" office:value-type="string" office:string-value="G105" calcext:value-type="string">
            <text:p>G105</text:p>
          </table:table-cell>
          <table:table-cell table:formula="of:=[.C97]" office:value-type="string" office:string-value="PY7.79553191489362" calcext:value-type="string">
            <text:p>PY7.79553191489362</text:p>
          </table:table-cell>
          <table:table-cell/>
          <table:table-cell table:formula="of:=[.A102]&amp;&quot; &quot;&amp;[.B102]&amp;&quot; &quot;&amp;[.C102]" office:value-type="string" office:string-value="N101 G105 PY7.79553191489362" calcext:value-type="string">
            <text:p>N101 G105 PY7.79553191489362</text:p>
          </table:table-cell>
          <table:table-cell table:number-columns-repeated="2"/>
          <table:table-cell table:formula="of:=[.H97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02</text:p>
          </table:table-cell>
          <table:table-cell table:formula="of:=&quot;X&quot;&amp;[.G103]" office:value-type="string" office:string-value="X6747.5" calcext:value-type="string">
            <text:p>X6747.5</text:p>
          </table:table-cell>
          <table:table-cell table:formula="of:=&quot;Y&quot;&amp;[.H103]" office:value-type="string" office:string-value="Y202.908404255319" calcext:value-type="string">
            <text:p>Y202.908404255319</text:p>
          </table:table-cell>
          <table:table-cell/>
          <table:table-cell table:formula="of:=[.A103]&amp;&quot; &quot;&amp;[.B103]&amp;&quot; &quot;&amp;[.C103]" office:value-type="string" office:string-value="N102 X6747.5 Y202.908404255319" calcext:value-type="string">
            <text:p>N102 X6747.5 Y202.908404255319</text:p>
          </table:table-cell>
          <table:table-cell/>
          <table:table-cell table:formula="of:=[.G98]" office:value-type="float" office:value="6747.5" calcext:value-type="float">
            <text:p>6747.5</text:p>
          </table:table-cell>
          <table:table-cell table:formula="of:=[.H98]+[.$K$13]" office:value-type="float" office:value="202.908404255319" calcext:value-type="float">
            <text:p>202.908404255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03</text:p>
          </table:table-cell>
          <table:table-cell table:formula="of:=[.B99]" office:value-type="string" office:string-value="G106" calcext:value-type="string">
            <text:p>G106</text:p>
          </table:table-cell>
          <table:table-cell table:formula="of:=[.C99]" office:value-type="string" office:string-value="P3" calcext:value-type="string">
            <text:p>P3</text:p>
          </table:table-cell>
          <table:table-cell/>
          <table:table-cell table:formula="of:=[.A104]&amp;&quot; &quot;&amp;[.B104]&amp;&quot; &quot;&amp;[.C104]" office:value-type="string" office:string-value="N103 G106 P3" calcext:value-type="string">
            <text:p>N103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104</text:p>
          </table:table-cell>
          <table:table-cell table:formula="of:=&quot;X&quot;&amp;[.G105]" office:value-type="string" office:string-value="X12.5" calcext:value-type="string">
            <text:p>X12.5</text:p>
          </table:table-cell>
          <table:table-cell table:formula="of:=&quot;Y&quot;&amp;[.H105]" office:value-type="string" office:string-value="Y201.908404255319" calcext:value-type="string">
            <text:p>Y201.908404255319</text:p>
          </table:table-cell>
          <table:table-cell/>
          <table:table-cell table:formula="of:=[.A105]&amp;&quot; &quot;&amp;[.B105]&amp;&quot; &quot;&amp;[.C105]" office:value-type="string" office:string-value="N104 X12.5 Y201.908404255319" calcext:value-type="string">
            <text:p>N104 X12.5 Y201.908404255319</text:p>
          </table:table-cell>
          <table:table-cell/>
          <table:table-cell table:formula="of:=[.G100]" office:value-type="float" office:value="12.5" calcext:value-type="float">
            <text:p>12.5</text:p>
          </table:table-cell>
          <table:table-cell table:formula="of:=[.H100]+[.$K$13]" office:value-type="float" office:value="201.908404255319" calcext:value-type="float">
            <text:p>201.908404255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05</text:p>
          </table:table-cell>
          <table:table-cell table:formula="of:=[.B101]" office:value-type="string" office:string-value="G106" calcext:value-type="string">
            <text:p>G106</text:p>
          </table:table-cell>
          <table:table-cell table:formula="of:=[.C101]" office:value-type="string" office:string-value="P0" calcext:value-type="string">
            <text:p>P0</text:p>
          </table:table-cell>
          <table:table-cell/>
          <table:table-cell table:formula="of:=[.A106]&amp;&quot; &quot;&amp;[.B106]&amp;&quot; &quot;&amp;[.C106]" office:value-type="string" office:string-value="N105 G106 P0" calcext:value-type="string">
            <text:p>N105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106</text:p>
          </table:table-cell>
          <table:table-cell table:formula="of:=[.B102]" office:value-type="string" office:string-value="G105" calcext:value-type="string">
            <text:p>G105</text:p>
          </table:table-cell>
          <table:table-cell table:formula="of:=[.C102]" office:value-type="string" office:string-value="PY7.79553191489362" calcext:value-type="string">
            <text:p>PY7.79553191489362</text:p>
          </table:table-cell>
          <table:table-cell/>
          <table:table-cell table:formula="of:=[.A107]&amp;&quot; &quot;&amp;[.B107]&amp;&quot; &quot;&amp;[.C107]" office:value-type="string" office:string-value="N106 G105 PY7.79553191489362" calcext:value-type="string">
            <text:p>N106 G105 PY7.79553191489362</text:p>
          </table:table-cell>
          <table:table-cell table:number-columns-repeated="2"/>
          <table:table-cell table:formula="of:=[.H102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07</text:p>
          </table:table-cell>
          <table:table-cell table:formula="of:=&quot;X&quot;&amp;[.G108]" office:value-type="string" office:string-value="X6747.5" calcext:value-type="string">
            <text:p>X6747.5</text:p>
          </table:table-cell>
          <table:table-cell table:formula="of:=&quot;Y&quot;&amp;[.H108]" office:value-type="string" office:string-value="Y207.703936170213" calcext:value-type="string">
            <text:p>Y207.703936170213</text:p>
          </table:table-cell>
          <table:table-cell/>
          <table:table-cell table:formula="of:=[.A108]&amp;&quot; &quot;&amp;[.B108]&amp;&quot; &quot;&amp;[.C108]" office:value-type="string" office:string-value="N107 X6747.5 Y207.703936170213" calcext:value-type="string">
            <text:p>N107 X6747.5 Y207.703936170213</text:p>
          </table:table-cell>
          <table:table-cell/>
          <table:table-cell table:formula="of:=[.G103]" office:value-type="float" office:value="6747.5" calcext:value-type="float">
            <text:p>6747.5</text:p>
          </table:table-cell>
          <table:table-cell table:formula="of:=[.H103]+[.$K$13]" office:value-type="float" office:value="207.703936170213" calcext:value-type="float">
            <text:p>207.70393617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08</text:p>
          </table:table-cell>
          <table:table-cell table:formula="of:=[.B104]" office:value-type="string" office:string-value="G106" calcext:value-type="string">
            <text:p>G106</text:p>
          </table:table-cell>
          <table:table-cell table:formula="of:=[.C104]" office:value-type="string" office:string-value="P3" calcext:value-type="string">
            <text:p>P3</text:p>
          </table:table-cell>
          <table:table-cell/>
          <table:table-cell table:formula="of:=[.A109]&amp;&quot; &quot;&amp;[.B109]&amp;&quot; &quot;&amp;[.C109]" office:value-type="string" office:string-value="N108 G106 P3" calcext:value-type="string">
            <text:p>N108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109</text:p>
          </table:table-cell>
          <table:table-cell table:formula="of:=&quot;X&quot;&amp;[.G110]" office:value-type="string" office:string-value="X12.5" calcext:value-type="string">
            <text:p>X12.5</text:p>
          </table:table-cell>
          <table:table-cell table:formula="of:=&quot;Y&quot;&amp;[.H110]" office:value-type="string" office:string-value="Y206.703936170213" calcext:value-type="string">
            <text:p>Y206.703936170213</text:p>
          </table:table-cell>
          <table:table-cell/>
          <table:table-cell table:formula="of:=[.A110]&amp;&quot; &quot;&amp;[.B110]&amp;&quot; &quot;&amp;[.C110]" office:value-type="string" office:string-value="N109 X12.5 Y206.703936170213" calcext:value-type="string">
            <text:p>N109 X12.5 Y206.703936170213</text:p>
          </table:table-cell>
          <table:table-cell/>
          <table:table-cell table:formula="of:=[.G105]" office:value-type="float" office:value="12.5" calcext:value-type="float">
            <text:p>12.5</text:p>
          </table:table-cell>
          <table:table-cell table:formula="of:=[.H105]+[.$K$13]" office:value-type="float" office:value="206.703936170213" calcext:value-type="float">
            <text:p>206.70393617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10</text:p>
          </table:table-cell>
          <table:table-cell table:formula="of:=[.B106]" office:value-type="string" office:string-value="G106" calcext:value-type="string">
            <text:p>G106</text:p>
          </table:table-cell>
          <table:table-cell table:formula="of:=[.C106]" office:value-type="string" office:string-value="P0" calcext:value-type="string">
            <text:p>P0</text:p>
          </table:table-cell>
          <table:table-cell/>
          <table:table-cell table:formula="of:=[.A111]&amp;&quot; &quot;&amp;[.B111]&amp;&quot; &quot;&amp;[.C111]" office:value-type="string" office:string-value="N110 G106 P0" calcext:value-type="string">
            <text:p>N110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111</text:p>
          </table:table-cell>
          <table:table-cell table:formula="of:=[.B107]" office:value-type="string" office:string-value="G105" calcext:value-type="string">
            <text:p>G105</text:p>
          </table:table-cell>
          <table:table-cell table:formula="of:=[.C107]" office:value-type="string" office:string-value="PY7.79553191489362" calcext:value-type="string">
            <text:p>PY7.79553191489362</text:p>
          </table:table-cell>
          <table:table-cell/>
          <table:table-cell table:formula="of:=[.A112]&amp;&quot; &quot;&amp;[.B112]&amp;&quot; &quot;&amp;[.C112]" office:value-type="string" office:string-value="N111 G105 PY7.79553191489362" calcext:value-type="string">
            <text:p>N111 G105 PY7.79553191489362</text:p>
          </table:table-cell>
          <table:table-cell table:number-columns-repeated="2"/>
          <table:table-cell table:formula="of:=[.H107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12</text:p>
          </table:table-cell>
          <table:table-cell table:formula="of:=&quot;X&quot;&amp;[.G113]" office:value-type="string" office:string-value="X6747.5" calcext:value-type="string">
            <text:p>X6747.5</text:p>
          </table:table-cell>
          <table:table-cell table:formula="of:=&quot;Y&quot;&amp;[.H113]" office:value-type="string" office:string-value="Y212.499468085106" calcext:value-type="string">
            <text:p>Y212.499468085106</text:p>
          </table:table-cell>
          <table:table-cell/>
          <table:table-cell table:formula="of:=[.A113]&amp;&quot; &quot;&amp;[.B113]&amp;&quot; &quot;&amp;[.C113]" office:value-type="string" office:string-value="N112 X6747.5 Y212.499468085106" calcext:value-type="string">
            <text:p>N112 X6747.5 Y212.499468085106</text:p>
          </table:table-cell>
          <table:table-cell/>
          <table:table-cell table:formula="of:=[.G108]" office:value-type="float" office:value="6747.5" calcext:value-type="float">
            <text:p>6747.5</text:p>
          </table:table-cell>
          <table:table-cell table:formula="of:=[.H108]+[.$K$13]" office:value-type="float" office:value="212.499468085106" calcext:value-type="float">
            <text:p>212.49946808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13</text:p>
          </table:table-cell>
          <table:table-cell table:formula="of:=[.B109]" office:value-type="string" office:string-value="G106" calcext:value-type="string">
            <text:p>G106</text:p>
          </table:table-cell>
          <table:table-cell table:formula="of:=[.C109]" office:value-type="string" office:string-value="P3" calcext:value-type="string">
            <text:p>P3</text:p>
          </table:table-cell>
          <table:table-cell/>
          <table:table-cell table:formula="of:=[.A114]&amp;&quot; &quot;&amp;[.B114]&amp;&quot; &quot;&amp;[.C114]" office:value-type="string" office:string-value="N113 G106 P3" calcext:value-type="string">
            <text:p>N113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114</text:p>
          </table:table-cell>
          <table:table-cell table:formula="of:=&quot;X&quot;&amp;[.G115]" office:value-type="string" office:string-value="X12.5" calcext:value-type="string">
            <text:p>X12.5</text:p>
          </table:table-cell>
          <table:table-cell table:formula="of:=&quot;Y&quot;&amp;[.H115]" office:value-type="string" office:string-value="Y211.499468085106" calcext:value-type="string">
            <text:p>Y211.499468085106</text:p>
          </table:table-cell>
          <table:table-cell/>
          <table:table-cell table:formula="of:=[.A115]&amp;&quot; &quot;&amp;[.B115]&amp;&quot; &quot;&amp;[.C115]" office:value-type="string" office:string-value="N114 X12.5 Y211.499468085106" calcext:value-type="string">
            <text:p>N114 X12.5 Y211.499468085106</text:p>
          </table:table-cell>
          <table:table-cell/>
          <table:table-cell table:formula="of:=[.G110]" office:value-type="float" office:value="12.5" calcext:value-type="float">
            <text:p>12.5</text:p>
          </table:table-cell>
          <table:table-cell table:formula="of:=[.H110]+[.$K$13]" office:value-type="float" office:value="211.499468085106" calcext:value-type="float">
            <text:p>211.49946808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15</text:p>
          </table:table-cell>
          <table:table-cell table:formula="of:=[.B111]" office:value-type="string" office:string-value="G106" calcext:value-type="string">
            <text:p>G106</text:p>
          </table:table-cell>
          <table:table-cell table:formula="of:=[.C111]" office:value-type="string" office:string-value="P0" calcext:value-type="string">
            <text:p>P0</text:p>
          </table:table-cell>
          <table:table-cell/>
          <table:table-cell table:formula="of:=[.A116]&amp;&quot; &quot;&amp;[.B116]&amp;&quot; &quot;&amp;[.C116]" office:value-type="string" office:string-value="N115 G106 P0" calcext:value-type="string">
            <text:p>N115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116</text:p>
          </table:table-cell>
          <table:table-cell table:formula="of:=[.B112]" office:value-type="string" office:string-value="G105" calcext:value-type="string">
            <text:p>G105</text:p>
          </table:table-cell>
          <table:table-cell table:formula="of:=[.C112]" office:value-type="string" office:string-value="PY7.79553191489362" calcext:value-type="string">
            <text:p>PY7.79553191489362</text:p>
          </table:table-cell>
          <table:table-cell/>
          <table:table-cell table:formula="of:=[.A117]&amp;&quot; &quot;&amp;[.B117]&amp;&quot; &quot;&amp;[.C117]" office:value-type="string" office:string-value="N116 G105 PY7.79553191489362" calcext:value-type="string">
            <text:p>N116 G105 PY7.79553191489362</text:p>
          </table:table-cell>
          <table:table-cell table:number-columns-repeated="2"/>
          <table:table-cell table:formula="of:=[.H112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17</text:p>
          </table:table-cell>
          <table:table-cell table:formula="of:=&quot;X&quot;&amp;[.G118]" office:value-type="string" office:string-value="X6747.5" calcext:value-type="string">
            <text:p>X6747.5</text:p>
          </table:table-cell>
          <table:table-cell table:formula="of:=&quot;Y&quot;&amp;[.H118]" office:value-type="string" office:string-value="Y217.295" calcext:value-type="string">
            <text:p>Y217.295</text:p>
          </table:table-cell>
          <table:table-cell/>
          <table:table-cell table:formula="of:=[.A118]&amp;&quot; &quot;&amp;[.B118]&amp;&quot; &quot;&amp;[.C118]" office:value-type="string" office:string-value="N117 X6747.5 Y217.295" calcext:value-type="string">
            <text:p>N117 X6747.5 Y217.295</text:p>
          </table:table-cell>
          <table:table-cell/>
          <table:table-cell table:formula="of:=[.G113]" office:value-type="float" office:value="6747.5" calcext:value-type="float">
            <text:p>6747.5</text:p>
          </table:table-cell>
          <table:table-cell table:formula="of:=[.H113]+[.$K$13]" office:value-type="float" office:value="217.295" calcext:value-type="float">
            <text:p>217.29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18</text:p>
          </table:table-cell>
          <table:table-cell table:formula="of:=[.B114]" office:value-type="string" office:string-value="G106" calcext:value-type="string">
            <text:p>G106</text:p>
          </table:table-cell>
          <table:table-cell table:formula="of:=[.C114]" office:value-type="string" office:string-value="P3" calcext:value-type="string">
            <text:p>P3</text:p>
          </table:table-cell>
          <table:table-cell/>
          <table:table-cell table:formula="of:=[.A119]&amp;&quot; &quot;&amp;[.B119]&amp;&quot; &quot;&amp;[.C119]" office:value-type="string" office:string-value="N118 G106 P3" calcext:value-type="string">
            <text:p>N118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119</text:p>
          </table:table-cell>
          <table:table-cell table:formula="of:=&quot;X&quot;&amp;[.G120]" office:value-type="string" office:string-value="X12.5" calcext:value-type="string">
            <text:p>X12.5</text:p>
          </table:table-cell>
          <table:table-cell table:formula="of:=&quot;Y&quot;&amp;[.H120]" office:value-type="string" office:string-value="Y216.295" calcext:value-type="string">
            <text:p>Y216.295</text:p>
          </table:table-cell>
          <table:table-cell/>
          <table:table-cell table:formula="of:=[.A120]&amp;&quot; &quot;&amp;[.B120]&amp;&quot; &quot;&amp;[.C120]" office:value-type="string" office:string-value="N119 X12.5 Y216.295" calcext:value-type="string">
            <text:p>N119 X12.5 Y216.295</text:p>
          </table:table-cell>
          <table:table-cell/>
          <table:table-cell table:formula="of:=[.G115]" office:value-type="float" office:value="12.5" calcext:value-type="float">
            <text:p>12.5</text:p>
          </table:table-cell>
          <table:table-cell table:formula="of:=[.H115]+[.$K$13]" office:value-type="float" office:value="216.295" calcext:value-type="float">
            <text:p>216.29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20</text:p>
          </table:table-cell>
          <table:table-cell table:formula="of:=[.B116]" office:value-type="string" office:string-value="G106" calcext:value-type="string">
            <text:p>G106</text:p>
          </table:table-cell>
          <table:table-cell table:formula="of:=[.C116]" office:value-type="string" office:string-value="P0" calcext:value-type="string">
            <text:p>P0</text:p>
          </table:table-cell>
          <table:table-cell/>
          <table:table-cell table:formula="of:=[.A121]&amp;&quot; &quot;&amp;[.B121]&amp;&quot; &quot;&amp;[.C121]" office:value-type="string" office:string-value="N120 G106 P0" calcext:value-type="string">
            <text:p>N120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121</text:p>
          </table:table-cell>
          <table:table-cell table:formula="of:=[.B117]" office:value-type="string" office:string-value="G105" calcext:value-type="string">
            <text:p>G105</text:p>
          </table:table-cell>
          <table:table-cell table:formula="of:=[.C117]" office:value-type="string" office:string-value="PY7.79553191489362" calcext:value-type="string">
            <text:p>PY7.79553191489362</text:p>
          </table:table-cell>
          <table:table-cell/>
          <table:table-cell table:formula="of:=[.A122]&amp;&quot; &quot;&amp;[.B122]&amp;&quot; &quot;&amp;[.C122]" office:value-type="string" office:string-value="N121 G105 PY7.79553191489362" calcext:value-type="string">
            <text:p>N121 G105 PY7.79553191489362</text:p>
          </table:table-cell>
          <table:table-cell table:number-columns-repeated="2"/>
          <table:table-cell table:formula="of:=[.H117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22</text:p>
          </table:table-cell>
          <table:table-cell table:formula="of:=&quot;X&quot;&amp;[.G123]" office:value-type="string" office:string-value="X6747.5" calcext:value-type="string">
            <text:p>X6747.5</text:p>
          </table:table-cell>
          <table:table-cell table:formula="of:=&quot;Y&quot;&amp;[.H123]" office:value-type="string" office:string-value="Y222.090531914894" calcext:value-type="string">
            <text:p>Y222.090531914894</text:p>
          </table:table-cell>
          <table:table-cell/>
          <table:table-cell table:formula="of:=[.A123]&amp;&quot; &quot;&amp;[.B123]&amp;&quot; &quot;&amp;[.C123]" office:value-type="string" office:string-value="N122 X6747.5 Y222.090531914894" calcext:value-type="string">
            <text:p>N122 X6747.5 Y222.090531914894</text:p>
          </table:table-cell>
          <table:table-cell/>
          <table:table-cell table:formula="of:=[.G118]" office:value-type="float" office:value="6747.5" calcext:value-type="float">
            <text:p>6747.5</text:p>
          </table:table-cell>
          <table:table-cell table:formula="of:=[.H118]+[.$K$13]" office:value-type="float" office:value="222.090531914894" calcext:value-type="float">
            <text:p>222.090531914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23</text:p>
          </table:table-cell>
          <table:table-cell table:formula="of:=[.B119]" office:value-type="string" office:string-value="G106" calcext:value-type="string">
            <text:p>G106</text:p>
          </table:table-cell>
          <table:table-cell table:formula="of:=[.C119]" office:value-type="string" office:string-value="P3" calcext:value-type="string">
            <text:p>P3</text:p>
          </table:table-cell>
          <table:table-cell/>
          <table:table-cell table:formula="of:=[.A124]&amp;&quot; &quot;&amp;[.B124]&amp;&quot; &quot;&amp;[.C124]" office:value-type="string" office:string-value="N123 G106 P3" calcext:value-type="string">
            <text:p>N123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124</text:p>
          </table:table-cell>
          <table:table-cell table:formula="of:=&quot;X&quot;&amp;[.G125]" office:value-type="string" office:string-value="X12.5" calcext:value-type="string">
            <text:p>X12.5</text:p>
          </table:table-cell>
          <table:table-cell table:formula="of:=&quot;Y&quot;&amp;[.H125]" office:value-type="string" office:string-value="Y221.090531914894" calcext:value-type="string">
            <text:p>Y221.090531914894</text:p>
          </table:table-cell>
          <table:table-cell/>
          <table:table-cell table:formula="of:=[.A125]&amp;&quot; &quot;&amp;[.B125]&amp;&quot; &quot;&amp;[.C125]" office:value-type="string" office:string-value="N124 X12.5 Y221.090531914894" calcext:value-type="string">
            <text:p>N124 X12.5 Y221.090531914894</text:p>
          </table:table-cell>
          <table:table-cell/>
          <table:table-cell table:formula="of:=[.G120]" office:value-type="float" office:value="12.5" calcext:value-type="float">
            <text:p>12.5</text:p>
          </table:table-cell>
          <table:table-cell table:formula="of:=[.H120]+[.$K$13]" office:value-type="float" office:value="221.090531914894" calcext:value-type="float">
            <text:p>221.090531914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25</text:p>
          </table:table-cell>
          <table:table-cell table:formula="of:=[.B121]" office:value-type="string" office:string-value="G106" calcext:value-type="string">
            <text:p>G106</text:p>
          </table:table-cell>
          <table:table-cell table:formula="of:=[.C121]" office:value-type="string" office:string-value="P0" calcext:value-type="string">
            <text:p>P0</text:p>
          </table:table-cell>
          <table:table-cell/>
          <table:table-cell table:formula="of:=[.A126]&amp;&quot; &quot;&amp;[.B126]&amp;&quot; &quot;&amp;[.C126]" office:value-type="string" office:string-value="N125 G106 P0" calcext:value-type="string">
            <text:p>N125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126</text:p>
          </table:table-cell>
          <table:table-cell table:formula="of:=[.B122]" office:value-type="string" office:string-value="G105" calcext:value-type="string">
            <text:p>G105</text:p>
          </table:table-cell>
          <table:table-cell table:formula="of:=[.C122]" office:value-type="string" office:string-value="PY7.79553191489362" calcext:value-type="string">
            <text:p>PY7.79553191489362</text:p>
          </table:table-cell>
          <table:table-cell/>
          <table:table-cell table:formula="of:=[.A127]&amp;&quot; &quot;&amp;[.B127]&amp;&quot; &quot;&amp;[.C127]" office:value-type="string" office:string-value="N126 G105 PY7.79553191489362" calcext:value-type="string">
            <text:p>N126 G105 PY7.79553191489362</text:p>
          </table:table-cell>
          <table:table-cell table:number-columns-repeated="2"/>
          <table:table-cell table:formula="of:=[.H122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27</text:p>
          </table:table-cell>
          <table:table-cell table:formula="of:=&quot;X&quot;&amp;[.G128]" office:value-type="string" office:string-value="X6747.5" calcext:value-type="string">
            <text:p>X6747.5</text:p>
          </table:table-cell>
          <table:table-cell table:formula="of:=&quot;Y&quot;&amp;[.H128]" office:value-type="string" office:string-value="Y226.886063829787" calcext:value-type="string">
            <text:p>Y226.886063829787</text:p>
          </table:table-cell>
          <table:table-cell/>
          <table:table-cell table:formula="of:=[.A128]&amp;&quot; &quot;&amp;[.B128]&amp;&quot; &quot;&amp;[.C128]" office:value-type="string" office:string-value="N127 X6747.5 Y226.886063829787" calcext:value-type="string">
            <text:p>N127 X6747.5 Y226.886063829787</text:p>
          </table:table-cell>
          <table:table-cell/>
          <table:table-cell table:formula="of:=[.G123]" office:value-type="float" office:value="6747.5" calcext:value-type="float">
            <text:p>6747.5</text:p>
          </table:table-cell>
          <table:table-cell table:formula="of:=[.H123]+[.$K$13]" office:value-type="float" office:value="226.886063829787" calcext:value-type="float">
            <text:p>226.886063829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28</text:p>
          </table:table-cell>
          <table:table-cell table:formula="of:=[.B124]" office:value-type="string" office:string-value="G106" calcext:value-type="string">
            <text:p>G106</text:p>
          </table:table-cell>
          <table:table-cell table:formula="of:=[.C124]" office:value-type="string" office:string-value="P3" calcext:value-type="string">
            <text:p>P3</text:p>
          </table:table-cell>
          <table:table-cell/>
          <table:table-cell table:formula="of:=[.A129]&amp;&quot; &quot;&amp;[.B129]&amp;&quot; &quot;&amp;[.C129]" office:value-type="string" office:string-value="N128 G106 P3" calcext:value-type="string">
            <text:p>N128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129</text:p>
          </table:table-cell>
          <table:table-cell table:formula="of:=&quot;X&quot;&amp;[.G130]" office:value-type="string" office:string-value="X12.5" calcext:value-type="string">
            <text:p>X12.5</text:p>
          </table:table-cell>
          <table:table-cell table:formula="of:=&quot;Y&quot;&amp;[.H130]" office:value-type="string" office:string-value="Y225.886063829787" calcext:value-type="string">
            <text:p>Y225.886063829787</text:p>
          </table:table-cell>
          <table:table-cell/>
          <table:table-cell table:formula="of:=[.A130]&amp;&quot; &quot;&amp;[.B130]&amp;&quot; &quot;&amp;[.C130]" office:value-type="string" office:string-value="N129 X12.5 Y225.886063829787" calcext:value-type="string">
            <text:p>N129 X12.5 Y225.886063829787</text:p>
          </table:table-cell>
          <table:table-cell/>
          <table:table-cell table:formula="of:=[.G125]" office:value-type="float" office:value="12.5" calcext:value-type="float">
            <text:p>12.5</text:p>
          </table:table-cell>
          <table:table-cell table:formula="of:=[.H125]+[.$K$13]" office:value-type="float" office:value="225.886063829787" calcext:value-type="float">
            <text:p>225.886063829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30</text:p>
          </table:table-cell>
          <table:table-cell table:formula="of:=[.B126]" office:value-type="string" office:string-value="G106" calcext:value-type="string">
            <text:p>G106</text:p>
          </table:table-cell>
          <table:table-cell table:formula="of:=[.C126]" office:value-type="string" office:string-value="P0" calcext:value-type="string">
            <text:p>P0</text:p>
          </table:table-cell>
          <table:table-cell/>
          <table:table-cell table:formula="of:=[.A131]&amp;&quot; &quot;&amp;[.B131]&amp;&quot; &quot;&amp;[.C131]" office:value-type="string" office:string-value="N130 G106 P0" calcext:value-type="string">
            <text:p>N130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131</text:p>
          </table:table-cell>
          <table:table-cell table:formula="of:=[.B127]" office:value-type="string" office:string-value="G105" calcext:value-type="string">
            <text:p>G105</text:p>
          </table:table-cell>
          <table:table-cell table:formula="of:=[.C127]" office:value-type="string" office:string-value="PY7.79553191489362" calcext:value-type="string">
            <text:p>PY7.79553191489362</text:p>
          </table:table-cell>
          <table:table-cell/>
          <table:table-cell table:formula="of:=[.A132]&amp;&quot; &quot;&amp;[.B132]&amp;&quot; &quot;&amp;[.C132]" office:value-type="string" office:string-value="N131 G105 PY7.79553191489362" calcext:value-type="string">
            <text:p>N131 G105 PY7.79553191489362</text:p>
          </table:table-cell>
          <table:table-cell table:number-columns-repeated="2"/>
          <table:table-cell table:formula="of:=[.H127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32</text:p>
          </table:table-cell>
          <table:table-cell table:formula="of:=&quot;X&quot;&amp;[.G133]" office:value-type="string" office:string-value="X6747.5" calcext:value-type="string">
            <text:p>X6747.5</text:p>
          </table:table-cell>
          <table:table-cell table:formula="of:=&quot;Y&quot;&amp;[.H133]" office:value-type="string" office:string-value="Y231.681595744681" calcext:value-type="string">
            <text:p>Y231.681595744681</text:p>
          </table:table-cell>
          <table:table-cell/>
          <table:table-cell table:formula="of:=[.A133]&amp;&quot; &quot;&amp;[.B133]&amp;&quot; &quot;&amp;[.C133]" office:value-type="string" office:string-value="N132 X6747.5 Y231.681595744681" calcext:value-type="string">
            <text:p>N132 X6747.5 Y231.681595744681</text:p>
          </table:table-cell>
          <table:table-cell/>
          <table:table-cell table:formula="of:=[.G128]" office:value-type="float" office:value="6747.5" calcext:value-type="float">
            <text:p>6747.5</text:p>
          </table:table-cell>
          <table:table-cell table:formula="of:=[.H128]+[.$K$13]" office:value-type="float" office:value="231.681595744681" calcext:value-type="float">
            <text:p>231.681595744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33</text:p>
          </table:table-cell>
          <table:table-cell table:formula="of:=[.B129]" office:value-type="string" office:string-value="G106" calcext:value-type="string">
            <text:p>G106</text:p>
          </table:table-cell>
          <table:table-cell table:formula="of:=[.C129]" office:value-type="string" office:string-value="P3" calcext:value-type="string">
            <text:p>P3</text:p>
          </table:table-cell>
          <table:table-cell/>
          <table:table-cell table:formula="of:=[.A134]&amp;&quot; &quot;&amp;[.B134]&amp;&quot; &quot;&amp;[.C134]" office:value-type="string" office:string-value="N133 G106 P3" calcext:value-type="string">
            <text:p>N133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134</text:p>
          </table:table-cell>
          <table:table-cell table:formula="of:=&quot;X&quot;&amp;[.G135]" office:value-type="string" office:string-value="X12.5" calcext:value-type="string">
            <text:p>X12.5</text:p>
          </table:table-cell>
          <table:table-cell table:formula="of:=&quot;Y&quot;&amp;[.H135]" office:value-type="string" office:string-value="Y230.681595744681" calcext:value-type="string">
            <text:p>Y230.681595744681</text:p>
          </table:table-cell>
          <table:table-cell/>
          <table:table-cell table:formula="of:=[.A135]&amp;&quot; &quot;&amp;[.B135]&amp;&quot; &quot;&amp;[.C135]" office:value-type="string" office:string-value="N134 X12.5 Y230.681595744681" calcext:value-type="string">
            <text:p>N134 X12.5 Y230.681595744681</text:p>
          </table:table-cell>
          <table:table-cell/>
          <table:table-cell table:formula="of:=[.G130]" office:value-type="float" office:value="12.5" calcext:value-type="float">
            <text:p>12.5</text:p>
          </table:table-cell>
          <table:table-cell table:formula="of:=[.H130]+[.$K$13]" office:value-type="float" office:value="230.681595744681" calcext:value-type="float">
            <text:p>230.681595744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35</text:p>
          </table:table-cell>
          <table:table-cell table:formula="of:=[.B131]" office:value-type="string" office:string-value="G106" calcext:value-type="string">
            <text:p>G106</text:p>
          </table:table-cell>
          <table:table-cell table:formula="of:=[.C131]" office:value-type="string" office:string-value="P0" calcext:value-type="string">
            <text:p>P0</text:p>
          </table:table-cell>
          <table:table-cell/>
          <table:table-cell table:formula="of:=[.A136]&amp;&quot; &quot;&amp;[.B136]&amp;&quot; &quot;&amp;[.C136]" office:value-type="string" office:string-value="N135 G106 P0" calcext:value-type="string">
            <text:p>N135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136</text:p>
          </table:table-cell>
          <table:table-cell table:formula="of:=[.B132]" office:value-type="string" office:string-value="G105" calcext:value-type="string">
            <text:p>G105</text:p>
          </table:table-cell>
          <table:table-cell table:formula="of:=[.C132]" office:value-type="string" office:string-value="PY7.79553191489362" calcext:value-type="string">
            <text:p>PY7.79553191489362</text:p>
          </table:table-cell>
          <table:table-cell/>
          <table:table-cell table:formula="of:=[.A137]&amp;&quot; &quot;&amp;[.B137]&amp;&quot; &quot;&amp;[.C137]" office:value-type="string" office:string-value="N136 G105 PY7.79553191489362" calcext:value-type="string">
            <text:p>N136 G105 PY7.79553191489362</text:p>
          </table:table-cell>
          <table:table-cell table:number-columns-repeated="2"/>
          <table:table-cell table:formula="of:=[.H132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37</text:p>
          </table:table-cell>
          <table:table-cell table:formula="of:=&quot;X&quot;&amp;[.G138]" office:value-type="string" office:string-value="X6747.5" calcext:value-type="string">
            <text:p>X6747.5</text:p>
          </table:table-cell>
          <table:table-cell table:formula="of:=&quot;Y&quot;&amp;[.H138]" office:value-type="string" office:string-value="Y236.477127659574" calcext:value-type="string">
            <text:p>Y236.477127659574</text:p>
          </table:table-cell>
          <table:table-cell/>
          <table:table-cell table:formula="of:=[.A138]&amp;&quot; &quot;&amp;[.B138]&amp;&quot; &quot;&amp;[.C138]" office:value-type="string" office:string-value="N137 X6747.5 Y236.477127659574" calcext:value-type="string">
            <text:p>N137 X6747.5 Y236.477127659574</text:p>
          </table:table-cell>
          <table:table-cell/>
          <table:table-cell table:formula="of:=[.G133]" office:value-type="float" office:value="6747.5" calcext:value-type="float">
            <text:p>6747.5</text:p>
          </table:table-cell>
          <table:table-cell table:formula="of:=[.H133]+[.$K$13]" office:value-type="float" office:value="236.477127659574" calcext:value-type="float">
            <text:p>236.47712765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38</text:p>
          </table:table-cell>
          <table:table-cell table:formula="of:=[.B134]" office:value-type="string" office:string-value="G106" calcext:value-type="string">
            <text:p>G106</text:p>
          </table:table-cell>
          <table:table-cell table:formula="of:=[.C134]" office:value-type="string" office:string-value="P3" calcext:value-type="string">
            <text:p>P3</text:p>
          </table:table-cell>
          <table:table-cell/>
          <table:table-cell table:formula="of:=[.A139]&amp;&quot; &quot;&amp;[.B139]&amp;&quot; &quot;&amp;[.C139]" office:value-type="string" office:string-value="N138 G106 P3" calcext:value-type="string">
            <text:p>N138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139</text:p>
          </table:table-cell>
          <table:table-cell table:formula="of:=&quot;X&quot;&amp;[.G140]" office:value-type="string" office:string-value="X12.5" calcext:value-type="string">
            <text:p>X12.5</text:p>
          </table:table-cell>
          <table:table-cell table:formula="of:=&quot;Y&quot;&amp;[.H140]" office:value-type="string" office:string-value="Y235.477127659574" calcext:value-type="string">
            <text:p>Y235.477127659574</text:p>
          </table:table-cell>
          <table:table-cell/>
          <table:table-cell table:formula="of:=[.A140]&amp;&quot; &quot;&amp;[.B140]&amp;&quot; &quot;&amp;[.C140]" office:value-type="string" office:string-value="N139 X12.5 Y235.477127659574" calcext:value-type="string">
            <text:p>N139 X12.5 Y235.477127659574</text:p>
          </table:table-cell>
          <table:table-cell/>
          <table:table-cell table:formula="of:=[.G135]" office:value-type="float" office:value="12.5" calcext:value-type="float">
            <text:p>12.5</text:p>
          </table:table-cell>
          <table:table-cell table:formula="of:=[.H135]+[.$K$13]" office:value-type="float" office:value="235.477127659574" calcext:value-type="float">
            <text:p>235.47712765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40</text:p>
          </table:table-cell>
          <table:table-cell table:formula="of:=[.B136]" office:value-type="string" office:string-value="G106" calcext:value-type="string">
            <text:p>G106</text:p>
          </table:table-cell>
          <table:table-cell table:formula="of:=[.C136]" office:value-type="string" office:string-value="P0" calcext:value-type="string">
            <text:p>P0</text:p>
          </table:table-cell>
          <table:table-cell/>
          <table:table-cell table:formula="of:=[.A141]&amp;&quot; &quot;&amp;[.B141]&amp;&quot; &quot;&amp;[.C141]" office:value-type="string" office:string-value="N140 G106 P0" calcext:value-type="string">
            <text:p>N140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141</text:p>
          </table:table-cell>
          <table:table-cell table:formula="of:=[.B137]" office:value-type="string" office:string-value="G105" calcext:value-type="string">
            <text:p>G105</text:p>
          </table:table-cell>
          <table:table-cell table:formula="of:=[.C137]" office:value-type="string" office:string-value="PY7.79553191489362" calcext:value-type="string">
            <text:p>PY7.79553191489362</text:p>
          </table:table-cell>
          <table:table-cell/>
          <table:table-cell table:formula="of:=[.A142]&amp;&quot; &quot;&amp;[.B142]&amp;&quot; &quot;&amp;[.C142]" office:value-type="string" office:string-value="N141 G105 PY7.79553191489362" calcext:value-type="string">
            <text:p>N141 G105 PY7.79553191489362</text:p>
          </table:table-cell>
          <table:table-cell table:number-columns-repeated="2"/>
          <table:table-cell table:formula="of:=[.H137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42</text:p>
          </table:table-cell>
          <table:table-cell table:formula="of:=&quot;X&quot;&amp;[.G143]" office:value-type="string" office:string-value="X6747.5" calcext:value-type="string">
            <text:p>X6747.5</text:p>
          </table:table-cell>
          <table:table-cell table:formula="of:=&quot;Y&quot;&amp;[.H143]" office:value-type="string" office:string-value="Y241.272659574468" calcext:value-type="string">
            <text:p>Y241.272659574468</text:p>
          </table:table-cell>
          <table:table-cell/>
          <table:table-cell table:formula="of:=[.A143]&amp;&quot; &quot;&amp;[.B143]&amp;&quot; &quot;&amp;[.C143]" office:value-type="string" office:string-value="N142 X6747.5 Y241.272659574468" calcext:value-type="string">
            <text:p>N142 X6747.5 Y241.272659574468</text:p>
          </table:table-cell>
          <table:table-cell/>
          <table:table-cell table:formula="of:=[.G138]" office:value-type="float" office:value="6747.5" calcext:value-type="float">
            <text:p>6747.5</text:p>
          </table:table-cell>
          <table:table-cell table:formula="of:=[.H138]+[.$K$13]" office:value-type="float" office:value="241.272659574468" calcext:value-type="float">
            <text:p>241.27265957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43</text:p>
          </table:table-cell>
          <table:table-cell table:formula="of:=[.B139]" office:value-type="string" office:string-value="G106" calcext:value-type="string">
            <text:p>G106</text:p>
          </table:table-cell>
          <table:table-cell table:formula="of:=[.C139]" office:value-type="string" office:string-value="P3" calcext:value-type="string">
            <text:p>P3</text:p>
          </table:table-cell>
          <table:table-cell/>
          <table:table-cell table:formula="of:=[.A144]&amp;&quot; &quot;&amp;[.B144]&amp;&quot; &quot;&amp;[.C144]" office:value-type="string" office:string-value="N143 G106 P3" calcext:value-type="string">
            <text:p>N143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144</text:p>
          </table:table-cell>
          <table:table-cell table:formula="of:=&quot;X&quot;&amp;[.G145]" office:value-type="string" office:string-value="X12.5" calcext:value-type="string">
            <text:p>X12.5</text:p>
          </table:table-cell>
          <table:table-cell table:formula="of:=&quot;Y&quot;&amp;[.H145]" office:value-type="string" office:string-value="Y240.272659574468" calcext:value-type="string">
            <text:p>Y240.272659574468</text:p>
          </table:table-cell>
          <table:table-cell/>
          <table:table-cell table:formula="of:=[.A145]&amp;&quot; &quot;&amp;[.B145]&amp;&quot; &quot;&amp;[.C145]" office:value-type="string" office:string-value="N144 X12.5 Y240.272659574468" calcext:value-type="string">
            <text:p>N144 X12.5 Y240.272659574468</text:p>
          </table:table-cell>
          <table:table-cell/>
          <table:table-cell table:formula="of:=[.G140]" office:value-type="float" office:value="12.5" calcext:value-type="float">
            <text:p>12.5</text:p>
          </table:table-cell>
          <table:table-cell table:formula="of:=[.H140]+[.$K$13]" office:value-type="float" office:value="240.272659574468" calcext:value-type="float">
            <text:p>240.27265957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45</text:p>
          </table:table-cell>
          <table:table-cell table:formula="of:=[.B141]" office:value-type="string" office:string-value="G106" calcext:value-type="string">
            <text:p>G106</text:p>
          </table:table-cell>
          <table:table-cell table:formula="of:=[.C141]" office:value-type="string" office:string-value="P0" calcext:value-type="string">
            <text:p>P0</text:p>
          </table:table-cell>
          <table:table-cell/>
          <table:table-cell table:formula="of:=[.A146]&amp;&quot; &quot;&amp;[.B146]&amp;&quot; &quot;&amp;[.C146]" office:value-type="string" office:string-value="N145 G106 P0" calcext:value-type="string">
            <text:p>N145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146</text:p>
          </table:table-cell>
          <table:table-cell table:formula="of:=[.B142]" office:value-type="string" office:string-value="G105" calcext:value-type="string">
            <text:p>G105</text:p>
          </table:table-cell>
          <table:table-cell table:formula="of:=[.C142]" office:value-type="string" office:string-value="PY7.79553191489362" calcext:value-type="string">
            <text:p>PY7.79553191489362</text:p>
          </table:table-cell>
          <table:table-cell/>
          <table:table-cell table:formula="of:=[.A147]&amp;&quot; &quot;&amp;[.B147]&amp;&quot; &quot;&amp;[.C147]" office:value-type="string" office:string-value="N146 G105 PY7.79553191489362" calcext:value-type="string">
            <text:p>N146 G105 PY7.79553191489362</text:p>
          </table:table-cell>
          <table:table-cell table:number-columns-repeated="2"/>
          <table:table-cell table:formula="of:=[.H142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47</text:p>
          </table:table-cell>
          <table:table-cell table:formula="of:=&quot;X&quot;&amp;[.G148]" office:value-type="string" office:string-value="X6747.5" calcext:value-type="string">
            <text:p>X6747.5</text:p>
          </table:table-cell>
          <table:table-cell table:formula="of:=&quot;Y&quot;&amp;[.H148]" office:value-type="string" office:string-value="Y246.068191489362" calcext:value-type="string">
            <text:p>Y246.068191489362</text:p>
          </table:table-cell>
          <table:table-cell/>
          <table:table-cell table:formula="of:=[.A148]&amp;&quot; &quot;&amp;[.B148]&amp;&quot; &quot;&amp;[.C148]" office:value-type="string" office:string-value="N147 X6747.5 Y246.068191489362" calcext:value-type="string">
            <text:p>N147 X6747.5 Y246.068191489362</text:p>
          </table:table-cell>
          <table:table-cell/>
          <table:table-cell table:formula="of:=[.G143]" office:value-type="float" office:value="6747.5" calcext:value-type="float">
            <text:p>6747.5</text:p>
          </table:table-cell>
          <table:table-cell table:formula="of:=[.H143]+[.$K$13]" office:value-type="float" office:value="246.068191489362" calcext:value-type="float">
            <text:p>246.068191489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48</text:p>
          </table:table-cell>
          <table:table-cell table:formula="of:=[.B144]" office:value-type="string" office:string-value="G106" calcext:value-type="string">
            <text:p>G106</text:p>
          </table:table-cell>
          <table:table-cell table:formula="of:=[.C144]" office:value-type="string" office:string-value="P3" calcext:value-type="string">
            <text:p>P3</text:p>
          </table:table-cell>
          <table:table-cell/>
          <table:table-cell table:formula="of:=[.A149]&amp;&quot; &quot;&amp;[.B149]&amp;&quot; &quot;&amp;[.C149]" office:value-type="string" office:string-value="N148 G106 P3" calcext:value-type="string">
            <text:p>N148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149</text:p>
          </table:table-cell>
          <table:table-cell table:formula="of:=&quot;X&quot;&amp;[.G150]" office:value-type="string" office:string-value="X12.5" calcext:value-type="string">
            <text:p>X12.5</text:p>
          </table:table-cell>
          <table:table-cell table:formula="of:=&quot;Y&quot;&amp;[.H150]" office:value-type="string" office:string-value="Y245.068191489362" calcext:value-type="string">
            <text:p>Y245.068191489362</text:p>
          </table:table-cell>
          <table:table-cell/>
          <table:table-cell table:formula="of:=[.A150]&amp;&quot; &quot;&amp;[.B150]&amp;&quot; &quot;&amp;[.C150]" office:value-type="string" office:string-value="N149 X12.5 Y245.068191489362" calcext:value-type="string">
            <text:p>N149 X12.5 Y245.068191489362</text:p>
          </table:table-cell>
          <table:table-cell/>
          <table:table-cell table:formula="of:=[.G145]" office:value-type="float" office:value="12.5" calcext:value-type="float">
            <text:p>12.5</text:p>
          </table:table-cell>
          <table:table-cell table:formula="of:=[.H145]+[.$K$13]" office:value-type="float" office:value="245.068191489362" calcext:value-type="float">
            <text:p>245.068191489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50</text:p>
          </table:table-cell>
          <table:table-cell table:formula="of:=[.B146]" office:value-type="string" office:string-value="G106" calcext:value-type="string">
            <text:p>G106</text:p>
          </table:table-cell>
          <table:table-cell table:formula="of:=[.C146]" office:value-type="string" office:string-value="P0" calcext:value-type="string">
            <text:p>P0</text:p>
          </table:table-cell>
          <table:table-cell/>
          <table:table-cell table:formula="of:=[.A151]&amp;&quot; &quot;&amp;[.B151]&amp;&quot; &quot;&amp;[.C151]" office:value-type="string" office:string-value="N150 G106 P0" calcext:value-type="string">
            <text:p>N150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151</text:p>
          </table:table-cell>
          <table:table-cell table:formula="of:=[.B147]" office:value-type="string" office:string-value="G105" calcext:value-type="string">
            <text:p>G105</text:p>
          </table:table-cell>
          <table:table-cell table:formula="of:=[.C147]" office:value-type="string" office:string-value="PY7.79553191489362" calcext:value-type="string">
            <text:p>PY7.79553191489362</text:p>
          </table:table-cell>
          <table:table-cell/>
          <table:table-cell table:formula="of:=[.A152]&amp;&quot; &quot;&amp;[.B152]&amp;&quot; &quot;&amp;[.C152]" office:value-type="string" office:string-value="N151 G105 PY7.79553191489362" calcext:value-type="string">
            <text:p>N151 G105 PY7.79553191489362</text:p>
          </table:table-cell>
          <table:table-cell table:number-columns-repeated="2"/>
          <table:table-cell table:formula="of:=[.H147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52</text:p>
          </table:table-cell>
          <table:table-cell table:formula="of:=&quot;X&quot;&amp;[.G153]" office:value-type="string" office:string-value="X6747.5" calcext:value-type="string">
            <text:p>X6747.5</text:p>
          </table:table-cell>
          <table:table-cell table:formula="of:=&quot;Y&quot;&amp;[.H153]" office:value-type="string" office:string-value="Y250.863723404255" calcext:value-type="string">
            <text:p>Y250.863723404255</text:p>
          </table:table-cell>
          <table:table-cell/>
          <table:table-cell table:formula="of:=[.A153]&amp;&quot; &quot;&amp;[.B153]&amp;&quot; &quot;&amp;[.C153]" office:value-type="string" office:string-value="N152 X6747.5 Y250.863723404255" calcext:value-type="string">
            <text:p>N152 X6747.5 Y250.863723404255</text:p>
          </table:table-cell>
          <table:table-cell/>
          <table:table-cell table:formula="of:=[.G148]" office:value-type="float" office:value="6747.5" calcext:value-type="float">
            <text:p>6747.5</text:p>
          </table:table-cell>
          <table:table-cell table:formula="of:=[.H148]+[.$K$13]" office:value-type="float" office:value="250.863723404255" calcext:value-type="float">
            <text:p>250.86372340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53</text:p>
          </table:table-cell>
          <table:table-cell table:formula="of:=[.B149]" office:value-type="string" office:string-value="G106" calcext:value-type="string">
            <text:p>G106</text:p>
          </table:table-cell>
          <table:table-cell table:formula="of:=[.C149]" office:value-type="string" office:string-value="P3" calcext:value-type="string">
            <text:p>P3</text:p>
          </table:table-cell>
          <table:table-cell/>
          <table:table-cell table:formula="of:=[.A154]&amp;&quot; &quot;&amp;[.B154]&amp;&quot; &quot;&amp;[.C154]" office:value-type="string" office:string-value="N153 G106 P3" calcext:value-type="string">
            <text:p>N153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154</text:p>
          </table:table-cell>
          <table:table-cell table:formula="of:=&quot;X&quot;&amp;[.G155]" office:value-type="string" office:string-value="X12.5" calcext:value-type="string">
            <text:p>X12.5</text:p>
          </table:table-cell>
          <table:table-cell table:formula="of:=&quot;Y&quot;&amp;[.H155]" office:value-type="string" office:string-value="Y249.863723404255" calcext:value-type="string">
            <text:p>Y249.863723404255</text:p>
          </table:table-cell>
          <table:table-cell/>
          <table:table-cell table:formula="of:=[.A155]&amp;&quot; &quot;&amp;[.B155]&amp;&quot; &quot;&amp;[.C155]" office:value-type="string" office:string-value="N154 X12.5 Y249.863723404255" calcext:value-type="string">
            <text:p>N154 X12.5 Y249.863723404255</text:p>
          </table:table-cell>
          <table:table-cell/>
          <table:table-cell table:formula="of:=[.G150]" office:value-type="float" office:value="12.5" calcext:value-type="float">
            <text:p>12.5</text:p>
          </table:table-cell>
          <table:table-cell table:formula="of:=[.H150]+[.$K$13]" office:value-type="float" office:value="249.863723404255" calcext:value-type="float">
            <text:p>249.86372340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55</text:p>
          </table:table-cell>
          <table:table-cell table:formula="of:=[.B151]" office:value-type="string" office:string-value="G106" calcext:value-type="string">
            <text:p>G106</text:p>
          </table:table-cell>
          <table:table-cell table:formula="of:=[.C151]" office:value-type="string" office:string-value="P0" calcext:value-type="string">
            <text:p>P0</text:p>
          </table:table-cell>
          <table:table-cell/>
          <table:table-cell table:formula="of:=[.A156]&amp;&quot; &quot;&amp;[.B156]&amp;&quot; &quot;&amp;[.C156]" office:value-type="string" office:string-value="N155 G106 P0" calcext:value-type="string">
            <text:p>N155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156</text:p>
          </table:table-cell>
          <table:table-cell table:formula="of:=[.B152]" office:value-type="string" office:string-value="G105" calcext:value-type="string">
            <text:p>G105</text:p>
          </table:table-cell>
          <table:table-cell table:formula="of:=[.C152]" office:value-type="string" office:string-value="PY7.79553191489362" calcext:value-type="string">
            <text:p>PY7.79553191489362</text:p>
          </table:table-cell>
          <table:table-cell/>
          <table:table-cell table:formula="of:=[.A157]&amp;&quot; &quot;&amp;[.B157]&amp;&quot; &quot;&amp;[.C157]" office:value-type="string" office:string-value="N156 G105 PY7.79553191489362" calcext:value-type="string">
            <text:p>N156 G105 PY7.79553191489362</text:p>
          </table:table-cell>
          <table:table-cell table:number-columns-repeated="2"/>
          <table:table-cell table:formula="of:=[.H152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57</text:p>
          </table:table-cell>
          <table:table-cell table:formula="of:=&quot;X&quot;&amp;[.G158]" office:value-type="string" office:string-value="X6747.5" calcext:value-type="string">
            <text:p>X6747.5</text:p>
          </table:table-cell>
          <table:table-cell table:formula="of:=&quot;Y&quot;&amp;[.H158]" office:value-type="string" office:string-value="Y255.659255319149" calcext:value-type="string">
            <text:p>Y255.659255319149</text:p>
          </table:table-cell>
          <table:table-cell/>
          <table:table-cell table:formula="of:=[.A158]&amp;&quot; &quot;&amp;[.B158]&amp;&quot; &quot;&amp;[.C158]" office:value-type="string" office:string-value="N157 X6747.5 Y255.659255319149" calcext:value-type="string">
            <text:p>N157 X6747.5 Y255.659255319149</text:p>
          </table:table-cell>
          <table:table-cell/>
          <table:table-cell table:formula="of:=[.G153]" office:value-type="float" office:value="6747.5" calcext:value-type="float">
            <text:p>6747.5</text:p>
          </table:table-cell>
          <table:table-cell table:formula="of:=[.H153]+[.$K$13]" office:value-type="float" office:value="255.659255319149" calcext:value-type="float">
            <text:p>255.659255319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58</text:p>
          </table:table-cell>
          <table:table-cell table:formula="of:=[.B154]" office:value-type="string" office:string-value="G106" calcext:value-type="string">
            <text:p>G106</text:p>
          </table:table-cell>
          <table:table-cell table:formula="of:=[.C154]" office:value-type="string" office:string-value="P3" calcext:value-type="string">
            <text:p>P3</text:p>
          </table:table-cell>
          <table:table-cell/>
          <table:table-cell table:formula="of:=[.A159]&amp;&quot; &quot;&amp;[.B159]&amp;&quot; &quot;&amp;[.C159]" office:value-type="string" office:string-value="N158 G106 P3" calcext:value-type="string">
            <text:p>N158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159</text:p>
          </table:table-cell>
          <table:table-cell table:formula="of:=&quot;X&quot;&amp;[.G160]" office:value-type="string" office:string-value="X12.5" calcext:value-type="string">
            <text:p>X12.5</text:p>
          </table:table-cell>
          <table:table-cell table:formula="of:=&quot;Y&quot;&amp;[.H160]" office:value-type="string" office:string-value="Y254.659255319149" calcext:value-type="string">
            <text:p>Y254.659255319149</text:p>
          </table:table-cell>
          <table:table-cell/>
          <table:table-cell table:formula="of:=[.A160]&amp;&quot; &quot;&amp;[.B160]&amp;&quot; &quot;&amp;[.C160]" office:value-type="string" office:string-value="N159 X12.5 Y254.659255319149" calcext:value-type="string">
            <text:p>N159 X12.5 Y254.659255319149</text:p>
          </table:table-cell>
          <table:table-cell/>
          <table:table-cell table:formula="of:=[.G155]" office:value-type="float" office:value="12.5" calcext:value-type="float">
            <text:p>12.5</text:p>
          </table:table-cell>
          <table:table-cell table:formula="of:=[.H155]+[.$K$13]" office:value-type="float" office:value="254.659255319149" calcext:value-type="float">
            <text:p>254.659255319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60</text:p>
          </table:table-cell>
          <table:table-cell table:formula="of:=[.B156]" office:value-type="string" office:string-value="G106" calcext:value-type="string">
            <text:p>G106</text:p>
          </table:table-cell>
          <table:table-cell table:formula="of:=[.C156]" office:value-type="string" office:string-value="P0" calcext:value-type="string">
            <text:p>P0</text:p>
          </table:table-cell>
          <table:table-cell/>
          <table:table-cell table:formula="of:=[.A161]&amp;&quot; &quot;&amp;[.B161]&amp;&quot; &quot;&amp;[.C161]" office:value-type="string" office:string-value="N160 G106 P0" calcext:value-type="string">
            <text:p>N160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161</text:p>
          </table:table-cell>
          <table:table-cell table:formula="of:=[.B157]" office:value-type="string" office:string-value="G105" calcext:value-type="string">
            <text:p>G105</text:p>
          </table:table-cell>
          <table:table-cell table:formula="of:=[.C157]" office:value-type="string" office:string-value="PY7.79553191489362" calcext:value-type="string">
            <text:p>PY7.79553191489362</text:p>
          </table:table-cell>
          <table:table-cell/>
          <table:table-cell table:formula="of:=[.A162]&amp;&quot; &quot;&amp;[.B162]&amp;&quot; &quot;&amp;[.C162]" office:value-type="string" office:string-value="N161 G105 PY7.79553191489362" calcext:value-type="string">
            <text:p>N161 G105 PY7.79553191489362</text:p>
          </table:table-cell>
          <table:table-cell table:number-columns-repeated="2"/>
          <table:table-cell table:formula="of:=[.H157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62</text:p>
          </table:table-cell>
          <table:table-cell table:formula="of:=&quot;X&quot;&amp;[.G163]" office:value-type="string" office:string-value="X6747.5" calcext:value-type="string">
            <text:p>X6747.5</text:p>
          </table:table-cell>
          <table:table-cell table:formula="of:=&quot;Y&quot;&amp;[.H163]" office:value-type="string" office:string-value="Y260.454787234042" calcext:value-type="string">
            <text:p>Y260.454787234042</text:p>
          </table:table-cell>
          <table:table-cell/>
          <table:table-cell table:formula="of:=[.A163]&amp;&quot; &quot;&amp;[.B163]&amp;&quot; &quot;&amp;[.C163]" office:value-type="string" office:string-value="N162 X6747.5 Y260.454787234042" calcext:value-type="string">
            <text:p>N162 X6747.5 Y260.454787234042</text:p>
          </table:table-cell>
          <table:table-cell/>
          <table:table-cell table:formula="of:=[.G158]" office:value-type="float" office:value="6747.5" calcext:value-type="float">
            <text:p>6747.5</text:p>
          </table:table-cell>
          <table:table-cell table:formula="of:=[.H158]+[.$K$13]" office:value-type="float" office:value="260.454787234042" calcext:value-type="float">
            <text:p>260.4547872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63</text:p>
          </table:table-cell>
          <table:table-cell table:formula="of:=[.B159]" office:value-type="string" office:string-value="G106" calcext:value-type="string">
            <text:p>G106</text:p>
          </table:table-cell>
          <table:table-cell table:formula="of:=[.C159]" office:value-type="string" office:string-value="P3" calcext:value-type="string">
            <text:p>P3</text:p>
          </table:table-cell>
          <table:table-cell/>
          <table:table-cell table:formula="of:=[.A164]&amp;&quot; &quot;&amp;[.B164]&amp;&quot; &quot;&amp;[.C164]" office:value-type="string" office:string-value="N163 G106 P3" calcext:value-type="string">
            <text:p>N163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164</text:p>
          </table:table-cell>
          <table:table-cell table:formula="of:=&quot;X&quot;&amp;[.G165]" office:value-type="string" office:string-value="X12.5" calcext:value-type="string">
            <text:p>X12.5</text:p>
          </table:table-cell>
          <table:table-cell table:formula="of:=&quot;Y&quot;&amp;[.H165]" office:value-type="string" office:string-value="Y259.454787234043" calcext:value-type="string">
            <text:p>Y259.454787234043</text:p>
          </table:table-cell>
          <table:table-cell/>
          <table:table-cell table:formula="of:=[.A165]&amp;&quot; &quot;&amp;[.B165]&amp;&quot; &quot;&amp;[.C165]" office:value-type="string" office:string-value="N164 X12.5 Y259.454787234043" calcext:value-type="string">
            <text:p>N164 X12.5 Y259.454787234043</text:p>
          </table:table-cell>
          <table:table-cell/>
          <table:table-cell table:formula="of:=[.G160]" office:value-type="float" office:value="12.5" calcext:value-type="float">
            <text:p>12.5</text:p>
          </table:table-cell>
          <table:table-cell table:formula="of:=[.H160]+[.$K$13]" office:value-type="float" office:value="259.454787234043" calcext:value-type="float">
            <text:p>259.4547872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65</text:p>
          </table:table-cell>
          <table:table-cell table:formula="of:=[.B161]" office:value-type="string" office:string-value="G106" calcext:value-type="string">
            <text:p>G106</text:p>
          </table:table-cell>
          <table:table-cell table:formula="of:=[.C161]" office:value-type="string" office:string-value="P0" calcext:value-type="string">
            <text:p>P0</text:p>
          </table:table-cell>
          <table:table-cell/>
          <table:table-cell table:formula="of:=[.A166]&amp;&quot; &quot;&amp;[.B166]&amp;&quot; &quot;&amp;[.C166]" office:value-type="string" office:string-value="N165 G106 P0" calcext:value-type="string">
            <text:p>N165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166</text:p>
          </table:table-cell>
          <table:table-cell table:formula="of:=[.B162]" office:value-type="string" office:string-value="G105" calcext:value-type="string">
            <text:p>G105</text:p>
          </table:table-cell>
          <table:table-cell table:formula="of:=[.C162]" office:value-type="string" office:string-value="PY7.79553191489362" calcext:value-type="string">
            <text:p>PY7.79553191489362</text:p>
          </table:table-cell>
          <table:table-cell/>
          <table:table-cell table:formula="of:=[.A167]&amp;&quot; &quot;&amp;[.B167]&amp;&quot; &quot;&amp;[.C167]" office:value-type="string" office:string-value="N166 G105 PY7.79553191489362" calcext:value-type="string">
            <text:p>N166 G105 PY7.79553191489362</text:p>
          </table:table-cell>
          <table:table-cell table:number-columns-repeated="2"/>
          <table:table-cell table:formula="of:=[.H162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67</text:p>
          </table:table-cell>
          <table:table-cell table:formula="of:=&quot;X&quot;&amp;[.G168]" office:value-type="string" office:string-value="X6747.5" calcext:value-type="string">
            <text:p>X6747.5</text:p>
          </table:table-cell>
          <table:table-cell table:formula="of:=&quot;Y&quot;&amp;[.H168]" office:value-type="string" office:string-value="Y265.250319148936" calcext:value-type="string">
            <text:p>Y265.250319148936</text:p>
          </table:table-cell>
          <table:table-cell/>
          <table:table-cell table:formula="of:=[.A168]&amp;&quot; &quot;&amp;[.B168]&amp;&quot; &quot;&amp;[.C168]" office:value-type="string" office:string-value="N167 X6747.5 Y265.250319148936" calcext:value-type="string">
            <text:p>N167 X6747.5 Y265.250319148936</text:p>
          </table:table-cell>
          <table:table-cell/>
          <table:table-cell table:formula="of:=[.G163]" office:value-type="float" office:value="6747.5" calcext:value-type="float">
            <text:p>6747.5</text:p>
          </table:table-cell>
          <table:table-cell table:formula="of:=[.H163]+[.$K$13]" office:value-type="float" office:value="265.250319148936" calcext:value-type="float">
            <text:p>265.25031914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68</text:p>
          </table:table-cell>
          <table:table-cell table:formula="of:=[.B164]" office:value-type="string" office:string-value="G106" calcext:value-type="string">
            <text:p>G106</text:p>
          </table:table-cell>
          <table:table-cell table:formula="of:=[.C164]" office:value-type="string" office:string-value="P3" calcext:value-type="string">
            <text:p>P3</text:p>
          </table:table-cell>
          <table:table-cell/>
          <table:table-cell table:formula="of:=[.A169]&amp;&quot; &quot;&amp;[.B169]&amp;&quot; &quot;&amp;[.C169]" office:value-type="string" office:string-value="N168 G106 P3" calcext:value-type="string">
            <text:p>N168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169</text:p>
          </table:table-cell>
          <table:table-cell table:formula="of:=&quot;X&quot;&amp;[.G170]" office:value-type="string" office:string-value="X12.5" calcext:value-type="string">
            <text:p>X12.5</text:p>
          </table:table-cell>
          <table:table-cell table:formula="of:=&quot;Y&quot;&amp;[.H170]" office:value-type="string" office:string-value="Y264.250319148936" calcext:value-type="string">
            <text:p>Y264.250319148936</text:p>
          </table:table-cell>
          <table:table-cell/>
          <table:table-cell table:formula="of:=[.A170]&amp;&quot; &quot;&amp;[.B170]&amp;&quot; &quot;&amp;[.C170]" office:value-type="string" office:string-value="N169 X12.5 Y264.250319148936" calcext:value-type="string">
            <text:p>N169 X12.5 Y264.250319148936</text:p>
          </table:table-cell>
          <table:table-cell/>
          <table:table-cell table:formula="of:=[.G165]" office:value-type="float" office:value="12.5" calcext:value-type="float">
            <text:p>12.5</text:p>
          </table:table-cell>
          <table:table-cell table:formula="of:=[.H165]+[.$K$13]" office:value-type="float" office:value="264.250319148936" calcext:value-type="float">
            <text:p>264.25031914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70</text:p>
          </table:table-cell>
          <table:table-cell table:formula="of:=[.B166]" office:value-type="string" office:string-value="G106" calcext:value-type="string">
            <text:p>G106</text:p>
          </table:table-cell>
          <table:table-cell table:formula="of:=[.C166]" office:value-type="string" office:string-value="P0" calcext:value-type="string">
            <text:p>P0</text:p>
          </table:table-cell>
          <table:table-cell/>
          <table:table-cell table:formula="of:=[.A171]&amp;&quot; &quot;&amp;[.B171]&amp;&quot; &quot;&amp;[.C171]" office:value-type="string" office:string-value="N170 G106 P0" calcext:value-type="string">
            <text:p>N170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171</text:p>
          </table:table-cell>
          <table:table-cell table:formula="of:=[.B167]" office:value-type="string" office:string-value="G105" calcext:value-type="string">
            <text:p>G105</text:p>
          </table:table-cell>
          <table:table-cell table:formula="of:=[.C167]" office:value-type="string" office:string-value="PY7.79553191489362" calcext:value-type="string">
            <text:p>PY7.79553191489362</text:p>
          </table:table-cell>
          <table:table-cell/>
          <table:table-cell table:formula="of:=[.A172]&amp;&quot; &quot;&amp;[.B172]&amp;&quot; &quot;&amp;[.C172]" office:value-type="string" office:string-value="N171 G105 PY7.79553191489362" calcext:value-type="string">
            <text:p>N171 G105 PY7.79553191489362</text:p>
          </table:table-cell>
          <table:table-cell table:number-columns-repeated="2"/>
          <table:table-cell table:formula="of:=[.H167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72</text:p>
          </table:table-cell>
          <table:table-cell table:formula="of:=&quot;X&quot;&amp;[.G173]" office:value-type="string" office:string-value="X6747.5" calcext:value-type="string">
            <text:p>X6747.5</text:p>
          </table:table-cell>
          <table:table-cell table:formula="of:=&quot;Y&quot;&amp;[.H173]" office:value-type="string" office:string-value="Y270.04585106383" calcext:value-type="string">
            <text:p>Y270.04585106383</text:p>
          </table:table-cell>
          <table:table-cell/>
          <table:table-cell table:formula="of:=[.A173]&amp;&quot; &quot;&amp;[.B173]&amp;&quot; &quot;&amp;[.C173]" office:value-type="string" office:string-value="N172 X6747.5 Y270.04585106383" calcext:value-type="string">
            <text:p>N172 X6747.5 Y270.04585106383</text:p>
          </table:table-cell>
          <table:table-cell/>
          <table:table-cell table:formula="of:=[.G168]" office:value-type="float" office:value="6747.5" calcext:value-type="float">
            <text:p>6747.5</text:p>
          </table:table-cell>
          <table:table-cell table:formula="of:=[.H168]+[.$K$13]" office:value-type="float" office:value="270.04585106383" calcext:value-type="float">
            <text:p>270.04585106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73</text:p>
          </table:table-cell>
          <table:table-cell table:formula="of:=[.B169]" office:value-type="string" office:string-value="G106" calcext:value-type="string">
            <text:p>G106</text:p>
          </table:table-cell>
          <table:table-cell table:formula="of:=[.C169]" office:value-type="string" office:string-value="P3" calcext:value-type="string">
            <text:p>P3</text:p>
          </table:table-cell>
          <table:table-cell/>
          <table:table-cell table:formula="of:=[.A174]&amp;&quot; &quot;&amp;[.B174]&amp;&quot; &quot;&amp;[.C174]" office:value-type="string" office:string-value="N173 G106 P3" calcext:value-type="string">
            <text:p>N173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174</text:p>
          </table:table-cell>
          <table:table-cell table:formula="of:=&quot;X&quot;&amp;[.G175]" office:value-type="string" office:string-value="X12.5" calcext:value-type="string">
            <text:p>X12.5</text:p>
          </table:table-cell>
          <table:table-cell table:formula="of:=&quot;Y&quot;&amp;[.H175]" office:value-type="string" office:string-value="Y269.04585106383" calcext:value-type="string">
            <text:p>Y269.04585106383</text:p>
          </table:table-cell>
          <table:table-cell/>
          <table:table-cell table:formula="of:=[.A175]&amp;&quot; &quot;&amp;[.B175]&amp;&quot; &quot;&amp;[.C175]" office:value-type="string" office:string-value="N174 X12.5 Y269.04585106383" calcext:value-type="string">
            <text:p>N174 X12.5 Y269.04585106383</text:p>
          </table:table-cell>
          <table:table-cell/>
          <table:table-cell table:formula="of:=[.G170]" office:value-type="float" office:value="12.5" calcext:value-type="float">
            <text:p>12.5</text:p>
          </table:table-cell>
          <table:table-cell table:formula="of:=[.H170]+[.$K$13]" office:value-type="float" office:value="269.04585106383" calcext:value-type="float">
            <text:p>269.04585106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75</text:p>
          </table:table-cell>
          <table:table-cell table:formula="of:=[.B171]" office:value-type="string" office:string-value="G106" calcext:value-type="string">
            <text:p>G106</text:p>
          </table:table-cell>
          <table:table-cell table:formula="of:=[.C171]" office:value-type="string" office:string-value="P0" calcext:value-type="string">
            <text:p>P0</text:p>
          </table:table-cell>
          <table:table-cell/>
          <table:table-cell table:formula="of:=[.A176]&amp;&quot; &quot;&amp;[.B176]&amp;&quot; &quot;&amp;[.C176]" office:value-type="string" office:string-value="N175 G106 P0" calcext:value-type="string">
            <text:p>N175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176</text:p>
          </table:table-cell>
          <table:table-cell table:formula="of:=[.B172]" office:value-type="string" office:string-value="G105" calcext:value-type="string">
            <text:p>G105</text:p>
          </table:table-cell>
          <table:table-cell table:formula="of:=[.C172]" office:value-type="string" office:string-value="PY7.79553191489362" calcext:value-type="string">
            <text:p>PY7.79553191489362</text:p>
          </table:table-cell>
          <table:table-cell/>
          <table:table-cell table:formula="of:=[.A177]&amp;&quot; &quot;&amp;[.B177]&amp;&quot; &quot;&amp;[.C177]" office:value-type="string" office:string-value="N176 G105 PY7.79553191489362" calcext:value-type="string">
            <text:p>N176 G105 PY7.79553191489362</text:p>
          </table:table-cell>
          <table:table-cell table:number-columns-repeated="2"/>
          <table:table-cell table:formula="of:=[.H172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77</text:p>
          </table:table-cell>
          <table:table-cell table:formula="of:=&quot;X&quot;&amp;[.G178]" office:value-type="string" office:string-value="X6747.5" calcext:value-type="string">
            <text:p>X6747.5</text:p>
          </table:table-cell>
          <table:table-cell table:formula="of:=&quot;Y&quot;&amp;[.H178]" office:value-type="string" office:string-value="Y274.841382978723" calcext:value-type="string">
            <text:p>Y274.841382978723</text:p>
          </table:table-cell>
          <table:table-cell/>
          <table:table-cell table:formula="of:=[.A178]&amp;&quot; &quot;&amp;[.B178]&amp;&quot; &quot;&amp;[.C178]" office:value-type="string" office:string-value="N177 X6747.5 Y274.841382978723" calcext:value-type="string">
            <text:p>N177 X6747.5 Y274.841382978723</text:p>
          </table:table-cell>
          <table:table-cell/>
          <table:table-cell table:formula="of:=[.G173]" office:value-type="float" office:value="6747.5" calcext:value-type="float">
            <text:p>6747.5</text:p>
          </table:table-cell>
          <table:table-cell table:formula="of:=[.H173]+[.$K$13]" office:value-type="float" office:value="274.841382978723" calcext:value-type="float">
            <text:p>274.841382978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78</text:p>
          </table:table-cell>
          <table:table-cell table:formula="of:=[.B174]" office:value-type="string" office:string-value="G106" calcext:value-type="string">
            <text:p>G106</text:p>
          </table:table-cell>
          <table:table-cell table:formula="of:=[.C174]" office:value-type="string" office:string-value="P3" calcext:value-type="string">
            <text:p>P3</text:p>
          </table:table-cell>
          <table:table-cell/>
          <table:table-cell table:formula="of:=[.A179]&amp;&quot; &quot;&amp;[.B179]&amp;&quot; &quot;&amp;[.C179]" office:value-type="string" office:string-value="N178 G106 P3" calcext:value-type="string">
            <text:p>N178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179</text:p>
          </table:table-cell>
          <table:table-cell table:formula="of:=&quot;X&quot;&amp;[.G180]" office:value-type="string" office:string-value="X12.5" calcext:value-type="string">
            <text:p>X12.5</text:p>
          </table:table-cell>
          <table:table-cell table:formula="of:=&quot;Y&quot;&amp;[.H180]" office:value-type="string" office:string-value="Y273.841382978723" calcext:value-type="string">
            <text:p>Y273.841382978723</text:p>
          </table:table-cell>
          <table:table-cell/>
          <table:table-cell table:formula="of:=[.A180]&amp;&quot; &quot;&amp;[.B180]&amp;&quot; &quot;&amp;[.C180]" office:value-type="string" office:string-value="N179 X12.5 Y273.841382978723" calcext:value-type="string">
            <text:p>N179 X12.5 Y273.841382978723</text:p>
          </table:table-cell>
          <table:table-cell/>
          <table:table-cell table:formula="of:=[.G175]" office:value-type="float" office:value="12.5" calcext:value-type="float">
            <text:p>12.5</text:p>
          </table:table-cell>
          <table:table-cell table:formula="of:=[.H175]+[.$K$13]" office:value-type="float" office:value="273.841382978723" calcext:value-type="float">
            <text:p>273.841382978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80</text:p>
          </table:table-cell>
          <table:table-cell table:formula="of:=[.B176]" office:value-type="string" office:string-value="G106" calcext:value-type="string">
            <text:p>G106</text:p>
          </table:table-cell>
          <table:table-cell table:formula="of:=[.C176]" office:value-type="string" office:string-value="P0" calcext:value-type="string">
            <text:p>P0</text:p>
          </table:table-cell>
          <table:table-cell/>
          <table:table-cell table:formula="of:=[.A181]&amp;&quot; &quot;&amp;[.B181]&amp;&quot; &quot;&amp;[.C181]" office:value-type="string" office:string-value="N180 G106 P0" calcext:value-type="string">
            <text:p>N180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181</text:p>
          </table:table-cell>
          <table:table-cell table:formula="of:=[.B177]" office:value-type="string" office:string-value="G105" calcext:value-type="string">
            <text:p>G105</text:p>
          </table:table-cell>
          <table:table-cell table:formula="of:=[.C177]" office:value-type="string" office:string-value="PY7.79553191489362" calcext:value-type="string">
            <text:p>PY7.79553191489362</text:p>
          </table:table-cell>
          <table:table-cell/>
          <table:table-cell table:formula="of:=[.A182]&amp;&quot; &quot;&amp;[.B182]&amp;&quot; &quot;&amp;[.C182]" office:value-type="string" office:string-value="N181 G105 PY7.79553191489362" calcext:value-type="string">
            <text:p>N181 G105 PY7.79553191489362</text:p>
          </table:table-cell>
          <table:table-cell table:number-columns-repeated="2"/>
          <table:table-cell table:formula="of:=[.H177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82</text:p>
          </table:table-cell>
          <table:table-cell table:formula="of:=&quot;X&quot;&amp;[.G183]" office:value-type="string" office:string-value="X6747.5" calcext:value-type="string">
            <text:p>X6747.5</text:p>
          </table:table-cell>
          <table:table-cell table:formula="of:=&quot;Y&quot;&amp;[.H183]" office:value-type="string" office:string-value="Y279.636914893617" calcext:value-type="string">
            <text:p>Y279.636914893617</text:p>
          </table:table-cell>
          <table:table-cell/>
          <table:table-cell table:formula="of:=[.A183]&amp;&quot; &quot;&amp;[.B183]&amp;&quot; &quot;&amp;[.C183]" office:value-type="string" office:string-value="N182 X6747.5 Y279.636914893617" calcext:value-type="string">
            <text:p>N182 X6747.5 Y279.636914893617</text:p>
          </table:table-cell>
          <table:table-cell/>
          <table:table-cell table:formula="of:=[.G178]" office:value-type="float" office:value="6747.5" calcext:value-type="float">
            <text:p>6747.5</text:p>
          </table:table-cell>
          <table:table-cell table:formula="of:=[.H178]+[.$K$13]" office:value-type="float" office:value="279.636914893617" calcext:value-type="float">
            <text:p>279.63691489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83</text:p>
          </table:table-cell>
          <table:table-cell table:formula="of:=[.B179]" office:value-type="string" office:string-value="G106" calcext:value-type="string">
            <text:p>G106</text:p>
          </table:table-cell>
          <table:table-cell table:formula="of:=[.C179]" office:value-type="string" office:string-value="P3" calcext:value-type="string">
            <text:p>P3</text:p>
          </table:table-cell>
          <table:table-cell/>
          <table:table-cell table:formula="of:=[.A184]&amp;&quot; &quot;&amp;[.B184]&amp;&quot; &quot;&amp;[.C184]" office:value-type="string" office:string-value="N183 G106 P3" calcext:value-type="string">
            <text:p>N183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184</text:p>
          </table:table-cell>
          <table:table-cell table:formula="of:=&quot;X&quot;&amp;[.G185]" office:value-type="string" office:string-value="X12.5" calcext:value-type="string">
            <text:p>X12.5</text:p>
          </table:table-cell>
          <table:table-cell table:formula="of:=&quot;Y&quot;&amp;[.H185]" office:value-type="string" office:string-value="Y278.636914893617" calcext:value-type="string">
            <text:p>Y278.636914893617</text:p>
          </table:table-cell>
          <table:table-cell/>
          <table:table-cell table:formula="of:=[.A185]&amp;&quot; &quot;&amp;[.B185]&amp;&quot; &quot;&amp;[.C185]" office:value-type="string" office:string-value="N184 X12.5 Y278.636914893617" calcext:value-type="string">
            <text:p>N184 X12.5 Y278.636914893617</text:p>
          </table:table-cell>
          <table:table-cell/>
          <table:table-cell table:formula="of:=[.G180]" office:value-type="float" office:value="12.5" calcext:value-type="float">
            <text:p>12.5</text:p>
          </table:table-cell>
          <table:table-cell table:formula="of:=[.H180]+[.$K$13]" office:value-type="float" office:value="278.636914893617" calcext:value-type="float">
            <text:p>278.63691489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85</text:p>
          </table:table-cell>
          <table:table-cell table:formula="of:=[.B181]" office:value-type="string" office:string-value="G106" calcext:value-type="string">
            <text:p>G106</text:p>
          </table:table-cell>
          <table:table-cell table:formula="of:=[.C181]" office:value-type="string" office:string-value="P0" calcext:value-type="string">
            <text:p>P0</text:p>
          </table:table-cell>
          <table:table-cell/>
          <table:table-cell table:formula="of:=[.A186]&amp;&quot; &quot;&amp;[.B186]&amp;&quot; &quot;&amp;[.C186]" office:value-type="string" office:string-value="N185 G106 P0" calcext:value-type="string">
            <text:p>N185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186</text:p>
          </table:table-cell>
          <table:table-cell table:formula="of:=[.B182]" office:value-type="string" office:string-value="G105" calcext:value-type="string">
            <text:p>G105</text:p>
          </table:table-cell>
          <table:table-cell table:formula="of:=[.C182]" office:value-type="string" office:string-value="PY7.79553191489362" calcext:value-type="string">
            <text:p>PY7.79553191489362</text:p>
          </table:table-cell>
          <table:table-cell/>
          <table:table-cell table:formula="of:=[.A187]&amp;&quot; &quot;&amp;[.B187]&amp;&quot; &quot;&amp;[.C187]" office:value-type="string" office:string-value="N186 G105 PY7.79553191489362" calcext:value-type="string">
            <text:p>N186 G105 PY7.79553191489362</text:p>
          </table:table-cell>
          <table:table-cell table:number-columns-repeated="2"/>
          <table:table-cell table:formula="of:=[.H182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87</text:p>
          </table:table-cell>
          <table:table-cell table:formula="of:=&quot;X&quot;&amp;[.G188]" office:value-type="string" office:string-value="X6747.5" calcext:value-type="string">
            <text:p>X6747.5</text:p>
          </table:table-cell>
          <table:table-cell table:formula="of:=&quot;Y&quot;&amp;[.H188]" office:value-type="string" office:string-value="Y284.432446808511" calcext:value-type="string">
            <text:p>Y284.432446808511</text:p>
          </table:table-cell>
          <table:table-cell/>
          <table:table-cell table:formula="of:=[.A188]&amp;&quot; &quot;&amp;[.B188]&amp;&quot; &quot;&amp;[.C188]" office:value-type="string" office:string-value="N187 X6747.5 Y284.432446808511" calcext:value-type="string">
            <text:p>N187 X6747.5 Y284.432446808511</text:p>
          </table:table-cell>
          <table:table-cell/>
          <table:table-cell table:formula="of:=[.G183]" office:value-type="float" office:value="6747.5" calcext:value-type="float">
            <text:p>6747.5</text:p>
          </table:table-cell>
          <table:table-cell table:formula="of:=[.H183]+[.$K$13]" office:value-type="float" office:value="284.432446808511" calcext:value-type="float">
            <text:p>284.43244680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88</text:p>
          </table:table-cell>
          <table:table-cell table:formula="of:=[.B184]" office:value-type="string" office:string-value="G106" calcext:value-type="string">
            <text:p>G106</text:p>
          </table:table-cell>
          <table:table-cell table:formula="of:=[.C184]" office:value-type="string" office:string-value="P3" calcext:value-type="string">
            <text:p>P3</text:p>
          </table:table-cell>
          <table:table-cell/>
          <table:table-cell table:formula="of:=[.A189]&amp;&quot; &quot;&amp;[.B189]&amp;&quot; &quot;&amp;[.C189]" office:value-type="string" office:string-value="N188 G106 P3" calcext:value-type="string">
            <text:p>N188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189</text:p>
          </table:table-cell>
          <table:table-cell table:formula="of:=&quot;X&quot;&amp;[.G190]" office:value-type="string" office:string-value="X12.5" calcext:value-type="string">
            <text:p>X12.5</text:p>
          </table:table-cell>
          <table:table-cell table:formula="of:=&quot;Y&quot;&amp;[.H190]" office:value-type="string" office:string-value="Y283.432446808511" calcext:value-type="string">
            <text:p>Y283.432446808511</text:p>
          </table:table-cell>
          <table:table-cell/>
          <table:table-cell table:formula="of:=[.A190]&amp;&quot; &quot;&amp;[.B190]&amp;&quot; &quot;&amp;[.C190]" office:value-type="string" office:string-value="N189 X12.5 Y283.432446808511" calcext:value-type="string">
            <text:p>N189 X12.5 Y283.432446808511</text:p>
          </table:table-cell>
          <table:table-cell/>
          <table:table-cell table:formula="of:=[.G185]" office:value-type="float" office:value="12.5" calcext:value-type="float">
            <text:p>12.5</text:p>
          </table:table-cell>
          <table:table-cell table:formula="of:=[.H185]+[.$K$13]" office:value-type="float" office:value="283.432446808511" calcext:value-type="float">
            <text:p>283.43244680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90</text:p>
          </table:table-cell>
          <table:table-cell table:formula="of:=[.B186]" office:value-type="string" office:string-value="G106" calcext:value-type="string">
            <text:p>G106</text:p>
          </table:table-cell>
          <table:table-cell table:formula="of:=[.C186]" office:value-type="string" office:string-value="P0" calcext:value-type="string">
            <text:p>P0</text:p>
          </table:table-cell>
          <table:table-cell/>
          <table:table-cell table:formula="of:=[.A191]&amp;&quot; &quot;&amp;[.B191]&amp;&quot; &quot;&amp;[.C191]" office:value-type="string" office:string-value="N190 G106 P0" calcext:value-type="string">
            <text:p>N190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191</text:p>
          </table:table-cell>
          <table:table-cell table:formula="of:=[.B187]" office:value-type="string" office:string-value="G105" calcext:value-type="string">
            <text:p>G105</text:p>
          </table:table-cell>
          <table:table-cell table:formula="of:=[.C187]" office:value-type="string" office:string-value="PY7.79553191489362" calcext:value-type="string">
            <text:p>PY7.79553191489362</text:p>
          </table:table-cell>
          <table:table-cell/>
          <table:table-cell table:formula="of:=[.A192]&amp;&quot; &quot;&amp;[.B192]&amp;&quot; &quot;&amp;[.C192]" office:value-type="string" office:string-value="N191 G105 PY7.79553191489362" calcext:value-type="string">
            <text:p>N191 G105 PY7.79553191489362</text:p>
          </table:table-cell>
          <table:table-cell table:number-columns-repeated="2"/>
          <table:table-cell table:formula="of:=[.H187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92</text:p>
          </table:table-cell>
          <table:table-cell table:formula="of:=&quot;X&quot;&amp;[.G193]" office:value-type="string" office:string-value="X6747.5" calcext:value-type="string">
            <text:p>X6747.5</text:p>
          </table:table-cell>
          <table:table-cell table:formula="of:=&quot;Y&quot;&amp;[.H193]" office:value-type="string" office:string-value="Y289.227978723404" calcext:value-type="string">
            <text:p>Y289.227978723404</text:p>
          </table:table-cell>
          <table:table-cell/>
          <table:table-cell table:formula="of:=[.A193]&amp;&quot; &quot;&amp;[.B193]&amp;&quot; &quot;&amp;[.C193]" office:value-type="string" office:string-value="N192 X6747.5 Y289.227978723404" calcext:value-type="string">
            <text:p>N192 X6747.5 Y289.227978723404</text:p>
          </table:table-cell>
          <table:table-cell/>
          <table:table-cell table:formula="of:=[.G188]" office:value-type="float" office:value="6747.5" calcext:value-type="float">
            <text:p>6747.5</text:p>
          </table:table-cell>
          <table:table-cell table:formula="of:=[.H188]+[.$K$13]" office:value-type="float" office:value="289.227978723404" calcext:value-type="float">
            <text:p>289.22797872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93</text:p>
          </table:table-cell>
          <table:table-cell table:formula="of:=[.B189]" office:value-type="string" office:string-value="G106" calcext:value-type="string">
            <text:p>G106</text:p>
          </table:table-cell>
          <table:table-cell table:formula="of:=[.C189]" office:value-type="string" office:string-value="P3" calcext:value-type="string">
            <text:p>P3</text:p>
          </table:table-cell>
          <table:table-cell/>
          <table:table-cell table:formula="of:=[.A194]&amp;&quot; &quot;&amp;[.B194]&amp;&quot; &quot;&amp;[.C194]" office:value-type="string" office:string-value="N193 G106 P3" calcext:value-type="string">
            <text:p>N193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194</text:p>
          </table:table-cell>
          <table:table-cell table:formula="of:=&quot;X&quot;&amp;[.G195]" office:value-type="string" office:string-value="X12.5" calcext:value-type="string">
            <text:p>X12.5</text:p>
          </table:table-cell>
          <table:table-cell table:formula="of:=&quot;Y&quot;&amp;[.H195]" office:value-type="string" office:string-value="Y288.227978723404" calcext:value-type="string">
            <text:p>Y288.227978723404</text:p>
          </table:table-cell>
          <table:table-cell/>
          <table:table-cell table:formula="of:=[.A195]&amp;&quot; &quot;&amp;[.B195]&amp;&quot; &quot;&amp;[.C195]" office:value-type="string" office:string-value="N194 X12.5 Y288.227978723404" calcext:value-type="string">
            <text:p>N194 X12.5 Y288.227978723404</text:p>
          </table:table-cell>
          <table:table-cell/>
          <table:table-cell table:formula="of:=[.G190]" office:value-type="float" office:value="12.5" calcext:value-type="float">
            <text:p>12.5</text:p>
          </table:table-cell>
          <table:table-cell table:formula="of:=[.H190]+[.$K$13]" office:value-type="float" office:value="288.227978723404" calcext:value-type="float">
            <text:p>288.22797872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95</text:p>
          </table:table-cell>
          <table:table-cell table:formula="of:=[.B191]" office:value-type="string" office:string-value="G106" calcext:value-type="string">
            <text:p>G106</text:p>
          </table:table-cell>
          <table:table-cell table:formula="of:=[.C191]" office:value-type="string" office:string-value="P0" calcext:value-type="string">
            <text:p>P0</text:p>
          </table:table-cell>
          <table:table-cell/>
          <table:table-cell table:formula="of:=[.A196]&amp;&quot; &quot;&amp;[.B196]&amp;&quot; &quot;&amp;[.C196]" office:value-type="string" office:string-value="N195 G106 P0" calcext:value-type="string">
            <text:p>N195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196</text:p>
          </table:table-cell>
          <table:table-cell table:formula="of:=[.B192]" office:value-type="string" office:string-value="G105" calcext:value-type="string">
            <text:p>G105</text:p>
          </table:table-cell>
          <table:table-cell table:formula="of:=[.C192]" office:value-type="string" office:string-value="PY7.79553191489362" calcext:value-type="string">
            <text:p>PY7.79553191489362</text:p>
          </table:table-cell>
          <table:table-cell/>
          <table:table-cell table:formula="of:=[.A197]&amp;&quot; &quot;&amp;[.B197]&amp;&quot; &quot;&amp;[.C197]" office:value-type="string" office:string-value="N196 G105 PY7.79553191489362" calcext:value-type="string">
            <text:p>N196 G105 PY7.79553191489362</text:p>
          </table:table-cell>
          <table:table-cell table:number-columns-repeated="2"/>
          <table:table-cell table:formula="of:=[.H192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97</text:p>
          </table:table-cell>
          <table:table-cell table:formula="of:=&quot;X&quot;&amp;[.G198]" office:value-type="string" office:string-value="X6747.5" calcext:value-type="string">
            <text:p>X6747.5</text:p>
          </table:table-cell>
          <table:table-cell table:formula="of:=&quot;Y&quot;&amp;[.H198]" office:value-type="string" office:string-value="Y294.023510638298" calcext:value-type="string">
            <text:p>Y294.023510638298</text:p>
          </table:table-cell>
          <table:table-cell/>
          <table:table-cell table:formula="of:=[.A198]&amp;&quot; &quot;&amp;[.B198]&amp;&quot; &quot;&amp;[.C198]" office:value-type="string" office:string-value="N197 X6747.5 Y294.023510638298" calcext:value-type="string">
            <text:p>N197 X6747.5 Y294.023510638298</text:p>
          </table:table-cell>
          <table:table-cell/>
          <table:table-cell table:formula="of:=[.G193]" office:value-type="float" office:value="6747.5" calcext:value-type="float">
            <text:p>6747.5</text:p>
          </table:table-cell>
          <table:table-cell table:formula="of:=[.H193]+[.$K$13]" office:value-type="float" office:value="294.023510638298" calcext:value-type="float">
            <text:p>294.02351063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98</text:p>
          </table:table-cell>
          <table:table-cell table:formula="of:=[.B194]" office:value-type="string" office:string-value="G106" calcext:value-type="string">
            <text:p>G106</text:p>
          </table:table-cell>
          <table:table-cell table:formula="of:=[.C194]" office:value-type="string" office:string-value="P3" calcext:value-type="string">
            <text:p>P3</text:p>
          </table:table-cell>
          <table:table-cell/>
          <table:table-cell table:formula="of:=[.A199]&amp;&quot; &quot;&amp;[.B199]&amp;&quot; &quot;&amp;[.C199]" office:value-type="string" office:string-value="N198 G106 P3" calcext:value-type="string">
            <text:p>N198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199</text:p>
          </table:table-cell>
          <table:table-cell table:formula="of:=&quot;X&quot;&amp;[.G200]" office:value-type="string" office:string-value="X12.5" calcext:value-type="string">
            <text:p>X12.5</text:p>
          </table:table-cell>
          <table:table-cell table:formula="of:=&quot;Y&quot;&amp;[.H200]" office:value-type="string" office:string-value="Y293.023510638298" calcext:value-type="string">
            <text:p>Y293.023510638298</text:p>
          </table:table-cell>
          <table:table-cell/>
          <table:table-cell table:formula="of:=[.A200]&amp;&quot; &quot;&amp;[.B200]&amp;&quot; &quot;&amp;[.C200]" office:value-type="string" office:string-value="N199 X12.5 Y293.023510638298" calcext:value-type="string">
            <text:p>N199 X12.5 Y293.023510638298</text:p>
          </table:table-cell>
          <table:table-cell/>
          <table:table-cell table:formula="of:=[.G195]" office:value-type="float" office:value="12.5" calcext:value-type="float">
            <text:p>12.5</text:p>
          </table:table-cell>
          <table:table-cell table:formula="of:=[.H195]+[.$K$13]" office:value-type="float" office:value="293.023510638298" calcext:value-type="float">
            <text:p>293.02351063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200</text:p>
          </table:table-cell>
          <table:table-cell table:formula="of:=[.B196]" office:value-type="string" office:string-value="G106" calcext:value-type="string">
            <text:p>G106</text:p>
          </table:table-cell>
          <table:table-cell table:formula="of:=[.C196]" office:value-type="string" office:string-value="P0" calcext:value-type="string">
            <text:p>P0</text:p>
          </table:table-cell>
          <table:table-cell/>
          <table:table-cell table:formula="of:=[.A201]&amp;&quot; &quot;&amp;[.B201]&amp;&quot; &quot;&amp;[.C201]" office:value-type="string" office:string-value="N200 G106 P0" calcext:value-type="string">
            <text:p>N200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201</text:p>
          </table:table-cell>
          <table:table-cell table:formula="of:=[.B197]" office:value-type="string" office:string-value="G105" calcext:value-type="string">
            <text:p>G105</text:p>
          </table:table-cell>
          <table:table-cell table:formula="of:=[.C197]" office:value-type="string" office:string-value="PY7.79553191489362" calcext:value-type="string">
            <text:p>PY7.79553191489362</text:p>
          </table:table-cell>
          <table:table-cell/>
          <table:table-cell table:formula="of:=[.A202]&amp;&quot; &quot;&amp;[.B202]&amp;&quot; &quot;&amp;[.C202]" office:value-type="string" office:string-value="N201 G105 PY7.79553191489362" calcext:value-type="string">
            <text:p>N201 G105 PY7.79553191489362</text:p>
          </table:table-cell>
          <table:table-cell table:number-columns-repeated="2"/>
          <table:table-cell table:formula="of:=[.H197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202</text:p>
          </table:table-cell>
          <table:table-cell table:formula="of:=&quot;X&quot;&amp;[.G203]" office:value-type="string" office:string-value="X6747.5" calcext:value-type="string">
            <text:p>X6747.5</text:p>
          </table:table-cell>
          <table:table-cell table:formula="of:=&quot;Y&quot;&amp;[.H203]" office:value-type="string" office:string-value="Y298.819042553191" calcext:value-type="string">
            <text:p>Y298.819042553191</text:p>
          </table:table-cell>
          <table:table-cell/>
          <table:table-cell table:formula="of:=[.A203]&amp;&quot; &quot;&amp;[.B203]&amp;&quot; &quot;&amp;[.C203]" office:value-type="string" office:string-value="N202 X6747.5 Y298.819042553191" calcext:value-type="string">
            <text:p>N202 X6747.5 Y298.819042553191</text:p>
          </table:table-cell>
          <table:table-cell/>
          <table:table-cell table:formula="of:=[.G198]" office:value-type="float" office:value="6747.5" calcext:value-type="float">
            <text:p>6747.5</text:p>
          </table:table-cell>
          <table:table-cell table:formula="of:=[.H198]+[.$K$13]" office:value-type="float" office:value="298.819042553191" calcext:value-type="float">
            <text:p>298.81904255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203</text:p>
          </table:table-cell>
          <table:table-cell table:formula="of:=[.B199]" office:value-type="string" office:string-value="G106" calcext:value-type="string">
            <text:p>G106</text:p>
          </table:table-cell>
          <table:table-cell table:formula="of:=[.C199]" office:value-type="string" office:string-value="P3" calcext:value-type="string">
            <text:p>P3</text:p>
          </table:table-cell>
          <table:table-cell/>
          <table:table-cell table:formula="of:=[.A204]&amp;&quot; &quot;&amp;[.B204]&amp;&quot; &quot;&amp;[.C204]" office:value-type="string" office:string-value="N203 G106 P3" calcext:value-type="string">
            <text:p>N203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204</text:p>
          </table:table-cell>
          <table:table-cell table:formula="of:=&quot;X&quot;&amp;[.G205]" office:value-type="string" office:string-value="X12.5" calcext:value-type="string">
            <text:p>X12.5</text:p>
          </table:table-cell>
          <table:table-cell table:formula="of:=&quot;Y&quot;&amp;[.H205]" office:value-type="string" office:string-value="Y297.819042553191" calcext:value-type="string">
            <text:p>Y297.819042553191</text:p>
          </table:table-cell>
          <table:table-cell/>
          <table:table-cell table:formula="of:=[.A205]&amp;&quot; &quot;&amp;[.B205]&amp;&quot; &quot;&amp;[.C205]" office:value-type="string" office:string-value="N204 X12.5 Y297.819042553191" calcext:value-type="string">
            <text:p>N204 X12.5 Y297.819042553191</text:p>
          </table:table-cell>
          <table:table-cell/>
          <table:table-cell table:formula="of:=[.G200]" office:value-type="float" office:value="12.5" calcext:value-type="float">
            <text:p>12.5</text:p>
          </table:table-cell>
          <table:table-cell table:formula="of:=[.H200]+[.$K$13]" office:value-type="float" office:value="297.819042553191" calcext:value-type="float">
            <text:p>297.81904255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205</text:p>
          </table:table-cell>
          <table:table-cell table:formula="of:=[.B201]" office:value-type="string" office:string-value="G106" calcext:value-type="string">
            <text:p>G106</text:p>
          </table:table-cell>
          <table:table-cell table:formula="of:=[.C201]" office:value-type="string" office:string-value="P0" calcext:value-type="string">
            <text:p>P0</text:p>
          </table:table-cell>
          <table:table-cell/>
          <table:table-cell table:formula="of:=[.A206]&amp;&quot; &quot;&amp;[.B206]&amp;&quot; &quot;&amp;[.C206]" office:value-type="string" office:string-value="N205 G106 P0" calcext:value-type="string">
            <text:p>N205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206</text:p>
          </table:table-cell>
          <table:table-cell table:formula="of:=[.B202]" office:value-type="string" office:string-value="G105" calcext:value-type="string">
            <text:p>G105</text:p>
          </table:table-cell>
          <table:table-cell table:formula="of:=[.C202]" office:value-type="string" office:string-value="PY7.79553191489362" calcext:value-type="string">
            <text:p>PY7.79553191489362</text:p>
          </table:table-cell>
          <table:table-cell/>
          <table:table-cell table:formula="of:=[.A207]&amp;&quot; &quot;&amp;[.B207]&amp;&quot; &quot;&amp;[.C207]" office:value-type="string" office:string-value="N206 G105 PY7.79553191489362" calcext:value-type="string">
            <text:p>N206 G105 PY7.79553191489362</text:p>
          </table:table-cell>
          <table:table-cell table:number-columns-repeated="2"/>
          <table:table-cell table:formula="of:=[.H202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207</text:p>
          </table:table-cell>
          <table:table-cell table:formula="of:=&quot;X&quot;&amp;[.G208]" office:value-type="string" office:string-value="X6747.5" calcext:value-type="string">
            <text:p>X6747.5</text:p>
          </table:table-cell>
          <table:table-cell table:formula="of:=&quot;Y&quot;&amp;[.H208]" office:value-type="string" office:string-value="Y303.614574468085" calcext:value-type="string">
            <text:p>Y303.614574468085</text:p>
          </table:table-cell>
          <table:table-cell/>
          <table:table-cell table:formula="of:=[.A208]&amp;&quot; &quot;&amp;[.B208]&amp;&quot; &quot;&amp;[.C208]" office:value-type="string" office:string-value="N207 X6747.5 Y303.614574468085" calcext:value-type="string">
            <text:p>N207 X6747.5 Y303.614574468085</text:p>
          </table:table-cell>
          <table:table-cell/>
          <table:table-cell table:formula="of:=[.G203]" office:value-type="float" office:value="6747.5" calcext:value-type="float">
            <text:p>6747.5</text:p>
          </table:table-cell>
          <table:table-cell table:formula="of:=[.H203]+[.$K$13]" office:value-type="float" office:value="303.614574468085" calcext:value-type="float">
            <text:p>303.61457446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208</text:p>
          </table:table-cell>
          <table:table-cell table:formula="of:=[.B204]" office:value-type="string" office:string-value="G106" calcext:value-type="string">
            <text:p>G106</text:p>
          </table:table-cell>
          <table:table-cell table:formula="of:=[.C204]" office:value-type="string" office:string-value="P3" calcext:value-type="string">
            <text:p>P3</text:p>
          </table:table-cell>
          <table:table-cell/>
          <table:table-cell table:formula="of:=[.A209]&amp;&quot; &quot;&amp;[.B209]&amp;&quot; &quot;&amp;[.C209]" office:value-type="string" office:string-value="N208 G106 P3" calcext:value-type="string">
            <text:p>N208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209</text:p>
          </table:table-cell>
          <table:table-cell table:formula="of:=&quot;X&quot;&amp;[.G210]" office:value-type="string" office:string-value="X12.5" calcext:value-type="string">
            <text:p>X12.5</text:p>
          </table:table-cell>
          <table:table-cell table:formula="of:=&quot;Y&quot;&amp;[.H210]" office:value-type="string" office:string-value="Y302.614574468085" calcext:value-type="string">
            <text:p>Y302.614574468085</text:p>
          </table:table-cell>
          <table:table-cell/>
          <table:table-cell table:formula="of:=[.A210]&amp;&quot; &quot;&amp;[.B210]&amp;&quot; &quot;&amp;[.C210]" office:value-type="string" office:string-value="N209 X12.5 Y302.614574468085" calcext:value-type="string">
            <text:p>N209 X12.5 Y302.614574468085</text:p>
          </table:table-cell>
          <table:table-cell/>
          <table:table-cell table:formula="of:=[.G205]" office:value-type="float" office:value="12.5" calcext:value-type="float">
            <text:p>12.5</text:p>
          </table:table-cell>
          <table:table-cell table:formula="of:=[.H205]+[.$K$13]" office:value-type="float" office:value="302.614574468085" calcext:value-type="float">
            <text:p>302.61457446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210</text:p>
          </table:table-cell>
          <table:table-cell table:formula="of:=[.B206]" office:value-type="string" office:string-value="G106" calcext:value-type="string">
            <text:p>G106</text:p>
          </table:table-cell>
          <table:table-cell table:formula="of:=[.C206]" office:value-type="string" office:string-value="P0" calcext:value-type="string">
            <text:p>P0</text:p>
          </table:table-cell>
          <table:table-cell/>
          <table:table-cell table:formula="of:=[.A211]&amp;&quot; &quot;&amp;[.B211]&amp;&quot; &quot;&amp;[.C211]" office:value-type="string" office:string-value="N210 G106 P0" calcext:value-type="string">
            <text:p>N210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211</text:p>
          </table:table-cell>
          <table:table-cell table:formula="of:=[.B207]" office:value-type="string" office:string-value="G105" calcext:value-type="string">
            <text:p>G105</text:p>
          </table:table-cell>
          <table:table-cell table:formula="of:=[.C207]" office:value-type="string" office:string-value="PY7.79553191489362" calcext:value-type="string">
            <text:p>PY7.79553191489362</text:p>
          </table:table-cell>
          <table:table-cell/>
          <table:table-cell table:formula="of:=[.A212]&amp;&quot; &quot;&amp;[.B212]&amp;&quot; &quot;&amp;[.C212]" office:value-type="string" office:string-value="N211 G105 PY7.79553191489362" calcext:value-type="string">
            <text:p>N211 G105 PY7.79553191489362</text:p>
          </table:table-cell>
          <table:table-cell table:number-columns-repeated="2"/>
          <table:table-cell table:formula="of:=[.H207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212</text:p>
          </table:table-cell>
          <table:table-cell table:formula="of:=&quot;X&quot;&amp;[.G213]" office:value-type="string" office:string-value="X6747.5" calcext:value-type="string">
            <text:p>X6747.5</text:p>
          </table:table-cell>
          <table:table-cell table:formula="of:=&quot;Y&quot;&amp;[.H213]" office:value-type="string" office:string-value="Y308.410106382979" calcext:value-type="string">
            <text:p>Y308.410106382979</text:p>
          </table:table-cell>
          <table:table-cell/>
          <table:table-cell table:formula="of:=[.A213]&amp;&quot; &quot;&amp;[.B213]&amp;&quot; &quot;&amp;[.C213]" office:value-type="string" office:string-value="N212 X6747.5 Y308.410106382979" calcext:value-type="string">
            <text:p>N212 X6747.5 Y308.410106382979</text:p>
          </table:table-cell>
          <table:table-cell/>
          <table:table-cell table:formula="of:=[.G208]" office:value-type="float" office:value="6747.5" calcext:value-type="float">
            <text:p>6747.5</text:p>
          </table:table-cell>
          <table:table-cell table:formula="of:=[.H208]+[.$K$13]" office:value-type="float" office:value="308.410106382979" calcext:value-type="float">
            <text:p>308.4101063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213</text:p>
          </table:table-cell>
          <table:table-cell table:formula="of:=[.B209]" office:value-type="string" office:string-value="G106" calcext:value-type="string">
            <text:p>G106</text:p>
          </table:table-cell>
          <table:table-cell table:formula="of:=[.C209]" office:value-type="string" office:string-value="P3" calcext:value-type="string">
            <text:p>P3</text:p>
          </table:table-cell>
          <table:table-cell/>
          <table:table-cell table:formula="of:=[.A214]&amp;&quot; &quot;&amp;[.B214]&amp;&quot; &quot;&amp;[.C214]" office:value-type="string" office:string-value="N213 G106 P3" calcext:value-type="string">
            <text:p>N213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214</text:p>
          </table:table-cell>
          <table:table-cell table:formula="of:=&quot;X&quot;&amp;[.G215]" office:value-type="string" office:string-value="X12.5" calcext:value-type="string">
            <text:p>X12.5</text:p>
          </table:table-cell>
          <table:table-cell table:formula="of:=&quot;Y&quot;&amp;[.H215]" office:value-type="string" office:string-value="Y307.410106382979" calcext:value-type="string">
            <text:p>Y307.410106382979</text:p>
          </table:table-cell>
          <table:table-cell/>
          <table:table-cell table:formula="of:=[.A215]&amp;&quot; &quot;&amp;[.B215]&amp;&quot; &quot;&amp;[.C215]" office:value-type="string" office:string-value="N214 X12.5 Y307.410106382979" calcext:value-type="string">
            <text:p>N214 X12.5 Y307.410106382979</text:p>
          </table:table-cell>
          <table:table-cell/>
          <table:table-cell table:formula="of:=[.G210]" office:value-type="float" office:value="12.5" calcext:value-type="float">
            <text:p>12.5</text:p>
          </table:table-cell>
          <table:table-cell table:formula="of:=[.H210]+[.$K$13]" office:value-type="float" office:value="307.410106382979" calcext:value-type="float">
            <text:p>307.4101063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215</text:p>
          </table:table-cell>
          <table:table-cell table:formula="of:=[.B211]" office:value-type="string" office:string-value="G106" calcext:value-type="string">
            <text:p>G106</text:p>
          </table:table-cell>
          <table:table-cell table:formula="of:=[.C211]" office:value-type="string" office:string-value="P0" calcext:value-type="string">
            <text:p>P0</text:p>
          </table:table-cell>
          <table:table-cell/>
          <table:table-cell table:formula="of:=[.A216]&amp;&quot; &quot;&amp;[.B216]&amp;&quot; &quot;&amp;[.C216]" office:value-type="string" office:string-value="N215 G106 P0" calcext:value-type="string">
            <text:p>N215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216</text:p>
          </table:table-cell>
          <table:table-cell table:formula="of:=[.B212]" office:value-type="string" office:string-value="G105" calcext:value-type="string">
            <text:p>G105</text:p>
          </table:table-cell>
          <table:table-cell table:formula="of:=[.C212]" office:value-type="string" office:string-value="PY7.79553191489362" calcext:value-type="string">
            <text:p>PY7.79553191489362</text:p>
          </table:table-cell>
          <table:table-cell/>
          <table:table-cell table:formula="of:=[.A217]&amp;&quot; &quot;&amp;[.B217]&amp;&quot; &quot;&amp;[.C217]" office:value-type="string" office:string-value="N216 G105 PY7.79553191489362" calcext:value-type="string">
            <text:p>N216 G105 PY7.79553191489362</text:p>
          </table:table-cell>
          <table:table-cell table:number-columns-repeated="2"/>
          <table:table-cell table:formula="of:=[.H212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217</text:p>
          </table:table-cell>
          <table:table-cell table:formula="of:=&quot;X&quot;&amp;[.G218]" office:value-type="string" office:string-value="X6747.5" calcext:value-type="string">
            <text:p>X6747.5</text:p>
          </table:table-cell>
          <table:table-cell table:formula="of:=&quot;Y&quot;&amp;[.H218]" office:value-type="string" office:string-value="Y313.205638297872" calcext:value-type="string">
            <text:p>Y313.205638297872</text:p>
          </table:table-cell>
          <table:table-cell/>
          <table:table-cell table:formula="of:=[.A218]&amp;&quot; &quot;&amp;[.B218]&amp;&quot; &quot;&amp;[.C218]" office:value-type="string" office:string-value="N217 X6747.5 Y313.205638297872" calcext:value-type="string">
            <text:p>N217 X6747.5 Y313.205638297872</text:p>
          </table:table-cell>
          <table:table-cell/>
          <table:table-cell table:formula="of:=[.G213]" office:value-type="float" office:value="6747.5" calcext:value-type="float">
            <text:p>6747.5</text:p>
          </table:table-cell>
          <table:table-cell table:formula="of:=[.H213]+[.$K$13]" office:value-type="float" office:value="313.205638297872" calcext:value-type="float">
            <text:p>313.20563829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218</text:p>
          </table:table-cell>
          <table:table-cell table:formula="of:=[.B214]" office:value-type="string" office:string-value="G106" calcext:value-type="string">
            <text:p>G106</text:p>
          </table:table-cell>
          <table:table-cell table:formula="of:=[.C214]" office:value-type="string" office:string-value="P3" calcext:value-type="string">
            <text:p>P3</text:p>
          </table:table-cell>
          <table:table-cell/>
          <table:table-cell table:formula="of:=[.A219]&amp;&quot; &quot;&amp;[.B219]&amp;&quot; &quot;&amp;[.C219]" office:value-type="string" office:string-value="N218 G106 P3" calcext:value-type="string">
            <text:p>N218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219</text:p>
          </table:table-cell>
          <table:table-cell table:formula="of:=&quot;X&quot;&amp;[.G220]" office:value-type="string" office:string-value="X12.5" calcext:value-type="string">
            <text:p>X12.5</text:p>
          </table:table-cell>
          <table:table-cell table:formula="of:=&quot;Y&quot;&amp;[.H220]" office:value-type="string" office:string-value="Y312.205638297872" calcext:value-type="string">
            <text:p>Y312.205638297872</text:p>
          </table:table-cell>
          <table:table-cell/>
          <table:table-cell table:formula="of:=[.A220]&amp;&quot; &quot;&amp;[.B220]&amp;&quot; &quot;&amp;[.C220]" office:value-type="string" office:string-value="N219 X12.5 Y312.205638297872" calcext:value-type="string">
            <text:p>N219 X12.5 Y312.205638297872</text:p>
          </table:table-cell>
          <table:table-cell/>
          <table:table-cell table:formula="of:=[.G215]" office:value-type="float" office:value="12.5" calcext:value-type="float">
            <text:p>12.5</text:p>
          </table:table-cell>
          <table:table-cell table:formula="of:=[.H215]+[.$K$13]" office:value-type="float" office:value="312.205638297872" calcext:value-type="float">
            <text:p>312.20563829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220</text:p>
          </table:table-cell>
          <table:table-cell table:formula="of:=[.B216]" office:value-type="string" office:string-value="G106" calcext:value-type="string">
            <text:p>G106</text:p>
          </table:table-cell>
          <table:table-cell table:formula="of:=[.C216]" office:value-type="string" office:string-value="P0" calcext:value-type="string">
            <text:p>P0</text:p>
          </table:table-cell>
          <table:table-cell/>
          <table:table-cell table:formula="of:=[.A221]&amp;&quot; &quot;&amp;[.B221]&amp;&quot; &quot;&amp;[.C221]" office:value-type="string" office:string-value="N220 G106 P0" calcext:value-type="string">
            <text:p>N220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221</text:p>
          </table:table-cell>
          <table:table-cell table:formula="of:=[.B217]" office:value-type="string" office:string-value="G105" calcext:value-type="string">
            <text:p>G105</text:p>
          </table:table-cell>
          <table:table-cell table:formula="of:=[.C217]" office:value-type="string" office:string-value="PY7.79553191489362" calcext:value-type="string">
            <text:p>PY7.79553191489362</text:p>
          </table:table-cell>
          <table:table-cell/>
          <table:table-cell table:formula="of:=[.A222]&amp;&quot; &quot;&amp;[.B222]&amp;&quot; &quot;&amp;[.C222]" office:value-type="string" office:string-value="N221 G105 PY7.79553191489362" calcext:value-type="string">
            <text:p>N221 G105 PY7.79553191489362</text:p>
          </table:table-cell>
          <table:table-cell table:number-columns-repeated="2"/>
          <table:table-cell table:formula="of:=[.H217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222</text:p>
          </table:table-cell>
          <table:table-cell table:formula="of:=&quot;X&quot;&amp;[.G223]" office:value-type="string" office:string-value="X6747.5" calcext:value-type="string">
            <text:p>X6747.5</text:p>
          </table:table-cell>
          <table:table-cell table:formula="of:=&quot;Y&quot;&amp;[.H223]" office:value-type="string" office:string-value="Y318.001170212766" calcext:value-type="string">
            <text:p>Y318.001170212766</text:p>
          </table:table-cell>
          <table:table-cell/>
          <table:table-cell table:formula="of:=[.A223]&amp;&quot; &quot;&amp;[.B223]&amp;&quot; &quot;&amp;[.C223]" office:value-type="string" office:string-value="N222 X6747.5 Y318.001170212766" calcext:value-type="string">
            <text:p>N222 X6747.5 Y318.001170212766</text:p>
          </table:table-cell>
          <table:table-cell/>
          <table:table-cell table:formula="of:=[.G218]" office:value-type="float" office:value="6747.5" calcext:value-type="float">
            <text:p>6747.5</text:p>
          </table:table-cell>
          <table:table-cell table:formula="of:=[.H218]+[.$K$13]" office:value-type="float" office:value="318.001170212766" calcext:value-type="float">
            <text:p>318.00117021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223</text:p>
          </table:table-cell>
          <table:table-cell table:formula="of:=[.B219]" office:value-type="string" office:string-value="G106" calcext:value-type="string">
            <text:p>G106</text:p>
          </table:table-cell>
          <table:table-cell table:formula="of:=[.C219]" office:value-type="string" office:string-value="P3" calcext:value-type="string">
            <text:p>P3</text:p>
          </table:table-cell>
          <table:table-cell/>
          <table:table-cell table:formula="of:=[.A224]&amp;&quot; &quot;&amp;[.B224]&amp;&quot; &quot;&amp;[.C224]" office:value-type="string" office:string-value="N223 G106 P3" calcext:value-type="string">
            <text:p>N223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224</text:p>
          </table:table-cell>
          <table:table-cell table:formula="of:=&quot;X&quot;&amp;[.G225]" office:value-type="string" office:string-value="X12.5" calcext:value-type="string">
            <text:p>X12.5</text:p>
          </table:table-cell>
          <table:table-cell table:formula="of:=&quot;Y&quot;&amp;[.H225]" office:value-type="string" office:string-value="Y317.001170212766" calcext:value-type="string">
            <text:p>Y317.001170212766</text:p>
          </table:table-cell>
          <table:table-cell/>
          <table:table-cell table:formula="of:=[.A225]&amp;&quot; &quot;&amp;[.B225]&amp;&quot; &quot;&amp;[.C225]" office:value-type="string" office:string-value="N224 X12.5 Y317.001170212766" calcext:value-type="string">
            <text:p>N224 X12.5 Y317.001170212766</text:p>
          </table:table-cell>
          <table:table-cell/>
          <table:table-cell table:formula="of:=[.G220]" office:value-type="float" office:value="12.5" calcext:value-type="float">
            <text:p>12.5</text:p>
          </table:table-cell>
          <table:table-cell table:formula="of:=[.H220]+[.$K$13]" office:value-type="float" office:value="317.001170212766" calcext:value-type="float">
            <text:p>317.00117021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225</text:p>
          </table:table-cell>
          <table:table-cell table:formula="of:=[.B221]" office:value-type="string" office:string-value="G106" calcext:value-type="string">
            <text:p>G106</text:p>
          </table:table-cell>
          <table:table-cell table:formula="of:=[.C221]" office:value-type="string" office:string-value="P0" calcext:value-type="string">
            <text:p>P0</text:p>
          </table:table-cell>
          <table:table-cell/>
          <table:table-cell table:formula="of:=[.A226]&amp;&quot; &quot;&amp;[.B226]&amp;&quot; &quot;&amp;[.C226]" office:value-type="string" office:string-value="N225 G106 P0" calcext:value-type="string">
            <text:p>N225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226</text:p>
          </table:table-cell>
          <table:table-cell table:formula="of:=[.B222]" office:value-type="string" office:string-value="G105" calcext:value-type="string">
            <text:p>G105</text:p>
          </table:table-cell>
          <table:table-cell table:formula="of:=[.C222]" office:value-type="string" office:string-value="PY7.79553191489362" calcext:value-type="string">
            <text:p>PY7.79553191489362</text:p>
          </table:table-cell>
          <table:table-cell/>
          <table:table-cell table:formula="of:=[.A227]&amp;&quot; &quot;&amp;[.B227]&amp;&quot; &quot;&amp;[.C227]" office:value-type="string" office:string-value="N226 G105 PY7.79553191489362" calcext:value-type="string">
            <text:p>N226 G105 PY7.79553191489362</text:p>
          </table:table-cell>
          <table:table-cell table:number-columns-repeated="2"/>
          <table:table-cell table:formula="of:=[.H222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227</text:p>
          </table:table-cell>
          <table:table-cell table:formula="of:=&quot;X&quot;&amp;[.G228]" office:value-type="string" office:string-value="X6747.5" calcext:value-type="string">
            <text:p>X6747.5</text:p>
          </table:table-cell>
          <table:table-cell table:formula="of:=&quot;Y&quot;&amp;[.H228]" office:value-type="string" office:string-value="Y322.79670212766" calcext:value-type="string">
            <text:p>Y322.79670212766</text:p>
          </table:table-cell>
          <table:table-cell/>
          <table:table-cell table:formula="of:=[.A228]&amp;&quot; &quot;&amp;[.B228]&amp;&quot; &quot;&amp;[.C228]" office:value-type="string" office:string-value="N227 X6747.5 Y322.79670212766" calcext:value-type="string">
            <text:p>N227 X6747.5 Y322.79670212766</text:p>
          </table:table-cell>
          <table:table-cell/>
          <table:table-cell table:formula="of:=[.G223]" office:value-type="float" office:value="6747.5" calcext:value-type="float">
            <text:p>6747.5</text:p>
          </table:table-cell>
          <table:table-cell table:formula="of:=[.H223]+[.$K$13]" office:value-type="float" office:value="322.79670212766" calcext:value-type="float">
            <text:p>322.796702127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228</text:p>
          </table:table-cell>
          <table:table-cell table:formula="of:=[.B224]" office:value-type="string" office:string-value="G106" calcext:value-type="string">
            <text:p>G106</text:p>
          </table:table-cell>
          <table:table-cell table:formula="of:=[.C224]" office:value-type="string" office:string-value="P3" calcext:value-type="string">
            <text:p>P3</text:p>
          </table:table-cell>
          <table:table-cell/>
          <table:table-cell table:formula="of:=[.A229]&amp;&quot; &quot;&amp;[.B229]&amp;&quot; &quot;&amp;[.C229]" office:value-type="string" office:string-value="N228 G106 P3" calcext:value-type="string">
            <text:p>N228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229</text:p>
          </table:table-cell>
          <table:table-cell table:formula="of:=&quot;X&quot;&amp;[.G230]" office:value-type="string" office:string-value="X12.5" calcext:value-type="string">
            <text:p>X12.5</text:p>
          </table:table-cell>
          <table:table-cell table:formula="of:=&quot;Y&quot;&amp;[.H230]" office:value-type="string" office:string-value="Y321.796702127659" calcext:value-type="string">
            <text:p>Y321.796702127659</text:p>
          </table:table-cell>
          <table:table-cell/>
          <table:table-cell table:formula="of:=[.A230]&amp;&quot; &quot;&amp;[.B230]&amp;&quot; &quot;&amp;[.C230]" office:value-type="string" office:string-value="N229 X12.5 Y321.796702127659" calcext:value-type="string">
            <text:p>N229 X12.5 Y321.796702127659</text:p>
          </table:table-cell>
          <table:table-cell/>
          <table:table-cell table:formula="of:=[.G225]" office:value-type="float" office:value="12.5" calcext:value-type="float">
            <text:p>12.5</text:p>
          </table:table-cell>
          <table:table-cell table:formula="of:=[.H225]+[.$K$13]" office:value-type="float" office:value="321.796702127659" calcext:value-type="float">
            <text:p>321.796702127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230</text:p>
          </table:table-cell>
          <table:table-cell table:formula="of:=[.B226]" office:value-type="string" office:string-value="G106" calcext:value-type="string">
            <text:p>G106</text:p>
          </table:table-cell>
          <table:table-cell table:formula="of:=[.C226]" office:value-type="string" office:string-value="P0" calcext:value-type="string">
            <text:p>P0</text:p>
          </table:table-cell>
          <table:table-cell/>
          <table:table-cell table:formula="of:=[.A231]&amp;&quot; &quot;&amp;[.B231]&amp;&quot; &quot;&amp;[.C231]" office:value-type="string" office:string-value="N230 G106 P0" calcext:value-type="string">
            <text:p>N230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231</text:p>
          </table:table-cell>
          <table:table-cell table:formula="of:=[.B227]" office:value-type="string" office:string-value="G105" calcext:value-type="string">
            <text:p>G105</text:p>
          </table:table-cell>
          <table:table-cell table:formula="of:=[.C227]" office:value-type="string" office:string-value="PY7.79553191489362" calcext:value-type="string">
            <text:p>PY7.79553191489362</text:p>
          </table:table-cell>
          <table:table-cell/>
          <table:table-cell table:formula="of:=[.A232]&amp;&quot; &quot;&amp;[.B232]&amp;&quot; &quot;&amp;[.C232]" office:value-type="string" office:string-value="N231 G105 PY7.79553191489362" calcext:value-type="string">
            <text:p>N231 G105 PY7.79553191489362</text:p>
          </table:table-cell>
          <table:table-cell table:number-columns-repeated="2"/>
          <table:table-cell table:formula="of:=[.H227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232</text:p>
          </table:table-cell>
          <table:table-cell table:formula="of:=&quot;X&quot;&amp;[.G233]" office:value-type="string" office:string-value="X6747.5" calcext:value-type="string">
            <text:p>X6747.5</text:p>
          </table:table-cell>
          <table:table-cell table:formula="of:=&quot;Y&quot;&amp;[.H233]" office:value-type="string" office:string-value="Y327.592234042553" calcext:value-type="string">
            <text:p>Y327.592234042553</text:p>
          </table:table-cell>
          <table:table-cell/>
          <table:table-cell table:formula="of:=[.A233]&amp;&quot; &quot;&amp;[.B233]&amp;&quot; &quot;&amp;[.C233]" office:value-type="string" office:string-value="N232 X6747.5 Y327.592234042553" calcext:value-type="string">
            <text:p>N232 X6747.5 Y327.592234042553</text:p>
          </table:table-cell>
          <table:table-cell/>
          <table:table-cell table:formula="of:=[.G228]" office:value-type="float" office:value="6747.5" calcext:value-type="float">
            <text:p>6747.5</text:p>
          </table:table-cell>
          <table:table-cell table:formula="of:=[.H228]+[.$K$13]" office:value-type="float" office:value="327.592234042553" calcext:value-type="float">
            <text:p>327.59223404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233</text:p>
          </table:table-cell>
          <table:table-cell table:formula="of:=[.B229]" office:value-type="string" office:string-value="G106" calcext:value-type="string">
            <text:p>G106</text:p>
          </table:table-cell>
          <table:table-cell table:formula="of:=[.C229]" office:value-type="string" office:string-value="P3" calcext:value-type="string">
            <text:p>P3</text:p>
          </table:table-cell>
          <table:table-cell/>
          <table:table-cell table:formula="of:=[.A234]&amp;&quot; &quot;&amp;[.B234]&amp;&quot; &quot;&amp;[.C234]" office:value-type="string" office:string-value="N233 G106 P3" calcext:value-type="string">
            <text:p>N233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234</text:p>
          </table:table-cell>
          <table:table-cell table:formula="of:=&quot;X&quot;&amp;[.G235]" office:value-type="string" office:string-value="X12.5" calcext:value-type="string">
            <text:p>X12.5</text:p>
          </table:table-cell>
          <table:table-cell table:formula="of:=&quot;Y&quot;&amp;[.H235]" office:value-type="string" office:string-value="Y326.592234042553" calcext:value-type="string">
            <text:p>Y326.592234042553</text:p>
          </table:table-cell>
          <table:table-cell/>
          <table:table-cell table:formula="of:=[.A235]&amp;&quot; &quot;&amp;[.B235]&amp;&quot; &quot;&amp;[.C235]" office:value-type="string" office:string-value="N234 X12.5 Y326.592234042553" calcext:value-type="string">
            <text:p>N234 X12.5 Y326.592234042553</text:p>
          </table:table-cell>
          <table:table-cell/>
          <table:table-cell table:formula="of:=[.G230]" office:value-type="float" office:value="12.5" calcext:value-type="float">
            <text:p>12.5</text:p>
          </table:table-cell>
          <table:table-cell table:formula="of:=[.H230]+[.$K$13]" office:value-type="float" office:value="326.592234042553" calcext:value-type="float">
            <text:p>326.59223404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235</text:p>
          </table:table-cell>
          <table:table-cell table:formula="of:=[.B231]" office:value-type="string" office:string-value="G106" calcext:value-type="string">
            <text:p>G106</text:p>
          </table:table-cell>
          <table:table-cell table:formula="of:=[.C231]" office:value-type="string" office:string-value="P0" calcext:value-type="string">
            <text:p>P0</text:p>
          </table:table-cell>
          <table:table-cell/>
          <table:table-cell table:formula="of:=[.A236]&amp;&quot; &quot;&amp;[.B236]&amp;&quot; &quot;&amp;[.C236]" office:value-type="string" office:string-value="N235 G106 P0" calcext:value-type="string">
            <text:p>N235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236</text:p>
          </table:table-cell>
          <table:table-cell table:formula="of:=[.B232]" office:value-type="string" office:string-value="G105" calcext:value-type="string">
            <text:p>G105</text:p>
          </table:table-cell>
          <table:table-cell table:formula="of:=[.C232]" office:value-type="string" office:string-value="PY7.79553191489362" calcext:value-type="string">
            <text:p>PY7.79553191489362</text:p>
          </table:table-cell>
          <table:table-cell/>
          <table:table-cell table:formula="of:=[.A237]&amp;&quot; &quot;&amp;[.B237]&amp;&quot; &quot;&amp;[.C237]" office:value-type="string" office:string-value="N236 G105 PY7.79553191489362" calcext:value-type="string">
            <text:p>N236 G105 PY7.79553191489362</text:p>
          </table:table-cell>
          <table:table-cell table:number-columns-repeated="2"/>
          <table:table-cell table:formula="of:=[.H232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237</text:p>
          </table:table-cell>
          <table:table-cell table:formula="of:=&quot;X&quot;&amp;[.G238]" office:value-type="string" office:string-value="X6747.5" calcext:value-type="string">
            <text:p>X6747.5</text:p>
          </table:table-cell>
          <table:table-cell table:formula="of:=&quot;Y&quot;&amp;[.H238]" office:value-type="string" office:string-value="Y332.387765957447" calcext:value-type="string">
            <text:p>Y332.387765957447</text:p>
          </table:table-cell>
          <table:table-cell/>
          <table:table-cell table:formula="of:=[.A238]&amp;&quot; &quot;&amp;[.B238]&amp;&quot; &quot;&amp;[.C238]" office:value-type="string" office:string-value="N237 X6747.5 Y332.387765957447" calcext:value-type="string">
            <text:p>N237 X6747.5 Y332.387765957447</text:p>
          </table:table-cell>
          <table:table-cell/>
          <table:table-cell table:formula="of:=[.G233]" office:value-type="float" office:value="6747.5" calcext:value-type="float">
            <text:p>6747.5</text:p>
          </table:table-cell>
          <table:table-cell table:formula="of:=[.H233]+[.$K$13]" office:value-type="float" office:value="332.387765957447" calcext:value-type="float">
            <text:p>332.387765957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238</text:p>
          </table:table-cell>
          <table:table-cell table:formula="of:=[.B234]" office:value-type="string" office:string-value="G106" calcext:value-type="string">
            <text:p>G106</text:p>
          </table:table-cell>
          <table:table-cell table:formula="of:=[.C234]" office:value-type="string" office:string-value="P3" calcext:value-type="string">
            <text:p>P3</text:p>
          </table:table-cell>
          <table:table-cell/>
          <table:table-cell table:formula="of:=[.A239]&amp;&quot; &quot;&amp;[.B239]&amp;&quot; &quot;&amp;[.C239]" office:value-type="string" office:string-value="N238 G106 P3" calcext:value-type="string">
            <text:p>N238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239</text:p>
          </table:table-cell>
          <table:table-cell table:formula="of:=&quot;X&quot;&amp;[.G240]" office:value-type="string" office:string-value="X12.5" calcext:value-type="string">
            <text:p>X12.5</text:p>
          </table:table-cell>
          <table:table-cell table:formula="of:=&quot;Y&quot;&amp;[.H240]" office:value-type="string" office:string-value="Y331.387765957447" calcext:value-type="string">
            <text:p>Y331.387765957447</text:p>
          </table:table-cell>
          <table:table-cell/>
          <table:table-cell table:formula="of:=[.A240]&amp;&quot; &quot;&amp;[.B240]&amp;&quot; &quot;&amp;[.C240]" office:value-type="string" office:string-value="N239 X12.5 Y331.387765957447" calcext:value-type="string">
            <text:p>N239 X12.5 Y331.387765957447</text:p>
          </table:table-cell>
          <table:table-cell/>
          <table:table-cell table:formula="of:=[.G235]" office:value-type="float" office:value="12.5" calcext:value-type="float">
            <text:p>12.5</text:p>
          </table:table-cell>
          <table:table-cell table:formula="of:=[.H235]+[.$K$13]" office:value-type="float" office:value="331.387765957447" calcext:value-type="float">
            <text:p>331.387765957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240</text:p>
          </table:table-cell>
          <table:table-cell table:formula="of:=[.B236]" office:value-type="string" office:string-value="G106" calcext:value-type="string">
            <text:p>G106</text:p>
          </table:table-cell>
          <table:table-cell table:formula="of:=[.C236]" office:value-type="string" office:string-value="P0" calcext:value-type="string">
            <text:p>P0</text:p>
          </table:table-cell>
          <table:table-cell/>
          <table:table-cell table:formula="of:=[.A241]&amp;&quot; &quot;&amp;[.B241]&amp;&quot; &quot;&amp;[.C241]" office:value-type="string" office:string-value="N240 G106 P0" calcext:value-type="string">
            <text:p>N240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241</text:p>
          </table:table-cell>
          <table:table-cell table:formula="of:=[.B237]" office:value-type="string" office:string-value="G105" calcext:value-type="string">
            <text:p>G105</text:p>
          </table:table-cell>
          <table:table-cell table:formula="of:=[.C237]" office:value-type="string" office:string-value="PY7.79553191489362" calcext:value-type="string">
            <text:p>PY7.79553191489362</text:p>
          </table:table-cell>
          <table:table-cell/>
          <table:table-cell table:formula="of:=[.A242]&amp;&quot; &quot;&amp;[.B242]&amp;&quot; &quot;&amp;[.C242]" office:value-type="string" office:string-value="N241 G105 PY7.79553191489362" calcext:value-type="string">
            <text:p>N241 G105 PY7.79553191489362</text:p>
          </table:table-cell>
          <table:table-cell table:number-columns-repeated="2"/>
          <table:table-cell table:formula="of:=[.H237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242</text:p>
          </table:table-cell>
          <table:table-cell table:formula="of:=&quot;X&quot;&amp;[.G243]" office:value-type="string" office:string-value="X6747.5" calcext:value-type="string">
            <text:p>X6747.5</text:p>
          </table:table-cell>
          <table:table-cell table:formula="of:=&quot;Y&quot;&amp;[.H243]" office:value-type="string" office:string-value="Y337.18329787234" calcext:value-type="string">
            <text:p>Y337.18329787234</text:p>
          </table:table-cell>
          <table:table-cell/>
          <table:table-cell table:formula="of:=[.A243]&amp;&quot; &quot;&amp;[.B243]&amp;&quot; &quot;&amp;[.C243]" office:value-type="string" office:string-value="N242 X6747.5 Y337.18329787234" calcext:value-type="string">
            <text:p>N242 X6747.5 Y337.18329787234</text:p>
          </table:table-cell>
          <table:table-cell/>
          <table:table-cell table:formula="of:=[.G238]" office:value-type="float" office:value="6747.5" calcext:value-type="float">
            <text:p>6747.5</text:p>
          </table:table-cell>
          <table:table-cell table:formula="of:=[.H238]+[.$K$13]" office:value-type="float" office:value="337.18329787234" calcext:value-type="float">
            <text:p>337.18329787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243</text:p>
          </table:table-cell>
          <table:table-cell table:formula="of:=[.B239]" office:value-type="string" office:string-value="G106" calcext:value-type="string">
            <text:p>G106</text:p>
          </table:table-cell>
          <table:table-cell table:formula="of:=[.C239]" office:value-type="string" office:string-value="P3" calcext:value-type="string">
            <text:p>P3</text:p>
          </table:table-cell>
          <table:table-cell/>
          <table:table-cell table:formula="of:=[.A244]&amp;&quot; &quot;&amp;[.B244]&amp;&quot; &quot;&amp;[.C244]" office:value-type="string" office:string-value="N243 G106 P3" calcext:value-type="string">
            <text:p>N243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244</text:p>
          </table:table-cell>
          <table:table-cell table:formula="of:=&quot;X&quot;&amp;[.G245]" office:value-type="string" office:string-value="X12.5" calcext:value-type="string">
            <text:p>X12.5</text:p>
          </table:table-cell>
          <table:table-cell table:formula="of:=&quot;Y&quot;&amp;[.H245]" office:value-type="string" office:string-value="Y336.18329787234" calcext:value-type="string">
            <text:p>Y336.18329787234</text:p>
          </table:table-cell>
          <table:table-cell/>
          <table:table-cell table:formula="of:=[.A245]&amp;&quot; &quot;&amp;[.B245]&amp;&quot; &quot;&amp;[.C245]" office:value-type="string" office:string-value="N244 X12.5 Y336.18329787234" calcext:value-type="string">
            <text:p>N244 X12.5 Y336.18329787234</text:p>
          </table:table-cell>
          <table:table-cell/>
          <table:table-cell table:formula="of:=[.G240]" office:value-type="float" office:value="12.5" calcext:value-type="float">
            <text:p>12.5</text:p>
          </table:table-cell>
          <table:table-cell table:formula="of:=[.H240]+[.$K$13]" office:value-type="float" office:value="336.18329787234" calcext:value-type="float">
            <text:p>336.18329787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245</text:p>
          </table:table-cell>
          <table:table-cell table:formula="of:=[.B241]" office:value-type="string" office:string-value="G106" calcext:value-type="string">
            <text:p>G106</text:p>
          </table:table-cell>
          <table:table-cell table:formula="of:=[.C241]" office:value-type="string" office:string-value="P0" calcext:value-type="string">
            <text:p>P0</text:p>
          </table:table-cell>
          <table:table-cell/>
          <table:table-cell table:formula="of:=[.A246]&amp;&quot; &quot;&amp;[.B246]&amp;&quot; &quot;&amp;[.C246]" office:value-type="string" office:string-value="N245 G106 P0" calcext:value-type="string">
            <text:p>N245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246</text:p>
          </table:table-cell>
          <table:table-cell table:formula="of:=[.B242]" office:value-type="string" office:string-value="G105" calcext:value-type="string">
            <text:p>G105</text:p>
          </table:table-cell>
          <table:table-cell table:formula="of:=[.C242]" office:value-type="string" office:string-value="PY7.79553191489362" calcext:value-type="string">
            <text:p>PY7.79553191489362</text:p>
          </table:table-cell>
          <table:table-cell/>
          <table:table-cell table:formula="of:=[.A247]&amp;&quot; &quot;&amp;[.B247]&amp;&quot; &quot;&amp;[.C247]" office:value-type="string" office:string-value="N246 G105 PY7.79553191489362" calcext:value-type="string">
            <text:p>N246 G105 PY7.79553191489362</text:p>
          </table:table-cell>
          <table:table-cell table:number-columns-repeated="2"/>
          <table:table-cell table:formula="of:=[.H242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247</text:p>
          </table:table-cell>
          <table:table-cell table:formula="of:=&quot;X&quot;&amp;[.G248]" office:value-type="string" office:string-value="X6747.5" calcext:value-type="string">
            <text:p>X6747.5</text:p>
          </table:table-cell>
          <table:table-cell table:formula="of:=&quot;Y&quot;&amp;[.H248]" office:value-type="string" office:string-value="Y341.978829787234" calcext:value-type="string">
            <text:p>Y341.978829787234</text:p>
          </table:table-cell>
          <table:table-cell/>
          <table:table-cell table:formula="of:=[.A248]&amp;&quot; &quot;&amp;[.B248]&amp;&quot; &quot;&amp;[.C248]" office:value-type="string" office:string-value="N247 X6747.5 Y341.978829787234" calcext:value-type="string">
            <text:p>N247 X6747.5 Y341.978829787234</text:p>
          </table:table-cell>
          <table:table-cell/>
          <table:table-cell table:formula="of:=[.G243]" office:value-type="float" office:value="6747.5" calcext:value-type="float">
            <text:p>6747.5</text:p>
          </table:table-cell>
          <table:table-cell table:formula="of:=[.H243]+[.$K$13]" office:value-type="float" office:value="341.978829787234" calcext:value-type="float">
            <text:p>341.978829787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248</text:p>
          </table:table-cell>
          <table:table-cell table:formula="of:=[.B244]" office:value-type="string" office:string-value="G106" calcext:value-type="string">
            <text:p>G106</text:p>
          </table:table-cell>
          <table:table-cell table:formula="of:=[.C244]" office:value-type="string" office:string-value="P3" calcext:value-type="string">
            <text:p>P3</text:p>
          </table:table-cell>
          <table:table-cell/>
          <table:table-cell table:formula="of:=[.A249]&amp;&quot; &quot;&amp;[.B249]&amp;&quot; &quot;&amp;[.C249]" office:value-type="string" office:string-value="N248 G106 P3" calcext:value-type="string">
            <text:p>N248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249</text:p>
          </table:table-cell>
          <table:table-cell table:formula="of:=&quot;X&quot;&amp;[.G250]" office:value-type="string" office:string-value="X12.5" calcext:value-type="string">
            <text:p>X12.5</text:p>
          </table:table-cell>
          <table:table-cell table:formula="of:=&quot;Y&quot;&amp;[.H250]" office:value-type="string" office:string-value="Y340.978829787234" calcext:value-type="string">
            <text:p>Y340.978829787234</text:p>
          </table:table-cell>
          <table:table-cell/>
          <table:table-cell table:formula="of:=[.A250]&amp;&quot; &quot;&amp;[.B250]&amp;&quot; &quot;&amp;[.C250]" office:value-type="string" office:string-value="N249 X12.5 Y340.978829787234" calcext:value-type="string">
            <text:p>N249 X12.5 Y340.978829787234</text:p>
          </table:table-cell>
          <table:table-cell/>
          <table:table-cell table:formula="of:=[.G245]" office:value-type="float" office:value="12.5" calcext:value-type="float">
            <text:p>12.5</text:p>
          </table:table-cell>
          <table:table-cell table:formula="of:=[.H245]+[.$K$13]" office:value-type="float" office:value="340.978829787234" calcext:value-type="float">
            <text:p>340.978829787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250</text:p>
          </table:table-cell>
          <table:table-cell table:formula="of:=[.B246]" office:value-type="string" office:string-value="G106" calcext:value-type="string">
            <text:p>G106</text:p>
          </table:table-cell>
          <table:table-cell table:formula="of:=[.C246]" office:value-type="string" office:string-value="P0" calcext:value-type="string">
            <text:p>P0</text:p>
          </table:table-cell>
          <table:table-cell/>
          <table:table-cell table:formula="of:=[.A251]&amp;&quot; &quot;&amp;[.B251]&amp;&quot; &quot;&amp;[.C251]" office:value-type="string" office:string-value="N250 G106 P0" calcext:value-type="string">
            <text:p>N250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251</text:p>
          </table:table-cell>
          <table:table-cell table:formula="of:=[.B247]" office:value-type="string" office:string-value="G105" calcext:value-type="string">
            <text:p>G105</text:p>
          </table:table-cell>
          <table:table-cell table:formula="of:=[.C247]" office:value-type="string" office:string-value="PY7.79553191489362" calcext:value-type="string">
            <text:p>PY7.79553191489362</text:p>
          </table:table-cell>
          <table:table-cell/>
          <table:table-cell table:formula="of:=[.A252]&amp;&quot; &quot;&amp;[.B252]&amp;&quot; &quot;&amp;[.C252]" office:value-type="string" office:string-value="N251 G105 PY7.79553191489362" calcext:value-type="string">
            <text:p>N251 G105 PY7.79553191489362</text:p>
          </table:table-cell>
          <table:table-cell table:number-columns-repeated="2"/>
          <table:table-cell table:formula="of:=[.H247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252</text:p>
          </table:table-cell>
          <table:table-cell table:formula="of:=&quot;X&quot;&amp;[.G253]" office:value-type="string" office:string-value="X6747.5" calcext:value-type="string">
            <text:p>X6747.5</text:p>
          </table:table-cell>
          <table:table-cell table:formula="of:=&quot;Y&quot;&amp;[.H253]" office:value-type="string" office:string-value="Y346.774361702128" calcext:value-type="string">
            <text:p>Y346.774361702128</text:p>
          </table:table-cell>
          <table:table-cell/>
          <table:table-cell table:formula="of:=[.A253]&amp;&quot; &quot;&amp;[.B253]&amp;&quot; &quot;&amp;[.C253]" office:value-type="string" office:string-value="N252 X6747.5 Y346.774361702128" calcext:value-type="string">
            <text:p>N252 X6747.5 Y346.774361702128</text:p>
          </table:table-cell>
          <table:table-cell/>
          <table:table-cell table:formula="of:=[.G248]" office:value-type="float" office:value="6747.5" calcext:value-type="float">
            <text:p>6747.5</text:p>
          </table:table-cell>
          <table:table-cell table:formula="of:=[.H248]+[.$K$13]" office:value-type="float" office:value="346.774361702128" calcext:value-type="float">
            <text:p>346.77436170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253</text:p>
          </table:table-cell>
          <table:table-cell table:formula="of:=[.B249]" office:value-type="string" office:string-value="G106" calcext:value-type="string">
            <text:p>G106</text:p>
          </table:table-cell>
          <table:table-cell table:formula="of:=[.C249]" office:value-type="string" office:string-value="P3" calcext:value-type="string">
            <text:p>P3</text:p>
          </table:table-cell>
          <table:table-cell/>
          <table:table-cell table:formula="of:=[.A254]&amp;&quot; &quot;&amp;[.B254]&amp;&quot; &quot;&amp;[.C254]" office:value-type="string" office:string-value="N253 G106 P3" calcext:value-type="string">
            <text:p>N253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254</text:p>
          </table:table-cell>
          <table:table-cell table:formula="of:=&quot;X&quot;&amp;[.G255]" office:value-type="string" office:string-value="X12.5" calcext:value-type="string">
            <text:p>X12.5</text:p>
          </table:table-cell>
          <table:table-cell table:formula="of:=&quot;Y&quot;&amp;[.H255]" office:value-type="string" office:string-value="Y345.774361702128" calcext:value-type="string">
            <text:p>Y345.774361702128</text:p>
          </table:table-cell>
          <table:table-cell/>
          <table:table-cell table:formula="of:=[.A255]&amp;&quot; &quot;&amp;[.B255]&amp;&quot; &quot;&amp;[.C255]" office:value-type="string" office:string-value="N254 X12.5 Y345.774361702128" calcext:value-type="string">
            <text:p>N254 X12.5 Y345.774361702128</text:p>
          </table:table-cell>
          <table:table-cell/>
          <table:table-cell table:formula="of:=[.G250]" office:value-type="float" office:value="12.5" calcext:value-type="float">
            <text:p>12.5</text:p>
          </table:table-cell>
          <table:table-cell table:formula="of:=[.H250]+[.$K$13]" office:value-type="float" office:value="345.774361702128" calcext:value-type="float">
            <text:p>345.77436170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255</text:p>
          </table:table-cell>
          <table:table-cell table:formula="of:=[.B251]" office:value-type="string" office:string-value="G106" calcext:value-type="string">
            <text:p>G106</text:p>
          </table:table-cell>
          <table:table-cell table:formula="of:=[.C251]" office:value-type="string" office:string-value="P0" calcext:value-type="string">
            <text:p>P0</text:p>
          </table:table-cell>
          <table:table-cell/>
          <table:table-cell table:formula="of:=[.A256]&amp;&quot; &quot;&amp;[.B256]&amp;&quot; &quot;&amp;[.C256]" office:value-type="string" office:string-value="N255 G106 P0" calcext:value-type="string">
            <text:p>N255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256</text:p>
          </table:table-cell>
          <table:table-cell table:formula="of:=[.B252]" office:value-type="string" office:string-value="G105" calcext:value-type="string">
            <text:p>G105</text:p>
          </table:table-cell>
          <table:table-cell table:formula="of:=[.C252]" office:value-type="string" office:string-value="PY7.79553191489362" calcext:value-type="string">
            <text:p>PY7.79553191489362</text:p>
          </table:table-cell>
          <table:table-cell/>
          <table:table-cell table:formula="of:=[.A257]&amp;&quot; &quot;&amp;[.B257]&amp;&quot; &quot;&amp;[.C257]" office:value-type="string" office:string-value="N256 G105 PY7.79553191489362" calcext:value-type="string">
            <text:p>N256 G105 PY7.79553191489362</text:p>
          </table:table-cell>
          <table:table-cell table:number-columns-repeated="2"/>
          <table:table-cell table:formula="of:=[.H252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257</text:p>
          </table:table-cell>
          <table:table-cell table:formula="of:=&quot;X&quot;&amp;[.G258]" office:value-type="string" office:string-value="X6747.5" calcext:value-type="string">
            <text:p>X6747.5</text:p>
          </table:table-cell>
          <table:table-cell table:formula="of:=&quot;Y&quot;&amp;[.H258]" office:value-type="string" office:string-value="Y351.569893617021" calcext:value-type="string">
            <text:p>Y351.569893617021</text:p>
          </table:table-cell>
          <table:table-cell/>
          <table:table-cell table:formula="of:=[.A258]&amp;&quot; &quot;&amp;[.B258]&amp;&quot; &quot;&amp;[.C258]" office:value-type="string" office:string-value="N257 X6747.5 Y351.569893617021" calcext:value-type="string">
            <text:p>N257 X6747.5 Y351.569893617021</text:p>
          </table:table-cell>
          <table:table-cell/>
          <table:table-cell table:formula="of:=[.G253]" office:value-type="float" office:value="6747.5" calcext:value-type="float">
            <text:p>6747.5</text:p>
          </table:table-cell>
          <table:table-cell table:formula="of:=[.H253]+[.$K$13]" office:value-type="float" office:value="351.569893617021" calcext:value-type="float">
            <text:p>351.5698936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258</text:p>
          </table:table-cell>
          <table:table-cell table:formula="of:=[.B254]" office:value-type="string" office:string-value="G106" calcext:value-type="string">
            <text:p>G106</text:p>
          </table:table-cell>
          <table:table-cell table:formula="of:=[.C254]" office:value-type="string" office:string-value="P3" calcext:value-type="string">
            <text:p>P3</text:p>
          </table:table-cell>
          <table:table-cell/>
          <table:table-cell table:formula="of:=[.A259]&amp;&quot; &quot;&amp;[.B259]&amp;&quot; &quot;&amp;[.C259]" office:value-type="string" office:string-value="N258 G106 P3" calcext:value-type="string">
            <text:p>N258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259</text:p>
          </table:table-cell>
          <table:table-cell table:formula="of:=&quot;X&quot;&amp;[.G260]" office:value-type="string" office:string-value="X12.5" calcext:value-type="string">
            <text:p>X12.5</text:p>
          </table:table-cell>
          <table:table-cell table:formula="of:=&quot;Y&quot;&amp;[.H260]" office:value-type="string" office:string-value="Y350.569893617021" calcext:value-type="string">
            <text:p>Y350.569893617021</text:p>
          </table:table-cell>
          <table:table-cell/>
          <table:table-cell table:formula="of:=[.A260]&amp;&quot; &quot;&amp;[.B260]&amp;&quot; &quot;&amp;[.C260]" office:value-type="string" office:string-value="N259 X12.5 Y350.569893617021" calcext:value-type="string">
            <text:p>N259 X12.5 Y350.569893617021</text:p>
          </table:table-cell>
          <table:table-cell/>
          <table:table-cell table:formula="of:=[.G255]" office:value-type="float" office:value="12.5" calcext:value-type="float">
            <text:p>12.5</text:p>
          </table:table-cell>
          <table:table-cell table:formula="of:=[.H255]+[.$K$13]" office:value-type="float" office:value="350.569893617021" calcext:value-type="float">
            <text:p>350.5698936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260</text:p>
          </table:table-cell>
          <table:table-cell table:formula="of:=[.B256]" office:value-type="string" office:string-value="G106" calcext:value-type="string">
            <text:p>G106</text:p>
          </table:table-cell>
          <table:table-cell table:formula="of:=[.C256]" office:value-type="string" office:string-value="P0" calcext:value-type="string">
            <text:p>P0</text:p>
          </table:table-cell>
          <table:table-cell/>
          <table:table-cell table:formula="of:=[.A261]&amp;&quot; &quot;&amp;[.B261]&amp;&quot; &quot;&amp;[.C261]" office:value-type="string" office:string-value="N260 G106 P0" calcext:value-type="string">
            <text:p>N260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261</text:p>
          </table:table-cell>
          <table:table-cell table:formula="of:=[.B257]" office:value-type="string" office:string-value="G105" calcext:value-type="string">
            <text:p>G105</text:p>
          </table:table-cell>
          <table:table-cell table:formula="of:=[.C257]" office:value-type="string" office:string-value="PY7.79553191489362" calcext:value-type="string">
            <text:p>PY7.79553191489362</text:p>
          </table:table-cell>
          <table:table-cell/>
          <table:table-cell table:formula="of:=[.A262]&amp;&quot; &quot;&amp;[.B262]&amp;&quot; &quot;&amp;[.C262]" office:value-type="string" office:string-value="N261 G105 PY7.79553191489362" calcext:value-type="string">
            <text:p>N261 G105 PY7.79553191489362</text:p>
          </table:table-cell>
          <table:table-cell table:number-columns-repeated="2"/>
          <table:table-cell table:formula="of:=[.H257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262</text:p>
          </table:table-cell>
          <table:table-cell table:formula="of:=&quot;X&quot;&amp;[.G263]" office:value-type="string" office:string-value="X6747.5" calcext:value-type="string">
            <text:p>X6747.5</text:p>
          </table:table-cell>
          <table:table-cell table:formula="of:=&quot;Y&quot;&amp;[.H263]" office:value-type="string" office:string-value="Y356.365425531915" calcext:value-type="string">
            <text:p>Y356.365425531915</text:p>
          </table:table-cell>
          <table:table-cell/>
          <table:table-cell table:formula="of:=[.A263]&amp;&quot; &quot;&amp;[.B263]&amp;&quot; &quot;&amp;[.C263]" office:value-type="string" office:string-value="N262 X6747.5 Y356.365425531915" calcext:value-type="string">
            <text:p>N262 X6747.5 Y356.365425531915</text:p>
          </table:table-cell>
          <table:table-cell/>
          <table:table-cell table:formula="of:=[.G258]" office:value-type="float" office:value="6747.5" calcext:value-type="float">
            <text:p>6747.5</text:p>
          </table:table-cell>
          <table:table-cell table:formula="of:=[.H258]+[.$K$13]" office:value-type="float" office:value="356.365425531915" calcext:value-type="float">
            <text:p>356.36542553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263</text:p>
          </table:table-cell>
          <table:table-cell table:formula="of:=[.B259]" office:value-type="string" office:string-value="G106" calcext:value-type="string">
            <text:p>G106</text:p>
          </table:table-cell>
          <table:table-cell table:formula="of:=[.C259]" office:value-type="string" office:string-value="P3" calcext:value-type="string">
            <text:p>P3</text:p>
          </table:table-cell>
          <table:table-cell/>
          <table:table-cell table:formula="of:=[.A264]&amp;&quot; &quot;&amp;[.B264]&amp;&quot; &quot;&amp;[.C264]" office:value-type="string" office:string-value="N263 G106 P3" calcext:value-type="string">
            <text:p>N263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264</text:p>
          </table:table-cell>
          <table:table-cell table:formula="of:=&quot;X&quot;&amp;[.G265]" office:value-type="string" office:string-value="X12.5" calcext:value-type="string">
            <text:p>X12.5</text:p>
          </table:table-cell>
          <table:table-cell table:formula="of:=&quot;Y&quot;&amp;[.H265]" office:value-type="string" office:string-value="Y355.365425531915" calcext:value-type="string">
            <text:p>Y355.365425531915</text:p>
          </table:table-cell>
          <table:table-cell/>
          <table:table-cell table:formula="of:=[.A265]&amp;&quot; &quot;&amp;[.B265]&amp;&quot; &quot;&amp;[.C265]" office:value-type="string" office:string-value="N264 X12.5 Y355.365425531915" calcext:value-type="string">
            <text:p>N264 X12.5 Y355.365425531915</text:p>
          </table:table-cell>
          <table:table-cell/>
          <table:table-cell table:formula="of:=[.G260]" office:value-type="float" office:value="12.5" calcext:value-type="float">
            <text:p>12.5</text:p>
          </table:table-cell>
          <table:table-cell table:formula="of:=[.H260]+[.$K$13]" office:value-type="float" office:value="355.365425531915" calcext:value-type="float">
            <text:p>355.36542553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265</text:p>
          </table:table-cell>
          <table:table-cell table:formula="of:=[.B261]" office:value-type="string" office:string-value="G106" calcext:value-type="string">
            <text:p>G106</text:p>
          </table:table-cell>
          <table:table-cell table:formula="of:=[.C261]" office:value-type="string" office:string-value="P0" calcext:value-type="string">
            <text:p>P0</text:p>
          </table:table-cell>
          <table:table-cell/>
          <table:table-cell table:formula="of:=[.A266]&amp;&quot; &quot;&amp;[.B266]&amp;&quot; &quot;&amp;[.C266]" office:value-type="string" office:string-value="N265 G106 P0" calcext:value-type="string">
            <text:p>N265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266</text:p>
          </table:table-cell>
          <table:table-cell table:formula="of:=[.B262]" office:value-type="string" office:string-value="G105" calcext:value-type="string">
            <text:p>G105</text:p>
          </table:table-cell>
          <table:table-cell table:formula="of:=[.C262]" office:value-type="string" office:string-value="PY7.79553191489362" calcext:value-type="string">
            <text:p>PY7.79553191489362</text:p>
          </table:table-cell>
          <table:table-cell/>
          <table:table-cell table:formula="of:=[.A267]&amp;&quot; &quot;&amp;[.B267]&amp;&quot; &quot;&amp;[.C267]" office:value-type="string" office:string-value="N266 G105 PY7.79553191489362" calcext:value-type="string">
            <text:p>N266 G105 PY7.79553191489362</text:p>
          </table:table-cell>
          <table:table-cell table:number-columns-repeated="2"/>
          <table:table-cell table:formula="of:=[.H262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267</text:p>
          </table:table-cell>
          <table:table-cell table:formula="of:=&quot;X&quot;&amp;[.G268]" office:value-type="string" office:string-value="X6747.5" calcext:value-type="string">
            <text:p>X6747.5</text:p>
          </table:table-cell>
          <table:table-cell table:formula="of:=&quot;Y&quot;&amp;[.H268]" office:value-type="string" office:string-value="Y361.160957446808" calcext:value-type="string">
            <text:p>Y361.160957446808</text:p>
          </table:table-cell>
          <table:table-cell/>
          <table:table-cell table:formula="of:=[.A268]&amp;&quot; &quot;&amp;[.B268]&amp;&quot; &quot;&amp;[.C268]" office:value-type="string" office:string-value="N267 X6747.5 Y361.160957446808" calcext:value-type="string">
            <text:p>N267 X6747.5 Y361.160957446808</text:p>
          </table:table-cell>
          <table:table-cell/>
          <table:table-cell table:formula="of:=[.G263]" office:value-type="float" office:value="6747.5" calcext:value-type="float">
            <text:p>6747.5</text:p>
          </table:table-cell>
          <table:table-cell table:formula="of:=[.H263]+[.$K$13]" office:value-type="float" office:value="361.160957446808" calcext:value-type="float">
            <text:p>361.16095744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268</text:p>
          </table:table-cell>
          <table:table-cell table:formula="of:=[.B264]" office:value-type="string" office:string-value="G106" calcext:value-type="string">
            <text:p>G106</text:p>
          </table:table-cell>
          <table:table-cell table:formula="of:=[.C264]" office:value-type="string" office:string-value="P3" calcext:value-type="string">
            <text:p>P3</text:p>
          </table:table-cell>
          <table:table-cell/>
          <table:table-cell table:formula="of:=[.A269]&amp;&quot; &quot;&amp;[.B269]&amp;&quot; &quot;&amp;[.C269]" office:value-type="string" office:string-value="N268 G106 P3" calcext:value-type="string">
            <text:p>N268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269</text:p>
          </table:table-cell>
          <table:table-cell table:formula="of:=&quot;X&quot;&amp;[.G270]" office:value-type="string" office:string-value="X12.5" calcext:value-type="string">
            <text:p>X12.5</text:p>
          </table:table-cell>
          <table:table-cell table:formula="of:=&quot;Y&quot;&amp;[.H270]" office:value-type="string" office:string-value="Y360.160957446808" calcext:value-type="string">
            <text:p>Y360.160957446808</text:p>
          </table:table-cell>
          <table:table-cell/>
          <table:table-cell table:formula="of:=[.A270]&amp;&quot; &quot;&amp;[.B270]&amp;&quot; &quot;&amp;[.C270]" office:value-type="string" office:string-value="N269 X12.5 Y360.160957446808" calcext:value-type="string">
            <text:p>N269 X12.5 Y360.160957446808</text:p>
          </table:table-cell>
          <table:table-cell/>
          <table:table-cell table:formula="of:=[.G265]" office:value-type="float" office:value="12.5" calcext:value-type="float">
            <text:p>12.5</text:p>
          </table:table-cell>
          <table:table-cell table:formula="of:=[.H265]+[.$K$13]" office:value-type="float" office:value="360.160957446808" calcext:value-type="float">
            <text:p>360.16095744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270</text:p>
          </table:table-cell>
          <table:table-cell table:formula="of:=[.B266]" office:value-type="string" office:string-value="G106" calcext:value-type="string">
            <text:p>G106</text:p>
          </table:table-cell>
          <table:table-cell table:formula="of:=[.C266]" office:value-type="string" office:string-value="P0" calcext:value-type="string">
            <text:p>P0</text:p>
          </table:table-cell>
          <table:table-cell/>
          <table:table-cell table:formula="of:=[.A271]&amp;&quot; &quot;&amp;[.B271]&amp;&quot; &quot;&amp;[.C271]" office:value-type="string" office:string-value="N270 G106 P0" calcext:value-type="string">
            <text:p>N270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271</text:p>
          </table:table-cell>
          <table:table-cell table:formula="of:=[.B267]" office:value-type="string" office:string-value="G105" calcext:value-type="string">
            <text:p>G105</text:p>
          </table:table-cell>
          <table:table-cell table:formula="of:=[.C267]" office:value-type="string" office:string-value="PY7.79553191489362" calcext:value-type="string">
            <text:p>PY7.79553191489362</text:p>
          </table:table-cell>
          <table:table-cell/>
          <table:table-cell table:formula="of:=[.A272]&amp;&quot; &quot;&amp;[.B272]&amp;&quot; &quot;&amp;[.C272]" office:value-type="string" office:string-value="N271 G105 PY7.79553191489362" calcext:value-type="string">
            <text:p>N271 G105 PY7.79553191489362</text:p>
          </table:table-cell>
          <table:table-cell table:number-columns-repeated="2"/>
          <table:table-cell table:formula="of:=[.H267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272</text:p>
          </table:table-cell>
          <table:table-cell table:formula="of:=&quot;X&quot;&amp;[.G273]" office:value-type="string" office:string-value="X6747.5" calcext:value-type="string">
            <text:p>X6747.5</text:p>
          </table:table-cell>
          <table:table-cell table:formula="of:=&quot;Y&quot;&amp;[.H273]" office:value-type="string" office:string-value="Y365.956489361702" calcext:value-type="string">
            <text:p>Y365.956489361702</text:p>
          </table:table-cell>
          <table:table-cell/>
          <table:table-cell table:formula="of:=[.A273]&amp;&quot; &quot;&amp;[.B273]&amp;&quot; &quot;&amp;[.C273]" office:value-type="string" office:string-value="N272 X6747.5 Y365.956489361702" calcext:value-type="string">
            <text:p>N272 X6747.5 Y365.956489361702</text:p>
          </table:table-cell>
          <table:table-cell/>
          <table:table-cell table:formula="of:=[.G268]" office:value-type="float" office:value="6747.5" calcext:value-type="float">
            <text:p>6747.5</text:p>
          </table:table-cell>
          <table:table-cell table:formula="of:=[.H268]+[.$K$13]" office:value-type="float" office:value="365.956489361702" calcext:value-type="float">
            <text:p>365.95648936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273</text:p>
          </table:table-cell>
          <table:table-cell table:formula="of:=[.B269]" office:value-type="string" office:string-value="G106" calcext:value-type="string">
            <text:p>G106</text:p>
          </table:table-cell>
          <table:table-cell table:formula="of:=[.C269]" office:value-type="string" office:string-value="P3" calcext:value-type="string">
            <text:p>P3</text:p>
          </table:table-cell>
          <table:table-cell/>
          <table:table-cell table:formula="of:=[.A274]&amp;&quot; &quot;&amp;[.B274]&amp;&quot; &quot;&amp;[.C274]" office:value-type="string" office:string-value="N273 G106 P3" calcext:value-type="string">
            <text:p>N273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274</text:p>
          </table:table-cell>
          <table:table-cell table:formula="of:=&quot;X&quot;&amp;[.G275]" office:value-type="string" office:string-value="X12.5" calcext:value-type="string">
            <text:p>X12.5</text:p>
          </table:table-cell>
          <table:table-cell table:formula="of:=&quot;Y&quot;&amp;[.H275]" office:value-type="string" office:string-value="Y364.956489361702" calcext:value-type="string">
            <text:p>Y364.956489361702</text:p>
          </table:table-cell>
          <table:table-cell/>
          <table:table-cell table:formula="of:=[.A275]&amp;&quot; &quot;&amp;[.B275]&amp;&quot; &quot;&amp;[.C275]" office:value-type="string" office:string-value="N274 X12.5 Y364.956489361702" calcext:value-type="string">
            <text:p>N274 X12.5 Y364.956489361702</text:p>
          </table:table-cell>
          <table:table-cell/>
          <table:table-cell table:formula="of:=[.G270]" office:value-type="float" office:value="12.5" calcext:value-type="float">
            <text:p>12.5</text:p>
          </table:table-cell>
          <table:table-cell table:formula="of:=[.H270]+[.$K$13]" office:value-type="float" office:value="364.956489361702" calcext:value-type="float">
            <text:p>364.95648936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275</text:p>
          </table:table-cell>
          <table:table-cell table:formula="of:=[.B271]" office:value-type="string" office:string-value="G106" calcext:value-type="string">
            <text:p>G106</text:p>
          </table:table-cell>
          <table:table-cell table:formula="of:=[.C271]" office:value-type="string" office:string-value="P0" calcext:value-type="string">
            <text:p>P0</text:p>
          </table:table-cell>
          <table:table-cell/>
          <table:table-cell table:formula="of:=[.A276]&amp;&quot; &quot;&amp;[.B276]&amp;&quot; &quot;&amp;[.C276]" office:value-type="string" office:string-value="N275 G106 P0" calcext:value-type="string">
            <text:p>N275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276</text:p>
          </table:table-cell>
          <table:table-cell table:formula="of:=[.B272]" office:value-type="string" office:string-value="G105" calcext:value-type="string">
            <text:p>G105</text:p>
          </table:table-cell>
          <table:table-cell table:formula="of:=[.C272]" office:value-type="string" office:string-value="PY7.79553191489362" calcext:value-type="string">
            <text:p>PY7.79553191489362</text:p>
          </table:table-cell>
          <table:table-cell/>
          <table:table-cell table:formula="of:=[.A277]&amp;&quot; &quot;&amp;[.B277]&amp;&quot; &quot;&amp;[.C277]" office:value-type="string" office:string-value="N276 G105 PY7.79553191489362" calcext:value-type="string">
            <text:p>N276 G105 PY7.79553191489362</text:p>
          </table:table-cell>
          <table:table-cell table:number-columns-repeated="2"/>
          <table:table-cell table:formula="of:=[.H272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277</text:p>
          </table:table-cell>
          <table:table-cell table:formula="of:=&quot;X&quot;&amp;[.G278]" office:value-type="string" office:string-value="X6747.5" calcext:value-type="string">
            <text:p>X6747.5</text:p>
          </table:table-cell>
          <table:table-cell table:formula="of:=&quot;Y&quot;&amp;[.H278]" office:value-type="string" office:string-value="Y370.752021276596" calcext:value-type="string">
            <text:p>Y370.752021276596</text:p>
          </table:table-cell>
          <table:table-cell/>
          <table:table-cell table:formula="of:=[.A278]&amp;&quot; &quot;&amp;[.B278]&amp;&quot; &quot;&amp;[.C278]" office:value-type="string" office:string-value="N277 X6747.5 Y370.752021276596" calcext:value-type="string">
            <text:p>N277 X6747.5 Y370.752021276596</text:p>
          </table:table-cell>
          <table:table-cell/>
          <table:table-cell table:formula="of:=[.G273]" office:value-type="float" office:value="6747.5" calcext:value-type="float">
            <text:p>6747.5</text:p>
          </table:table-cell>
          <table:table-cell table:formula="of:=[.H273]+[.$K$13]" office:value-type="float" office:value="370.752021276596" calcext:value-type="float">
            <text:p>370.75202127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278</text:p>
          </table:table-cell>
          <table:table-cell table:formula="of:=[.B274]" office:value-type="string" office:string-value="G106" calcext:value-type="string">
            <text:p>G106</text:p>
          </table:table-cell>
          <table:table-cell table:formula="of:=[.C274]" office:value-type="string" office:string-value="P3" calcext:value-type="string">
            <text:p>P3</text:p>
          </table:table-cell>
          <table:table-cell/>
          <table:table-cell table:formula="of:=[.A279]&amp;&quot; &quot;&amp;[.B279]&amp;&quot; &quot;&amp;[.C279]" office:value-type="string" office:string-value="N278 G106 P3" calcext:value-type="string">
            <text:p>N278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279</text:p>
          </table:table-cell>
          <table:table-cell table:formula="of:=&quot;X&quot;&amp;[.G280]" office:value-type="string" office:string-value="X12.5" calcext:value-type="string">
            <text:p>X12.5</text:p>
          </table:table-cell>
          <table:table-cell table:formula="of:=&quot;Y&quot;&amp;[.H280]" office:value-type="string" office:string-value="Y369.752021276596" calcext:value-type="string">
            <text:p>Y369.752021276596</text:p>
          </table:table-cell>
          <table:table-cell/>
          <table:table-cell table:formula="of:=[.A280]&amp;&quot; &quot;&amp;[.B280]&amp;&quot; &quot;&amp;[.C280]" office:value-type="string" office:string-value="N279 X12.5 Y369.752021276596" calcext:value-type="string">
            <text:p>N279 X12.5 Y369.752021276596</text:p>
          </table:table-cell>
          <table:table-cell/>
          <table:table-cell table:formula="of:=[.G275]" office:value-type="float" office:value="12.5" calcext:value-type="float">
            <text:p>12.5</text:p>
          </table:table-cell>
          <table:table-cell table:formula="of:=[.H275]+[.$K$13]" office:value-type="float" office:value="369.752021276596" calcext:value-type="float">
            <text:p>369.75202127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280</text:p>
          </table:table-cell>
          <table:table-cell table:formula="of:=[.B276]" office:value-type="string" office:string-value="G106" calcext:value-type="string">
            <text:p>G106</text:p>
          </table:table-cell>
          <table:table-cell table:formula="of:=[.C276]" office:value-type="string" office:string-value="P0" calcext:value-type="string">
            <text:p>P0</text:p>
          </table:table-cell>
          <table:table-cell/>
          <table:table-cell table:formula="of:=[.A281]&amp;&quot; &quot;&amp;[.B281]&amp;&quot; &quot;&amp;[.C281]" office:value-type="string" office:string-value="N280 G106 P0" calcext:value-type="string">
            <text:p>N280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281</text:p>
          </table:table-cell>
          <table:table-cell table:formula="of:=[.B277]" office:value-type="string" office:string-value="G105" calcext:value-type="string">
            <text:p>G105</text:p>
          </table:table-cell>
          <table:table-cell table:formula="of:=[.C277]" office:value-type="string" office:string-value="PY7.79553191489362" calcext:value-type="string">
            <text:p>PY7.79553191489362</text:p>
          </table:table-cell>
          <table:table-cell/>
          <table:table-cell table:formula="of:=[.A282]&amp;&quot; &quot;&amp;[.B282]&amp;&quot; &quot;&amp;[.C282]" office:value-type="string" office:string-value="N281 G105 PY7.79553191489362" calcext:value-type="string">
            <text:p>N281 G105 PY7.79553191489362</text:p>
          </table:table-cell>
          <table:table-cell table:number-columns-repeated="2"/>
          <table:table-cell table:formula="of:=[.H277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282</text:p>
          </table:table-cell>
          <table:table-cell table:formula="of:=&quot;X&quot;&amp;[.G283]" office:value-type="string" office:string-value="X6747.5" calcext:value-type="string">
            <text:p>X6747.5</text:p>
          </table:table-cell>
          <table:table-cell table:formula="of:=&quot;Y&quot;&amp;[.H283]" office:value-type="string" office:string-value="Y375.547553191489" calcext:value-type="string">
            <text:p>Y375.547553191489</text:p>
          </table:table-cell>
          <table:table-cell/>
          <table:table-cell table:formula="of:=[.A283]&amp;&quot; &quot;&amp;[.B283]&amp;&quot; &quot;&amp;[.C283]" office:value-type="string" office:string-value="N282 X6747.5 Y375.547553191489" calcext:value-type="string">
            <text:p>N282 X6747.5 Y375.547553191489</text:p>
          </table:table-cell>
          <table:table-cell/>
          <table:table-cell table:formula="of:=[.G278]" office:value-type="float" office:value="6747.5" calcext:value-type="float">
            <text:p>6747.5</text:p>
          </table:table-cell>
          <table:table-cell table:formula="of:=[.H278]+[.$K$13]" office:value-type="float" office:value="375.547553191489" calcext:value-type="float">
            <text:p>375.54755319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283</text:p>
          </table:table-cell>
          <table:table-cell table:formula="of:=[.B279]" office:value-type="string" office:string-value="G106" calcext:value-type="string">
            <text:p>G106</text:p>
          </table:table-cell>
          <table:table-cell table:formula="of:=[.C279]" office:value-type="string" office:string-value="P3" calcext:value-type="string">
            <text:p>P3</text:p>
          </table:table-cell>
          <table:table-cell/>
          <table:table-cell table:formula="of:=[.A284]&amp;&quot; &quot;&amp;[.B284]&amp;&quot; &quot;&amp;[.C284]" office:value-type="string" office:string-value="N283 G106 P3" calcext:value-type="string">
            <text:p>N283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284</text:p>
          </table:table-cell>
          <table:table-cell table:formula="of:=&quot;X&quot;&amp;[.G285]" office:value-type="string" office:string-value="X12.5" calcext:value-type="string">
            <text:p>X12.5</text:p>
          </table:table-cell>
          <table:table-cell table:formula="of:=&quot;Y&quot;&amp;[.H285]" office:value-type="string" office:string-value="Y374.547553191489" calcext:value-type="string">
            <text:p>Y374.547553191489</text:p>
          </table:table-cell>
          <table:table-cell/>
          <table:table-cell table:formula="of:=[.A285]&amp;&quot; &quot;&amp;[.B285]&amp;&quot; &quot;&amp;[.C285]" office:value-type="string" office:string-value="N284 X12.5 Y374.547553191489" calcext:value-type="string">
            <text:p>N284 X12.5 Y374.547553191489</text:p>
          </table:table-cell>
          <table:table-cell/>
          <table:table-cell table:formula="of:=[.G280]" office:value-type="float" office:value="12.5" calcext:value-type="float">
            <text:p>12.5</text:p>
          </table:table-cell>
          <table:table-cell table:formula="of:=[.H280]+[.$K$13]" office:value-type="float" office:value="374.547553191489" calcext:value-type="float">
            <text:p>374.54755319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285</text:p>
          </table:table-cell>
          <table:table-cell table:formula="of:=[.B281]" office:value-type="string" office:string-value="G106" calcext:value-type="string">
            <text:p>G106</text:p>
          </table:table-cell>
          <table:table-cell table:formula="of:=[.C281]" office:value-type="string" office:string-value="P0" calcext:value-type="string">
            <text:p>P0</text:p>
          </table:table-cell>
          <table:table-cell/>
          <table:table-cell table:formula="of:=[.A286]&amp;&quot; &quot;&amp;[.B286]&amp;&quot; &quot;&amp;[.C286]" office:value-type="string" office:string-value="N285 G106 P0" calcext:value-type="string">
            <text:p>N285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286</text:p>
          </table:table-cell>
          <table:table-cell table:formula="of:=[.B282]" office:value-type="string" office:string-value="G105" calcext:value-type="string">
            <text:p>G105</text:p>
          </table:table-cell>
          <table:table-cell table:formula="of:=[.C282]" office:value-type="string" office:string-value="PY7.79553191489362" calcext:value-type="string">
            <text:p>PY7.79553191489362</text:p>
          </table:table-cell>
          <table:table-cell/>
          <table:table-cell table:formula="of:=[.A287]&amp;&quot; &quot;&amp;[.B287]&amp;&quot; &quot;&amp;[.C287]" office:value-type="string" office:string-value="N286 G105 PY7.79553191489362" calcext:value-type="string">
            <text:p>N286 G105 PY7.79553191489362</text:p>
          </table:table-cell>
          <table:table-cell table:number-columns-repeated="2"/>
          <table:table-cell table:formula="of:=[.H282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287</text:p>
          </table:table-cell>
          <table:table-cell table:formula="of:=&quot;X&quot;&amp;[.G288]" office:value-type="string" office:string-value="X6747.5" calcext:value-type="string">
            <text:p>X6747.5</text:p>
          </table:table-cell>
          <table:table-cell table:formula="of:=&quot;Y&quot;&amp;[.H288]" office:value-type="string" office:string-value="Y380.343085106383" calcext:value-type="string">
            <text:p>Y380.343085106383</text:p>
          </table:table-cell>
          <table:table-cell/>
          <table:table-cell table:formula="of:=[.A288]&amp;&quot; &quot;&amp;[.B288]&amp;&quot; &quot;&amp;[.C288]" office:value-type="string" office:string-value="N287 X6747.5 Y380.343085106383" calcext:value-type="string">
            <text:p>N287 X6747.5 Y380.343085106383</text:p>
          </table:table-cell>
          <table:table-cell/>
          <table:table-cell table:formula="of:=[.G283]" office:value-type="float" office:value="6747.5" calcext:value-type="float">
            <text:p>6747.5</text:p>
          </table:table-cell>
          <table:table-cell table:formula="of:=[.H283]+[.$K$13]" office:value-type="float" office:value="380.343085106383" calcext:value-type="float">
            <text:p>380.34308510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288</text:p>
          </table:table-cell>
          <table:table-cell table:formula="of:=[.B284]" office:value-type="string" office:string-value="G106" calcext:value-type="string">
            <text:p>G106</text:p>
          </table:table-cell>
          <table:table-cell table:formula="of:=[.C284]" office:value-type="string" office:string-value="P3" calcext:value-type="string">
            <text:p>P3</text:p>
          </table:table-cell>
          <table:table-cell/>
          <table:table-cell table:formula="of:=[.A289]&amp;&quot; &quot;&amp;[.B289]&amp;&quot; &quot;&amp;[.C289]" office:value-type="string" office:string-value="N288 G106 P3" calcext:value-type="string">
            <text:p>N288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289</text:p>
          </table:table-cell>
          <table:table-cell table:formula="of:=&quot;X&quot;&amp;[.G290]" office:value-type="string" office:string-value="X12.5" calcext:value-type="string">
            <text:p>X12.5</text:p>
          </table:table-cell>
          <table:table-cell table:formula="of:=&quot;Y&quot;&amp;[.H290]" office:value-type="string" office:string-value="Y379.343085106383" calcext:value-type="string">
            <text:p>Y379.343085106383</text:p>
          </table:table-cell>
          <table:table-cell/>
          <table:table-cell table:formula="of:=[.A290]&amp;&quot; &quot;&amp;[.B290]&amp;&quot; &quot;&amp;[.C290]" office:value-type="string" office:string-value="N289 X12.5 Y379.343085106383" calcext:value-type="string">
            <text:p>N289 X12.5 Y379.343085106383</text:p>
          </table:table-cell>
          <table:table-cell/>
          <table:table-cell table:formula="of:=[.G285]" office:value-type="float" office:value="12.5" calcext:value-type="float">
            <text:p>12.5</text:p>
          </table:table-cell>
          <table:table-cell table:formula="of:=[.H285]+[.$K$13]" office:value-type="float" office:value="379.343085106383" calcext:value-type="float">
            <text:p>379.34308510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290</text:p>
          </table:table-cell>
          <table:table-cell table:formula="of:=[.B286]" office:value-type="string" office:string-value="G106" calcext:value-type="string">
            <text:p>G106</text:p>
          </table:table-cell>
          <table:table-cell table:formula="of:=[.C286]" office:value-type="string" office:string-value="P0" calcext:value-type="string">
            <text:p>P0</text:p>
          </table:table-cell>
          <table:table-cell/>
          <table:table-cell table:formula="of:=[.A291]&amp;&quot; &quot;&amp;[.B291]&amp;&quot; &quot;&amp;[.C291]" office:value-type="string" office:string-value="N290 G106 P0" calcext:value-type="string">
            <text:p>N290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291</text:p>
          </table:table-cell>
          <table:table-cell table:formula="of:=[.B287]" office:value-type="string" office:string-value="G105" calcext:value-type="string">
            <text:p>G105</text:p>
          </table:table-cell>
          <table:table-cell table:formula="of:=[.C287]" office:value-type="string" office:string-value="PY7.79553191489362" calcext:value-type="string">
            <text:p>PY7.79553191489362</text:p>
          </table:table-cell>
          <table:table-cell/>
          <table:table-cell table:formula="of:=[.A292]&amp;&quot; &quot;&amp;[.B292]&amp;&quot; &quot;&amp;[.C292]" office:value-type="string" office:string-value="N291 G105 PY7.79553191489362" calcext:value-type="string">
            <text:p>N291 G105 PY7.79553191489362</text:p>
          </table:table-cell>
          <table:table-cell table:number-columns-repeated="2"/>
          <table:table-cell table:formula="of:=[.H287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292</text:p>
          </table:table-cell>
          <table:table-cell table:formula="of:=&quot;X&quot;&amp;[.G293]" office:value-type="string" office:string-value="X6747.5" calcext:value-type="string">
            <text:p>X6747.5</text:p>
          </table:table-cell>
          <table:table-cell table:formula="of:=&quot;Y&quot;&amp;[.H293]" office:value-type="string" office:string-value="Y385.138617021276" calcext:value-type="string">
            <text:p>Y385.138617021276</text:p>
          </table:table-cell>
          <table:table-cell/>
          <table:table-cell table:formula="of:=[.A293]&amp;&quot; &quot;&amp;[.B293]&amp;&quot; &quot;&amp;[.C293]" office:value-type="string" office:string-value="N292 X6747.5 Y385.138617021276" calcext:value-type="string">
            <text:p>N292 X6747.5 Y385.138617021276</text:p>
          </table:table-cell>
          <table:table-cell/>
          <table:table-cell table:formula="of:=[.G288]" office:value-type="float" office:value="6747.5" calcext:value-type="float">
            <text:p>6747.5</text:p>
          </table:table-cell>
          <table:table-cell table:formula="of:=[.H288]+[.$K$13]" office:value-type="float" office:value="385.138617021276" calcext:value-type="float">
            <text:p>385.13861702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293</text:p>
          </table:table-cell>
          <table:table-cell table:formula="of:=[.B289]" office:value-type="string" office:string-value="G106" calcext:value-type="string">
            <text:p>G106</text:p>
          </table:table-cell>
          <table:table-cell table:formula="of:=[.C289]" office:value-type="string" office:string-value="P3" calcext:value-type="string">
            <text:p>P3</text:p>
          </table:table-cell>
          <table:table-cell/>
          <table:table-cell table:formula="of:=[.A294]&amp;&quot; &quot;&amp;[.B294]&amp;&quot; &quot;&amp;[.C294]" office:value-type="string" office:string-value="N293 G106 P3" calcext:value-type="string">
            <text:p>N293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294</text:p>
          </table:table-cell>
          <table:table-cell table:formula="of:=&quot;X&quot;&amp;[.G295]" office:value-type="string" office:string-value="X12.5" calcext:value-type="string">
            <text:p>X12.5</text:p>
          </table:table-cell>
          <table:table-cell table:formula="of:=&quot;Y&quot;&amp;[.H295]" office:value-type="string" office:string-value="Y384.138617021277" calcext:value-type="string">
            <text:p>Y384.138617021277</text:p>
          </table:table-cell>
          <table:table-cell/>
          <table:table-cell table:formula="of:=[.A295]&amp;&quot; &quot;&amp;[.B295]&amp;&quot; &quot;&amp;[.C295]" office:value-type="string" office:string-value="N294 X12.5 Y384.138617021277" calcext:value-type="string">
            <text:p>N294 X12.5 Y384.138617021277</text:p>
          </table:table-cell>
          <table:table-cell/>
          <table:table-cell table:formula="of:=[.G290]" office:value-type="float" office:value="12.5" calcext:value-type="float">
            <text:p>12.5</text:p>
          </table:table-cell>
          <table:table-cell table:formula="of:=[.H290]+[.$K$13]" office:value-type="float" office:value="384.138617021277" calcext:value-type="float">
            <text:p>384.13861702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295</text:p>
          </table:table-cell>
          <table:table-cell table:formula="of:=[.B291]" office:value-type="string" office:string-value="G106" calcext:value-type="string">
            <text:p>G106</text:p>
          </table:table-cell>
          <table:table-cell table:formula="of:=[.C291]" office:value-type="string" office:string-value="P0" calcext:value-type="string">
            <text:p>P0</text:p>
          </table:table-cell>
          <table:table-cell/>
          <table:table-cell table:formula="of:=[.A296]&amp;&quot; &quot;&amp;[.B296]&amp;&quot; &quot;&amp;[.C296]" office:value-type="string" office:string-value="N295 G106 P0" calcext:value-type="string">
            <text:p>N295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296</text:p>
          </table:table-cell>
          <table:table-cell table:formula="of:=[.B292]" office:value-type="string" office:string-value="G105" calcext:value-type="string">
            <text:p>G105</text:p>
          </table:table-cell>
          <table:table-cell table:formula="of:=[.C292]" office:value-type="string" office:string-value="PY7.79553191489362" calcext:value-type="string">
            <text:p>PY7.79553191489362</text:p>
          </table:table-cell>
          <table:table-cell/>
          <table:table-cell table:formula="of:=[.A297]&amp;&quot; &quot;&amp;[.B297]&amp;&quot; &quot;&amp;[.C297]" office:value-type="string" office:string-value="N296 G105 PY7.79553191489362" calcext:value-type="string">
            <text:p>N296 G105 PY7.79553191489362</text:p>
          </table:table-cell>
          <table:table-cell table:number-columns-repeated="2"/>
          <table:table-cell table:formula="of:=[.H292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297</text:p>
          </table:table-cell>
          <table:table-cell table:formula="of:=&quot;X&quot;&amp;[.G298]" office:value-type="string" office:string-value="X6747.5" calcext:value-type="string">
            <text:p>X6747.5</text:p>
          </table:table-cell>
          <table:table-cell table:formula="of:=&quot;Y&quot;&amp;[.H298]" office:value-type="string" office:string-value="Y389.93414893617" calcext:value-type="string">
            <text:p>Y389.93414893617</text:p>
          </table:table-cell>
          <table:table-cell/>
          <table:table-cell table:formula="of:=[.A298]&amp;&quot; &quot;&amp;[.B298]&amp;&quot; &quot;&amp;[.C298]" office:value-type="string" office:string-value="N297 X6747.5 Y389.93414893617" calcext:value-type="string">
            <text:p>N297 X6747.5 Y389.93414893617</text:p>
          </table:table-cell>
          <table:table-cell/>
          <table:table-cell table:formula="of:=[.G293]" office:value-type="float" office:value="6747.5" calcext:value-type="float">
            <text:p>6747.5</text:p>
          </table:table-cell>
          <table:table-cell table:formula="of:=[.H293]+[.$K$13]" office:value-type="float" office:value="389.93414893617" calcext:value-type="float">
            <text:p>389.9341489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298</text:p>
          </table:table-cell>
          <table:table-cell table:formula="of:=[.B294]" office:value-type="string" office:string-value="G106" calcext:value-type="string">
            <text:p>G106</text:p>
          </table:table-cell>
          <table:table-cell table:formula="of:=[.C294]" office:value-type="string" office:string-value="P3" calcext:value-type="string">
            <text:p>P3</text:p>
          </table:table-cell>
          <table:table-cell/>
          <table:table-cell table:formula="of:=[.A299]&amp;&quot; &quot;&amp;[.B299]&amp;&quot; &quot;&amp;[.C299]" office:value-type="string" office:string-value="N298 G106 P3" calcext:value-type="string">
            <text:p>N298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299</text:p>
          </table:table-cell>
          <table:table-cell table:formula="of:=&quot;X&quot;&amp;[.G300]" office:value-type="string" office:string-value="X12.5" calcext:value-type="string">
            <text:p>X12.5</text:p>
          </table:table-cell>
          <table:table-cell table:formula="of:=&quot;Y&quot;&amp;[.H300]" office:value-type="string" office:string-value="Y388.93414893617" calcext:value-type="string">
            <text:p>Y388.93414893617</text:p>
          </table:table-cell>
          <table:table-cell/>
          <table:table-cell table:formula="of:=[.A300]&amp;&quot; &quot;&amp;[.B300]&amp;&quot; &quot;&amp;[.C300]" office:value-type="string" office:string-value="N299 X12.5 Y388.93414893617" calcext:value-type="string">
            <text:p>N299 X12.5 Y388.93414893617</text:p>
          </table:table-cell>
          <table:table-cell/>
          <table:table-cell table:formula="of:=[.G295]" office:value-type="float" office:value="12.5" calcext:value-type="float">
            <text:p>12.5</text:p>
          </table:table-cell>
          <table:table-cell table:formula="of:=[.H295]+[.$K$13]" office:value-type="float" office:value="388.93414893617" calcext:value-type="float">
            <text:p>388.9341489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300</text:p>
          </table:table-cell>
          <table:table-cell table:formula="of:=[.B296]" office:value-type="string" office:string-value="G106" calcext:value-type="string">
            <text:p>G106</text:p>
          </table:table-cell>
          <table:table-cell table:formula="of:=[.C296]" office:value-type="string" office:string-value="P0" calcext:value-type="string">
            <text:p>P0</text:p>
          </table:table-cell>
          <table:table-cell/>
          <table:table-cell table:formula="of:=[.A301]&amp;&quot; &quot;&amp;[.B301]&amp;&quot; &quot;&amp;[.C301]" office:value-type="string" office:string-value="N300 G106 P0" calcext:value-type="string">
            <text:p>N300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301</text:p>
          </table:table-cell>
          <table:table-cell table:formula="of:=[.B297]" office:value-type="string" office:string-value="G105" calcext:value-type="string">
            <text:p>G105</text:p>
          </table:table-cell>
          <table:table-cell table:formula="of:=[.C297]" office:value-type="string" office:string-value="PY7.79553191489362" calcext:value-type="string">
            <text:p>PY7.79553191489362</text:p>
          </table:table-cell>
          <table:table-cell/>
          <table:table-cell table:formula="of:=[.A302]&amp;&quot; &quot;&amp;[.B302]&amp;&quot; &quot;&amp;[.C302]" office:value-type="string" office:string-value="N301 G105 PY7.79553191489362" calcext:value-type="string">
            <text:p>N301 G105 PY7.79553191489362</text:p>
          </table:table-cell>
          <table:table-cell table:number-columns-repeated="2"/>
          <table:table-cell table:formula="of:=[.H297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302</text:p>
          </table:table-cell>
          <table:table-cell table:formula="of:=&quot;X&quot;&amp;[.G303]" office:value-type="string" office:string-value="X6747.5" calcext:value-type="string">
            <text:p>X6747.5</text:p>
          </table:table-cell>
          <table:table-cell table:formula="of:=&quot;Y&quot;&amp;[.H303]" office:value-type="string" office:string-value="Y394.729680851064" calcext:value-type="string">
            <text:p>Y394.729680851064</text:p>
          </table:table-cell>
          <table:table-cell/>
          <table:table-cell table:formula="of:=[.A303]&amp;&quot; &quot;&amp;[.B303]&amp;&quot; &quot;&amp;[.C303]" office:value-type="string" office:string-value="N302 X6747.5 Y394.729680851064" calcext:value-type="string">
            <text:p>N302 X6747.5 Y394.729680851064</text:p>
          </table:table-cell>
          <table:table-cell/>
          <table:table-cell table:formula="of:=[.G298]" office:value-type="float" office:value="6747.5" calcext:value-type="float">
            <text:p>6747.5</text:p>
          </table:table-cell>
          <table:table-cell table:formula="of:=[.H298]+[.$K$13]" office:value-type="float" office:value="394.729680851064" calcext:value-type="float">
            <text:p>394.72968085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303</text:p>
          </table:table-cell>
          <table:table-cell table:formula="of:=[.B299]" office:value-type="string" office:string-value="G106" calcext:value-type="string">
            <text:p>G106</text:p>
          </table:table-cell>
          <table:table-cell table:formula="of:=[.C299]" office:value-type="string" office:string-value="P3" calcext:value-type="string">
            <text:p>P3</text:p>
          </table:table-cell>
          <table:table-cell/>
          <table:table-cell table:formula="of:=[.A304]&amp;&quot; &quot;&amp;[.B304]&amp;&quot; &quot;&amp;[.C304]" office:value-type="string" office:string-value="N303 G106 P3" calcext:value-type="string">
            <text:p>N303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304</text:p>
          </table:table-cell>
          <table:table-cell table:formula="of:=&quot;X&quot;&amp;[.G305]" office:value-type="string" office:string-value="X12.5" calcext:value-type="string">
            <text:p>X12.5</text:p>
          </table:table-cell>
          <table:table-cell table:formula="of:=&quot;Y&quot;&amp;[.H305]" office:value-type="string" office:string-value="Y393.729680851064" calcext:value-type="string">
            <text:p>Y393.729680851064</text:p>
          </table:table-cell>
          <table:table-cell/>
          <table:table-cell table:formula="of:=[.A305]&amp;&quot; &quot;&amp;[.B305]&amp;&quot; &quot;&amp;[.C305]" office:value-type="string" office:string-value="N304 X12.5 Y393.729680851064" calcext:value-type="string">
            <text:p>N304 X12.5 Y393.729680851064</text:p>
          </table:table-cell>
          <table:table-cell/>
          <table:table-cell table:formula="of:=[.G300]" office:value-type="float" office:value="12.5" calcext:value-type="float">
            <text:p>12.5</text:p>
          </table:table-cell>
          <table:table-cell table:formula="of:=[.H300]+[.$K$13]" office:value-type="float" office:value="393.729680851064" calcext:value-type="float">
            <text:p>393.72968085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305</text:p>
          </table:table-cell>
          <table:table-cell table:formula="of:=[.B301]" office:value-type="string" office:string-value="G106" calcext:value-type="string">
            <text:p>G106</text:p>
          </table:table-cell>
          <table:table-cell table:formula="of:=[.C301]" office:value-type="string" office:string-value="P0" calcext:value-type="string">
            <text:p>P0</text:p>
          </table:table-cell>
          <table:table-cell/>
          <table:table-cell table:formula="of:=[.A306]&amp;&quot; &quot;&amp;[.B306]&amp;&quot; &quot;&amp;[.C306]" office:value-type="string" office:string-value="N305 G106 P0" calcext:value-type="string">
            <text:p>N305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306</text:p>
          </table:table-cell>
          <table:table-cell table:formula="of:=[.B302]" office:value-type="string" office:string-value="G105" calcext:value-type="string">
            <text:p>G105</text:p>
          </table:table-cell>
          <table:table-cell table:formula="of:=[.C302]" office:value-type="string" office:string-value="PY7.79553191489362" calcext:value-type="string">
            <text:p>PY7.79553191489362</text:p>
          </table:table-cell>
          <table:table-cell/>
          <table:table-cell table:formula="of:=[.A307]&amp;&quot; &quot;&amp;[.B307]&amp;&quot; &quot;&amp;[.C307]" office:value-type="string" office:string-value="N306 G105 PY7.79553191489362" calcext:value-type="string">
            <text:p>N306 G105 PY7.79553191489362</text:p>
          </table:table-cell>
          <table:table-cell table:number-columns-repeated="2"/>
          <table:table-cell table:formula="of:=[.H302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307</text:p>
          </table:table-cell>
          <table:table-cell table:formula="of:=&quot;X&quot;&amp;[.G308]" office:value-type="string" office:string-value="X6747.5" calcext:value-type="string">
            <text:p>X6747.5</text:p>
          </table:table-cell>
          <table:table-cell table:formula="of:=&quot;Y&quot;&amp;[.H308]" office:value-type="string" office:string-value="Y399.525212765957" calcext:value-type="string">
            <text:p>Y399.525212765957</text:p>
          </table:table-cell>
          <table:table-cell/>
          <table:table-cell table:formula="of:=[.A308]&amp;&quot; &quot;&amp;[.B308]&amp;&quot; &quot;&amp;[.C308]" office:value-type="string" office:string-value="N307 X6747.5 Y399.525212765957" calcext:value-type="string">
            <text:p>N307 X6747.5 Y399.525212765957</text:p>
          </table:table-cell>
          <table:table-cell/>
          <table:table-cell table:formula="of:=[.G303]" office:value-type="float" office:value="6747.5" calcext:value-type="float">
            <text:p>6747.5</text:p>
          </table:table-cell>
          <table:table-cell table:formula="of:=[.H303]+[.$K$13]" office:value-type="float" office:value="399.525212765957" calcext:value-type="float">
            <text:p>399.5252127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308</text:p>
          </table:table-cell>
          <table:table-cell table:formula="of:=[.B304]" office:value-type="string" office:string-value="G106" calcext:value-type="string">
            <text:p>G106</text:p>
          </table:table-cell>
          <table:table-cell table:formula="of:=[.C304]" office:value-type="string" office:string-value="P3" calcext:value-type="string">
            <text:p>P3</text:p>
          </table:table-cell>
          <table:table-cell/>
          <table:table-cell table:formula="of:=[.A309]&amp;&quot; &quot;&amp;[.B309]&amp;&quot; &quot;&amp;[.C309]" office:value-type="string" office:string-value="N308 G106 P3" calcext:value-type="string">
            <text:p>N308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309</text:p>
          </table:table-cell>
          <table:table-cell table:formula="of:=&quot;X&quot;&amp;[.G310]" office:value-type="string" office:string-value="X12.5" calcext:value-type="string">
            <text:p>X12.5</text:p>
          </table:table-cell>
          <table:table-cell table:formula="of:=&quot;Y&quot;&amp;[.H310]" office:value-type="string" office:string-value="Y398.525212765957" calcext:value-type="string">
            <text:p>Y398.525212765957</text:p>
          </table:table-cell>
          <table:table-cell/>
          <table:table-cell table:formula="of:=[.A310]&amp;&quot; &quot;&amp;[.B310]&amp;&quot; &quot;&amp;[.C310]" office:value-type="string" office:string-value="N309 X12.5 Y398.525212765957" calcext:value-type="string">
            <text:p>N309 X12.5 Y398.525212765957</text:p>
          </table:table-cell>
          <table:table-cell/>
          <table:table-cell table:formula="of:=[.G305]" office:value-type="float" office:value="12.5" calcext:value-type="float">
            <text:p>12.5</text:p>
          </table:table-cell>
          <table:table-cell table:formula="of:=[.H305]+[.$K$13]" office:value-type="float" office:value="398.525212765957" calcext:value-type="float">
            <text:p>398.5252127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310</text:p>
          </table:table-cell>
          <table:table-cell table:formula="of:=[.B306]" office:value-type="string" office:string-value="G106" calcext:value-type="string">
            <text:p>G106</text:p>
          </table:table-cell>
          <table:table-cell table:formula="of:=[.C306]" office:value-type="string" office:string-value="P0" calcext:value-type="string">
            <text:p>P0</text:p>
          </table:table-cell>
          <table:table-cell/>
          <table:table-cell table:formula="of:=[.A311]&amp;&quot; &quot;&amp;[.B311]&amp;&quot; &quot;&amp;[.C311]" office:value-type="string" office:string-value="N310 G106 P0" calcext:value-type="string">
            <text:p>N310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311</text:p>
          </table:table-cell>
          <table:table-cell table:formula="of:=[.B307]" office:value-type="string" office:string-value="G105" calcext:value-type="string">
            <text:p>G105</text:p>
          </table:table-cell>
          <table:table-cell table:formula="of:=[.C307]" office:value-type="string" office:string-value="PY7.79553191489362" calcext:value-type="string">
            <text:p>PY7.79553191489362</text:p>
          </table:table-cell>
          <table:table-cell/>
          <table:table-cell table:formula="of:=[.A312]&amp;&quot; &quot;&amp;[.B312]&amp;&quot; &quot;&amp;[.C312]" office:value-type="string" office:string-value="N311 G105 PY7.79553191489362" calcext:value-type="string">
            <text:p>N311 G105 PY7.79553191489362</text:p>
          </table:table-cell>
          <table:table-cell table:number-columns-repeated="2"/>
          <table:table-cell table:formula="of:=[.H307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312</text:p>
          </table:table-cell>
          <table:table-cell table:formula="of:=&quot;X&quot;&amp;[.G313]" office:value-type="string" office:string-value="X6747.5" calcext:value-type="string">
            <text:p>X6747.5</text:p>
          </table:table-cell>
          <table:table-cell table:formula="of:=&quot;Y&quot;&amp;[.H313]" office:value-type="string" office:string-value="Y404.320744680851" calcext:value-type="string">
            <text:p>Y404.320744680851</text:p>
          </table:table-cell>
          <table:table-cell/>
          <table:table-cell table:formula="of:=[.A313]&amp;&quot; &quot;&amp;[.B313]&amp;&quot; &quot;&amp;[.C313]" office:value-type="string" office:string-value="N312 X6747.5 Y404.320744680851" calcext:value-type="string">
            <text:p>N312 X6747.5 Y404.320744680851</text:p>
          </table:table-cell>
          <table:table-cell/>
          <table:table-cell table:formula="of:=[.G308]" office:value-type="float" office:value="6747.5" calcext:value-type="float">
            <text:p>6747.5</text:p>
          </table:table-cell>
          <table:table-cell table:formula="of:=[.H308]+[.$K$13]" office:value-type="float" office:value="404.320744680851" calcext:value-type="float">
            <text:p>404.32074468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313</text:p>
          </table:table-cell>
          <table:table-cell table:formula="of:=[.B309]" office:value-type="string" office:string-value="G106" calcext:value-type="string">
            <text:p>G106</text:p>
          </table:table-cell>
          <table:table-cell table:formula="of:=[.C309]" office:value-type="string" office:string-value="P3" calcext:value-type="string">
            <text:p>P3</text:p>
          </table:table-cell>
          <table:table-cell/>
          <table:table-cell table:formula="of:=[.A314]&amp;&quot; &quot;&amp;[.B314]&amp;&quot; &quot;&amp;[.C314]" office:value-type="string" office:string-value="N313 G106 P3" calcext:value-type="string">
            <text:p>N313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314</text:p>
          </table:table-cell>
          <table:table-cell table:formula="of:=&quot;X&quot;&amp;[.G315]" office:value-type="string" office:string-value="X12.5" calcext:value-type="string">
            <text:p>X12.5</text:p>
          </table:table-cell>
          <table:table-cell table:formula="of:=&quot;Y&quot;&amp;[.H315]" office:value-type="string" office:string-value="Y403.320744680851" calcext:value-type="string">
            <text:p>Y403.320744680851</text:p>
          </table:table-cell>
          <table:table-cell/>
          <table:table-cell table:formula="of:=[.A315]&amp;&quot; &quot;&amp;[.B315]&amp;&quot; &quot;&amp;[.C315]" office:value-type="string" office:string-value="N314 X12.5 Y403.320744680851" calcext:value-type="string">
            <text:p>N314 X12.5 Y403.320744680851</text:p>
          </table:table-cell>
          <table:table-cell/>
          <table:table-cell table:formula="of:=[.G310]" office:value-type="float" office:value="12.5" calcext:value-type="float">
            <text:p>12.5</text:p>
          </table:table-cell>
          <table:table-cell table:formula="of:=[.H310]+[.$K$13]" office:value-type="float" office:value="403.320744680851" calcext:value-type="float">
            <text:p>403.32074468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315</text:p>
          </table:table-cell>
          <table:table-cell table:formula="of:=[.B311]" office:value-type="string" office:string-value="G106" calcext:value-type="string">
            <text:p>G106</text:p>
          </table:table-cell>
          <table:table-cell table:formula="of:=[.C311]" office:value-type="string" office:string-value="P0" calcext:value-type="string">
            <text:p>P0</text:p>
          </table:table-cell>
          <table:table-cell/>
          <table:table-cell table:formula="of:=[.A316]&amp;&quot; &quot;&amp;[.B316]&amp;&quot; &quot;&amp;[.C316]" office:value-type="string" office:string-value="N315 G106 P0" calcext:value-type="string">
            <text:p>N315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316</text:p>
          </table:table-cell>
          <table:table-cell table:formula="of:=[.B312]" office:value-type="string" office:string-value="G105" calcext:value-type="string">
            <text:p>G105</text:p>
          </table:table-cell>
          <table:table-cell table:formula="of:=[.C312]" office:value-type="string" office:string-value="PY7.79553191489362" calcext:value-type="string">
            <text:p>PY7.79553191489362</text:p>
          </table:table-cell>
          <table:table-cell/>
          <table:table-cell table:formula="of:=[.A317]&amp;&quot; &quot;&amp;[.B317]&amp;&quot; &quot;&amp;[.C317]" office:value-type="string" office:string-value="N316 G105 PY7.79553191489362" calcext:value-type="string">
            <text:p>N316 G105 PY7.79553191489362</text:p>
          </table:table-cell>
          <table:table-cell table:number-columns-repeated="2"/>
          <table:table-cell table:formula="of:=[.H312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317</text:p>
          </table:table-cell>
          <table:table-cell table:formula="of:=&quot;X&quot;&amp;[.G318]" office:value-type="string" office:string-value="X6747.5" calcext:value-type="string">
            <text:p>X6747.5</text:p>
          </table:table-cell>
          <table:table-cell table:formula="of:=&quot;Y&quot;&amp;[.H318]" office:value-type="string" office:string-value="Y409.116276595745" calcext:value-type="string">
            <text:p>Y409.116276595745</text:p>
          </table:table-cell>
          <table:table-cell/>
          <table:table-cell table:formula="of:=[.A318]&amp;&quot; &quot;&amp;[.B318]&amp;&quot; &quot;&amp;[.C318]" office:value-type="string" office:string-value="N317 X6747.5 Y409.116276595745" calcext:value-type="string">
            <text:p>N317 X6747.5 Y409.116276595745</text:p>
          </table:table-cell>
          <table:table-cell/>
          <table:table-cell table:formula="of:=[.G313]" office:value-type="float" office:value="6747.5" calcext:value-type="float">
            <text:p>6747.5</text:p>
          </table:table-cell>
          <table:table-cell table:formula="of:=[.H313]+[.$K$13]" office:value-type="float" office:value="409.116276595745" calcext:value-type="float">
            <text:p>409.11627659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318</text:p>
          </table:table-cell>
          <table:table-cell table:formula="of:=[.B314]" office:value-type="string" office:string-value="G106" calcext:value-type="string">
            <text:p>G106</text:p>
          </table:table-cell>
          <table:table-cell table:formula="of:=[.C314]" office:value-type="string" office:string-value="P3" calcext:value-type="string">
            <text:p>P3</text:p>
          </table:table-cell>
          <table:table-cell/>
          <table:table-cell table:formula="of:=[.A319]&amp;&quot; &quot;&amp;[.B319]&amp;&quot; &quot;&amp;[.C319]" office:value-type="string" office:string-value="N318 G106 P3" calcext:value-type="string">
            <text:p>N318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319</text:p>
          </table:table-cell>
          <table:table-cell table:formula="of:=&quot;X&quot;&amp;[.G320]" office:value-type="string" office:string-value="X12.5" calcext:value-type="string">
            <text:p>X12.5</text:p>
          </table:table-cell>
          <table:table-cell table:formula="of:=&quot;Y&quot;&amp;[.H320]" office:value-type="string" office:string-value="Y408.116276595745" calcext:value-type="string">
            <text:p>Y408.116276595745</text:p>
          </table:table-cell>
          <table:table-cell/>
          <table:table-cell table:formula="of:=[.A320]&amp;&quot; &quot;&amp;[.B320]&amp;&quot; &quot;&amp;[.C320]" office:value-type="string" office:string-value="N319 X12.5 Y408.116276595745" calcext:value-type="string">
            <text:p>N319 X12.5 Y408.116276595745</text:p>
          </table:table-cell>
          <table:table-cell/>
          <table:table-cell table:formula="of:=[.G315]" office:value-type="float" office:value="12.5" calcext:value-type="float">
            <text:p>12.5</text:p>
          </table:table-cell>
          <table:table-cell table:formula="of:=[.H315]+[.$K$13]" office:value-type="float" office:value="408.116276595745" calcext:value-type="float">
            <text:p>408.11627659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320</text:p>
          </table:table-cell>
          <table:table-cell table:formula="of:=[.B316]" office:value-type="string" office:string-value="G106" calcext:value-type="string">
            <text:p>G106</text:p>
          </table:table-cell>
          <table:table-cell table:formula="of:=[.C316]" office:value-type="string" office:string-value="P0" calcext:value-type="string">
            <text:p>P0</text:p>
          </table:table-cell>
          <table:table-cell/>
          <table:table-cell table:formula="of:=[.A321]&amp;&quot; &quot;&amp;[.B321]&amp;&quot; &quot;&amp;[.C321]" office:value-type="string" office:string-value="N320 G106 P0" calcext:value-type="string">
            <text:p>N320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321</text:p>
          </table:table-cell>
          <table:table-cell table:formula="of:=[.B317]" office:value-type="string" office:string-value="G105" calcext:value-type="string">
            <text:p>G105</text:p>
          </table:table-cell>
          <table:table-cell table:formula="of:=[.C317]" office:value-type="string" office:string-value="PY7.79553191489362" calcext:value-type="string">
            <text:p>PY7.79553191489362</text:p>
          </table:table-cell>
          <table:table-cell/>
          <table:table-cell table:formula="of:=[.A322]&amp;&quot; &quot;&amp;[.B322]&amp;&quot; &quot;&amp;[.C322]" office:value-type="string" office:string-value="N321 G105 PY7.79553191489362" calcext:value-type="string">
            <text:p>N321 G105 PY7.79553191489362</text:p>
          </table:table-cell>
          <table:table-cell table:number-columns-repeated="2"/>
          <table:table-cell table:formula="of:=[.H317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322</text:p>
          </table:table-cell>
          <table:table-cell table:formula="of:=&quot;X&quot;&amp;[.G323]" office:value-type="string" office:string-value="X6747.5" calcext:value-type="string">
            <text:p>X6747.5</text:p>
          </table:table-cell>
          <table:table-cell table:formula="of:=&quot;Y&quot;&amp;[.H323]" office:value-type="string" office:string-value="Y413.911808510638" calcext:value-type="string">
            <text:p>Y413.911808510638</text:p>
          </table:table-cell>
          <table:table-cell/>
          <table:table-cell table:formula="of:=[.A323]&amp;&quot; &quot;&amp;[.B323]&amp;&quot; &quot;&amp;[.C323]" office:value-type="string" office:string-value="N322 X6747.5 Y413.911808510638" calcext:value-type="string">
            <text:p>N322 X6747.5 Y413.911808510638</text:p>
          </table:table-cell>
          <table:table-cell/>
          <table:table-cell table:formula="of:=[.G318]" office:value-type="float" office:value="6747.5" calcext:value-type="float">
            <text:p>6747.5</text:p>
          </table:table-cell>
          <table:table-cell table:formula="of:=[.H318]+[.$K$13]" office:value-type="float" office:value="413.911808510638" calcext:value-type="float">
            <text:p>413.91180851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323</text:p>
          </table:table-cell>
          <table:table-cell table:formula="of:=[.B319]" office:value-type="string" office:string-value="G106" calcext:value-type="string">
            <text:p>G106</text:p>
          </table:table-cell>
          <table:table-cell table:formula="of:=[.C319]" office:value-type="string" office:string-value="P3" calcext:value-type="string">
            <text:p>P3</text:p>
          </table:table-cell>
          <table:table-cell/>
          <table:table-cell table:formula="of:=[.A324]&amp;&quot; &quot;&amp;[.B324]&amp;&quot; &quot;&amp;[.C324]" office:value-type="string" office:string-value="N323 G106 P3" calcext:value-type="string">
            <text:p>N323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324</text:p>
          </table:table-cell>
          <table:table-cell table:formula="of:=&quot;X&quot;&amp;[.G325]" office:value-type="string" office:string-value="X12.5" calcext:value-type="string">
            <text:p>X12.5</text:p>
          </table:table-cell>
          <table:table-cell table:formula="of:=&quot;Y&quot;&amp;[.H325]" office:value-type="string" office:string-value="Y412.911808510638" calcext:value-type="string">
            <text:p>Y412.911808510638</text:p>
          </table:table-cell>
          <table:table-cell/>
          <table:table-cell table:formula="of:=[.A325]&amp;&quot; &quot;&amp;[.B325]&amp;&quot; &quot;&amp;[.C325]" office:value-type="string" office:string-value="N324 X12.5 Y412.911808510638" calcext:value-type="string">
            <text:p>N324 X12.5 Y412.911808510638</text:p>
          </table:table-cell>
          <table:table-cell/>
          <table:table-cell table:formula="of:=[.G320]" office:value-type="float" office:value="12.5" calcext:value-type="float">
            <text:p>12.5</text:p>
          </table:table-cell>
          <table:table-cell table:formula="of:=[.H320]+[.$K$13]" office:value-type="float" office:value="412.911808510638" calcext:value-type="float">
            <text:p>412.91180851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325</text:p>
          </table:table-cell>
          <table:table-cell table:formula="of:=[.B321]" office:value-type="string" office:string-value="G106" calcext:value-type="string">
            <text:p>G106</text:p>
          </table:table-cell>
          <table:table-cell table:formula="of:=[.C321]" office:value-type="string" office:string-value="P0" calcext:value-type="string">
            <text:p>P0</text:p>
          </table:table-cell>
          <table:table-cell/>
          <table:table-cell table:formula="of:=[.A326]&amp;&quot; &quot;&amp;[.B326]&amp;&quot; &quot;&amp;[.C326]" office:value-type="string" office:string-value="N325 G106 P0" calcext:value-type="string">
            <text:p>N325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326</text:p>
          </table:table-cell>
          <table:table-cell table:formula="of:=[.B322]" office:value-type="string" office:string-value="G105" calcext:value-type="string">
            <text:p>G105</text:p>
          </table:table-cell>
          <table:table-cell table:formula="of:=[.C322]" office:value-type="string" office:string-value="PY7.79553191489362" calcext:value-type="string">
            <text:p>PY7.79553191489362</text:p>
          </table:table-cell>
          <table:table-cell/>
          <table:table-cell table:formula="of:=[.A327]&amp;&quot; &quot;&amp;[.B327]&amp;&quot; &quot;&amp;[.C327]" office:value-type="string" office:string-value="N326 G105 PY7.79553191489362" calcext:value-type="string">
            <text:p>N326 G105 PY7.79553191489362</text:p>
          </table:table-cell>
          <table:table-cell table:number-columns-repeated="2"/>
          <table:table-cell table:formula="of:=[.H322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327</text:p>
          </table:table-cell>
          <table:table-cell table:formula="of:=&quot;X&quot;&amp;[.G328]" office:value-type="string" office:string-value="X6747.5" calcext:value-type="string">
            <text:p>X6747.5</text:p>
          </table:table-cell>
          <table:table-cell table:formula="of:=&quot;Y&quot;&amp;[.H328]" office:value-type="string" office:string-value="Y418.707340425532" calcext:value-type="string">
            <text:p>Y418.707340425532</text:p>
          </table:table-cell>
          <table:table-cell/>
          <table:table-cell table:formula="of:=[.A328]&amp;&quot; &quot;&amp;[.B328]&amp;&quot; &quot;&amp;[.C328]" office:value-type="string" office:string-value="N327 X6747.5 Y418.707340425532" calcext:value-type="string">
            <text:p>N327 X6747.5 Y418.707340425532</text:p>
          </table:table-cell>
          <table:table-cell/>
          <table:table-cell table:formula="of:=[.G323]" office:value-type="float" office:value="6747.5" calcext:value-type="float">
            <text:p>6747.5</text:p>
          </table:table-cell>
          <table:table-cell table:formula="of:=[.H323]+[.$K$13]" office:value-type="float" office:value="418.707340425532" calcext:value-type="float">
            <text:p>418.70734042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328</text:p>
          </table:table-cell>
          <table:table-cell table:formula="of:=[.B324]" office:value-type="string" office:string-value="G106" calcext:value-type="string">
            <text:p>G106</text:p>
          </table:table-cell>
          <table:table-cell table:formula="of:=[.C324]" office:value-type="string" office:string-value="P3" calcext:value-type="string">
            <text:p>P3</text:p>
          </table:table-cell>
          <table:table-cell/>
          <table:table-cell table:formula="of:=[.A329]&amp;&quot; &quot;&amp;[.B329]&amp;&quot; &quot;&amp;[.C329]" office:value-type="string" office:string-value="N328 G106 P3" calcext:value-type="string">
            <text:p>N328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329</text:p>
          </table:table-cell>
          <table:table-cell table:formula="of:=&quot;X&quot;&amp;[.G330]" office:value-type="string" office:string-value="X12.5" calcext:value-type="string">
            <text:p>X12.5</text:p>
          </table:table-cell>
          <table:table-cell table:formula="of:=&quot;Y&quot;&amp;[.H330]" office:value-type="string" office:string-value="Y417.707340425532" calcext:value-type="string">
            <text:p>Y417.707340425532</text:p>
          </table:table-cell>
          <table:table-cell/>
          <table:table-cell table:formula="of:=[.A330]&amp;&quot; &quot;&amp;[.B330]&amp;&quot; &quot;&amp;[.C330]" office:value-type="string" office:string-value="N329 X12.5 Y417.707340425532" calcext:value-type="string">
            <text:p>N329 X12.5 Y417.707340425532</text:p>
          </table:table-cell>
          <table:table-cell/>
          <table:table-cell table:formula="of:=[.G325]" office:value-type="float" office:value="12.5" calcext:value-type="float">
            <text:p>12.5</text:p>
          </table:table-cell>
          <table:table-cell table:formula="of:=[.H325]+[.$K$13]" office:value-type="float" office:value="417.707340425532" calcext:value-type="float">
            <text:p>417.70734042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330</text:p>
          </table:table-cell>
          <table:table-cell table:formula="of:=[.B326]" office:value-type="string" office:string-value="G106" calcext:value-type="string">
            <text:p>G106</text:p>
          </table:table-cell>
          <table:table-cell table:formula="of:=[.C326]" office:value-type="string" office:string-value="P0" calcext:value-type="string">
            <text:p>P0</text:p>
          </table:table-cell>
          <table:table-cell/>
          <table:table-cell table:formula="of:=[.A331]&amp;&quot; &quot;&amp;[.B331]&amp;&quot; &quot;&amp;[.C331]" office:value-type="string" office:string-value="N330 G106 P0" calcext:value-type="string">
            <text:p>N330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331</text:p>
          </table:table-cell>
          <table:table-cell table:formula="of:=[.B327]" office:value-type="string" office:string-value="G105" calcext:value-type="string">
            <text:p>G105</text:p>
          </table:table-cell>
          <table:table-cell table:formula="of:=[.C327]" office:value-type="string" office:string-value="PY7.79553191489362" calcext:value-type="string">
            <text:p>PY7.79553191489362</text:p>
          </table:table-cell>
          <table:table-cell/>
          <table:table-cell table:formula="of:=[.A332]&amp;&quot; &quot;&amp;[.B332]&amp;&quot; &quot;&amp;[.C332]" office:value-type="string" office:string-value="N331 G105 PY7.79553191489362" calcext:value-type="string">
            <text:p>N331 G105 PY7.79553191489362</text:p>
          </table:table-cell>
          <table:table-cell table:number-columns-repeated="2"/>
          <table:table-cell table:formula="of:=[.H327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332</text:p>
          </table:table-cell>
          <table:table-cell table:formula="of:=&quot;X&quot;&amp;[.G333]" office:value-type="string" office:string-value="X6747.5" calcext:value-type="string">
            <text:p>X6747.5</text:p>
          </table:table-cell>
          <table:table-cell table:formula="of:=&quot;Y&quot;&amp;[.H333]" office:value-type="string" office:string-value="Y423.502872340425" calcext:value-type="string">
            <text:p>Y423.502872340425</text:p>
          </table:table-cell>
          <table:table-cell/>
          <table:table-cell table:formula="of:=[.A333]&amp;&quot; &quot;&amp;[.B333]&amp;&quot; &quot;&amp;[.C333]" office:value-type="string" office:string-value="N332 X6747.5 Y423.502872340425" calcext:value-type="string">
            <text:p>N332 X6747.5 Y423.502872340425</text:p>
          </table:table-cell>
          <table:table-cell/>
          <table:table-cell table:formula="of:=[.G328]" office:value-type="float" office:value="6747.5" calcext:value-type="float">
            <text:p>6747.5</text:p>
          </table:table-cell>
          <table:table-cell table:formula="of:=[.H328]+[.$K$13]" office:value-type="float" office:value="423.502872340425" calcext:value-type="float">
            <text:p>423.50287234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333</text:p>
          </table:table-cell>
          <table:table-cell table:formula="of:=[.B329]" office:value-type="string" office:string-value="G106" calcext:value-type="string">
            <text:p>G106</text:p>
          </table:table-cell>
          <table:table-cell table:formula="of:=[.C329]" office:value-type="string" office:string-value="P3" calcext:value-type="string">
            <text:p>P3</text:p>
          </table:table-cell>
          <table:table-cell/>
          <table:table-cell table:formula="of:=[.A334]&amp;&quot; &quot;&amp;[.B334]&amp;&quot; &quot;&amp;[.C334]" office:value-type="string" office:string-value="N333 G106 P3" calcext:value-type="string">
            <text:p>N333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334</text:p>
          </table:table-cell>
          <table:table-cell table:formula="of:=&quot;X&quot;&amp;[.G335]" office:value-type="string" office:string-value="X12.5" calcext:value-type="string">
            <text:p>X12.5</text:p>
          </table:table-cell>
          <table:table-cell table:formula="of:=&quot;Y&quot;&amp;[.H335]" office:value-type="string" office:string-value="Y422.502872340425" calcext:value-type="string">
            <text:p>Y422.502872340425</text:p>
          </table:table-cell>
          <table:table-cell/>
          <table:table-cell table:formula="of:=[.A335]&amp;&quot; &quot;&amp;[.B335]&amp;&quot; &quot;&amp;[.C335]" office:value-type="string" office:string-value="N334 X12.5 Y422.502872340425" calcext:value-type="string">
            <text:p>N334 X12.5 Y422.502872340425</text:p>
          </table:table-cell>
          <table:table-cell/>
          <table:table-cell table:formula="of:=[.G330]" office:value-type="float" office:value="12.5" calcext:value-type="float">
            <text:p>12.5</text:p>
          </table:table-cell>
          <table:table-cell table:formula="of:=[.H330]+[.$K$13]" office:value-type="float" office:value="422.502872340425" calcext:value-type="float">
            <text:p>422.50287234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335</text:p>
          </table:table-cell>
          <table:table-cell table:formula="of:=[.B331]" office:value-type="string" office:string-value="G106" calcext:value-type="string">
            <text:p>G106</text:p>
          </table:table-cell>
          <table:table-cell table:formula="of:=[.C331]" office:value-type="string" office:string-value="P0" calcext:value-type="string">
            <text:p>P0</text:p>
          </table:table-cell>
          <table:table-cell/>
          <table:table-cell table:formula="of:=[.A336]&amp;&quot; &quot;&amp;[.B336]&amp;&quot; &quot;&amp;[.C336]" office:value-type="string" office:string-value="N335 G106 P0" calcext:value-type="string">
            <text:p>N335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336</text:p>
          </table:table-cell>
          <table:table-cell table:formula="of:=[.B332]" office:value-type="string" office:string-value="G105" calcext:value-type="string">
            <text:p>G105</text:p>
          </table:table-cell>
          <table:table-cell table:formula="of:=[.C332]" office:value-type="string" office:string-value="PY7.79553191489362" calcext:value-type="string">
            <text:p>PY7.79553191489362</text:p>
          </table:table-cell>
          <table:table-cell/>
          <table:table-cell table:formula="of:=[.A337]&amp;&quot; &quot;&amp;[.B337]&amp;&quot; &quot;&amp;[.C337]" office:value-type="string" office:string-value="N336 G105 PY7.79553191489362" calcext:value-type="string">
            <text:p>N336 G105 PY7.79553191489362</text:p>
          </table:table-cell>
          <table:table-cell table:number-columns-repeated="2"/>
          <table:table-cell table:formula="of:=[.H332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337</text:p>
          </table:table-cell>
          <table:table-cell table:formula="of:=&quot;X&quot;&amp;[.G338]" office:value-type="string" office:string-value="X6747.5" calcext:value-type="string">
            <text:p>X6747.5</text:p>
          </table:table-cell>
          <table:table-cell table:formula="of:=&quot;Y&quot;&amp;[.H338]" office:value-type="string" office:string-value="Y428.298404255319" calcext:value-type="string">
            <text:p>Y428.298404255319</text:p>
          </table:table-cell>
          <table:table-cell/>
          <table:table-cell table:formula="of:=[.A338]&amp;&quot; &quot;&amp;[.B338]&amp;&quot; &quot;&amp;[.C338]" office:value-type="string" office:string-value="N337 X6747.5 Y428.298404255319" calcext:value-type="string">
            <text:p>N337 X6747.5 Y428.298404255319</text:p>
          </table:table-cell>
          <table:table-cell/>
          <table:table-cell table:formula="of:=[.G333]" office:value-type="float" office:value="6747.5" calcext:value-type="float">
            <text:p>6747.5</text:p>
          </table:table-cell>
          <table:table-cell table:formula="of:=[.H333]+[.$K$13]" office:value-type="float" office:value="428.298404255319" calcext:value-type="float">
            <text:p>428.298404255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338</text:p>
          </table:table-cell>
          <table:table-cell table:formula="of:=[.B334]" office:value-type="string" office:string-value="G106" calcext:value-type="string">
            <text:p>G106</text:p>
          </table:table-cell>
          <table:table-cell table:formula="of:=[.C334]" office:value-type="string" office:string-value="P3" calcext:value-type="string">
            <text:p>P3</text:p>
          </table:table-cell>
          <table:table-cell/>
          <table:table-cell table:formula="of:=[.A339]&amp;&quot; &quot;&amp;[.B339]&amp;&quot; &quot;&amp;[.C339]" office:value-type="string" office:string-value="N338 G106 P3" calcext:value-type="string">
            <text:p>N338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339</text:p>
          </table:table-cell>
          <table:table-cell table:formula="of:=&quot;X&quot;&amp;[.G340]" office:value-type="string" office:string-value="X12.5" calcext:value-type="string">
            <text:p>X12.5</text:p>
          </table:table-cell>
          <table:table-cell table:formula="of:=&quot;Y&quot;&amp;[.H340]" office:value-type="string" office:string-value="Y427.298404255319" calcext:value-type="string">
            <text:p>Y427.298404255319</text:p>
          </table:table-cell>
          <table:table-cell/>
          <table:table-cell table:formula="of:=[.A340]&amp;&quot; &quot;&amp;[.B340]&amp;&quot; &quot;&amp;[.C340]" office:value-type="string" office:string-value="N339 X12.5 Y427.298404255319" calcext:value-type="string">
            <text:p>N339 X12.5 Y427.298404255319</text:p>
          </table:table-cell>
          <table:table-cell/>
          <table:table-cell table:formula="of:=[.G335]" office:value-type="float" office:value="12.5" calcext:value-type="float">
            <text:p>12.5</text:p>
          </table:table-cell>
          <table:table-cell table:formula="of:=[.H335]+[.$K$13]" office:value-type="float" office:value="427.298404255319" calcext:value-type="float">
            <text:p>427.298404255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340</text:p>
          </table:table-cell>
          <table:table-cell table:formula="of:=[.B336]" office:value-type="string" office:string-value="G106" calcext:value-type="string">
            <text:p>G106</text:p>
          </table:table-cell>
          <table:table-cell table:formula="of:=[.C336]" office:value-type="string" office:string-value="P0" calcext:value-type="string">
            <text:p>P0</text:p>
          </table:table-cell>
          <table:table-cell/>
          <table:table-cell table:formula="of:=[.A341]&amp;&quot; &quot;&amp;[.B341]&amp;&quot; &quot;&amp;[.C341]" office:value-type="string" office:string-value="N340 G106 P0" calcext:value-type="string">
            <text:p>N340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341</text:p>
          </table:table-cell>
          <table:table-cell table:formula="of:=[.B337]" office:value-type="string" office:string-value="G105" calcext:value-type="string">
            <text:p>G105</text:p>
          </table:table-cell>
          <table:table-cell table:formula="of:=[.C337]" office:value-type="string" office:string-value="PY7.79553191489362" calcext:value-type="string">
            <text:p>PY7.79553191489362</text:p>
          </table:table-cell>
          <table:table-cell/>
          <table:table-cell table:formula="of:=[.A342]&amp;&quot; &quot;&amp;[.B342]&amp;&quot; &quot;&amp;[.C342]" office:value-type="string" office:string-value="N341 G105 PY7.79553191489362" calcext:value-type="string">
            <text:p>N341 G105 PY7.79553191489362</text:p>
          </table:table-cell>
          <table:table-cell table:number-columns-repeated="2"/>
          <table:table-cell table:formula="of:=[.H337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342</text:p>
          </table:table-cell>
          <table:table-cell table:formula="of:=&quot;X&quot;&amp;[.G343]" office:value-type="string" office:string-value="X6747.5" calcext:value-type="string">
            <text:p>X6747.5</text:p>
          </table:table-cell>
          <table:table-cell table:formula="of:=&quot;Y&quot;&amp;[.H343]" office:value-type="string" office:string-value="Y433.093936170213" calcext:value-type="string">
            <text:p>Y433.093936170213</text:p>
          </table:table-cell>
          <table:table-cell/>
          <table:table-cell table:formula="of:=[.A343]&amp;&quot; &quot;&amp;[.B343]&amp;&quot; &quot;&amp;[.C343]" office:value-type="string" office:string-value="N342 X6747.5 Y433.093936170213" calcext:value-type="string">
            <text:p>N342 X6747.5 Y433.093936170213</text:p>
          </table:table-cell>
          <table:table-cell/>
          <table:table-cell table:formula="of:=[.G338]" office:value-type="float" office:value="6747.5" calcext:value-type="float">
            <text:p>6747.5</text:p>
          </table:table-cell>
          <table:table-cell table:formula="of:=[.H338]+[.$K$13]" office:value-type="float" office:value="433.093936170213" calcext:value-type="float">
            <text:p>433.09393617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343</text:p>
          </table:table-cell>
          <table:table-cell table:formula="of:=[.B339]" office:value-type="string" office:string-value="G106" calcext:value-type="string">
            <text:p>G106</text:p>
          </table:table-cell>
          <table:table-cell table:formula="of:=[.C339]" office:value-type="string" office:string-value="P3" calcext:value-type="string">
            <text:p>P3</text:p>
          </table:table-cell>
          <table:table-cell/>
          <table:table-cell table:formula="of:=[.A344]&amp;&quot; &quot;&amp;[.B344]&amp;&quot; &quot;&amp;[.C344]" office:value-type="string" office:string-value="N343 G106 P3" calcext:value-type="string">
            <text:p>N343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344</text:p>
          </table:table-cell>
          <table:table-cell table:formula="of:=&quot;X&quot;&amp;[.G345]" office:value-type="string" office:string-value="X12.5" calcext:value-type="string">
            <text:p>X12.5</text:p>
          </table:table-cell>
          <table:table-cell table:formula="of:=&quot;Y&quot;&amp;[.H345]" office:value-type="string" office:string-value="Y432.093936170213" calcext:value-type="string">
            <text:p>Y432.093936170213</text:p>
          </table:table-cell>
          <table:table-cell/>
          <table:table-cell table:formula="of:=[.A345]&amp;&quot; &quot;&amp;[.B345]&amp;&quot; &quot;&amp;[.C345]" office:value-type="string" office:string-value="N344 X12.5 Y432.093936170213" calcext:value-type="string">
            <text:p>N344 X12.5 Y432.093936170213</text:p>
          </table:table-cell>
          <table:table-cell/>
          <table:table-cell table:formula="of:=[.G340]" office:value-type="float" office:value="12.5" calcext:value-type="float">
            <text:p>12.5</text:p>
          </table:table-cell>
          <table:table-cell table:formula="of:=[.H340]+[.$K$13]" office:value-type="float" office:value="432.093936170213" calcext:value-type="float">
            <text:p>432.09393617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345</text:p>
          </table:table-cell>
          <table:table-cell table:formula="of:=[.B341]" office:value-type="string" office:string-value="G106" calcext:value-type="string">
            <text:p>G106</text:p>
          </table:table-cell>
          <table:table-cell table:formula="of:=[.C341]" office:value-type="string" office:string-value="P0" calcext:value-type="string">
            <text:p>P0</text:p>
          </table:table-cell>
          <table:table-cell/>
          <table:table-cell table:formula="of:=[.A346]&amp;&quot; &quot;&amp;[.B346]&amp;&quot; &quot;&amp;[.C346]" office:value-type="string" office:string-value="N345 G106 P0" calcext:value-type="string">
            <text:p>N345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346</text:p>
          </table:table-cell>
          <table:table-cell table:formula="of:=[.B342]" office:value-type="string" office:string-value="G105" calcext:value-type="string">
            <text:p>G105</text:p>
          </table:table-cell>
          <table:table-cell table:formula="of:=[.C342]" office:value-type="string" office:string-value="PY7.79553191489362" calcext:value-type="string">
            <text:p>PY7.79553191489362</text:p>
          </table:table-cell>
          <table:table-cell/>
          <table:table-cell table:formula="of:=[.A347]&amp;&quot; &quot;&amp;[.B347]&amp;&quot; &quot;&amp;[.C347]" office:value-type="string" office:string-value="N346 G105 PY7.79553191489362" calcext:value-type="string">
            <text:p>N346 G105 PY7.79553191489362</text:p>
          </table:table-cell>
          <table:table-cell table:number-columns-repeated="2"/>
          <table:table-cell table:formula="of:=[.H342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347</text:p>
          </table:table-cell>
          <table:table-cell table:formula="of:=&quot;X&quot;&amp;[.G348]" office:value-type="string" office:string-value="X6747.5" calcext:value-type="string">
            <text:p>X6747.5</text:p>
          </table:table-cell>
          <table:table-cell table:formula="of:=&quot;Y&quot;&amp;[.H348]" office:value-type="string" office:string-value="Y437.889468085106" calcext:value-type="string">
            <text:p>Y437.889468085106</text:p>
          </table:table-cell>
          <table:table-cell/>
          <table:table-cell table:formula="of:=[.A348]&amp;&quot; &quot;&amp;[.B348]&amp;&quot; &quot;&amp;[.C348]" office:value-type="string" office:string-value="N347 X6747.5 Y437.889468085106" calcext:value-type="string">
            <text:p>N347 X6747.5 Y437.889468085106</text:p>
          </table:table-cell>
          <table:table-cell/>
          <table:table-cell table:formula="of:=[.G343]" office:value-type="float" office:value="6747.5" calcext:value-type="float">
            <text:p>6747.5</text:p>
          </table:table-cell>
          <table:table-cell table:formula="of:=[.H343]+[.$K$13]" office:value-type="float" office:value="437.889468085106" calcext:value-type="float">
            <text:p>437.88946808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348</text:p>
          </table:table-cell>
          <table:table-cell table:formula="of:=[.B344]" office:value-type="string" office:string-value="G106" calcext:value-type="string">
            <text:p>G106</text:p>
          </table:table-cell>
          <table:table-cell table:formula="of:=[.C344]" office:value-type="string" office:string-value="P3" calcext:value-type="string">
            <text:p>P3</text:p>
          </table:table-cell>
          <table:table-cell/>
          <table:table-cell table:formula="of:=[.A349]&amp;&quot; &quot;&amp;[.B349]&amp;&quot; &quot;&amp;[.C349]" office:value-type="string" office:string-value="N348 G106 P3" calcext:value-type="string">
            <text:p>N348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349</text:p>
          </table:table-cell>
          <table:table-cell table:formula="of:=&quot;X&quot;&amp;[.G350]" office:value-type="string" office:string-value="X12.5" calcext:value-type="string">
            <text:p>X12.5</text:p>
          </table:table-cell>
          <table:table-cell table:formula="of:=&quot;Y&quot;&amp;[.H350]" office:value-type="string" office:string-value="Y436.889468085106" calcext:value-type="string">
            <text:p>Y436.889468085106</text:p>
          </table:table-cell>
          <table:table-cell/>
          <table:table-cell table:formula="of:=[.A350]&amp;&quot; &quot;&amp;[.B350]&amp;&quot; &quot;&amp;[.C350]" office:value-type="string" office:string-value="N349 X12.5 Y436.889468085106" calcext:value-type="string">
            <text:p>N349 X12.5 Y436.889468085106</text:p>
          </table:table-cell>
          <table:table-cell/>
          <table:table-cell table:formula="of:=[.G345]" office:value-type="float" office:value="12.5" calcext:value-type="float">
            <text:p>12.5</text:p>
          </table:table-cell>
          <table:table-cell table:formula="of:=[.H345]+[.$K$13]" office:value-type="float" office:value="436.889468085106" calcext:value-type="float">
            <text:p>436.88946808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350</text:p>
          </table:table-cell>
          <table:table-cell table:formula="of:=[.B346]" office:value-type="string" office:string-value="G106" calcext:value-type="string">
            <text:p>G106</text:p>
          </table:table-cell>
          <table:table-cell table:formula="of:=[.C346]" office:value-type="string" office:string-value="P0" calcext:value-type="string">
            <text:p>P0</text:p>
          </table:table-cell>
          <table:table-cell/>
          <table:table-cell table:formula="of:=[.A351]&amp;&quot; &quot;&amp;[.B351]&amp;&quot; &quot;&amp;[.C351]" office:value-type="string" office:string-value="N350 G106 P0" calcext:value-type="string">
            <text:p>N350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351</text:p>
          </table:table-cell>
          <table:table-cell table:formula="of:=[.B347]" office:value-type="string" office:string-value="G105" calcext:value-type="string">
            <text:p>G105</text:p>
          </table:table-cell>
          <table:table-cell table:formula="of:=[.C347]" office:value-type="string" office:string-value="PY7.79553191489362" calcext:value-type="string">
            <text:p>PY7.79553191489362</text:p>
          </table:table-cell>
          <table:table-cell/>
          <table:table-cell table:formula="of:=[.A352]&amp;&quot; &quot;&amp;[.B352]&amp;&quot; &quot;&amp;[.C352]" office:value-type="string" office:string-value="N351 G105 PY7.79553191489362" calcext:value-type="string">
            <text:p>N351 G105 PY7.79553191489362</text:p>
          </table:table-cell>
          <table:table-cell table:number-columns-repeated="2"/>
          <table:table-cell table:formula="of:=[.H347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352</text:p>
          </table:table-cell>
          <table:table-cell table:formula="of:=&quot;X&quot;&amp;[.G353]" office:value-type="string" office:string-value="X6747.5" calcext:value-type="string">
            <text:p>X6747.5</text:p>
          </table:table-cell>
          <table:table-cell table:formula="of:=&quot;Y&quot;&amp;[.H353]" office:value-type="string" office:string-value="Y442.685" calcext:value-type="string">
            <text:p>Y442.685</text:p>
          </table:table-cell>
          <table:table-cell/>
          <table:table-cell table:formula="of:=[.A353]&amp;&quot; &quot;&amp;[.B353]&amp;&quot; &quot;&amp;[.C353]" office:value-type="string" office:string-value="N352 X6747.5 Y442.685" calcext:value-type="string">
            <text:p>N352 X6747.5 Y442.685</text:p>
          </table:table-cell>
          <table:table-cell/>
          <table:table-cell table:formula="of:=[.G348]" office:value-type="float" office:value="6747.5" calcext:value-type="float">
            <text:p>6747.5</text:p>
          </table:table-cell>
          <table:table-cell table:formula="of:=[.H348]+[.$K$13]" office:value-type="float" office:value="442.685" calcext:value-type="float">
            <text:p>442.6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353</text:p>
          </table:table-cell>
          <table:table-cell table:formula="of:=[.B349]" office:value-type="string" office:string-value="G106" calcext:value-type="string">
            <text:p>G106</text:p>
          </table:table-cell>
          <table:table-cell table:formula="of:=[.C349]" office:value-type="string" office:string-value="P3" calcext:value-type="string">
            <text:p>P3</text:p>
          </table:table-cell>
          <table:table-cell/>
          <table:table-cell table:formula="of:=[.A354]&amp;&quot; &quot;&amp;[.B354]&amp;&quot; &quot;&amp;[.C354]" office:value-type="string" office:string-value="N353 G106 P3" calcext:value-type="string">
            <text:p>N353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354</text:p>
          </table:table-cell>
          <table:table-cell table:formula="of:=&quot;X&quot;&amp;[.G355]" office:value-type="string" office:string-value="X12.5" calcext:value-type="string">
            <text:p>X12.5</text:p>
          </table:table-cell>
          <table:table-cell table:formula="of:=&quot;Y&quot;&amp;[.H355]" office:value-type="string" office:string-value="Y441.685" calcext:value-type="string">
            <text:p>Y441.685</text:p>
          </table:table-cell>
          <table:table-cell/>
          <table:table-cell table:formula="of:=[.A355]&amp;&quot; &quot;&amp;[.B355]&amp;&quot; &quot;&amp;[.C355]" office:value-type="string" office:string-value="N354 X12.5 Y441.685" calcext:value-type="string">
            <text:p>N354 X12.5 Y441.685</text:p>
          </table:table-cell>
          <table:table-cell/>
          <table:table-cell table:formula="of:=[.G350]" office:value-type="float" office:value="12.5" calcext:value-type="float">
            <text:p>12.5</text:p>
          </table:table-cell>
          <table:table-cell table:formula="of:=[.H350]+[.$K$13]" office:value-type="float" office:value="441.685" calcext:value-type="float">
            <text:p>441.6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355</text:p>
          </table:table-cell>
          <table:table-cell table:formula="of:=[.B351]" office:value-type="string" office:string-value="G106" calcext:value-type="string">
            <text:p>G106</text:p>
          </table:table-cell>
          <table:table-cell table:formula="of:=[.C351]" office:value-type="string" office:string-value="P0" calcext:value-type="string">
            <text:p>P0</text:p>
          </table:table-cell>
          <table:table-cell/>
          <table:table-cell table:formula="of:=[.A356]&amp;&quot; &quot;&amp;[.B356]&amp;&quot; &quot;&amp;[.C356]" office:value-type="string" office:string-value="N355 G106 P0" calcext:value-type="string">
            <text:p>N355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356</text:p>
          </table:table-cell>
          <table:table-cell table:formula="of:=[.B352]" office:value-type="string" office:string-value="G105" calcext:value-type="string">
            <text:p>G105</text:p>
          </table:table-cell>
          <table:table-cell table:formula="of:=[.C352]" office:value-type="string" office:string-value="PY7.79553191489362" calcext:value-type="string">
            <text:p>PY7.79553191489362</text:p>
          </table:table-cell>
          <table:table-cell/>
          <table:table-cell table:formula="of:=[.A357]&amp;&quot; &quot;&amp;[.B357]&amp;&quot; &quot;&amp;[.C357]" office:value-type="string" office:string-value="N356 G105 PY7.79553191489362" calcext:value-type="string">
            <text:p>N356 G105 PY7.79553191489362</text:p>
          </table:table-cell>
          <table:table-cell table:number-columns-repeated="2"/>
          <table:table-cell table:formula="of:=[.H352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357</text:p>
          </table:table-cell>
          <table:table-cell table:formula="of:=&quot;X&quot;&amp;[.G358]" office:value-type="string" office:string-value="X6747.5" calcext:value-type="string">
            <text:p>X6747.5</text:p>
          </table:table-cell>
          <table:table-cell table:formula="of:=&quot;Y&quot;&amp;[.H358]" office:value-type="string" office:string-value="Y447.480531914894" calcext:value-type="string">
            <text:p>Y447.480531914894</text:p>
          </table:table-cell>
          <table:table-cell/>
          <table:table-cell table:formula="of:=[.A358]&amp;&quot; &quot;&amp;[.B358]&amp;&quot; &quot;&amp;[.C358]" office:value-type="string" office:string-value="N357 X6747.5 Y447.480531914894" calcext:value-type="string">
            <text:p>N357 X6747.5 Y447.480531914894</text:p>
          </table:table-cell>
          <table:table-cell/>
          <table:table-cell table:formula="of:=[.G353]" office:value-type="float" office:value="6747.5" calcext:value-type="float">
            <text:p>6747.5</text:p>
          </table:table-cell>
          <table:table-cell table:formula="of:=[.H353]+[.$K$13]" office:value-type="float" office:value="447.480531914894" calcext:value-type="float">
            <text:p>447.480531914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358</text:p>
          </table:table-cell>
          <table:table-cell table:formula="of:=[.B354]" office:value-type="string" office:string-value="G106" calcext:value-type="string">
            <text:p>G106</text:p>
          </table:table-cell>
          <table:table-cell table:formula="of:=[.C354]" office:value-type="string" office:string-value="P3" calcext:value-type="string">
            <text:p>P3</text:p>
          </table:table-cell>
          <table:table-cell/>
          <table:table-cell table:formula="of:=[.A359]&amp;&quot; &quot;&amp;[.B359]&amp;&quot; &quot;&amp;[.C359]" office:value-type="string" office:string-value="N358 G106 P3" calcext:value-type="string">
            <text:p>N358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359</text:p>
          </table:table-cell>
          <table:table-cell table:formula="of:=&quot;X&quot;&amp;[.G360]" office:value-type="string" office:string-value="X12.5" calcext:value-type="string">
            <text:p>X12.5</text:p>
          </table:table-cell>
          <table:table-cell table:formula="of:=&quot;Y&quot;&amp;[.H360]" office:value-type="string" office:string-value="Y446.480531914894" calcext:value-type="string">
            <text:p>Y446.480531914894</text:p>
          </table:table-cell>
          <table:table-cell/>
          <table:table-cell table:formula="of:=[.A360]&amp;&quot; &quot;&amp;[.B360]&amp;&quot; &quot;&amp;[.C360]" office:value-type="string" office:string-value="N359 X12.5 Y446.480531914894" calcext:value-type="string">
            <text:p>N359 X12.5 Y446.480531914894</text:p>
          </table:table-cell>
          <table:table-cell/>
          <table:table-cell table:formula="of:=[.G355]" office:value-type="float" office:value="12.5" calcext:value-type="float">
            <text:p>12.5</text:p>
          </table:table-cell>
          <table:table-cell table:formula="of:=[.H355]+[.$K$13]" office:value-type="float" office:value="446.480531914894" calcext:value-type="float">
            <text:p>446.480531914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360</text:p>
          </table:table-cell>
          <table:table-cell table:formula="of:=[.B356]" office:value-type="string" office:string-value="G106" calcext:value-type="string">
            <text:p>G106</text:p>
          </table:table-cell>
          <table:table-cell table:formula="of:=[.C356]" office:value-type="string" office:string-value="P0" calcext:value-type="string">
            <text:p>P0</text:p>
          </table:table-cell>
          <table:table-cell/>
          <table:table-cell table:formula="of:=[.A361]&amp;&quot; &quot;&amp;[.B361]&amp;&quot; &quot;&amp;[.C361]" office:value-type="string" office:string-value="N360 G106 P0" calcext:value-type="string">
            <text:p>N360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361</text:p>
          </table:table-cell>
          <table:table-cell table:formula="of:=[.B357]" office:value-type="string" office:string-value="G105" calcext:value-type="string">
            <text:p>G105</text:p>
          </table:table-cell>
          <table:table-cell table:formula="of:=[.C357]" office:value-type="string" office:string-value="PY7.79553191489362" calcext:value-type="string">
            <text:p>PY7.79553191489362</text:p>
          </table:table-cell>
          <table:table-cell/>
          <table:table-cell table:formula="of:=[.A362]&amp;&quot; &quot;&amp;[.B362]&amp;&quot; &quot;&amp;[.C362]" office:value-type="string" office:string-value="N361 G105 PY7.79553191489362" calcext:value-type="string">
            <text:p>N361 G105 PY7.79553191489362</text:p>
          </table:table-cell>
          <table:table-cell table:number-columns-repeated="2"/>
          <table:table-cell table:formula="of:=[.H357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362</text:p>
          </table:table-cell>
          <table:table-cell table:formula="of:=&quot;X&quot;&amp;[.G363]" office:value-type="string" office:string-value="X6747.5" calcext:value-type="string">
            <text:p>X6747.5</text:p>
          </table:table-cell>
          <table:table-cell table:formula="of:=&quot;Y&quot;&amp;[.H363]" office:value-type="string" office:string-value="Y452.276063829787" calcext:value-type="string">
            <text:p>Y452.276063829787</text:p>
          </table:table-cell>
          <table:table-cell/>
          <table:table-cell table:formula="of:=[.A363]&amp;&quot; &quot;&amp;[.B363]&amp;&quot; &quot;&amp;[.C363]" office:value-type="string" office:string-value="N362 X6747.5 Y452.276063829787" calcext:value-type="string">
            <text:p>N362 X6747.5 Y452.276063829787</text:p>
          </table:table-cell>
          <table:table-cell/>
          <table:table-cell table:formula="of:=[.G358]" office:value-type="float" office:value="6747.5" calcext:value-type="float">
            <text:p>6747.5</text:p>
          </table:table-cell>
          <table:table-cell table:formula="of:=[.H358]+[.$K$13]" office:value-type="float" office:value="452.276063829787" calcext:value-type="float">
            <text:p>452.276063829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363</text:p>
          </table:table-cell>
          <table:table-cell table:formula="of:=[.B359]" office:value-type="string" office:string-value="G106" calcext:value-type="string">
            <text:p>G106</text:p>
          </table:table-cell>
          <table:table-cell table:formula="of:=[.C359]" office:value-type="string" office:string-value="P3" calcext:value-type="string">
            <text:p>P3</text:p>
          </table:table-cell>
          <table:table-cell/>
          <table:table-cell table:formula="of:=[.A364]&amp;&quot; &quot;&amp;[.B364]&amp;&quot; &quot;&amp;[.C364]" office:value-type="string" office:string-value="N363 G106 P3" calcext:value-type="string">
            <text:p>N363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364</text:p>
          </table:table-cell>
          <table:table-cell table:formula="of:=&quot;X&quot;&amp;[.G365]" office:value-type="string" office:string-value="X12.5" calcext:value-type="string">
            <text:p>X12.5</text:p>
          </table:table-cell>
          <table:table-cell table:formula="of:=&quot;Y&quot;&amp;[.H365]" office:value-type="string" office:string-value="Y451.276063829787" calcext:value-type="string">
            <text:p>Y451.276063829787</text:p>
          </table:table-cell>
          <table:table-cell/>
          <table:table-cell table:formula="of:=[.A365]&amp;&quot; &quot;&amp;[.B365]&amp;&quot; &quot;&amp;[.C365]" office:value-type="string" office:string-value="N364 X12.5 Y451.276063829787" calcext:value-type="string">
            <text:p>N364 X12.5 Y451.276063829787</text:p>
          </table:table-cell>
          <table:table-cell/>
          <table:table-cell table:formula="of:=[.G360]" office:value-type="float" office:value="12.5" calcext:value-type="float">
            <text:p>12.5</text:p>
          </table:table-cell>
          <table:table-cell table:formula="of:=[.H360]+[.$K$13]" office:value-type="float" office:value="451.276063829787" calcext:value-type="float">
            <text:p>451.276063829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365</text:p>
          </table:table-cell>
          <table:table-cell table:formula="of:=[.B361]" office:value-type="string" office:string-value="G106" calcext:value-type="string">
            <text:p>G106</text:p>
          </table:table-cell>
          <table:table-cell table:formula="of:=[.C361]" office:value-type="string" office:string-value="P0" calcext:value-type="string">
            <text:p>P0</text:p>
          </table:table-cell>
          <table:table-cell/>
          <table:table-cell table:formula="of:=[.A366]&amp;&quot; &quot;&amp;[.B366]&amp;&quot; &quot;&amp;[.C366]" office:value-type="string" office:string-value="N365 G106 P0" calcext:value-type="string">
            <text:p>N365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366</text:p>
          </table:table-cell>
          <table:table-cell table:formula="of:=[.B362]" office:value-type="string" office:string-value="G105" calcext:value-type="string">
            <text:p>G105</text:p>
          </table:table-cell>
          <table:table-cell table:formula="of:=[.C362]" office:value-type="string" office:string-value="PY7.79553191489362" calcext:value-type="string">
            <text:p>PY7.79553191489362</text:p>
          </table:table-cell>
          <table:table-cell/>
          <table:table-cell table:formula="of:=[.A367]&amp;&quot; &quot;&amp;[.B367]&amp;&quot; &quot;&amp;[.C367]" office:value-type="string" office:string-value="N366 G105 PY7.79553191489362" calcext:value-type="string">
            <text:p>N366 G105 PY7.79553191489362</text:p>
          </table:table-cell>
          <table:table-cell table:number-columns-repeated="2"/>
          <table:table-cell table:formula="of:=[.H362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367</text:p>
          </table:table-cell>
          <table:table-cell table:formula="of:=&quot;X&quot;&amp;[.G368]" office:value-type="string" office:string-value="X6747.5" calcext:value-type="string">
            <text:p>X6747.5</text:p>
          </table:table-cell>
          <table:table-cell table:formula="of:=&quot;Y&quot;&amp;[.H368]" office:value-type="string" office:string-value="Y457.071595744681" calcext:value-type="string">
            <text:p>Y457.071595744681</text:p>
          </table:table-cell>
          <table:table-cell/>
          <table:table-cell table:formula="of:=[.A368]&amp;&quot; &quot;&amp;[.B368]&amp;&quot; &quot;&amp;[.C368]" office:value-type="string" office:string-value="N367 X6747.5 Y457.071595744681" calcext:value-type="string">
            <text:p>N367 X6747.5 Y457.071595744681</text:p>
          </table:table-cell>
          <table:table-cell/>
          <table:table-cell table:formula="of:=[.G363]" office:value-type="float" office:value="6747.5" calcext:value-type="float">
            <text:p>6747.5</text:p>
          </table:table-cell>
          <table:table-cell table:formula="of:=[.H363]+[.$K$13]" office:value-type="float" office:value="457.071595744681" calcext:value-type="float">
            <text:p>457.071595744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368</text:p>
          </table:table-cell>
          <table:table-cell table:formula="of:=[.B364]" office:value-type="string" office:string-value="G106" calcext:value-type="string">
            <text:p>G106</text:p>
          </table:table-cell>
          <table:table-cell table:formula="of:=[.C364]" office:value-type="string" office:string-value="P3" calcext:value-type="string">
            <text:p>P3</text:p>
          </table:table-cell>
          <table:table-cell/>
          <table:table-cell table:formula="of:=[.A369]&amp;&quot; &quot;&amp;[.B369]&amp;&quot; &quot;&amp;[.C369]" office:value-type="string" office:string-value="N368 G106 P3" calcext:value-type="string">
            <text:p>N368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369</text:p>
          </table:table-cell>
          <table:table-cell table:formula="of:=&quot;X&quot;&amp;[.G370]" office:value-type="string" office:string-value="X12.5" calcext:value-type="string">
            <text:p>X12.5</text:p>
          </table:table-cell>
          <table:table-cell table:formula="of:=&quot;Y&quot;&amp;[.H370]" office:value-type="string" office:string-value="Y456.071595744681" calcext:value-type="string">
            <text:p>Y456.071595744681</text:p>
          </table:table-cell>
          <table:table-cell/>
          <table:table-cell table:formula="of:=[.A370]&amp;&quot; &quot;&amp;[.B370]&amp;&quot; &quot;&amp;[.C370]" office:value-type="string" office:string-value="N369 X12.5 Y456.071595744681" calcext:value-type="string">
            <text:p>N369 X12.5 Y456.071595744681</text:p>
          </table:table-cell>
          <table:table-cell/>
          <table:table-cell table:formula="of:=[.G365]" office:value-type="float" office:value="12.5" calcext:value-type="float">
            <text:p>12.5</text:p>
          </table:table-cell>
          <table:table-cell table:formula="of:=[.H365]+[.$K$13]" office:value-type="float" office:value="456.071595744681" calcext:value-type="float">
            <text:p>456.071595744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370</text:p>
          </table:table-cell>
          <table:table-cell table:formula="of:=[.B366]" office:value-type="string" office:string-value="G106" calcext:value-type="string">
            <text:p>G106</text:p>
          </table:table-cell>
          <table:table-cell table:formula="of:=[.C366]" office:value-type="string" office:string-value="P0" calcext:value-type="string">
            <text:p>P0</text:p>
          </table:table-cell>
          <table:table-cell/>
          <table:table-cell table:formula="of:=[.A371]&amp;&quot; &quot;&amp;[.B371]&amp;&quot; &quot;&amp;[.C371]" office:value-type="string" office:string-value="N370 G106 P0" calcext:value-type="string">
            <text:p>N370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371</text:p>
          </table:table-cell>
          <table:table-cell table:formula="of:=[.B367]" office:value-type="string" office:string-value="G105" calcext:value-type="string">
            <text:p>G105</text:p>
          </table:table-cell>
          <table:table-cell table:formula="of:=[.C367]" office:value-type="string" office:string-value="PY7.79553191489362" calcext:value-type="string">
            <text:p>PY7.79553191489362</text:p>
          </table:table-cell>
          <table:table-cell/>
          <table:table-cell table:formula="of:=[.A372]&amp;&quot; &quot;&amp;[.B372]&amp;&quot; &quot;&amp;[.C372]" office:value-type="string" office:string-value="N371 G105 PY7.79553191489362" calcext:value-type="string">
            <text:p>N371 G105 PY7.79553191489362</text:p>
          </table:table-cell>
          <table:table-cell table:number-columns-repeated="2"/>
          <table:table-cell table:formula="of:=[.H367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372</text:p>
          </table:table-cell>
          <table:table-cell table:formula="of:=&quot;X&quot;&amp;[.G373]" office:value-type="string" office:string-value="X6747.5" calcext:value-type="string">
            <text:p>X6747.5</text:p>
          </table:table-cell>
          <table:table-cell table:formula="of:=&quot;Y&quot;&amp;[.H373]" office:value-type="string" office:string-value="Y461.867127659574" calcext:value-type="string">
            <text:p>Y461.867127659574</text:p>
          </table:table-cell>
          <table:table-cell/>
          <table:table-cell table:formula="of:=[.A373]&amp;&quot; &quot;&amp;[.B373]&amp;&quot; &quot;&amp;[.C373]" office:value-type="string" office:string-value="N372 X6747.5 Y461.867127659574" calcext:value-type="string">
            <text:p>N372 X6747.5 Y461.867127659574</text:p>
          </table:table-cell>
          <table:table-cell/>
          <table:table-cell table:formula="of:=[.G368]" office:value-type="float" office:value="6747.5" calcext:value-type="float">
            <text:p>6747.5</text:p>
          </table:table-cell>
          <table:table-cell table:formula="of:=[.H368]+[.$K$13]" office:value-type="float" office:value="461.867127659574" calcext:value-type="float">
            <text:p>461.86712765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373</text:p>
          </table:table-cell>
          <table:table-cell table:formula="of:=[.B369]" office:value-type="string" office:string-value="G106" calcext:value-type="string">
            <text:p>G106</text:p>
          </table:table-cell>
          <table:table-cell table:formula="of:=[.C369]" office:value-type="string" office:string-value="P3" calcext:value-type="string">
            <text:p>P3</text:p>
          </table:table-cell>
          <table:table-cell/>
          <table:table-cell table:formula="of:=[.A374]&amp;&quot; &quot;&amp;[.B374]&amp;&quot; &quot;&amp;[.C374]" office:value-type="string" office:string-value="N373 G106 P3" calcext:value-type="string">
            <text:p>N373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374</text:p>
          </table:table-cell>
          <table:table-cell table:formula="of:=&quot;X&quot;&amp;[.G375]" office:value-type="string" office:string-value="X12.5" calcext:value-type="string">
            <text:p>X12.5</text:p>
          </table:table-cell>
          <table:table-cell table:formula="of:=&quot;Y&quot;&amp;[.H375]" office:value-type="string" office:string-value="Y460.867127659574" calcext:value-type="string">
            <text:p>Y460.867127659574</text:p>
          </table:table-cell>
          <table:table-cell/>
          <table:table-cell table:formula="of:=[.A375]&amp;&quot; &quot;&amp;[.B375]&amp;&quot; &quot;&amp;[.C375]" office:value-type="string" office:string-value="N374 X12.5 Y460.867127659574" calcext:value-type="string">
            <text:p>N374 X12.5 Y460.867127659574</text:p>
          </table:table-cell>
          <table:table-cell/>
          <table:table-cell table:formula="of:=[.G370]" office:value-type="float" office:value="12.5" calcext:value-type="float">
            <text:p>12.5</text:p>
          </table:table-cell>
          <table:table-cell table:formula="of:=[.H370]+[.$K$13]" office:value-type="float" office:value="460.867127659574" calcext:value-type="float">
            <text:p>460.86712765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375</text:p>
          </table:table-cell>
          <table:table-cell table:formula="of:=[.B371]" office:value-type="string" office:string-value="G106" calcext:value-type="string">
            <text:p>G106</text:p>
          </table:table-cell>
          <table:table-cell table:formula="of:=[.C371]" office:value-type="string" office:string-value="P0" calcext:value-type="string">
            <text:p>P0</text:p>
          </table:table-cell>
          <table:table-cell/>
          <table:table-cell table:formula="of:=[.A376]&amp;&quot; &quot;&amp;[.B376]&amp;&quot; &quot;&amp;[.C376]" office:value-type="string" office:string-value="N375 G106 P0" calcext:value-type="string">
            <text:p>N375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376</text:p>
          </table:table-cell>
          <table:table-cell table:formula="of:=[.B372]" office:value-type="string" office:string-value="G105" calcext:value-type="string">
            <text:p>G105</text:p>
          </table:table-cell>
          <table:table-cell table:formula="of:=[.C372]" office:value-type="string" office:string-value="PY7.79553191489362" calcext:value-type="string">
            <text:p>PY7.79553191489362</text:p>
          </table:table-cell>
          <table:table-cell/>
          <table:table-cell table:formula="of:=[.A377]&amp;&quot; &quot;&amp;[.B377]&amp;&quot; &quot;&amp;[.C377]" office:value-type="string" office:string-value="N376 G105 PY7.79553191489362" calcext:value-type="string">
            <text:p>N376 G105 PY7.79553191489362</text:p>
          </table:table-cell>
          <table:table-cell table:number-columns-repeated="2"/>
          <table:table-cell table:formula="of:=[.H372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377</text:p>
          </table:table-cell>
          <table:table-cell table:formula="of:=&quot;X&quot;&amp;[.G378]" office:value-type="string" office:string-value="X6747.5" calcext:value-type="string">
            <text:p>X6747.5</text:p>
          </table:table-cell>
          <table:table-cell table:formula="of:=&quot;Y&quot;&amp;[.H378]" office:value-type="string" office:string-value="Y466.662659574468" calcext:value-type="string">
            <text:p>Y466.662659574468</text:p>
          </table:table-cell>
          <table:table-cell/>
          <table:table-cell table:formula="of:=[.A378]&amp;&quot; &quot;&amp;[.B378]&amp;&quot; &quot;&amp;[.C378]" office:value-type="string" office:string-value="N377 X6747.5 Y466.662659574468" calcext:value-type="string">
            <text:p>N377 X6747.5 Y466.662659574468</text:p>
          </table:table-cell>
          <table:table-cell/>
          <table:table-cell table:formula="of:=[.G373]" office:value-type="float" office:value="6747.5" calcext:value-type="float">
            <text:p>6747.5</text:p>
          </table:table-cell>
          <table:table-cell table:formula="of:=[.H373]+[.$K$13]" office:value-type="float" office:value="466.662659574468" calcext:value-type="float">
            <text:p>466.66265957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378</text:p>
          </table:table-cell>
          <table:table-cell table:formula="of:=[.B374]" office:value-type="string" office:string-value="G106" calcext:value-type="string">
            <text:p>G106</text:p>
          </table:table-cell>
          <table:table-cell table:formula="of:=[.C374]" office:value-type="string" office:string-value="P3" calcext:value-type="string">
            <text:p>P3</text:p>
          </table:table-cell>
          <table:table-cell/>
          <table:table-cell table:formula="of:=[.A379]&amp;&quot; &quot;&amp;[.B379]&amp;&quot; &quot;&amp;[.C379]" office:value-type="string" office:string-value="N378 G106 P3" calcext:value-type="string">
            <text:p>N378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379</text:p>
          </table:table-cell>
          <table:table-cell table:formula="of:=&quot;X&quot;&amp;[.G380]" office:value-type="string" office:string-value="X12.5" calcext:value-type="string">
            <text:p>X12.5</text:p>
          </table:table-cell>
          <table:table-cell table:formula="of:=&quot;Y&quot;&amp;[.H380]" office:value-type="string" office:string-value="Y465.662659574468" calcext:value-type="string">
            <text:p>Y465.662659574468</text:p>
          </table:table-cell>
          <table:table-cell/>
          <table:table-cell table:formula="of:=[.A380]&amp;&quot; &quot;&amp;[.B380]&amp;&quot; &quot;&amp;[.C380]" office:value-type="string" office:string-value="N379 X12.5 Y465.662659574468" calcext:value-type="string">
            <text:p>N379 X12.5 Y465.662659574468</text:p>
          </table:table-cell>
          <table:table-cell/>
          <table:table-cell table:formula="of:=[.G375]" office:value-type="float" office:value="12.5" calcext:value-type="float">
            <text:p>12.5</text:p>
          </table:table-cell>
          <table:table-cell table:formula="of:=[.H375]+[.$K$13]" office:value-type="float" office:value="465.662659574468" calcext:value-type="float">
            <text:p>465.66265957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380</text:p>
          </table:table-cell>
          <table:table-cell table:formula="of:=[.B376]" office:value-type="string" office:string-value="G106" calcext:value-type="string">
            <text:p>G106</text:p>
          </table:table-cell>
          <table:table-cell table:formula="of:=[.C376]" office:value-type="string" office:string-value="P0" calcext:value-type="string">
            <text:p>P0</text:p>
          </table:table-cell>
          <table:table-cell/>
          <table:table-cell table:formula="of:=[.A381]&amp;&quot; &quot;&amp;[.B381]&amp;&quot; &quot;&amp;[.C381]" office:value-type="string" office:string-value="N380 G106 P0" calcext:value-type="string">
            <text:p>N380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381</text:p>
          </table:table-cell>
          <table:table-cell table:formula="of:=[.B377]" office:value-type="string" office:string-value="G105" calcext:value-type="string">
            <text:p>G105</text:p>
          </table:table-cell>
          <table:table-cell table:formula="of:=[.C377]" office:value-type="string" office:string-value="PY7.79553191489362" calcext:value-type="string">
            <text:p>PY7.79553191489362</text:p>
          </table:table-cell>
          <table:table-cell/>
          <table:table-cell table:formula="of:=[.A382]&amp;&quot; &quot;&amp;[.B382]&amp;&quot; &quot;&amp;[.C382]" office:value-type="string" office:string-value="N381 G105 PY7.79553191489362" calcext:value-type="string">
            <text:p>N381 G105 PY7.79553191489362</text:p>
          </table:table-cell>
          <table:table-cell table:number-columns-repeated="2"/>
          <table:table-cell table:formula="of:=[.H377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382</text:p>
          </table:table-cell>
          <table:table-cell table:formula="of:=&quot;X&quot;&amp;[.G383]" office:value-type="string" office:string-value="X6747.5" calcext:value-type="string">
            <text:p>X6747.5</text:p>
          </table:table-cell>
          <table:table-cell table:formula="of:=&quot;Y&quot;&amp;[.H383]" office:value-type="string" office:string-value="Y471.458191489362" calcext:value-type="string">
            <text:p>Y471.458191489362</text:p>
          </table:table-cell>
          <table:table-cell/>
          <table:table-cell table:formula="of:=[.A383]&amp;&quot; &quot;&amp;[.B383]&amp;&quot; &quot;&amp;[.C383]" office:value-type="string" office:string-value="N382 X6747.5 Y471.458191489362" calcext:value-type="string">
            <text:p>N382 X6747.5 Y471.458191489362</text:p>
          </table:table-cell>
          <table:table-cell/>
          <table:table-cell table:formula="of:=[.G378]" office:value-type="float" office:value="6747.5" calcext:value-type="float">
            <text:p>6747.5</text:p>
          </table:table-cell>
          <table:table-cell table:formula="of:=[.H378]+[.$K$13]" office:value-type="float" office:value="471.458191489362" calcext:value-type="float">
            <text:p>471.458191489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383</text:p>
          </table:table-cell>
          <table:table-cell table:formula="of:=[.B379]" office:value-type="string" office:string-value="G106" calcext:value-type="string">
            <text:p>G106</text:p>
          </table:table-cell>
          <table:table-cell table:formula="of:=[.C379]" office:value-type="string" office:string-value="P3" calcext:value-type="string">
            <text:p>P3</text:p>
          </table:table-cell>
          <table:table-cell/>
          <table:table-cell table:formula="of:=[.A384]&amp;&quot; &quot;&amp;[.B384]&amp;&quot; &quot;&amp;[.C384]" office:value-type="string" office:string-value="N383 G106 P3" calcext:value-type="string">
            <text:p>N383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384</text:p>
          </table:table-cell>
          <table:table-cell table:formula="of:=&quot;X&quot;&amp;[.G385]" office:value-type="string" office:string-value="X12.5" calcext:value-type="string">
            <text:p>X12.5</text:p>
          </table:table-cell>
          <table:table-cell table:formula="of:=&quot;Y&quot;&amp;[.H385]" office:value-type="string" office:string-value="Y470.458191489362" calcext:value-type="string">
            <text:p>Y470.458191489362</text:p>
          </table:table-cell>
          <table:table-cell/>
          <table:table-cell table:formula="of:=[.A385]&amp;&quot; &quot;&amp;[.B385]&amp;&quot; &quot;&amp;[.C385]" office:value-type="string" office:string-value="N384 X12.5 Y470.458191489362" calcext:value-type="string">
            <text:p>N384 X12.5 Y470.458191489362</text:p>
          </table:table-cell>
          <table:table-cell/>
          <table:table-cell table:formula="of:=[.G380]" office:value-type="float" office:value="12.5" calcext:value-type="float">
            <text:p>12.5</text:p>
          </table:table-cell>
          <table:table-cell table:formula="of:=[.H380]+[.$K$13]" office:value-type="float" office:value="470.458191489362" calcext:value-type="float">
            <text:p>470.458191489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385</text:p>
          </table:table-cell>
          <table:table-cell table:formula="of:=[.B381]" office:value-type="string" office:string-value="G106" calcext:value-type="string">
            <text:p>G106</text:p>
          </table:table-cell>
          <table:table-cell table:formula="of:=[.C381]" office:value-type="string" office:string-value="P0" calcext:value-type="string">
            <text:p>P0</text:p>
          </table:table-cell>
          <table:table-cell/>
          <table:table-cell table:formula="of:=[.A386]&amp;&quot; &quot;&amp;[.B386]&amp;&quot; &quot;&amp;[.C386]" office:value-type="string" office:string-value="N385 G106 P0" calcext:value-type="string">
            <text:p>N385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386</text:p>
          </table:table-cell>
          <table:table-cell table:formula="of:=[.B382]" office:value-type="string" office:string-value="G105" calcext:value-type="string">
            <text:p>G105</text:p>
          </table:table-cell>
          <table:table-cell table:formula="of:=[.C382]" office:value-type="string" office:string-value="PY7.79553191489362" calcext:value-type="string">
            <text:p>PY7.79553191489362</text:p>
          </table:table-cell>
          <table:table-cell/>
          <table:table-cell table:formula="of:=[.A387]&amp;&quot; &quot;&amp;[.B387]&amp;&quot; &quot;&amp;[.C387]" office:value-type="string" office:string-value="N386 G105 PY7.79553191489362" calcext:value-type="string">
            <text:p>N386 G105 PY7.79553191489362</text:p>
          </table:table-cell>
          <table:table-cell table:number-columns-repeated="2"/>
          <table:table-cell table:formula="of:=[.H382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387</text:p>
          </table:table-cell>
          <table:table-cell table:formula="of:=&quot;X&quot;&amp;[.G388]" office:value-type="string" office:string-value="X6747.5" calcext:value-type="string">
            <text:p>X6747.5</text:p>
          </table:table-cell>
          <table:table-cell table:formula="of:=&quot;Y&quot;&amp;[.H388]" office:value-type="string" office:string-value="Y476.253723404255" calcext:value-type="string">
            <text:p>Y476.253723404255</text:p>
          </table:table-cell>
          <table:table-cell/>
          <table:table-cell table:formula="of:=[.A388]&amp;&quot; &quot;&amp;[.B388]&amp;&quot; &quot;&amp;[.C388]" office:value-type="string" office:string-value="N387 X6747.5 Y476.253723404255" calcext:value-type="string">
            <text:p>N387 X6747.5 Y476.253723404255</text:p>
          </table:table-cell>
          <table:table-cell/>
          <table:table-cell table:formula="of:=[.G383]" office:value-type="float" office:value="6747.5" calcext:value-type="float">
            <text:p>6747.5</text:p>
          </table:table-cell>
          <table:table-cell table:formula="of:=[.H383]+[.$K$13]" office:value-type="float" office:value="476.253723404255" calcext:value-type="float">
            <text:p>476.25372340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388</text:p>
          </table:table-cell>
          <table:table-cell table:formula="of:=[.B384]" office:value-type="string" office:string-value="G106" calcext:value-type="string">
            <text:p>G106</text:p>
          </table:table-cell>
          <table:table-cell table:formula="of:=[.C384]" office:value-type="string" office:string-value="P3" calcext:value-type="string">
            <text:p>P3</text:p>
          </table:table-cell>
          <table:table-cell/>
          <table:table-cell table:formula="of:=[.A389]&amp;&quot; &quot;&amp;[.B389]&amp;&quot; &quot;&amp;[.C389]" office:value-type="string" office:string-value="N388 G106 P3" calcext:value-type="string">
            <text:p>N388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389</text:p>
          </table:table-cell>
          <table:table-cell table:formula="of:=&quot;X&quot;&amp;[.G390]" office:value-type="string" office:string-value="X12.5" calcext:value-type="string">
            <text:p>X12.5</text:p>
          </table:table-cell>
          <table:table-cell table:formula="of:=&quot;Y&quot;&amp;[.H390]" office:value-type="string" office:string-value="Y475.253723404255" calcext:value-type="string">
            <text:p>Y475.253723404255</text:p>
          </table:table-cell>
          <table:table-cell/>
          <table:table-cell table:formula="of:=[.A390]&amp;&quot; &quot;&amp;[.B390]&amp;&quot; &quot;&amp;[.C390]" office:value-type="string" office:string-value="N389 X12.5 Y475.253723404255" calcext:value-type="string">
            <text:p>N389 X12.5 Y475.253723404255</text:p>
          </table:table-cell>
          <table:table-cell/>
          <table:table-cell table:formula="of:=[.G385]" office:value-type="float" office:value="12.5" calcext:value-type="float">
            <text:p>12.5</text:p>
          </table:table-cell>
          <table:table-cell table:formula="of:=[.H385]+[.$K$13]" office:value-type="float" office:value="475.253723404255" calcext:value-type="float">
            <text:p>475.25372340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390</text:p>
          </table:table-cell>
          <table:table-cell table:formula="of:=[.B386]" office:value-type="string" office:string-value="G106" calcext:value-type="string">
            <text:p>G106</text:p>
          </table:table-cell>
          <table:table-cell table:formula="of:=[.C386]" office:value-type="string" office:string-value="P0" calcext:value-type="string">
            <text:p>P0</text:p>
          </table:table-cell>
          <table:table-cell/>
          <table:table-cell table:formula="of:=[.A391]&amp;&quot; &quot;&amp;[.B391]&amp;&quot; &quot;&amp;[.C391]" office:value-type="string" office:string-value="N390 G106 P0" calcext:value-type="string">
            <text:p>N390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391</text:p>
          </table:table-cell>
          <table:table-cell table:formula="of:=[.B387]" office:value-type="string" office:string-value="G105" calcext:value-type="string">
            <text:p>G105</text:p>
          </table:table-cell>
          <table:table-cell table:formula="of:=[.C387]" office:value-type="string" office:string-value="PY7.79553191489362" calcext:value-type="string">
            <text:p>PY7.79553191489362</text:p>
          </table:table-cell>
          <table:table-cell/>
          <table:table-cell table:formula="of:=[.A392]&amp;&quot; &quot;&amp;[.B392]&amp;&quot; &quot;&amp;[.C392]" office:value-type="string" office:string-value="N391 G105 PY7.79553191489362" calcext:value-type="string">
            <text:p>N391 G105 PY7.79553191489362</text:p>
          </table:table-cell>
          <table:table-cell table:number-columns-repeated="2"/>
          <table:table-cell table:formula="of:=[.H387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392</text:p>
          </table:table-cell>
          <table:table-cell table:formula="of:=&quot;X&quot;&amp;[.G393]" office:value-type="string" office:string-value="X6747.5" calcext:value-type="string">
            <text:p>X6747.5</text:p>
          </table:table-cell>
          <table:table-cell table:formula="of:=&quot;Y&quot;&amp;[.H393]" office:value-type="string" office:string-value="Y481.049255319149" calcext:value-type="string">
            <text:p>Y481.049255319149</text:p>
          </table:table-cell>
          <table:table-cell/>
          <table:table-cell table:formula="of:=[.A393]&amp;&quot; &quot;&amp;[.B393]&amp;&quot; &quot;&amp;[.C393]" office:value-type="string" office:string-value="N392 X6747.5 Y481.049255319149" calcext:value-type="string">
            <text:p>N392 X6747.5 Y481.049255319149</text:p>
          </table:table-cell>
          <table:table-cell/>
          <table:table-cell table:formula="of:=[.G388]" office:value-type="float" office:value="6747.5" calcext:value-type="float">
            <text:p>6747.5</text:p>
          </table:table-cell>
          <table:table-cell table:formula="of:=[.H388]+[.$K$13]" office:value-type="float" office:value="481.049255319149" calcext:value-type="float">
            <text:p>481.049255319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393</text:p>
          </table:table-cell>
          <table:table-cell table:formula="of:=[.B389]" office:value-type="string" office:string-value="G106" calcext:value-type="string">
            <text:p>G106</text:p>
          </table:table-cell>
          <table:table-cell table:formula="of:=[.C389]" office:value-type="string" office:string-value="P3" calcext:value-type="string">
            <text:p>P3</text:p>
          </table:table-cell>
          <table:table-cell/>
          <table:table-cell table:formula="of:=[.A394]&amp;&quot; &quot;&amp;[.B394]&amp;&quot; &quot;&amp;[.C394]" office:value-type="string" office:string-value="N393 G106 P3" calcext:value-type="string">
            <text:p>N393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394</text:p>
          </table:table-cell>
          <table:table-cell table:formula="of:=&quot;X&quot;&amp;[.G395]" office:value-type="string" office:string-value="X12.5" calcext:value-type="string">
            <text:p>X12.5</text:p>
          </table:table-cell>
          <table:table-cell table:formula="of:=&quot;Y&quot;&amp;[.H395]" office:value-type="string" office:string-value="Y480.049255319149" calcext:value-type="string">
            <text:p>Y480.049255319149</text:p>
          </table:table-cell>
          <table:table-cell/>
          <table:table-cell table:formula="of:=[.A395]&amp;&quot; &quot;&amp;[.B395]&amp;&quot; &quot;&amp;[.C395]" office:value-type="string" office:string-value="N394 X12.5 Y480.049255319149" calcext:value-type="string">
            <text:p>N394 X12.5 Y480.049255319149</text:p>
          </table:table-cell>
          <table:table-cell/>
          <table:table-cell table:formula="of:=[.G390]" office:value-type="float" office:value="12.5" calcext:value-type="float">
            <text:p>12.5</text:p>
          </table:table-cell>
          <table:table-cell table:formula="of:=[.H390]+[.$K$13]" office:value-type="float" office:value="480.049255319149" calcext:value-type="float">
            <text:p>480.049255319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395</text:p>
          </table:table-cell>
          <table:table-cell table:formula="of:=[.B391]" office:value-type="string" office:string-value="G106" calcext:value-type="string">
            <text:p>G106</text:p>
          </table:table-cell>
          <table:table-cell table:formula="of:=[.C391]" office:value-type="string" office:string-value="P0" calcext:value-type="string">
            <text:p>P0</text:p>
          </table:table-cell>
          <table:table-cell/>
          <table:table-cell table:formula="of:=[.A396]&amp;&quot; &quot;&amp;[.B396]&amp;&quot; &quot;&amp;[.C396]" office:value-type="string" office:string-value="N395 G106 P0" calcext:value-type="string">
            <text:p>N395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396</text:p>
          </table:table-cell>
          <table:table-cell table:formula="of:=[.B392]" office:value-type="string" office:string-value="G105" calcext:value-type="string">
            <text:p>G105</text:p>
          </table:table-cell>
          <table:table-cell table:formula="of:=[.C392]" office:value-type="string" office:string-value="PY7.79553191489362" calcext:value-type="string">
            <text:p>PY7.79553191489362</text:p>
          </table:table-cell>
          <table:table-cell/>
          <table:table-cell table:formula="of:=[.A397]&amp;&quot; &quot;&amp;[.B397]&amp;&quot; &quot;&amp;[.C397]" office:value-type="string" office:string-value="N396 G105 PY7.79553191489362" calcext:value-type="string">
            <text:p>N396 G105 PY7.79553191489362</text:p>
          </table:table-cell>
          <table:table-cell table:number-columns-repeated="2"/>
          <table:table-cell table:formula="of:=[.H392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397</text:p>
          </table:table-cell>
          <table:table-cell table:formula="of:=&quot;X&quot;&amp;[.G398]" office:value-type="string" office:string-value="X6747.5" calcext:value-type="string">
            <text:p>X6747.5</text:p>
          </table:table-cell>
          <table:table-cell table:formula="of:=&quot;Y&quot;&amp;[.H398]" office:value-type="string" office:string-value="Y485.844787234042" calcext:value-type="string">
            <text:p>Y485.844787234042</text:p>
          </table:table-cell>
          <table:table-cell/>
          <table:table-cell table:formula="of:=[.A398]&amp;&quot; &quot;&amp;[.B398]&amp;&quot; &quot;&amp;[.C398]" office:value-type="string" office:string-value="N397 X6747.5 Y485.844787234042" calcext:value-type="string">
            <text:p>N397 X6747.5 Y485.844787234042</text:p>
          </table:table-cell>
          <table:table-cell/>
          <table:table-cell table:formula="of:=[.G393]" office:value-type="float" office:value="6747.5" calcext:value-type="float">
            <text:p>6747.5</text:p>
          </table:table-cell>
          <table:table-cell table:formula="of:=[.H393]+[.$K$13]" office:value-type="float" office:value="485.844787234042" calcext:value-type="float">
            <text:p>485.8447872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398</text:p>
          </table:table-cell>
          <table:table-cell table:formula="of:=[.B394]" office:value-type="string" office:string-value="G106" calcext:value-type="string">
            <text:p>G106</text:p>
          </table:table-cell>
          <table:table-cell table:formula="of:=[.C394]" office:value-type="string" office:string-value="P3" calcext:value-type="string">
            <text:p>P3</text:p>
          </table:table-cell>
          <table:table-cell/>
          <table:table-cell table:formula="of:=[.A399]&amp;&quot; &quot;&amp;[.B399]&amp;&quot; &quot;&amp;[.C399]" office:value-type="string" office:string-value="N398 G106 P3" calcext:value-type="string">
            <text:p>N398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399</text:p>
          </table:table-cell>
          <table:table-cell table:formula="of:=&quot;X&quot;&amp;[.G400]" office:value-type="string" office:string-value="X12.5" calcext:value-type="string">
            <text:p>X12.5</text:p>
          </table:table-cell>
          <table:table-cell table:formula="of:=&quot;Y&quot;&amp;[.H400]" office:value-type="string" office:string-value="Y484.844787234042" calcext:value-type="string">
            <text:p>Y484.844787234042</text:p>
          </table:table-cell>
          <table:table-cell/>
          <table:table-cell table:formula="of:=[.A400]&amp;&quot; &quot;&amp;[.B400]&amp;&quot; &quot;&amp;[.C400]" office:value-type="string" office:string-value="N399 X12.5 Y484.844787234042" calcext:value-type="string">
            <text:p>N399 X12.5 Y484.844787234042</text:p>
          </table:table-cell>
          <table:table-cell/>
          <table:table-cell table:formula="of:=[.G395]" office:value-type="float" office:value="12.5" calcext:value-type="float">
            <text:p>12.5</text:p>
          </table:table-cell>
          <table:table-cell table:formula="of:=[.H395]+[.$K$13]" office:value-type="float" office:value="484.844787234042" calcext:value-type="float">
            <text:p>484.8447872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400</text:p>
          </table:table-cell>
          <table:table-cell table:formula="of:=[.B396]" office:value-type="string" office:string-value="G106" calcext:value-type="string">
            <text:p>G106</text:p>
          </table:table-cell>
          <table:table-cell table:formula="of:=[.C396]" office:value-type="string" office:string-value="P0" calcext:value-type="string">
            <text:p>P0</text:p>
          </table:table-cell>
          <table:table-cell/>
          <table:table-cell table:formula="of:=[.A401]&amp;&quot; &quot;&amp;[.B401]&amp;&quot; &quot;&amp;[.C401]" office:value-type="string" office:string-value="N400 G106 P0" calcext:value-type="string">
            <text:p>N400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401</text:p>
          </table:table-cell>
          <table:table-cell table:formula="of:=[.B397]" office:value-type="string" office:string-value="G105" calcext:value-type="string">
            <text:p>G105</text:p>
          </table:table-cell>
          <table:table-cell table:formula="of:=[.C397]" office:value-type="string" office:string-value="PY7.79553191489362" calcext:value-type="string">
            <text:p>PY7.79553191489362</text:p>
          </table:table-cell>
          <table:table-cell/>
          <table:table-cell table:formula="of:=[.A402]&amp;&quot; &quot;&amp;[.B402]&amp;&quot; &quot;&amp;[.C402]" office:value-type="string" office:string-value="N401 G105 PY7.79553191489362" calcext:value-type="string">
            <text:p>N401 G105 PY7.79553191489362</text:p>
          </table:table-cell>
          <table:table-cell table:number-columns-repeated="2"/>
          <table:table-cell table:formula="of:=[.H397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402</text:p>
          </table:table-cell>
          <table:table-cell table:formula="of:=&quot;X&quot;&amp;[.G403]" office:value-type="string" office:string-value="X6747.5" calcext:value-type="string">
            <text:p>X6747.5</text:p>
          </table:table-cell>
          <table:table-cell table:formula="of:=&quot;Y&quot;&amp;[.H403]" office:value-type="string" office:string-value="Y490.640319148936" calcext:value-type="string">
            <text:p>Y490.640319148936</text:p>
          </table:table-cell>
          <table:table-cell/>
          <table:table-cell table:formula="of:=[.A403]&amp;&quot; &quot;&amp;[.B403]&amp;&quot; &quot;&amp;[.C403]" office:value-type="string" office:string-value="N402 X6747.5 Y490.640319148936" calcext:value-type="string">
            <text:p>N402 X6747.5 Y490.640319148936</text:p>
          </table:table-cell>
          <table:table-cell/>
          <table:table-cell table:formula="of:=[.G398]" office:value-type="float" office:value="6747.5" calcext:value-type="float">
            <text:p>6747.5</text:p>
          </table:table-cell>
          <table:table-cell table:formula="of:=[.H398]+[.$K$13]" office:value-type="float" office:value="490.640319148936" calcext:value-type="float">
            <text:p>490.64031914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403</text:p>
          </table:table-cell>
          <table:table-cell table:formula="of:=[.B399]" office:value-type="string" office:string-value="G106" calcext:value-type="string">
            <text:p>G106</text:p>
          </table:table-cell>
          <table:table-cell table:formula="of:=[.C399]" office:value-type="string" office:string-value="P3" calcext:value-type="string">
            <text:p>P3</text:p>
          </table:table-cell>
          <table:table-cell/>
          <table:table-cell table:formula="of:=[.A404]&amp;&quot; &quot;&amp;[.B404]&amp;&quot; &quot;&amp;[.C404]" office:value-type="string" office:string-value="N403 G106 P3" calcext:value-type="string">
            <text:p>N403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404</text:p>
          </table:table-cell>
          <table:table-cell table:formula="of:=&quot;X&quot;&amp;[.G405]" office:value-type="string" office:string-value="X12.5" calcext:value-type="string">
            <text:p>X12.5</text:p>
          </table:table-cell>
          <table:table-cell table:formula="of:=&quot;Y&quot;&amp;[.H405]" office:value-type="string" office:string-value="Y489.640319148936" calcext:value-type="string">
            <text:p>Y489.640319148936</text:p>
          </table:table-cell>
          <table:table-cell/>
          <table:table-cell table:formula="of:=[.A405]&amp;&quot; &quot;&amp;[.B405]&amp;&quot; &quot;&amp;[.C405]" office:value-type="string" office:string-value="N404 X12.5 Y489.640319148936" calcext:value-type="string">
            <text:p>N404 X12.5 Y489.640319148936</text:p>
          </table:table-cell>
          <table:table-cell/>
          <table:table-cell table:formula="of:=[.G400]" office:value-type="float" office:value="12.5" calcext:value-type="float">
            <text:p>12.5</text:p>
          </table:table-cell>
          <table:table-cell table:formula="of:=[.H400]+[.$K$13]" office:value-type="float" office:value="489.640319148936" calcext:value-type="float">
            <text:p>489.64031914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405</text:p>
          </table:table-cell>
          <table:table-cell table:formula="of:=[.B401]" office:value-type="string" office:string-value="G106" calcext:value-type="string">
            <text:p>G106</text:p>
          </table:table-cell>
          <table:table-cell table:formula="of:=[.C401]" office:value-type="string" office:string-value="P0" calcext:value-type="string">
            <text:p>P0</text:p>
          </table:table-cell>
          <table:table-cell/>
          <table:table-cell table:formula="of:=[.A406]&amp;&quot; &quot;&amp;[.B406]&amp;&quot; &quot;&amp;[.C406]" office:value-type="string" office:string-value="N405 G106 P0" calcext:value-type="string">
            <text:p>N405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406</text:p>
          </table:table-cell>
          <table:table-cell table:formula="of:=[.B402]" office:value-type="string" office:string-value="G105" calcext:value-type="string">
            <text:p>G105</text:p>
          </table:table-cell>
          <table:table-cell table:formula="of:=[.C402]" office:value-type="string" office:string-value="PY7.79553191489362" calcext:value-type="string">
            <text:p>PY7.79553191489362</text:p>
          </table:table-cell>
          <table:table-cell/>
          <table:table-cell table:formula="of:=[.A407]&amp;&quot; &quot;&amp;[.B407]&amp;&quot; &quot;&amp;[.C407]" office:value-type="string" office:string-value="N406 G105 PY7.79553191489362" calcext:value-type="string">
            <text:p>N406 G105 PY7.79553191489362</text:p>
          </table:table-cell>
          <table:table-cell table:number-columns-repeated="2"/>
          <table:table-cell table:formula="of:=[.H402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407</text:p>
          </table:table-cell>
          <table:table-cell table:formula="of:=&quot;X&quot;&amp;[.G408]" office:value-type="string" office:string-value="X6747.5" calcext:value-type="string">
            <text:p>X6747.5</text:p>
          </table:table-cell>
          <table:table-cell table:formula="of:=&quot;Y&quot;&amp;[.H408]" office:value-type="string" office:string-value="Y495.43585106383" calcext:value-type="string">
            <text:p>Y495.43585106383</text:p>
          </table:table-cell>
          <table:table-cell/>
          <table:table-cell table:formula="of:=[.A408]&amp;&quot; &quot;&amp;[.B408]&amp;&quot; &quot;&amp;[.C408]" office:value-type="string" office:string-value="N407 X6747.5 Y495.43585106383" calcext:value-type="string">
            <text:p>N407 X6747.5 Y495.43585106383</text:p>
          </table:table-cell>
          <table:table-cell/>
          <table:table-cell table:formula="of:=[.G403]" office:value-type="float" office:value="6747.5" calcext:value-type="float">
            <text:p>6747.5</text:p>
          </table:table-cell>
          <table:table-cell table:formula="of:=[.H403]+[.$K$13]" office:value-type="float" office:value="495.43585106383" calcext:value-type="float">
            <text:p>495.43585106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408</text:p>
          </table:table-cell>
          <table:table-cell table:formula="of:=[.B404]" office:value-type="string" office:string-value="G106" calcext:value-type="string">
            <text:p>G106</text:p>
          </table:table-cell>
          <table:table-cell table:formula="of:=[.C404]" office:value-type="string" office:string-value="P3" calcext:value-type="string">
            <text:p>P3</text:p>
          </table:table-cell>
          <table:table-cell/>
          <table:table-cell table:formula="of:=[.A409]&amp;&quot; &quot;&amp;[.B409]&amp;&quot; &quot;&amp;[.C409]" office:value-type="string" office:string-value="N408 G106 P3" calcext:value-type="string">
            <text:p>N408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409</text:p>
          </table:table-cell>
          <table:table-cell table:formula="of:=&quot;X&quot;&amp;[.G410]" office:value-type="string" office:string-value="X12.5" calcext:value-type="string">
            <text:p>X12.5</text:p>
          </table:table-cell>
          <table:table-cell table:formula="of:=&quot;Y&quot;&amp;[.H410]" office:value-type="string" office:string-value="Y494.43585106383" calcext:value-type="string">
            <text:p>Y494.43585106383</text:p>
          </table:table-cell>
          <table:table-cell/>
          <table:table-cell table:formula="of:=[.A410]&amp;&quot; &quot;&amp;[.B410]&amp;&quot; &quot;&amp;[.C410]" office:value-type="string" office:string-value="N409 X12.5 Y494.43585106383" calcext:value-type="string">
            <text:p>N409 X12.5 Y494.43585106383</text:p>
          </table:table-cell>
          <table:table-cell/>
          <table:table-cell table:formula="of:=[.G405]" office:value-type="float" office:value="12.5" calcext:value-type="float">
            <text:p>12.5</text:p>
          </table:table-cell>
          <table:table-cell table:formula="of:=[.H405]+[.$K$13]" office:value-type="float" office:value="494.43585106383" calcext:value-type="float">
            <text:p>494.43585106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410</text:p>
          </table:table-cell>
          <table:table-cell table:formula="of:=[.B406]" office:value-type="string" office:string-value="G106" calcext:value-type="string">
            <text:p>G106</text:p>
          </table:table-cell>
          <table:table-cell table:formula="of:=[.C406]" office:value-type="string" office:string-value="P0" calcext:value-type="string">
            <text:p>P0</text:p>
          </table:table-cell>
          <table:table-cell/>
          <table:table-cell table:formula="of:=[.A411]&amp;&quot; &quot;&amp;[.B411]&amp;&quot; &quot;&amp;[.C411]" office:value-type="string" office:string-value="N410 G106 P0" calcext:value-type="string">
            <text:p>N410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411</text:p>
          </table:table-cell>
          <table:table-cell table:formula="of:=[.B407]" office:value-type="string" office:string-value="G105" calcext:value-type="string">
            <text:p>G105</text:p>
          </table:table-cell>
          <table:table-cell table:formula="of:=[.C407]" office:value-type="string" office:string-value="PY7.79553191489362" calcext:value-type="string">
            <text:p>PY7.79553191489362</text:p>
          </table:table-cell>
          <table:table-cell/>
          <table:table-cell table:formula="of:=[.A412]&amp;&quot; &quot;&amp;[.B412]&amp;&quot; &quot;&amp;[.C412]" office:value-type="string" office:string-value="N411 G105 PY7.79553191489362" calcext:value-type="string">
            <text:p>N411 G105 PY7.79553191489362</text:p>
          </table:table-cell>
          <table:table-cell table:number-columns-repeated="2"/>
          <table:table-cell table:formula="of:=[.H407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412</text:p>
          </table:table-cell>
          <table:table-cell table:formula="of:=&quot;X&quot;&amp;[.G413]" office:value-type="string" office:string-value="X6747.5" calcext:value-type="string">
            <text:p>X6747.5</text:p>
          </table:table-cell>
          <table:table-cell table:formula="of:=&quot;Y&quot;&amp;[.H413]" office:value-type="string" office:string-value="Y500.231382978723" calcext:value-type="string">
            <text:p>Y500.231382978723</text:p>
          </table:table-cell>
          <table:table-cell/>
          <table:table-cell table:formula="of:=[.A413]&amp;&quot; &quot;&amp;[.B413]&amp;&quot; &quot;&amp;[.C413]" office:value-type="string" office:string-value="N412 X6747.5 Y500.231382978723" calcext:value-type="string">
            <text:p>N412 X6747.5 Y500.231382978723</text:p>
          </table:table-cell>
          <table:table-cell/>
          <table:table-cell table:formula="of:=[.G408]" office:value-type="float" office:value="6747.5" calcext:value-type="float">
            <text:p>6747.5</text:p>
          </table:table-cell>
          <table:table-cell table:formula="of:=[.H408]+[.$K$13]" office:value-type="float" office:value="500.231382978723" calcext:value-type="float">
            <text:p>500.231382978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413</text:p>
          </table:table-cell>
          <table:table-cell table:formula="of:=[.B409]" office:value-type="string" office:string-value="G106" calcext:value-type="string">
            <text:p>G106</text:p>
          </table:table-cell>
          <table:table-cell table:formula="of:=[.C409]" office:value-type="string" office:string-value="P3" calcext:value-type="string">
            <text:p>P3</text:p>
          </table:table-cell>
          <table:table-cell/>
          <table:table-cell table:formula="of:=[.A414]&amp;&quot; &quot;&amp;[.B414]&amp;&quot; &quot;&amp;[.C414]" office:value-type="string" office:string-value="N413 G106 P3" calcext:value-type="string">
            <text:p>N413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414</text:p>
          </table:table-cell>
          <table:table-cell table:formula="of:=&quot;X&quot;&amp;[.G415]" office:value-type="string" office:string-value="X12.5" calcext:value-type="string">
            <text:p>X12.5</text:p>
          </table:table-cell>
          <table:table-cell table:formula="of:=&quot;Y&quot;&amp;[.H415]" office:value-type="string" office:string-value="Y499.231382978723" calcext:value-type="string">
            <text:p>Y499.231382978723</text:p>
          </table:table-cell>
          <table:table-cell/>
          <table:table-cell table:formula="of:=[.A415]&amp;&quot; &quot;&amp;[.B415]&amp;&quot; &quot;&amp;[.C415]" office:value-type="string" office:string-value="N414 X12.5 Y499.231382978723" calcext:value-type="string">
            <text:p>N414 X12.5 Y499.231382978723</text:p>
          </table:table-cell>
          <table:table-cell/>
          <table:table-cell table:formula="of:=[.G410]" office:value-type="float" office:value="12.5" calcext:value-type="float">
            <text:p>12.5</text:p>
          </table:table-cell>
          <table:table-cell table:formula="of:=[.H410]+[.$K$13]" office:value-type="float" office:value="499.231382978723" calcext:value-type="float">
            <text:p>499.231382978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415</text:p>
          </table:table-cell>
          <table:table-cell table:formula="of:=[.B411]" office:value-type="string" office:string-value="G106" calcext:value-type="string">
            <text:p>G106</text:p>
          </table:table-cell>
          <table:table-cell table:formula="of:=[.C411]" office:value-type="string" office:string-value="P0" calcext:value-type="string">
            <text:p>P0</text:p>
          </table:table-cell>
          <table:table-cell/>
          <table:table-cell table:formula="of:=[.A416]&amp;&quot; &quot;&amp;[.B416]&amp;&quot; &quot;&amp;[.C416]" office:value-type="string" office:string-value="N415 G106 P0" calcext:value-type="string">
            <text:p>N415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416</text:p>
          </table:table-cell>
          <table:table-cell table:formula="of:=[.B412]" office:value-type="string" office:string-value="G105" calcext:value-type="string">
            <text:p>G105</text:p>
          </table:table-cell>
          <table:table-cell table:formula="of:=[.C412]" office:value-type="string" office:string-value="PY7.79553191489362" calcext:value-type="string">
            <text:p>PY7.79553191489362</text:p>
          </table:table-cell>
          <table:table-cell/>
          <table:table-cell table:formula="of:=[.A417]&amp;&quot; &quot;&amp;[.B417]&amp;&quot; &quot;&amp;[.C417]" office:value-type="string" office:string-value="N416 G105 PY7.79553191489362" calcext:value-type="string">
            <text:p>N416 G105 PY7.79553191489362</text:p>
          </table:table-cell>
          <table:table-cell table:number-columns-repeated="2"/>
          <table:table-cell table:formula="of:=[.H412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417</text:p>
          </table:table-cell>
          <table:table-cell table:formula="of:=&quot;X&quot;&amp;[.G418]" office:value-type="string" office:string-value="X6747.5" calcext:value-type="string">
            <text:p>X6747.5</text:p>
          </table:table-cell>
          <table:table-cell table:formula="of:=&quot;Y&quot;&amp;[.H418]" office:value-type="string" office:string-value="Y505.026914893617" calcext:value-type="string">
            <text:p>Y505.026914893617</text:p>
          </table:table-cell>
          <table:table-cell/>
          <table:table-cell table:formula="of:=[.A418]&amp;&quot; &quot;&amp;[.B418]&amp;&quot; &quot;&amp;[.C418]" office:value-type="string" office:string-value="N417 X6747.5 Y505.026914893617" calcext:value-type="string">
            <text:p>N417 X6747.5 Y505.026914893617</text:p>
          </table:table-cell>
          <table:table-cell/>
          <table:table-cell table:formula="of:=[.G413]" office:value-type="float" office:value="6747.5" calcext:value-type="float">
            <text:p>6747.5</text:p>
          </table:table-cell>
          <table:table-cell table:formula="of:=[.H413]+[.$K$13]" office:value-type="float" office:value="505.026914893617" calcext:value-type="float">
            <text:p>505.02691489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418</text:p>
          </table:table-cell>
          <table:table-cell table:formula="of:=[.B414]" office:value-type="string" office:string-value="G106" calcext:value-type="string">
            <text:p>G106</text:p>
          </table:table-cell>
          <table:table-cell table:formula="of:=[.C414]" office:value-type="string" office:string-value="P3" calcext:value-type="string">
            <text:p>P3</text:p>
          </table:table-cell>
          <table:table-cell/>
          <table:table-cell table:formula="of:=[.A419]&amp;&quot; &quot;&amp;[.B419]&amp;&quot; &quot;&amp;[.C419]" office:value-type="string" office:string-value="N418 G106 P3" calcext:value-type="string">
            <text:p>N418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419</text:p>
          </table:table-cell>
          <table:table-cell table:formula="of:=&quot;X&quot;&amp;[.G420]" office:value-type="string" office:string-value="X12.5" calcext:value-type="string">
            <text:p>X12.5</text:p>
          </table:table-cell>
          <table:table-cell table:formula="of:=&quot;Y&quot;&amp;[.H420]" office:value-type="string" office:string-value="Y504.026914893617" calcext:value-type="string">
            <text:p>Y504.026914893617</text:p>
          </table:table-cell>
          <table:table-cell/>
          <table:table-cell table:formula="of:=[.A420]&amp;&quot; &quot;&amp;[.B420]&amp;&quot; &quot;&amp;[.C420]" office:value-type="string" office:string-value="N419 X12.5 Y504.026914893617" calcext:value-type="string">
            <text:p>N419 X12.5 Y504.026914893617</text:p>
          </table:table-cell>
          <table:table-cell/>
          <table:table-cell table:formula="of:=[.G415]" office:value-type="float" office:value="12.5" calcext:value-type="float">
            <text:p>12.5</text:p>
          </table:table-cell>
          <table:table-cell table:formula="of:=[.H415]+[.$K$13]" office:value-type="float" office:value="504.026914893617" calcext:value-type="float">
            <text:p>504.02691489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420</text:p>
          </table:table-cell>
          <table:table-cell table:formula="of:=[.B416]" office:value-type="string" office:string-value="G106" calcext:value-type="string">
            <text:p>G106</text:p>
          </table:table-cell>
          <table:table-cell table:formula="of:=[.C416]" office:value-type="string" office:string-value="P0" calcext:value-type="string">
            <text:p>P0</text:p>
          </table:table-cell>
          <table:table-cell/>
          <table:table-cell table:formula="of:=[.A421]&amp;&quot; &quot;&amp;[.B421]&amp;&quot; &quot;&amp;[.C421]" office:value-type="string" office:string-value="N420 G106 P0" calcext:value-type="string">
            <text:p>N420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421</text:p>
          </table:table-cell>
          <table:table-cell table:formula="of:=[.B417]" office:value-type="string" office:string-value="G105" calcext:value-type="string">
            <text:p>G105</text:p>
          </table:table-cell>
          <table:table-cell table:formula="of:=[.C417]" office:value-type="string" office:string-value="PY7.79553191489362" calcext:value-type="string">
            <text:p>PY7.79553191489362</text:p>
          </table:table-cell>
          <table:table-cell/>
          <table:table-cell table:formula="of:=[.A422]&amp;&quot; &quot;&amp;[.B422]&amp;&quot; &quot;&amp;[.C422]" office:value-type="string" office:string-value="N421 G105 PY7.79553191489362" calcext:value-type="string">
            <text:p>N421 G105 PY7.79553191489362</text:p>
          </table:table-cell>
          <table:table-cell table:number-columns-repeated="2"/>
          <table:table-cell table:formula="of:=[.H417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422</text:p>
          </table:table-cell>
          <table:table-cell table:formula="of:=&quot;X&quot;&amp;[.G423]" office:value-type="string" office:string-value="X6747.5" calcext:value-type="string">
            <text:p>X6747.5</text:p>
          </table:table-cell>
          <table:table-cell table:formula="of:=&quot;Y&quot;&amp;[.H423]" office:value-type="string" office:string-value="Y509.822446808511" calcext:value-type="string">
            <text:p>Y509.822446808511</text:p>
          </table:table-cell>
          <table:table-cell/>
          <table:table-cell table:formula="of:=[.A423]&amp;&quot; &quot;&amp;[.B423]&amp;&quot; &quot;&amp;[.C423]" office:value-type="string" office:string-value="N422 X6747.5 Y509.822446808511" calcext:value-type="string">
            <text:p>N422 X6747.5 Y509.822446808511</text:p>
          </table:table-cell>
          <table:table-cell/>
          <table:table-cell table:formula="of:=[.G418]" office:value-type="float" office:value="6747.5" calcext:value-type="float">
            <text:p>6747.5</text:p>
          </table:table-cell>
          <table:table-cell table:formula="of:=[.H418]+[.$K$13]" office:value-type="float" office:value="509.822446808511" calcext:value-type="float">
            <text:p>509.82244680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423</text:p>
          </table:table-cell>
          <table:table-cell table:formula="of:=[.B419]" office:value-type="string" office:string-value="G106" calcext:value-type="string">
            <text:p>G106</text:p>
          </table:table-cell>
          <table:table-cell table:formula="of:=[.C419]" office:value-type="string" office:string-value="P3" calcext:value-type="string">
            <text:p>P3</text:p>
          </table:table-cell>
          <table:table-cell/>
          <table:table-cell table:formula="of:=[.A424]&amp;&quot; &quot;&amp;[.B424]&amp;&quot; &quot;&amp;[.C424]" office:value-type="string" office:string-value="N423 G106 P3" calcext:value-type="string">
            <text:p>N423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424</text:p>
          </table:table-cell>
          <table:table-cell table:formula="of:=&quot;X&quot;&amp;[.G425]" office:value-type="string" office:string-value="X12.5" calcext:value-type="string">
            <text:p>X12.5</text:p>
          </table:table-cell>
          <table:table-cell table:formula="of:=&quot;Y&quot;&amp;[.H425]" office:value-type="string" office:string-value="Y508.822446808511" calcext:value-type="string">
            <text:p>Y508.822446808511</text:p>
          </table:table-cell>
          <table:table-cell/>
          <table:table-cell table:formula="of:=[.A425]&amp;&quot; &quot;&amp;[.B425]&amp;&quot; &quot;&amp;[.C425]" office:value-type="string" office:string-value="N424 X12.5 Y508.822446808511" calcext:value-type="string">
            <text:p>N424 X12.5 Y508.822446808511</text:p>
          </table:table-cell>
          <table:table-cell/>
          <table:table-cell table:formula="of:=[.G420]" office:value-type="float" office:value="12.5" calcext:value-type="float">
            <text:p>12.5</text:p>
          </table:table-cell>
          <table:table-cell table:formula="of:=[.H420]+[.$K$13]" office:value-type="float" office:value="508.822446808511" calcext:value-type="float">
            <text:p>508.82244680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425</text:p>
          </table:table-cell>
          <table:table-cell table:formula="of:=[.B421]" office:value-type="string" office:string-value="G106" calcext:value-type="string">
            <text:p>G106</text:p>
          </table:table-cell>
          <table:table-cell table:formula="of:=[.C421]" office:value-type="string" office:string-value="P0" calcext:value-type="string">
            <text:p>P0</text:p>
          </table:table-cell>
          <table:table-cell/>
          <table:table-cell table:formula="of:=[.A426]&amp;&quot; &quot;&amp;[.B426]&amp;&quot; &quot;&amp;[.C426]" office:value-type="string" office:string-value="N425 G106 P0" calcext:value-type="string">
            <text:p>N425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426</text:p>
          </table:table-cell>
          <table:table-cell table:formula="of:=[.B422]" office:value-type="string" office:string-value="G105" calcext:value-type="string">
            <text:p>G105</text:p>
          </table:table-cell>
          <table:table-cell table:formula="of:=[.C422]" office:value-type="string" office:string-value="PY7.79553191489362" calcext:value-type="string">
            <text:p>PY7.79553191489362</text:p>
          </table:table-cell>
          <table:table-cell/>
          <table:table-cell table:formula="of:=[.A427]&amp;&quot; &quot;&amp;[.B427]&amp;&quot; &quot;&amp;[.C427]" office:value-type="string" office:string-value="N426 G105 PY7.79553191489362" calcext:value-type="string">
            <text:p>N426 G105 PY7.79553191489362</text:p>
          </table:table-cell>
          <table:table-cell table:number-columns-repeated="2"/>
          <table:table-cell table:formula="of:=[.H422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427</text:p>
          </table:table-cell>
          <table:table-cell table:formula="of:=&quot;X&quot;&amp;[.G428]" office:value-type="string" office:string-value="X6747.5" calcext:value-type="string">
            <text:p>X6747.5</text:p>
          </table:table-cell>
          <table:table-cell table:formula="of:=&quot;Y&quot;&amp;[.H428]" office:value-type="string" office:string-value="Y514.617978723404" calcext:value-type="string">
            <text:p>Y514.617978723404</text:p>
          </table:table-cell>
          <table:table-cell/>
          <table:table-cell table:formula="of:=[.A428]&amp;&quot; &quot;&amp;[.B428]&amp;&quot; &quot;&amp;[.C428]" office:value-type="string" office:string-value="N427 X6747.5 Y514.617978723404" calcext:value-type="string">
            <text:p>N427 X6747.5 Y514.617978723404</text:p>
          </table:table-cell>
          <table:table-cell/>
          <table:table-cell table:formula="of:=[.G423]" office:value-type="float" office:value="6747.5" calcext:value-type="float">
            <text:p>6747.5</text:p>
          </table:table-cell>
          <table:table-cell table:formula="of:=[.H423]+[.$K$13]" office:value-type="float" office:value="514.617978723404" calcext:value-type="float">
            <text:p>514.61797872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428</text:p>
          </table:table-cell>
          <table:table-cell table:formula="of:=[.B424]" office:value-type="string" office:string-value="G106" calcext:value-type="string">
            <text:p>G106</text:p>
          </table:table-cell>
          <table:table-cell table:formula="of:=[.C424]" office:value-type="string" office:string-value="P3" calcext:value-type="string">
            <text:p>P3</text:p>
          </table:table-cell>
          <table:table-cell/>
          <table:table-cell table:formula="of:=[.A429]&amp;&quot; &quot;&amp;[.B429]&amp;&quot; &quot;&amp;[.C429]" office:value-type="string" office:string-value="N428 G106 P3" calcext:value-type="string">
            <text:p>N428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429</text:p>
          </table:table-cell>
          <table:table-cell table:formula="of:=&quot;X&quot;&amp;[.G430]" office:value-type="string" office:string-value="X12.5" calcext:value-type="string">
            <text:p>X12.5</text:p>
          </table:table-cell>
          <table:table-cell table:formula="of:=&quot;Y&quot;&amp;[.H430]" office:value-type="string" office:string-value="Y513.617978723404" calcext:value-type="string">
            <text:p>Y513.617978723404</text:p>
          </table:table-cell>
          <table:table-cell/>
          <table:table-cell table:formula="of:=[.A430]&amp;&quot; &quot;&amp;[.B430]&amp;&quot; &quot;&amp;[.C430]" office:value-type="string" office:string-value="N429 X12.5 Y513.617978723404" calcext:value-type="string">
            <text:p>N429 X12.5 Y513.617978723404</text:p>
          </table:table-cell>
          <table:table-cell/>
          <table:table-cell table:formula="of:=[.G425]" office:value-type="float" office:value="12.5" calcext:value-type="float">
            <text:p>12.5</text:p>
          </table:table-cell>
          <table:table-cell table:formula="of:=[.H425]+[.$K$13]" office:value-type="float" office:value="513.617978723404" calcext:value-type="float">
            <text:p>513.61797872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430</text:p>
          </table:table-cell>
          <table:table-cell table:formula="of:=[.B426]" office:value-type="string" office:string-value="G106" calcext:value-type="string">
            <text:p>G106</text:p>
          </table:table-cell>
          <table:table-cell table:formula="of:=[.C426]" office:value-type="string" office:string-value="P0" calcext:value-type="string">
            <text:p>P0</text:p>
          </table:table-cell>
          <table:table-cell/>
          <table:table-cell table:formula="of:=[.A431]&amp;&quot; &quot;&amp;[.B431]&amp;&quot; &quot;&amp;[.C431]" office:value-type="string" office:string-value="N430 G106 P0" calcext:value-type="string">
            <text:p>N430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431</text:p>
          </table:table-cell>
          <table:table-cell table:formula="of:=[.B427]" office:value-type="string" office:string-value="G105" calcext:value-type="string">
            <text:p>G105</text:p>
          </table:table-cell>
          <table:table-cell table:formula="of:=[.C427]" office:value-type="string" office:string-value="PY7.79553191489362" calcext:value-type="string">
            <text:p>PY7.79553191489362</text:p>
          </table:table-cell>
          <table:table-cell/>
          <table:table-cell table:formula="of:=[.A432]&amp;&quot; &quot;&amp;[.B432]&amp;&quot; &quot;&amp;[.C432]" office:value-type="string" office:string-value="N431 G105 PY7.79553191489362" calcext:value-type="string">
            <text:p>N431 G105 PY7.79553191489362</text:p>
          </table:table-cell>
          <table:table-cell table:number-columns-repeated="2"/>
          <table:table-cell table:formula="of:=[.H427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432</text:p>
          </table:table-cell>
          <table:table-cell table:formula="of:=&quot;X&quot;&amp;[.G433]" office:value-type="string" office:string-value="X6747.5" calcext:value-type="string">
            <text:p>X6747.5</text:p>
          </table:table-cell>
          <table:table-cell table:formula="of:=&quot;Y&quot;&amp;[.H433]" office:value-type="string" office:string-value="Y519.413510638298" calcext:value-type="string">
            <text:p>Y519.413510638298</text:p>
          </table:table-cell>
          <table:table-cell/>
          <table:table-cell table:formula="of:=[.A433]&amp;&quot; &quot;&amp;[.B433]&amp;&quot; &quot;&amp;[.C433]" office:value-type="string" office:string-value="N432 X6747.5 Y519.413510638298" calcext:value-type="string">
            <text:p>N432 X6747.5 Y519.413510638298</text:p>
          </table:table-cell>
          <table:table-cell/>
          <table:table-cell table:formula="of:=[.G428]" office:value-type="float" office:value="6747.5" calcext:value-type="float">
            <text:p>6747.5</text:p>
          </table:table-cell>
          <table:table-cell table:formula="of:=[.H428]+[.$K$13]" office:value-type="float" office:value="519.413510638298" calcext:value-type="float">
            <text:p>519.41351063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433</text:p>
          </table:table-cell>
          <table:table-cell table:formula="of:=[.B429]" office:value-type="string" office:string-value="G106" calcext:value-type="string">
            <text:p>G106</text:p>
          </table:table-cell>
          <table:table-cell table:formula="of:=[.C429]" office:value-type="string" office:string-value="P3" calcext:value-type="string">
            <text:p>P3</text:p>
          </table:table-cell>
          <table:table-cell/>
          <table:table-cell table:formula="of:=[.A434]&amp;&quot; &quot;&amp;[.B434]&amp;&quot; &quot;&amp;[.C434]" office:value-type="string" office:string-value="N433 G106 P3" calcext:value-type="string">
            <text:p>N433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434</text:p>
          </table:table-cell>
          <table:table-cell table:formula="of:=&quot;X&quot;&amp;[.G435]" office:value-type="string" office:string-value="X12.5" calcext:value-type="string">
            <text:p>X12.5</text:p>
          </table:table-cell>
          <table:table-cell table:formula="of:=&quot;Y&quot;&amp;[.H435]" office:value-type="string" office:string-value="Y518.413510638298" calcext:value-type="string">
            <text:p>Y518.413510638298</text:p>
          </table:table-cell>
          <table:table-cell/>
          <table:table-cell table:formula="of:=[.A435]&amp;&quot; &quot;&amp;[.B435]&amp;&quot; &quot;&amp;[.C435]" office:value-type="string" office:string-value="N434 X12.5 Y518.413510638298" calcext:value-type="string">
            <text:p>N434 X12.5 Y518.413510638298</text:p>
          </table:table-cell>
          <table:table-cell/>
          <table:table-cell table:formula="of:=[.G430]" office:value-type="float" office:value="12.5" calcext:value-type="float">
            <text:p>12.5</text:p>
          </table:table-cell>
          <table:table-cell table:formula="of:=[.H430]+[.$K$13]" office:value-type="float" office:value="518.413510638298" calcext:value-type="float">
            <text:p>518.41351063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435</text:p>
          </table:table-cell>
          <table:table-cell table:formula="of:=[.B431]" office:value-type="string" office:string-value="G106" calcext:value-type="string">
            <text:p>G106</text:p>
          </table:table-cell>
          <table:table-cell table:formula="of:=[.C431]" office:value-type="string" office:string-value="P0" calcext:value-type="string">
            <text:p>P0</text:p>
          </table:table-cell>
          <table:table-cell/>
          <table:table-cell table:formula="of:=[.A436]&amp;&quot; &quot;&amp;[.B436]&amp;&quot; &quot;&amp;[.C436]" office:value-type="string" office:string-value="N435 G106 P0" calcext:value-type="string">
            <text:p>N435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436</text:p>
          </table:table-cell>
          <table:table-cell table:formula="of:=[.B432]" office:value-type="string" office:string-value="G105" calcext:value-type="string">
            <text:p>G105</text:p>
          </table:table-cell>
          <table:table-cell table:formula="of:=[.C432]" office:value-type="string" office:string-value="PY7.79553191489362" calcext:value-type="string">
            <text:p>PY7.79553191489362</text:p>
          </table:table-cell>
          <table:table-cell/>
          <table:table-cell table:formula="of:=[.A437]&amp;&quot; &quot;&amp;[.B437]&amp;&quot; &quot;&amp;[.C437]" office:value-type="string" office:string-value="N436 G105 PY7.79553191489362" calcext:value-type="string">
            <text:p>N436 G105 PY7.79553191489362</text:p>
          </table:table-cell>
          <table:table-cell table:number-columns-repeated="2"/>
          <table:table-cell table:formula="of:=[.H432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437</text:p>
          </table:table-cell>
          <table:table-cell table:formula="of:=&quot;X&quot;&amp;[.G438]" office:value-type="string" office:string-value="X6747.5" calcext:value-type="string">
            <text:p>X6747.5</text:p>
          </table:table-cell>
          <table:table-cell table:formula="of:=&quot;Y&quot;&amp;[.H438]" office:value-type="string" office:string-value="Y524.209042553192" calcext:value-type="string">
            <text:p>Y524.209042553192</text:p>
          </table:table-cell>
          <table:table-cell/>
          <table:table-cell table:formula="of:=[.A438]&amp;&quot; &quot;&amp;[.B438]&amp;&quot; &quot;&amp;[.C438]" office:value-type="string" office:string-value="N437 X6747.5 Y524.209042553192" calcext:value-type="string">
            <text:p>N437 X6747.5 Y524.209042553192</text:p>
          </table:table-cell>
          <table:table-cell/>
          <table:table-cell table:formula="of:=[.G433]" office:value-type="float" office:value="6747.5" calcext:value-type="float">
            <text:p>6747.5</text:p>
          </table:table-cell>
          <table:table-cell table:formula="of:=[.H433]+[.$K$13]" office:value-type="float" office:value="524.209042553192" calcext:value-type="float">
            <text:p>524.20904255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438</text:p>
          </table:table-cell>
          <table:table-cell table:formula="of:=[.B434]" office:value-type="string" office:string-value="G106" calcext:value-type="string">
            <text:p>G106</text:p>
          </table:table-cell>
          <table:table-cell table:formula="of:=[.C434]" office:value-type="string" office:string-value="P3" calcext:value-type="string">
            <text:p>P3</text:p>
          </table:table-cell>
          <table:table-cell/>
          <table:table-cell table:formula="of:=[.A439]&amp;&quot; &quot;&amp;[.B439]&amp;&quot; &quot;&amp;[.C439]" office:value-type="string" office:string-value="N438 G106 P3" calcext:value-type="string">
            <text:p>N438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439</text:p>
          </table:table-cell>
          <table:table-cell table:formula="of:=&quot;X&quot;&amp;[.G440]" office:value-type="string" office:string-value="X12.5" calcext:value-type="string">
            <text:p>X12.5</text:p>
          </table:table-cell>
          <table:table-cell table:formula="of:=&quot;Y&quot;&amp;[.H440]" office:value-type="string" office:string-value="Y523.209042553192" calcext:value-type="string">
            <text:p>Y523.209042553192</text:p>
          </table:table-cell>
          <table:table-cell/>
          <table:table-cell table:formula="of:=[.A440]&amp;&quot; &quot;&amp;[.B440]&amp;&quot; &quot;&amp;[.C440]" office:value-type="string" office:string-value="N439 X12.5 Y523.209042553192" calcext:value-type="string">
            <text:p>N439 X12.5 Y523.209042553192</text:p>
          </table:table-cell>
          <table:table-cell/>
          <table:table-cell table:formula="of:=[.G435]" office:value-type="float" office:value="12.5" calcext:value-type="float">
            <text:p>12.5</text:p>
          </table:table-cell>
          <table:table-cell table:formula="of:=[.H435]+[.$K$13]" office:value-type="float" office:value="523.209042553192" calcext:value-type="float">
            <text:p>523.20904255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440</text:p>
          </table:table-cell>
          <table:table-cell table:formula="of:=[.B436]" office:value-type="string" office:string-value="G106" calcext:value-type="string">
            <text:p>G106</text:p>
          </table:table-cell>
          <table:table-cell table:formula="of:=[.C436]" office:value-type="string" office:string-value="P0" calcext:value-type="string">
            <text:p>P0</text:p>
          </table:table-cell>
          <table:table-cell/>
          <table:table-cell table:formula="of:=[.A441]&amp;&quot; &quot;&amp;[.B441]&amp;&quot; &quot;&amp;[.C441]" office:value-type="string" office:string-value="N440 G106 P0" calcext:value-type="string">
            <text:p>N440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441</text:p>
          </table:table-cell>
          <table:table-cell table:formula="of:=[.B437]" office:value-type="string" office:string-value="G105" calcext:value-type="string">
            <text:p>G105</text:p>
          </table:table-cell>
          <table:table-cell table:formula="of:=[.C437]" office:value-type="string" office:string-value="PY7.79553191489362" calcext:value-type="string">
            <text:p>PY7.79553191489362</text:p>
          </table:table-cell>
          <table:table-cell/>
          <table:table-cell table:formula="of:=[.A442]&amp;&quot; &quot;&amp;[.B442]&amp;&quot; &quot;&amp;[.C442]" office:value-type="string" office:string-value="N441 G105 PY7.79553191489362" calcext:value-type="string">
            <text:p>N441 G105 PY7.79553191489362</text:p>
          </table:table-cell>
          <table:table-cell table:number-columns-repeated="2"/>
          <table:table-cell table:formula="of:=[.H437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442</text:p>
          </table:table-cell>
          <table:table-cell table:formula="of:=&quot;X&quot;&amp;[.G443]" office:value-type="string" office:string-value="X6747.5" calcext:value-type="string">
            <text:p>X6747.5</text:p>
          </table:table-cell>
          <table:table-cell table:formula="of:=&quot;Y&quot;&amp;[.H443]" office:value-type="string" office:string-value="Y529.004574468085" calcext:value-type="string">
            <text:p>Y529.004574468085</text:p>
          </table:table-cell>
          <table:table-cell/>
          <table:table-cell table:formula="of:=[.A443]&amp;&quot; &quot;&amp;[.B443]&amp;&quot; &quot;&amp;[.C443]" office:value-type="string" office:string-value="N442 X6747.5 Y529.004574468085" calcext:value-type="string">
            <text:p>N442 X6747.5 Y529.004574468085</text:p>
          </table:table-cell>
          <table:table-cell/>
          <table:table-cell table:formula="of:=[.G438]" office:value-type="float" office:value="6747.5" calcext:value-type="float">
            <text:p>6747.5</text:p>
          </table:table-cell>
          <table:table-cell table:formula="of:=[.H438]+[.$K$13]" office:value-type="float" office:value="529.004574468085" calcext:value-type="float">
            <text:p>529.00457446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443</text:p>
          </table:table-cell>
          <table:table-cell table:formula="of:=[.B439]" office:value-type="string" office:string-value="G106" calcext:value-type="string">
            <text:p>G106</text:p>
          </table:table-cell>
          <table:table-cell table:formula="of:=[.C439]" office:value-type="string" office:string-value="P3" calcext:value-type="string">
            <text:p>P3</text:p>
          </table:table-cell>
          <table:table-cell/>
          <table:table-cell table:formula="of:=[.A444]&amp;&quot; &quot;&amp;[.B444]&amp;&quot; &quot;&amp;[.C444]" office:value-type="string" office:string-value="N443 G106 P3" calcext:value-type="string">
            <text:p>N443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444</text:p>
          </table:table-cell>
          <table:table-cell table:formula="of:=&quot;X&quot;&amp;[.G445]" office:value-type="string" office:string-value="X12.5" calcext:value-type="string">
            <text:p>X12.5</text:p>
          </table:table-cell>
          <table:table-cell table:formula="of:=&quot;Y&quot;&amp;[.H445]" office:value-type="string" office:string-value="Y528.004574468085" calcext:value-type="string">
            <text:p>Y528.004574468085</text:p>
          </table:table-cell>
          <table:table-cell/>
          <table:table-cell table:formula="of:=[.A445]&amp;&quot; &quot;&amp;[.B445]&amp;&quot; &quot;&amp;[.C445]" office:value-type="string" office:string-value="N444 X12.5 Y528.004574468085" calcext:value-type="string">
            <text:p>N444 X12.5 Y528.004574468085</text:p>
          </table:table-cell>
          <table:table-cell/>
          <table:table-cell table:formula="of:=[.G440]" office:value-type="float" office:value="12.5" calcext:value-type="float">
            <text:p>12.5</text:p>
          </table:table-cell>
          <table:table-cell table:formula="of:=[.H440]+[.$K$13]" office:value-type="float" office:value="528.004574468085" calcext:value-type="float">
            <text:p>528.00457446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445</text:p>
          </table:table-cell>
          <table:table-cell table:formula="of:=[.B441]" office:value-type="string" office:string-value="G106" calcext:value-type="string">
            <text:p>G106</text:p>
          </table:table-cell>
          <table:table-cell table:formula="of:=[.C441]" office:value-type="string" office:string-value="P0" calcext:value-type="string">
            <text:p>P0</text:p>
          </table:table-cell>
          <table:table-cell/>
          <table:table-cell table:formula="of:=[.A446]&amp;&quot; &quot;&amp;[.B446]&amp;&quot; &quot;&amp;[.C446]" office:value-type="string" office:string-value="N445 G106 P0" calcext:value-type="string">
            <text:p>N445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446</text:p>
          </table:table-cell>
          <table:table-cell table:formula="of:=[.B442]" office:value-type="string" office:string-value="G105" calcext:value-type="string">
            <text:p>G105</text:p>
          </table:table-cell>
          <table:table-cell table:formula="of:=[.C442]" office:value-type="string" office:string-value="PY7.79553191489362" calcext:value-type="string">
            <text:p>PY7.79553191489362</text:p>
          </table:table-cell>
          <table:table-cell/>
          <table:table-cell table:formula="of:=[.A447]&amp;&quot; &quot;&amp;[.B447]&amp;&quot; &quot;&amp;[.C447]" office:value-type="string" office:string-value="N446 G105 PY7.79553191489362" calcext:value-type="string">
            <text:p>N446 G105 PY7.79553191489362</text:p>
          </table:table-cell>
          <table:table-cell table:number-columns-repeated="2"/>
          <table:table-cell table:formula="of:=[.H442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447</text:p>
          </table:table-cell>
          <table:table-cell table:formula="of:=&quot;X&quot;&amp;[.G448]" office:value-type="string" office:string-value="X6747.5" calcext:value-type="string">
            <text:p>X6747.5</text:p>
          </table:table-cell>
          <table:table-cell table:formula="of:=&quot;Y&quot;&amp;[.H448]" office:value-type="string" office:string-value="Y533.800106382979" calcext:value-type="string">
            <text:p>Y533.800106382979</text:p>
          </table:table-cell>
          <table:table-cell/>
          <table:table-cell table:formula="of:=[.A448]&amp;&quot; &quot;&amp;[.B448]&amp;&quot; &quot;&amp;[.C448]" office:value-type="string" office:string-value="N447 X6747.5 Y533.800106382979" calcext:value-type="string">
            <text:p>N447 X6747.5 Y533.800106382979</text:p>
          </table:table-cell>
          <table:table-cell/>
          <table:table-cell table:formula="of:=[.G443]" office:value-type="float" office:value="6747.5" calcext:value-type="float">
            <text:p>6747.5</text:p>
          </table:table-cell>
          <table:table-cell table:formula="of:=[.H443]+[.$K$13]" office:value-type="float" office:value="533.800106382979" calcext:value-type="float">
            <text:p>533.8001063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448</text:p>
          </table:table-cell>
          <table:table-cell table:formula="of:=[.B444]" office:value-type="string" office:string-value="G106" calcext:value-type="string">
            <text:p>G106</text:p>
          </table:table-cell>
          <table:table-cell table:formula="of:=[.C444]" office:value-type="string" office:string-value="P3" calcext:value-type="string">
            <text:p>P3</text:p>
          </table:table-cell>
          <table:table-cell/>
          <table:table-cell table:formula="of:=[.A449]&amp;&quot; &quot;&amp;[.B449]&amp;&quot; &quot;&amp;[.C449]" office:value-type="string" office:string-value="N448 G106 P3" calcext:value-type="string">
            <text:p>N448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449</text:p>
          </table:table-cell>
          <table:table-cell table:formula="of:=&quot;X&quot;&amp;[.G450]" office:value-type="string" office:string-value="X12.5" calcext:value-type="string">
            <text:p>X12.5</text:p>
          </table:table-cell>
          <table:table-cell table:formula="of:=&quot;Y&quot;&amp;[.H450]" office:value-type="string" office:string-value="Y532.800106382979" calcext:value-type="string">
            <text:p>Y532.800106382979</text:p>
          </table:table-cell>
          <table:table-cell/>
          <table:table-cell table:formula="of:=[.A450]&amp;&quot; &quot;&amp;[.B450]&amp;&quot; &quot;&amp;[.C450]" office:value-type="string" office:string-value="N449 X12.5 Y532.800106382979" calcext:value-type="string">
            <text:p>N449 X12.5 Y532.800106382979</text:p>
          </table:table-cell>
          <table:table-cell/>
          <table:table-cell table:formula="of:=[.G445]" office:value-type="float" office:value="12.5" calcext:value-type="float">
            <text:p>12.5</text:p>
          </table:table-cell>
          <table:table-cell table:formula="of:=[.H445]+[.$K$13]" office:value-type="float" office:value="532.800106382979" calcext:value-type="float">
            <text:p>532.8001063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450</text:p>
          </table:table-cell>
          <table:table-cell table:formula="of:=[.B446]" office:value-type="string" office:string-value="G106" calcext:value-type="string">
            <text:p>G106</text:p>
          </table:table-cell>
          <table:table-cell table:formula="of:=[.C446]" office:value-type="string" office:string-value="P0" calcext:value-type="string">
            <text:p>P0</text:p>
          </table:table-cell>
          <table:table-cell/>
          <table:table-cell table:formula="of:=[.A451]&amp;&quot; &quot;&amp;[.B451]&amp;&quot; &quot;&amp;[.C451]" office:value-type="string" office:string-value="N450 G106 P0" calcext:value-type="string">
            <text:p>N450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451</text:p>
          </table:table-cell>
          <table:table-cell table:formula="of:=[.B447]" office:value-type="string" office:string-value="G105" calcext:value-type="string">
            <text:p>G105</text:p>
          </table:table-cell>
          <table:table-cell table:formula="of:=[.C447]" office:value-type="string" office:string-value="PY7.79553191489362" calcext:value-type="string">
            <text:p>PY7.79553191489362</text:p>
          </table:table-cell>
          <table:table-cell/>
          <table:table-cell table:formula="of:=[.A452]&amp;&quot; &quot;&amp;[.B452]&amp;&quot; &quot;&amp;[.C452]" office:value-type="string" office:string-value="N451 G105 PY7.79553191489362" calcext:value-type="string">
            <text:p>N451 G105 PY7.79553191489362</text:p>
          </table:table-cell>
          <table:table-cell table:number-columns-repeated="2"/>
          <table:table-cell table:formula="of:=[.H447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452</text:p>
          </table:table-cell>
          <table:table-cell table:formula="of:=&quot;X&quot;&amp;[.G453]" office:value-type="string" office:string-value="X6747.5" calcext:value-type="string">
            <text:p>X6747.5</text:p>
          </table:table-cell>
          <table:table-cell table:formula="of:=&quot;Y&quot;&amp;[.H453]" office:value-type="string" office:string-value="Y538.595638297872" calcext:value-type="string">
            <text:p>Y538.595638297872</text:p>
          </table:table-cell>
          <table:table-cell/>
          <table:table-cell table:formula="of:=[.A453]&amp;&quot; &quot;&amp;[.B453]&amp;&quot; &quot;&amp;[.C453]" office:value-type="string" office:string-value="N452 X6747.5 Y538.595638297872" calcext:value-type="string">
            <text:p>N452 X6747.5 Y538.595638297872</text:p>
          </table:table-cell>
          <table:table-cell/>
          <table:table-cell table:formula="of:=[.G448]" office:value-type="float" office:value="6747.5" calcext:value-type="float">
            <text:p>6747.5</text:p>
          </table:table-cell>
          <table:table-cell table:formula="of:=[.H448]+[.$K$13]" office:value-type="float" office:value="538.595638297872" calcext:value-type="float">
            <text:p>538.59563829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453</text:p>
          </table:table-cell>
          <table:table-cell table:formula="of:=[.B449]" office:value-type="string" office:string-value="G106" calcext:value-type="string">
            <text:p>G106</text:p>
          </table:table-cell>
          <table:table-cell table:formula="of:=[.C449]" office:value-type="string" office:string-value="P3" calcext:value-type="string">
            <text:p>P3</text:p>
          </table:table-cell>
          <table:table-cell/>
          <table:table-cell table:formula="of:=[.A454]&amp;&quot; &quot;&amp;[.B454]&amp;&quot; &quot;&amp;[.C454]" office:value-type="string" office:string-value="N453 G106 P3" calcext:value-type="string">
            <text:p>N453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454</text:p>
          </table:table-cell>
          <table:table-cell table:formula="of:=&quot;X&quot;&amp;[.G455]" office:value-type="string" office:string-value="X12.5" calcext:value-type="string">
            <text:p>X12.5</text:p>
          </table:table-cell>
          <table:table-cell table:formula="of:=&quot;Y&quot;&amp;[.H455]" office:value-type="string" office:string-value="Y537.595638297873" calcext:value-type="string">
            <text:p>Y537.595638297873</text:p>
          </table:table-cell>
          <table:table-cell/>
          <table:table-cell table:formula="of:=[.A455]&amp;&quot; &quot;&amp;[.B455]&amp;&quot; &quot;&amp;[.C455]" office:value-type="string" office:string-value="N454 X12.5 Y537.595638297873" calcext:value-type="string">
            <text:p>N454 X12.5 Y537.595638297873</text:p>
          </table:table-cell>
          <table:table-cell/>
          <table:table-cell table:formula="of:=[.G450]" office:value-type="float" office:value="12.5" calcext:value-type="float">
            <text:p>12.5</text:p>
          </table:table-cell>
          <table:table-cell table:formula="of:=[.H450]+[.$K$13]" office:value-type="float" office:value="537.595638297873" calcext:value-type="float">
            <text:p>537.59563829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455</text:p>
          </table:table-cell>
          <table:table-cell table:formula="of:=[.B451]" office:value-type="string" office:string-value="G106" calcext:value-type="string">
            <text:p>G106</text:p>
          </table:table-cell>
          <table:table-cell table:formula="of:=[.C451]" office:value-type="string" office:string-value="P0" calcext:value-type="string">
            <text:p>P0</text:p>
          </table:table-cell>
          <table:table-cell/>
          <table:table-cell table:formula="of:=[.A456]&amp;&quot; &quot;&amp;[.B456]&amp;&quot; &quot;&amp;[.C456]" office:value-type="string" office:string-value="N455 G106 P0" calcext:value-type="string">
            <text:p>N455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456</text:p>
          </table:table-cell>
          <table:table-cell table:formula="of:=[.B452]" office:value-type="string" office:string-value="G105" calcext:value-type="string">
            <text:p>G105</text:p>
          </table:table-cell>
          <table:table-cell table:formula="of:=[.C452]" office:value-type="string" office:string-value="PY7.79553191489362" calcext:value-type="string">
            <text:p>PY7.79553191489362</text:p>
          </table:table-cell>
          <table:table-cell/>
          <table:table-cell table:formula="of:=[.A457]&amp;&quot; &quot;&amp;[.B457]&amp;&quot; &quot;&amp;[.C457]" office:value-type="string" office:string-value="N456 G105 PY7.79553191489362" calcext:value-type="string">
            <text:p>N456 G105 PY7.79553191489362</text:p>
          </table:table-cell>
          <table:table-cell table:number-columns-repeated="2"/>
          <table:table-cell table:formula="of:=[.H452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457</text:p>
          </table:table-cell>
          <table:table-cell table:formula="of:=&quot;X&quot;&amp;[.G458]" office:value-type="string" office:string-value="X6747.5" calcext:value-type="string">
            <text:p>X6747.5</text:p>
          </table:table-cell>
          <table:table-cell table:formula="of:=&quot;Y&quot;&amp;[.H458]" office:value-type="string" office:string-value="Y543.391170212766" calcext:value-type="string">
            <text:p>Y543.391170212766</text:p>
          </table:table-cell>
          <table:table-cell/>
          <table:table-cell table:formula="of:=[.A458]&amp;&quot; &quot;&amp;[.B458]&amp;&quot; &quot;&amp;[.C458]" office:value-type="string" office:string-value="N457 X6747.5 Y543.391170212766" calcext:value-type="string">
            <text:p>N457 X6747.5 Y543.391170212766</text:p>
          </table:table-cell>
          <table:table-cell/>
          <table:table-cell table:formula="of:=[.G453]" office:value-type="float" office:value="6747.5" calcext:value-type="float">
            <text:p>6747.5</text:p>
          </table:table-cell>
          <table:table-cell table:formula="of:=[.H453]+[.$K$13]" office:value-type="float" office:value="543.391170212766" calcext:value-type="float">
            <text:p>543.39117021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458</text:p>
          </table:table-cell>
          <table:table-cell table:formula="of:=[.B454]" office:value-type="string" office:string-value="G106" calcext:value-type="string">
            <text:p>G106</text:p>
          </table:table-cell>
          <table:table-cell table:formula="of:=[.C454]" office:value-type="string" office:string-value="P3" calcext:value-type="string">
            <text:p>P3</text:p>
          </table:table-cell>
          <table:table-cell/>
          <table:table-cell table:formula="of:=[.A459]&amp;&quot; &quot;&amp;[.B459]&amp;&quot; &quot;&amp;[.C459]" office:value-type="string" office:string-value="N458 G106 P3" calcext:value-type="string">
            <text:p>N458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459</text:p>
          </table:table-cell>
          <table:table-cell table:formula="of:=&quot;X&quot;&amp;[.G460]" office:value-type="string" office:string-value="X12.5" calcext:value-type="string">
            <text:p>X12.5</text:p>
          </table:table-cell>
          <table:table-cell table:formula="of:=&quot;Y&quot;&amp;[.H460]" office:value-type="string" office:string-value="Y542.391170212766" calcext:value-type="string">
            <text:p>Y542.391170212766</text:p>
          </table:table-cell>
          <table:table-cell/>
          <table:table-cell table:formula="of:=[.A460]&amp;&quot; &quot;&amp;[.B460]&amp;&quot; &quot;&amp;[.C460]" office:value-type="string" office:string-value="N459 X12.5 Y542.391170212766" calcext:value-type="string">
            <text:p>N459 X12.5 Y542.391170212766</text:p>
          </table:table-cell>
          <table:table-cell/>
          <table:table-cell table:formula="of:=[.G455]" office:value-type="float" office:value="12.5" calcext:value-type="float">
            <text:p>12.5</text:p>
          </table:table-cell>
          <table:table-cell table:formula="of:=[.H455]+[.$K$13]" office:value-type="float" office:value="542.391170212766" calcext:value-type="float">
            <text:p>542.39117021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460</text:p>
          </table:table-cell>
          <table:table-cell table:formula="of:=[.B456]" office:value-type="string" office:string-value="G106" calcext:value-type="string">
            <text:p>G106</text:p>
          </table:table-cell>
          <table:table-cell table:formula="of:=[.C456]" office:value-type="string" office:string-value="P0" calcext:value-type="string">
            <text:p>P0</text:p>
          </table:table-cell>
          <table:table-cell/>
          <table:table-cell table:formula="of:=[.A461]&amp;&quot; &quot;&amp;[.B461]&amp;&quot; &quot;&amp;[.C461]" office:value-type="string" office:string-value="N460 G106 P0" calcext:value-type="string">
            <text:p>N460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461</text:p>
          </table:table-cell>
          <table:table-cell table:formula="of:=[.B457]" office:value-type="string" office:string-value="G105" calcext:value-type="string">
            <text:p>G105</text:p>
          </table:table-cell>
          <table:table-cell table:formula="of:=[.C457]" office:value-type="string" office:string-value="PY7.79553191489362" calcext:value-type="string">
            <text:p>PY7.79553191489362</text:p>
          </table:table-cell>
          <table:table-cell/>
          <table:table-cell table:formula="of:=[.A462]&amp;&quot; &quot;&amp;[.B462]&amp;&quot; &quot;&amp;[.C462]" office:value-type="string" office:string-value="N461 G105 PY7.79553191489362" calcext:value-type="string">
            <text:p>N461 G105 PY7.79553191489362</text:p>
          </table:table-cell>
          <table:table-cell table:number-columns-repeated="2"/>
          <table:table-cell table:formula="of:=[.H457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462</text:p>
          </table:table-cell>
          <table:table-cell table:formula="of:=&quot;X&quot;&amp;[.G463]" office:value-type="string" office:string-value="X6747.5" calcext:value-type="string">
            <text:p>X6747.5</text:p>
          </table:table-cell>
          <table:table-cell table:formula="of:=&quot;Y&quot;&amp;[.H463]" office:value-type="string" office:string-value="Y548.18670212766" calcext:value-type="string">
            <text:p>Y548.18670212766</text:p>
          </table:table-cell>
          <table:table-cell/>
          <table:table-cell table:formula="of:=[.A463]&amp;&quot; &quot;&amp;[.B463]&amp;&quot; &quot;&amp;[.C463]" office:value-type="string" office:string-value="N462 X6747.5 Y548.18670212766" calcext:value-type="string">
            <text:p>N462 X6747.5 Y548.18670212766</text:p>
          </table:table-cell>
          <table:table-cell/>
          <table:table-cell table:formula="of:=[.G458]" office:value-type="float" office:value="6747.5" calcext:value-type="float">
            <text:p>6747.5</text:p>
          </table:table-cell>
          <table:table-cell table:formula="of:=[.H458]+[.$K$13]" office:value-type="float" office:value="548.18670212766" calcext:value-type="float">
            <text:p>548.186702127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463</text:p>
          </table:table-cell>
          <table:table-cell table:formula="of:=[.B459]" office:value-type="string" office:string-value="G106" calcext:value-type="string">
            <text:p>G106</text:p>
          </table:table-cell>
          <table:table-cell table:formula="of:=[.C459]" office:value-type="string" office:string-value="P3" calcext:value-type="string">
            <text:p>P3</text:p>
          </table:table-cell>
          <table:table-cell/>
          <table:table-cell table:formula="of:=[.A464]&amp;&quot; &quot;&amp;[.B464]&amp;&quot; &quot;&amp;[.C464]" office:value-type="string" office:string-value="N463 G106 P3" calcext:value-type="string">
            <text:p>N463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464</text:p>
          </table:table-cell>
          <table:table-cell table:formula="of:=&quot;X&quot;&amp;[.G465]" office:value-type="string" office:string-value="X12.5" calcext:value-type="string">
            <text:p>X12.5</text:p>
          </table:table-cell>
          <table:table-cell table:formula="of:=&quot;Y&quot;&amp;[.H465]" office:value-type="string" office:string-value="Y547.18670212766" calcext:value-type="string">
            <text:p>Y547.18670212766</text:p>
          </table:table-cell>
          <table:table-cell/>
          <table:table-cell table:formula="of:=[.A465]&amp;&quot; &quot;&amp;[.B465]&amp;&quot; &quot;&amp;[.C465]" office:value-type="string" office:string-value="N464 X12.5 Y547.18670212766" calcext:value-type="string">
            <text:p>N464 X12.5 Y547.18670212766</text:p>
          </table:table-cell>
          <table:table-cell/>
          <table:table-cell table:formula="of:=[.G460]" office:value-type="float" office:value="12.5" calcext:value-type="float">
            <text:p>12.5</text:p>
          </table:table-cell>
          <table:table-cell table:formula="of:=[.H460]+[.$K$13]" office:value-type="float" office:value="547.18670212766" calcext:value-type="float">
            <text:p>547.186702127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465</text:p>
          </table:table-cell>
          <table:table-cell table:formula="of:=[.B461]" office:value-type="string" office:string-value="G106" calcext:value-type="string">
            <text:p>G106</text:p>
          </table:table-cell>
          <table:table-cell table:formula="of:=[.C461]" office:value-type="string" office:string-value="P0" calcext:value-type="string">
            <text:p>P0</text:p>
          </table:table-cell>
          <table:table-cell/>
          <table:table-cell table:formula="of:=[.A466]&amp;&quot; &quot;&amp;[.B466]&amp;&quot; &quot;&amp;[.C466]" office:value-type="string" office:string-value="N465 G106 P0" calcext:value-type="string">
            <text:p>N465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466</text:p>
          </table:table-cell>
          <table:table-cell table:formula="of:=[.B462]" office:value-type="string" office:string-value="G105" calcext:value-type="string">
            <text:p>G105</text:p>
          </table:table-cell>
          <table:table-cell table:formula="of:=[.C462]" office:value-type="string" office:string-value="PY7.79553191489362" calcext:value-type="string">
            <text:p>PY7.79553191489362</text:p>
          </table:table-cell>
          <table:table-cell/>
          <table:table-cell table:formula="of:=[.A467]&amp;&quot; &quot;&amp;[.B467]&amp;&quot; &quot;&amp;[.C467]" office:value-type="string" office:string-value="N466 G105 PY7.79553191489362" calcext:value-type="string">
            <text:p>N466 G105 PY7.79553191489362</text:p>
          </table:table-cell>
          <table:table-cell table:number-columns-repeated="2"/>
          <table:table-cell table:formula="of:=[.H462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467</text:p>
          </table:table-cell>
          <table:table-cell table:formula="of:=&quot;X&quot;&amp;[.G468]" office:value-type="string" office:string-value="X6747.5" calcext:value-type="string">
            <text:p>X6747.5</text:p>
          </table:table-cell>
          <table:table-cell table:formula="of:=&quot;Y&quot;&amp;[.H468]" office:value-type="string" office:string-value="Y552.982234042554" calcext:value-type="string">
            <text:p>Y552.982234042554</text:p>
          </table:table-cell>
          <table:table-cell/>
          <table:table-cell table:formula="of:=[.A468]&amp;&quot; &quot;&amp;[.B468]&amp;&quot; &quot;&amp;[.C468]" office:value-type="string" office:string-value="N467 X6747.5 Y552.982234042554" calcext:value-type="string">
            <text:p>N467 X6747.5 Y552.982234042554</text:p>
          </table:table-cell>
          <table:table-cell/>
          <table:table-cell table:formula="of:=[.G463]" office:value-type="float" office:value="6747.5" calcext:value-type="float">
            <text:p>6747.5</text:p>
          </table:table-cell>
          <table:table-cell table:formula="of:=[.H463]+[.$K$13]" office:value-type="float" office:value="552.982234042554" calcext:value-type="float">
            <text:p>552.98223404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468</text:p>
          </table:table-cell>
          <table:table-cell table:formula="of:=[.B464]" office:value-type="string" office:string-value="G106" calcext:value-type="string">
            <text:p>G106</text:p>
          </table:table-cell>
          <table:table-cell table:formula="of:=[.C464]" office:value-type="string" office:string-value="P3" calcext:value-type="string">
            <text:p>P3</text:p>
          </table:table-cell>
          <table:table-cell/>
          <table:table-cell table:formula="of:=[.A469]&amp;&quot; &quot;&amp;[.B469]&amp;&quot; &quot;&amp;[.C469]" office:value-type="string" office:string-value="N468 G106 P3" calcext:value-type="string">
            <text:p>N468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469</text:p>
          </table:table-cell>
          <table:table-cell table:formula="of:=&quot;X&quot;&amp;[.G470]" office:value-type="string" office:string-value="X12.5" calcext:value-type="string">
            <text:p>X12.5</text:p>
          </table:table-cell>
          <table:table-cell table:formula="of:=&quot;Y&quot;&amp;[.H470]" office:value-type="string" office:string-value="Y551.982234042554" calcext:value-type="string">
            <text:p>Y551.982234042554</text:p>
          </table:table-cell>
          <table:table-cell/>
          <table:table-cell table:formula="of:=[.A470]&amp;&quot; &quot;&amp;[.B470]&amp;&quot; &quot;&amp;[.C470]" office:value-type="string" office:string-value="N469 X12.5 Y551.982234042554" calcext:value-type="string">
            <text:p>N469 X12.5 Y551.982234042554</text:p>
          </table:table-cell>
          <table:table-cell/>
          <table:table-cell table:formula="of:=[.G465]" office:value-type="float" office:value="12.5" calcext:value-type="float">
            <text:p>12.5</text:p>
          </table:table-cell>
          <table:table-cell table:formula="of:=[.H465]+[.$K$13]" office:value-type="float" office:value="551.982234042554" calcext:value-type="float">
            <text:p>551.98223404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470</text:p>
          </table:table-cell>
          <table:table-cell table:formula="of:=[.B466]" office:value-type="string" office:string-value="G106" calcext:value-type="string">
            <text:p>G106</text:p>
          </table:table-cell>
          <table:table-cell table:formula="of:=[.C466]" office:value-type="string" office:string-value="P0" calcext:value-type="string">
            <text:p>P0</text:p>
          </table:table-cell>
          <table:table-cell/>
          <table:table-cell table:formula="of:=[.A471]&amp;&quot; &quot;&amp;[.B471]&amp;&quot; &quot;&amp;[.C471]" office:value-type="string" office:string-value="N470 G106 P0" calcext:value-type="string">
            <text:p>N470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471</text:p>
          </table:table-cell>
          <table:table-cell table:formula="of:=[.B467]" office:value-type="string" office:string-value="G105" calcext:value-type="string">
            <text:p>G105</text:p>
          </table:table-cell>
          <table:table-cell table:formula="of:=[.C467]" office:value-type="string" office:string-value="PY7.79553191489362" calcext:value-type="string">
            <text:p>PY7.79553191489362</text:p>
          </table:table-cell>
          <table:table-cell/>
          <table:table-cell table:formula="of:=[.A472]&amp;&quot; &quot;&amp;[.B472]&amp;&quot; &quot;&amp;[.C472]" office:value-type="string" office:string-value="N471 G105 PY7.79553191489362" calcext:value-type="string">
            <text:p>N471 G105 PY7.79553191489362</text:p>
          </table:table-cell>
          <table:table-cell table:number-columns-repeated="2"/>
          <table:table-cell table:formula="of:=[.H467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472</text:p>
          </table:table-cell>
          <table:table-cell table:formula="of:=&quot;X&quot;&amp;[.G473]" office:value-type="string" office:string-value="X6747.5" calcext:value-type="string">
            <text:p>X6747.5</text:p>
          </table:table-cell>
          <table:table-cell table:formula="of:=&quot;Y&quot;&amp;[.H473]" office:value-type="string" office:string-value="Y557.777765957447" calcext:value-type="string">
            <text:p>Y557.777765957447</text:p>
          </table:table-cell>
          <table:table-cell/>
          <table:table-cell table:formula="of:=[.A473]&amp;&quot; &quot;&amp;[.B473]&amp;&quot; &quot;&amp;[.C473]" office:value-type="string" office:string-value="N472 X6747.5 Y557.777765957447" calcext:value-type="string">
            <text:p>N472 X6747.5 Y557.777765957447</text:p>
          </table:table-cell>
          <table:table-cell/>
          <table:table-cell table:formula="of:=[.G468]" office:value-type="float" office:value="6747.5" calcext:value-type="float">
            <text:p>6747.5</text:p>
          </table:table-cell>
          <table:table-cell table:formula="of:=[.H468]+[.$K$13]" office:value-type="float" office:value="557.777765957447" calcext:value-type="float">
            <text:p>557.777765957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473</text:p>
          </table:table-cell>
          <table:table-cell table:formula="of:=[.B469]" office:value-type="string" office:string-value="G106" calcext:value-type="string">
            <text:p>G106</text:p>
          </table:table-cell>
          <table:table-cell table:formula="of:=[.C469]" office:value-type="string" office:string-value="P3" calcext:value-type="string">
            <text:p>P3</text:p>
          </table:table-cell>
          <table:table-cell/>
          <table:table-cell table:formula="of:=[.A474]&amp;&quot; &quot;&amp;[.B474]&amp;&quot; &quot;&amp;[.C474]" office:value-type="string" office:string-value="N473 G106 P3" calcext:value-type="string">
            <text:p>N473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474</text:p>
          </table:table-cell>
          <table:table-cell table:formula="of:=&quot;X&quot;&amp;[.G475]" office:value-type="string" office:string-value="X12.5" calcext:value-type="string">
            <text:p>X12.5</text:p>
          </table:table-cell>
          <table:table-cell table:formula="of:=&quot;Y&quot;&amp;[.H475]" office:value-type="string" office:string-value="Y556.777765957447" calcext:value-type="string">
            <text:p>Y556.777765957447</text:p>
          </table:table-cell>
          <table:table-cell/>
          <table:table-cell table:formula="of:=[.A475]&amp;&quot; &quot;&amp;[.B475]&amp;&quot; &quot;&amp;[.C475]" office:value-type="string" office:string-value="N474 X12.5 Y556.777765957447" calcext:value-type="string">
            <text:p>N474 X12.5 Y556.777765957447</text:p>
          </table:table-cell>
          <table:table-cell/>
          <table:table-cell table:formula="of:=[.G470]" office:value-type="float" office:value="12.5" calcext:value-type="float">
            <text:p>12.5</text:p>
          </table:table-cell>
          <table:table-cell table:formula="of:=[.H470]+[.$K$13]" office:value-type="float" office:value="556.777765957447" calcext:value-type="float">
            <text:p>556.777765957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475</text:p>
          </table:table-cell>
          <table:table-cell table:formula="of:=[.B471]" office:value-type="string" office:string-value="G106" calcext:value-type="string">
            <text:p>G106</text:p>
          </table:table-cell>
          <table:table-cell table:formula="of:=[.C471]" office:value-type="string" office:string-value="P0" calcext:value-type="string">
            <text:p>P0</text:p>
          </table:table-cell>
          <table:table-cell/>
          <table:table-cell table:formula="of:=[.A476]&amp;&quot; &quot;&amp;[.B476]&amp;&quot; &quot;&amp;[.C476]" office:value-type="string" office:string-value="N475 G106 P0" calcext:value-type="string">
            <text:p>N475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476</text:p>
          </table:table-cell>
          <table:table-cell table:formula="of:=[.B472]" office:value-type="string" office:string-value="G105" calcext:value-type="string">
            <text:p>G105</text:p>
          </table:table-cell>
          <table:table-cell table:formula="of:=[.C472]" office:value-type="string" office:string-value="PY7.79553191489362" calcext:value-type="string">
            <text:p>PY7.79553191489362</text:p>
          </table:table-cell>
          <table:table-cell/>
          <table:table-cell table:formula="of:=[.A477]&amp;&quot; &quot;&amp;[.B477]&amp;&quot; &quot;&amp;[.C477]" office:value-type="string" office:string-value="N476 G105 PY7.79553191489362" calcext:value-type="string">
            <text:p>N476 G105 PY7.79553191489362</text:p>
          </table:table-cell>
          <table:table-cell table:number-columns-repeated="2"/>
          <table:table-cell table:formula="of:=[.H472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477</text:p>
          </table:table-cell>
          <table:table-cell table:formula="of:=&quot;X&quot;&amp;[.G478]" office:value-type="string" office:string-value="X6747.5" calcext:value-type="string">
            <text:p>X6747.5</text:p>
          </table:table-cell>
          <table:table-cell table:formula="of:=&quot;Y&quot;&amp;[.H478]" office:value-type="string" office:string-value="Y562.573297872341" calcext:value-type="string">
            <text:p>Y562.573297872341</text:p>
          </table:table-cell>
          <table:table-cell/>
          <table:table-cell table:formula="of:=[.A478]&amp;&quot; &quot;&amp;[.B478]&amp;&quot; &quot;&amp;[.C478]" office:value-type="string" office:string-value="N477 X6747.5 Y562.573297872341" calcext:value-type="string">
            <text:p>N477 X6747.5 Y562.573297872341</text:p>
          </table:table-cell>
          <table:table-cell/>
          <table:table-cell table:formula="of:=[.G473]" office:value-type="float" office:value="6747.5" calcext:value-type="float">
            <text:p>6747.5</text:p>
          </table:table-cell>
          <table:table-cell table:formula="of:=[.H473]+[.$K$13]" office:value-type="float" office:value="562.573297872341" calcext:value-type="float">
            <text:p>562.57329787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478</text:p>
          </table:table-cell>
          <table:table-cell table:formula="of:=[.B474]" office:value-type="string" office:string-value="G106" calcext:value-type="string">
            <text:p>G106</text:p>
          </table:table-cell>
          <table:table-cell table:formula="of:=[.C474]" office:value-type="string" office:string-value="P3" calcext:value-type="string">
            <text:p>P3</text:p>
          </table:table-cell>
          <table:table-cell/>
          <table:table-cell table:formula="of:=[.A479]&amp;&quot; &quot;&amp;[.B479]&amp;&quot; &quot;&amp;[.C479]" office:value-type="string" office:string-value="N478 G106 P3" calcext:value-type="string">
            <text:p>N478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479</text:p>
          </table:table-cell>
          <table:table-cell table:formula="of:=&quot;X&quot;&amp;[.G480]" office:value-type="string" office:string-value="X12.5" calcext:value-type="string">
            <text:p>X12.5</text:p>
          </table:table-cell>
          <table:table-cell table:formula="of:=&quot;Y&quot;&amp;[.H480]" office:value-type="string" office:string-value="Y561.573297872341" calcext:value-type="string">
            <text:p>Y561.573297872341</text:p>
          </table:table-cell>
          <table:table-cell/>
          <table:table-cell table:formula="of:=[.A480]&amp;&quot; &quot;&amp;[.B480]&amp;&quot; &quot;&amp;[.C480]" office:value-type="string" office:string-value="N479 X12.5 Y561.573297872341" calcext:value-type="string">
            <text:p>N479 X12.5 Y561.573297872341</text:p>
          </table:table-cell>
          <table:table-cell/>
          <table:table-cell table:formula="of:=[.G475]" office:value-type="float" office:value="12.5" calcext:value-type="float">
            <text:p>12.5</text:p>
          </table:table-cell>
          <table:table-cell table:formula="of:=[.H475]+[.$K$13]" office:value-type="float" office:value="561.573297872341" calcext:value-type="float">
            <text:p>561.57329787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480</text:p>
          </table:table-cell>
          <table:table-cell table:formula="of:=[.B476]" office:value-type="string" office:string-value="G106" calcext:value-type="string">
            <text:p>G106</text:p>
          </table:table-cell>
          <table:table-cell table:formula="of:=[.C476]" office:value-type="string" office:string-value="P0" calcext:value-type="string">
            <text:p>P0</text:p>
          </table:table-cell>
          <table:table-cell/>
          <table:table-cell table:formula="of:=[.A481]&amp;&quot; &quot;&amp;[.B481]&amp;&quot; &quot;&amp;[.C481]" office:value-type="string" office:string-value="N480 G106 P0" calcext:value-type="string">
            <text:p>N480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481</text:p>
          </table:table-cell>
          <table:table-cell table:formula="of:=[.B477]" office:value-type="string" office:string-value="G105" calcext:value-type="string">
            <text:p>G105</text:p>
          </table:table-cell>
          <table:table-cell table:formula="of:=[.C477]" office:value-type="string" office:string-value="PY7.79553191489362" calcext:value-type="string">
            <text:p>PY7.79553191489362</text:p>
          </table:table-cell>
          <table:table-cell/>
          <table:table-cell table:formula="of:=[.A482]&amp;&quot; &quot;&amp;[.B482]&amp;&quot; &quot;&amp;[.C482]" office:value-type="string" office:string-value="N481 G105 PY7.79553191489362" calcext:value-type="string">
            <text:p>N481 G105 PY7.79553191489362</text:p>
          </table:table-cell>
          <table:table-cell table:number-columns-repeated="2"/>
          <table:table-cell table:formula="of:=[.H477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482</text:p>
          </table:table-cell>
          <table:table-cell table:formula="of:=&quot;X&quot;&amp;[.G483]" office:value-type="string" office:string-value="X6747.5" calcext:value-type="string">
            <text:p>X6747.5</text:p>
          </table:table-cell>
          <table:table-cell table:formula="of:=&quot;Y&quot;&amp;[.H483]" office:value-type="string" office:string-value="Y567.368829787235" calcext:value-type="string">
            <text:p>Y567.368829787235</text:p>
          </table:table-cell>
          <table:table-cell/>
          <table:table-cell table:formula="of:=[.A483]&amp;&quot; &quot;&amp;[.B483]&amp;&quot; &quot;&amp;[.C483]" office:value-type="string" office:string-value="N482 X6747.5 Y567.368829787235" calcext:value-type="string">
            <text:p>N482 X6747.5 Y567.368829787235</text:p>
          </table:table-cell>
          <table:table-cell/>
          <table:table-cell table:formula="of:=[.G478]" office:value-type="float" office:value="6747.5" calcext:value-type="float">
            <text:p>6747.5</text:p>
          </table:table-cell>
          <table:table-cell table:formula="of:=[.H478]+[.$K$13]" office:value-type="float" office:value="567.368829787235" calcext:value-type="float">
            <text:p>567.368829787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483</text:p>
          </table:table-cell>
          <table:table-cell table:formula="of:=[.B479]" office:value-type="string" office:string-value="G106" calcext:value-type="string">
            <text:p>G106</text:p>
          </table:table-cell>
          <table:table-cell table:formula="of:=[.C479]" office:value-type="string" office:string-value="P3" calcext:value-type="string">
            <text:p>P3</text:p>
          </table:table-cell>
          <table:table-cell/>
          <table:table-cell table:formula="of:=[.A484]&amp;&quot; &quot;&amp;[.B484]&amp;&quot; &quot;&amp;[.C484]" office:value-type="string" office:string-value="N483 G106 P3" calcext:value-type="string">
            <text:p>N483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484</text:p>
          </table:table-cell>
          <table:table-cell table:formula="of:=&quot;X&quot;&amp;[.G485]" office:value-type="string" office:string-value="X12.5" calcext:value-type="string">
            <text:p>X12.5</text:p>
          </table:table-cell>
          <table:table-cell table:formula="of:=&quot;Y&quot;&amp;[.H485]" office:value-type="string" office:string-value="Y566.368829787235" calcext:value-type="string">
            <text:p>Y566.368829787235</text:p>
          </table:table-cell>
          <table:table-cell/>
          <table:table-cell table:formula="of:=[.A485]&amp;&quot; &quot;&amp;[.B485]&amp;&quot; &quot;&amp;[.C485]" office:value-type="string" office:string-value="N484 X12.5 Y566.368829787235" calcext:value-type="string">
            <text:p>N484 X12.5 Y566.368829787235</text:p>
          </table:table-cell>
          <table:table-cell/>
          <table:table-cell table:formula="of:=[.G480]" office:value-type="float" office:value="12.5" calcext:value-type="float">
            <text:p>12.5</text:p>
          </table:table-cell>
          <table:table-cell table:formula="of:=[.H480]+[.$K$13]" office:value-type="float" office:value="566.368829787235" calcext:value-type="float">
            <text:p>566.368829787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485</text:p>
          </table:table-cell>
          <table:table-cell table:formula="of:=[.B481]" office:value-type="string" office:string-value="G106" calcext:value-type="string">
            <text:p>G106</text:p>
          </table:table-cell>
          <table:table-cell table:formula="of:=[.C481]" office:value-type="string" office:string-value="P0" calcext:value-type="string">
            <text:p>P0</text:p>
          </table:table-cell>
          <table:table-cell/>
          <table:table-cell table:formula="of:=[.A486]&amp;&quot; &quot;&amp;[.B486]&amp;&quot; &quot;&amp;[.C486]" office:value-type="string" office:string-value="N485 G106 P0" calcext:value-type="string">
            <text:p>N485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486</text:p>
          </table:table-cell>
          <table:table-cell table:formula="of:=[.B482]" office:value-type="string" office:string-value="G105" calcext:value-type="string">
            <text:p>G105</text:p>
          </table:table-cell>
          <table:table-cell table:formula="of:=[.C482]" office:value-type="string" office:string-value="PY7.79553191489362" calcext:value-type="string">
            <text:p>PY7.79553191489362</text:p>
          </table:table-cell>
          <table:table-cell/>
          <table:table-cell table:formula="of:=[.A487]&amp;&quot; &quot;&amp;[.B487]&amp;&quot; &quot;&amp;[.C487]" office:value-type="string" office:string-value="N486 G105 PY7.79553191489362" calcext:value-type="string">
            <text:p>N486 G105 PY7.79553191489362</text:p>
          </table:table-cell>
          <table:table-cell table:number-columns-repeated="2"/>
          <table:table-cell table:formula="of:=[.H482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487</text:p>
          </table:table-cell>
          <table:table-cell table:formula="of:=&quot;X&quot;&amp;[.G488]" office:value-type="string" office:string-value="X6747.5" calcext:value-type="string">
            <text:p>X6747.5</text:p>
          </table:table-cell>
          <table:table-cell table:formula="of:=&quot;Y&quot;&amp;[.H488]" office:value-type="string" office:string-value="Y572.164361702128" calcext:value-type="string">
            <text:p>Y572.164361702128</text:p>
          </table:table-cell>
          <table:table-cell/>
          <table:table-cell table:formula="of:=[.A488]&amp;&quot; &quot;&amp;[.B488]&amp;&quot; &quot;&amp;[.C488]" office:value-type="string" office:string-value="N487 X6747.5 Y572.164361702128" calcext:value-type="string">
            <text:p>N487 X6747.5 Y572.164361702128</text:p>
          </table:table-cell>
          <table:table-cell/>
          <table:table-cell table:formula="of:=[.G483]" office:value-type="float" office:value="6747.5" calcext:value-type="float">
            <text:p>6747.5</text:p>
          </table:table-cell>
          <table:table-cell table:formula="of:=[.H483]+[.$K$13]" office:value-type="float" office:value="572.164361702128" calcext:value-type="float">
            <text:p>572.16436170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488</text:p>
          </table:table-cell>
          <table:table-cell table:formula="of:=[.B484]" office:value-type="string" office:string-value="G106" calcext:value-type="string">
            <text:p>G106</text:p>
          </table:table-cell>
          <table:table-cell table:formula="of:=[.C484]" office:value-type="string" office:string-value="P3" calcext:value-type="string">
            <text:p>P3</text:p>
          </table:table-cell>
          <table:table-cell/>
          <table:table-cell table:formula="of:=[.A489]&amp;&quot; &quot;&amp;[.B489]&amp;&quot; &quot;&amp;[.C489]" office:value-type="string" office:string-value="N488 G106 P3" calcext:value-type="string">
            <text:p>N488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489</text:p>
          </table:table-cell>
          <table:table-cell table:formula="of:=&quot;X&quot;&amp;[.G490]" office:value-type="string" office:string-value="X12.5" calcext:value-type="string">
            <text:p>X12.5</text:p>
          </table:table-cell>
          <table:table-cell table:formula="of:=&quot;Y&quot;&amp;[.H490]" office:value-type="string" office:string-value="Y571.164361702128" calcext:value-type="string">
            <text:p>Y571.164361702128</text:p>
          </table:table-cell>
          <table:table-cell/>
          <table:table-cell table:formula="of:=[.A490]&amp;&quot; &quot;&amp;[.B490]&amp;&quot; &quot;&amp;[.C490]" office:value-type="string" office:string-value="N489 X12.5 Y571.164361702128" calcext:value-type="string">
            <text:p>N489 X12.5 Y571.164361702128</text:p>
          </table:table-cell>
          <table:table-cell/>
          <table:table-cell table:formula="of:=[.G485]" office:value-type="float" office:value="12.5" calcext:value-type="float">
            <text:p>12.5</text:p>
          </table:table-cell>
          <table:table-cell table:formula="of:=[.H485]+[.$K$13]" office:value-type="float" office:value="571.164361702128" calcext:value-type="float">
            <text:p>571.16436170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490</text:p>
          </table:table-cell>
          <table:table-cell table:formula="of:=[.B486]" office:value-type="string" office:string-value="G106" calcext:value-type="string">
            <text:p>G106</text:p>
          </table:table-cell>
          <table:table-cell table:formula="of:=[.C486]" office:value-type="string" office:string-value="P0" calcext:value-type="string">
            <text:p>P0</text:p>
          </table:table-cell>
          <table:table-cell/>
          <table:table-cell table:formula="of:=[.A491]&amp;&quot; &quot;&amp;[.B491]&amp;&quot; &quot;&amp;[.C491]" office:value-type="string" office:string-value="N490 G106 P0" calcext:value-type="string">
            <text:p>N490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491</text:p>
          </table:table-cell>
          <table:table-cell table:formula="of:=[.B487]" office:value-type="string" office:string-value="G105" calcext:value-type="string">
            <text:p>G105</text:p>
          </table:table-cell>
          <table:table-cell table:formula="of:=[.C487]" office:value-type="string" office:string-value="PY7.79553191489362" calcext:value-type="string">
            <text:p>PY7.79553191489362</text:p>
          </table:table-cell>
          <table:table-cell/>
          <table:table-cell table:formula="of:=[.A492]&amp;&quot; &quot;&amp;[.B492]&amp;&quot; &quot;&amp;[.C492]" office:value-type="string" office:string-value="N491 G105 PY7.79553191489362" calcext:value-type="string">
            <text:p>N491 G105 PY7.79553191489362</text:p>
          </table:table-cell>
          <table:table-cell table:number-columns-repeated="2"/>
          <table:table-cell table:formula="of:=[.H487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492</text:p>
          </table:table-cell>
          <table:table-cell table:formula="of:=&quot;X&quot;&amp;[.G493]" office:value-type="string" office:string-value="X6747.5" calcext:value-type="string">
            <text:p>X6747.5</text:p>
          </table:table-cell>
          <table:table-cell table:formula="of:=&quot;Y&quot;&amp;[.H493]" office:value-type="string" office:string-value="Y576.959893617022" calcext:value-type="string">
            <text:p>Y576.959893617022</text:p>
          </table:table-cell>
          <table:table-cell/>
          <table:table-cell table:formula="of:=[.A493]&amp;&quot; &quot;&amp;[.B493]&amp;&quot; &quot;&amp;[.C493]" office:value-type="string" office:string-value="N492 X6747.5 Y576.959893617022" calcext:value-type="string">
            <text:p>N492 X6747.5 Y576.959893617022</text:p>
          </table:table-cell>
          <table:table-cell/>
          <table:table-cell table:formula="of:=[.G488]" office:value-type="float" office:value="6747.5" calcext:value-type="float">
            <text:p>6747.5</text:p>
          </table:table-cell>
          <table:table-cell table:formula="of:=[.H488]+[.$K$13]" office:value-type="float" office:value="576.959893617022" calcext:value-type="float">
            <text:p>576.9598936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493</text:p>
          </table:table-cell>
          <table:table-cell table:formula="of:=[.B489]" office:value-type="string" office:string-value="G106" calcext:value-type="string">
            <text:p>G106</text:p>
          </table:table-cell>
          <table:table-cell table:formula="of:=[.C489]" office:value-type="string" office:string-value="P3" calcext:value-type="string">
            <text:p>P3</text:p>
          </table:table-cell>
          <table:table-cell/>
          <table:table-cell table:formula="of:=[.A494]&amp;&quot; &quot;&amp;[.B494]&amp;&quot; &quot;&amp;[.C494]" office:value-type="string" office:string-value="N493 G106 P3" calcext:value-type="string">
            <text:p>N493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494</text:p>
          </table:table-cell>
          <table:table-cell table:formula="of:=&quot;X&quot;&amp;[.G495]" office:value-type="string" office:string-value="X12.5" calcext:value-type="string">
            <text:p>X12.5</text:p>
          </table:table-cell>
          <table:table-cell table:formula="of:=&quot;Y&quot;&amp;[.H495]" office:value-type="string" office:string-value="Y575.959893617022" calcext:value-type="string">
            <text:p>Y575.959893617022</text:p>
          </table:table-cell>
          <table:table-cell/>
          <table:table-cell table:formula="of:=[.A495]&amp;&quot; &quot;&amp;[.B495]&amp;&quot; &quot;&amp;[.C495]" office:value-type="string" office:string-value="N494 X12.5 Y575.959893617022" calcext:value-type="string">
            <text:p>N494 X12.5 Y575.959893617022</text:p>
          </table:table-cell>
          <table:table-cell/>
          <table:table-cell table:formula="of:=[.G490]" office:value-type="float" office:value="12.5" calcext:value-type="float">
            <text:p>12.5</text:p>
          </table:table-cell>
          <table:table-cell table:formula="of:=[.H490]+[.$K$13]" office:value-type="float" office:value="575.959893617022" calcext:value-type="float">
            <text:p>575.9598936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495</text:p>
          </table:table-cell>
          <table:table-cell table:formula="of:=[.B491]" office:value-type="string" office:string-value="G106" calcext:value-type="string">
            <text:p>G106</text:p>
          </table:table-cell>
          <table:table-cell table:formula="of:=[.C491]" office:value-type="string" office:string-value="P0" calcext:value-type="string">
            <text:p>P0</text:p>
          </table:table-cell>
          <table:table-cell/>
          <table:table-cell table:formula="of:=[.A496]&amp;&quot; &quot;&amp;[.B496]&amp;&quot; &quot;&amp;[.C496]" office:value-type="string" office:string-value="N495 G106 P0" calcext:value-type="string">
            <text:p>N495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496</text:p>
          </table:table-cell>
          <table:table-cell table:formula="of:=[.B492]" office:value-type="string" office:string-value="G105" calcext:value-type="string">
            <text:p>G105</text:p>
          </table:table-cell>
          <table:table-cell table:formula="of:=[.C492]" office:value-type="string" office:string-value="PY7.79553191489362" calcext:value-type="string">
            <text:p>PY7.79553191489362</text:p>
          </table:table-cell>
          <table:table-cell/>
          <table:table-cell table:formula="of:=[.A497]&amp;&quot; &quot;&amp;[.B497]&amp;&quot; &quot;&amp;[.C497]" office:value-type="string" office:string-value="N496 G105 PY7.79553191489362" calcext:value-type="string">
            <text:p>N496 G105 PY7.79553191489362</text:p>
          </table:table-cell>
          <table:table-cell table:number-columns-repeated="2"/>
          <table:table-cell table:formula="of:=[.H492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497</text:p>
          </table:table-cell>
          <table:table-cell table:formula="of:=&quot;X&quot;&amp;[.G498]" office:value-type="string" office:string-value="X6747.5" calcext:value-type="string">
            <text:p>X6747.5</text:p>
          </table:table-cell>
          <table:table-cell table:formula="of:=&quot;Y&quot;&amp;[.H498]" office:value-type="string" office:string-value="Y581.755425531916" calcext:value-type="string">
            <text:p>Y581.755425531916</text:p>
          </table:table-cell>
          <table:table-cell/>
          <table:table-cell table:formula="of:=[.A498]&amp;&quot; &quot;&amp;[.B498]&amp;&quot; &quot;&amp;[.C498]" office:value-type="string" office:string-value="N497 X6747.5 Y581.755425531916" calcext:value-type="string">
            <text:p>N497 X6747.5 Y581.755425531916</text:p>
          </table:table-cell>
          <table:table-cell/>
          <table:table-cell table:formula="of:=[.G493]" office:value-type="float" office:value="6747.5" calcext:value-type="float">
            <text:p>6747.5</text:p>
          </table:table-cell>
          <table:table-cell table:formula="of:=[.H493]+[.$K$13]" office:value-type="float" office:value="581.755425531916" calcext:value-type="float">
            <text:p>581.75542553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498</text:p>
          </table:table-cell>
          <table:table-cell table:formula="of:=[.B494]" office:value-type="string" office:string-value="G106" calcext:value-type="string">
            <text:p>G106</text:p>
          </table:table-cell>
          <table:table-cell table:formula="of:=[.C494]" office:value-type="string" office:string-value="P3" calcext:value-type="string">
            <text:p>P3</text:p>
          </table:table-cell>
          <table:table-cell/>
          <table:table-cell table:formula="of:=[.A499]&amp;&quot; &quot;&amp;[.B499]&amp;&quot; &quot;&amp;[.C499]" office:value-type="string" office:string-value="N498 G106 P3" calcext:value-type="string">
            <text:p>N498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499</text:p>
          </table:table-cell>
          <table:table-cell table:formula="of:=&quot;X&quot;&amp;[.G500]" office:value-type="string" office:string-value="X12.5" calcext:value-type="string">
            <text:p>X12.5</text:p>
          </table:table-cell>
          <table:table-cell table:formula="of:=&quot;Y&quot;&amp;[.H500]" office:value-type="string" office:string-value="Y580.755425531916" calcext:value-type="string">
            <text:p>Y580.755425531916</text:p>
          </table:table-cell>
          <table:table-cell/>
          <table:table-cell table:formula="of:=[.A500]&amp;&quot; &quot;&amp;[.B500]&amp;&quot; &quot;&amp;[.C500]" office:value-type="string" office:string-value="N499 X12.5 Y580.755425531916" calcext:value-type="string">
            <text:p>N499 X12.5 Y580.755425531916</text:p>
          </table:table-cell>
          <table:table-cell/>
          <table:table-cell table:formula="of:=[.G495]" office:value-type="float" office:value="12.5" calcext:value-type="float">
            <text:p>12.5</text:p>
          </table:table-cell>
          <table:table-cell table:formula="of:=[.H495]+[.$K$13]" office:value-type="float" office:value="580.755425531916" calcext:value-type="float">
            <text:p>580.75542553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500</text:p>
          </table:table-cell>
          <table:table-cell table:formula="of:=[.B496]" office:value-type="string" office:string-value="G106" calcext:value-type="string">
            <text:p>G106</text:p>
          </table:table-cell>
          <table:table-cell table:formula="of:=[.C496]" office:value-type="string" office:string-value="P0" calcext:value-type="string">
            <text:p>P0</text:p>
          </table:table-cell>
          <table:table-cell/>
          <table:table-cell table:formula="of:=[.A501]&amp;&quot; &quot;&amp;[.B501]&amp;&quot; &quot;&amp;[.C501]" office:value-type="string" office:string-value="N500 G106 P0" calcext:value-type="string">
            <text:p>N500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501</text:p>
          </table:table-cell>
          <table:table-cell table:formula="of:=[.B497]" office:value-type="string" office:string-value="G105" calcext:value-type="string">
            <text:p>G105</text:p>
          </table:table-cell>
          <table:table-cell table:formula="of:=[.C497]" office:value-type="string" office:string-value="PY7.79553191489362" calcext:value-type="string">
            <text:p>PY7.79553191489362</text:p>
          </table:table-cell>
          <table:table-cell/>
          <table:table-cell table:formula="of:=[.A502]&amp;&quot; &quot;&amp;[.B502]&amp;&quot; &quot;&amp;[.C502]" office:value-type="string" office:string-value="N501 G105 PY7.79553191489362" calcext:value-type="string">
            <text:p>N501 G105 PY7.79553191489362</text:p>
          </table:table-cell>
          <table:table-cell table:number-columns-repeated="2"/>
          <table:table-cell table:formula="of:=[.H497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502</text:p>
          </table:table-cell>
          <table:table-cell table:formula="of:=&quot;X&quot;&amp;[.G503]" office:value-type="string" office:string-value="X6747.5" calcext:value-type="string">
            <text:p>X6747.5</text:p>
          </table:table-cell>
          <table:table-cell table:formula="of:=&quot;Y&quot;&amp;[.H503]" office:value-type="string" office:string-value="Y586.550957446809" calcext:value-type="string">
            <text:p>Y586.550957446809</text:p>
          </table:table-cell>
          <table:table-cell/>
          <table:table-cell table:formula="of:=[.A503]&amp;&quot; &quot;&amp;[.B503]&amp;&quot; &quot;&amp;[.C503]" office:value-type="string" office:string-value="N502 X6747.5 Y586.550957446809" calcext:value-type="string">
            <text:p>N502 X6747.5 Y586.550957446809</text:p>
          </table:table-cell>
          <table:table-cell/>
          <table:table-cell table:formula="of:=[.G498]" office:value-type="float" office:value="6747.5" calcext:value-type="float">
            <text:p>6747.5</text:p>
          </table:table-cell>
          <table:table-cell table:formula="of:=[.H498]+[.$K$13]" office:value-type="float" office:value="586.550957446809" calcext:value-type="float">
            <text:p>586.55095744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503</text:p>
          </table:table-cell>
          <table:table-cell table:formula="of:=[.B499]" office:value-type="string" office:string-value="G106" calcext:value-type="string">
            <text:p>G106</text:p>
          </table:table-cell>
          <table:table-cell table:formula="of:=[.C499]" office:value-type="string" office:string-value="P3" calcext:value-type="string">
            <text:p>P3</text:p>
          </table:table-cell>
          <table:table-cell/>
          <table:table-cell table:formula="of:=[.A504]&amp;&quot; &quot;&amp;[.B504]&amp;&quot; &quot;&amp;[.C504]" office:value-type="string" office:string-value="N503 G106 P3" calcext:value-type="string">
            <text:p>N503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504</text:p>
          </table:table-cell>
          <table:table-cell table:formula="of:=&quot;X&quot;&amp;[.G505]" office:value-type="string" office:string-value="X12.5" calcext:value-type="string">
            <text:p>X12.5</text:p>
          </table:table-cell>
          <table:table-cell table:formula="of:=&quot;Y&quot;&amp;[.H505]" office:value-type="string" office:string-value="Y585.550957446809" calcext:value-type="string">
            <text:p>Y585.550957446809</text:p>
          </table:table-cell>
          <table:table-cell/>
          <table:table-cell table:formula="of:=[.A505]&amp;&quot; &quot;&amp;[.B505]&amp;&quot; &quot;&amp;[.C505]" office:value-type="string" office:string-value="N504 X12.5 Y585.550957446809" calcext:value-type="string">
            <text:p>N504 X12.5 Y585.550957446809</text:p>
          </table:table-cell>
          <table:table-cell/>
          <table:table-cell table:formula="of:=[.G500]" office:value-type="float" office:value="12.5" calcext:value-type="float">
            <text:p>12.5</text:p>
          </table:table-cell>
          <table:table-cell table:formula="of:=[.H500]+[.$K$13]" office:value-type="float" office:value="585.550957446809" calcext:value-type="float">
            <text:p>585.55095744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505</text:p>
          </table:table-cell>
          <table:table-cell table:formula="of:=[.B501]" office:value-type="string" office:string-value="G106" calcext:value-type="string">
            <text:p>G106</text:p>
          </table:table-cell>
          <table:table-cell table:formula="of:=[.C501]" office:value-type="string" office:string-value="P0" calcext:value-type="string">
            <text:p>P0</text:p>
          </table:table-cell>
          <table:table-cell/>
          <table:table-cell table:formula="of:=[.A506]&amp;&quot; &quot;&amp;[.B506]&amp;&quot; &quot;&amp;[.C506]" office:value-type="string" office:string-value="N505 G106 P0" calcext:value-type="string">
            <text:p>N505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506</text:p>
          </table:table-cell>
          <table:table-cell table:formula="of:=[.B502]" office:value-type="string" office:string-value="G105" calcext:value-type="string">
            <text:p>G105</text:p>
          </table:table-cell>
          <table:table-cell table:formula="of:=[.C502]" office:value-type="string" office:string-value="PY7.79553191489362" calcext:value-type="string">
            <text:p>PY7.79553191489362</text:p>
          </table:table-cell>
          <table:table-cell/>
          <table:table-cell table:formula="of:=[.A507]&amp;&quot; &quot;&amp;[.B507]&amp;&quot; &quot;&amp;[.C507]" office:value-type="string" office:string-value="N506 G105 PY7.79553191489362" calcext:value-type="string">
            <text:p>N506 G105 PY7.79553191489362</text:p>
          </table:table-cell>
          <table:table-cell table:number-columns-repeated="2"/>
          <table:table-cell table:formula="of:=[.H502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507</text:p>
          </table:table-cell>
          <table:table-cell table:formula="of:=&quot;X&quot;&amp;[.G508]" office:value-type="string" office:string-value="X6747.5" calcext:value-type="string">
            <text:p>X6747.5</text:p>
          </table:table-cell>
          <table:table-cell table:formula="of:=&quot;Y&quot;&amp;[.H508]" office:value-type="string" office:string-value="Y591.346489361703" calcext:value-type="string">
            <text:p>Y591.346489361703</text:p>
          </table:table-cell>
          <table:table-cell/>
          <table:table-cell table:formula="of:=[.A508]&amp;&quot; &quot;&amp;[.B508]&amp;&quot; &quot;&amp;[.C508]" office:value-type="string" office:string-value="N507 X6747.5 Y591.346489361703" calcext:value-type="string">
            <text:p>N507 X6747.5 Y591.346489361703</text:p>
          </table:table-cell>
          <table:table-cell/>
          <table:table-cell table:formula="of:=[.G503]" office:value-type="float" office:value="6747.5" calcext:value-type="float">
            <text:p>6747.5</text:p>
          </table:table-cell>
          <table:table-cell table:formula="of:=[.H503]+[.$K$13]" office:value-type="float" office:value="591.346489361703" calcext:value-type="float">
            <text:p>591.34648936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508</text:p>
          </table:table-cell>
          <table:table-cell table:formula="of:=[.B504]" office:value-type="string" office:string-value="G106" calcext:value-type="string">
            <text:p>G106</text:p>
          </table:table-cell>
          <table:table-cell table:formula="of:=[.C504]" office:value-type="string" office:string-value="P3" calcext:value-type="string">
            <text:p>P3</text:p>
          </table:table-cell>
          <table:table-cell/>
          <table:table-cell table:formula="of:=[.A509]&amp;&quot; &quot;&amp;[.B509]&amp;&quot; &quot;&amp;[.C509]" office:value-type="string" office:string-value="N508 G106 P3" calcext:value-type="string">
            <text:p>N508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509</text:p>
          </table:table-cell>
          <table:table-cell table:formula="of:=&quot;X&quot;&amp;[.G510]" office:value-type="string" office:string-value="X12.5" calcext:value-type="string">
            <text:p>X12.5</text:p>
          </table:table-cell>
          <table:table-cell table:formula="of:=&quot;Y&quot;&amp;[.H510]" office:value-type="string" office:string-value="Y590.346489361703" calcext:value-type="string">
            <text:p>Y590.346489361703</text:p>
          </table:table-cell>
          <table:table-cell/>
          <table:table-cell table:formula="of:=[.A510]&amp;&quot; &quot;&amp;[.B510]&amp;&quot; &quot;&amp;[.C510]" office:value-type="string" office:string-value="N509 X12.5 Y590.346489361703" calcext:value-type="string">
            <text:p>N509 X12.5 Y590.346489361703</text:p>
          </table:table-cell>
          <table:table-cell/>
          <table:table-cell table:formula="of:=[.G505]" office:value-type="float" office:value="12.5" calcext:value-type="float">
            <text:p>12.5</text:p>
          </table:table-cell>
          <table:table-cell table:formula="of:=[.H505]+[.$K$13]" office:value-type="float" office:value="590.346489361703" calcext:value-type="float">
            <text:p>590.34648936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510</text:p>
          </table:table-cell>
          <table:table-cell table:formula="of:=[.B506]" office:value-type="string" office:string-value="G106" calcext:value-type="string">
            <text:p>G106</text:p>
          </table:table-cell>
          <table:table-cell table:formula="of:=[.C506]" office:value-type="string" office:string-value="P0" calcext:value-type="string">
            <text:p>P0</text:p>
          </table:table-cell>
          <table:table-cell/>
          <table:table-cell table:formula="of:=[.A511]&amp;&quot; &quot;&amp;[.B511]&amp;&quot; &quot;&amp;[.C511]" office:value-type="string" office:string-value="N510 G106 P0" calcext:value-type="string">
            <text:p>N510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511</text:p>
          </table:table-cell>
          <table:table-cell table:formula="of:=[.B507]" office:value-type="string" office:string-value="G105" calcext:value-type="string">
            <text:p>G105</text:p>
          </table:table-cell>
          <table:table-cell table:formula="of:=[.C507]" office:value-type="string" office:string-value="PY7.79553191489362" calcext:value-type="string">
            <text:p>PY7.79553191489362</text:p>
          </table:table-cell>
          <table:table-cell/>
          <table:table-cell table:formula="of:=[.A512]&amp;&quot; &quot;&amp;[.B512]&amp;&quot; &quot;&amp;[.C512]" office:value-type="string" office:string-value="N511 G105 PY7.79553191489362" calcext:value-type="string">
            <text:p>N511 G105 PY7.79553191489362</text:p>
          </table:table-cell>
          <table:table-cell table:number-columns-repeated="2"/>
          <table:table-cell table:formula="of:=[.H507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512</text:p>
          </table:table-cell>
          <table:table-cell table:formula="of:=&quot;X&quot;&amp;[.G513]" office:value-type="string" office:string-value="X6747.5" calcext:value-type="string">
            <text:p>X6747.5</text:p>
          </table:table-cell>
          <table:table-cell table:formula="of:=&quot;Y&quot;&amp;[.H513]" office:value-type="string" office:string-value="Y596.142021276597" calcext:value-type="string">
            <text:p>Y596.142021276597</text:p>
          </table:table-cell>
          <table:table-cell/>
          <table:table-cell table:formula="of:=[.A513]&amp;&quot; &quot;&amp;[.B513]&amp;&quot; &quot;&amp;[.C513]" office:value-type="string" office:string-value="N512 X6747.5 Y596.142021276597" calcext:value-type="string">
            <text:p>N512 X6747.5 Y596.142021276597</text:p>
          </table:table-cell>
          <table:table-cell/>
          <table:table-cell table:formula="of:=[.G508]" office:value-type="float" office:value="6747.5" calcext:value-type="float">
            <text:p>6747.5</text:p>
          </table:table-cell>
          <table:table-cell table:formula="of:=[.H508]+[.$K$13]" office:value-type="float" office:value="596.142021276597" calcext:value-type="float">
            <text:p>596.14202127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513</text:p>
          </table:table-cell>
          <table:table-cell table:formula="of:=[.B509]" office:value-type="string" office:string-value="G106" calcext:value-type="string">
            <text:p>G106</text:p>
          </table:table-cell>
          <table:table-cell table:formula="of:=[.C509]" office:value-type="string" office:string-value="P3" calcext:value-type="string">
            <text:p>P3</text:p>
          </table:table-cell>
          <table:table-cell/>
          <table:table-cell table:formula="of:=[.A514]&amp;&quot; &quot;&amp;[.B514]&amp;&quot; &quot;&amp;[.C514]" office:value-type="string" office:string-value="N513 G106 P3" calcext:value-type="string">
            <text:p>N513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514</text:p>
          </table:table-cell>
          <table:table-cell table:formula="of:=&quot;X&quot;&amp;[.G515]" office:value-type="string" office:string-value="X12.5" calcext:value-type="string">
            <text:p>X12.5</text:p>
          </table:table-cell>
          <table:table-cell table:formula="of:=&quot;Y&quot;&amp;[.H515]" office:value-type="string" office:string-value="Y595.142021276597" calcext:value-type="string">
            <text:p>Y595.142021276597</text:p>
          </table:table-cell>
          <table:table-cell/>
          <table:table-cell table:formula="of:=[.A515]&amp;&quot; &quot;&amp;[.B515]&amp;&quot; &quot;&amp;[.C515]" office:value-type="string" office:string-value="N514 X12.5 Y595.142021276597" calcext:value-type="string">
            <text:p>N514 X12.5 Y595.142021276597</text:p>
          </table:table-cell>
          <table:table-cell/>
          <table:table-cell table:formula="of:=[.G510]" office:value-type="float" office:value="12.5" calcext:value-type="float">
            <text:p>12.5</text:p>
          </table:table-cell>
          <table:table-cell table:formula="of:=[.H510]+[.$K$13]" office:value-type="float" office:value="595.142021276597" calcext:value-type="float">
            <text:p>595.14202127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515</text:p>
          </table:table-cell>
          <table:table-cell table:formula="of:=[.B511]" office:value-type="string" office:string-value="G106" calcext:value-type="string">
            <text:p>G106</text:p>
          </table:table-cell>
          <table:table-cell table:formula="of:=[.C511]" office:value-type="string" office:string-value="P0" calcext:value-type="string">
            <text:p>P0</text:p>
          </table:table-cell>
          <table:table-cell/>
          <table:table-cell table:formula="of:=[.A516]&amp;&quot; &quot;&amp;[.B516]&amp;&quot; &quot;&amp;[.C516]" office:value-type="string" office:string-value="N515 G106 P0" calcext:value-type="string">
            <text:p>N515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516</text:p>
          </table:table-cell>
          <table:table-cell table:formula="of:=[.B512]" office:value-type="string" office:string-value="G105" calcext:value-type="string">
            <text:p>G105</text:p>
          </table:table-cell>
          <table:table-cell table:formula="of:=[.C512]" office:value-type="string" office:string-value="PY7.79553191489362" calcext:value-type="string">
            <text:p>PY7.79553191489362</text:p>
          </table:table-cell>
          <table:table-cell/>
          <table:table-cell table:formula="of:=[.A517]&amp;&quot; &quot;&amp;[.B517]&amp;&quot; &quot;&amp;[.C517]" office:value-type="string" office:string-value="N516 G105 PY7.79553191489362" calcext:value-type="string">
            <text:p>N516 G105 PY7.79553191489362</text:p>
          </table:table-cell>
          <table:table-cell table:number-columns-repeated="2"/>
          <table:table-cell table:formula="of:=[.H512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517</text:p>
          </table:table-cell>
          <table:table-cell table:formula="of:=&quot;X&quot;&amp;[.G518]" office:value-type="string" office:string-value="X6747.5" calcext:value-type="string">
            <text:p>X6747.5</text:p>
          </table:table-cell>
          <table:table-cell table:formula="of:=&quot;Y&quot;&amp;[.H518]" office:value-type="string" office:string-value="Y600.93755319149" calcext:value-type="string">
            <text:p>Y600.93755319149</text:p>
          </table:table-cell>
          <table:table-cell/>
          <table:table-cell table:formula="of:=[.A518]&amp;&quot; &quot;&amp;[.B518]&amp;&quot; &quot;&amp;[.C518]" office:value-type="string" office:string-value="N517 X6747.5 Y600.93755319149" calcext:value-type="string">
            <text:p>N517 X6747.5 Y600.93755319149</text:p>
          </table:table-cell>
          <table:table-cell/>
          <table:table-cell table:formula="of:=[.G513]" office:value-type="float" office:value="6747.5" calcext:value-type="float">
            <text:p>6747.5</text:p>
          </table:table-cell>
          <table:table-cell table:formula="of:=[.H513]+[.$K$13]" office:value-type="float" office:value="600.93755319149" calcext:value-type="float">
            <text:p>600.93755319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518</text:p>
          </table:table-cell>
          <table:table-cell table:formula="of:=[.B514]" office:value-type="string" office:string-value="G106" calcext:value-type="string">
            <text:p>G106</text:p>
          </table:table-cell>
          <table:table-cell table:formula="of:=[.C514]" office:value-type="string" office:string-value="P3" calcext:value-type="string">
            <text:p>P3</text:p>
          </table:table-cell>
          <table:table-cell/>
          <table:table-cell table:formula="of:=[.A519]&amp;&quot; &quot;&amp;[.B519]&amp;&quot; &quot;&amp;[.C519]" office:value-type="string" office:string-value="N518 G106 P3" calcext:value-type="string">
            <text:p>N518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519</text:p>
          </table:table-cell>
          <table:table-cell table:formula="of:=&quot;X&quot;&amp;[.G520]" office:value-type="string" office:string-value="X12.5" calcext:value-type="string">
            <text:p>X12.5</text:p>
          </table:table-cell>
          <table:table-cell table:formula="of:=&quot;Y&quot;&amp;[.H520]" office:value-type="string" office:string-value="Y599.93755319149" calcext:value-type="string">
            <text:p>Y599.93755319149</text:p>
          </table:table-cell>
          <table:table-cell/>
          <table:table-cell table:formula="of:=[.A520]&amp;&quot; &quot;&amp;[.B520]&amp;&quot; &quot;&amp;[.C520]" office:value-type="string" office:string-value="N519 X12.5 Y599.93755319149" calcext:value-type="string">
            <text:p>N519 X12.5 Y599.93755319149</text:p>
          </table:table-cell>
          <table:table-cell/>
          <table:table-cell table:formula="of:=[.G515]" office:value-type="float" office:value="12.5" calcext:value-type="float">
            <text:p>12.5</text:p>
          </table:table-cell>
          <table:table-cell table:formula="of:=[.H515]+[.$K$13]" office:value-type="float" office:value="599.93755319149" calcext:value-type="float">
            <text:p>599.93755319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520</text:p>
          </table:table-cell>
          <table:table-cell table:formula="of:=[.B516]" office:value-type="string" office:string-value="G106" calcext:value-type="string">
            <text:p>G106</text:p>
          </table:table-cell>
          <table:table-cell table:formula="of:=[.C516]" office:value-type="string" office:string-value="P0" calcext:value-type="string">
            <text:p>P0</text:p>
          </table:table-cell>
          <table:table-cell/>
          <table:table-cell table:formula="of:=[.A521]&amp;&quot; &quot;&amp;[.B521]&amp;&quot; &quot;&amp;[.C521]" office:value-type="string" office:string-value="N520 G106 P0" calcext:value-type="string">
            <text:p>N520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521</text:p>
          </table:table-cell>
          <table:table-cell table:formula="of:=[.B517]" office:value-type="string" office:string-value="G105" calcext:value-type="string">
            <text:p>G105</text:p>
          </table:table-cell>
          <table:table-cell table:formula="of:=[.C517]" office:value-type="string" office:string-value="PY7.79553191489362" calcext:value-type="string">
            <text:p>PY7.79553191489362</text:p>
          </table:table-cell>
          <table:table-cell/>
          <table:table-cell table:formula="of:=[.A522]&amp;&quot; &quot;&amp;[.B522]&amp;&quot; &quot;&amp;[.C522]" office:value-type="string" office:string-value="N521 G105 PY7.79553191489362" calcext:value-type="string">
            <text:p>N521 G105 PY7.79553191489362</text:p>
          </table:table-cell>
          <table:table-cell table:number-columns-repeated="2"/>
          <table:table-cell table:formula="of:=[.H517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522</text:p>
          </table:table-cell>
          <table:table-cell table:formula="of:=&quot;X&quot;&amp;[.G523]" office:value-type="string" office:string-value="X6747.5" calcext:value-type="string">
            <text:p>X6747.5</text:p>
          </table:table-cell>
          <table:table-cell table:formula="of:=&quot;Y&quot;&amp;[.H523]" office:value-type="string" office:string-value="Y605.733085106384" calcext:value-type="string">
            <text:p>Y605.733085106384</text:p>
          </table:table-cell>
          <table:table-cell/>
          <table:table-cell table:formula="of:=[.A523]&amp;&quot; &quot;&amp;[.B523]&amp;&quot; &quot;&amp;[.C523]" office:value-type="string" office:string-value="N522 X6747.5 Y605.733085106384" calcext:value-type="string">
            <text:p>N522 X6747.5 Y605.733085106384</text:p>
          </table:table-cell>
          <table:table-cell/>
          <table:table-cell table:formula="of:=[.G518]" office:value-type="float" office:value="6747.5" calcext:value-type="float">
            <text:p>6747.5</text:p>
          </table:table-cell>
          <table:table-cell table:formula="of:=[.H518]+[.$K$13]" office:value-type="float" office:value="605.733085106384" calcext:value-type="float">
            <text:p>605.73308510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523</text:p>
          </table:table-cell>
          <table:table-cell table:formula="of:=[.B519]" office:value-type="string" office:string-value="G106" calcext:value-type="string">
            <text:p>G106</text:p>
          </table:table-cell>
          <table:table-cell table:formula="of:=[.C519]" office:value-type="string" office:string-value="P3" calcext:value-type="string">
            <text:p>P3</text:p>
          </table:table-cell>
          <table:table-cell/>
          <table:table-cell table:formula="of:=[.A524]&amp;&quot; &quot;&amp;[.B524]&amp;&quot; &quot;&amp;[.C524]" office:value-type="string" office:string-value="N523 G106 P3" calcext:value-type="string">
            <text:p>N523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524</text:p>
          </table:table-cell>
          <table:table-cell table:formula="of:=&quot;X&quot;&amp;[.G525]" office:value-type="string" office:string-value="X12.5" calcext:value-type="string">
            <text:p>X12.5</text:p>
          </table:table-cell>
          <table:table-cell table:formula="of:=&quot;Y&quot;&amp;[.H525]" office:value-type="string" office:string-value="Y604.733085106384" calcext:value-type="string">
            <text:p>Y604.733085106384</text:p>
          </table:table-cell>
          <table:table-cell/>
          <table:table-cell table:formula="of:=[.A525]&amp;&quot; &quot;&amp;[.B525]&amp;&quot; &quot;&amp;[.C525]" office:value-type="string" office:string-value="N524 X12.5 Y604.733085106384" calcext:value-type="string">
            <text:p>N524 X12.5 Y604.733085106384</text:p>
          </table:table-cell>
          <table:table-cell/>
          <table:table-cell table:formula="of:=[.G520]" office:value-type="float" office:value="12.5" calcext:value-type="float">
            <text:p>12.5</text:p>
          </table:table-cell>
          <table:table-cell table:formula="of:=[.H520]+[.$K$13]" office:value-type="float" office:value="604.733085106384" calcext:value-type="float">
            <text:p>604.73308510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525</text:p>
          </table:table-cell>
          <table:table-cell table:formula="of:=[.B521]" office:value-type="string" office:string-value="G106" calcext:value-type="string">
            <text:p>G106</text:p>
          </table:table-cell>
          <table:table-cell table:formula="of:=[.C521]" office:value-type="string" office:string-value="P0" calcext:value-type="string">
            <text:p>P0</text:p>
          </table:table-cell>
          <table:table-cell/>
          <table:table-cell table:formula="of:=[.A526]&amp;&quot; &quot;&amp;[.B526]&amp;&quot; &quot;&amp;[.C526]" office:value-type="string" office:string-value="N525 G106 P0" calcext:value-type="string">
            <text:p>N525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526</text:p>
          </table:table-cell>
          <table:table-cell table:formula="of:=[.B522]" office:value-type="string" office:string-value="G105" calcext:value-type="string">
            <text:p>G105</text:p>
          </table:table-cell>
          <table:table-cell table:formula="of:=[.C522]" office:value-type="string" office:string-value="PY7.79553191489362" calcext:value-type="string">
            <text:p>PY7.79553191489362</text:p>
          </table:table-cell>
          <table:table-cell/>
          <table:table-cell table:formula="of:=[.A527]&amp;&quot; &quot;&amp;[.B527]&amp;&quot; &quot;&amp;[.C527]" office:value-type="string" office:string-value="N526 G105 PY7.79553191489362" calcext:value-type="string">
            <text:p>N526 G105 PY7.79553191489362</text:p>
          </table:table-cell>
          <table:table-cell table:number-columns-repeated="2"/>
          <table:table-cell table:formula="of:=[.H522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527</text:p>
          </table:table-cell>
          <table:table-cell table:formula="of:=&quot;X&quot;&amp;[.G528]" office:value-type="string" office:string-value="X6747.5" calcext:value-type="string">
            <text:p>X6747.5</text:p>
          </table:table-cell>
          <table:table-cell table:formula="of:=&quot;Y&quot;&amp;[.H528]" office:value-type="string" office:string-value="Y610.528617021278" calcext:value-type="string">
            <text:p>Y610.528617021278</text:p>
          </table:table-cell>
          <table:table-cell/>
          <table:table-cell table:formula="of:=[.A528]&amp;&quot; &quot;&amp;[.B528]&amp;&quot; &quot;&amp;[.C528]" office:value-type="string" office:string-value="N527 X6747.5 Y610.528617021278" calcext:value-type="string">
            <text:p>N527 X6747.5 Y610.528617021278</text:p>
          </table:table-cell>
          <table:table-cell/>
          <table:table-cell table:formula="of:=[.G523]" office:value-type="float" office:value="6747.5" calcext:value-type="float">
            <text:p>6747.5</text:p>
          </table:table-cell>
          <table:table-cell table:formula="of:=[.H523]+[.$K$13]" office:value-type="float" office:value="610.528617021278" calcext:value-type="float">
            <text:p>610.52861702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528</text:p>
          </table:table-cell>
          <table:table-cell table:formula="of:=[.B524]" office:value-type="string" office:string-value="G106" calcext:value-type="string">
            <text:p>G106</text:p>
          </table:table-cell>
          <table:table-cell table:formula="of:=[.C524]" office:value-type="string" office:string-value="P3" calcext:value-type="string">
            <text:p>P3</text:p>
          </table:table-cell>
          <table:table-cell/>
          <table:table-cell table:formula="of:=[.A529]&amp;&quot; &quot;&amp;[.B529]&amp;&quot; &quot;&amp;[.C529]" office:value-type="string" office:string-value="N528 G106 P3" calcext:value-type="string">
            <text:p>N528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529</text:p>
          </table:table-cell>
          <table:table-cell table:formula="of:=&quot;X&quot;&amp;[.G530]" office:value-type="string" office:string-value="X12.5" calcext:value-type="string">
            <text:p>X12.5</text:p>
          </table:table-cell>
          <table:table-cell table:formula="of:=&quot;Y&quot;&amp;[.H530]" office:value-type="string" office:string-value="Y609.528617021278" calcext:value-type="string">
            <text:p>Y609.528617021278</text:p>
          </table:table-cell>
          <table:table-cell/>
          <table:table-cell table:formula="of:=[.A530]&amp;&quot; &quot;&amp;[.B530]&amp;&quot; &quot;&amp;[.C530]" office:value-type="string" office:string-value="N529 X12.5 Y609.528617021278" calcext:value-type="string">
            <text:p>N529 X12.5 Y609.528617021278</text:p>
          </table:table-cell>
          <table:table-cell/>
          <table:table-cell table:formula="of:=[.G525]" office:value-type="float" office:value="12.5" calcext:value-type="float">
            <text:p>12.5</text:p>
          </table:table-cell>
          <table:table-cell table:formula="of:=[.H525]+[.$K$13]" office:value-type="float" office:value="609.528617021278" calcext:value-type="float">
            <text:p>609.52861702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530</text:p>
          </table:table-cell>
          <table:table-cell table:formula="of:=[.B526]" office:value-type="string" office:string-value="G106" calcext:value-type="string">
            <text:p>G106</text:p>
          </table:table-cell>
          <table:table-cell table:formula="of:=[.C526]" office:value-type="string" office:string-value="P0" calcext:value-type="string">
            <text:p>P0</text:p>
          </table:table-cell>
          <table:table-cell/>
          <table:table-cell table:formula="of:=[.A531]&amp;&quot; &quot;&amp;[.B531]&amp;&quot; &quot;&amp;[.C531]" office:value-type="string" office:string-value="N530 G106 P0" calcext:value-type="string">
            <text:p>N530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531</text:p>
          </table:table-cell>
          <table:table-cell table:formula="of:=[.B527]" office:value-type="string" office:string-value="G105" calcext:value-type="string">
            <text:p>G105</text:p>
          </table:table-cell>
          <table:table-cell table:formula="of:=[.C527]" office:value-type="string" office:string-value="PY7.79553191489362" calcext:value-type="string">
            <text:p>PY7.79553191489362</text:p>
          </table:table-cell>
          <table:table-cell/>
          <table:table-cell table:formula="of:=[.A532]&amp;&quot; &quot;&amp;[.B532]&amp;&quot; &quot;&amp;[.C532]" office:value-type="string" office:string-value="N531 G105 PY7.79553191489362" calcext:value-type="string">
            <text:p>N531 G105 PY7.79553191489362</text:p>
          </table:table-cell>
          <table:table-cell table:number-columns-repeated="2"/>
          <table:table-cell table:formula="of:=[.H527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532</text:p>
          </table:table-cell>
          <table:table-cell table:formula="of:=&quot;X&quot;&amp;[.G533]" office:value-type="string" office:string-value="X6747.5" calcext:value-type="string">
            <text:p>X6747.5</text:p>
          </table:table-cell>
          <table:table-cell table:formula="of:=&quot;Y&quot;&amp;[.H533]" office:value-type="string" office:string-value="Y615.324148936171" calcext:value-type="string">
            <text:p>Y615.324148936171</text:p>
          </table:table-cell>
          <table:table-cell/>
          <table:table-cell table:formula="of:=[.A533]&amp;&quot; &quot;&amp;[.B533]&amp;&quot; &quot;&amp;[.C533]" office:value-type="string" office:string-value="N532 X6747.5 Y615.324148936171" calcext:value-type="string">
            <text:p>N532 X6747.5 Y615.324148936171</text:p>
          </table:table-cell>
          <table:table-cell/>
          <table:table-cell table:formula="of:=[.G528]" office:value-type="float" office:value="6747.5" calcext:value-type="float">
            <text:p>6747.5</text:p>
          </table:table-cell>
          <table:table-cell table:formula="of:=[.H528]+[.$K$13]" office:value-type="float" office:value="615.324148936171" calcext:value-type="float">
            <text:p>615.3241489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533</text:p>
          </table:table-cell>
          <table:table-cell table:formula="of:=[.B529]" office:value-type="string" office:string-value="G106" calcext:value-type="string">
            <text:p>G106</text:p>
          </table:table-cell>
          <table:table-cell table:formula="of:=[.C529]" office:value-type="string" office:string-value="P3" calcext:value-type="string">
            <text:p>P3</text:p>
          </table:table-cell>
          <table:table-cell/>
          <table:table-cell table:formula="of:=[.A534]&amp;&quot; &quot;&amp;[.B534]&amp;&quot; &quot;&amp;[.C534]" office:value-type="string" office:string-value="N533 G106 P3" calcext:value-type="string">
            <text:p>N533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534</text:p>
          </table:table-cell>
          <table:table-cell table:formula="of:=&quot;X&quot;&amp;[.G535]" office:value-type="string" office:string-value="X12.5" calcext:value-type="string">
            <text:p>X12.5</text:p>
          </table:table-cell>
          <table:table-cell table:formula="of:=&quot;Y&quot;&amp;[.H535]" office:value-type="string" office:string-value="Y614.324148936171" calcext:value-type="string">
            <text:p>Y614.324148936171</text:p>
          </table:table-cell>
          <table:table-cell/>
          <table:table-cell table:formula="of:=[.A535]&amp;&quot; &quot;&amp;[.B535]&amp;&quot; &quot;&amp;[.C535]" office:value-type="string" office:string-value="N534 X12.5 Y614.324148936171" calcext:value-type="string">
            <text:p>N534 X12.5 Y614.324148936171</text:p>
          </table:table-cell>
          <table:table-cell/>
          <table:table-cell table:formula="of:=[.G530]" office:value-type="float" office:value="12.5" calcext:value-type="float">
            <text:p>12.5</text:p>
          </table:table-cell>
          <table:table-cell table:formula="of:=[.H530]+[.$K$13]" office:value-type="float" office:value="614.324148936171" calcext:value-type="float">
            <text:p>614.3241489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535</text:p>
          </table:table-cell>
          <table:table-cell table:formula="of:=[.B531]" office:value-type="string" office:string-value="G106" calcext:value-type="string">
            <text:p>G106</text:p>
          </table:table-cell>
          <table:table-cell table:formula="of:=[.C531]" office:value-type="string" office:string-value="P0" calcext:value-type="string">
            <text:p>P0</text:p>
          </table:table-cell>
          <table:table-cell/>
          <table:table-cell table:formula="of:=[.A536]&amp;&quot; &quot;&amp;[.B536]&amp;&quot; &quot;&amp;[.C536]" office:value-type="string" office:string-value="N535 G106 P0" calcext:value-type="string">
            <text:p>N535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536</text:p>
          </table:table-cell>
          <table:table-cell table:formula="of:=[.B532]" office:value-type="string" office:string-value="G105" calcext:value-type="string">
            <text:p>G105</text:p>
          </table:table-cell>
          <table:table-cell table:formula="of:=[.C532]" office:value-type="string" office:string-value="PY7.79553191489362" calcext:value-type="string">
            <text:p>PY7.79553191489362</text:p>
          </table:table-cell>
          <table:table-cell/>
          <table:table-cell table:formula="of:=[.A537]&amp;&quot; &quot;&amp;[.B537]&amp;&quot; &quot;&amp;[.C537]" office:value-type="string" office:string-value="N536 G105 PY7.79553191489362" calcext:value-type="string">
            <text:p>N536 G105 PY7.79553191489362</text:p>
          </table:table-cell>
          <table:table-cell table:number-columns-repeated="2"/>
          <table:table-cell table:formula="of:=[.H532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537</text:p>
          </table:table-cell>
          <table:table-cell table:formula="of:=&quot;X&quot;&amp;[.G538]" office:value-type="string" office:string-value="X6747.5" calcext:value-type="string">
            <text:p>X6747.5</text:p>
          </table:table-cell>
          <table:table-cell table:formula="of:=&quot;Y&quot;&amp;[.H538]" office:value-type="string" office:string-value="Y620.119680851065" calcext:value-type="string">
            <text:p>Y620.119680851065</text:p>
          </table:table-cell>
          <table:table-cell/>
          <table:table-cell table:formula="of:=[.A538]&amp;&quot; &quot;&amp;[.B538]&amp;&quot; &quot;&amp;[.C538]" office:value-type="string" office:string-value="N537 X6747.5 Y620.119680851065" calcext:value-type="string">
            <text:p>N537 X6747.5 Y620.119680851065</text:p>
          </table:table-cell>
          <table:table-cell/>
          <table:table-cell table:formula="of:=[.G533]" office:value-type="float" office:value="6747.5" calcext:value-type="float">
            <text:p>6747.5</text:p>
          </table:table-cell>
          <table:table-cell table:formula="of:=[.H533]+[.$K$13]" office:value-type="float" office:value="620.119680851065" calcext:value-type="float">
            <text:p>620.11968085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538</text:p>
          </table:table-cell>
          <table:table-cell table:formula="of:=[.B534]" office:value-type="string" office:string-value="G106" calcext:value-type="string">
            <text:p>G106</text:p>
          </table:table-cell>
          <table:table-cell table:formula="of:=[.C534]" office:value-type="string" office:string-value="P3" calcext:value-type="string">
            <text:p>P3</text:p>
          </table:table-cell>
          <table:table-cell/>
          <table:table-cell table:formula="of:=[.A539]&amp;&quot; &quot;&amp;[.B539]&amp;&quot; &quot;&amp;[.C539]" office:value-type="string" office:string-value="N538 G106 P3" calcext:value-type="string">
            <text:p>N538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539</text:p>
          </table:table-cell>
          <table:table-cell table:formula="of:=&quot;X&quot;&amp;[.G540]" office:value-type="string" office:string-value="X12.5" calcext:value-type="string">
            <text:p>X12.5</text:p>
          </table:table-cell>
          <table:table-cell table:formula="of:=&quot;Y&quot;&amp;[.H540]" office:value-type="string" office:string-value="Y619.119680851065" calcext:value-type="string">
            <text:p>Y619.119680851065</text:p>
          </table:table-cell>
          <table:table-cell/>
          <table:table-cell table:formula="of:=[.A540]&amp;&quot; &quot;&amp;[.B540]&amp;&quot; &quot;&amp;[.C540]" office:value-type="string" office:string-value="N539 X12.5 Y619.119680851065" calcext:value-type="string">
            <text:p>N539 X12.5 Y619.119680851065</text:p>
          </table:table-cell>
          <table:table-cell/>
          <table:table-cell table:formula="of:=[.G535]" office:value-type="float" office:value="12.5" calcext:value-type="float">
            <text:p>12.5</text:p>
          </table:table-cell>
          <table:table-cell table:formula="of:=[.H535]+[.$K$13]" office:value-type="float" office:value="619.119680851065" calcext:value-type="float">
            <text:p>619.11968085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540</text:p>
          </table:table-cell>
          <table:table-cell table:formula="of:=[.B536]" office:value-type="string" office:string-value="G106" calcext:value-type="string">
            <text:p>G106</text:p>
          </table:table-cell>
          <table:table-cell table:formula="of:=[.C536]" office:value-type="string" office:string-value="P0" calcext:value-type="string">
            <text:p>P0</text:p>
          </table:table-cell>
          <table:table-cell/>
          <table:table-cell table:formula="of:=[.A541]&amp;&quot; &quot;&amp;[.B541]&amp;&quot; &quot;&amp;[.C541]" office:value-type="string" office:string-value="N540 G106 P0" calcext:value-type="string">
            <text:p>N540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541</text:p>
          </table:table-cell>
          <table:table-cell table:formula="of:=[.B537]" office:value-type="string" office:string-value="G105" calcext:value-type="string">
            <text:p>G105</text:p>
          </table:table-cell>
          <table:table-cell table:formula="of:=[.C537]" office:value-type="string" office:string-value="PY7.79553191489362" calcext:value-type="string">
            <text:p>PY7.79553191489362</text:p>
          </table:table-cell>
          <table:table-cell/>
          <table:table-cell table:formula="of:=[.A542]&amp;&quot; &quot;&amp;[.B542]&amp;&quot; &quot;&amp;[.C542]" office:value-type="string" office:string-value="N541 G105 PY7.79553191489362" calcext:value-type="string">
            <text:p>N541 G105 PY7.79553191489362</text:p>
          </table:table-cell>
          <table:table-cell table:number-columns-repeated="2"/>
          <table:table-cell table:formula="of:=[.H537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542</text:p>
          </table:table-cell>
          <table:table-cell table:formula="of:=&quot;X&quot;&amp;[.G543]" office:value-type="string" office:string-value="X6747.5" calcext:value-type="string">
            <text:p>X6747.5</text:p>
          </table:table-cell>
          <table:table-cell table:formula="of:=&quot;Y&quot;&amp;[.H543]" office:value-type="string" office:string-value="Y624.915212765959" calcext:value-type="string">
            <text:p>Y624.915212765959</text:p>
          </table:table-cell>
          <table:table-cell/>
          <table:table-cell table:formula="of:=[.A543]&amp;&quot; &quot;&amp;[.B543]&amp;&quot; &quot;&amp;[.C543]" office:value-type="string" office:string-value="N542 X6747.5 Y624.915212765959" calcext:value-type="string">
            <text:p>N542 X6747.5 Y624.915212765959</text:p>
          </table:table-cell>
          <table:table-cell/>
          <table:table-cell table:formula="of:=[.G538]" office:value-type="float" office:value="6747.5" calcext:value-type="float">
            <text:p>6747.5</text:p>
          </table:table-cell>
          <table:table-cell table:formula="of:=[.H538]+[.$K$13]" office:value-type="float" office:value="624.915212765959" calcext:value-type="float">
            <text:p>624.9152127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543</text:p>
          </table:table-cell>
          <table:table-cell table:formula="of:=[.B539]" office:value-type="string" office:string-value="G106" calcext:value-type="string">
            <text:p>G106</text:p>
          </table:table-cell>
          <table:table-cell table:formula="of:=[.C539]" office:value-type="string" office:string-value="P3" calcext:value-type="string">
            <text:p>P3</text:p>
          </table:table-cell>
          <table:table-cell/>
          <table:table-cell table:formula="of:=[.A544]&amp;&quot; &quot;&amp;[.B544]&amp;&quot; &quot;&amp;[.C544]" office:value-type="string" office:string-value="N543 G106 P3" calcext:value-type="string">
            <text:p>N543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544</text:p>
          </table:table-cell>
          <table:table-cell table:formula="of:=&quot;X&quot;&amp;[.G545]" office:value-type="string" office:string-value="X12.5" calcext:value-type="string">
            <text:p>X12.5</text:p>
          </table:table-cell>
          <table:table-cell table:formula="of:=&quot;Y&quot;&amp;[.H545]" office:value-type="string" office:string-value="Y623.915212765959" calcext:value-type="string">
            <text:p>Y623.915212765959</text:p>
          </table:table-cell>
          <table:table-cell/>
          <table:table-cell table:formula="of:=[.A545]&amp;&quot; &quot;&amp;[.B545]&amp;&quot; &quot;&amp;[.C545]" office:value-type="string" office:string-value="N544 X12.5 Y623.915212765959" calcext:value-type="string">
            <text:p>N544 X12.5 Y623.915212765959</text:p>
          </table:table-cell>
          <table:table-cell/>
          <table:table-cell table:formula="of:=[.G540]" office:value-type="float" office:value="12.5" calcext:value-type="float">
            <text:p>12.5</text:p>
          </table:table-cell>
          <table:table-cell table:formula="of:=[.H540]+[.$K$13]" office:value-type="float" office:value="623.915212765959" calcext:value-type="float">
            <text:p>623.9152127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545</text:p>
          </table:table-cell>
          <table:table-cell table:formula="of:=[.B541]" office:value-type="string" office:string-value="G106" calcext:value-type="string">
            <text:p>G106</text:p>
          </table:table-cell>
          <table:table-cell table:formula="of:=[.C541]" office:value-type="string" office:string-value="P0" calcext:value-type="string">
            <text:p>P0</text:p>
          </table:table-cell>
          <table:table-cell/>
          <table:table-cell table:formula="of:=[.A546]&amp;&quot; &quot;&amp;[.B546]&amp;&quot; &quot;&amp;[.C546]" office:value-type="string" office:string-value="N545 G106 P0" calcext:value-type="string">
            <text:p>N545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546</text:p>
          </table:table-cell>
          <table:table-cell table:formula="of:=[.B542]" office:value-type="string" office:string-value="G105" calcext:value-type="string">
            <text:p>G105</text:p>
          </table:table-cell>
          <table:table-cell table:formula="of:=[.C542]" office:value-type="string" office:string-value="PY7.79553191489362" calcext:value-type="string">
            <text:p>PY7.79553191489362</text:p>
          </table:table-cell>
          <table:table-cell/>
          <table:table-cell table:formula="of:=[.A547]&amp;&quot; &quot;&amp;[.B547]&amp;&quot; &quot;&amp;[.C547]" office:value-type="string" office:string-value="N546 G105 PY7.79553191489362" calcext:value-type="string">
            <text:p>N546 G105 PY7.79553191489362</text:p>
          </table:table-cell>
          <table:table-cell table:number-columns-repeated="2"/>
          <table:table-cell table:formula="of:=[.H542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547</text:p>
          </table:table-cell>
          <table:table-cell table:formula="of:=&quot;X&quot;&amp;[.G548]" office:value-type="string" office:string-value="X6747.5" calcext:value-type="string">
            <text:p>X6747.5</text:p>
          </table:table-cell>
          <table:table-cell table:formula="of:=&quot;Y&quot;&amp;[.H548]" office:value-type="string" office:string-value="Y629.710744680852" calcext:value-type="string">
            <text:p>Y629.710744680852</text:p>
          </table:table-cell>
          <table:table-cell/>
          <table:table-cell table:formula="of:=[.A548]&amp;&quot; &quot;&amp;[.B548]&amp;&quot; &quot;&amp;[.C548]" office:value-type="string" office:string-value="N547 X6747.5 Y629.710744680852" calcext:value-type="string">
            <text:p>N547 X6747.5 Y629.710744680852</text:p>
          </table:table-cell>
          <table:table-cell/>
          <table:table-cell table:formula="of:=[.G543]" office:value-type="float" office:value="6747.5" calcext:value-type="float">
            <text:p>6747.5</text:p>
          </table:table-cell>
          <table:table-cell table:formula="of:=[.H543]+[.$K$13]" office:value-type="float" office:value="629.710744680852" calcext:value-type="float">
            <text:p>629.71074468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548</text:p>
          </table:table-cell>
          <table:table-cell table:formula="of:=[.B544]" office:value-type="string" office:string-value="G106" calcext:value-type="string">
            <text:p>G106</text:p>
          </table:table-cell>
          <table:table-cell table:formula="of:=[.C544]" office:value-type="string" office:string-value="P3" calcext:value-type="string">
            <text:p>P3</text:p>
          </table:table-cell>
          <table:table-cell/>
          <table:table-cell table:formula="of:=[.A549]&amp;&quot; &quot;&amp;[.B549]&amp;&quot; &quot;&amp;[.C549]" office:value-type="string" office:string-value="N548 G106 P3" calcext:value-type="string">
            <text:p>N548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549</text:p>
          </table:table-cell>
          <table:table-cell table:formula="of:=&quot;X&quot;&amp;[.G550]" office:value-type="string" office:string-value="X12.5" calcext:value-type="string">
            <text:p>X12.5</text:p>
          </table:table-cell>
          <table:table-cell table:formula="of:=&quot;Y&quot;&amp;[.H550]" office:value-type="string" office:string-value="Y628.710744680852" calcext:value-type="string">
            <text:p>Y628.710744680852</text:p>
          </table:table-cell>
          <table:table-cell/>
          <table:table-cell table:formula="of:=[.A550]&amp;&quot; &quot;&amp;[.B550]&amp;&quot; &quot;&amp;[.C550]" office:value-type="string" office:string-value="N549 X12.5 Y628.710744680852" calcext:value-type="string">
            <text:p>N549 X12.5 Y628.710744680852</text:p>
          </table:table-cell>
          <table:table-cell/>
          <table:table-cell table:formula="of:=[.G545]" office:value-type="float" office:value="12.5" calcext:value-type="float">
            <text:p>12.5</text:p>
          </table:table-cell>
          <table:table-cell table:formula="of:=[.H545]+[.$K$13]" office:value-type="float" office:value="628.710744680852" calcext:value-type="float">
            <text:p>628.71074468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550</text:p>
          </table:table-cell>
          <table:table-cell table:formula="of:=[.B546]" office:value-type="string" office:string-value="G106" calcext:value-type="string">
            <text:p>G106</text:p>
          </table:table-cell>
          <table:table-cell table:formula="of:=[.C546]" office:value-type="string" office:string-value="P0" calcext:value-type="string">
            <text:p>P0</text:p>
          </table:table-cell>
          <table:table-cell/>
          <table:table-cell table:formula="of:=[.A551]&amp;&quot; &quot;&amp;[.B551]&amp;&quot; &quot;&amp;[.C551]" office:value-type="string" office:string-value="N550 G106 P0" calcext:value-type="string">
            <text:p>N550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551</text:p>
          </table:table-cell>
          <table:table-cell table:formula="of:=[.B547]" office:value-type="string" office:string-value="G105" calcext:value-type="string">
            <text:p>G105</text:p>
          </table:table-cell>
          <table:table-cell table:formula="of:=[.C547]" office:value-type="string" office:string-value="PY7.79553191489362" calcext:value-type="string">
            <text:p>PY7.79553191489362</text:p>
          </table:table-cell>
          <table:table-cell/>
          <table:table-cell table:formula="of:=[.A552]&amp;&quot; &quot;&amp;[.B552]&amp;&quot; &quot;&amp;[.C552]" office:value-type="string" office:string-value="N551 G105 PY7.79553191489362" calcext:value-type="string">
            <text:p>N551 G105 PY7.79553191489362</text:p>
          </table:table-cell>
          <table:table-cell table:number-columns-repeated="2"/>
          <table:table-cell table:formula="of:=[.H547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552</text:p>
          </table:table-cell>
          <table:table-cell table:formula="of:=&quot;X&quot;&amp;[.G553]" office:value-type="string" office:string-value="X6747.5" calcext:value-type="string">
            <text:p>X6747.5</text:p>
          </table:table-cell>
          <table:table-cell table:formula="of:=&quot;Y&quot;&amp;[.H553]" office:value-type="string" office:string-value="Y634.506276595746" calcext:value-type="string">
            <text:p>Y634.506276595746</text:p>
          </table:table-cell>
          <table:table-cell/>
          <table:table-cell table:formula="of:=[.A553]&amp;&quot; &quot;&amp;[.B553]&amp;&quot; &quot;&amp;[.C553]" office:value-type="string" office:string-value="N552 X6747.5 Y634.506276595746" calcext:value-type="string">
            <text:p>N552 X6747.5 Y634.506276595746</text:p>
          </table:table-cell>
          <table:table-cell/>
          <table:table-cell table:formula="of:=[.G548]" office:value-type="float" office:value="6747.5" calcext:value-type="float">
            <text:p>6747.5</text:p>
          </table:table-cell>
          <table:table-cell table:formula="of:=[.H548]+[.$K$13]" office:value-type="float" office:value="634.506276595746" calcext:value-type="float">
            <text:p>634.50627659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553</text:p>
          </table:table-cell>
          <table:table-cell table:formula="of:=[.B549]" office:value-type="string" office:string-value="G106" calcext:value-type="string">
            <text:p>G106</text:p>
          </table:table-cell>
          <table:table-cell table:formula="of:=[.C549]" office:value-type="string" office:string-value="P3" calcext:value-type="string">
            <text:p>P3</text:p>
          </table:table-cell>
          <table:table-cell/>
          <table:table-cell table:formula="of:=[.A554]&amp;&quot; &quot;&amp;[.B554]&amp;&quot; &quot;&amp;[.C554]" office:value-type="string" office:string-value="N553 G106 P3" calcext:value-type="string">
            <text:p>N553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554</text:p>
          </table:table-cell>
          <table:table-cell table:formula="of:=&quot;X&quot;&amp;[.G555]" office:value-type="string" office:string-value="X12.5" calcext:value-type="string">
            <text:p>X12.5</text:p>
          </table:table-cell>
          <table:table-cell table:formula="of:=&quot;Y&quot;&amp;[.H555]" office:value-type="string" office:string-value="Y633.506276595746" calcext:value-type="string">
            <text:p>Y633.506276595746</text:p>
          </table:table-cell>
          <table:table-cell/>
          <table:table-cell table:formula="of:=[.A555]&amp;&quot; &quot;&amp;[.B555]&amp;&quot; &quot;&amp;[.C555]" office:value-type="string" office:string-value="N554 X12.5 Y633.506276595746" calcext:value-type="string">
            <text:p>N554 X12.5 Y633.506276595746</text:p>
          </table:table-cell>
          <table:table-cell/>
          <table:table-cell table:formula="of:=[.G550]" office:value-type="float" office:value="12.5" calcext:value-type="float">
            <text:p>12.5</text:p>
          </table:table-cell>
          <table:table-cell table:formula="of:=[.H550]+[.$K$13]" office:value-type="float" office:value="633.506276595746" calcext:value-type="float">
            <text:p>633.50627659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555</text:p>
          </table:table-cell>
          <table:table-cell table:formula="of:=[.B551]" office:value-type="string" office:string-value="G106" calcext:value-type="string">
            <text:p>G106</text:p>
          </table:table-cell>
          <table:table-cell table:formula="of:=[.C551]" office:value-type="string" office:string-value="P0" calcext:value-type="string">
            <text:p>P0</text:p>
          </table:table-cell>
          <table:table-cell/>
          <table:table-cell table:formula="of:=[.A556]&amp;&quot; &quot;&amp;[.B556]&amp;&quot; &quot;&amp;[.C556]" office:value-type="string" office:string-value="N555 G106 P0" calcext:value-type="string">
            <text:p>N555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556</text:p>
          </table:table-cell>
          <table:table-cell table:formula="of:=[.B552]" office:value-type="string" office:string-value="G105" calcext:value-type="string">
            <text:p>G105</text:p>
          </table:table-cell>
          <table:table-cell table:formula="of:=[.C552]" office:value-type="string" office:string-value="PY7.79553191489362" calcext:value-type="string">
            <text:p>PY7.79553191489362</text:p>
          </table:table-cell>
          <table:table-cell/>
          <table:table-cell table:formula="of:=[.A557]&amp;&quot; &quot;&amp;[.B557]&amp;&quot; &quot;&amp;[.C557]" office:value-type="string" office:string-value="N556 G105 PY7.79553191489362" calcext:value-type="string">
            <text:p>N556 G105 PY7.79553191489362</text:p>
          </table:table-cell>
          <table:table-cell table:number-columns-repeated="2"/>
          <table:table-cell table:formula="of:=[.H552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557</text:p>
          </table:table-cell>
          <table:table-cell table:formula="of:=&quot;X&quot;&amp;[.G558]" office:value-type="string" office:string-value="X6747.5" calcext:value-type="string">
            <text:p>X6747.5</text:p>
          </table:table-cell>
          <table:table-cell table:formula="of:=&quot;Y&quot;&amp;[.H558]" office:value-type="string" office:string-value="Y639.30180851064" calcext:value-type="string">
            <text:p>Y639.30180851064</text:p>
          </table:table-cell>
          <table:table-cell/>
          <table:table-cell table:formula="of:=[.A558]&amp;&quot; &quot;&amp;[.B558]&amp;&quot; &quot;&amp;[.C558]" office:value-type="string" office:string-value="N557 X6747.5 Y639.30180851064" calcext:value-type="string">
            <text:p>N557 X6747.5 Y639.30180851064</text:p>
          </table:table-cell>
          <table:table-cell/>
          <table:table-cell table:formula="of:=[.G553]" office:value-type="float" office:value="6747.5" calcext:value-type="float">
            <text:p>6747.5</text:p>
          </table:table-cell>
          <table:table-cell table:formula="of:=[.H553]+[.$K$13]" office:value-type="float" office:value="639.30180851064" calcext:value-type="float">
            <text:p>639.30180851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558</text:p>
          </table:table-cell>
          <table:table-cell table:formula="of:=[.B554]" office:value-type="string" office:string-value="G106" calcext:value-type="string">
            <text:p>G106</text:p>
          </table:table-cell>
          <table:table-cell table:formula="of:=[.C554]" office:value-type="string" office:string-value="P3" calcext:value-type="string">
            <text:p>P3</text:p>
          </table:table-cell>
          <table:table-cell/>
          <table:table-cell table:formula="of:=[.A559]&amp;&quot; &quot;&amp;[.B559]&amp;&quot; &quot;&amp;[.C559]" office:value-type="string" office:string-value="N558 G106 P3" calcext:value-type="string">
            <text:p>N558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559</text:p>
          </table:table-cell>
          <table:table-cell table:formula="of:=&quot;X&quot;&amp;[.G560]" office:value-type="string" office:string-value="X12.5" calcext:value-type="string">
            <text:p>X12.5</text:p>
          </table:table-cell>
          <table:table-cell table:formula="of:=&quot;Y&quot;&amp;[.H560]" office:value-type="string" office:string-value="Y638.30180851064" calcext:value-type="string">
            <text:p>Y638.30180851064</text:p>
          </table:table-cell>
          <table:table-cell/>
          <table:table-cell table:formula="of:=[.A560]&amp;&quot; &quot;&amp;[.B560]&amp;&quot; &quot;&amp;[.C560]" office:value-type="string" office:string-value="N559 X12.5 Y638.30180851064" calcext:value-type="string">
            <text:p>N559 X12.5 Y638.30180851064</text:p>
          </table:table-cell>
          <table:table-cell/>
          <table:table-cell table:formula="of:=[.G555]" office:value-type="float" office:value="12.5" calcext:value-type="float">
            <text:p>12.5</text:p>
          </table:table-cell>
          <table:table-cell table:formula="of:=[.H555]+[.$K$13]" office:value-type="float" office:value="638.30180851064" calcext:value-type="float">
            <text:p>638.30180851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560</text:p>
          </table:table-cell>
          <table:table-cell table:formula="of:=[.B556]" office:value-type="string" office:string-value="G106" calcext:value-type="string">
            <text:p>G106</text:p>
          </table:table-cell>
          <table:table-cell table:formula="of:=[.C556]" office:value-type="string" office:string-value="P0" calcext:value-type="string">
            <text:p>P0</text:p>
          </table:table-cell>
          <table:table-cell/>
          <table:table-cell table:formula="of:=[.A561]&amp;&quot; &quot;&amp;[.B561]&amp;&quot; &quot;&amp;[.C561]" office:value-type="string" office:string-value="N560 G106 P0" calcext:value-type="string">
            <text:p>N560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561</text:p>
          </table:table-cell>
          <table:table-cell table:formula="of:=[.B557]" office:value-type="string" office:string-value="G105" calcext:value-type="string">
            <text:p>G105</text:p>
          </table:table-cell>
          <table:table-cell table:formula="of:=[.C557]" office:value-type="string" office:string-value="PY7.79553191489362" calcext:value-type="string">
            <text:p>PY7.79553191489362</text:p>
          </table:table-cell>
          <table:table-cell/>
          <table:table-cell table:formula="of:=[.A562]&amp;&quot; &quot;&amp;[.B562]&amp;&quot; &quot;&amp;[.C562]" office:value-type="string" office:string-value="N561 G105 PY7.79553191489362" calcext:value-type="string">
            <text:p>N561 G105 PY7.79553191489362</text:p>
          </table:table-cell>
          <table:table-cell table:number-columns-repeated="2"/>
          <table:table-cell table:formula="of:=[.H557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562</text:p>
          </table:table-cell>
          <table:table-cell table:formula="of:=&quot;X&quot;&amp;[.G563]" office:value-type="string" office:string-value="X6747.5" calcext:value-type="string">
            <text:p>X6747.5</text:p>
          </table:table-cell>
          <table:table-cell table:formula="of:=&quot;Y&quot;&amp;[.H563]" office:value-type="string" office:string-value="Y644.097340425533" calcext:value-type="string">
            <text:p>Y644.097340425533</text:p>
          </table:table-cell>
          <table:table-cell/>
          <table:table-cell table:formula="of:=[.A563]&amp;&quot; &quot;&amp;[.B563]&amp;&quot; &quot;&amp;[.C563]" office:value-type="string" office:string-value="N562 X6747.5 Y644.097340425533" calcext:value-type="string">
            <text:p>N562 X6747.5 Y644.097340425533</text:p>
          </table:table-cell>
          <table:table-cell/>
          <table:table-cell table:formula="of:=[.G558]" office:value-type="float" office:value="6747.5" calcext:value-type="float">
            <text:p>6747.5</text:p>
          </table:table-cell>
          <table:table-cell table:formula="of:=[.H558]+[.$K$13]" office:value-type="float" office:value="644.097340425533" calcext:value-type="float">
            <text:p>644.09734042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563</text:p>
          </table:table-cell>
          <table:table-cell table:formula="of:=[.B559]" office:value-type="string" office:string-value="G106" calcext:value-type="string">
            <text:p>G106</text:p>
          </table:table-cell>
          <table:table-cell table:formula="of:=[.C559]" office:value-type="string" office:string-value="P3" calcext:value-type="string">
            <text:p>P3</text:p>
          </table:table-cell>
          <table:table-cell/>
          <table:table-cell table:formula="of:=[.A564]&amp;&quot; &quot;&amp;[.B564]&amp;&quot; &quot;&amp;[.C564]" office:value-type="string" office:string-value="N563 G106 P3" calcext:value-type="string">
            <text:p>N563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564</text:p>
          </table:table-cell>
          <table:table-cell table:formula="of:=&quot;X&quot;&amp;[.G565]" office:value-type="string" office:string-value="X12.5" calcext:value-type="string">
            <text:p>X12.5</text:p>
          </table:table-cell>
          <table:table-cell table:formula="of:=&quot;Y&quot;&amp;[.H565]" office:value-type="string" office:string-value="Y643.097340425533" calcext:value-type="string">
            <text:p>Y643.097340425533</text:p>
          </table:table-cell>
          <table:table-cell/>
          <table:table-cell table:formula="of:=[.A565]&amp;&quot; &quot;&amp;[.B565]&amp;&quot; &quot;&amp;[.C565]" office:value-type="string" office:string-value="N564 X12.5 Y643.097340425533" calcext:value-type="string">
            <text:p>N564 X12.5 Y643.097340425533</text:p>
          </table:table-cell>
          <table:table-cell/>
          <table:table-cell table:formula="of:=[.G560]" office:value-type="float" office:value="12.5" calcext:value-type="float">
            <text:p>12.5</text:p>
          </table:table-cell>
          <table:table-cell table:formula="of:=[.H560]+[.$K$13]" office:value-type="float" office:value="643.097340425533" calcext:value-type="float">
            <text:p>643.09734042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565</text:p>
          </table:table-cell>
          <table:table-cell table:formula="of:=[.B561]" office:value-type="string" office:string-value="G106" calcext:value-type="string">
            <text:p>G106</text:p>
          </table:table-cell>
          <table:table-cell table:formula="of:=[.C561]" office:value-type="string" office:string-value="P0" calcext:value-type="string">
            <text:p>P0</text:p>
          </table:table-cell>
          <table:table-cell/>
          <table:table-cell table:formula="of:=[.A566]&amp;&quot; &quot;&amp;[.B566]&amp;&quot; &quot;&amp;[.C566]" office:value-type="string" office:string-value="N565 G106 P0" calcext:value-type="string">
            <text:p>N565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566</text:p>
          </table:table-cell>
          <table:table-cell table:formula="of:=[.B562]" office:value-type="string" office:string-value="G105" calcext:value-type="string">
            <text:p>G105</text:p>
          </table:table-cell>
          <table:table-cell table:formula="of:=[.C562]" office:value-type="string" office:string-value="PY7.79553191489362" calcext:value-type="string">
            <text:p>PY7.79553191489362</text:p>
          </table:table-cell>
          <table:table-cell/>
          <table:table-cell table:formula="of:=[.A567]&amp;&quot; &quot;&amp;[.B567]&amp;&quot; &quot;&amp;[.C567]" office:value-type="string" office:string-value="N566 G105 PY7.79553191489362" calcext:value-type="string">
            <text:p>N566 G105 PY7.79553191489362</text:p>
          </table:table-cell>
          <table:table-cell table:number-columns-repeated="2"/>
          <table:table-cell table:formula="of:=[.H562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567</text:p>
          </table:table-cell>
          <table:table-cell table:formula="of:=&quot;X&quot;&amp;[.G568]" office:value-type="string" office:string-value="X6747.5" calcext:value-type="string">
            <text:p>X6747.5</text:p>
          </table:table-cell>
          <table:table-cell table:formula="of:=&quot;Y&quot;&amp;[.H568]" office:value-type="string" office:string-value="Y648.892872340427" calcext:value-type="string">
            <text:p>Y648.892872340427</text:p>
          </table:table-cell>
          <table:table-cell/>
          <table:table-cell table:formula="of:=[.A568]&amp;&quot; &quot;&amp;[.B568]&amp;&quot; &quot;&amp;[.C568]" office:value-type="string" office:string-value="N567 X6747.5 Y648.892872340427" calcext:value-type="string">
            <text:p>N567 X6747.5 Y648.892872340427</text:p>
          </table:table-cell>
          <table:table-cell/>
          <table:table-cell table:formula="of:=[.G563]" office:value-type="float" office:value="6747.5" calcext:value-type="float">
            <text:p>6747.5</text:p>
          </table:table-cell>
          <table:table-cell table:formula="of:=[.H563]+[.$K$13]" office:value-type="float" office:value="648.892872340427" calcext:value-type="float">
            <text:p>648.89287234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568</text:p>
          </table:table-cell>
          <table:table-cell table:formula="of:=[.B564]" office:value-type="string" office:string-value="G106" calcext:value-type="string">
            <text:p>G106</text:p>
          </table:table-cell>
          <table:table-cell table:formula="of:=[.C564]" office:value-type="string" office:string-value="P3" calcext:value-type="string">
            <text:p>P3</text:p>
          </table:table-cell>
          <table:table-cell/>
          <table:table-cell table:formula="of:=[.A569]&amp;&quot; &quot;&amp;[.B569]&amp;&quot; &quot;&amp;[.C569]" office:value-type="string" office:string-value="N568 G106 P3" calcext:value-type="string">
            <text:p>N568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569</text:p>
          </table:table-cell>
          <table:table-cell table:formula="of:=&quot;X&quot;&amp;[.G570]" office:value-type="string" office:string-value="X12.5" calcext:value-type="string">
            <text:p>X12.5</text:p>
          </table:table-cell>
          <table:table-cell table:formula="of:=&quot;Y&quot;&amp;[.H570]" office:value-type="string" office:string-value="Y647.892872340427" calcext:value-type="string">
            <text:p>Y647.892872340427</text:p>
          </table:table-cell>
          <table:table-cell/>
          <table:table-cell table:formula="of:=[.A570]&amp;&quot; &quot;&amp;[.B570]&amp;&quot; &quot;&amp;[.C570]" office:value-type="string" office:string-value="N569 X12.5 Y647.892872340427" calcext:value-type="string">
            <text:p>N569 X12.5 Y647.892872340427</text:p>
          </table:table-cell>
          <table:table-cell/>
          <table:table-cell table:formula="of:=[.G565]" office:value-type="float" office:value="12.5" calcext:value-type="float">
            <text:p>12.5</text:p>
          </table:table-cell>
          <table:table-cell table:formula="of:=[.H565]+[.$K$13]" office:value-type="float" office:value="647.892872340427" calcext:value-type="float">
            <text:p>647.89287234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570</text:p>
          </table:table-cell>
          <table:table-cell table:formula="of:=[.B566]" office:value-type="string" office:string-value="G106" calcext:value-type="string">
            <text:p>G106</text:p>
          </table:table-cell>
          <table:table-cell table:formula="of:=[.C566]" office:value-type="string" office:string-value="P0" calcext:value-type="string">
            <text:p>P0</text:p>
          </table:table-cell>
          <table:table-cell/>
          <table:table-cell table:formula="of:=[.A571]&amp;&quot; &quot;&amp;[.B571]&amp;&quot; &quot;&amp;[.C571]" office:value-type="string" office:string-value="N570 G106 P0" calcext:value-type="string">
            <text:p>N570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571</text:p>
          </table:table-cell>
          <table:table-cell table:formula="of:=[.B567]" office:value-type="string" office:string-value="G105" calcext:value-type="string">
            <text:p>G105</text:p>
          </table:table-cell>
          <table:table-cell table:formula="of:=[.C567]" office:value-type="string" office:string-value="PY7.79553191489362" calcext:value-type="string">
            <text:p>PY7.79553191489362</text:p>
          </table:table-cell>
          <table:table-cell/>
          <table:table-cell table:formula="of:=[.A572]&amp;&quot; &quot;&amp;[.B572]&amp;&quot; &quot;&amp;[.C572]" office:value-type="string" office:string-value="N571 G105 PY7.79553191489362" calcext:value-type="string">
            <text:p>N571 G105 PY7.79553191489362</text:p>
          </table:table-cell>
          <table:table-cell table:number-columns-repeated="2"/>
          <table:table-cell table:formula="of:=[.H567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572</text:p>
          </table:table-cell>
          <table:table-cell table:formula="of:=&quot;X&quot;&amp;[.G573]" office:value-type="string" office:string-value="X6747.5" calcext:value-type="string">
            <text:p>X6747.5</text:p>
          </table:table-cell>
          <table:table-cell table:formula="of:=&quot;Y&quot;&amp;[.H573]" office:value-type="string" office:string-value="Y653.688404255321" calcext:value-type="string">
            <text:p>Y653.688404255321</text:p>
          </table:table-cell>
          <table:table-cell/>
          <table:table-cell table:formula="of:=[.A573]&amp;&quot; &quot;&amp;[.B573]&amp;&quot; &quot;&amp;[.C573]" office:value-type="string" office:string-value="N572 X6747.5 Y653.688404255321" calcext:value-type="string">
            <text:p>N572 X6747.5 Y653.688404255321</text:p>
          </table:table-cell>
          <table:table-cell/>
          <table:table-cell table:formula="of:=[.G568]" office:value-type="float" office:value="6747.5" calcext:value-type="float">
            <text:p>6747.5</text:p>
          </table:table-cell>
          <table:table-cell table:formula="of:=[.H568]+[.$K$13]" office:value-type="float" office:value="653.688404255321" calcext:value-type="float">
            <text:p>653.688404255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573</text:p>
          </table:table-cell>
          <table:table-cell table:formula="of:=[.B569]" office:value-type="string" office:string-value="G106" calcext:value-type="string">
            <text:p>G106</text:p>
          </table:table-cell>
          <table:table-cell table:formula="of:=[.C569]" office:value-type="string" office:string-value="P3" calcext:value-type="string">
            <text:p>P3</text:p>
          </table:table-cell>
          <table:table-cell/>
          <table:table-cell table:formula="of:=[.A574]&amp;&quot; &quot;&amp;[.B574]&amp;&quot; &quot;&amp;[.C574]" office:value-type="string" office:string-value="N573 G106 P3" calcext:value-type="string">
            <text:p>N573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574</text:p>
          </table:table-cell>
          <table:table-cell table:formula="of:=&quot;X&quot;&amp;[.G575]" office:value-type="string" office:string-value="X12.5" calcext:value-type="string">
            <text:p>X12.5</text:p>
          </table:table-cell>
          <table:table-cell table:formula="of:=&quot;Y&quot;&amp;[.H575]" office:value-type="string" office:string-value="Y652.688404255321" calcext:value-type="string">
            <text:p>Y652.688404255321</text:p>
          </table:table-cell>
          <table:table-cell/>
          <table:table-cell table:formula="of:=[.A575]&amp;&quot; &quot;&amp;[.B575]&amp;&quot; &quot;&amp;[.C575]" office:value-type="string" office:string-value="N574 X12.5 Y652.688404255321" calcext:value-type="string">
            <text:p>N574 X12.5 Y652.688404255321</text:p>
          </table:table-cell>
          <table:table-cell/>
          <table:table-cell table:formula="of:=[.G570]" office:value-type="float" office:value="12.5" calcext:value-type="float">
            <text:p>12.5</text:p>
          </table:table-cell>
          <table:table-cell table:formula="of:=[.H570]+[.$K$13]" office:value-type="float" office:value="652.688404255321" calcext:value-type="float">
            <text:p>652.688404255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575</text:p>
          </table:table-cell>
          <table:table-cell table:formula="of:=[.B571]" office:value-type="string" office:string-value="G106" calcext:value-type="string">
            <text:p>G106</text:p>
          </table:table-cell>
          <table:table-cell table:formula="of:=[.C571]" office:value-type="string" office:string-value="P0" calcext:value-type="string">
            <text:p>P0</text:p>
          </table:table-cell>
          <table:table-cell/>
          <table:table-cell table:formula="of:=[.A576]&amp;&quot; &quot;&amp;[.B576]&amp;&quot; &quot;&amp;[.C576]" office:value-type="string" office:string-value="N575 G106 P0" calcext:value-type="string">
            <text:p>N575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576</text:p>
          </table:table-cell>
          <table:table-cell table:formula="of:=[.B572]" office:value-type="string" office:string-value="G105" calcext:value-type="string">
            <text:p>G105</text:p>
          </table:table-cell>
          <table:table-cell table:formula="of:=[.C572]" office:value-type="string" office:string-value="PY7.79553191489362" calcext:value-type="string">
            <text:p>PY7.79553191489362</text:p>
          </table:table-cell>
          <table:table-cell/>
          <table:table-cell table:formula="of:=[.A577]&amp;&quot; &quot;&amp;[.B577]&amp;&quot; &quot;&amp;[.C577]" office:value-type="string" office:string-value="N576 G105 PY7.79553191489362" calcext:value-type="string">
            <text:p>N576 G105 PY7.79553191489362</text:p>
          </table:table-cell>
          <table:table-cell table:number-columns-repeated="2"/>
          <table:table-cell table:formula="of:=[.H572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577</text:p>
          </table:table-cell>
          <table:table-cell table:formula="of:=&quot;X&quot;&amp;[.G578]" office:value-type="string" office:string-value="X6747.5" calcext:value-type="string">
            <text:p>X6747.5</text:p>
          </table:table-cell>
          <table:table-cell table:formula="of:=&quot;Y&quot;&amp;[.H578]" office:value-type="string" office:string-value="Y658.483936170214" calcext:value-type="string">
            <text:p>Y658.483936170214</text:p>
          </table:table-cell>
          <table:table-cell/>
          <table:table-cell table:formula="of:=[.A578]&amp;&quot; &quot;&amp;[.B578]&amp;&quot; &quot;&amp;[.C578]" office:value-type="string" office:string-value="N577 X6747.5 Y658.483936170214" calcext:value-type="string">
            <text:p>N577 X6747.5 Y658.483936170214</text:p>
          </table:table-cell>
          <table:table-cell/>
          <table:table-cell table:formula="of:=[.G573]" office:value-type="float" office:value="6747.5" calcext:value-type="float">
            <text:p>6747.5</text:p>
          </table:table-cell>
          <table:table-cell table:formula="of:=[.H573]+[.$K$13]" office:value-type="float" office:value="658.483936170214" calcext:value-type="float">
            <text:p>658.48393617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578</text:p>
          </table:table-cell>
          <table:table-cell table:formula="of:=[.B574]" office:value-type="string" office:string-value="G106" calcext:value-type="string">
            <text:p>G106</text:p>
          </table:table-cell>
          <table:table-cell table:formula="of:=[.C574]" office:value-type="string" office:string-value="P3" calcext:value-type="string">
            <text:p>P3</text:p>
          </table:table-cell>
          <table:table-cell/>
          <table:table-cell table:formula="of:=[.A579]&amp;&quot; &quot;&amp;[.B579]&amp;&quot; &quot;&amp;[.C579]" office:value-type="string" office:string-value="N578 G106 P3" calcext:value-type="string">
            <text:p>N578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579</text:p>
          </table:table-cell>
          <table:table-cell table:formula="of:=&quot;X&quot;&amp;[.G580]" office:value-type="string" office:string-value="X12.5" calcext:value-type="string">
            <text:p>X12.5</text:p>
          </table:table-cell>
          <table:table-cell table:formula="of:=&quot;Y&quot;&amp;[.H580]" office:value-type="string" office:string-value="Y657.483936170214" calcext:value-type="string">
            <text:p>Y657.483936170214</text:p>
          </table:table-cell>
          <table:table-cell/>
          <table:table-cell table:formula="of:=[.A580]&amp;&quot; &quot;&amp;[.B580]&amp;&quot; &quot;&amp;[.C580]" office:value-type="string" office:string-value="N579 X12.5 Y657.483936170214" calcext:value-type="string">
            <text:p>N579 X12.5 Y657.483936170214</text:p>
          </table:table-cell>
          <table:table-cell/>
          <table:table-cell table:formula="of:=[.G575]" office:value-type="float" office:value="12.5" calcext:value-type="float">
            <text:p>12.5</text:p>
          </table:table-cell>
          <table:table-cell table:formula="of:=[.H575]+[.$K$13]" office:value-type="float" office:value="657.483936170214" calcext:value-type="float">
            <text:p>657.48393617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580</text:p>
          </table:table-cell>
          <table:table-cell table:formula="of:=[.B576]" office:value-type="string" office:string-value="G106" calcext:value-type="string">
            <text:p>G106</text:p>
          </table:table-cell>
          <table:table-cell table:formula="of:=[.C576]" office:value-type="string" office:string-value="P0" calcext:value-type="string">
            <text:p>P0</text:p>
          </table:table-cell>
          <table:table-cell/>
          <table:table-cell table:formula="of:=[.A581]&amp;&quot; &quot;&amp;[.B581]&amp;&quot; &quot;&amp;[.C581]" office:value-type="string" office:string-value="N580 G106 P0" calcext:value-type="string">
            <text:p>N580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581</text:p>
          </table:table-cell>
          <table:table-cell table:formula="of:=[.B577]" office:value-type="string" office:string-value="G105" calcext:value-type="string">
            <text:p>G105</text:p>
          </table:table-cell>
          <table:table-cell table:formula="of:=[.C577]" office:value-type="string" office:string-value="PY7.79553191489362" calcext:value-type="string">
            <text:p>PY7.79553191489362</text:p>
          </table:table-cell>
          <table:table-cell/>
          <table:table-cell table:formula="of:=[.A582]&amp;&quot; &quot;&amp;[.B582]&amp;&quot; &quot;&amp;[.C582]" office:value-type="string" office:string-value="N581 G105 PY7.79553191489362" calcext:value-type="string">
            <text:p>N581 G105 PY7.79553191489362</text:p>
          </table:table-cell>
          <table:table-cell table:number-columns-repeated="2"/>
          <table:table-cell table:formula="of:=[.H577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582</text:p>
          </table:table-cell>
          <table:table-cell table:formula="of:=&quot;X&quot;&amp;[.G583]" office:value-type="string" office:string-value="X6747.5" calcext:value-type="string">
            <text:p>X6747.5</text:p>
          </table:table-cell>
          <table:table-cell table:formula="of:=&quot;Y&quot;&amp;[.H583]" office:value-type="string" office:string-value="Y663.279468085108" calcext:value-type="string">
            <text:p>Y663.279468085108</text:p>
          </table:table-cell>
          <table:table-cell/>
          <table:table-cell table:formula="of:=[.A583]&amp;&quot; &quot;&amp;[.B583]&amp;&quot; &quot;&amp;[.C583]" office:value-type="string" office:string-value="N582 X6747.5 Y663.279468085108" calcext:value-type="string">
            <text:p>N582 X6747.5 Y663.279468085108</text:p>
          </table:table-cell>
          <table:table-cell/>
          <table:table-cell table:formula="of:=[.G578]" office:value-type="float" office:value="6747.5" calcext:value-type="float">
            <text:p>6747.5</text:p>
          </table:table-cell>
          <table:table-cell table:formula="of:=[.H578]+[.$K$13]" office:value-type="float" office:value="663.279468085108" calcext:value-type="float">
            <text:p>663.27946808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583</text:p>
          </table:table-cell>
          <table:table-cell table:formula="of:=[.B579]" office:value-type="string" office:string-value="G106" calcext:value-type="string">
            <text:p>G106</text:p>
          </table:table-cell>
          <table:table-cell table:formula="of:=[.C579]" office:value-type="string" office:string-value="P3" calcext:value-type="string">
            <text:p>P3</text:p>
          </table:table-cell>
          <table:table-cell/>
          <table:table-cell table:formula="of:=[.A584]&amp;&quot; &quot;&amp;[.B584]&amp;&quot; &quot;&amp;[.C584]" office:value-type="string" office:string-value="N583 G106 P3" calcext:value-type="string">
            <text:p>N583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584</text:p>
          </table:table-cell>
          <table:table-cell table:formula="of:=&quot;X&quot;&amp;[.G585]" office:value-type="string" office:string-value="X12.5" calcext:value-type="string">
            <text:p>X12.5</text:p>
          </table:table-cell>
          <table:table-cell table:formula="of:=&quot;Y&quot;&amp;[.H585]" office:value-type="string" office:string-value="Y662.279468085108" calcext:value-type="string">
            <text:p>Y662.279468085108</text:p>
          </table:table-cell>
          <table:table-cell/>
          <table:table-cell table:formula="of:=[.A585]&amp;&quot; &quot;&amp;[.B585]&amp;&quot; &quot;&amp;[.C585]" office:value-type="string" office:string-value="N584 X12.5 Y662.279468085108" calcext:value-type="string">
            <text:p>N584 X12.5 Y662.279468085108</text:p>
          </table:table-cell>
          <table:table-cell/>
          <table:table-cell table:formula="of:=[.G580]" office:value-type="float" office:value="12.5" calcext:value-type="float">
            <text:p>12.5</text:p>
          </table:table-cell>
          <table:table-cell table:formula="of:=[.H580]+[.$K$13]" office:value-type="float" office:value="662.279468085108" calcext:value-type="float">
            <text:p>662.27946808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585</text:p>
          </table:table-cell>
          <table:table-cell table:formula="of:=[.B581]" office:value-type="string" office:string-value="G106" calcext:value-type="string">
            <text:p>G106</text:p>
          </table:table-cell>
          <table:table-cell table:formula="of:=[.C581]" office:value-type="string" office:string-value="P0" calcext:value-type="string">
            <text:p>P0</text:p>
          </table:table-cell>
          <table:table-cell/>
          <table:table-cell table:formula="of:=[.A586]&amp;&quot; &quot;&amp;[.B586]&amp;&quot; &quot;&amp;[.C586]" office:value-type="string" office:string-value="N585 G106 P0" calcext:value-type="string">
            <text:p>N585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586</text:p>
          </table:table-cell>
          <table:table-cell table:formula="of:=[.B582]" office:value-type="string" office:string-value="G105" calcext:value-type="string">
            <text:p>G105</text:p>
          </table:table-cell>
          <table:table-cell table:formula="of:=[.C582]" office:value-type="string" office:string-value="PY7.79553191489362" calcext:value-type="string">
            <text:p>PY7.79553191489362</text:p>
          </table:table-cell>
          <table:table-cell/>
          <table:table-cell table:formula="of:=[.A587]&amp;&quot; &quot;&amp;[.B587]&amp;&quot; &quot;&amp;[.C587]" office:value-type="string" office:string-value="N586 G105 PY7.79553191489362" calcext:value-type="string">
            <text:p>N586 G105 PY7.79553191489362</text:p>
          </table:table-cell>
          <table:table-cell table:number-columns-repeated="2"/>
          <table:table-cell table:formula="of:=[.H582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587</text:p>
          </table:table-cell>
          <table:table-cell table:formula="of:=&quot;X&quot;&amp;[.G588]" office:value-type="string" office:string-value="X6747.5" calcext:value-type="string">
            <text:p>X6747.5</text:p>
          </table:table-cell>
          <table:table-cell table:formula="of:=&quot;Y&quot;&amp;[.H588]" office:value-type="string" office:string-value="Y668.075000000002" calcext:value-type="string">
            <text:p>Y668.075000000002</text:p>
          </table:table-cell>
          <table:table-cell/>
          <table:table-cell table:formula="of:=[.A588]&amp;&quot; &quot;&amp;[.B588]&amp;&quot; &quot;&amp;[.C588]" office:value-type="string" office:string-value="N587 X6747.5 Y668.075000000002" calcext:value-type="string">
            <text:p>N587 X6747.5 Y668.075000000002</text:p>
          </table:table-cell>
          <table:table-cell/>
          <table:table-cell table:formula="of:=[.G583]" office:value-type="float" office:value="6747.5" calcext:value-type="float">
            <text:p>6747.5</text:p>
          </table:table-cell>
          <table:table-cell table:formula="of:=[.H583]+[.$K$13]" office:value-type="float" office:value="668.075000000002" calcext:value-type="float">
            <text:p>668.0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588</text:p>
          </table:table-cell>
          <table:table-cell table:formula="of:=[.B584]" office:value-type="string" office:string-value="G106" calcext:value-type="string">
            <text:p>G106</text:p>
          </table:table-cell>
          <table:table-cell table:formula="of:=[.C584]" office:value-type="string" office:string-value="P3" calcext:value-type="string">
            <text:p>P3</text:p>
          </table:table-cell>
          <table:table-cell/>
          <table:table-cell table:formula="of:=[.A589]&amp;&quot; &quot;&amp;[.B589]&amp;&quot; &quot;&amp;[.C589]" office:value-type="string" office:string-value="N588 G106 P3" calcext:value-type="string">
            <text:p>N588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589</text:p>
          </table:table-cell>
          <table:table-cell table:formula="of:=&quot;X&quot;&amp;[.G590]" office:value-type="string" office:string-value="X12.5" calcext:value-type="string">
            <text:p>X12.5</text:p>
          </table:table-cell>
          <table:table-cell table:formula="of:=&quot;Y&quot;&amp;[.H590]" office:value-type="string" office:string-value="Y667.075000000002" calcext:value-type="string">
            <text:p>Y667.075000000002</text:p>
          </table:table-cell>
          <table:table-cell/>
          <table:table-cell table:formula="of:=[.A590]&amp;&quot; &quot;&amp;[.B590]&amp;&quot; &quot;&amp;[.C590]" office:value-type="string" office:string-value="N589 X12.5 Y667.075000000002" calcext:value-type="string">
            <text:p>N589 X12.5 Y667.075000000002</text:p>
          </table:table-cell>
          <table:table-cell/>
          <table:table-cell table:formula="of:=[.G585]" office:value-type="float" office:value="12.5" calcext:value-type="float">
            <text:p>12.5</text:p>
          </table:table-cell>
          <table:table-cell table:formula="of:=[.H585]+[.$K$13]" office:value-type="float" office:value="667.075000000002" calcext:value-type="float">
            <text:p>667.0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590</text:p>
          </table:table-cell>
          <table:table-cell table:formula="of:=[.B586]" office:value-type="string" office:string-value="G106" calcext:value-type="string">
            <text:p>G106</text:p>
          </table:table-cell>
          <table:table-cell table:formula="of:=[.C586]" office:value-type="string" office:string-value="P0" calcext:value-type="string">
            <text:p>P0</text:p>
          </table:table-cell>
          <table:table-cell/>
          <table:table-cell table:formula="of:=[.A591]&amp;&quot; &quot;&amp;[.B591]&amp;&quot; &quot;&amp;[.C591]" office:value-type="string" office:string-value="N590 G106 P0" calcext:value-type="string">
            <text:p>N590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591</text:p>
          </table:table-cell>
          <table:table-cell table:formula="of:=[.B587]" office:value-type="string" office:string-value="G105" calcext:value-type="string">
            <text:p>G105</text:p>
          </table:table-cell>
          <table:table-cell table:formula="of:=[.C587]" office:value-type="string" office:string-value="PY7.79553191489362" calcext:value-type="string">
            <text:p>PY7.79553191489362</text:p>
          </table:table-cell>
          <table:table-cell/>
          <table:table-cell table:formula="of:=[.A592]&amp;&quot; &quot;&amp;[.B592]&amp;&quot; &quot;&amp;[.C592]" office:value-type="string" office:string-value="N591 G105 PY7.79553191489362" calcext:value-type="string">
            <text:p>N591 G105 PY7.79553191489362</text:p>
          </table:table-cell>
          <table:table-cell table:number-columns-repeated="2"/>
          <table:table-cell table:formula="of:=[.H587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592</text:p>
          </table:table-cell>
          <table:table-cell table:formula="of:=&quot;X&quot;&amp;[.G593]" office:value-type="string" office:string-value="X6747.5" calcext:value-type="string">
            <text:p>X6747.5</text:p>
          </table:table-cell>
          <table:table-cell table:formula="of:=&quot;Y&quot;&amp;[.H593]" office:value-type="string" office:string-value="Y672.870531914895" calcext:value-type="string">
            <text:p>Y672.870531914895</text:p>
          </table:table-cell>
          <table:table-cell/>
          <table:table-cell table:formula="of:=[.A593]&amp;&quot; &quot;&amp;[.B593]&amp;&quot; &quot;&amp;[.C593]" office:value-type="string" office:string-value="N592 X6747.5 Y672.870531914895" calcext:value-type="string">
            <text:p>N592 X6747.5 Y672.870531914895</text:p>
          </table:table-cell>
          <table:table-cell/>
          <table:table-cell table:formula="of:=[.G588]" office:value-type="float" office:value="6747.5" calcext:value-type="float">
            <text:p>6747.5</text:p>
          </table:table-cell>
          <table:table-cell table:formula="of:=[.H588]+[.$K$13]" office:value-type="float" office:value="672.870531914895" calcext:value-type="float">
            <text:p>672.870531914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593</text:p>
          </table:table-cell>
          <table:table-cell table:formula="of:=[.B589]" office:value-type="string" office:string-value="G106" calcext:value-type="string">
            <text:p>G106</text:p>
          </table:table-cell>
          <table:table-cell table:formula="of:=[.C589]" office:value-type="string" office:string-value="P3" calcext:value-type="string">
            <text:p>P3</text:p>
          </table:table-cell>
          <table:table-cell/>
          <table:table-cell table:formula="of:=[.A594]&amp;&quot; &quot;&amp;[.B594]&amp;&quot; &quot;&amp;[.C594]" office:value-type="string" office:string-value="N593 G106 P3" calcext:value-type="string">
            <text:p>N593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594</text:p>
          </table:table-cell>
          <table:table-cell table:formula="of:=&quot;X&quot;&amp;[.G595]" office:value-type="string" office:string-value="X12.5" calcext:value-type="string">
            <text:p>X12.5</text:p>
          </table:table-cell>
          <table:table-cell table:formula="of:=&quot;Y&quot;&amp;[.H595]" office:value-type="string" office:string-value="Y671.870531914895" calcext:value-type="string">
            <text:p>Y671.870531914895</text:p>
          </table:table-cell>
          <table:table-cell/>
          <table:table-cell table:formula="of:=[.A595]&amp;&quot; &quot;&amp;[.B595]&amp;&quot; &quot;&amp;[.C595]" office:value-type="string" office:string-value="N594 X12.5 Y671.870531914895" calcext:value-type="string">
            <text:p>N594 X12.5 Y671.870531914895</text:p>
          </table:table-cell>
          <table:table-cell/>
          <table:table-cell table:formula="of:=[.G590]" office:value-type="float" office:value="12.5" calcext:value-type="float">
            <text:p>12.5</text:p>
          </table:table-cell>
          <table:table-cell table:formula="of:=[.H590]+[.$K$13]" office:value-type="float" office:value="671.870531914895" calcext:value-type="float">
            <text:p>671.870531914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595</text:p>
          </table:table-cell>
          <table:table-cell table:formula="of:=[.B591]" office:value-type="string" office:string-value="G106" calcext:value-type="string">
            <text:p>G106</text:p>
          </table:table-cell>
          <table:table-cell table:formula="of:=[.C591]" office:value-type="string" office:string-value="P0" calcext:value-type="string">
            <text:p>P0</text:p>
          </table:table-cell>
          <table:table-cell/>
          <table:table-cell table:formula="of:=[.A596]&amp;&quot; &quot;&amp;[.B596]&amp;&quot; &quot;&amp;[.C596]" office:value-type="string" office:string-value="N595 G106 P0" calcext:value-type="string">
            <text:p>N595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596</text:p>
          </table:table-cell>
          <table:table-cell table:formula="of:=[.B592]" office:value-type="string" office:string-value="G105" calcext:value-type="string">
            <text:p>G105</text:p>
          </table:table-cell>
          <table:table-cell table:formula="of:=[.C592]" office:value-type="string" office:string-value="PY7.79553191489362" calcext:value-type="string">
            <text:p>PY7.79553191489362</text:p>
          </table:table-cell>
          <table:table-cell/>
          <table:table-cell table:formula="of:=[.A597]&amp;&quot; &quot;&amp;[.B597]&amp;&quot; &quot;&amp;[.C597]" office:value-type="string" office:string-value="N596 G105 PY7.79553191489362" calcext:value-type="string">
            <text:p>N596 G105 PY7.79553191489362</text:p>
          </table:table-cell>
          <table:table-cell table:number-columns-repeated="2"/>
          <table:table-cell table:formula="of:=[.H592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597</text:p>
          </table:table-cell>
          <table:table-cell table:formula="of:=&quot;X&quot;&amp;[.G598]" office:value-type="string" office:string-value="X6747.5" calcext:value-type="string">
            <text:p>X6747.5</text:p>
          </table:table-cell>
          <table:table-cell table:formula="of:=&quot;Y&quot;&amp;[.H598]" office:value-type="string" office:string-value="Y677.666063829789" calcext:value-type="string">
            <text:p>Y677.666063829789</text:p>
          </table:table-cell>
          <table:table-cell/>
          <table:table-cell table:formula="of:=[.A598]&amp;&quot; &quot;&amp;[.B598]&amp;&quot; &quot;&amp;[.C598]" office:value-type="string" office:string-value="N597 X6747.5 Y677.666063829789" calcext:value-type="string">
            <text:p>N597 X6747.5 Y677.666063829789</text:p>
          </table:table-cell>
          <table:table-cell/>
          <table:table-cell table:formula="of:=[.G593]" office:value-type="float" office:value="6747.5" calcext:value-type="float">
            <text:p>6747.5</text:p>
          </table:table-cell>
          <table:table-cell table:formula="of:=[.H593]+[.$K$13]" office:value-type="float" office:value="677.666063829789" calcext:value-type="float">
            <text:p>677.666063829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598</text:p>
          </table:table-cell>
          <table:table-cell table:formula="of:=[.B594]" office:value-type="string" office:string-value="G106" calcext:value-type="string">
            <text:p>G106</text:p>
          </table:table-cell>
          <table:table-cell table:formula="of:=[.C594]" office:value-type="string" office:string-value="P3" calcext:value-type="string">
            <text:p>P3</text:p>
          </table:table-cell>
          <table:table-cell/>
          <table:table-cell table:formula="of:=[.A599]&amp;&quot; &quot;&amp;[.B599]&amp;&quot; &quot;&amp;[.C599]" office:value-type="string" office:string-value="N598 G106 P3" calcext:value-type="string">
            <text:p>N598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599</text:p>
          </table:table-cell>
          <table:table-cell table:formula="of:=&quot;X&quot;&amp;[.G600]" office:value-type="string" office:string-value="X12.5" calcext:value-type="string">
            <text:p>X12.5</text:p>
          </table:table-cell>
          <table:table-cell table:formula="of:=&quot;Y&quot;&amp;[.H600]" office:value-type="string" office:string-value="Y676.666063829789" calcext:value-type="string">
            <text:p>Y676.666063829789</text:p>
          </table:table-cell>
          <table:table-cell/>
          <table:table-cell table:formula="of:=[.A600]&amp;&quot; &quot;&amp;[.B600]&amp;&quot; &quot;&amp;[.C600]" office:value-type="string" office:string-value="N599 X12.5 Y676.666063829789" calcext:value-type="string">
            <text:p>N599 X12.5 Y676.666063829789</text:p>
          </table:table-cell>
          <table:table-cell/>
          <table:table-cell table:formula="of:=[.G595]" office:value-type="float" office:value="12.5" calcext:value-type="float">
            <text:p>12.5</text:p>
          </table:table-cell>
          <table:table-cell table:formula="of:=[.H595]+[.$K$13]" office:value-type="float" office:value="676.666063829789" calcext:value-type="float">
            <text:p>676.666063829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600</text:p>
          </table:table-cell>
          <table:table-cell table:formula="of:=[.B596]" office:value-type="string" office:string-value="G106" calcext:value-type="string">
            <text:p>G106</text:p>
          </table:table-cell>
          <table:table-cell table:formula="of:=[.C596]" office:value-type="string" office:string-value="P0" calcext:value-type="string">
            <text:p>P0</text:p>
          </table:table-cell>
          <table:table-cell/>
          <table:table-cell table:formula="of:=[.A601]&amp;&quot; &quot;&amp;[.B601]&amp;&quot; &quot;&amp;[.C601]" office:value-type="string" office:string-value="N600 G106 P0" calcext:value-type="string">
            <text:p>N600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601</text:p>
          </table:table-cell>
          <table:table-cell table:formula="of:=[.B597]" office:value-type="string" office:string-value="G105" calcext:value-type="string">
            <text:p>G105</text:p>
          </table:table-cell>
          <table:table-cell table:formula="of:=[.C597]" office:value-type="string" office:string-value="PY7.79553191489362" calcext:value-type="string">
            <text:p>PY7.79553191489362</text:p>
          </table:table-cell>
          <table:table-cell/>
          <table:table-cell table:formula="of:=[.A602]&amp;&quot; &quot;&amp;[.B602]&amp;&quot; &quot;&amp;[.C602]" office:value-type="string" office:string-value="N601 G105 PY7.79553191489362" calcext:value-type="string">
            <text:p>N601 G105 PY7.79553191489362</text:p>
          </table:table-cell>
          <table:table-cell table:number-columns-repeated="2"/>
          <table:table-cell table:formula="of:=[.H597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602</text:p>
          </table:table-cell>
          <table:table-cell table:formula="of:=&quot;X&quot;&amp;[.G603]" office:value-type="string" office:string-value="X6747.5" calcext:value-type="string">
            <text:p>X6747.5</text:p>
          </table:table-cell>
          <table:table-cell table:formula="of:=&quot;Y&quot;&amp;[.H603]" office:value-type="string" office:string-value="Y682.461595744683" calcext:value-type="string">
            <text:p>Y682.461595744683</text:p>
          </table:table-cell>
          <table:table-cell/>
          <table:table-cell table:formula="of:=[.A603]&amp;&quot; &quot;&amp;[.B603]&amp;&quot; &quot;&amp;[.C603]" office:value-type="string" office:string-value="N602 X6747.5 Y682.461595744683" calcext:value-type="string">
            <text:p>N602 X6747.5 Y682.461595744683</text:p>
          </table:table-cell>
          <table:table-cell/>
          <table:table-cell table:formula="of:=[.G598]" office:value-type="float" office:value="6747.5" calcext:value-type="float">
            <text:p>6747.5</text:p>
          </table:table-cell>
          <table:table-cell table:formula="of:=[.H598]+[.$K$13]" office:value-type="float" office:value="682.461595744683" calcext:value-type="float">
            <text:p>682.461595744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603</text:p>
          </table:table-cell>
          <table:table-cell table:formula="of:=[.B599]" office:value-type="string" office:string-value="G106" calcext:value-type="string">
            <text:p>G106</text:p>
          </table:table-cell>
          <table:table-cell table:formula="of:=[.C599]" office:value-type="string" office:string-value="P3" calcext:value-type="string">
            <text:p>P3</text:p>
          </table:table-cell>
          <table:table-cell/>
          <table:table-cell table:formula="of:=[.A604]&amp;&quot; &quot;&amp;[.B604]&amp;&quot; &quot;&amp;[.C604]" office:value-type="string" office:string-value="N603 G106 P3" calcext:value-type="string">
            <text:p>N603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604</text:p>
          </table:table-cell>
          <table:table-cell table:formula="of:=&quot;X&quot;&amp;[.G605]" office:value-type="string" office:string-value="X12.5" calcext:value-type="string">
            <text:p>X12.5</text:p>
          </table:table-cell>
          <table:table-cell table:formula="of:=&quot;Y&quot;&amp;[.H605]" office:value-type="string" office:string-value="Y681.461595744683" calcext:value-type="string">
            <text:p>Y681.461595744683</text:p>
          </table:table-cell>
          <table:table-cell/>
          <table:table-cell table:formula="of:=[.A605]&amp;&quot; &quot;&amp;[.B605]&amp;&quot; &quot;&amp;[.C605]" office:value-type="string" office:string-value="N604 X12.5 Y681.461595744683" calcext:value-type="string">
            <text:p>N604 X12.5 Y681.461595744683</text:p>
          </table:table-cell>
          <table:table-cell/>
          <table:table-cell table:formula="of:=[.G600]" office:value-type="float" office:value="12.5" calcext:value-type="float">
            <text:p>12.5</text:p>
          </table:table-cell>
          <table:table-cell table:formula="of:=[.H600]+[.$K$13]" office:value-type="float" office:value="681.461595744683" calcext:value-type="float">
            <text:p>681.461595744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605</text:p>
          </table:table-cell>
          <table:table-cell table:formula="of:=[.B601]" office:value-type="string" office:string-value="G106" calcext:value-type="string">
            <text:p>G106</text:p>
          </table:table-cell>
          <table:table-cell table:formula="of:=[.C601]" office:value-type="string" office:string-value="P0" calcext:value-type="string">
            <text:p>P0</text:p>
          </table:table-cell>
          <table:table-cell/>
          <table:table-cell table:formula="of:=[.A606]&amp;&quot; &quot;&amp;[.B606]&amp;&quot; &quot;&amp;[.C606]" office:value-type="string" office:string-value="N605 G106 P0" calcext:value-type="string">
            <text:p>N605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606</text:p>
          </table:table-cell>
          <table:table-cell table:formula="of:=[.B602]" office:value-type="string" office:string-value="G105" calcext:value-type="string">
            <text:p>G105</text:p>
          </table:table-cell>
          <table:table-cell table:formula="of:=[.C602]" office:value-type="string" office:string-value="PY7.79553191489362" calcext:value-type="string">
            <text:p>PY7.79553191489362</text:p>
          </table:table-cell>
          <table:table-cell/>
          <table:table-cell table:formula="of:=[.A607]&amp;&quot; &quot;&amp;[.B607]&amp;&quot; &quot;&amp;[.C607]" office:value-type="string" office:string-value="N606 G105 PY7.79553191489362" calcext:value-type="string">
            <text:p>N606 G105 PY7.79553191489362</text:p>
          </table:table-cell>
          <table:table-cell table:number-columns-repeated="2"/>
          <table:table-cell table:formula="of:=[.H602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607</text:p>
          </table:table-cell>
          <table:table-cell table:formula="of:=&quot;X&quot;&amp;[.G608]" office:value-type="string" office:string-value="X6747.5" calcext:value-type="string">
            <text:p>X6747.5</text:p>
          </table:table-cell>
          <table:table-cell table:formula="of:=&quot;Y&quot;&amp;[.H608]" office:value-type="string" office:string-value="Y687.257127659576" calcext:value-type="string">
            <text:p>Y687.257127659576</text:p>
          </table:table-cell>
          <table:table-cell/>
          <table:table-cell table:formula="of:=[.A608]&amp;&quot; &quot;&amp;[.B608]&amp;&quot; &quot;&amp;[.C608]" office:value-type="string" office:string-value="N607 X6747.5 Y687.257127659576" calcext:value-type="string">
            <text:p>N607 X6747.5 Y687.257127659576</text:p>
          </table:table-cell>
          <table:table-cell/>
          <table:table-cell table:formula="of:=[.G603]" office:value-type="float" office:value="6747.5" calcext:value-type="float">
            <text:p>6747.5</text:p>
          </table:table-cell>
          <table:table-cell table:formula="of:=[.H603]+[.$K$13]" office:value-type="float" office:value="687.257127659576" calcext:value-type="float">
            <text:p>687.25712765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608</text:p>
          </table:table-cell>
          <table:table-cell table:formula="of:=[.B604]" office:value-type="string" office:string-value="G106" calcext:value-type="string">
            <text:p>G106</text:p>
          </table:table-cell>
          <table:table-cell table:formula="of:=[.C604]" office:value-type="string" office:string-value="P3" calcext:value-type="string">
            <text:p>P3</text:p>
          </table:table-cell>
          <table:table-cell/>
          <table:table-cell table:formula="of:=[.A609]&amp;&quot; &quot;&amp;[.B609]&amp;&quot; &quot;&amp;[.C609]" office:value-type="string" office:string-value="N608 G106 P3" calcext:value-type="string">
            <text:p>N608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609</text:p>
          </table:table-cell>
          <table:table-cell table:formula="of:=&quot;X&quot;&amp;[.G610]" office:value-type="string" office:string-value="X12.5" calcext:value-type="string">
            <text:p>X12.5</text:p>
          </table:table-cell>
          <table:table-cell table:formula="of:=&quot;Y&quot;&amp;[.H610]" office:value-type="string" office:string-value="Y686.257127659576" calcext:value-type="string">
            <text:p>Y686.257127659576</text:p>
          </table:table-cell>
          <table:table-cell/>
          <table:table-cell table:formula="of:=[.A610]&amp;&quot; &quot;&amp;[.B610]&amp;&quot; &quot;&amp;[.C610]" office:value-type="string" office:string-value="N609 X12.5 Y686.257127659576" calcext:value-type="string">
            <text:p>N609 X12.5 Y686.257127659576</text:p>
          </table:table-cell>
          <table:table-cell/>
          <table:table-cell table:formula="of:=[.G605]" office:value-type="float" office:value="12.5" calcext:value-type="float">
            <text:p>12.5</text:p>
          </table:table-cell>
          <table:table-cell table:formula="of:=[.H605]+[.$K$13]" office:value-type="float" office:value="686.257127659576" calcext:value-type="float">
            <text:p>686.25712765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610</text:p>
          </table:table-cell>
          <table:table-cell table:formula="of:=[.B606]" office:value-type="string" office:string-value="G106" calcext:value-type="string">
            <text:p>G106</text:p>
          </table:table-cell>
          <table:table-cell table:formula="of:=[.C606]" office:value-type="string" office:string-value="P0" calcext:value-type="string">
            <text:p>P0</text:p>
          </table:table-cell>
          <table:table-cell/>
          <table:table-cell table:formula="of:=[.A611]&amp;&quot; &quot;&amp;[.B611]&amp;&quot; &quot;&amp;[.C611]" office:value-type="string" office:string-value="N610 G106 P0" calcext:value-type="string">
            <text:p>N610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611</text:p>
          </table:table-cell>
          <table:table-cell table:formula="of:=[.B607]" office:value-type="string" office:string-value="G105" calcext:value-type="string">
            <text:p>G105</text:p>
          </table:table-cell>
          <table:table-cell table:formula="of:=[.C607]" office:value-type="string" office:string-value="PY7.79553191489362" calcext:value-type="string">
            <text:p>PY7.79553191489362</text:p>
          </table:table-cell>
          <table:table-cell/>
          <table:table-cell table:formula="of:=[.A612]&amp;&quot; &quot;&amp;[.B612]&amp;&quot; &quot;&amp;[.C612]" office:value-type="string" office:string-value="N611 G105 PY7.79553191489362" calcext:value-type="string">
            <text:p>N611 G105 PY7.79553191489362</text:p>
          </table:table-cell>
          <table:table-cell table:number-columns-repeated="2"/>
          <table:table-cell table:formula="of:=[.H607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612</text:p>
          </table:table-cell>
          <table:table-cell table:formula="of:=&quot;X&quot;&amp;[.G613]" office:value-type="string" office:string-value="X6747.5" calcext:value-type="string">
            <text:p>X6747.5</text:p>
          </table:table-cell>
          <table:table-cell table:formula="of:=&quot;Y&quot;&amp;[.H613]" office:value-type="string" office:string-value="Y692.05265957447" calcext:value-type="string">
            <text:p>Y692.05265957447</text:p>
          </table:table-cell>
          <table:table-cell/>
          <table:table-cell table:formula="of:=[.A613]&amp;&quot; &quot;&amp;[.B613]&amp;&quot; &quot;&amp;[.C613]" office:value-type="string" office:string-value="N612 X6747.5 Y692.05265957447" calcext:value-type="string">
            <text:p>N612 X6747.5 Y692.05265957447</text:p>
          </table:table-cell>
          <table:table-cell/>
          <table:table-cell table:formula="of:=[.G608]" office:value-type="float" office:value="6747.5" calcext:value-type="float">
            <text:p>6747.5</text:p>
          </table:table-cell>
          <table:table-cell table:formula="of:=[.H608]+[.$K$13]" office:value-type="float" office:value="692.05265957447" calcext:value-type="float">
            <text:p>692.05265957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613</text:p>
          </table:table-cell>
          <table:table-cell table:formula="of:=[.B609]" office:value-type="string" office:string-value="G106" calcext:value-type="string">
            <text:p>G106</text:p>
          </table:table-cell>
          <table:table-cell table:formula="of:=[.C609]" office:value-type="string" office:string-value="P3" calcext:value-type="string">
            <text:p>P3</text:p>
          </table:table-cell>
          <table:table-cell/>
          <table:table-cell table:formula="of:=[.A614]&amp;&quot; &quot;&amp;[.B614]&amp;&quot; &quot;&amp;[.C614]" office:value-type="string" office:string-value="N613 G106 P3" calcext:value-type="string">
            <text:p>N613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614</text:p>
          </table:table-cell>
          <table:table-cell table:formula="of:=&quot;X&quot;&amp;[.G615]" office:value-type="string" office:string-value="X12.5" calcext:value-type="string">
            <text:p>X12.5</text:p>
          </table:table-cell>
          <table:table-cell table:formula="of:=&quot;Y&quot;&amp;[.H615]" office:value-type="string" office:string-value="Y691.05265957447" calcext:value-type="string">
            <text:p>Y691.05265957447</text:p>
          </table:table-cell>
          <table:table-cell/>
          <table:table-cell table:formula="of:=[.A615]&amp;&quot; &quot;&amp;[.B615]&amp;&quot; &quot;&amp;[.C615]" office:value-type="string" office:string-value="N614 X12.5 Y691.05265957447" calcext:value-type="string">
            <text:p>N614 X12.5 Y691.05265957447</text:p>
          </table:table-cell>
          <table:table-cell/>
          <table:table-cell table:formula="of:=[.G610]" office:value-type="float" office:value="12.5" calcext:value-type="float">
            <text:p>12.5</text:p>
          </table:table-cell>
          <table:table-cell table:formula="of:=[.H610]+[.$K$13]" office:value-type="float" office:value="691.05265957447" calcext:value-type="float">
            <text:p>691.05265957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615</text:p>
          </table:table-cell>
          <table:table-cell table:formula="of:=[.B611]" office:value-type="string" office:string-value="G106" calcext:value-type="string">
            <text:p>G106</text:p>
          </table:table-cell>
          <table:table-cell table:formula="of:=[.C611]" office:value-type="string" office:string-value="P0" calcext:value-type="string">
            <text:p>P0</text:p>
          </table:table-cell>
          <table:table-cell/>
          <table:table-cell table:formula="of:=[.A616]&amp;&quot; &quot;&amp;[.B616]&amp;&quot; &quot;&amp;[.C616]" office:value-type="string" office:string-value="N615 G106 P0" calcext:value-type="string">
            <text:p>N615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616</text:p>
          </table:table-cell>
          <table:table-cell table:formula="of:=[.B612]" office:value-type="string" office:string-value="G105" calcext:value-type="string">
            <text:p>G105</text:p>
          </table:table-cell>
          <table:table-cell table:formula="of:=[.C612]" office:value-type="string" office:string-value="PY7.79553191489362" calcext:value-type="string">
            <text:p>PY7.79553191489362</text:p>
          </table:table-cell>
          <table:table-cell/>
          <table:table-cell table:formula="of:=[.A617]&amp;&quot; &quot;&amp;[.B617]&amp;&quot; &quot;&amp;[.C617]" office:value-type="string" office:string-value="N616 G105 PY7.79553191489362" calcext:value-type="string">
            <text:p>N616 G105 PY7.79553191489362</text:p>
          </table:table-cell>
          <table:table-cell table:number-columns-repeated="2"/>
          <table:table-cell table:formula="of:=[.H612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617</text:p>
          </table:table-cell>
          <table:table-cell table:formula="of:=&quot;X&quot;&amp;[.G618]" office:value-type="string" office:string-value="X6747.5" calcext:value-type="string">
            <text:p>X6747.5</text:p>
          </table:table-cell>
          <table:table-cell table:formula="of:=&quot;Y&quot;&amp;[.H618]" office:value-type="string" office:string-value="Y696.848191489364" calcext:value-type="string">
            <text:p>Y696.848191489364</text:p>
          </table:table-cell>
          <table:table-cell/>
          <table:table-cell table:formula="of:=[.A618]&amp;&quot; &quot;&amp;[.B618]&amp;&quot; &quot;&amp;[.C618]" office:value-type="string" office:string-value="N617 X6747.5 Y696.848191489364" calcext:value-type="string">
            <text:p>N617 X6747.5 Y696.848191489364</text:p>
          </table:table-cell>
          <table:table-cell/>
          <table:table-cell table:formula="of:=[.G613]" office:value-type="float" office:value="6747.5" calcext:value-type="float">
            <text:p>6747.5</text:p>
          </table:table-cell>
          <table:table-cell table:formula="of:=[.H613]+[.$K$13]" office:value-type="float" office:value="696.848191489364" calcext:value-type="float">
            <text:p>696.848191489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618</text:p>
          </table:table-cell>
          <table:table-cell table:formula="of:=[.B614]" office:value-type="string" office:string-value="G106" calcext:value-type="string">
            <text:p>G106</text:p>
          </table:table-cell>
          <table:table-cell table:formula="of:=[.C614]" office:value-type="string" office:string-value="P3" calcext:value-type="string">
            <text:p>P3</text:p>
          </table:table-cell>
          <table:table-cell/>
          <table:table-cell table:formula="of:=[.A619]&amp;&quot; &quot;&amp;[.B619]&amp;&quot; &quot;&amp;[.C619]" office:value-type="string" office:string-value="N618 G106 P3" calcext:value-type="string">
            <text:p>N618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619</text:p>
          </table:table-cell>
          <table:table-cell table:formula="of:=&quot;X&quot;&amp;[.G620]" office:value-type="string" office:string-value="X12.5" calcext:value-type="string">
            <text:p>X12.5</text:p>
          </table:table-cell>
          <table:table-cell table:formula="of:=&quot;Y&quot;&amp;[.H620]" office:value-type="string" office:string-value="Y695.848191489364" calcext:value-type="string">
            <text:p>Y695.848191489364</text:p>
          </table:table-cell>
          <table:table-cell/>
          <table:table-cell table:formula="of:=[.A620]&amp;&quot; &quot;&amp;[.B620]&amp;&quot; &quot;&amp;[.C620]" office:value-type="string" office:string-value="N619 X12.5 Y695.848191489364" calcext:value-type="string">
            <text:p>N619 X12.5 Y695.848191489364</text:p>
          </table:table-cell>
          <table:table-cell/>
          <table:table-cell table:formula="of:=[.G615]" office:value-type="float" office:value="12.5" calcext:value-type="float">
            <text:p>12.5</text:p>
          </table:table-cell>
          <table:table-cell table:formula="of:=[.H615]+[.$K$13]" office:value-type="float" office:value="695.848191489364" calcext:value-type="float">
            <text:p>695.848191489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620</text:p>
          </table:table-cell>
          <table:table-cell table:formula="of:=[.B616]" office:value-type="string" office:string-value="G106" calcext:value-type="string">
            <text:p>G106</text:p>
          </table:table-cell>
          <table:table-cell table:formula="of:=[.C616]" office:value-type="string" office:string-value="P0" calcext:value-type="string">
            <text:p>P0</text:p>
          </table:table-cell>
          <table:table-cell/>
          <table:table-cell table:formula="of:=[.A621]&amp;&quot; &quot;&amp;[.B621]&amp;&quot; &quot;&amp;[.C621]" office:value-type="string" office:string-value="N620 G106 P0" calcext:value-type="string">
            <text:p>N620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621</text:p>
          </table:table-cell>
          <table:table-cell table:formula="of:=[.B617]" office:value-type="string" office:string-value="G105" calcext:value-type="string">
            <text:p>G105</text:p>
          </table:table-cell>
          <table:table-cell table:formula="of:=[.C617]" office:value-type="string" office:string-value="PY7.79553191489362" calcext:value-type="string">
            <text:p>PY7.79553191489362</text:p>
          </table:table-cell>
          <table:table-cell/>
          <table:table-cell table:formula="of:=[.A622]&amp;&quot; &quot;&amp;[.B622]&amp;&quot; &quot;&amp;[.C622]" office:value-type="string" office:string-value="N621 G105 PY7.79553191489362" calcext:value-type="string">
            <text:p>N621 G105 PY7.79553191489362</text:p>
          </table:table-cell>
          <table:table-cell table:number-columns-repeated="2"/>
          <table:table-cell table:formula="of:=[.H617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622</text:p>
          </table:table-cell>
          <table:table-cell table:formula="of:=&quot;X&quot;&amp;[.G623]" office:value-type="string" office:string-value="X6747.5" calcext:value-type="string">
            <text:p>X6747.5</text:p>
          </table:table-cell>
          <table:table-cell table:formula="of:=&quot;Y&quot;&amp;[.H623]" office:value-type="string" office:string-value="Y701.643723404257" calcext:value-type="string">
            <text:p>Y701.643723404257</text:p>
          </table:table-cell>
          <table:table-cell/>
          <table:table-cell table:formula="of:=[.A623]&amp;&quot; &quot;&amp;[.B623]&amp;&quot; &quot;&amp;[.C623]" office:value-type="string" office:string-value="N622 X6747.5 Y701.643723404257" calcext:value-type="string">
            <text:p>N622 X6747.5 Y701.643723404257</text:p>
          </table:table-cell>
          <table:table-cell/>
          <table:table-cell table:formula="of:=[.G618]" office:value-type="float" office:value="6747.5" calcext:value-type="float">
            <text:p>6747.5</text:p>
          </table:table-cell>
          <table:table-cell table:formula="of:=[.H618]+[.$K$13]" office:value-type="float" office:value="701.643723404257" calcext:value-type="float">
            <text:p>701.64372340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623</text:p>
          </table:table-cell>
          <table:table-cell table:formula="of:=[.B619]" office:value-type="string" office:string-value="G106" calcext:value-type="string">
            <text:p>G106</text:p>
          </table:table-cell>
          <table:table-cell table:formula="of:=[.C619]" office:value-type="string" office:string-value="P3" calcext:value-type="string">
            <text:p>P3</text:p>
          </table:table-cell>
          <table:table-cell/>
          <table:table-cell table:formula="of:=[.A624]&amp;&quot; &quot;&amp;[.B624]&amp;&quot; &quot;&amp;[.C624]" office:value-type="string" office:string-value="N623 G106 P3" calcext:value-type="string">
            <text:p>N623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624</text:p>
          </table:table-cell>
          <table:table-cell table:formula="of:=&quot;X&quot;&amp;[.G625]" office:value-type="string" office:string-value="X12.5" calcext:value-type="string">
            <text:p>X12.5</text:p>
          </table:table-cell>
          <table:table-cell table:formula="of:=&quot;Y&quot;&amp;[.H625]" office:value-type="string" office:string-value="Y700.643723404257" calcext:value-type="string">
            <text:p>Y700.643723404257</text:p>
          </table:table-cell>
          <table:table-cell/>
          <table:table-cell table:formula="of:=[.A625]&amp;&quot; &quot;&amp;[.B625]&amp;&quot; &quot;&amp;[.C625]" office:value-type="string" office:string-value="N624 X12.5 Y700.643723404257" calcext:value-type="string">
            <text:p>N624 X12.5 Y700.643723404257</text:p>
          </table:table-cell>
          <table:table-cell/>
          <table:table-cell table:formula="of:=[.G620]" office:value-type="float" office:value="12.5" calcext:value-type="float">
            <text:p>12.5</text:p>
          </table:table-cell>
          <table:table-cell table:formula="of:=[.H620]+[.$K$13]" office:value-type="float" office:value="700.643723404257" calcext:value-type="float">
            <text:p>700.64372340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625</text:p>
          </table:table-cell>
          <table:table-cell table:formula="of:=[.B621]" office:value-type="string" office:string-value="G106" calcext:value-type="string">
            <text:p>G106</text:p>
          </table:table-cell>
          <table:table-cell table:formula="of:=[.C621]" office:value-type="string" office:string-value="P0" calcext:value-type="string">
            <text:p>P0</text:p>
          </table:table-cell>
          <table:table-cell/>
          <table:table-cell table:formula="of:=[.A626]&amp;&quot; &quot;&amp;[.B626]&amp;&quot; &quot;&amp;[.C626]" office:value-type="string" office:string-value="N625 G106 P0" calcext:value-type="string">
            <text:p>N625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626</text:p>
          </table:table-cell>
          <table:table-cell table:formula="of:=[.B622]" office:value-type="string" office:string-value="G105" calcext:value-type="string">
            <text:p>G105</text:p>
          </table:table-cell>
          <table:table-cell table:formula="of:=[.C622]" office:value-type="string" office:string-value="PY7.79553191489362" calcext:value-type="string">
            <text:p>PY7.79553191489362</text:p>
          </table:table-cell>
          <table:table-cell/>
          <table:table-cell table:formula="of:=[.A627]&amp;&quot; &quot;&amp;[.B627]&amp;&quot; &quot;&amp;[.C627]" office:value-type="string" office:string-value="N626 G105 PY7.79553191489362" calcext:value-type="string">
            <text:p>N626 G105 PY7.79553191489362</text:p>
          </table:table-cell>
          <table:table-cell table:number-columns-repeated="2"/>
          <table:table-cell table:formula="of:=[.H622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627</text:p>
          </table:table-cell>
          <table:table-cell table:formula="of:=&quot;X&quot;&amp;[.G628]" office:value-type="string" office:string-value="X6747.5" calcext:value-type="string">
            <text:p>X6747.5</text:p>
          </table:table-cell>
          <table:table-cell table:formula="of:=&quot;Y&quot;&amp;[.H628]" office:value-type="string" office:string-value="Y706.439255319151" calcext:value-type="string">
            <text:p>Y706.439255319151</text:p>
          </table:table-cell>
          <table:table-cell/>
          <table:table-cell table:formula="of:=[.A628]&amp;&quot; &quot;&amp;[.B628]&amp;&quot; &quot;&amp;[.C628]" office:value-type="string" office:string-value="N627 X6747.5 Y706.439255319151" calcext:value-type="string">
            <text:p>N627 X6747.5 Y706.439255319151</text:p>
          </table:table-cell>
          <table:table-cell/>
          <table:table-cell table:formula="of:=[.G623]" office:value-type="float" office:value="6747.5" calcext:value-type="float">
            <text:p>6747.5</text:p>
          </table:table-cell>
          <table:table-cell table:formula="of:=[.H623]+[.$K$13]" office:value-type="float" office:value="706.439255319151" calcext:value-type="float">
            <text:p>706.43925531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628</text:p>
          </table:table-cell>
          <table:table-cell table:formula="of:=[.B624]" office:value-type="string" office:string-value="G106" calcext:value-type="string">
            <text:p>G106</text:p>
          </table:table-cell>
          <table:table-cell table:formula="of:=[.C624]" office:value-type="string" office:string-value="P3" calcext:value-type="string">
            <text:p>P3</text:p>
          </table:table-cell>
          <table:table-cell/>
          <table:table-cell table:formula="of:=[.A629]&amp;&quot; &quot;&amp;[.B629]&amp;&quot; &quot;&amp;[.C629]" office:value-type="string" office:string-value="N628 G106 P3" calcext:value-type="string">
            <text:p>N628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629</text:p>
          </table:table-cell>
          <table:table-cell table:formula="of:=&quot;X&quot;&amp;[.G630]" office:value-type="string" office:string-value="X12.5" calcext:value-type="string">
            <text:p>X12.5</text:p>
          </table:table-cell>
          <table:table-cell table:formula="of:=&quot;Y&quot;&amp;[.H630]" office:value-type="string" office:string-value="Y705.439255319151" calcext:value-type="string">
            <text:p>Y705.439255319151</text:p>
          </table:table-cell>
          <table:table-cell/>
          <table:table-cell table:formula="of:=[.A630]&amp;&quot; &quot;&amp;[.B630]&amp;&quot; &quot;&amp;[.C630]" office:value-type="string" office:string-value="N629 X12.5 Y705.439255319151" calcext:value-type="string">
            <text:p>N629 X12.5 Y705.439255319151</text:p>
          </table:table-cell>
          <table:table-cell/>
          <table:table-cell table:formula="of:=[.G625]" office:value-type="float" office:value="12.5" calcext:value-type="float">
            <text:p>12.5</text:p>
          </table:table-cell>
          <table:table-cell table:formula="of:=[.H625]+[.$K$13]" office:value-type="float" office:value="705.439255319151" calcext:value-type="float">
            <text:p>705.43925531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630</text:p>
          </table:table-cell>
          <table:table-cell table:formula="of:=[.B626]" office:value-type="string" office:string-value="G106" calcext:value-type="string">
            <text:p>G106</text:p>
          </table:table-cell>
          <table:table-cell table:formula="of:=[.C626]" office:value-type="string" office:string-value="P0" calcext:value-type="string">
            <text:p>P0</text:p>
          </table:table-cell>
          <table:table-cell/>
          <table:table-cell table:formula="of:=[.A631]&amp;&quot; &quot;&amp;[.B631]&amp;&quot; &quot;&amp;[.C631]" office:value-type="string" office:string-value="N630 G106 P0" calcext:value-type="string">
            <text:p>N630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631</text:p>
          </table:table-cell>
          <table:table-cell table:formula="of:=[.B627]" office:value-type="string" office:string-value="G105" calcext:value-type="string">
            <text:p>G105</text:p>
          </table:table-cell>
          <table:table-cell table:formula="of:=[.C627]" office:value-type="string" office:string-value="PY7.79553191489362" calcext:value-type="string">
            <text:p>PY7.79553191489362</text:p>
          </table:table-cell>
          <table:table-cell/>
          <table:table-cell table:formula="of:=[.A632]&amp;&quot; &quot;&amp;[.B632]&amp;&quot; &quot;&amp;[.C632]" office:value-type="string" office:string-value="N631 G105 PY7.79553191489362" calcext:value-type="string">
            <text:p>N631 G105 PY7.79553191489362</text:p>
          </table:table-cell>
          <table:table-cell table:number-columns-repeated="2"/>
          <table:table-cell table:formula="of:=[.H627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632</text:p>
          </table:table-cell>
          <table:table-cell table:formula="of:=&quot;X&quot;&amp;[.G633]" office:value-type="string" office:string-value="X6747.5" calcext:value-type="string">
            <text:p>X6747.5</text:p>
          </table:table-cell>
          <table:table-cell table:formula="of:=&quot;Y&quot;&amp;[.H633]" office:value-type="string" office:string-value="Y711.234787234045" calcext:value-type="string">
            <text:p>Y711.234787234045</text:p>
          </table:table-cell>
          <table:table-cell/>
          <table:table-cell table:formula="of:=[.A633]&amp;&quot; &quot;&amp;[.B633]&amp;&quot; &quot;&amp;[.C633]" office:value-type="string" office:string-value="N632 X6747.5 Y711.234787234045" calcext:value-type="string">
            <text:p>N632 X6747.5 Y711.234787234045</text:p>
          </table:table-cell>
          <table:table-cell/>
          <table:table-cell table:formula="of:=[.G628]" office:value-type="float" office:value="6747.5" calcext:value-type="float">
            <text:p>6747.5</text:p>
          </table:table-cell>
          <table:table-cell table:formula="of:=[.H628]+[.$K$13]" office:value-type="float" office:value="711.234787234045" calcext:value-type="float">
            <text:p>711.2347872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633</text:p>
          </table:table-cell>
          <table:table-cell table:formula="of:=[.B629]" office:value-type="string" office:string-value="G106" calcext:value-type="string">
            <text:p>G106</text:p>
          </table:table-cell>
          <table:table-cell table:formula="of:=[.C629]" office:value-type="string" office:string-value="P3" calcext:value-type="string">
            <text:p>P3</text:p>
          </table:table-cell>
          <table:table-cell/>
          <table:table-cell table:formula="of:=[.A634]&amp;&quot; &quot;&amp;[.B634]&amp;&quot; &quot;&amp;[.C634]" office:value-type="string" office:string-value="N633 G106 P3" calcext:value-type="string">
            <text:p>N633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634</text:p>
          </table:table-cell>
          <table:table-cell table:formula="of:=&quot;X&quot;&amp;[.G635]" office:value-type="string" office:string-value="X12.5" calcext:value-type="string">
            <text:p>X12.5</text:p>
          </table:table-cell>
          <table:table-cell table:formula="of:=&quot;Y&quot;&amp;[.H635]" office:value-type="string" office:string-value="Y710.234787234045" calcext:value-type="string">
            <text:p>Y710.234787234045</text:p>
          </table:table-cell>
          <table:table-cell/>
          <table:table-cell table:formula="of:=[.A635]&amp;&quot; &quot;&amp;[.B635]&amp;&quot; &quot;&amp;[.C635]" office:value-type="string" office:string-value="N634 X12.5 Y710.234787234045" calcext:value-type="string">
            <text:p>N634 X12.5 Y710.234787234045</text:p>
          </table:table-cell>
          <table:table-cell/>
          <table:table-cell table:formula="of:=[.G630]" office:value-type="float" office:value="12.5" calcext:value-type="float">
            <text:p>12.5</text:p>
          </table:table-cell>
          <table:table-cell table:formula="of:=[.H630]+[.$K$13]" office:value-type="float" office:value="710.234787234045" calcext:value-type="float">
            <text:p>710.2347872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635</text:p>
          </table:table-cell>
          <table:table-cell table:formula="of:=[.B631]" office:value-type="string" office:string-value="G106" calcext:value-type="string">
            <text:p>G106</text:p>
          </table:table-cell>
          <table:table-cell table:formula="of:=[.C631]" office:value-type="string" office:string-value="P0" calcext:value-type="string">
            <text:p>P0</text:p>
          </table:table-cell>
          <table:table-cell/>
          <table:table-cell table:formula="of:=[.A636]&amp;&quot; &quot;&amp;[.B636]&amp;&quot; &quot;&amp;[.C636]" office:value-type="string" office:string-value="N635 G106 P0" calcext:value-type="string">
            <text:p>N635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636</text:p>
          </table:table-cell>
          <table:table-cell table:formula="of:=[.B632]" office:value-type="string" office:string-value="G105" calcext:value-type="string">
            <text:p>G105</text:p>
          </table:table-cell>
          <table:table-cell table:formula="of:=[.C632]" office:value-type="string" office:string-value="PY7.79553191489362" calcext:value-type="string">
            <text:p>PY7.79553191489362</text:p>
          </table:table-cell>
          <table:table-cell/>
          <table:table-cell table:formula="of:=[.A637]&amp;&quot; &quot;&amp;[.B637]&amp;&quot; &quot;&amp;[.C637]" office:value-type="string" office:string-value="N636 G105 PY7.79553191489362" calcext:value-type="string">
            <text:p>N636 G105 PY7.79553191489362</text:p>
          </table:table-cell>
          <table:table-cell table:number-columns-repeated="2"/>
          <table:table-cell table:formula="of:=[.H632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637</text:p>
          </table:table-cell>
          <table:table-cell table:formula="of:=&quot;X&quot;&amp;[.G638]" office:value-type="string" office:string-value="X6747.5" calcext:value-type="string">
            <text:p>X6747.5</text:p>
          </table:table-cell>
          <table:table-cell table:formula="of:=&quot;Y&quot;&amp;[.H638]" office:value-type="string" office:string-value="Y716.030319148938" calcext:value-type="string">
            <text:p>Y716.030319148938</text:p>
          </table:table-cell>
          <table:table-cell/>
          <table:table-cell table:formula="of:=[.A638]&amp;&quot; &quot;&amp;[.B638]&amp;&quot; &quot;&amp;[.C638]" office:value-type="string" office:string-value="N637 X6747.5 Y716.030319148938" calcext:value-type="string">
            <text:p>N637 X6747.5 Y716.030319148938</text:p>
          </table:table-cell>
          <table:table-cell/>
          <table:table-cell table:formula="of:=[.G633]" office:value-type="float" office:value="6747.5" calcext:value-type="float">
            <text:p>6747.5</text:p>
          </table:table-cell>
          <table:table-cell table:formula="of:=[.H633]+[.$K$13]" office:value-type="float" office:value="716.030319148938" calcext:value-type="float">
            <text:p>716.03031914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638</text:p>
          </table:table-cell>
          <table:table-cell table:formula="of:=[.B634]" office:value-type="string" office:string-value="G106" calcext:value-type="string">
            <text:p>G106</text:p>
          </table:table-cell>
          <table:table-cell table:formula="of:=[.C634]" office:value-type="string" office:string-value="P3" calcext:value-type="string">
            <text:p>P3</text:p>
          </table:table-cell>
          <table:table-cell/>
          <table:table-cell table:formula="of:=[.A639]&amp;&quot; &quot;&amp;[.B639]&amp;&quot; &quot;&amp;[.C639]" office:value-type="string" office:string-value="N638 G106 P3" calcext:value-type="string">
            <text:p>N638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639</text:p>
          </table:table-cell>
          <table:table-cell table:formula="of:=&quot;X&quot;&amp;[.G640]" office:value-type="string" office:string-value="X12.5" calcext:value-type="string">
            <text:p>X12.5</text:p>
          </table:table-cell>
          <table:table-cell table:formula="of:=&quot;Y&quot;&amp;[.H640]" office:value-type="string" office:string-value="Y715.030319148938" calcext:value-type="string">
            <text:p>Y715.030319148938</text:p>
          </table:table-cell>
          <table:table-cell/>
          <table:table-cell table:formula="of:=[.A640]&amp;&quot; &quot;&amp;[.B640]&amp;&quot; &quot;&amp;[.C640]" office:value-type="string" office:string-value="N639 X12.5 Y715.030319148938" calcext:value-type="string">
            <text:p>N639 X12.5 Y715.030319148938</text:p>
          </table:table-cell>
          <table:table-cell/>
          <table:table-cell table:formula="of:=[.G635]" office:value-type="float" office:value="12.5" calcext:value-type="float">
            <text:p>12.5</text:p>
          </table:table-cell>
          <table:table-cell table:formula="of:=[.H635]+[.$K$13]" office:value-type="float" office:value="715.030319148938" calcext:value-type="float">
            <text:p>715.03031914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640</text:p>
          </table:table-cell>
          <table:table-cell table:formula="of:=[.B636]" office:value-type="string" office:string-value="G106" calcext:value-type="string">
            <text:p>G106</text:p>
          </table:table-cell>
          <table:table-cell table:formula="of:=[.C636]" office:value-type="string" office:string-value="P0" calcext:value-type="string">
            <text:p>P0</text:p>
          </table:table-cell>
          <table:table-cell/>
          <table:table-cell table:formula="of:=[.A641]&amp;&quot; &quot;&amp;[.B641]&amp;&quot; &quot;&amp;[.C641]" office:value-type="string" office:string-value="N640 G106 P0" calcext:value-type="string">
            <text:p>N640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641</text:p>
          </table:table-cell>
          <table:table-cell table:formula="of:=[.B637]" office:value-type="string" office:string-value="G105" calcext:value-type="string">
            <text:p>G105</text:p>
          </table:table-cell>
          <table:table-cell table:formula="of:=[.C637]" office:value-type="string" office:string-value="PY7.79553191489362" calcext:value-type="string">
            <text:p>PY7.79553191489362</text:p>
          </table:table-cell>
          <table:table-cell/>
          <table:table-cell table:formula="of:=[.A642]&amp;&quot; &quot;&amp;[.B642]&amp;&quot; &quot;&amp;[.C642]" office:value-type="string" office:string-value="N641 G105 PY7.79553191489362" calcext:value-type="string">
            <text:p>N641 G105 PY7.79553191489362</text:p>
          </table:table-cell>
          <table:table-cell table:number-columns-repeated="2"/>
          <table:table-cell table:formula="of:=[.H637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642</text:p>
          </table:table-cell>
          <table:table-cell table:formula="of:=&quot;X&quot;&amp;[.G643]" office:value-type="string" office:string-value="X6747.5" calcext:value-type="string">
            <text:p>X6747.5</text:p>
          </table:table-cell>
          <table:table-cell table:formula="of:=&quot;Y&quot;&amp;[.H643]" office:value-type="string" office:string-value="Y720.825851063832" calcext:value-type="string">
            <text:p>Y720.825851063832</text:p>
          </table:table-cell>
          <table:table-cell/>
          <table:table-cell table:formula="of:=[.A643]&amp;&quot; &quot;&amp;[.B643]&amp;&quot; &quot;&amp;[.C643]" office:value-type="string" office:string-value="N642 X6747.5 Y720.825851063832" calcext:value-type="string">
            <text:p>N642 X6747.5 Y720.825851063832</text:p>
          </table:table-cell>
          <table:table-cell/>
          <table:table-cell table:formula="of:=[.G638]" office:value-type="float" office:value="6747.5" calcext:value-type="float">
            <text:p>6747.5</text:p>
          </table:table-cell>
          <table:table-cell table:formula="of:=[.H638]+[.$K$13]" office:value-type="float" office:value="720.825851063832" calcext:value-type="float">
            <text:p>720.82585106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643</text:p>
          </table:table-cell>
          <table:table-cell table:formula="of:=[.B639]" office:value-type="string" office:string-value="G106" calcext:value-type="string">
            <text:p>G106</text:p>
          </table:table-cell>
          <table:table-cell table:formula="of:=[.C639]" office:value-type="string" office:string-value="P3" calcext:value-type="string">
            <text:p>P3</text:p>
          </table:table-cell>
          <table:table-cell/>
          <table:table-cell table:formula="of:=[.A644]&amp;&quot; &quot;&amp;[.B644]&amp;&quot; &quot;&amp;[.C644]" office:value-type="string" office:string-value="N643 G106 P3" calcext:value-type="string">
            <text:p>N643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644</text:p>
          </table:table-cell>
          <table:table-cell table:formula="of:=&quot;X&quot;&amp;[.G645]" office:value-type="string" office:string-value="X12.5" calcext:value-type="string">
            <text:p>X12.5</text:p>
          </table:table-cell>
          <table:table-cell table:formula="of:=&quot;Y&quot;&amp;[.H645]" office:value-type="string" office:string-value="Y719.825851063832" calcext:value-type="string">
            <text:p>Y719.825851063832</text:p>
          </table:table-cell>
          <table:table-cell/>
          <table:table-cell table:formula="of:=[.A645]&amp;&quot; &quot;&amp;[.B645]&amp;&quot; &quot;&amp;[.C645]" office:value-type="string" office:string-value="N644 X12.5 Y719.825851063832" calcext:value-type="string">
            <text:p>N644 X12.5 Y719.825851063832</text:p>
          </table:table-cell>
          <table:table-cell/>
          <table:table-cell table:formula="of:=[.G640]" office:value-type="float" office:value="12.5" calcext:value-type="float">
            <text:p>12.5</text:p>
          </table:table-cell>
          <table:table-cell table:formula="of:=[.H640]+[.$K$13]" office:value-type="float" office:value="719.825851063832" calcext:value-type="float">
            <text:p>719.82585106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645</text:p>
          </table:table-cell>
          <table:table-cell table:formula="of:=[.B641]" office:value-type="string" office:string-value="G106" calcext:value-type="string">
            <text:p>G106</text:p>
          </table:table-cell>
          <table:table-cell table:formula="of:=[.C641]" office:value-type="string" office:string-value="P0" calcext:value-type="string">
            <text:p>P0</text:p>
          </table:table-cell>
          <table:table-cell/>
          <table:table-cell table:formula="of:=[.A646]&amp;&quot; &quot;&amp;[.B646]&amp;&quot; &quot;&amp;[.C646]" office:value-type="string" office:string-value="N645 G106 P0" calcext:value-type="string">
            <text:p>N645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646</text:p>
          </table:table-cell>
          <table:table-cell table:formula="of:=[.B642]" office:value-type="string" office:string-value="G105" calcext:value-type="string">
            <text:p>G105</text:p>
          </table:table-cell>
          <table:table-cell table:formula="of:=[.C642]" office:value-type="string" office:string-value="PY7.79553191489362" calcext:value-type="string">
            <text:p>PY7.79553191489362</text:p>
          </table:table-cell>
          <table:table-cell/>
          <table:table-cell table:formula="of:=[.A647]&amp;&quot; &quot;&amp;[.B647]&amp;&quot; &quot;&amp;[.C647]" office:value-type="string" office:string-value="N646 G105 PY7.79553191489362" calcext:value-type="string">
            <text:p>N646 G105 PY7.79553191489362</text:p>
          </table:table-cell>
          <table:table-cell table:number-columns-repeated="2"/>
          <table:table-cell table:formula="of:=[.H642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647</text:p>
          </table:table-cell>
          <table:table-cell table:formula="of:=&quot;X&quot;&amp;[.G648]" office:value-type="string" office:string-value="X6747.5" calcext:value-type="string">
            <text:p>X6747.5</text:p>
          </table:table-cell>
          <table:table-cell table:formula="of:=&quot;Y&quot;&amp;[.H648]" office:value-type="string" office:string-value="Y725.621382978726" calcext:value-type="string">
            <text:p>Y725.621382978726</text:p>
          </table:table-cell>
          <table:table-cell/>
          <table:table-cell table:formula="of:=[.A648]&amp;&quot; &quot;&amp;[.B648]&amp;&quot; &quot;&amp;[.C648]" office:value-type="string" office:string-value="N647 X6747.5 Y725.621382978726" calcext:value-type="string">
            <text:p>N647 X6747.5 Y725.621382978726</text:p>
          </table:table-cell>
          <table:table-cell/>
          <table:table-cell table:formula="of:=[.G643]" office:value-type="float" office:value="6747.5" calcext:value-type="float">
            <text:p>6747.5</text:p>
          </table:table-cell>
          <table:table-cell table:formula="of:=[.H643]+[.$K$13]" office:value-type="float" office:value="725.621382978726" calcext:value-type="float">
            <text:p>725.621382978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648</text:p>
          </table:table-cell>
          <table:table-cell table:formula="of:=[.B644]" office:value-type="string" office:string-value="G106" calcext:value-type="string">
            <text:p>G106</text:p>
          </table:table-cell>
          <table:table-cell table:formula="of:=[.C644]" office:value-type="string" office:string-value="P3" calcext:value-type="string">
            <text:p>P3</text:p>
          </table:table-cell>
          <table:table-cell/>
          <table:table-cell table:formula="of:=[.A649]&amp;&quot; &quot;&amp;[.B649]&amp;&quot; &quot;&amp;[.C649]" office:value-type="string" office:string-value="N648 G106 P3" calcext:value-type="string">
            <text:p>N648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649</text:p>
          </table:table-cell>
          <table:table-cell table:formula="of:=&quot;X&quot;&amp;[.G650]" office:value-type="string" office:string-value="X12.5" calcext:value-type="string">
            <text:p>X12.5</text:p>
          </table:table-cell>
          <table:table-cell table:formula="of:=&quot;Y&quot;&amp;[.H650]" office:value-type="string" office:string-value="Y724.621382978726" calcext:value-type="string">
            <text:p>Y724.621382978726</text:p>
          </table:table-cell>
          <table:table-cell/>
          <table:table-cell table:formula="of:=[.A650]&amp;&quot; &quot;&amp;[.B650]&amp;&quot; &quot;&amp;[.C650]" office:value-type="string" office:string-value="N649 X12.5 Y724.621382978726" calcext:value-type="string">
            <text:p>N649 X12.5 Y724.621382978726</text:p>
          </table:table-cell>
          <table:table-cell/>
          <table:table-cell table:formula="of:=[.G645]" office:value-type="float" office:value="12.5" calcext:value-type="float">
            <text:p>12.5</text:p>
          </table:table-cell>
          <table:table-cell table:formula="of:=[.H645]+[.$K$13]" office:value-type="float" office:value="724.621382978726" calcext:value-type="float">
            <text:p>724.621382978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650</text:p>
          </table:table-cell>
          <table:table-cell table:formula="of:=[.B646]" office:value-type="string" office:string-value="G106" calcext:value-type="string">
            <text:p>G106</text:p>
          </table:table-cell>
          <table:table-cell table:formula="of:=[.C646]" office:value-type="string" office:string-value="P0" calcext:value-type="string">
            <text:p>P0</text:p>
          </table:table-cell>
          <table:table-cell/>
          <table:table-cell table:formula="of:=[.A651]&amp;&quot; &quot;&amp;[.B651]&amp;&quot; &quot;&amp;[.C651]" office:value-type="string" office:string-value="N650 G106 P0" calcext:value-type="string">
            <text:p>N650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651</text:p>
          </table:table-cell>
          <table:table-cell table:formula="of:=[.B647]" office:value-type="string" office:string-value="G105" calcext:value-type="string">
            <text:p>G105</text:p>
          </table:table-cell>
          <table:table-cell table:formula="of:=[.C647]" office:value-type="string" office:string-value="PY7.79553191489362" calcext:value-type="string">
            <text:p>PY7.79553191489362</text:p>
          </table:table-cell>
          <table:table-cell/>
          <table:table-cell table:formula="of:=[.A652]&amp;&quot; &quot;&amp;[.B652]&amp;&quot; &quot;&amp;[.C652]" office:value-type="string" office:string-value="N651 G105 PY7.79553191489362" calcext:value-type="string">
            <text:p>N651 G105 PY7.79553191489362</text:p>
          </table:table-cell>
          <table:table-cell table:number-columns-repeated="2"/>
          <table:table-cell table:formula="of:=[.H647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652</text:p>
          </table:table-cell>
          <table:table-cell table:formula="of:=&quot;X&quot;&amp;[.G653]" office:value-type="string" office:string-value="X6747.5" calcext:value-type="string">
            <text:p>X6747.5</text:p>
          </table:table-cell>
          <table:table-cell table:formula="of:=&quot;Y&quot;&amp;[.H653]" office:value-type="string" office:string-value="Y730.416914893619" calcext:value-type="string">
            <text:p>Y730.416914893619</text:p>
          </table:table-cell>
          <table:table-cell/>
          <table:table-cell table:formula="of:=[.A653]&amp;&quot; &quot;&amp;[.B653]&amp;&quot; &quot;&amp;[.C653]" office:value-type="string" office:string-value="N652 X6747.5 Y730.416914893619" calcext:value-type="string">
            <text:p>N652 X6747.5 Y730.416914893619</text:p>
          </table:table-cell>
          <table:table-cell/>
          <table:table-cell table:formula="of:=[.G648]" office:value-type="float" office:value="6747.5" calcext:value-type="float">
            <text:p>6747.5</text:p>
          </table:table-cell>
          <table:table-cell table:formula="of:=[.H648]+[.$K$13]" office:value-type="float" office:value="730.416914893619" calcext:value-type="float">
            <text:p>730.41691489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653</text:p>
          </table:table-cell>
          <table:table-cell table:formula="of:=[.B649]" office:value-type="string" office:string-value="G106" calcext:value-type="string">
            <text:p>G106</text:p>
          </table:table-cell>
          <table:table-cell table:formula="of:=[.C649]" office:value-type="string" office:string-value="P3" calcext:value-type="string">
            <text:p>P3</text:p>
          </table:table-cell>
          <table:table-cell/>
          <table:table-cell table:formula="of:=[.A654]&amp;&quot; &quot;&amp;[.B654]&amp;&quot; &quot;&amp;[.C654]" office:value-type="string" office:string-value="N653 G106 P3" calcext:value-type="string">
            <text:p>N653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654</text:p>
          </table:table-cell>
          <table:table-cell table:formula="of:=&quot;X&quot;&amp;[.G655]" office:value-type="string" office:string-value="X12.5" calcext:value-type="string">
            <text:p>X12.5</text:p>
          </table:table-cell>
          <table:table-cell table:formula="of:=&quot;Y&quot;&amp;[.H655]" office:value-type="string" office:string-value="Y729.416914893619" calcext:value-type="string">
            <text:p>Y729.416914893619</text:p>
          </table:table-cell>
          <table:table-cell/>
          <table:table-cell table:formula="of:=[.A655]&amp;&quot; &quot;&amp;[.B655]&amp;&quot; &quot;&amp;[.C655]" office:value-type="string" office:string-value="N654 X12.5 Y729.416914893619" calcext:value-type="string">
            <text:p>N654 X12.5 Y729.416914893619</text:p>
          </table:table-cell>
          <table:table-cell/>
          <table:table-cell table:formula="of:=[.G650]" office:value-type="float" office:value="12.5" calcext:value-type="float">
            <text:p>12.5</text:p>
          </table:table-cell>
          <table:table-cell table:formula="of:=[.H650]+[.$K$13]" office:value-type="float" office:value="729.416914893619" calcext:value-type="float">
            <text:p>729.41691489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655</text:p>
          </table:table-cell>
          <table:table-cell table:formula="of:=[.B651]" office:value-type="string" office:string-value="G106" calcext:value-type="string">
            <text:p>G106</text:p>
          </table:table-cell>
          <table:table-cell table:formula="of:=[.C651]" office:value-type="string" office:string-value="P0" calcext:value-type="string">
            <text:p>P0</text:p>
          </table:table-cell>
          <table:table-cell/>
          <table:table-cell table:formula="of:=[.A656]&amp;&quot; &quot;&amp;[.B656]&amp;&quot; &quot;&amp;[.C656]" office:value-type="string" office:string-value="N655 G106 P0" calcext:value-type="string">
            <text:p>N655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656</text:p>
          </table:table-cell>
          <table:table-cell table:formula="of:=[.B652]" office:value-type="string" office:string-value="G105" calcext:value-type="string">
            <text:p>G105</text:p>
          </table:table-cell>
          <table:table-cell table:formula="of:=[.C652]" office:value-type="string" office:string-value="PY7.79553191489362" calcext:value-type="string">
            <text:p>PY7.79553191489362</text:p>
          </table:table-cell>
          <table:table-cell/>
          <table:table-cell table:formula="of:=[.A657]&amp;&quot; &quot;&amp;[.B657]&amp;&quot; &quot;&amp;[.C657]" office:value-type="string" office:string-value="N656 G105 PY7.79553191489362" calcext:value-type="string">
            <text:p>N656 G105 PY7.79553191489362</text:p>
          </table:table-cell>
          <table:table-cell table:number-columns-repeated="2"/>
          <table:table-cell table:formula="of:=[.H652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657</text:p>
          </table:table-cell>
          <table:table-cell table:formula="of:=&quot;X&quot;&amp;[.G658]" office:value-type="string" office:string-value="X6747.5" calcext:value-type="string">
            <text:p>X6747.5</text:p>
          </table:table-cell>
          <table:table-cell table:formula="of:=&quot;Y&quot;&amp;[.H658]" office:value-type="string" office:string-value="Y735.212446808513" calcext:value-type="string">
            <text:p>Y735.212446808513</text:p>
          </table:table-cell>
          <table:table-cell/>
          <table:table-cell table:formula="of:=[.A658]&amp;&quot; &quot;&amp;[.B658]&amp;&quot; &quot;&amp;[.C658]" office:value-type="string" office:string-value="N657 X6747.5 Y735.212446808513" calcext:value-type="string">
            <text:p>N657 X6747.5 Y735.212446808513</text:p>
          </table:table-cell>
          <table:table-cell/>
          <table:table-cell table:formula="of:=[.G653]" office:value-type="float" office:value="6747.5" calcext:value-type="float">
            <text:p>6747.5</text:p>
          </table:table-cell>
          <table:table-cell table:formula="of:=[.H653]+[.$K$13]" office:value-type="float" office:value="735.212446808513" calcext:value-type="float">
            <text:p>735.21244680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658</text:p>
          </table:table-cell>
          <table:table-cell table:formula="of:=[.B654]" office:value-type="string" office:string-value="G106" calcext:value-type="string">
            <text:p>G106</text:p>
          </table:table-cell>
          <table:table-cell table:formula="of:=[.C654]" office:value-type="string" office:string-value="P3" calcext:value-type="string">
            <text:p>P3</text:p>
          </table:table-cell>
          <table:table-cell/>
          <table:table-cell table:formula="of:=[.A659]&amp;&quot; &quot;&amp;[.B659]&amp;&quot; &quot;&amp;[.C659]" office:value-type="string" office:string-value="N658 G106 P3" calcext:value-type="string">
            <text:p>N658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659</text:p>
          </table:table-cell>
          <table:table-cell table:formula="of:=&quot;X&quot;&amp;[.G660]" office:value-type="string" office:string-value="X12.5" calcext:value-type="string">
            <text:p>X12.5</text:p>
          </table:table-cell>
          <table:table-cell table:formula="of:=&quot;Y&quot;&amp;[.H660]" office:value-type="string" office:string-value="Y734.212446808513" calcext:value-type="string">
            <text:p>Y734.212446808513</text:p>
          </table:table-cell>
          <table:table-cell/>
          <table:table-cell table:formula="of:=[.A660]&amp;&quot; &quot;&amp;[.B660]&amp;&quot; &quot;&amp;[.C660]" office:value-type="string" office:string-value="N659 X12.5 Y734.212446808513" calcext:value-type="string">
            <text:p>N659 X12.5 Y734.212446808513</text:p>
          </table:table-cell>
          <table:table-cell/>
          <table:table-cell table:formula="of:=[.G655]" office:value-type="float" office:value="12.5" calcext:value-type="float">
            <text:p>12.5</text:p>
          </table:table-cell>
          <table:table-cell table:formula="of:=[.H655]+[.$K$13]" office:value-type="float" office:value="734.212446808513" calcext:value-type="float">
            <text:p>734.21244680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660</text:p>
          </table:table-cell>
          <table:table-cell table:formula="of:=[.B656]" office:value-type="string" office:string-value="G106" calcext:value-type="string">
            <text:p>G106</text:p>
          </table:table-cell>
          <table:table-cell table:formula="of:=[.C656]" office:value-type="string" office:string-value="P0" calcext:value-type="string">
            <text:p>P0</text:p>
          </table:table-cell>
          <table:table-cell/>
          <table:table-cell table:formula="of:=[.A661]&amp;&quot; &quot;&amp;[.B661]&amp;&quot; &quot;&amp;[.C661]" office:value-type="string" office:string-value="N660 G106 P0" calcext:value-type="string">
            <text:p>N660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661</text:p>
          </table:table-cell>
          <table:table-cell table:formula="of:=[.B657]" office:value-type="string" office:string-value="G105" calcext:value-type="string">
            <text:p>G105</text:p>
          </table:table-cell>
          <table:table-cell table:formula="of:=[.C657]" office:value-type="string" office:string-value="PY7.79553191489362" calcext:value-type="string">
            <text:p>PY7.79553191489362</text:p>
          </table:table-cell>
          <table:table-cell/>
          <table:table-cell table:formula="of:=[.A662]&amp;&quot; &quot;&amp;[.B662]&amp;&quot; &quot;&amp;[.C662]" office:value-type="string" office:string-value="N661 G105 PY7.79553191489362" calcext:value-type="string">
            <text:p>N661 G105 PY7.79553191489362</text:p>
          </table:table-cell>
          <table:table-cell table:number-columns-repeated="2"/>
          <table:table-cell table:formula="of:=[.H657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662</text:p>
          </table:table-cell>
          <table:table-cell table:formula="of:=&quot;X&quot;&amp;[.G663]" office:value-type="string" office:string-value="X6747.5" calcext:value-type="string">
            <text:p>X6747.5</text:p>
          </table:table-cell>
          <table:table-cell table:formula="of:=&quot;Y&quot;&amp;[.H663]" office:value-type="string" office:string-value="Y740.007978723407" calcext:value-type="string">
            <text:p>Y740.007978723407</text:p>
          </table:table-cell>
          <table:table-cell/>
          <table:table-cell table:formula="of:=[.A663]&amp;&quot; &quot;&amp;[.B663]&amp;&quot; &quot;&amp;[.C663]" office:value-type="string" office:string-value="N662 X6747.5 Y740.007978723407" calcext:value-type="string">
            <text:p>N662 X6747.5 Y740.007978723407</text:p>
          </table:table-cell>
          <table:table-cell/>
          <table:table-cell table:formula="of:=[.G658]" office:value-type="float" office:value="6747.5" calcext:value-type="float">
            <text:p>6747.5</text:p>
          </table:table-cell>
          <table:table-cell table:formula="of:=[.H658]+[.$K$13]" office:value-type="float" office:value="740.007978723407" calcext:value-type="float">
            <text:p>740.00797872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663</text:p>
          </table:table-cell>
          <table:table-cell table:formula="of:=[.B659]" office:value-type="string" office:string-value="G106" calcext:value-type="string">
            <text:p>G106</text:p>
          </table:table-cell>
          <table:table-cell table:formula="of:=[.C659]" office:value-type="string" office:string-value="P3" calcext:value-type="string">
            <text:p>P3</text:p>
          </table:table-cell>
          <table:table-cell/>
          <table:table-cell table:formula="of:=[.A664]&amp;&quot; &quot;&amp;[.B664]&amp;&quot; &quot;&amp;[.C664]" office:value-type="string" office:string-value="N663 G106 P3" calcext:value-type="string">
            <text:p>N663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664</text:p>
          </table:table-cell>
          <table:table-cell table:formula="of:=&quot;X&quot;&amp;[.G665]" office:value-type="string" office:string-value="X12.5" calcext:value-type="string">
            <text:p>X12.5</text:p>
          </table:table-cell>
          <table:table-cell table:formula="of:=&quot;Y&quot;&amp;[.H665]" office:value-type="string" office:string-value="Y739.007978723407" calcext:value-type="string">
            <text:p>Y739.007978723407</text:p>
          </table:table-cell>
          <table:table-cell/>
          <table:table-cell table:formula="of:=[.A665]&amp;&quot; &quot;&amp;[.B665]&amp;&quot; &quot;&amp;[.C665]" office:value-type="string" office:string-value="N664 X12.5 Y739.007978723407" calcext:value-type="string">
            <text:p>N664 X12.5 Y739.007978723407</text:p>
          </table:table-cell>
          <table:table-cell/>
          <table:table-cell table:formula="of:=[.G660]" office:value-type="float" office:value="12.5" calcext:value-type="float">
            <text:p>12.5</text:p>
          </table:table-cell>
          <table:table-cell table:formula="of:=[.H660]+[.$K$13]" office:value-type="float" office:value="739.007978723407" calcext:value-type="float">
            <text:p>739.00797872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665</text:p>
          </table:table-cell>
          <table:table-cell table:formula="of:=[.B661]" office:value-type="string" office:string-value="G106" calcext:value-type="string">
            <text:p>G106</text:p>
          </table:table-cell>
          <table:table-cell table:formula="of:=[.C661]" office:value-type="string" office:string-value="P0" calcext:value-type="string">
            <text:p>P0</text:p>
          </table:table-cell>
          <table:table-cell/>
          <table:table-cell table:formula="of:=[.A666]&amp;&quot; &quot;&amp;[.B666]&amp;&quot; &quot;&amp;[.C666]" office:value-type="string" office:string-value="N665 G106 P0" calcext:value-type="string">
            <text:p>N665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666</text:p>
          </table:table-cell>
          <table:table-cell table:formula="of:=[.B662]" office:value-type="string" office:string-value="G105" calcext:value-type="string">
            <text:p>G105</text:p>
          </table:table-cell>
          <table:table-cell table:formula="of:=[.C662]" office:value-type="string" office:string-value="PY7.79553191489362" calcext:value-type="string">
            <text:p>PY7.79553191489362</text:p>
          </table:table-cell>
          <table:table-cell/>
          <table:table-cell table:formula="of:=[.A667]&amp;&quot; &quot;&amp;[.B667]&amp;&quot; &quot;&amp;[.C667]" office:value-type="string" office:string-value="N666 G105 PY7.79553191489362" calcext:value-type="string">
            <text:p>N666 G105 PY7.79553191489362</text:p>
          </table:table-cell>
          <table:table-cell table:number-columns-repeated="2"/>
          <table:table-cell table:formula="of:=[.H662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667</text:p>
          </table:table-cell>
          <table:table-cell table:formula="of:=&quot;X&quot;&amp;[.G668]" office:value-type="string" office:string-value="X6747.5" calcext:value-type="string">
            <text:p>X6747.5</text:p>
          </table:table-cell>
          <table:table-cell table:formula="of:=&quot;Y&quot;&amp;[.H668]" office:value-type="string" office:string-value="Y744.8035106383" calcext:value-type="string">
            <text:p>Y744.8035106383</text:p>
          </table:table-cell>
          <table:table-cell/>
          <table:table-cell table:formula="of:=[.A668]&amp;&quot; &quot;&amp;[.B668]&amp;&quot; &quot;&amp;[.C668]" office:value-type="string" office:string-value="N667 X6747.5 Y744.8035106383" calcext:value-type="string">
            <text:p>N667 X6747.5 Y744.8035106383</text:p>
          </table:table-cell>
          <table:table-cell/>
          <table:table-cell table:formula="of:=[.G663]" office:value-type="float" office:value="6747.5" calcext:value-type="float">
            <text:p>6747.5</text:p>
          </table:table-cell>
          <table:table-cell table:formula="of:=[.H663]+[.$K$13]" office:value-type="float" office:value="744.8035106383" calcext:value-type="float">
            <text:p>744.80351063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668</text:p>
          </table:table-cell>
          <table:table-cell table:formula="of:=[.B664]" office:value-type="string" office:string-value="G106" calcext:value-type="string">
            <text:p>G106</text:p>
          </table:table-cell>
          <table:table-cell table:formula="of:=[.C664]" office:value-type="string" office:string-value="P3" calcext:value-type="string">
            <text:p>P3</text:p>
          </table:table-cell>
          <table:table-cell/>
          <table:table-cell table:formula="of:=[.A669]&amp;&quot; &quot;&amp;[.B669]&amp;&quot; &quot;&amp;[.C669]" office:value-type="string" office:string-value="N668 G106 P3" calcext:value-type="string">
            <text:p>N668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669</text:p>
          </table:table-cell>
          <table:table-cell table:formula="of:=&quot;X&quot;&amp;[.G670]" office:value-type="string" office:string-value="X12.5" calcext:value-type="string">
            <text:p>X12.5</text:p>
          </table:table-cell>
          <table:table-cell table:formula="of:=&quot;Y&quot;&amp;[.H670]" office:value-type="string" office:string-value="Y743.8035106383" calcext:value-type="string">
            <text:p>Y743.8035106383</text:p>
          </table:table-cell>
          <table:table-cell/>
          <table:table-cell table:formula="of:=[.A670]&amp;&quot; &quot;&amp;[.B670]&amp;&quot; &quot;&amp;[.C670]" office:value-type="string" office:string-value="N669 X12.5 Y743.8035106383" calcext:value-type="string">
            <text:p>N669 X12.5 Y743.8035106383</text:p>
          </table:table-cell>
          <table:table-cell/>
          <table:table-cell table:formula="of:=[.G665]" office:value-type="float" office:value="12.5" calcext:value-type="float">
            <text:p>12.5</text:p>
          </table:table-cell>
          <table:table-cell table:formula="of:=[.H665]+[.$K$13]" office:value-type="float" office:value="743.8035106383" calcext:value-type="float">
            <text:p>743.80351063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670</text:p>
          </table:table-cell>
          <table:table-cell table:formula="of:=[.B666]" office:value-type="string" office:string-value="G106" calcext:value-type="string">
            <text:p>G106</text:p>
          </table:table-cell>
          <table:table-cell table:formula="of:=[.C666]" office:value-type="string" office:string-value="P0" calcext:value-type="string">
            <text:p>P0</text:p>
          </table:table-cell>
          <table:table-cell/>
          <table:table-cell table:formula="of:=[.A671]&amp;&quot; &quot;&amp;[.B671]&amp;&quot; &quot;&amp;[.C671]" office:value-type="string" office:string-value="N670 G106 P0" calcext:value-type="string">
            <text:p>N670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671</text:p>
          </table:table-cell>
          <table:table-cell table:formula="of:=[.B667]" office:value-type="string" office:string-value="G105" calcext:value-type="string">
            <text:p>G105</text:p>
          </table:table-cell>
          <table:table-cell table:formula="of:=[.C667]" office:value-type="string" office:string-value="PY7.79553191489362" calcext:value-type="string">
            <text:p>PY7.79553191489362</text:p>
          </table:table-cell>
          <table:table-cell/>
          <table:table-cell table:formula="of:=[.A672]&amp;&quot; &quot;&amp;[.B672]&amp;&quot; &quot;&amp;[.C672]" office:value-type="string" office:string-value="N671 G105 PY7.79553191489362" calcext:value-type="string">
            <text:p>N671 G105 PY7.79553191489362</text:p>
          </table:table-cell>
          <table:table-cell table:number-columns-repeated="2"/>
          <table:table-cell table:formula="of:=[.H667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672</text:p>
          </table:table-cell>
          <table:table-cell table:formula="of:=&quot;X&quot;&amp;[.G673]" office:value-type="string" office:string-value="X6747.5" calcext:value-type="string">
            <text:p>X6747.5</text:p>
          </table:table-cell>
          <table:table-cell table:formula="of:=&quot;Y&quot;&amp;[.H673]" office:value-type="string" office:string-value="Y749.599042553194" calcext:value-type="string">
            <text:p>Y749.599042553194</text:p>
          </table:table-cell>
          <table:table-cell/>
          <table:table-cell table:formula="of:=[.A673]&amp;&quot; &quot;&amp;[.B673]&amp;&quot; &quot;&amp;[.C673]" office:value-type="string" office:string-value="N672 X6747.5 Y749.599042553194" calcext:value-type="string">
            <text:p>N672 X6747.5 Y749.599042553194</text:p>
          </table:table-cell>
          <table:table-cell/>
          <table:table-cell table:formula="of:=[.G668]" office:value-type="float" office:value="6747.5" calcext:value-type="float">
            <text:p>6747.5</text:p>
          </table:table-cell>
          <table:table-cell table:formula="of:=[.H668]+[.$K$13]" office:value-type="float" office:value="749.599042553194" calcext:value-type="float">
            <text:p>749.59904255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673</text:p>
          </table:table-cell>
          <table:table-cell table:formula="of:=[.B669]" office:value-type="string" office:string-value="G106" calcext:value-type="string">
            <text:p>G106</text:p>
          </table:table-cell>
          <table:table-cell table:formula="of:=[.C669]" office:value-type="string" office:string-value="P3" calcext:value-type="string">
            <text:p>P3</text:p>
          </table:table-cell>
          <table:table-cell/>
          <table:table-cell table:formula="of:=[.A674]&amp;&quot; &quot;&amp;[.B674]&amp;&quot; &quot;&amp;[.C674]" office:value-type="string" office:string-value="N673 G106 P3" calcext:value-type="string">
            <text:p>N673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674</text:p>
          </table:table-cell>
          <table:table-cell table:formula="of:=&quot;X&quot;&amp;[.G675]" office:value-type="string" office:string-value="X12.5" calcext:value-type="string">
            <text:p>X12.5</text:p>
          </table:table-cell>
          <table:table-cell table:formula="of:=&quot;Y&quot;&amp;[.H675]" office:value-type="string" office:string-value="Y748.599042553194" calcext:value-type="string">
            <text:p>Y748.599042553194</text:p>
          </table:table-cell>
          <table:table-cell/>
          <table:table-cell table:formula="of:=[.A675]&amp;&quot; &quot;&amp;[.B675]&amp;&quot; &quot;&amp;[.C675]" office:value-type="string" office:string-value="N674 X12.5 Y748.599042553194" calcext:value-type="string">
            <text:p>N674 X12.5 Y748.599042553194</text:p>
          </table:table-cell>
          <table:table-cell/>
          <table:table-cell table:formula="of:=[.G670]" office:value-type="float" office:value="12.5" calcext:value-type="float">
            <text:p>12.5</text:p>
          </table:table-cell>
          <table:table-cell table:formula="of:=[.H670]+[.$K$13]" office:value-type="float" office:value="748.599042553194" calcext:value-type="float">
            <text:p>748.59904255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675</text:p>
          </table:table-cell>
          <table:table-cell table:formula="of:=[.B671]" office:value-type="string" office:string-value="G106" calcext:value-type="string">
            <text:p>G106</text:p>
          </table:table-cell>
          <table:table-cell table:formula="of:=[.C671]" office:value-type="string" office:string-value="P0" calcext:value-type="string">
            <text:p>P0</text:p>
          </table:table-cell>
          <table:table-cell/>
          <table:table-cell table:formula="of:=[.A676]&amp;&quot; &quot;&amp;[.B676]&amp;&quot; &quot;&amp;[.C676]" office:value-type="string" office:string-value="N675 G106 P0" calcext:value-type="string">
            <text:p>N675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676</text:p>
          </table:table-cell>
          <table:table-cell table:formula="of:=[.B672]" office:value-type="string" office:string-value="G105" calcext:value-type="string">
            <text:p>G105</text:p>
          </table:table-cell>
          <table:table-cell table:formula="of:=[.C672]" office:value-type="string" office:string-value="PY7.79553191489362" calcext:value-type="string">
            <text:p>PY7.79553191489362</text:p>
          </table:table-cell>
          <table:table-cell/>
          <table:table-cell table:formula="of:=[.A677]&amp;&quot; &quot;&amp;[.B677]&amp;&quot; &quot;&amp;[.C677]" office:value-type="string" office:string-value="N676 G105 PY7.79553191489362" calcext:value-type="string">
            <text:p>N676 G105 PY7.79553191489362</text:p>
          </table:table-cell>
          <table:table-cell table:number-columns-repeated="2"/>
          <table:table-cell table:formula="of:=[.H672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677</text:p>
          </table:table-cell>
          <table:table-cell table:formula="of:=&quot;X&quot;&amp;[.G678]" office:value-type="string" office:string-value="X6747.5" calcext:value-type="string">
            <text:p>X6747.5</text:p>
          </table:table-cell>
          <table:table-cell table:formula="of:=&quot;Y&quot;&amp;[.H678]" office:value-type="string" office:string-value="Y754.394574468088" calcext:value-type="string">
            <text:p>Y754.394574468088</text:p>
          </table:table-cell>
          <table:table-cell/>
          <table:table-cell table:formula="of:=[.A678]&amp;&quot; &quot;&amp;[.B678]&amp;&quot; &quot;&amp;[.C678]" office:value-type="string" office:string-value="N677 X6747.5 Y754.394574468088" calcext:value-type="string">
            <text:p>N677 X6747.5 Y754.394574468088</text:p>
          </table:table-cell>
          <table:table-cell/>
          <table:table-cell table:formula="of:=[.G673]" office:value-type="float" office:value="6747.5" calcext:value-type="float">
            <text:p>6747.5</text:p>
          </table:table-cell>
          <table:table-cell table:formula="of:=[.H673]+[.$K$13]" office:value-type="float" office:value="754.394574468088" calcext:value-type="float">
            <text:p>754.39457446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678</text:p>
          </table:table-cell>
          <table:table-cell table:formula="of:=[.B674]" office:value-type="string" office:string-value="G106" calcext:value-type="string">
            <text:p>G106</text:p>
          </table:table-cell>
          <table:table-cell table:formula="of:=[.C674]" office:value-type="string" office:string-value="P3" calcext:value-type="string">
            <text:p>P3</text:p>
          </table:table-cell>
          <table:table-cell/>
          <table:table-cell table:formula="of:=[.A679]&amp;&quot; &quot;&amp;[.B679]&amp;&quot; &quot;&amp;[.C679]" office:value-type="string" office:string-value="N678 G106 P3" calcext:value-type="string">
            <text:p>N678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679</text:p>
          </table:table-cell>
          <table:table-cell table:formula="of:=&quot;X&quot;&amp;[.G680]" office:value-type="string" office:string-value="X12.5" calcext:value-type="string">
            <text:p>X12.5</text:p>
          </table:table-cell>
          <table:table-cell table:formula="of:=&quot;Y&quot;&amp;[.H680]" office:value-type="string" office:string-value="Y753.394574468088" calcext:value-type="string">
            <text:p>Y753.394574468088</text:p>
          </table:table-cell>
          <table:table-cell/>
          <table:table-cell table:formula="of:=[.A680]&amp;&quot; &quot;&amp;[.B680]&amp;&quot; &quot;&amp;[.C680]" office:value-type="string" office:string-value="N679 X12.5 Y753.394574468088" calcext:value-type="string">
            <text:p>N679 X12.5 Y753.394574468088</text:p>
          </table:table-cell>
          <table:table-cell/>
          <table:table-cell table:formula="of:=[.G675]" office:value-type="float" office:value="12.5" calcext:value-type="float">
            <text:p>12.5</text:p>
          </table:table-cell>
          <table:table-cell table:formula="of:=[.H675]+[.$K$13]" office:value-type="float" office:value="753.394574468088" calcext:value-type="float">
            <text:p>753.39457446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680</text:p>
          </table:table-cell>
          <table:table-cell table:formula="of:=[.B676]" office:value-type="string" office:string-value="G106" calcext:value-type="string">
            <text:p>G106</text:p>
          </table:table-cell>
          <table:table-cell table:formula="of:=[.C676]" office:value-type="string" office:string-value="P0" calcext:value-type="string">
            <text:p>P0</text:p>
          </table:table-cell>
          <table:table-cell/>
          <table:table-cell table:formula="of:=[.A681]&amp;&quot; &quot;&amp;[.B681]&amp;&quot; &quot;&amp;[.C681]" office:value-type="string" office:string-value="N680 G106 P0" calcext:value-type="string">
            <text:p>N680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681</text:p>
          </table:table-cell>
          <table:table-cell table:formula="of:=[.B677]" office:value-type="string" office:string-value="G105" calcext:value-type="string">
            <text:p>G105</text:p>
          </table:table-cell>
          <table:table-cell table:formula="of:=[.C677]" office:value-type="string" office:string-value="PY7.79553191489362" calcext:value-type="string">
            <text:p>PY7.79553191489362</text:p>
          </table:table-cell>
          <table:table-cell/>
          <table:table-cell table:formula="of:=[.A682]&amp;&quot; &quot;&amp;[.B682]&amp;&quot; &quot;&amp;[.C682]" office:value-type="string" office:string-value="N681 G105 PY7.79553191489362" calcext:value-type="string">
            <text:p>N681 G105 PY7.79553191489362</text:p>
          </table:table-cell>
          <table:table-cell table:number-columns-repeated="2"/>
          <table:table-cell table:formula="of:=[.H677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682</text:p>
          </table:table-cell>
          <table:table-cell table:formula="of:=&quot;X&quot;&amp;[.G683]" office:value-type="string" office:string-value="X6747.5" calcext:value-type="string">
            <text:p>X6747.5</text:p>
          </table:table-cell>
          <table:table-cell table:formula="of:=&quot;Y&quot;&amp;[.H683]" office:value-type="string" office:string-value="Y759.190106382981" calcext:value-type="string">
            <text:p>Y759.190106382981</text:p>
          </table:table-cell>
          <table:table-cell/>
          <table:table-cell table:formula="of:=[.A683]&amp;&quot; &quot;&amp;[.B683]&amp;&quot; &quot;&amp;[.C683]" office:value-type="string" office:string-value="N682 X6747.5 Y759.190106382981" calcext:value-type="string">
            <text:p>N682 X6747.5 Y759.190106382981</text:p>
          </table:table-cell>
          <table:table-cell/>
          <table:table-cell table:formula="of:=[.G678]" office:value-type="float" office:value="6747.5" calcext:value-type="float">
            <text:p>6747.5</text:p>
          </table:table-cell>
          <table:table-cell table:formula="of:=[.H678]+[.$K$13]" office:value-type="float" office:value="759.190106382981" calcext:value-type="float">
            <text:p>759.1901063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683</text:p>
          </table:table-cell>
          <table:table-cell table:formula="of:=[.B679]" office:value-type="string" office:string-value="G106" calcext:value-type="string">
            <text:p>G106</text:p>
          </table:table-cell>
          <table:table-cell table:formula="of:=[.C679]" office:value-type="string" office:string-value="P3" calcext:value-type="string">
            <text:p>P3</text:p>
          </table:table-cell>
          <table:table-cell/>
          <table:table-cell table:formula="of:=[.A684]&amp;&quot; &quot;&amp;[.B684]&amp;&quot; &quot;&amp;[.C684]" office:value-type="string" office:string-value="N683 G106 P3" calcext:value-type="string">
            <text:p>N683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684</text:p>
          </table:table-cell>
          <table:table-cell table:formula="of:=&quot;X&quot;&amp;[.G685]" office:value-type="string" office:string-value="X12.5" calcext:value-type="string">
            <text:p>X12.5</text:p>
          </table:table-cell>
          <table:table-cell table:formula="of:=&quot;Y&quot;&amp;[.H685]" office:value-type="string" office:string-value="Y758.190106382981" calcext:value-type="string">
            <text:p>Y758.190106382981</text:p>
          </table:table-cell>
          <table:table-cell/>
          <table:table-cell table:formula="of:=[.A685]&amp;&quot; &quot;&amp;[.B685]&amp;&quot; &quot;&amp;[.C685]" office:value-type="string" office:string-value="N684 X12.5 Y758.190106382981" calcext:value-type="string">
            <text:p>N684 X12.5 Y758.190106382981</text:p>
          </table:table-cell>
          <table:table-cell/>
          <table:table-cell table:formula="of:=[.G680]" office:value-type="float" office:value="12.5" calcext:value-type="float">
            <text:p>12.5</text:p>
          </table:table-cell>
          <table:table-cell table:formula="of:=[.H680]+[.$K$13]" office:value-type="float" office:value="758.190106382981" calcext:value-type="float">
            <text:p>758.1901063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685</text:p>
          </table:table-cell>
          <table:table-cell table:formula="of:=[.B681]" office:value-type="string" office:string-value="G106" calcext:value-type="string">
            <text:p>G106</text:p>
          </table:table-cell>
          <table:table-cell table:formula="of:=[.C681]" office:value-type="string" office:string-value="P0" calcext:value-type="string">
            <text:p>P0</text:p>
          </table:table-cell>
          <table:table-cell/>
          <table:table-cell table:formula="of:=[.A686]&amp;&quot; &quot;&amp;[.B686]&amp;&quot; &quot;&amp;[.C686]" office:value-type="string" office:string-value="N685 G106 P0" calcext:value-type="string">
            <text:p>N685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686</text:p>
          </table:table-cell>
          <table:table-cell table:formula="of:=[.B682]" office:value-type="string" office:string-value="G105" calcext:value-type="string">
            <text:p>G105</text:p>
          </table:table-cell>
          <table:table-cell table:formula="of:=[.C682]" office:value-type="string" office:string-value="PY7.79553191489362" calcext:value-type="string">
            <text:p>PY7.79553191489362</text:p>
          </table:table-cell>
          <table:table-cell/>
          <table:table-cell table:formula="of:=[.A687]&amp;&quot; &quot;&amp;[.B687]&amp;&quot; &quot;&amp;[.C687]" office:value-type="string" office:string-value="N686 G105 PY7.79553191489362" calcext:value-type="string">
            <text:p>N686 G105 PY7.79553191489362</text:p>
          </table:table-cell>
          <table:table-cell table:number-columns-repeated="2"/>
          <table:table-cell table:formula="of:=[.H682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687</text:p>
          </table:table-cell>
          <table:table-cell table:formula="of:=&quot;X&quot;&amp;[.G688]" office:value-type="string" office:string-value="X6747.5" calcext:value-type="string">
            <text:p>X6747.5</text:p>
          </table:table-cell>
          <table:table-cell table:formula="of:=&quot;Y&quot;&amp;[.H688]" office:value-type="string" office:string-value="Y763.985638297875" calcext:value-type="string">
            <text:p>Y763.985638297875</text:p>
          </table:table-cell>
          <table:table-cell/>
          <table:table-cell table:formula="of:=[.A688]&amp;&quot; &quot;&amp;[.B688]&amp;&quot; &quot;&amp;[.C688]" office:value-type="string" office:string-value="N687 X6747.5 Y763.985638297875" calcext:value-type="string">
            <text:p>N687 X6747.5 Y763.985638297875</text:p>
          </table:table-cell>
          <table:table-cell/>
          <table:table-cell table:formula="of:=[.G683]" office:value-type="float" office:value="6747.5" calcext:value-type="float">
            <text:p>6747.5</text:p>
          </table:table-cell>
          <table:table-cell table:formula="of:=[.H683]+[.$K$13]" office:value-type="float" office:value="763.985638297875" calcext:value-type="float">
            <text:p>763.98563829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688</text:p>
          </table:table-cell>
          <table:table-cell table:formula="of:=[.B684]" office:value-type="string" office:string-value="G106" calcext:value-type="string">
            <text:p>G106</text:p>
          </table:table-cell>
          <table:table-cell table:formula="of:=[.C684]" office:value-type="string" office:string-value="P3" calcext:value-type="string">
            <text:p>P3</text:p>
          </table:table-cell>
          <table:table-cell/>
          <table:table-cell table:formula="of:=[.A689]&amp;&quot; &quot;&amp;[.B689]&amp;&quot; &quot;&amp;[.C689]" office:value-type="string" office:string-value="N688 G106 P3" calcext:value-type="string">
            <text:p>N688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689</text:p>
          </table:table-cell>
          <table:table-cell table:formula="of:=&quot;X&quot;&amp;[.G690]" office:value-type="string" office:string-value="X12.5" calcext:value-type="string">
            <text:p>X12.5</text:p>
          </table:table-cell>
          <table:table-cell table:formula="of:=&quot;Y&quot;&amp;[.H690]" office:value-type="string" office:string-value="Y762.985638297875" calcext:value-type="string">
            <text:p>Y762.985638297875</text:p>
          </table:table-cell>
          <table:table-cell/>
          <table:table-cell table:formula="of:=[.A690]&amp;&quot; &quot;&amp;[.B690]&amp;&quot; &quot;&amp;[.C690]" office:value-type="string" office:string-value="N689 X12.5 Y762.985638297875" calcext:value-type="string">
            <text:p>N689 X12.5 Y762.985638297875</text:p>
          </table:table-cell>
          <table:table-cell/>
          <table:table-cell table:formula="of:=[.G685]" office:value-type="float" office:value="12.5" calcext:value-type="float">
            <text:p>12.5</text:p>
          </table:table-cell>
          <table:table-cell table:formula="of:=[.H685]+[.$K$13]" office:value-type="float" office:value="762.985638297875" calcext:value-type="float">
            <text:p>762.98563829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690</text:p>
          </table:table-cell>
          <table:table-cell table:formula="of:=[.B686]" office:value-type="string" office:string-value="G106" calcext:value-type="string">
            <text:p>G106</text:p>
          </table:table-cell>
          <table:table-cell table:formula="of:=[.C686]" office:value-type="string" office:string-value="P0" calcext:value-type="string">
            <text:p>P0</text:p>
          </table:table-cell>
          <table:table-cell/>
          <table:table-cell table:formula="of:=[.A691]&amp;&quot; &quot;&amp;[.B691]&amp;&quot; &quot;&amp;[.C691]" office:value-type="string" office:string-value="N690 G106 P0" calcext:value-type="string">
            <text:p>N690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691</text:p>
          </table:table-cell>
          <table:table-cell table:formula="of:=[.B687]" office:value-type="string" office:string-value="G105" calcext:value-type="string">
            <text:p>G105</text:p>
          </table:table-cell>
          <table:table-cell table:formula="of:=[.C687]" office:value-type="string" office:string-value="PY7.79553191489362" calcext:value-type="string">
            <text:p>PY7.79553191489362</text:p>
          </table:table-cell>
          <table:table-cell/>
          <table:table-cell table:formula="of:=[.A692]&amp;&quot; &quot;&amp;[.B692]&amp;&quot; &quot;&amp;[.C692]" office:value-type="string" office:string-value="N691 G105 PY7.79553191489362" calcext:value-type="string">
            <text:p>N691 G105 PY7.79553191489362</text:p>
          </table:table-cell>
          <table:table-cell table:number-columns-repeated="2"/>
          <table:table-cell table:formula="of:=[.H687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692</text:p>
          </table:table-cell>
          <table:table-cell table:formula="of:=&quot;X&quot;&amp;[.G693]" office:value-type="string" office:string-value="X6747.5" calcext:value-type="string">
            <text:p>X6747.5</text:p>
          </table:table-cell>
          <table:table-cell table:formula="of:=&quot;Y&quot;&amp;[.H693]" office:value-type="string" office:string-value="Y768.781170212769" calcext:value-type="string">
            <text:p>Y768.781170212769</text:p>
          </table:table-cell>
          <table:table-cell/>
          <table:table-cell table:formula="of:=[.A693]&amp;&quot; &quot;&amp;[.B693]&amp;&quot; &quot;&amp;[.C693]" office:value-type="string" office:string-value="N692 X6747.5 Y768.781170212769" calcext:value-type="string">
            <text:p>N692 X6747.5 Y768.781170212769</text:p>
          </table:table-cell>
          <table:table-cell/>
          <table:table-cell table:formula="of:=[.G688]" office:value-type="float" office:value="6747.5" calcext:value-type="float">
            <text:p>6747.5</text:p>
          </table:table-cell>
          <table:table-cell table:formula="of:=[.H688]+[.$K$13]" office:value-type="float" office:value="768.781170212769" calcext:value-type="float">
            <text:p>768.78117021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693</text:p>
          </table:table-cell>
          <table:table-cell table:formula="of:=[.B689]" office:value-type="string" office:string-value="G106" calcext:value-type="string">
            <text:p>G106</text:p>
          </table:table-cell>
          <table:table-cell table:formula="of:=[.C689]" office:value-type="string" office:string-value="P3" calcext:value-type="string">
            <text:p>P3</text:p>
          </table:table-cell>
          <table:table-cell/>
          <table:table-cell table:formula="of:=[.A694]&amp;&quot; &quot;&amp;[.B694]&amp;&quot; &quot;&amp;[.C694]" office:value-type="string" office:string-value="N693 G106 P3" calcext:value-type="string">
            <text:p>N693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694</text:p>
          </table:table-cell>
          <table:table-cell table:formula="of:=&quot;X&quot;&amp;[.G695]" office:value-type="string" office:string-value="X12.5" calcext:value-type="string">
            <text:p>X12.5</text:p>
          </table:table-cell>
          <table:table-cell table:formula="of:=&quot;Y&quot;&amp;[.H695]" office:value-type="string" office:string-value="Y767.781170212769" calcext:value-type="string">
            <text:p>Y767.781170212769</text:p>
          </table:table-cell>
          <table:table-cell/>
          <table:table-cell table:formula="of:=[.A695]&amp;&quot; &quot;&amp;[.B695]&amp;&quot; &quot;&amp;[.C695]" office:value-type="string" office:string-value="N694 X12.5 Y767.781170212769" calcext:value-type="string">
            <text:p>N694 X12.5 Y767.781170212769</text:p>
          </table:table-cell>
          <table:table-cell/>
          <table:table-cell table:formula="of:=[.G690]" office:value-type="float" office:value="12.5" calcext:value-type="float">
            <text:p>12.5</text:p>
          </table:table-cell>
          <table:table-cell table:formula="of:=[.H690]+[.$K$13]" office:value-type="float" office:value="767.781170212769" calcext:value-type="float">
            <text:p>767.78117021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695</text:p>
          </table:table-cell>
          <table:table-cell table:formula="of:=[.B691]" office:value-type="string" office:string-value="G106" calcext:value-type="string">
            <text:p>G106</text:p>
          </table:table-cell>
          <table:table-cell table:formula="of:=[.C691]" office:value-type="string" office:string-value="P0" calcext:value-type="string">
            <text:p>P0</text:p>
          </table:table-cell>
          <table:table-cell/>
          <table:table-cell table:formula="of:=[.A696]&amp;&quot; &quot;&amp;[.B696]&amp;&quot; &quot;&amp;[.C696]" office:value-type="string" office:string-value="N695 G106 P0" calcext:value-type="string">
            <text:p>N695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696</text:p>
          </table:table-cell>
          <table:table-cell table:formula="of:=[.B692]" office:value-type="string" office:string-value="G105" calcext:value-type="string">
            <text:p>G105</text:p>
          </table:table-cell>
          <table:table-cell table:formula="of:=[.C692]" office:value-type="string" office:string-value="PY7.79553191489362" calcext:value-type="string">
            <text:p>PY7.79553191489362</text:p>
          </table:table-cell>
          <table:table-cell/>
          <table:table-cell table:formula="of:=[.A697]&amp;&quot; &quot;&amp;[.B697]&amp;&quot; &quot;&amp;[.C697]" office:value-type="string" office:string-value="N696 G105 PY7.79553191489362" calcext:value-type="string">
            <text:p>N696 G105 PY7.79553191489362</text:p>
          </table:table-cell>
          <table:table-cell table:number-columns-repeated="2"/>
          <table:table-cell table:formula="of:=[.H692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697</text:p>
          </table:table-cell>
          <table:table-cell table:formula="of:=&quot;X&quot;&amp;[.G698]" office:value-type="string" office:string-value="X6747.5" calcext:value-type="string">
            <text:p>X6747.5</text:p>
          </table:table-cell>
          <table:table-cell table:formula="of:=&quot;Y&quot;&amp;[.H698]" office:value-type="string" office:string-value="Y773.576702127662" calcext:value-type="string">
            <text:p>Y773.576702127662</text:p>
          </table:table-cell>
          <table:table-cell/>
          <table:table-cell table:formula="of:=[.A698]&amp;&quot; &quot;&amp;[.B698]&amp;&quot; &quot;&amp;[.C698]" office:value-type="string" office:string-value="N697 X6747.5 Y773.576702127662" calcext:value-type="string">
            <text:p>N697 X6747.5 Y773.576702127662</text:p>
          </table:table-cell>
          <table:table-cell/>
          <table:table-cell table:formula="of:=[.G693]" office:value-type="float" office:value="6747.5" calcext:value-type="float">
            <text:p>6747.5</text:p>
          </table:table-cell>
          <table:table-cell table:formula="of:=[.H693]+[.$K$13]" office:value-type="float" office:value="773.576702127662" calcext:value-type="float">
            <text:p>773.576702127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698</text:p>
          </table:table-cell>
          <table:table-cell table:formula="of:=[.B694]" office:value-type="string" office:string-value="G106" calcext:value-type="string">
            <text:p>G106</text:p>
          </table:table-cell>
          <table:table-cell table:formula="of:=[.C694]" office:value-type="string" office:string-value="P3" calcext:value-type="string">
            <text:p>P3</text:p>
          </table:table-cell>
          <table:table-cell/>
          <table:table-cell table:formula="of:=[.A699]&amp;&quot; &quot;&amp;[.B699]&amp;&quot; &quot;&amp;[.C699]" office:value-type="string" office:string-value="N698 G106 P3" calcext:value-type="string">
            <text:p>N698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699</text:p>
          </table:table-cell>
          <table:table-cell table:formula="of:=&quot;X&quot;&amp;[.G700]" office:value-type="string" office:string-value="X12.5" calcext:value-type="string">
            <text:p>X12.5</text:p>
          </table:table-cell>
          <table:table-cell table:formula="of:=&quot;Y&quot;&amp;[.H700]" office:value-type="string" office:string-value="Y772.576702127662" calcext:value-type="string">
            <text:p>Y772.576702127662</text:p>
          </table:table-cell>
          <table:table-cell/>
          <table:table-cell table:formula="of:=[.A700]&amp;&quot; &quot;&amp;[.B700]&amp;&quot; &quot;&amp;[.C700]" office:value-type="string" office:string-value="N699 X12.5 Y772.576702127662" calcext:value-type="string">
            <text:p>N699 X12.5 Y772.576702127662</text:p>
          </table:table-cell>
          <table:table-cell/>
          <table:table-cell table:formula="of:=[.G695]" office:value-type="float" office:value="12.5" calcext:value-type="float">
            <text:p>12.5</text:p>
          </table:table-cell>
          <table:table-cell table:formula="of:=[.H695]+[.$K$13]" office:value-type="float" office:value="772.576702127662" calcext:value-type="float">
            <text:p>772.576702127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700</text:p>
          </table:table-cell>
          <table:table-cell table:formula="of:=[.B696]" office:value-type="string" office:string-value="G106" calcext:value-type="string">
            <text:p>G106</text:p>
          </table:table-cell>
          <table:table-cell table:formula="of:=[.C696]" office:value-type="string" office:string-value="P0" calcext:value-type="string">
            <text:p>P0</text:p>
          </table:table-cell>
          <table:table-cell/>
          <table:table-cell table:formula="of:=[.A701]&amp;&quot; &quot;&amp;[.B701]&amp;&quot; &quot;&amp;[.C701]" office:value-type="string" office:string-value="N700 G106 P0" calcext:value-type="string">
            <text:p>N700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701</text:p>
          </table:table-cell>
          <table:table-cell table:formula="of:=[.B697]" office:value-type="string" office:string-value="G105" calcext:value-type="string">
            <text:p>G105</text:p>
          </table:table-cell>
          <table:table-cell table:formula="of:=[.C697]" office:value-type="string" office:string-value="PY7.79553191489362" calcext:value-type="string">
            <text:p>PY7.79553191489362</text:p>
          </table:table-cell>
          <table:table-cell/>
          <table:table-cell table:formula="of:=[.A702]&amp;&quot; &quot;&amp;[.B702]&amp;&quot; &quot;&amp;[.C702]" office:value-type="string" office:string-value="N701 G105 PY7.79553191489362" calcext:value-type="string">
            <text:p>N701 G105 PY7.79553191489362</text:p>
          </table:table-cell>
          <table:table-cell table:number-columns-repeated="2"/>
          <table:table-cell table:formula="of:=[.H697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702</text:p>
          </table:table-cell>
          <table:table-cell table:formula="of:=&quot;X&quot;&amp;[.G703]" office:value-type="string" office:string-value="X6747.5" calcext:value-type="string">
            <text:p>X6747.5</text:p>
          </table:table-cell>
          <table:table-cell table:formula="of:=&quot;Y&quot;&amp;[.H703]" office:value-type="string" office:string-value="Y778.372234042556" calcext:value-type="string">
            <text:p>Y778.372234042556</text:p>
          </table:table-cell>
          <table:table-cell/>
          <table:table-cell table:formula="of:=[.A703]&amp;&quot; &quot;&amp;[.B703]&amp;&quot; &quot;&amp;[.C703]" office:value-type="string" office:string-value="N702 X6747.5 Y778.372234042556" calcext:value-type="string">
            <text:p>N702 X6747.5 Y778.372234042556</text:p>
          </table:table-cell>
          <table:table-cell/>
          <table:table-cell table:formula="of:=[.G698]" office:value-type="float" office:value="6747.5" calcext:value-type="float">
            <text:p>6747.5</text:p>
          </table:table-cell>
          <table:table-cell table:formula="of:=[.H698]+[.$K$13]" office:value-type="float" office:value="778.372234042556" calcext:value-type="float">
            <text:p>778.37223404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703</text:p>
          </table:table-cell>
          <table:table-cell table:formula="of:=[.B699]" office:value-type="string" office:string-value="G106" calcext:value-type="string">
            <text:p>G106</text:p>
          </table:table-cell>
          <table:table-cell table:formula="of:=[.C699]" office:value-type="string" office:string-value="P3" calcext:value-type="string">
            <text:p>P3</text:p>
          </table:table-cell>
          <table:table-cell/>
          <table:table-cell table:formula="of:=[.A704]&amp;&quot; &quot;&amp;[.B704]&amp;&quot; &quot;&amp;[.C704]" office:value-type="string" office:string-value="N703 G106 P3" calcext:value-type="string">
            <text:p>N703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704</text:p>
          </table:table-cell>
          <table:table-cell table:formula="of:=&quot;X&quot;&amp;[.G705]" office:value-type="string" office:string-value="X12.5" calcext:value-type="string">
            <text:p>X12.5</text:p>
          </table:table-cell>
          <table:table-cell table:formula="of:=&quot;Y&quot;&amp;[.H705]" office:value-type="string" office:string-value="Y777.372234042556" calcext:value-type="string">
            <text:p>Y777.372234042556</text:p>
          </table:table-cell>
          <table:table-cell/>
          <table:table-cell table:formula="of:=[.A705]&amp;&quot; &quot;&amp;[.B705]&amp;&quot; &quot;&amp;[.C705]" office:value-type="string" office:string-value="N704 X12.5 Y777.372234042556" calcext:value-type="string">
            <text:p>N704 X12.5 Y777.372234042556</text:p>
          </table:table-cell>
          <table:table-cell/>
          <table:table-cell table:formula="of:=[.G700]" office:value-type="float" office:value="12.5" calcext:value-type="float">
            <text:p>12.5</text:p>
          </table:table-cell>
          <table:table-cell table:formula="of:=[.H700]+[.$K$13]" office:value-type="float" office:value="777.372234042556" calcext:value-type="float">
            <text:p>777.37223404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705</text:p>
          </table:table-cell>
          <table:table-cell table:formula="of:=[.B701]" office:value-type="string" office:string-value="G106" calcext:value-type="string">
            <text:p>G106</text:p>
          </table:table-cell>
          <table:table-cell table:formula="of:=[.C701]" office:value-type="string" office:string-value="P0" calcext:value-type="string">
            <text:p>P0</text:p>
          </table:table-cell>
          <table:table-cell/>
          <table:table-cell table:formula="of:=[.A706]&amp;&quot; &quot;&amp;[.B706]&amp;&quot; &quot;&amp;[.C706]" office:value-type="string" office:string-value="N705 G106 P0" calcext:value-type="string">
            <text:p>N705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706</text:p>
          </table:table-cell>
          <table:table-cell table:formula="of:=[.B702]" office:value-type="string" office:string-value="G105" calcext:value-type="string">
            <text:p>G105</text:p>
          </table:table-cell>
          <table:table-cell table:formula="of:=[.C702]" office:value-type="string" office:string-value="PY7.79553191489362" calcext:value-type="string">
            <text:p>PY7.79553191489362</text:p>
          </table:table-cell>
          <table:table-cell/>
          <table:table-cell table:formula="of:=[.A707]&amp;&quot; &quot;&amp;[.B707]&amp;&quot; &quot;&amp;[.C707]" office:value-type="string" office:string-value="N706 G105 PY7.79553191489362" calcext:value-type="string">
            <text:p>N706 G105 PY7.79553191489362</text:p>
          </table:table-cell>
          <table:table-cell table:number-columns-repeated="2"/>
          <table:table-cell table:formula="of:=[.H702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707</text:p>
          </table:table-cell>
          <table:table-cell table:formula="of:=&quot;X&quot;&amp;[.G708]" office:value-type="string" office:string-value="X6747.5" calcext:value-type="string">
            <text:p>X6747.5</text:p>
          </table:table-cell>
          <table:table-cell table:formula="of:=&quot;Y&quot;&amp;[.H708]" office:value-type="string" office:string-value="Y783.16776595745" calcext:value-type="string">
            <text:p>Y783.16776595745</text:p>
          </table:table-cell>
          <table:table-cell/>
          <table:table-cell table:formula="of:=[.A708]&amp;&quot; &quot;&amp;[.B708]&amp;&quot; &quot;&amp;[.C708]" office:value-type="string" office:string-value="N707 X6747.5 Y783.16776595745" calcext:value-type="string">
            <text:p>N707 X6747.5 Y783.16776595745</text:p>
          </table:table-cell>
          <table:table-cell/>
          <table:table-cell table:formula="of:=[.G703]" office:value-type="float" office:value="6747.5" calcext:value-type="float">
            <text:p>6747.5</text:p>
          </table:table-cell>
          <table:table-cell table:formula="of:=[.H703]+[.$K$13]" office:value-type="float" office:value="783.16776595745" calcext:value-type="float">
            <text:p>783.16776595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708</text:p>
          </table:table-cell>
          <table:table-cell table:formula="of:=[.B704]" office:value-type="string" office:string-value="G106" calcext:value-type="string">
            <text:p>G106</text:p>
          </table:table-cell>
          <table:table-cell table:formula="of:=[.C704]" office:value-type="string" office:string-value="P3" calcext:value-type="string">
            <text:p>P3</text:p>
          </table:table-cell>
          <table:table-cell/>
          <table:table-cell table:formula="of:=[.A709]&amp;&quot; &quot;&amp;[.B709]&amp;&quot; &quot;&amp;[.C709]" office:value-type="string" office:string-value="N708 G106 P3" calcext:value-type="string">
            <text:p>N708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709</text:p>
          </table:table-cell>
          <table:table-cell table:formula="of:=&quot;X&quot;&amp;[.G710]" office:value-type="string" office:string-value="X12.5" calcext:value-type="string">
            <text:p>X12.5</text:p>
          </table:table-cell>
          <table:table-cell table:formula="of:=&quot;Y&quot;&amp;[.H710]" office:value-type="string" office:string-value="Y782.16776595745" calcext:value-type="string">
            <text:p>Y782.16776595745</text:p>
          </table:table-cell>
          <table:table-cell/>
          <table:table-cell table:formula="of:=[.A710]&amp;&quot; &quot;&amp;[.B710]&amp;&quot; &quot;&amp;[.C710]" office:value-type="string" office:string-value="N709 X12.5 Y782.16776595745" calcext:value-type="string">
            <text:p>N709 X12.5 Y782.16776595745</text:p>
          </table:table-cell>
          <table:table-cell/>
          <table:table-cell table:formula="of:=[.G705]" office:value-type="float" office:value="12.5" calcext:value-type="float">
            <text:p>12.5</text:p>
          </table:table-cell>
          <table:table-cell table:formula="of:=[.H705]+[.$K$13]" office:value-type="float" office:value="782.16776595745" calcext:value-type="float">
            <text:p>782.16776595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710</text:p>
          </table:table-cell>
          <table:table-cell table:formula="of:=[.B706]" office:value-type="string" office:string-value="G106" calcext:value-type="string">
            <text:p>G106</text:p>
          </table:table-cell>
          <table:table-cell table:formula="of:=[.C706]" office:value-type="string" office:string-value="P0" calcext:value-type="string">
            <text:p>P0</text:p>
          </table:table-cell>
          <table:table-cell/>
          <table:table-cell table:formula="of:=[.A711]&amp;&quot; &quot;&amp;[.B711]&amp;&quot; &quot;&amp;[.C711]" office:value-type="string" office:string-value="N710 G106 P0" calcext:value-type="string">
            <text:p>N710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711</text:p>
          </table:table-cell>
          <table:table-cell table:formula="of:=[.B707]" office:value-type="string" office:string-value="G105" calcext:value-type="string">
            <text:p>G105</text:p>
          </table:table-cell>
          <table:table-cell table:formula="of:=[.C707]" office:value-type="string" office:string-value="PY7.79553191489362" calcext:value-type="string">
            <text:p>PY7.79553191489362</text:p>
          </table:table-cell>
          <table:table-cell/>
          <table:table-cell table:formula="of:=[.A712]&amp;&quot; &quot;&amp;[.B712]&amp;&quot; &quot;&amp;[.C712]" office:value-type="string" office:string-value="N711 G105 PY7.79553191489362" calcext:value-type="string">
            <text:p>N711 G105 PY7.79553191489362</text:p>
          </table:table-cell>
          <table:table-cell table:number-columns-repeated="2"/>
          <table:table-cell table:formula="of:=[.H707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712</text:p>
          </table:table-cell>
          <table:table-cell table:formula="of:=&quot;X&quot;&amp;[.G713]" office:value-type="string" office:string-value="X6747.5" calcext:value-type="string">
            <text:p>X6747.5</text:p>
          </table:table-cell>
          <table:table-cell table:formula="of:=&quot;Y&quot;&amp;[.H713]" office:value-type="string" office:string-value="Y787.963297872344" calcext:value-type="string">
            <text:p>Y787.963297872344</text:p>
          </table:table-cell>
          <table:table-cell/>
          <table:table-cell table:formula="of:=[.A713]&amp;&quot; &quot;&amp;[.B713]&amp;&quot; &quot;&amp;[.C713]" office:value-type="string" office:string-value="N712 X6747.5 Y787.963297872344" calcext:value-type="string">
            <text:p>N712 X6747.5 Y787.963297872344</text:p>
          </table:table-cell>
          <table:table-cell/>
          <table:table-cell table:formula="of:=[.G708]" office:value-type="float" office:value="6747.5" calcext:value-type="float">
            <text:p>6747.5</text:p>
          </table:table-cell>
          <table:table-cell table:formula="of:=[.H708]+[.$K$13]" office:value-type="float" office:value="787.963297872344" calcext:value-type="float">
            <text:p>787.96329787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713</text:p>
          </table:table-cell>
          <table:table-cell table:formula="of:=[.B709]" office:value-type="string" office:string-value="G106" calcext:value-type="string">
            <text:p>G106</text:p>
          </table:table-cell>
          <table:table-cell table:formula="of:=[.C709]" office:value-type="string" office:string-value="P3" calcext:value-type="string">
            <text:p>P3</text:p>
          </table:table-cell>
          <table:table-cell/>
          <table:table-cell table:formula="of:=[.A714]&amp;&quot; &quot;&amp;[.B714]&amp;&quot; &quot;&amp;[.C714]" office:value-type="string" office:string-value="N713 G106 P3" calcext:value-type="string">
            <text:p>N713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714</text:p>
          </table:table-cell>
          <table:table-cell table:formula="of:=&quot;X&quot;&amp;[.G715]" office:value-type="string" office:string-value="X12.5" calcext:value-type="string">
            <text:p>X12.5</text:p>
          </table:table-cell>
          <table:table-cell table:formula="of:=&quot;Y&quot;&amp;[.H715]" office:value-type="string" office:string-value="Y786.963297872343" calcext:value-type="string">
            <text:p>Y786.963297872343</text:p>
          </table:table-cell>
          <table:table-cell/>
          <table:table-cell table:formula="of:=[.A715]&amp;&quot; &quot;&amp;[.B715]&amp;&quot; &quot;&amp;[.C715]" office:value-type="string" office:string-value="N714 X12.5 Y786.963297872343" calcext:value-type="string">
            <text:p>N714 X12.5 Y786.963297872343</text:p>
          </table:table-cell>
          <table:table-cell/>
          <table:table-cell table:formula="of:=[.G710]" office:value-type="float" office:value="12.5" calcext:value-type="float">
            <text:p>12.5</text:p>
          </table:table-cell>
          <table:table-cell table:formula="of:=[.H710]+[.$K$13]" office:value-type="float" office:value="786.963297872343" calcext:value-type="float">
            <text:p>786.96329787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715</text:p>
          </table:table-cell>
          <table:table-cell table:formula="of:=[.B711]" office:value-type="string" office:string-value="G106" calcext:value-type="string">
            <text:p>G106</text:p>
          </table:table-cell>
          <table:table-cell table:formula="of:=[.C711]" office:value-type="string" office:string-value="P0" calcext:value-type="string">
            <text:p>P0</text:p>
          </table:table-cell>
          <table:table-cell/>
          <table:table-cell table:formula="of:=[.A716]&amp;&quot; &quot;&amp;[.B716]&amp;&quot; &quot;&amp;[.C716]" office:value-type="string" office:string-value="N715 G106 P0" calcext:value-type="string">
            <text:p>N715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716</text:p>
          </table:table-cell>
          <table:table-cell table:formula="of:=[.B712]" office:value-type="string" office:string-value="G105" calcext:value-type="string">
            <text:p>G105</text:p>
          </table:table-cell>
          <table:table-cell table:formula="of:=[.C712]" office:value-type="string" office:string-value="PY7.79553191489362" calcext:value-type="string">
            <text:p>PY7.79553191489362</text:p>
          </table:table-cell>
          <table:table-cell/>
          <table:table-cell table:formula="of:=[.A717]&amp;&quot; &quot;&amp;[.B717]&amp;&quot; &quot;&amp;[.C717]" office:value-type="string" office:string-value="N716 G105 PY7.79553191489362" calcext:value-type="string">
            <text:p>N716 G105 PY7.79553191489362</text:p>
          </table:table-cell>
          <table:table-cell table:number-columns-repeated="2"/>
          <table:table-cell table:formula="of:=[.H712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717</text:p>
          </table:table-cell>
          <table:table-cell table:formula="of:=&quot;X&quot;&amp;[.G718]" office:value-type="string" office:string-value="X6747.5" calcext:value-type="string">
            <text:p>X6747.5</text:p>
          </table:table-cell>
          <table:table-cell table:formula="of:=&quot;Y&quot;&amp;[.H718]" office:value-type="string" office:string-value="Y792.758829787237" calcext:value-type="string">
            <text:p>Y792.758829787237</text:p>
          </table:table-cell>
          <table:table-cell/>
          <table:table-cell table:formula="of:=[.A718]&amp;&quot; &quot;&amp;[.B718]&amp;&quot; &quot;&amp;[.C718]" office:value-type="string" office:string-value="N717 X6747.5 Y792.758829787237" calcext:value-type="string">
            <text:p>N717 X6747.5 Y792.758829787237</text:p>
          </table:table-cell>
          <table:table-cell/>
          <table:table-cell table:formula="of:=[.G713]" office:value-type="float" office:value="6747.5" calcext:value-type="float">
            <text:p>6747.5</text:p>
          </table:table-cell>
          <table:table-cell table:formula="of:=[.H713]+[.$K$13]" office:value-type="float" office:value="792.758829787237" calcext:value-type="float">
            <text:p>792.758829787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718</text:p>
          </table:table-cell>
          <table:table-cell table:formula="of:=[.B714]" office:value-type="string" office:string-value="G106" calcext:value-type="string">
            <text:p>G106</text:p>
          </table:table-cell>
          <table:table-cell table:formula="of:=[.C714]" office:value-type="string" office:string-value="P3" calcext:value-type="string">
            <text:p>P3</text:p>
          </table:table-cell>
          <table:table-cell/>
          <table:table-cell table:formula="of:=[.A719]&amp;&quot; &quot;&amp;[.B719]&amp;&quot; &quot;&amp;[.C719]" office:value-type="string" office:string-value="N718 G106 P3" calcext:value-type="string">
            <text:p>N718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719</text:p>
          </table:table-cell>
          <table:table-cell table:formula="of:=&quot;X&quot;&amp;[.G720]" office:value-type="string" office:string-value="X12.5" calcext:value-type="string">
            <text:p>X12.5</text:p>
          </table:table-cell>
          <table:table-cell table:formula="of:=&quot;Y&quot;&amp;[.H720]" office:value-type="string" office:string-value="Y791.758829787237" calcext:value-type="string">
            <text:p>Y791.758829787237</text:p>
          </table:table-cell>
          <table:table-cell/>
          <table:table-cell table:formula="of:=[.A720]&amp;&quot; &quot;&amp;[.B720]&amp;&quot; &quot;&amp;[.C720]" office:value-type="string" office:string-value="N719 X12.5 Y791.758829787237" calcext:value-type="string">
            <text:p>N719 X12.5 Y791.758829787237</text:p>
          </table:table-cell>
          <table:table-cell/>
          <table:table-cell table:formula="of:=[.G715]" office:value-type="float" office:value="12.5" calcext:value-type="float">
            <text:p>12.5</text:p>
          </table:table-cell>
          <table:table-cell table:formula="of:=[.H715]+[.$K$13]" office:value-type="float" office:value="791.758829787237" calcext:value-type="float">
            <text:p>791.758829787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720</text:p>
          </table:table-cell>
          <table:table-cell table:formula="of:=[.B716]" office:value-type="string" office:string-value="G106" calcext:value-type="string">
            <text:p>G106</text:p>
          </table:table-cell>
          <table:table-cell table:formula="of:=[.C716]" office:value-type="string" office:string-value="P0" calcext:value-type="string">
            <text:p>P0</text:p>
          </table:table-cell>
          <table:table-cell/>
          <table:table-cell table:formula="of:=[.A721]&amp;&quot; &quot;&amp;[.B721]&amp;&quot; &quot;&amp;[.C721]" office:value-type="string" office:string-value="N720 G106 P0" calcext:value-type="string">
            <text:p>N720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721</text:p>
          </table:table-cell>
          <table:table-cell table:formula="of:=[.B717]" office:value-type="string" office:string-value="G105" calcext:value-type="string">
            <text:p>G105</text:p>
          </table:table-cell>
          <table:table-cell table:formula="of:=[.C717]" office:value-type="string" office:string-value="PY7.79553191489362" calcext:value-type="string">
            <text:p>PY7.79553191489362</text:p>
          </table:table-cell>
          <table:table-cell/>
          <table:table-cell table:formula="of:=[.A722]&amp;&quot; &quot;&amp;[.B722]&amp;&quot; &quot;&amp;[.C722]" office:value-type="string" office:string-value="N721 G105 PY7.79553191489362" calcext:value-type="string">
            <text:p>N721 G105 PY7.79553191489362</text:p>
          </table:table-cell>
          <table:table-cell table:number-columns-repeated="2"/>
          <table:table-cell table:formula="of:=[.H717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722</text:p>
          </table:table-cell>
          <table:table-cell table:formula="of:=&quot;X&quot;&amp;[.G723]" office:value-type="string" office:string-value="X6747.5" calcext:value-type="string">
            <text:p>X6747.5</text:p>
          </table:table-cell>
          <table:table-cell table:formula="of:=&quot;Y&quot;&amp;[.H723]" office:value-type="string" office:string-value="Y797.554361702131" calcext:value-type="string">
            <text:p>Y797.554361702131</text:p>
          </table:table-cell>
          <table:table-cell/>
          <table:table-cell table:formula="of:=[.A723]&amp;&quot; &quot;&amp;[.B723]&amp;&quot; &quot;&amp;[.C723]" office:value-type="string" office:string-value="N722 X6747.5 Y797.554361702131" calcext:value-type="string">
            <text:p>N722 X6747.5 Y797.554361702131</text:p>
          </table:table-cell>
          <table:table-cell/>
          <table:table-cell table:formula="of:=[.G718]" office:value-type="float" office:value="6747.5" calcext:value-type="float">
            <text:p>6747.5</text:p>
          </table:table-cell>
          <table:table-cell table:formula="of:=[.H718]+[.$K$13]" office:value-type="float" office:value="797.554361702131" calcext:value-type="float">
            <text:p>797.55436170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723</text:p>
          </table:table-cell>
          <table:table-cell table:formula="of:=[.B719]" office:value-type="string" office:string-value="G106" calcext:value-type="string">
            <text:p>G106</text:p>
          </table:table-cell>
          <table:table-cell table:formula="of:=[.C719]" office:value-type="string" office:string-value="P3" calcext:value-type="string">
            <text:p>P3</text:p>
          </table:table-cell>
          <table:table-cell/>
          <table:table-cell table:formula="of:=[.A724]&amp;&quot; &quot;&amp;[.B724]&amp;&quot; &quot;&amp;[.C724]" office:value-type="string" office:string-value="N723 G106 P3" calcext:value-type="string">
            <text:p>N723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724</text:p>
          </table:table-cell>
          <table:table-cell table:formula="of:=&quot;X&quot;&amp;[.G725]" office:value-type="string" office:string-value="X12.5" calcext:value-type="string">
            <text:p>X12.5</text:p>
          </table:table-cell>
          <table:table-cell table:formula="of:=&quot;Y&quot;&amp;[.H725]" office:value-type="string" office:string-value="Y796.554361702131" calcext:value-type="string">
            <text:p>Y796.554361702131</text:p>
          </table:table-cell>
          <table:table-cell/>
          <table:table-cell table:formula="of:=[.A725]&amp;&quot; &quot;&amp;[.B725]&amp;&quot; &quot;&amp;[.C725]" office:value-type="string" office:string-value="N724 X12.5 Y796.554361702131" calcext:value-type="string">
            <text:p>N724 X12.5 Y796.554361702131</text:p>
          </table:table-cell>
          <table:table-cell/>
          <table:table-cell table:formula="of:=[.G720]" office:value-type="float" office:value="12.5" calcext:value-type="float">
            <text:p>12.5</text:p>
          </table:table-cell>
          <table:table-cell table:formula="of:=[.H720]+[.$K$13]" office:value-type="float" office:value="796.554361702131" calcext:value-type="float">
            <text:p>796.55436170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725</text:p>
          </table:table-cell>
          <table:table-cell table:formula="of:=[.B721]" office:value-type="string" office:string-value="G106" calcext:value-type="string">
            <text:p>G106</text:p>
          </table:table-cell>
          <table:table-cell table:formula="of:=[.C721]" office:value-type="string" office:string-value="P0" calcext:value-type="string">
            <text:p>P0</text:p>
          </table:table-cell>
          <table:table-cell/>
          <table:table-cell table:formula="of:=[.A726]&amp;&quot; &quot;&amp;[.B726]&amp;&quot; &quot;&amp;[.C726]" office:value-type="string" office:string-value="N725 G106 P0" calcext:value-type="string">
            <text:p>N725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726</text:p>
          </table:table-cell>
          <table:table-cell table:formula="of:=[.B722]" office:value-type="string" office:string-value="G105" calcext:value-type="string">
            <text:p>G105</text:p>
          </table:table-cell>
          <table:table-cell table:formula="of:=[.C722]" office:value-type="string" office:string-value="PY7.79553191489362" calcext:value-type="string">
            <text:p>PY7.79553191489362</text:p>
          </table:table-cell>
          <table:table-cell/>
          <table:table-cell table:formula="of:=[.A727]&amp;&quot; &quot;&amp;[.B727]&amp;&quot; &quot;&amp;[.C727]" office:value-type="string" office:string-value="N726 G105 PY7.79553191489362" calcext:value-type="string">
            <text:p>N726 G105 PY7.79553191489362</text:p>
          </table:table-cell>
          <table:table-cell table:number-columns-repeated="2"/>
          <table:table-cell table:formula="of:=[.H722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727</text:p>
          </table:table-cell>
          <table:table-cell table:formula="of:=&quot;X&quot;&amp;[.G728]" office:value-type="string" office:string-value="X6747.5" calcext:value-type="string">
            <text:p>X6747.5</text:p>
          </table:table-cell>
          <table:table-cell table:formula="of:=&quot;Y&quot;&amp;[.H728]" office:value-type="string" office:string-value="Y802.349893617025" calcext:value-type="string">
            <text:p>Y802.349893617025</text:p>
          </table:table-cell>
          <table:table-cell/>
          <table:table-cell table:formula="of:=[.A728]&amp;&quot; &quot;&amp;[.B728]&amp;&quot; &quot;&amp;[.C728]" office:value-type="string" office:string-value="N727 X6747.5 Y802.349893617025" calcext:value-type="string">
            <text:p>N727 X6747.5 Y802.349893617025</text:p>
          </table:table-cell>
          <table:table-cell/>
          <table:table-cell table:formula="of:=[.G723]" office:value-type="float" office:value="6747.5" calcext:value-type="float">
            <text:p>6747.5</text:p>
          </table:table-cell>
          <table:table-cell table:formula="of:=[.H723]+[.$K$13]" office:value-type="float" office:value="802.349893617025" calcext:value-type="float">
            <text:p>802.3498936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728</text:p>
          </table:table-cell>
          <table:table-cell table:formula="of:=[.B724]" office:value-type="string" office:string-value="G106" calcext:value-type="string">
            <text:p>G106</text:p>
          </table:table-cell>
          <table:table-cell table:formula="of:=[.C724]" office:value-type="string" office:string-value="P3" calcext:value-type="string">
            <text:p>P3</text:p>
          </table:table-cell>
          <table:table-cell/>
          <table:table-cell table:formula="of:=[.A729]&amp;&quot; &quot;&amp;[.B729]&amp;&quot; &quot;&amp;[.C729]" office:value-type="string" office:string-value="N728 G106 P3" calcext:value-type="string">
            <text:p>N728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729</text:p>
          </table:table-cell>
          <table:table-cell table:formula="of:=&quot;X&quot;&amp;[.G730]" office:value-type="string" office:string-value="X12.5" calcext:value-type="string">
            <text:p>X12.5</text:p>
          </table:table-cell>
          <table:table-cell table:formula="of:=&quot;Y&quot;&amp;[.H730]" office:value-type="string" office:string-value="Y801.349893617024" calcext:value-type="string">
            <text:p>Y801.349893617024</text:p>
          </table:table-cell>
          <table:table-cell/>
          <table:table-cell table:formula="of:=[.A730]&amp;&quot; &quot;&amp;[.B730]&amp;&quot; &quot;&amp;[.C730]" office:value-type="string" office:string-value="N729 X12.5 Y801.349893617024" calcext:value-type="string">
            <text:p>N729 X12.5 Y801.349893617024</text:p>
          </table:table-cell>
          <table:table-cell/>
          <table:table-cell table:formula="of:=[.G725]" office:value-type="float" office:value="12.5" calcext:value-type="float">
            <text:p>12.5</text:p>
          </table:table-cell>
          <table:table-cell table:formula="of:=[.H725]+[.$K$13]" office:value-type="float" office:value="801.349893617024" calcext:value-type="float">
            <text:p>801.3498936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730</text:p>
          </table:table-cell>
          <table:table-cell table:formula="of:=[.B726]" office:value-type="string" office:string-value="G106" calcext:value-type="string">
            <text:p>G106</text:p>
          </table:table-cell>
          <table:table-cell table:formula="of:=[.C726]" office:value-type="string" office:string-value="P0" calcext:value-type="string">
            <text:p>P0</text:p>
          </table:table-cell>
          <table:table-cell/>
          <table:table-cell table:formula="of:=[.A731]&amp;&quot; &quot;&amp;[.B731]&amp;&quot; &quot;&amp;[.C731]" office:value-type="string" office:string-value="N730 G106 P0" calcext:value-type="string">
            <text:p>N730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731</text:p>
          </table:table-cell>
          <table:table-cell table:formula="of:=[.B727]" office:value-type="string" office:string-value="G105" calcext:value-type="string">
            <text:p>G105</text:p>
          </table:table-cell>
          <table:table-cell table:formula="of:=[.C727]" office:value-type="string" office:string-value="PY7.79553191489362" calcext:value-type="string">
            <text:p>PY7.79553191489362</text:p>
          </table:table-cell>
          <table:table-cell/>
          <table:table-cell table:formula="of:=[.A732]&amp;&quot; &quot;&amp;[.B732]&amp;&quot; &quot;&amp;[.C732]" office:value-type="string" office:string-value="N731 G105 PY7.79553191489362" calcext:value-type="string">
            <text:p>N731 G105 PY7.79553191489362</text:p>
          </table:table-cell>
          <table:table-cell table:number-columns-repeated="2"/>
          <table:table-cell table:formula="of:=[.H727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732</text:p>
          </table:table-cell>
          <table:table-cell table:formula="of:=&quot;X&quot;&amp;[.G733]" office:value-type="string" office:string-value="X6747.5" calcext:value-type="string">
            <text:p>X6747.5</text:p>
          </table:table-cell>
          <table:table-cell table:formula="of:=&quot;Y&quot;&amp;[.H733]" office:value-type="string" office:string-value="Y807.145425531918" calcext:value-type="string">
            <text:p>Y807.145425531918</text:p>
          </table:table-cell>
          <table:table-cell/>
          <table:table-cell table:formula="of:=[.A733]&amp;&quot; &quot;&amp;[.B733]&amp;&quot; &quot;&amp;[.C733]" office:value-type="string" office:string-value="N732 X6747.5 Y807.145425531918" calcext:value-type="string">
            <text:p>N732 X6747.5 Y807.145425531918</text:p>
          </table:table-cell>
          <table:table-cell/>
          <table:table-cell table:formula="of:=[.G728]" office:value-type="float" office:value="6747.5" calcext:value-type="float">
            <text:p>6747.5</text:p>
          </table:table-cell>
          <table:table-cell table:formula="of:=[.H728]+[.$K$13]" office:value-type="float" office:value="807.145425531918" calcext:value-type="float">
            <text:p>807.14542553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733</text:p>
          </table:table-cell>
          <table:table-cell table:formula="of:=[.B729]" office:value-type="string" office:string-value="G106" calcext:value-type="string">
            <text:p>G106</text:p>
          </table:table-cell>
          <table:table-cell table:formula="of:=[.C729]" office:value-type="string" office:string-value="P3" calcext:value-type="string">
            <text:p>P3</text:p>
          </table:table-cell>
          <table:table-cell/>
          <table:table-cell table:formula="of:=[.A734]&amp;&quot; &quot;&amp;[.B734]&amp;&quot; &quot;&amp;[.C734]" office:value-type="string" office:string-value="N733 G106 P3" calcext:value-type="string">
            <text:p>N733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734</text:p>
          </table:table-cell>
          <table:table-cell table:formula="of:=&quot;X&quot;&amp;[.G735]" office:value-type="string" office:string-value="X12.5" calcext:value-type="string">
            <text:p>X12.5</text:p>
          </table:table-cell>
          <table:table-cell table:formula="of:=&quot;Y&quot;&amp;[.H735]" office:value-type="string" office:string-value="Y806.145425531918" calcext:value-type="string">
            <text:p>Y806.145425531918</text:p>
          </table:table-cell>
          <table:table-cell/>
          <table:table-cell table:formula="of:=[.A735]&amp;&quot; &quot;&amp;[.B735]&amp;&quot; &quot;&amp;[.C735]" office:value-type="string" office:string-value="N734 X12.5 Y806.145425531918" calcext:value-type="string">
            <text:p>N734 X12.5 Y806.145425531918</text:p>
          </table:table-cell>
          <table:table-cell/>
          <table:table-cell table:formula="of:=[.G730]" office:value-type="float" office:value="12.5" calcext:value-type="float">
            <text:p>12.5</text:p>
          </table:table-cell>
          <table:table-cell table:formula="of:=[.H730]+[.$K$13]" office:value-type="float" office:value="806.145425531918" calcext:value-type="float">
            <text:p>806.14542553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735</text:p>
          </table:table-cell>
          <table:table-cell table:formula="of:=[.B731]" office:value-type="string" office:string-value="G106" calcext:value-type="string">
            <text:p>G106</text:p>
          </table:table-cell>
          <table:table-cell table:formula="of:=[.C731]" office:value-type="string" office:string-value="P0" calcext:value-type="string">
            <text:p>P0</text:p>
          </table:table-cell>
          <table:table-cell/>
          <table:table-cell table:formula="of:=[.A736]&amp;&quot; &quot;&amp;[.B736]&amp;&quot; &quot;&amp;[.C736]" office:value-type="string" office:string-value="N735 G106 P0" calcext:value-type="string">
            <text:p>N735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736</text:p>
          </table:table-cell>
          <table:table-cell table:formula="of:=[.B732]" office:value-type="string" office:string-value="G105" calcext:value-type="string">
            <text:p>G105</text:p>
          </table:table-cell>
          <table:table-cell table:formula="of:=[.C732]" office:value-type="string" office:string-value="PY7.79553191489362" calcext:value-type="string">
            <text:p>PY7.79553191489362</text:p>
          </table:table-cell>
          <table:table-cell/>
          <table:table-cell table:formula="of:=[.A737]&amp;&quot; &quot;&amp;[.B737]&amp;&quot; &quot;&amp;[.C737]" office:value-type="string" office:string-value="N736 G105 PY7.79553191489362" calcext:value-type="string">
            <text:p>N736 G105 PY7.79553191489362</text:p>
          </table:table-cell>
          <table:table-cell table:number-columns-repeated="2"/>
          <table:table-cell table:formula="of:=[.H732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737</text:p>
          </table:table-cell>
          <table:table-cell table:formula="of:=&quot;X&quot;&amp;[.G738]" office:value-type="string" office:string-value="X6747.5" calcext:value-type="string">
            <text:p>X6747.5</text:p>
          </table:table-cell>
          <table:table-cell table:formula="of:=&quot;Y&quot;&amp;[.H738]" office:value-type="string" office:string-value="Y811.940957446812" calcext:value-type="string">
            <text:p>Y811.940957446812</text:p>
          </table:table-cell>
          <table:table-cell/>
          <table:table-cell table:formula="of:=[.A738]&amp;&quot; &quot;&amp;[.B738]&amp;&quot; &quot;&amp;[.C738]" office:value-type="string" office:string-value="N737 X6747.5 Y811.940957446812" calcext:value-type="string">
            <text:p>N737 X6747.5 Y811.940957446812</text:p>
          </table:table-cell>
          <table:table-cell/>
          <table:table-cell table:formula="of:=[.G733]" office:value-type="float" office:value="6747.5" calcext:value-type="float">
            <text:p>6747.5</text:p>
          </table:table-cell>
          <table:table-cell table:formula="of:=[.H733]+[.$K$13]" office:value-type="float" office:value="811.940957446812" calcext:value-type="float">
            <text:p>811.94095744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738</text:p>
          </table:table-cell>
          <table:table-cell table:formula="of:=[.B734]" office:value-type="string" office:string-value="G106" calcext:value-type="string">
            <text:p>G106</text:p>
          </table:table-cell>
          <table:table-cell table:formula="of:=[.C734]" office:value-type="string" office:string-value="P3" calcext:value-type="string">
            <text:p>P3</text:p>
          </table:table-cell>
          <table:table-cell/>
          <table:table-cell table:formula="of:=[.A739]&amp;&quot; &quot;&amp;[.B739]&amp;&quot; &quot;&amp;[.C739]" office:value-type="string" office:string-value="N738 G106 P3" calcext:value-type="string">
            <text:p>N738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739</text:p>
          </table:table-cell>
          <table:table-cell table:formula="of:=&quot;X&quot;&amp;[.G740]" office:value-type="string" office:string-value="X12.5" calcext:value-type="string">
            <text:p>X12.5</text:p>
          </table:table-cell>
          <table:table-cell table:formula="of:=&quot;Y&quot;&amp;[.H740]" office:value-type="string" office:string-value="Y810.940957446812" calcext:value-type="string">
            <text:p>Y810.940957446812</text:p>
          </table:table-cell>
          <table:table-cell/>
          <table:table-cell table:formula="of:=[.A740]&amp;&quot; &quot;&amp;[.B740]&amp;&quot; &quot;&amp;[.C740]" office:value-type="string" office:string-value="N739 X12.5 Y810.940957446812" calcext:value-type="string">
            <text:p>N739 X12.5 Y810.940957446812</text:p>
          </table:table-cell>
          <table:table-cell/>
          <table:table-cell table:formula="of:=[.G735]" office:value-type="float" office:value="12.5" calcext:value-type="float">
            <text:p>12.5</text:p>
          </table:table-cell>
          <table:table-cell table:formula="of:=[.H735]+[.$K$13]" office:value-type="float" office:value="810.940957446812" calcext:value-type="float">
            <text:p>810.94095744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740</text:p>
          </table:table-cell>
          <table:table-cell table:formula="of:=[.B736]" office:value-type="string" office:string-value="G106" calcext:value-type="string">
            <text:p>G106</text:p>
          </table:table-cell>
          <table:table-cell table:formula="of:=[.C736]" office:value-type="string" office:string-value="P0" calcext:value-type="string">
            <text:p>P0</text:p>
          </table:table-cell>
          <table:table-cell/>
          <table:table-cell table:formula="of:=[.A741]&amp;&quot; &quot;&amp;[.B741]&amp;&quot; &quot;&amp;[.C741]" office:value-type="string" office:string-value="N740 G106 P0" calcext:value-type="string">
            <text:p>N740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741</text:p>
          </table:table-cell>
          <table:table-cell table:formula="of:=[.B737]" office:value-type="string" office:string-value="G105" calcext:value-type="string">
            <text:p>G105</text:p>
          </table:table-cell>
          <table:table-cell table:formula="of:=[.C737]" office:value-type="string" office:string-value="PY7.79553191489362" calcext:value-type="string">
            <text:p>PY7.79553191489362</text:p>
          </table:table-cell>
          <table:table-cell/>
          <table:table-cell table:formula="of:=[.A742]&amp;&quot; &quot;&amp;[.B742]&amp;&quot; &quot;&amp;[.C742]" office:value-type="string" office:string-value="N741 G105 PY7.79553191489362" calcext:value-type="string">
            <text:p>N741 G105 PY7.79553191489362</text:p>
          </table:table-cell>
          <table:table-cell table:number-columns-repeated="2"/>
          <table:table-cell table:formula="of:=[.H737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742</text:p>
          </table:table-cell>
          <table:table-cell table:formula="of:=&quot;X&quot;&amp;[.G743]" office:value-type="string" office:string-value="X6747.5" calcext:value-type="string">
            <text:p>X6747.5</text:p>
          </table:table-cell>
          <table:table-cell table:formula="of:=&quot;Y&quot;&amp;[.H743]" office:value-type="string" office:string-value="Y816.736489361706" calcext:value-type="string">
            <text:p>Y816.736489361706</text:p>
          </table:table-cell>
          <table:table-cell/>
          <table:table-cell table:formula="of:=[.A743]&amp;&quot; &quot;&amp;[.B743]&amp;&quot; &quot;&amp;[.C743]" office:value-type="string" office:string-value="N742 X6747.5 Y816.736489361706" calcext:value-type="string">
            <text:p>N742 X6747.5 Y816.736489361706</text:p>
          </table:table-cell>
          <table:table-cell/>
          <table:table-cell table:formula="of:=[.G738]" office:value-type="float" office:value="6747.5" calcext:value-type="float">
            <text:p>6747.5</text:p>
          </table:table-cell>
          <table:table-cell table:formula="of:=[.H738]+[.$K$13]" office:value-type="float" office:value="816.736489361706" calcext:value-type="float">
            <text:p>816.73648936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743</text:p>
          </table:table-cell>
          <table:table-cell table:formula="of:=[.B739]" office:value-type="string" office:string-value="G106" calcext:value-type="string">
            <text:p>G106</text:p>
          </table:table-cell>
          <table:table-cell table:formula="of:=[.C739]" office:value-type="string" office:string-value="P3" calcext:value-type="string">
            <text:p>P3</text:p>
          </table:table-cell>
          <table:table-cell/>
          <table:table-cell table:formula="of:=[.A744]&amp;&quot; &quot;&amp;[.B744]&amp;&quot; &quot;&amp;[.C744]" office:value-type="string" office:string-value="N743 G106 P3" calcext:value-type="string">
            <text:p>N743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744</text:p>
          </table:table-cell>
          <table:table-cell table:formula="of:=&quot;X&quot;&amp;[.G745]" office:value-type="string" office:string-value="X12.5" calcext:value-type="string">
            <text:p>X12.5</text:p>
          </table:table-cell>
          <table:table-cell table:formula="of:=&quot;Y&quot;&amp;[.H745]" office:value-type="string" office:string-value="Y815.736489361706" calcext:value-type="string">
            <text:p>Y815.736489361706</text:p>
          </table:table-cell>
          <table:table-cell/>
          <table:table-cell table:formula="of:=[.A745]&amp;&quot; &quot;&amp;[.B745]&amp;&quot; &quot;&amp;[.C745]" office:value-type="string" office:string-value="N744 X12.5 Y815.736489361706" calcext:value-type="string">
            <text:p>N744 X12.5 Y815.736489361706</text:p>
          </table:table-cell>
          <table:table-cell/>
          <table:table-cell table:formula="of:=[.G740]" office:value-type="float" office:value="12.5" calcext:value-type="float">
            <text:p>12.5</text:p>
          </table:table-cell>
          <table:table-cell table:formula="of:=[.H740]+[.$K$13]" office:value-type="float" office:value="815.736489361706" calcext:value-type="float">
            <text:p>815.73648936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745</text:p>
          </table:table-cell>
          <table:table-cell table:formula="of:=[.B741]" office:value-type="string" office:string-value="G106" calcext:value-type="string">
            <text:p>G106</text:p>
          </table:table-cell>
          <table:table-cell table:formula="of:=[.C741]" office:value-type="string" office:string-value="P0" calcext:value-type="string">
            <text:p>P0</text:p>
          </table:table-cell>
          <table:table-cell/>
          <table:table-cell table:formula="of:=[.A746]&amp;&quot; &quot;&amp;[.B746]&amp;&quot; &quot;&amp;[.C746]" office:value-type="string" office:string-value="N745 G106 P0" calcext:value-type="string">
            <text:p>N745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746</text:p>
          </table:table-cell>
          <table:table-cell table:formula="of:=[.B742]" office:value-type="string" office:string-value="G105" calcext:value-type="string">
            <text:p>G105</text:p>
          </table:table-cell>
          <table:table-cell table:formula="of:=[.C742]" office:value-type="string" office:string-value="PY7.79553191489362" calcext:value-type="string">
            <text:p>PY7.79553191489362</text:p>
          </table:table-cell>
          <table:table-cell/>
          <table:table-cell table:formula="of:=[.A747]&amp;&quot; &quot;&amp;[.B747]&amp;&quot; &quot;&amp;[.C747]" office:value-type="string" office:string-value="N746 G105 PY7.79553191489362" calcext:value-type="string">
            <text:p>N746 G105 PY7.79553191489362</text:p>
          </table:table-cell>
          <table:table-cell table:number-columns-repeated="2"/>
          <table:table-cell table:formula="of:=[.H742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747</text:p>
          </table:table-cell>
          <table:table-cell table:formula="of:=&quot;X&quot;&amp;[.G748]" office:value-type="string" office:string-value="X6747.5" calcext:value-type="string">
            <text:p>X6747.5</text:p>
          </table:table-cell>
          <table:table-cell table:formula="of:=&quot;Y&quot;&amp;[.H748]" office:value-type="string" office:string-value="Y821.532021276599" calcext:value-type="string">
            <text:p>Y821.532021276599</text:p>
          </table:table-cell>
          <table:table-cell/>
          <table:table-cell table:formula="of:=[.A748]&amp;&quot; &quot;&amp;[.B748]&amp;&quot; &quot;&amp;[.C748]" office:value-type="string" office:string-value="N747 X6747.5 Y821.532021276599" calcext:value-type="string">
            <text:p>N747 X6747.5 Y821.532021276599</text:p>
          </table:table-cell>
          <table:table-cell/>
          <table:table-cell table:formula="of:=[.G743]" office:value-type="float" office:value="6747.5" calcext:value-type="float">
            <text:p>6747.5</text:p>
          </table:table-cell>
          <table:table-cell table:formula="of:=[.H743]+[.$K$13]" office:value-type="float" office:value="821.532021276599" calcext:value-type="float">
            <text:p>821.53202127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748</text:p>
          </table:table-cell>
          <table:table-cell table:formula="of:=[.B744]" office:value-type="string" office:string-value="G106" calcext:value-type="string">
            <text:p>G106</text:p>
          </table:table-cell>
          <table:table-cell table:formula="of:=[.C744]" office:value-type="string" office:string-value="P3" calcext:value-type="string">
            <text:p>P3</text:p>
          </table:table-cell>
          <table:table-cell/>
          <table:table-cell table:formula="of:=[.A749]&amp;&quot; &quot;&amp;[.B749]&amp;&quot; &quot;&amp;[.C749]" office:value-type="string" office:string-value="N748 G106 P3" calcext:value-type="string">
            <text:p>N748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749</text:p>
          </table:table-cell>
          <table:table-cell table:formula="of:=&quot;X&quot;&amp;[.G750]" office:value-type="string" office:string-value="X12.5" calcext:value-type="string">
            <text:p>X12.5</text:p>
          </table:table-cell>
          <table:table-cell table:formula="of:=&quot;Y&quot;&amp;[.H750]" office:value-type="string" office:string-value="Y820.532021276599" calcext:value-type="string">
            <text:p>Y820.532021276599</text:p>
          </table:table-cell>
          <table:table-cell/>
          <table:table-cell table:formula="of:=[.A750]&amp;&quot; &quot;&amp;[.B750]&amp;&quot; &quot;&amp;[.C750]" office:value-type="string" office:string-value="N749 X12.5 Y820.532021276599" calcext:value-type="string">
            <text:p>N749 X12.5 Y820.532021276599</text:p>
          </table:table-cell>
          <table:table-cell/>
          <table:table-cell table:formula="of:=[.G745]" office:value-type="float" office:value="12.5" calcext:value-type="float">
            <text:p>12.5</text:p>
          </table:table-cell>
          <table:table-cell table:formula="of:=[.H745]+[.$K$13]" office:value-type="float" office:value="820.532021276599" calcext:value-type="float">
            <text:p>820.53202127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750</text:p>
          </table:table-cell>
          <table:table-cell table:formula="of:=[.B746]" office:value-type="string" office:string-value="G106" calcext:value-type="string">
            <text:p>G106</text:p>
          </table:table-cell>
          <table:table-cell table:formula="of:=[.C746]" office:value-type="string" office:string-value="P0" calcext:value-type="string">
            <text:p>P0</text:p>
          </table:table-cell>
          <table:table-cell/>
          <table:table-cell table:formula="of:=[.A751]&amp;&quot; &quot;&amp;[.B751]&amp;&quot; &quot;&amp;[.C751]" office:value-type="string" office:string-value="N750 G106 P0" calcext:value-type="string">
            <text:p>N750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751</text:p>
          </table:table-cell>
          <table:table-cell table:formula="of:=[.B747]" office:value-type="string" office:string-value="G105" calcext:value-type="string">
            <text:p>G105</text:p>
          </table:table-cell>
          <table:table-cell table:formula="of:=[.C747]" office:value-type="string" office:string-value="PY7.79553191489362" calcext:value-type="string">
            <text:p>PY7.79553191489362</text:p>
          </table:table-cell>
          <table:table-cell/>
          <table:table-cell table:formula="of:=[.A752]&amp;&quot; &quot;&amp;[.B752]&amp;&quot; &quot;&amp;[.C752]" office:value-type="string" office:string-value="N751 G105 PY7.79553191489362" calcext:value-type="string">
            <text:p>N751 G105 PY7.79553191489362</text:p>
          </table:table-cell>
          <table:table-cell table:number-columns-repeated="2"/>
          <table:table-cell table:formula="of:=[.H747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752</text:p>
          </table:table-cell>
          <table:table-cell table:formula="of:=&quot;X&quot;&amp;[.G753]" office:value-type="string" office:string-value="X6747.5" calcext:value-type="string">
            <text:p>X6747.5</text:p>
          </table:table-cell>
          <table:table-cell table:formula="of:=&quot;Y&quot;&amp;[.H753]" office:value-type="string" office:string-value="Y826.327553191493" calcext:value-type="string">
            <text:p>Y826.327553191493</text:p>
          </table:table-cell>
          <table:table-cell/>
          <table:table-cell table:formula="of:=[.A753]&amp;&quot; &quot;&amp;[.B753]&amp;&quot; &quot;&amp;[.C753]" office:value-type="string" office:string-value="N752 X6747.5 Y826.327553191493" calcext:value-type="string">
            <text:p>N752 X6747.5 Y826.327553191493</text:p>
          </table:table-cell>
          <table:table-cell/>
          <table:table-cell table:formula="of:=[.G748]" office:value-type="float" office:value="6747.5" calcext:value-type="float">
            <text:p>6747.5</text:p>
          </table:table-cell>
          <table:table-cell table:formula="of:=[.H748]+[.$K$13]" office:value-type="float" office:value="826.327553191493" calcext:value-type="float">
            <text:p>826.32755319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753</text:p>
          </table:table-cell>
          <table:table-cell table:formula="of:=[.B749]" office:value-type="string" office:string-value="G106" calcext:value-type="string">
            <text:p>G106</text:p>
          </table:table-cell>
          <table:table-cell table:formula="of:=[.C749]" office:value-type="string" office:string-value="P3" calcext:value-type="string">
            <text:p>P3</text:p>
          </table:table-cell>
          <table:table-cell/>
          <table:table-cell table:formula="of:=[.A754]&amp;&quot; &quot;&amp;[.B754]&amp;&quot; &quot;&amp;[.C754]" office:value-type="string" office:string-value="N753 G106 P3" calcext:value-type="string">
            <text:p>N753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754</text:p>
          </table:table-cell>
          <table:table-cell table:formula="of:=&quot;X&quot;&amp;[.G755]" office:value-type="string" office:string-value="X12.5" calcext:value-type="string">
            <text:p>X12.5</text:p>
          </table:table-cell>
          <table:table-cell table:formula="of:=&quot;Y&quot;&amp;[.H755]" office:value-type="string" office:string-value="Y825.327553191493" calcext:value-type="string">
            <text:p>Y825.327553191493</text:p>
          </table:table-cell>
          <table:table-cell/>
          <table:table-cell table:formula="of:=[.A755]&amp;&quot; &quot;&amp;[.B755]&amp;&quot; &quot;&amp;[.C755]" office:value-type="string" office:string-value="N754 X12.5 Y825.327553191493" calcext:value-type="string">
            <text:p>N754 X12.5 Y825.327553191493</text:p>
          </table:table-cell>
          <table:table-cell/>
          <table:table-cell table:formula="of:=[.G750]" office:value-type="float" office:value="12.5" calcext:value-type="float">
            <text:p>12.5</text:p>
          </table:table-cell>
          <table:table-cell table:formula="of:=[.H750]+[.$K$13]" office:value-type="float" office:value="825.327553191493" calcext:value-type="float">
            <text:p>825.32755319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755</text:p>
          </table:table-cell>
          <table:table-cell table:formula="of:=[.B751]" office:value-type="string" office:string-value="G106" calcext:value-type="string">
            <text:p>G106</text:p>
          </table:table-cell>
          <table:table-cell table:formula="of:=[.C751]" office:value-type="string" office:string-value="P0" calcext:value-type="string">
            <text:p>P0</text:p>
          </table:table-cell>
          <table:table-cell/>
          <table:table-cell table:formula="of:=[.A756]&amp;&quot; &quot;&amp;[.B756]&amp;&quot; &quot;&amp;[.C756]" office:value-type="string" office:string-value="N755 G106 P0" calcext:value-type="string">
            <text:p>N755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756</text:p>
          </table:table-cell>
          <table:table-cell table:formula="of:=[.B752]" office:value-type="string" office:string-value="G105" calcext:value-type="string">
            <text:p>G105</text:p>
          </table:table-cell>
          <table:table-cell table:formula="of:=[.C752]" office:value-type="string" office:string-value="PY7.79553191489362" calcext:value-type="string">
            <text:p>PY7.79553191489362</text:p>
          </table:table-cell>
          <table:table-cell/>
          <table:table-cell table:formula="of:=[.A757]&amp;&quot; &quot;&amp;[.B757]&amp;&quot; &quot;&amp;[.C757]" office:value-type="string" office:string-value="N756 G105 PY7.79553191489362" calcext:value-type="string">
            <text:p>N756 G105 PY7.79553191489362</text:p>
          </table:table-cell>
          <table:table-cell table:number-columns-repeated="2"/>
          <table:table-cell table:formula="of:=[.H752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757</text:p>
          </table:table-cell>
          <table:table-cell table:formula="of:=&quot;X&quot;&amp;[.G758]" office:value-type="string" office:string-value="X6747.5" calcext:value-type="string">
            <text:p>X6747.5</text:p>
          </table:table-cell>
          <table:table-cell table:formula="of:=&quot;Y&quot;&amp;[.H758]" office:value-type="string" office:string-value="Y831.123085106387" calcext:value-type="string">
            <text:p>Y831.123085106387</text:p>
          </table:table-cell>
          <table:table-cell/>
          <table:table-cell table:formula="of:=[.A758]&amp;&quot; &quot;&amp;[.B758]&amp;&quot; &quot;&amp;[.C758]" office:value-type="string" office:string-value="N757 X6747.5 Y831.123085106387" calcext:value-type="string">
            <text:p>N757 X6747.5 Y831.123085106387</text:p>
          </table:table-cell>
          <table:table-cell/>
          <table:table-cell table:formula="of:=[.G753]" office:value-type="float" office:value="6747.5" calcext:value-type="float">
            <text:p>6747.5</text:p>
          </table:table-cell>
          <table:table-cell table:formula="of:=[.H753]+[.$K$13]" office:value-type="float" office:value="831.123085106387" calcext:value-type="float">
            <text:p>831.12308510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758</text:p>
          </table:table-cell>
          <table:table-cell table:formula="of:=[.B754]" office:value-type="string" office:string-value="G106" calcext:value-type="string">
            <text:p>G106</text:p>
          </table:table-cell>
          <table:table-cell table:formula="of:=[.C754]" office:value-type="string" office:string-value="P3" calcext:value-type="string">
            <text:p>P3</text:p>
          </table:table-cell>
          <table:table-cell/>
          <table:table-cell table:formula="of:=[.A759]&amp;&quot; &quot;&amp;[.B759]&amp;&quot; &quot;&amp;[.C759]" office:value-type="string" office:string-value="N758 G106 P3" calcext:value-type="string">
            <text:p>N758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759</text:p>
          </table:table-cell>
          <table:table-cell table:formula="of:=&quot;X&quot;&amp;[.G760]" office:value-type="string" office:string-value="X12.5" calcext:value-type="string">
            <text:p>X12.5</text:p>
          </table:table-cell>
          <table:table-cell table:formula="of:=&quot;Y&quot;&amp;[.H760]" office:value-type="string" office:string-value="Y830.123085106387" calcext:value-type="string">
            <text:p>Y830.123085106387</text:p>
          </table:table-cell>
          <table:table-cell/>
          <table:table-cell table:formula="of:=[.A760]&amp;&quot; &quot;&amp;[.B760]&amp;&quot; &quot;&amp;[.C760]" office:value-type="string" office:string-value="N759 X12.5 Y830.123085106387" calcext:value-type="string">
            <text:p>N759 X12.5 Y830.123085106387</text:p>
          </table:table-cell>
          <table:table-cell/>
          <table:table-cell table:formula="of:=[.G755]" office:value-type="float" office:value="12.5" calcext:value-type="float">
            <text:p>12.5</text:p>
          </table:table-cell>
          <table:table-cell table:formula="of:=[.H755]+[.$K$13]" office:value-type="float" office:value="830.123085106387" calcext:value-type="float">
            <text:p>830.12308510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760</text:p>
          </table:table-cell>
          <table:table-cell table:formula="of:=[.B756]" office:value-type="string" office:string-value="G106" calcext:value-type="string">
            <text:p>G106</text:p>
          </table:table-cell>
          <table:table-cell table:formula="of:=[.C756]" office:value-type="string" office:string-value="P0" calcext:value-type="string">
            <text:p>P0</text:p>
          </table:table-cell>
          <table:table-cell/>
          <table:table-cell table:formula="of:=[.A761]&amp;&quot; &quot;&amp;[.B761]&amp;&quot; &quot;&amp;[.C761]" office:value-type="string" office:string-value="N760 G106 P0" calcext:value-type="string">
            <text:p>N760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761</text:p>
          </table:table-cell>
          <table:table-cell table:formula="of:=[.B757]" office:value-type="string" office:string-value="G105" calcext:value-type="string">
            <text:p>G105</text:p>
          </table:table-cell>
          <table:table-cell table:formula="of:=[.C757]" office:value-type="string" office:string-value="PY7.79553191489362" calcext:value-type="string">
            <text:p>PY7.79553191489362</text:p>
          </table:table-cell>
          <table:table-cell/>
          <table:table-cell table:formula="of:=[.A762]&amp;&quot; &quot;&amp;[.B762]&amp;&quot; &quot;&amp;[.C762]" office:value-type="string" office:string-value="N761 G105 PY7.79553191489362" calcext:value-type="string">
            <text:p>N761 G105 PY7.79553191489362</text:p>
          </table:table-cell>
          <table:table-cell table:number-columns-repeated="2"/>
          <table:table-cell table:formula="of:=[.H757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762</text:p>
          </table:table-cell>
          <table:table-cell table:formula="of:=&quot;X&quot;&amp;[.G763]" office:value-type="string" office:string-value="X6747.5" calcext:value-type="string">
            <text:p>X6747.5</text:p>
          </table:table-cell>
          <table:table-cell table:formula="of:=&quot;Y&quot;&amp;[.H763]" office:value-type="string" office:string-value="Y835.91861702128" calcext:value-type="string">
            <text:p>Y835.91861702128</text:p>
          </table:table-cell>
          <table:table-cell/>
          <table:table-cell table:formula="of:=[.A763]&amp;&quot; &quot;&amp;[.B763]&amp;&quot; &quot;&amp;[.C763]" office:value-type="string" office:string-value="N762 X6747.5 Y835.91861702128" calcext:value-type="string">
            <text:p>N762 X6747.5 Y835.91861702128</text:p>
          </table:table-cell>
          <table:table-cell/>
          <table:table-cell table:formula="of:=[.G758]" office:value-type="float" office:value="6747.5" calcext:value-type="float">
            <text:p>6747.5</text:p>
          </table:table-cell>
          <table:table-cell table:formula="of:=[.H758]+[.$K$13]" office:value-type="float" office:value="835.91861702128" calcext:value-type="float">
            <text:p>835.91861702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763</text:p>
          </table:table-cell>
          <table:table-cell table:formula="of:=[.B759]" office:value-type="string" office:string-value="G106" calcext:value-type="string">
            <text:p>G106</text:p>
          </table:table-cell>
          <table:table-cell table:formula="of:=[.C759]" office:value-type="string" office:string-value="P3" calcext:value-type="string">
            <text:p>P3</text:p>
          </table:table-cell>
          <table:table-cell/>
          <table:table-cell table:formula="of:=[.A764]&amp;&quot; &quot;&amp;[.B764]&amp;&quot; &quot;&amp;[.C764]" office:value-type="string" office:string-value="N763 G106 P3" calcext:value-type="string">
            <text:p>N763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764</text:p>
          </table:table-cell>
          <table:table-cell table:formula="of:=&quot;X&quot;&amp;[.G765]" office:value-type="string" office:string-value="X12.5" calcext:value-type="string">
            <text:p>X12.5</text:p>
          </table:table-cell>
          <table:table-cell table:formula="of:=&quot;Y&quot;&amp;[.H765]" office:value-type="string" office:string-value="Y834.91861702128" calcext:value-type="string">
            <text:p>Y834.91861702128</text:p>
          </table:table-cell>
          <table:table-cell/>
          <table:table-cell table:formula="of:=[.A765]&amp;&quot; &quot;&amp;[.B765]&amp;&quot; &quot;&amp;[.C765]" office:value-type="string" office:string-value="N764 X12.5 Y834.91861702128" calcext:value-type="string">
            <text:p>N764 X12.5 Y834.91861702128</text:p>
          </table:table-cell>
          <table:table-cell/>
          <table:table-cell table:formula="of:=[.G760]" office:value-type="float" office:value="12.5" calcext:value-type="float">
            <text:p>12.5</text:p>
          </table:table-cell>
          <table:table-cell table:formula="of:=[.H760]+[.$K$13]" office:value-type="float" office:value="834.91861702128" calcext:value-type="float">
            <text:p>834.91861702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765</text:p>
          </table:table-cell>
          <table:table-cell table:formula="of:=[.B761]" office:value-type="string" office:string-value="G106" calcext:value-type="string">
            <text:p>G106</text:p>
          </table:table-cell>
          <table:table-cell table:formula="of:=[.C761]" office:value-type="string" office:string-value="P0" calcext:value-type="string">
            <text:p>P0</text:p>
          </table:table-cell>
          <table:table-cell/>
          <table:table-cell table:formula="of:=[.A766]&amp;&quot; &quot;&amp;[.B766]&amp;&quot; &quot;&amp;[.C766]" office:value-type="string" office:string-value="N765 G106 P0" calcext:value-type="string">
            <text:p>N765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766</text:p>
          </table:table-cell>
          <table:table-cell table:formula="of:=[.B762]" office:value-type="string" office:string-value="G105" calcext:value-type="string">
            <text:p>G105</text:p>
          </table:table-cell>
          <table:table-cell table:formula="of:=[.C762]" office:value-type="string" office:string-value="PY7.79553191489362" calcext:value-type="string">
            <text:p>PY7.79553191489362</text:p>
          </table:table-cell>
          <table:table-cell/>
          <table:table-cell table:formula="of:=[.A767]&amp;&quot; &quot;&amp;[.B767]&amp;&quot; &quot;&amp;[.C767]" office:value-type="string" office:string-value="N766 G105 PY7.79553191489362" calcext:value-type="string">
            <text:p>N766 G105 PY7.79553191489362</text:p>
          </table:table-cell>
          <table:table-cell table:number-columns-repeated="2"/>
          <table:table-cell table:formula="of:=[.H762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767</text:p>
          </table:table-cell>
          <table:table-cell table:formula="of:=&quot;X&quot;&amp;[.G768]" office:value-type="string" office:string-value="X6747.5" calcext:value-type="string">
            <text:p>X6747.5</text:p>
          </table:table-cell>
          <table:table-cell table:formula="of:=&quot;Y&quot;&amp;[.H768]" office:value-type="string" office:string-value="Y840.714148936174" calcext:value-type="string">
            <text:p>Y840.714148936174</text:p>
          </table:table-cell>
          <table:table-cell/>
          <table:table-cell table:formula="of:=[.A768]&amp;&quot; &quot;&amp;[.B768]&amp;&quot; &quot;&amp;[.C768]" office:value-type="string" office:string-value="N767 X6747.5 Y840.714148936174" calcext:value-type="string">
            <text:p>N767 X6747.5 Y840.714148936174</text:p>
          </table:table-cell>
          <table:table-cell/>
          <table:table-cell table:formula="of:=[.G763]" office:value-type="float" office:value="6747.5" calcext:value-type="float">
            <text:p>6747.5</text:p>
          </table:table-cell>
          <table:table-cell table:formula="of:=[.H763]+[.$K$13]" office:value-type="float" office:value="840.714148936174" calcext:value-type="float">
            <text:p>840.7141489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768</text:p>
          </table:table-cell>
          <table:table-cell table:formula="of:=[.B764]" office:value-type="string" office:string-value="G106" calcext:value-type="string">
            <text:p>G106</text:p>
          </table:table-cell>
          <table:table-cell table:formula="of:=[.C764]" office:value-type="string" office:string-value="P3" calcext:value-type="string">
            <text:p>P3</text:p>
          </table:table-cell>
          <table:table-cell/>
          <table:table-cell table:formula="of:=[.A769]&amp;&quot; &quot;&amp;[.B769]&amp;&quot; &quot;&amp;[.C769]" office:value-type="string" office:string-value="N768 G106 P3" calcext:value-type="string">
            <text:p>N768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769</text:p>
          </table:table-cell>
          <table:table-cell table:formula="of:=&quot;X&quot;&amp;[.G770]" office:value-type="string" office:string-value="X12.5" calcext:value-type="string">
            <text:p>X12.5</text:p>
          </table:table-cell>
          <table:table-cell table:formula="of:=&quot;Y&quot;&amp;[.H770]" office:value-type="string" office:string-value="Y839.714148936174" calcext:value-type="string">
            <text:p>Y839.714148936174</text:p>
          </table:table-cell>
          <table:table-cell/>
          <table:table-cell table:formula="of:=[.A770]&amp;&quot; &quot;&amp;[.B770]&amp;&quot; &quot;&amp;[.C770]" office:value-type="string" office:string-value="N769 X12.5 Y839.714148936174" calcext:value-type="string">
            <text:p>N769 X12.5 Y839.714148936174</text:p>
          </table:table-cell>
          <table:table-cell/>
          <table:table-cell table:formula="of:=[.G765]" office:value-type="float" office:value="12.5" calcext:value-type="float">
            <text:p>12.5</text:p>
          </table:table-cell>
          <table:table-cell table:formula="of:=[.H765]+[.$K$13]" office:value-type="float" office:value="839.714148936174" calcext:value-type="float">
            <text:p>839.7141489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770</text:p>
          </table:table-cell>
          <table:table-cell table:formula="of:=[.B766]" office:value-type="string" office:string-value="G106" calcext:value-type="string">
            <text:p>G106</text:p>
          </table:table-cell>
          <table:table-cell table:formula="of:=[.C766]" office:value-type="string" office:string-value="P0" calcext:value-type="string">
            <text:p>P0</text:p>
          </table:table-cell>
          <table:table-cell/>
          <table:table-cell table:formula="of:=[.A771]&amp;&quot; &quot;&amp;[.B771]&amp;&quot; &quot;&amp;[.C771]" office:value-type="string" office:string-value="N770 G106 P0" calcext:value-type="string">
            <text:p>N770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771</text:p>
          </table:table-cell>
          <table:table-cell table:formula="of:=[.B767]" office:value-type="string" office:string-value="G105" calcext:value-type="string">
            <text:p>G105</text:p>
          </table:table-cell>
          <table:table-cell table:formula="of:=[.C767]" office:value-type="string" office:string-value="PY7.79553191489362" calcext:value-type="string">
            <text:p>PY7.79553191489362</text:p>
          </table:table-cell>
          <table:table-cell/>
          <table:table-cell table:formula="of:=[.A772]&amp;&quot; &quot;&amp;[.B772]&amp;&quot; &quot;&amp;[.C772]" office:value-type="string" office:string-value="N771 G105 PY7.79553191489362" calcext:value-type="string">
            <text:p>N771 G105 PY7.79553191489362</text:p>
          </table:table-cell>
          <table:table-cell table:number-columns-repeated="2"/>
          <table:table-cell table:formula="of:=[.H767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772</text:p>
          </table:table-cell>
          <table:table-cell table:formula="of:=&quot;X&quot;&amp;[.G773]" office:value-type="string" office:string-value="X6747.5" calcext:value-type="string">
            <text:p>X6747.5</text:p>
          </table:table-cell>
          <table:table-cell table:formula="of:=&quot;Y&quot;&amp;[.H773]" office:value-type="string" office:string-value="Y845.509680851067" calcext:value-type="string">
            <text:p>Y845.509680851067</text:p>
          </table:table-cell>
          <table:table-cell/>
          <table:table-cell table:formula="of:=[.A773]&amp;&quot; &quot;&amp;[.B773]&amp;&quot; &quot;&amp;[.C773]" office:value-type="string" office:string-value="N772 X6747.5 Y845.509680851067" calcext:value-type="string">
            <text:p>N772 X6747.5 Y845.509680851067</text:p>
          </table:table-cell>
          <table:table-cell/>
          <table:table-cell table:formula="of:=[.G768]" office:value-type="float" office:value="6747.5" calcext:value-type="float">
            <text:p>6747.5</text:p>
          </table:table-cell>
          <table:table-cell table:formula="of:=[.H768]+[.$K$13]" office:value-type="float" office:value="845.509680851067" calcext:value-type="float">
            <text:p>845.50968085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773</text:p>
          </table:table-cell>
          <table:table-cell table:formula="of:=[.B769]" office:value-type="string" office:string-value="G106" calcext:value-type="string">
            <text:p>G106</text:p>
          </table:table-cell>
          <table:table-cell table:formula="of:=[.C769]" office:value-type="string" office:string-value="P3" calcext:value-type="string">
            <text:p>P3</text:p>
          </table:table-cell>
          <table:table-cell/>
          <table:table-cell table:formula="of:=[.A774]&amp;&quot; &quot;&amp;[.B774]&amp;&quot; &quot;&amp;[.C774]" office:value-type="string" office:string-value="N773 G106 P3" calcext:value-type="string">
            <text:p>N773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774</text:p>
          </table:table-cell>
          <table:table-cell table:formula="of:=&quot;X&quot;&amp;[.G775]" office:value-type="string" office:string-value="X12.5" calcext:value-type="string">
            <text:p>X12.5</text:p>
          </table:table-cell>
          <table:table-cell table:formula="of:=&quot;Y&quot;&amp;[.H775]" office:value-type="string" office:string-value="Y844.509680851068" calcext:value-type="string">
            <text:p>Y844.509680851068</text:p>
          </table:table-cell>
          <table:table-cell/>
          <table:table-cell table:formula="of:=[.A775]&amp;&quot; &quot;&amp;[.B775]&amp;&quot; &quot;&amp;[.C775]" office:value-type="string" office:string-value="N774 X12.5 Y844.509680851068" calcext:value-type="string">
            <text:p>N774 X12.5 Y844.509680851068</text:p>
          </table:table-cell>
          <table:table-cell/>
          <table:table-cell table:formula="of:=[.G770]" office:value-type="float" office:value="12.5" calcext:value-type="float">
            <text:p>12.5</text:p>
          </table:table-cell>
          <table:table-cell table:formula="of:=[.H770]+[.$K$13]" office:value-type="float" office:value="844.509680851068" calcext:value-type="float">
            <text:p>844.50968085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775</text:p>
          </table:table-cell>
          <table:table-cell table:formula="of:=[.B771]" office:value-type="string" office:string-value="G106" calcext:value-type="string">
            <text:p>G106</text:p>
          </table:table-cell>
          <table:table-cell table:formula="of:=[.C771]" office:value-type="string" office:string-value="P0" calcext:value-type="string">
            <text:p>P0</text:p>
          </table:table-cell>
          <table:table-cell/>
          <table:table-cell table:formula="of:=[.A776]&amp;&quot; &quot;&amp;[.B776]&amp;&quot; &quot;&amp;[.C776]" office:value-type="string" office:string-value="N775 G106 P0" calcext:value-type="string">
            <text:p>N775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776</text:p>
          </table:table-cell>
          <table:table-cell table:formula="of:=[.B772]" office:value-type="string" office:string-value="G105" calcext:value-type="string">
            <text:p>G105</text:p>
          </table:table-cell>
          <table:table-cell table:formula="of:=[.C772]" office:value-type="string" office:string-value="PY7.79553191489362" calcext:value-type="string">
            <text:p>PY7.79553191489362</text:p>
          </table:table-cell>
          <table:table-cell/>
          <table:table-cell table:formula="of:=[.A777]&amp;&quot; &quot;&amp;[.B777]&amp;&quot; &quot;&amp;[.C777]" office:value-type="string" office:string-value="N776 G105 PY7.79553191489362" calcext:value-type="string">
            <text:p>N776 G105 PY7.79553191489362</text:p>
          </table:table-cell>
          <table:table-cell table:number-columns-repeated="2"/>
          <table:table-cell table:formula="of:=[.H772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777</text:p>
          </table:table-cell>
          <table:table-cell table:formula="of:=&quot;X&quot;&amp;[.G778]" office:value-type="string" office:string-value="X6747.5" calcext:value-type="string">
            <text:p>X6747.5</text:p>
          </table:table-cell>
          <table:table-cell table:formula="of:=&quot;Y&quot;&amp;[.H778]" office:value-type="string" office:string-value="Y850.305212765961" calcext:value-type="string">
            <text:p>Y850.305212765961</text:p>
          </table:table-cell>
          <table:table-cell/>
          <table:table-cell table:formula="of:=[.A778]&amp;&quot; &quot;&amp;[.B778]&amp;&quot; &quot;&amp;[.C778]" office:value-type="string" office:string-value="N777 X6747.5 Y850.305212765961" calcext:value-type="string">
            <text:p>N777 X6747.5 Y850.305212765961</text:p>
          </table:table-cell>
          <table:table-cell/>
          <table:table-cell table:formula="of:=[.G773]" office:value-type="float" office:value="6747.5" calcext:value-type="float">
            <text:p>6747.5</text:p>
          </table:table-cell>
          <table:table-cell table:formula="of:=[.H773]+[.$K$13]" office:value-type="float" office:value="850.305212765961" calcext:value-type="float">
            <text:p>850.3052127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778</text:p>
          </table:table-cell>
          <table:table-cell table:formula="of:=[.B774]" office:value-type="string" office:string-value="G106" calcext:value-type="string">
            <text:p>G106</text:p>
          </table:table-cell>
          <table:table-cell table:formula="of:=[.C774]" office:value-type="string" office:string-value="P3" calcext:value-type="string">
            <text:p>P3</text:p>
          </table:table-cell>
          <table:table-cell/>
          <table:table-cell table:formula="of:=[.A779]&amp;&quot; &quot;&amp;[.B779]&amp;&quot; &quot;&amp;[.C779]" office:value-type="string" office:string-value="N778 G106 P3" calcext:value-type="string">
            <text:p>N778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779</text:p>
          </table:table-cell>
          <table:table-cell table:formula="of:=&quot;X&quot;&amp;[.G780]" office:value-type="string" office:string-value="X12.5" calcext:value-type="string">
            <text:p>X12.5</text:p>
          </table:table-cell>
          <table:table-cell table:formula="of:=&quot;Y&quot;&amp;[.H780]" office:value-type="string" office:string-value="Y849.305212765961" calcext:value-type="string">
            <text:p>Y849.305212765961</text:p>
          </table:table-cell>
          <table:table-cell/>
          <table:table-cell table:formula="of:=[.A780]&amp;&quot; &quot;&amp;[.B780]&amp;&quot; &quot;&amp;[.C780]" office:value-type="string" office:string-value="N779 X12.5 Y849.305212765961" calcext:value-type="string">
            <text:p>N779 X12.5 Y849.305212765961</text:p>
          </table:table-cell>
          <table:table-cell/>
          <table:table-cell table:formula="of:=[.G775]" office:value-type="float" office:value="12.5" calcext:value-type="float">
            <text:p>12.5</text:p>
          </table:table-cell>
          <table:table-cell table:formula="of:=[.H775]+[.$K$13]" office:value-type="float" office:value="849.305212765961" calcext:value-type="float">
            <text:p>849.3052127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780</text:p>
          </table:table-cell>
          <table:table-cell table:formula="of:=[.B776]" office:value-type="string" office:string-value="G106" calcext:value-type="string">
            <text:p>G106</text:p>
          </table:table-cell>
          <table:table-cell table:formula="of:=[.C776]" office:value-type="string" office:string-value="P0" calcext:value-type="string">
            <text:p>P0</text:p>
          </table:table-cell>
          <table:table-cell/>
          <table:table-cell table:formula="of:=[.A781]&amp;&quot; &quot;&amp;[.B781]&amp;&quot; &quot;&amp;[.C781]" office:value-type="string" office:string-value="N780 G106 P0" calcext:value-type="string">
            <text:p>N780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781</text:p>
          </table:table-cell>
          <table:table-cell table:formula="of:=[.B777]" office:value-type="string" office:string-value="G105" calcext:value-type="string">
            <text:p>G105</text:p>
          </table:table-cell>
          <table:table-cell table:formula="of:=[.C777]" office:value-type="string" office:string-value="PY7.79553191489362" calcext:value-type="string">
            <text:p>PY7.79553191489362</text:p>
          </table:table-cell>
          <table:table-cell/>
          <table:table-cell table:formula="of:=[.A782]&amp;&quot; &quot;&amp;[.B782]&amp;&quot; &quot;&amp;[.C782]" office:value-type="string" office:string-value="N781 G105 PY7.79553191489362" calcext:value-type="string">
            <text:p>N781 G105 PY7.79553191489362</text:p>
          </table:table-cell>
          <table:table-cell table:number-columns-repeated="2"/>
          <table:table-cell table:formula="of:=[.H777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782</text:p>
          </table:table-cell>
          <table:table-cell table:formula="of:=&quot;X&quot;&amp;[.G783]" office:value-type="string" office:string-value="X6747.5" calcext:value-type="string">
            <text:p>X6747.5</text:p>
          </table:table-cell>
          <table:table-cell table:formula="of:=&quot;Y&quot;&amp;[.H783]" office:value-type="string" office:string-value="Y855.100744680855" calcext:value-type="string">
            <text:p>Y855.100744680855</text:p>
          </table:table-cell>
          <table:table-cell/>
          <table:table-cell table:formula="of:=[.A783]&amp;&quot; &quot;&amp;[.B783]&amp;&quot; &quot;&amp;[.C783]" office:value-type="string" office:string-value="N782 X6747.5 Y855.100744680855" calcext:value-type="string">
            <text:p>N782 X6747.5 Y855.100744680855</text:p>
          </table:table-cell>
          <table:table-cell/>
          <table:table-cell table:formula="of:=[.G778]" office:value-type="float" office:value="6747.5" calcext:value-type="float">
            <text:p>6747.5</text:p>
          </table:table-cell>
          <table:table-cell table:formula="of:=[.H778]+[.$K$13]" office:value-type="float" office:value="855.100744680855" calcext:value-type="float">
            <text:p>855.10074468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783</text:p>
          </table:table-cell>
          <table:table-cell table:formula="of:=[.B779]" office:value-type="string" office:string-value="G106" calcext:value-type="string">
            <text:p>G106</text:p>
          </table:table-cell>
          <table:table-cell table:formula="of:=[.C779]" office:value-type="string" office:string-value="P3" calcext:value-type="string">
            <text:p>P3</text:p>
          </table:table-cell>
          <table:table-cell/>
          <table:table-cell table:formula="of:=[.A784]&amp;&quot; &quot;&amp;[.B784]&amp;&quot; &quot;&amp;[.C784]" office:value-type="string" office:string-value="N783 G106 P3" calcext:value-type="string">
            <text:p>N783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784</text:p>
          </table:table-cell>
          <table:table-cell table:formula="of:=&quot;X&quot;&amp;[.G785]" office:value-type="string" office:string-value="X12.5" calcext:value-type="string">
            <text:p>X12.5</text:p>
          </table:table-cell>
          <table:table-cell table:formula="of:=&quot;Y&quot;&amp;[.H785]" office:value-type="string" office:string-value="Y854.100744680855" calcext:value-type="string">
            <text:p>Y854.100744680855</text:p>
          </table:table-cell>
          <table:table-cell/>
          <table:table-cell table:formula="of:=[.A785]&amp;&quot; &quot;&amp;[.B785]&amp;&quot; &quot;&amp;[.C785]" office:value-type="string" office:string-value="N784 X12.5 Y854.100744680855" calcext:value-type="string">
            <text:p>N784 X12.5 Y854.100744680855</text:p>
          </table:table-cell>
          <table:table-cell/>
          <table:table-cell table:formula="of:=[.G780]" office:value-type="float" office:value="12.5" calcext:value-type="float">
            <text:p>12.5</text:p>
          </table:table-cell>
          <table:table-cell table:formula="of:=[.H780]+[.$K$13]" office:value-type="float" office:value="854.100744680855" calcext:value-type="float">
            <text:p>854.10074468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785</text:p>
          </table:table-cell>
          <table:table-cell table:formula="of:=[.B781]" office:value-type="string" office:string-value="G106" calcext:value-type="string">
            <text:p>G106</text:p>
          </table:table-cell>
          <table:table-cell table:formula="of:=[.C781]" office:value-type="string" office:string-value="P0" calcext:value-type="string">
            <text:p>P0</text:p>
          </table:table-cell>
          <table:table-cell/>
          <table:table-cell table:formula="of:=[.A786]&amp;&quot; &quot;&amp;[.B786]&amp;&quot; &quot;&amp;[.C786]" office:value-type="string" office:string-value="N785 G106 P0" calcext:value-type="string">
            <text:p>N785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786</text:p>
          </table:table-cell>
          <table:table-cell table:formula="of:=[.B782]" office:value-type="string" office:string-value="G105" calcext:value-type="string">
            <text:p>G105</text:p>
          </table:table-cell>
          <table:table-cell table:formula="of:=[.C782]" office:value-type="string" office:string-value="PY7.79553191489362" calcext:value-type="string">
            <text:p>PY7.79553191489362</text:p>
          </table:table-cell>
          <table:table-cell/>
          <table:table-cell table:formula="of:=[.A787]&amp;&quot; &quot;&amp;[.B787]&amp;&quot; &quot;&amp;[.C787]" office:value-type="string" office:string-value="N786 G105 PY7.79553191489362" calcext:value-type="string">
            <text:p>N786 G105 PY7.79553191489362</text:p>
          </table:table-cell>
          <table:table-cell table:number-columns-repeated="2"/>
          <table:table-cell table:formula="of:=[.H782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787</text:p>
          </table:table-cell>
          <table:table-cell table:formula="of:=&quot;X&quot;&amp;[.G788]" office:value-type="string" office:string-value="X6747.5" calcext:value-type="string">
            <text:p>X6747.5</text:p>
          </table:table-cell>
          <table:table-cell table:formula="of:=&quot;Y&quot;&amp;[.H788]" office:value-type="string" office:string-value="Y859.896276595749" calcext:value-type="string">
            <text:p>Y859.896276595749</text:p>
          </table:table-cell>
          <table:table-cell/>
          <table:table-cell table:formula="of:=[.A788]&amp;&quot; &quot;&amp;[.B788]&amp;&quot; &quot;&amp;[.C788]" office:value-type="string" office:string-value="N787 X6747.5 Y859.896276595749" calcext:value-type="string">
            <text:p>N787 X6747.5 Y859.896276595749</text:p>
          </table:table-cell>
          <table:table-cell/>
          <table:table-cell table:formula="of:=[.G783]" office:value-type="float" office:value="6747.5" calcext:value-type="float">
            <text:p>6747.5</text:p>
          </table:table-cell>
          <table:table-cell table:formula="of:=[.H783]+[.$K$13]" office:value-type="float" office:value="859.896276595749" calcext:value-type="float">
            <text:p>859.89627659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788</text:p>
          </table:table-cell>
          <table:table-cell table:formula="of:=[.B784]" office:value-type="string" office:string-value="G106" calcext:value-type="string">
            <text:p>G106</text:p>
          </table:table-cell>
          <table:table-cell table:formula="of:=[.C784]" office:value-type="string" office:string-value="P3" calcext:value-type="string">
            <text:p>P3</text:p>
          </table:table-cell>
          <table:table-cell/>
          <table:table-cell table:formula="of:=[.A789]&amp;&quot; &quot;&amp;[.B789]&amp;&quot; &quot;&amp;[.C789]" office:value-type="string" office:string-value="N788 G106 P3" calcext:value-type="string">
            <text:p>N788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789</text:p>
          </table:table-cell>
          <table:table-cell table:formula="of:=&quot;X&quot;&amp;[.G790]" office:value-type="string" office:string-value="X12.5" calcext:value-type="string">
            <text:p>X12.5</text:p>
          </table:table-cell>
          <table:table-cell table:formula="of:=&quot;Y&quot;&amp;[.H790]" office:value-type="string" office:string-value="Y858.896276595748" calcext:value-type="string">
            <text:p>Y858.896276595748</text:p>
          </table:table-cell>
          <table:table-cell/>
          <table:table-cell table:formula="of:=[.A790]&amp;&quot; &quot;&amp;[.B790]&amp;&quot; &quot;&amp;[.C790]" office:value-type="string" office:string-value="N789 X12.5 Y858.896276595748" calcext:value-type="string">
            <text:p>N789 X12.5 Y858.896276595748</text:p>
          </table:table-cell>
          <table:table-cell/>
          <table:table-cell table:formula="of:=[.G785]" office:value-type="float" office:value="12.5" calcext:value-type="float">
            <text:p>12.5</text:p>
          </table:table-cell>
          <table:table-cell table:formula="of:=[.H785]+[.$K$13]" office:value-type="float" office:value="858.896276595748" calcext:value-type="float">
            <text:p>858.89627659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790</text:p>
          </table:table-cell>
          <table:table-cell table:formula="of:=[.B786]" office:value-type="string" office:string-value="G106" calcext:value-type="string">
            <text:p>G106</text:p>
          </table:table-cell>
          <table:table-cell table:formula="of:=[.C786]" office:value-type="string" office:string-value="P0" calcext:value-type="string">
            <text:p>P0</text:p>
          </table:table-cell>
          <table:table-cell/>
          <table:table-cell table:formula="of:=[.A791]&amp;&quot; &quot;&amp;[.B791]&amp;&quot; &quot;&amp;[.C791]" office:value-type="string" office:string-value="N790 G106 P0" calcext:value-type="string">
            <text:p>N790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791</text:p>
          </table:table-cell>
          <table:table-cell table:formula="of:=[.B787]" office:value-type="string" office:string-value="G105" calcext:value-type="string">
            <text:p>G105</text:p>
          </table:table-cell>
          <table:table-cell table:formula="of:=[.C787]" office:value-type="string" office:string-value="PY7.79553191489362" calcext:value-type="string">
            <text:p>PY7.79553191489362</text:p>
          </table:table-cell>
          <table:table-cell/>
          <table:table-cell table:formula="of:=[.A792]&amp;&quot; &quot;&amp;[.B792]&amp;&quot; &quot;&amp;[.C792]" office:value-type="string" office:string-value="N791 G105 PY7.79553191489362" calcext:value-type="string">
            <text:p>N791 G105 PY7.79553191489362</text:p>
          </table:table-cell>
          <table:table-cell table:number-columns-repeated="2"/>
          <table:table-cell table:formula="of:=[.H787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792</text:p>
          </table:table-cell>
          <table:table-cell table:formula="of:=&quot;X&quot;&amp;[.G793]" office:value-type="string" office:string-value="X6747.5" calcext:value-type="string">
            <text:p>X6747.5</text:p>
          </table:table-cell>
          <table:table-cell table:formula="of:=&quot;Y&quot;&amp;[.H793]" office:value-type="string" office:string-value="Y864.691808510642" calcext:value-type="string">
            <text:p>Y864.691808510642</text:p>
          </table:table-cell>
          <table:table-cell/>
          <table:table-cell table:formula="of:=[.A793]&amp;&quot; &quot;&amp;[.B793]&amp;&quot; &quot;&amp;[.C793]" office:value-type="string" office:string-value="N792 X6747.5 Y864.691808510642" calcext:value-type="string">
            <text:p>N792 X6747.5 Y864.691808510642</text:p>
          </table:table-cell>
          <table:table-cell/>
          <table:table-cell table:formula="of:=[.G788]" office:value-type="float" office:value="6747.5" calcext:value-type="float">
            <text:p>6747.5</text:p>
          </table:table-cell>
          <table:table-cell table:formula="of:=[.H788]+[.$K$13]" office:value-type="float" office:value="864.691808510642" calcext:value-type="float">
            <text:p>864.69180851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793</text:p>
          </table:table-cell>
          <table:table-cell table:formula="of:=[.B789]" office:value-type="string" office:string-value="G106" calcext:value-type="string">
            <text:p>G106</text:p>
          </table:table-cell>
          <table:table-cell table:formula="of:=[.C789]" office:value-type="string" office:string-value="P3" calcext:value-type="string">
            <text:p>P3</text:p>
          </table:table-cell>
          <table:table-cell/>
          <table:table-cell table:formula="of:=[.A794]&amp;&quot; &quot;&amp;[.B794]&amp;&quot; &quot;&amp;[.C794]" office:value-type="string" office:string-value="N793 G106 P3" calcext:value-type="string">
            <text:p>N793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794</text:p>
          </table:table-cell>
          <table:table-cell table:formula="of:=&quot;X&quot;&amp;[.G795]" office:value-type="string" office:string-value="X12.5" calcext:value-type="string">
            <text:p>X12.5</text:p>
          </table:table-cell>
          <table:table-cell table:formula="of:=&quot;Y&quot;&amp;[.H795]" office:value-type="string" office:string-value="Y863.691808510642" calcext:value-type="string">
            <text:p>Y863.691808510642</text:p>
          </table:table-cell>
          <table:table-cell/>
          <table:table-cell table:formula="of:=[.A795]&amp;&quot; &quot;&amp;[.B795]&amp;&quot; &quot;&amp;[.C795]" office:value-type="string" office:string-value="N794 X12.5 Y863.691808510642" calcext:value-type="string">
            <text:p>N794 X12.5 Y863.691808510642</text:p>
          </table:table-cell>
          <table:table-cell/>
          <table:table-cell table:formula="of:=[.G790]" office:value-type="float" office:value="12.5" calcext:value-type="float">
            <text:p>12.5</text:p>
          </table:table-cell>
          <table:table-cell table:formula="of:=[.H790]+[.$K$13]" office:value-type="float" office:value="863.691808510642" calcext:value-type="float">
            <text:p>863.69180851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795</text:p>
          </table:table-cell>
          <table:table-cell table:formula="of:=[.B791]" office:value-type="string" office:string-value="G106" calcext:value-type="string">
            <text:p>G106</text:p>
          </table:table-cell>
          <table:table-cell table:formula="of:=[.C791]" office:value-type="string" office:string-value="P0" calcext:value-type="string">
            <text:p>P0</text:p>
          </table:table-cell>
          <table:table-cell/>
          <table:table-cell table:formula="of:=[.A796]&amp;&quot; &quot;&amp;[.B796]&amp;&quot; &quot;&amp;[.C796]" office:value-type="string" office:string-value="N795 G106 P0" calcext:value-type="string">
            <text:p>N795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796</text:p>
          </table:table-cell>
          <table:table-cell table:formula="of:=[.B792]" office:value-type="string" office:string-value="G105" calcext:value-type="string">
            <text:p>G105</text:p>
          </table:table-cell>
          <table:table-cell table:formula="of:=[.C792]" office:value-type="string" office:string-value="PY7.79553191489362" calcext:value-type="string">
            <text:p>PY7.79553191489362</text:p>
          </table:table-cell>
          <table:table-cell/>
          <table:table-cell table:formula="of:=[.A797]&amp;&quot; &quot;&amp;[.B797]&amp;&quot; &quot;&amp;[.C797]" office:value-type="string" office:string-value="N796 G105 PY7.79553191489362" calcext:value-type="string">
            <text:p>N796 G105 PY7.79553191489362</text:p>
          </table:table-cell>
          <table:table-cell table:number-columns-repeated="2"/>
          <table:table-cell table:formula="of:=[.H792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797</text:p>
          </table:table-cell>
          <table:table-cell table:formula="of:=&quot;X&quot;&amp;[.G798]" office:value-type="string" office:string-value="X6747.5" calcext:value-type="string">
            <text:p>X6747.5</text:p>
          </table:table-cell>
          <table:table-cell table:formula="of:=&quot;Y&quot;&amp;[.H798]" office:value-type="string" office:string-value="Y869.487340425536" calcext:value-type="string">
            <text:p>Y869.487340425536</text:p>
          </table:table-cell>
          <table:table-cell/>
          <table:table-cell table:formula="of:=[.A798]&amp;&quot; &quot;&amp;[.B798]&amp;&quot; &quot;&amp;[.C798]" office:value-type="string" office:string-value="N797 X6747.5 Y869.487340425536" calcext:value-type="string">
            <text:p>N797 X6747.5 Y869.487340425536</text:p>
          </table:table-cell>
          <table:table-cell/>
          <table:table-cell table:formula="of:=[.G793]" office:value-type="float" office:value="6747.5" calcext:value-type="float">
            <text:p>6747.5</text:p>
          </table:table-cell>
          <table:table-cell table:formula="of:=[.H793]+[.$K$13]" office:value-type="float" office:value="869.487340425536" calcext:value-type="float">
            <text:p>869.48734042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798</text:p>
          </table:table-cell>
          <table:table-cell table:formula="of:=[.B794]" office:value-type="string" office:string-value="G106" calcext:value-type="string">
            <text:p>G106</text:p>
          </table:table-cell>
          <table:table-cell table:formula="of:=[.C794]" office:value-type="string" office:string-value="P3" calcext:value-type="string">
            <text:p>P3</text:p>
          </table:table-cell>
          <table:table-cell/>
          <table:table-cell table:formula="of:=[.A799]&amp;&quot; &quot;&amp;[.B799]&amp;&quot; &quot;&amp;[.C799]" office:value-type="string" office:string-value="N798 G106 P3" calcext:value-type="string">
            <text:p>N798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799</text:p>
          </table:table-cell>
          <table:table-cell table:formula="of:=&quot;X&quot;&amp;[.G800]" office:value-type="string" office:string-value="X12.5" calcext:value-type="string">
            <text:p>X12.5</text:p>
          </table:table-cell>
          <table:table-cell table:formula="of:=&quot;Y&quot;&amp;[.H800]" office:value-type="string" office:string-value="Y868.487340425536" calcext:value-type="string">
            <text:p>Y868.487340425536</text:p>
          </table:table-cell>
          <table:table-cell/>
          <table:table-cell table:formula="of:=[.A800]&amp;&quot; &quot;&amp;[.B800]&amp;&quot; &quot;&amp;[.C800]" office:value-type="string" office:string-value="N799 X12.5 Y868.487340425536" calcext:value-type="string">
            <text:p>N799 X12.5 Y868.487340425536</text:p>
          </table:table-cell>
          <table:table-cell/>
          <table:table-cell table:formula="of:=[.G795]" office:value-type="float" office:value="12.5" calcext:value-type="float">
            <text:p>12.5</text:p>
          </table:table-cell>
          <table:table-cell table:formula="of:=[.H795]+[.$K$13]" office:value-type="float" office:value="868.487340425536" calcext:value-type="float">
            <text:p>868.48734042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800</text:p>
          </table:table-cell>
          <table:table-cell table:formula="of:=[.B796]" office:value-type="string" office:string-value="G106" calcext:value-type="string">
            <text:p>G106</text:p>
          </table:table-cell>
          <table:table-cell table:formula="of:=[.C796]" office:value-type="string" office:string-value="P0" calcext:value-type="string">
            <text:p>P0</text:p>
          </table:table-cell>
          <table:table-cell/>
          <table:table-cell table:formula="of:=[.A801]&amp;&quot; &quot;&amp;[.B801]&amp;&quot; &quot;&amp;[.C801]" office:value-type="string" office:string-value="N800 G106 P0" calcext:value-type="string">
            <text:p>N800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801</text:p>
          </table:table-cell>
          <table:table-cell table:formula="of:=[.B797]" office:value-type="string" office:string-value="G105" calcext:value-type="string">
            <text:p>G105</text:p>
          </table:table-cell>
          <table:table-cell table:formula="of:=[.C797]" office:value-type="string" office:string-value="PY7.79553191489362" calcext:value-type="string">
            <text:p>PY7.79553191489362</text:p>
          </table:table-cell>
          <table:table-cell/>
          <table:table-cell table:formula="of:=[.A802]&amp;&quot; &quot;&amp;[.B802]&amp;&quot; &quot;&amp;[.C802]" office:value-type="string" office:string-value="N801 G105 PY7.79553191489362" calcext:value-type="string">
            <text:p>N801 G105 PY7.79553191489362</text:p>
          </table:table-cell>
          <table:table-cell table:number-columns-repeated="2"/>
          <table:table-cell table:formula="of:=[.H797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802</text:p>
          </table:table-cell>
          <table:table-cell table:formula="of:=&quot;X&quot;&amp;[.G803]" office:value-type="string" office:string-value="X6747.5" calcext:value-type="string">
            <text:p>X6747.5</text:p>
          </table:table-cell>
          <table:table-cell table:formula="of:=&quot;Y&quot;&amp;[.H803]" office:value-type="string" office:string-value="Y874.28287234043" calcext:value-type="string">
            <text:p>Y874.28287234043</text:p>
          </table:table-cell>
          <table:table-cell/>
          <table:table-cell table:formula="of:=[.A803]&amp;&quot; &quot;&amp;[.B803]&amp;&quot; &quot;&amp;[.C803]" office:value-type="string" office:string-value="N802 X6747.5 Y874.28287234043" calcext:value-type="string">
            <text:p>N802 X6747.5 Y874.28287234043</text:p>
          </table:table-cell>
          <table:table-cell/>
          <table:table-cell table:formula="of:=[.G798]" office:value-type="float" office:value="6747.5" calcext:value-type="float">
            <text:p>6747.5</text:p>
          </table:table-cell>
          <table:table-cell table:formula="of:=[.H798]+[.$K$13]" office:value-type="float" office:value="874.28287234043" calcext:value-type="float">
            <text:p>874.28287234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803</text:p>
          </table:table-cell>
          <table:table-cell table:formula="of:=[.B799]" office:value-type="string" office:string-value="G106" calcext:value-type="string">
            <text:p>G106</text:p>
          </table:table-cell>
          <table:table-cell table:formula="of:=[.C799]" office:value-type="string" office:string-value="P3" calcext:value-type="string">
            <text:p>P3</text:p>
          </table:table-cell>
          <table:table-cell/>
          <table:table-cell table:formula="of:=[.A804]&amp;&quot; &quot;&amp;[.B804]&amp;&quot; &quot;&amp;[.C804]" office:value-type="string" office:string-value="N803 G106 P3" calcext:value-type="string">
            <text:p>N803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804</text:p>
          </table:table-cell>
          <table:table-cell table:formula="of:=&quot;X&quot;&amp;[.G805]" office:value-type="string" office:string-value="X12.5" calcext:value-type="string">
            <text:p>X12.5</text:p>
          </table:table-cell>
          <table:table-cell table:formula="of:=&quot;Y&quot;&amp;[.H805]" office:value-type="string" office:string-value="Y873.28287234043" calcext:value-type="string">
            <text:p>Y873.28287234043</text:p>
          </table:table-cell>
          <table:table-cell/>
          <table:table-cell table:formula="of:=[.A805]&amp;&quot; &quot;&amp;[.B805]&amp;&quot; &quot;&amp;[.C805]" office:value-type="string" office:string-value="N804 X12.5 Y873.28287234043" calcext:value-type="string">
            <text:p>N804 X12.5 Y873.28287234043</text:p>
          </table:table-cell>
          <table:table-cell/>
          <table:table-cell table:formula="of:=[.G800]" office:value-type="float" office:value="12.5" calcext:value-type="float">
            <text:p>12.5</text:p>
          </table:table-cell>
          <table:table-cell table:formula="of:=[.H800]+[.$K$13]" office:value-type="float" office:value="873.28287234043" calcext:value-type="float">
            <text:p>873.28287234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805</text:p>
          </table:table-cell>
          <table:table-cell table:formula="of:=[.B801]" office:value-type="string" office:string-value="G106" calcext:value-type="string">
            <text:p>G106</text:p>
          </table:table-cell>
          <table:table-cell table:formula="of:=[.C801]" office:value-type="string" office:string-value="P0" calcext:value-type="string">
            <text:p>P0</text:p>
          </table:table-cell>
          <table:table-cell/>
          <table:table-cell table:formula="of:=[.A806]&amp;&quot; &quot;&amp;[.B806]&amp;&quot; &quot;&amp;[.C806]" office:value-type="string" office:string-value="N805 G106 P0" calcext:value-type="string">
            <text:p>N805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806</text:p>
          </table:table-cell>
          <table:table-cell table:formula="of:=[.B802]" office:value-type="string" office:string-value="G105" calcext:value-type="string">
            <text:p>G105</text:p>
          </table:table-cell>
          <table:table-cell table:formula="of:=[.C802]" office:value-type="string" office:string-value="PY7.79553191489362" calcext:value-type="string">
            <text:p>PY7.79553191489362</text:p>
          </table:table-cell>
          <table:table-cell/>
          <table:table-cell table:formula="of:=[.A807]&amp;&quot; &quot;&amp;[.B807]&amp;&quot; &quot;&amp;[.C807]" office:value-type="string" office:string-value="N806 G105 PY7.79553191489362" calcext:value-type="string">
            <text:p>N806 G105 PY7.79553191489362</text:p>
          </table:table-cell>
          <table:table-cell table:number-columns-repeated="2"/>
          <table:table-cell table:formula="of:=[.H802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807</text:p>
          </table:table-cell>
          <table:table-cell table:formula="of:=&quot;X&quot;&amp;[.G808]" office:value-type="string" office:string-value="X6747.5" calcext:value-type="string">
            <text:p>X6747.5</text:p>
          </table:table-cell>
          <table:table-cell table:formula="of:=&quot;Y&quot;&amp;[.H808]" office:value-type="string" office:string-value="Y879.078404255323" calcext:value-type="string">
            <text:p>Y879.078404255323</text:p>
          </table:table-cell>
          <table:table-cell/>
          <table:table-cell table:formula="of:=[.A808]&amp;&quot; &quot;&amp;[.B808]&amp;&quot; &quot;&amp;[.C808]" office:value-type="string" office:string-value="N807 X6747.5 Y879.078404255323" calcext:value-type="string">
            <text:p>N807 X6747.5 Y879.078404255323</text:p>
          </table:table-cell>
          <table:table-cell/>
          <table:table-cell table:formula="of:=[.G803]" office:value-type="float" office:value="6747.5" calcext:value-type="float">
            <text:p>6747.5</text:p>
          </table:table-cell>
          <table:table-cell table:formula="of:=[.H803]+[.$K$13]" office:value-type="float" office:value="879.078404255323" calcext:value-type="float">
            <text:p>879.078404255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808</text:p>
          </table:table-cell>
          <table:table-cell table:formula="of:=[.B804]" office:value-type="string" office:string-value="G106" calcext:value-type="string">
            <text:p>G106</text:p>
          </table:table-cell>
          <table:table-cell table:formula="of:=[.C804]" office:value-type="string" office:string-value="P3" calcext:value-type="string">
            <text:p>P3</text:p>
          </table:table-cell>
          <table:table-cell/>
          <table:table-cell table:formula="of:=[.A809]&amp;&quot; &quot;&amp;[.B809]&amp;&quot; &quot;&amp;[.C809]" office:value-type="string" office:string-value="N808 G106 P3" calcext:value-type="string">
            <text:p>N808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809</text:p>
          </table:table-cell>
          <table:table-cell table:formula="of:=&quot;X&quot;&amp;[.G810]" office:value-type="string" office:string-value="X12.5" calcext:value-type="string">
            <text:p>X12.5</text:p>
          </table:table-cell>
          <table:table-cell table:formula="of:=&quot;Y&quot;&amp;[.H810]" office:value-type="string" office:string-value="Y878.078404255323" calcext:value-type="string">
            <text:p>Y878.078404255323</text:p>
          </table:table-cell>
          <table:table-cell/>
          <table:table-cell table:formula="of:=[.A810]&amp;&quot; &quot;&amp;[.B810]&amp;&quot; &quot;&amp;[.C810]" office:value-type="string" office:string-value="N809 X12.5 Y878.078404255323" calcext:value-type="string">
            <text:p>N809 X12.5 Y878.078404255323</text:p>
          </table:table-cell>
          <table:table-cell/>
          <table:table-cell table:formula="of:=[.G805]" office:value-type="float" office:value="12.5" calcext:value-type="float">
            <text:p>12.5</text:p>
          </table:table-cell>
          <table:table-cell table:formula="of:=[.H805]+[.$K$13]" office:value-type="float" office:value="878.078404255323" calcext:value-type="float">
            <text:p>878.078404255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810</text:p>
          </table:table-cell>
          <table:table-cell table:formula="of:=[.B806]" office:value-type="string" office:string-value="G106" calcext:value-type="string">
            <text:p>G106</text:p>
          </table:table-cell>
          <table:table-cell table:formula="of:=[.C806]" office:value-type="string" office:string-value="P0" calcext:value-type="string">
            <text:p>P0</text:p>
          </table:table-cell>
          <table:table-cell/>
          <table:table-cell table:formula="of:=[.A811]&amp;&quot; &quot;&amp;[.B811]&amp;&quot; &quot;&amp;[.C811]" office:value-type="string" office:string-value="N810 G106 P0" calcext:value-type="string">
            <text:p>N810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811</text:p>
          </table:table-cell>
          <table:table-cell table:formula="of:=[.B807]" office:value-type="string" office:string-value="G105" calcext:value-type="string">
            <text:p>G105</text:p>
          </table:table-cell>
          <table:table-cell table:formula="of:=[.C807]" office:value-type="string" office:string-value="PY7.79553191489362" calcext:value-type="string">
            <text:p>PY7.79553191489362</text:p>
          </table:table-cell>
          <table:table-cell/>
          <table:table-cell table:formula="of:=[.A812]&amp;&quot; &quot;&amp;[.B812]&amp;&quot; &quot;&amp;[.C812]" office:value-type="string" office:string-value="N811 G105 PY7.79553191489362" calcext:value-type="string">
            <text:p>N811 G105 PY7.79553191489362</text:p>
          </table:table-cell>
          <table:table-cell table:number-columns-repeated="2"/>
          <table:table-cell table:formula="of:=[.H807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812</text:p>
          </table:table-cell>
          <table:table-cell table:formula="of:=&quot;X&quot;&amp;[.G813]" office:value-type="string" office:string-value="X6747.5" calcext:value-type="string">
            <text:p>X6747.5</text:p>
          </table:table-cell>
          <table:table-cell table:formula="of:=&quot;Y&quot;&amp;[.H813]" office:value-type="string" office:string-value="Y883.873936170217" calcext:value-type="string">
            <text:p>Y883.873936170217</text:p>
          </table:table-cell>
          <table:table-cell/>
          <table:table-cell table:formula="of:=[.A813]&amp;&quot; &quot;&amp;[.B813]&amp;&quot; &quot;&amp;[.C813]" office:value-type="string" office:string-value="N812 X6747.5 Y883.873936170217" calcext:value-type="string">
            <text:p>N812 X6747.5 Y883.873936170217</text:p>
          </table:table-cell>
          <table:table-cell/>
          <table:table-cell table:formula="of:=[.G808]" office:value-type="float" office:value="6747.5" calcext:value-type="float">
            <text:p>6747.5</text:p>
          </table:table-cell>
          <table:table-cell table:formula="of:=[.H808]+[.$K$13]" office:value-type="float" office:value="883.873936170217" calcext:value-type="float">
            <text:p>883.87393617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813</text:p>
          </table:table-cell>
          <table:table-cell table:formula="of:=[.B809]" office:value-type="string" office:string-value="G106" calcext:value-type="string">
            <text:p>G106</text:p>
          </table:table-cell>
          <table:table-cell table:formula="of:=[.C809]" office:value-type="string" office:string-value="P3" calcext:value-type="string">
            <text:p>P3</text:p>
          </table:table-cell>
          <table:table-cell/>
          <table:table-cell table:formula="of:=[.A814]&amp;&quot; &quot;&amp;[.B814]&amp;&quot; &quot;&amp;[.C814]" office:value-type="string" office:string-value="N813 G106 P3" calcext:value-type="string">
            <text:p>N813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814</text:p>
          </table:table-cell>
          <table:table-cell table:formula="of:=&quot;X&quot;&amp;[.G815]" office:value-type="string" office:string-value="X12.5" calcext:value-type="string">
            <text:p>X12.5</text:p>
          </table:table-cell>
          <table:table-cell table:formula="of:=&quot;Y&quot;&amp;[.H815]" office:value-type="string" office:string-value="Y882.873936170217" calcext:value-type="string">
            <text:p>Y882.873936170217</text:p>
          </table:table-cell>
          <table:table-cell/>
          <table:table-cell table:formula="of:=[.A815]&amp;&quot; &quot;&amp;[.B815]&amp;&quot; &quot;&amp;[.C815]" office:value-type="string" office:string-value="N814 X12.5 Y882.873936170217" calcext:value-type="string">
            <text:p>N814 X12.5 Y882.873936170217</text:p>
          </table:table-cell>
          <table:table-cell/>
          <table:table-cell table:formula="of:=[.G810]" office:value-type="float" office:value="12.5" calcext:value-type="float">
            <text:p>12.5</text:p>
          </table:table-cell>
          <table:table-cell table:formula="of:=[.H810]+[.$K$13]" office:value-type="float" office:value="882.873936170217" calcext:value-type="float">
            <text:p>882.87393617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815</text:p>
          </table:table-cell>
          <table:table-cell table:formula="of:=[.B811]" office:value-type="string" office:string-value="G106" calcext:value-type="string">
            <text:p>G106</text:p>
          </table:table-cell>
          <table:table-cell table:formula="of:=[.C811]" office:value-type="string" office:string-value="P0" calcext:value-type="string">
            <text:p>P0</text:p>
          </table:table-cell>
          <table:table-cell/>
          <table:table-cell table:formula="of:=[.A816]&amp;&quot; &quot;&amp;[.B816]&amp;&quot; &quot;&amp;[.C816]" office:value-type="string" office:string-value="N815 G106 P0" calcext:value-type="string">
            <text:p>N815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816</text:p>
          </table:table-cell>
          <table:table-cell table:formula="of:=[.B812]" office:value-type="string" office:string-value="G105" calcext:value-type="string">
            <text:p>G105</text:p>
          </table:table-cell>
          <table:table-cell table:formula="of:=[.C812]" office:value-type="string" office:string-value="PY7.79553191489362" calcext:value-type="string">
            <text:p>PY7.79553191489362</text:p>
          </table:table-cell>
          <table:table-cell/>
          <table:table-cell table:formula="of:=[.A817]&amp;&quot; &quot;&amp;[.B817]&amp;&quot; &quot;&amp;[.C817]" office:value-type="string" office:string-value="N816 G105 PY7.79553191489362" calcext:value-type="string">
            <text:p>N816 G105 PY7.79553191489362</text:p>
          </table:table-cell>
          <table:table-cell table:number-columns-repeated="2"/>
          <table:table-cell table:formula="of:=[.H812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817</text:p>
          </table:table-cell>
          <table:table-cell table:formula="of:=&quot;X&quot;&amp;[.G818]" office:value-type="string" office:string-value="X6747.5" calcext:value-type="string">
            <text:p>X6747.5</text:p>
          </table:table-cell>
          <table:table-cell table:formula="of:=&quot;Y&quot;&amp;[.H818]" office:value-type="string" office:string-value="Y888.669468085111" calcext:value-type="string">
            <text:p>Y888.669468085111</text:p>
          </table:table-cell>
          <table:table-cell/>
          <table:table-cell table:formula="of:=[.A818]&amp;&quot; &quot;&amp;[.B818]&amp;&quot; &quot;&amp;[.C818]" office:value-type="string" office:string-value="N817 X6747.5 Y888.669468085111" calcext:value-type="string">
            <text:p>N817 X6747.5 Y888.669468085111</text:p>
          </table:table-cell>
          <table:table-cell/>
          <table:table-cell table:formula="of:=[.G813]" office:value-type="float" office:value="6747.5" calcext:value-type="float">
            <text:p>6747.5</text:p>
          </table:table-cell>
          <table:table-cell table:formula="of:=[.H813]+[.$K$13]" office:value-type="float" office:value="888.669468085111" calcext:value-type="float">
            <text:p>888.66946808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818</text:p>
          </table:table-cell>
          <table:table-cell table:formula="of:=[.B814]" office:value-type="string" office:string-value="G106" calcext:value-type="string">
            <text:p>G106</text:p>
          </table:table-cell>
          <table:table-cell table:formula="of:=[.C814]" office:value-type="string" office:string-value="P3" calcext:value-type="string">
            <text:p>P3</text:p>
          </table:table-cell>
          <table:table-cell/>
          <table:table-cell table:formula="of:=[.A819]&amp;&quot; &quot;&amp;[.B819]&amp;&quot; &quot;&amp;[.C819]" office:value-type="string" office:string-value="N818 G106 P3" calcext:value-type="string">
            <text:p>N818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819</text:p>
          </table:table-cell>
          <table:table-cell table:formula="of:=&quot;X&quot;&amp;[.G820]" office:value-type="string" office:string-value="X12.5" calcext:value-type="string">
            <text:p>X12.5</text:p>
          </table:table-cell>
          <table:table-cell table:formula="of:=&quot;Y&quot;&amp;[.H820]" office:value-type="string" office:string-value="Y887.669468085111" calcext:value-type="string">
            <text:p>Y887.669468085111</text:p>
          </table:table-cell>
          <table:table-cell/>
          <table:table-cell table:formula="of:=[.A820]&amp;&quot; &quot;&amp;[.B820]&amp;&quot; &quot;&amp;[.C820]" office:value-type="string" office:string-value="N819 X12.5 Y887.669468085111" calcext:value-type="string">
            <text:p>N819 X12.5 Y887.669468085111</text:p>
          </table:table-cell>
          <table:table-cell/>
          <table:table-cell table:formula="of:=[.G815]" office:value-type="float" office:value="12.5" calcext:value-type="float">
            <text:p>12.5</text:p>
          </table:table-cell>
          <table:table-cell table:formula="of:=[.H815]+[.$K$13]" office:value-type="float" office:value="887.669468085111" calcext:value-type="float">
            <text:p>887.66946808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820</text:p>
          </table:table-cell>
          <table:table-cell table:formula="of:=[.B816]" office:value-type="string" office:string-value="G106" calcext:value-type="string">
            <text:p>G106</text:p>
          </table:table-cell>
          <table:table-cell table:formula="of:=[.C816]" office:value-type="string" office:string-value="P0" calcext:value-type="string">
            <text:p>P0</text:p>
          </table:table-cell>
          <table:table-cell/>
          <table:table-cell table:formula="of:=[.A821]&amp;&quot; &quot;&amp;[.B821]&amp;&quot; &quot;&amp;[.C821]" office:value-type="string" office:string-value="N820 G106 P0" calcext:value-type="string">
            <text:p>N820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821</text:p>
          </table:table-cell>
          <table:table-cell table:formula="of:=[.B817]" office:value-type="string" office:string-value="G105" calcext:value-type="string">
            <text:p>G105</text:p>
          </table:table-cell>
          <table:table-cell table:formula="of:=[.C817]" office:value-type="string" office:string-value="PY7.79553191489362" calcext:value-type="string">
            <text:p>PY7.79553191489362</text:p>
          </table:table-cell>
          <table:table-cell/>
          <table:table-cell table:formula="of:=[.A822]&amp;&quot; &quot;&amp;[.B822]&amp;&quot; &quot;&amp;[.C822]" office:value-type="string" office:string-value="N821 G105 PY7.79553191489362" calcext:value-type="string">
            <text:p>N821 G105 PY7.79553191489362</text:p>
          </table:table-cell>
          <table:table-cell table:number-columns-repeated="2"/>
          <table:table-cell table:formula="of:=[.H817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822</text:p>
          </table:table-cell>
          <table:table-cell table:formula="of:=&quot;X&quot;&amp;[.G823]" office:value-type="string" office:string-value="X6747.5" calcext:value-type="string">
            <text:p>X6747.5</text:p>
          </table:table-cell>
          <table:table-cell table:formula="of:=&quot;Y&quot;&amp;[.H823]" office:value-type="string" office:string-value="Y893.465000000004" calcext:value-type="string">
            <text:p>Y893.465000000004</text:p>
          </table:table-cell>
          <table:table-cell/>
          <table:table-cell table:formula="of:=[.A823]&amp;&quot; &quot;&amp;[.B823]&amp;&quot; &quot;&amp;[.C823]" office:value-type="string" office:string-value="N822 X6747.5 Y893.465000000004" calcext:value-type="string">
            <text:p>N822 X6747.5 Y893.465000000004</text:p>
          </table:table-cell>
          <table:table-cell/>
          <table:table-cell table:formula="of:=[.G818]" office:value-type="float" office:value="6747.5" calcext:value-type="float">
            <text:p>6747.5</text:p>
          </table:table-cell>
          <table:table-cell table:formula="of:=[.H818]+[.$K$13]" office:value-type="float" office:value="893.465000000004" calcext:value-type="float">
            <text:p>893.46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823</text:p>
          </table:table-cell>
          <table:table-cell table:formula="of:=[.B819]" office:value-type="string" office:string-value="G106" calcext:value-type="string">
            <text:p>G106</text:p>
          </table:table-cell>
          <table:table-cell table:formula="of:=[.C819]" office:value-type="string" office:string-value="P3" calcext:value-type="string">
            <text:p>P3</text:p>
          </table:table-cell>
          <table:table-cell/>
          <table:table-cell table:formula="of:=[.A824]&amp;&quot; &quot;&amp;[.B824]&amp;&quot; &quot;&amp;[.C824]" office:value-type="string" office:string-value="N823 G106 P3" calcext:value-type="string">
            <text:p>N823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824</text:p>
          </table:table-cell>
          <table:table-cell table:formula="of:=&quot;X&quot;&amp;[.G825]" office:value-type="string" office:string-value="X12.5" calcext:value-type="string">
            <text:p>X12.5</text:p>
          </table:table-cell>
          <table:table-cell table:formula="of:=&quot;Y&quot;&amp;[.H825]" office:value-type="string" office:string-value="Y892.465000000004" calcext:value-type="string">
            <text:p>Y892.465000000004</text:p>
          </table:table-cell>
          <table:table-cell/>
          <table:table-cell table:formula="of:=[.A825]&amp;&quot; &quot;&amp;[.B825]&amp;&quot; &quot;&amp;[.C825]" office:value-type="string" office:string-value="N824 X12.5 Y892.465000000004" calcext:value-type="string">
            <text:p>N824 X12.5 Y892.465000000004</text:p>
          </table:table-cell>
          <table:table-cell/>
          <table:table-cell table:formula="of:=[.G820]" office:value-type="float" office:value="12.5" calcext:value-type="float">
            <text:p>12.5</text:p>
          </table:table-cell>
          <table:table-cell table:formula="of:=[.H820]+[.$K$13]" office:value-type="float" office:value="892.465000000004" calcext:value-type="float">
            <text:p>892.46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825</text:p>
          </table:table-cell>
          <table:table-cell table:formula="of:=[.B821]" office:value-type="string" office:string-value="G106" calcext:value-type="string">
            <text:p>G106</text:p>
          </table:table-cell>
          <table:table-cell table:formula="of:=[.C821]" office:value-type="string" office:string-value="P0" calcext:value-type="string">
            <text:p>P0</text:p>
          </table:table-cell>
          <table:table-cell/>
          <table:table-cell table:formula="of:=[.A826]&amp;&quot; &quot;&amp;[.B826]&amp;&quot; &quot;&amp;[.C826]" office:value-type="string" office:string-value="N825 G106 P0" calcext:value-type="string">
            <text:p>N825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826</text:p>
          </table:table-cell>
          <table:table-cell table:formula="of:=[.B822]" office:value-type="string" office:string-value="G105" calcext:value-type="string">
            <text:p>G105</text:p>
          </table:table-cell>
          <table:table-cell table:formula="of:=[.C822]" office:value-type="string" office:string-value="PY7.79553191489362" calcext:value-type="string">
            <text:p>PY7.79553191489362</text:p>
          </table:table-cell>
          <table:table-cell/>
          <table:table-cell table:formula="of:=[.A827]&amp;&quot; &quot;&amp;[.B827]&amp;&quot; &quot;&amp;[.C827]" office:value-type="string" office:string-value="N826 G105 PY7.79553191489362" calcext:value-type="string">
            <text:p>N826 G105 PY7.79553191489362</text:p>
          </table:table-cell>
          <table:table-cell table:number-columns-repeated="2"/>
          <table:table-cell table:formula="of:=[.H822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827</text:p>
          </table:table-cell>
          <table:table-cell table:formula="of:=&quot;X&quot;&amp;[.G828]" office:value-type="string" office:string-value="X6747.5" calcext:value-type="string">
            <text:p>X6747.5</text:p>
          </table:table-cell>
          <table:table-cell table:formula="of:=&quot;Y&quot;&amp;[.H828]" office:value-type="string" office:string-value="Y898.260531914898" calcext:value-type="string">
            <text:p>Y898.260531914898</text:p>
          </table:table-cell>
          <table:table-cell/>
          <table:table-cell table:formula="of:=[.A828]&amp;&quot; &quot;&amp;[.B828]&amp;&quot; &quot;&amp;[.C828]" office:value-type="string" office:string-value="N827 X6747.5 Y898.260531914898" calcext:value-type="string">
            <text:p>N827 X6747.5 Y898.260531914898</text:p>
          </table:table-cell>
          <table:table-cell/>
          <table:table-cell table:formula="of:=[.G823]" office:value-type="float" office:value="6747.5" calcext:value-type="float">
            <text:p>6747.5</text:p>
          </table:table-cell>
          <table:table-cell table:formula="of:=[.H823]+[.$K$13]" office:value-type="float" office:value="898.260531914898" calcext:value-type="float">
            <text:p>898.260531914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828</text:p>
          </table:table-cell>
          <table:table-cell table:formula="of:=[.B824]" office:value-type="string" office:string-value="G106" calcext:value-type="string">
            <text:p>G106</text:p>
          </table:table-cell>
          <table:table-cell table:formula="of:=[.C824]" office:value-type="string" office:string-value="P3" calcext:value-type="string">
            <text:p>P3</text:p>
          </table:table-cell>
          <table:table-cell/>
          <table:table-cell table:formula="of:=[.A829]&amp;&quot; &quot;&amp;[.B829]&amp;&quot; &quot;&amp;[.C829]" office:value-type="string" office:string-value="N828 G106 P3" calcext:value-type="string">
            <text:p>N828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829</text:p>
          </table:table-cell>
          <table:table-cell table:formula="of:=&quot;X&quot;&amp;[.G830]" office:value-type="string" office:string-value="X12.5" calcext:value-type="string">
            <text:p>X12.5</text:p>
          </table:table-cell>
          <table:table-cell table:formula="of:=&quot;Y&quot;&amp;[.H830]" office:value-type="string" office:string-value="Y897.260531914898" calcext:value-type="string">
            <text:p>Y897.260531914898</text:p>
          </table:table-cell>
          <table:table-cell/>
          <table:table-cell table:formula="of:=[.A830]&amp;&quot; &quot;&amp;[.B830]&amp;&quot; &quot;&amp;[.C830]" office:value-type="string" office:string-value="N829 X12.5 Y897.260531914898" calcext:value-type="string">
            <text:p>N829 X12.5 Y897.260531914898</text:p>
          </table:table-cell>
          <table:table-cell/>
          <table:table-cell table:formula="of:=[.G825]" office:value-type="float" office:value="12.5" calcext:value-type="float">
            <text:p>12.5</text:p>
          </table:table-cell>
          <table:table-cell table:formula="of:=[.H825]+[.$K$13]" office:value-type="float" office:value="897.260531914898" calcext:value-type="float">
            <text:p>897.260531914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830</text:p>
          </table:table-cell>
          <table:table-cell table:formula="of:=[.B826]" office:value-type="string" office:string-value="G106" calcext:value-type="string">
            <text:p>G106</text:p>
          </table:table-cell>
          <table:table-cell table:formula="of:=[.C826]" office:value-type="string" office:string-value="P0" calcext:value-type="string">
            <text:p>P0</text:p>
          </table:table-cell>
          <table:table-cell/>
          <table:table-cell table:formula="of:=[.A831]&amp;&quot; &quot;&amp;[.B831]&amp;&quot; &quot;&amp;[.C831]" office:value-type="string" office:string-value="N830 G106 P0" calcext:value-type="string">
            <text:p>N830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831</text:p>
          </table:table-cell>
          <table:table-cell table:formula="of:=[.B827]" office:value-type="string" office:string-value="G105" calcext:value-type="string">
            <text:p>G105</text:p>
          </table:table-cell>
          <table:table-cell table:formula="of:=[.C827]" office:value-type="string" office:string-value="PY7.79553191489362" calcext:value-type="string">
            <text:p>PY7.79553191489362</text:p>
          </table:table-cell>
          <table:table-cell/>
          <table:table-cell table:formula="of:=[.A832]&amp;&quot; &quot;&amp;[.B832]&amp;&quot; &quot;&amp;[.C832]" office:value-type="string" office:string-value="N831 G105 PY7.79553191489362" calcext:value-type="string">
            <text:p>N831 G105 PY7.79553191489362</text:p>
          </table:table-cell>
          <table:table-cell table:number-columns-repeated="2"/>
          <table:table-cell table:formula="of:=[.H827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832</text:p>
          </table:table-cell>
          <table:table-cell table:formula="of:=&quot;X&quot;&amp;[.G833]" office:value-type="string" office:string-value="X6747.5" calcext:value-type="string">
            <text:p>X6747.5</text:p>
          </table:table-cell>
          <table:table-cell table:formula="of:=&quot;Y&quot;&amp;[.H833]" office:value-type="string" office:string-value="Y903.056063829792" calcext:value-type="string">
            <text:p>Y903.056063829792</text:p>
          </table:table-cell>
          <table:table-cell/>
          <table:table-cell table:formula="of:=[.A833]&amp;&quot; &quot;&amp;[.B833]&amp;&quot; &quot;&amp;[.C833]" office:value-type="string" office:string-value="N832 X6747.5 Y903.056063829792" calcext:value-type="string">
            <text:p>N832 X6747.5 Y903.056063829792</text:p>
          </table:table-cell>
          <table:table-cell/>
          <table:table-cell table:formula="of:=[.G828]" office:value-type="float" office:value="6747.5" calcext:value-type="float">
            <text:p>6747.5</text:p>
          </table:table-cell>
          <table:table-cell table:formula="of:=[.H828]+[.$K$13]" office:value-type="float" office:value="903.056063829792" calcext:value-type="float">
            <text:p>903.056063829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833</text:p>
          </table:table-cell>
          <table:table-cell table:formula="of:=[.B829]" office:value-type="string" office:string-value="G106" calcext:value-type="string">
            <text:p>G106</text:p>
          </table:table-cell>
          <table:table-cell table:formula="of:=[.C829]" office:value-type="string" office:string-value="P3" calcext:value-type="string">
            <text:p>P3</text:p>
          </table:table-cell>
          <table:table-cell/>
          <table:table-cell table:formula="of:=[.A834]&amp;&quot; &quot;&amp;[.B834]&amp;&quot; &quot;&amp;[.C834]" office:value-type="string" office:string-value="N833 G106 P3" calcext:value-type="string">
            <text:p>N833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834</text:p>
          </table:table-cell>
          <table:table-cell table:formula="of:=&quot;X&quot;&amp;[.G835]" office:value-type="string" office:string-value="X12.5" calcext:value-type="string">
            <text:p>X12.5</text:p>
          </table:table-cell>
          <table:table-cell table:formula="of:=&quot;Y&quot;&amp;[.H835]" office:value-type="string" office:string-value="Y902.056063829792" calcext:value-type="string">
            <text:p>Y902.056063829792</text:p>
          </table:table-cell>
          <table:table-cell/>
          <table:table-cell table:formula="of:=[.A835]&amp;&quot; &quot;&amp;[.B835]&amp;&quot; &quot;&amp;[.C835]" office:value-type="string" office:string-value="N834 X12.5 Y902.056063829792" calcext:value-type="string">
            <text:p>N834 X12.5 Y902.056063829792</text:p>
          </table:table-cell>
          <table:table-cell/>
          <table:table-cell table:formula="of:=[.G830]" office:value-type="float" office:value="12.5" calcext:value-type="float">
            <text:p>12.5</text:p>
          </table:table-cell>
          <table:table-cell table:formula="of:=[.H830]+[.$K$13]" office:value-type="float" office:value="902.056063829792" calcext:value-type="float">
            <text:p>902.056063829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835</text:p>
          </table:table-cell>
          <table:table-cell table:formula="of:=[.B831]" office:value-type="string" office:string-value="G106" calcext:value-type="string">
            <text:p>G106</text:p>
          </table:table-cell>
          <table:table-cell table:formula="of:=[.C831]" office:value-type="string" office:string-value="P0" calcext:value-type="string">
            <text:p>P0</text:p>
          </table:table-cell>
          <table:table-cell/>
          <table:table-cell table:formula="of:=[.A836]&amp;&quot; &quot;&amp;[.B836]&amp;&quot; &quot;&amp;[.C836]" office:value-type="string" office:string-value="N835 G106 P0" calcext:value-type="string">
            <text:p>N835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836</text:p>
          </table:table-cell>
          <table:table-cell table:formula="of:=[.B832]" office:value-type="string" office:string-value="G105" calcext:value-type="string">
            <text:p>G105</text:p>
          </table:table-cell>
          <table:table-cell table:formula="of:=[.C832]" office:value-type="string" office:string-value="PY7.79553191489362" calcext:value-type="string">
            <text:p>PY7.79553191489362</text:p>
          </table:table-cell>
          <table:table-cell/>
          <table:table-cell table:formula="of:=[.A837]&amp;&quot; &quot;&amp;[.B837]&amp;&quot; &quot;&amp;[.C837]" office:value-type="string" office:string-value="N836 G105 PY7.79553191489362" calcext:value-type="string">
            <text:p>N836 G105 PY7.79553191489362</text:p>
          </table:table-cell>
          <table:table-cell table:number-columns-repeated="2"/>
          <table:table-cell table:formula="of:=[.H832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837</text:p>
          </table:table-cell>
          <table:table-cell table:formula="of:=&quot;X&quot;&amp;[.G838]" office:value-type="string" office:string-value="X6747.5" calcext:value-type="string">
            <text:p>X6747.5</text:p>
          </table:table-cell>
          <table:table-cell table:formula="of:=&quot;Y&quot;&amp;[.H838]" office:value-type="string" office:string-value="Y907.851595744685" calcext:value-type="string">
            <text:p>Y907.851595744685</text:p>
          </table:table-cell>
          <table:table-cell/>
          <table:table-cell table:formula="of:=[.A838]&amp;&quot; &quot;&amp;[.B838]&amp;&quot; &quot;&amp;[.C838]" office:value-type="string" office:string-value="N837 X6747.5 Y907.851595744685" calcext:value-type="string">
            <text:p>N837 X6747.5 Y907.851595744685</text:p>
          </table:table-cell>
          <table:table-cell/>
          <table:table-cell table:formula="of:=[.G833]" office:value-type="float" office:value="6747.5" calcext:value-type="float">
            <text:p>6747.5</text:p>
          </table:table-cell>
          <table:table-cell table:formula="of:=[.H833]+[.$K$13]" office:value-type="float" office:value="907.851595744685" calcext:value-type="float">
            <text:p>907.851595744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838</text:p>
          </table:table-cell>
          <table:table-cell table:formula="of:=[.B834]" office:value-type="string" office:string-value="G106" calcext:value-type="string">
            <text:p>G106</text:p>
          </table:table-cell>
          <table:table-cell table:formula="of:=[.C834]" office:value-type="string" office:string-value="P3" calcext:value-type="string">
            <text:p>P3</text:p>
          </table:table-cell>
          <table:table-cell/>
          <table:table-cell table:formula="of:=[.A839]&amp;&quot; &quot;&amp;[.B839]&amp;&quot; &quot;&amp;[.C839]" office:value-type="string" office:string-value="N838 G106 P3" calcext:value-type="string">
            <text:p>N838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839</text:p>
          </table:table-cell>
          <table:table-cell table:formula="of:=&quot;X&quot;&amp;[.G840]" office:value-type="string" office:string-value="X12.5" calcext:value-type="string">
            <text:p>X12.5</text:p>
          </table:table-cell>
          <table:table-cell table:formula="of:=&quot;Y&quot;&amp;[.H840]" office:value-type="string" office:string-value="Y906.851595744685" calcext:value-type="string">
            <text:p>Y906.851595744685</text:p>
          </table:table-cell>
          <table:table-cell/>
          <table:table-cell table:formula="of:=[.A840]&amp;&quot; &quot;&amp;[.B840]&amp;&quot; &quot;&amp;[.C840]" office:value-type="string" office:string-value="N839 X12.5 Y906.851595744685" calcext:value-type="string">
            <text:p>N839 X12.5 Y906.851595744685</text:p>
          </table:table-cell>
          <table:table-cell/>
          <table:table-cell table:formula="of:=[.G835]" office:value-type="float" office:value="12.5" calcext:value-type="float">
            <text:p>12.5</text:p>
          </table:table-cell>
          <table:table-cell table:formula="of:=[.H835]+[.$K$13]" office:value-type="float" office:value="906.851595744685" calcext:value-type="float">
            <text:p>906.851595744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840</text:p>
          </table:table-cell>
          <table:table-cell table:formula="of:=[.B836]" office:value-type="string" office:string-value="G106" calcext:value-type="string">
            <text:p>G106</text:p>
          </table:table-cell>
          <table:table-cell table:formula="of:=[.C836]" office:value-type="string" office:string-value="P0" calcext:value-type="string">
            <text:p>P0</text:p>
          </table:table-cell>
          <table:table-cell/>
          <table:table-cell table:formula="of:=[.A841]&amp;&quot; &quot;&amp;[.B841]&amp;&quot; &quot;&amp;[.C841]" office:value-type="string" office:string-value="N840 G106 P0" calcext:value-type="string">
            <text:p>N840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841</text:p>
          </table:table-cell>
          <table:table-cell table:formula="of:=[.B837]" office:value-type="string" office:string-value="G105" calcext:value-type="string">
            <text:p>G105</text:p>
          </table:table-cell>
          <table:table-cell table:formula="of:=[.C837]" office:value-type="string" office:string-value="PY7.79553191489362" calcext:value-type="string">
            <text:p>PY7.79553191489362</text:p>
          </table:table-cell>
          <table:table-cell/>
          <table:table-cell table:formula="of:=[.A842]&amp;&quot; &quot;&amp;[.B842]&amp;&quot; &quot;&amp;[.C842]" office:value-type="string" office:string-value="N841 G105 PY7.79553191489362" calcext:value-type="string">
            <text:p>N841 G105 PY7.79553191489362</text:p>
          </table:table-cell>
          <table:table-cell table:number-columns-repeated="2"/>
          <table:table-cell table:formula="of:=[.H837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842</text:p>
          </table:table-cell>
          <table:table-cell table:formula="of:=&quot;X&quot;&amp;[.G843]" office:value-type="string" office:string-value="X6747.5" calcext:value-type="string">
            <text:p>X6747.5</text:p>
          </table:table-cell>
          <table:table-cell table:formula="of:=&quot;Y&quot;&amp;[.H843]" office:value-type="string" office:string-value="Y912.647127659579" calcext:value-type="string">
            <text:p>Y912.647127659579</text:p>
          </table:table-cell>
          <table:table-cell/>
          <table:table-cell table:formula="of:=[.A843]&amp;&quot; &quot;&amp;[.B843]&amp;&quot; &quot;&amp;[.C843]" office:value-type="string" office:string-value="N842 X6747.5 Y912.647127659579" calcext:value-type="string">
            <text:p>N842 X6747.5 Y912.647127659579</text:p>
          </table:table-cell>
          <table:table-cell/>
          <table:table-cell table:formula="of:=[.G838]" office:value-type="float" office:value="6747.5" calcext:value-type="float">
            <text:p>6747.5</text:p>
          </table:table-cell>
          <table:table-cell table:formula="of:=[.H838]+[.$K$13]" office:value-type="float" office:value="912.647127659579" calcext:value-type="float">
            <text:p>912.64712765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843</text:p>
          </table:table-cell>
          <table:table-cell table:formula="of:=[.B839]" office:value-type="string" office:string-value="G106" calcext:value-type="string">
            <text:p>G106</text:p>
          </table:table-cell>
          <table:table-cell table:formula="of:=[.C839]" office:value-type="string" office:string-value="P3" calcext:value-type="string">
            <text:p>P3</text:p>
          </table:table-cell>
          <table:table-cell/>
          <table:table-cell table:formula="of:=[.A844]&amp;&quot; &quot;&amp;[.B844]&amp;&quot; &quot;&amp;[.C844]" office:value-type="string" office:string-value="N843 G106 P3" calcext:value-type="string">
            <text:p>N843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844</text:p>
          </table:table-cell>
          <table:table-cell table:formula="of:=&quot;X&quot;&amp;[.G845]" office:value-type="string" office:string-value="X12.5" calcext:value-type="string">
            <text:p>X12.5</text:p>
          </table:table-cell>
          <table:table-cell table:formula="of:=&quot;Y&quot;&amp;[.H845]" office:value-type="string" office:string-value="Y911.647127659579" calcext:value-type="string">
            <text:p>Y911.647127659579</text:p>
          </table:table-cell>
          <table:table-cell/>
          <table:table-cell table:formula="of:=[.A845]&amp;&quot; &quot;&amp;[.B845]&amp;&quot; &quot;&amp;[.C845]" office:value-type="string" office:string-value="N844 X12.5 Y911.647127659579" calcext:value-type="string">
            <text:p>N844 X12.5 Y911.647127659579</text:p>
          </table:table-cell>
          <table:table-cell/>
          <table:table-cell table:formula="of:=[.G840]" office:value-type="float" office:value="12.5" calcext:value-type="float">
            <text:p>12.5</text:p>
          </table:table-cell>
          <table:table-cell table:formula="of:=[.H840]+[.$K$13]" office:value-type="float" office:value="911.647127659579" calcext:value-type="float">
            <text:p>911.64712765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845</text:p>
          </table:table-cell>
          <table:table-cell table:formula="of:=[.B841]" office:value-type="string" office:string-value="G106" calcext:value-type="string">
            <text:p>G106</text:p>
          </table:table-cell>
          <table:table-cell table:formula="of:=[.C841]" office:value-type="string" office:string-value="P0" calcext:value-type="string">
            <text:p>P0</text:p>
          </table:table-cell>
          <table:table-cell/>
          <table:table-cell table:formula="of:=[.A846]&amp;&quot; &quot;&amp;[.B846]&amp;&quot; &quot;&amp;[.C846]" office:value-type="string" office:string-value="N845 G106 P0" calcext:value-type="string">
            <text:p>N845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846</text:p>
          </table:table-cell>
          <table:table-cell table:formula="of:=[.B842]" office:value-type="string" office:string-value="G105" calcext:value-type="string">
            <text:p>G105</text:p>
          </table:table-cell>
          <table:table-cell table:formula="of:=[.C842]" office:value-type="string" office:string-value="PY7.79553191489362" calcext:value-type="string">
            <text:p>PY7.79553191489362</text:p>
          </table:table-cell>
          <table:table-cell/>
          <table:table-cell table:formula="of:=[.A847]&amp;&quot; &quot;&amp;[.B847]&amp;&quot; &quot;&amp;[.C847]" office:value-type="string" office:string-value="N846 G105 PY7.79553191489362" calcext:value-type="string">
            <text:p>N846 G105 PY7.79553191489362</text:p>
          </table:table-cell>
          <table:table-cell table:number-columns-repeated="2"/>
          <table:table-cell table:formula="of:=[.H842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847</text:p>
          </table:table-cell>
          <table:table-cell table:formula="of:=&quot;X&quot;&amp;[.G848]" office:value-type="string" office:string-value="X6747.5" calcext:value-type="string">
            <text:p>X6747.5</text:p>
          </table:table-cell>
          <table:table-cell table:formula="of:=&quot;Y&quot;&amp;[.H848]" office:value-type="string" office:string-value="Y917.442659574473" calcext:value-type="string">
            <text:p>Y917.442659574473</text:p>
          </table:table-cell>
          <table:table-cell/>
          <table:table-cell table:formula="of:=[.A848]&amp;&quot; &quot;&amp;[.B848]&amp;&quot; &quot;&amp;[.C848]" office:value-type="string" office:string-value="N847 X6747.5 Y917.442659574473" calcext:value-type="string">
            <text:p>N847 X6747.5 Y917.442659574473</text:p>
          </table:table-cell>
          <table:table-cell/>
          <table:table-cell table:formula="of:=[.G843]" office:value-type="float" office:value="6747.5" calcext:value-type="float">
            <text:p>6747.5</text:p>
          </table:table-cell>
          <table:table-cell table:formula="of:=[.H843]+[.$K$13]" office:value-type="float" office:value="917.442659574473" calcext:value-type="float">
            <text:p>917.44265957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848</text:p>
          </table:table-cell>
          <table:table-cell table:formula="of:=[.B844]" office:value-type="string" office:string-value="G106" calcext:value-type="string">
            <text:p>G106</text:p>
          </table:table-cell>
          <table:table-cell table:formula="of:=[.C844]" office:value-type="string" office:string-value="P3" calcext:value-type="string">
            <text:p>P3</text:p>
          </table:table-cell>
          <table:table-cell/>
          <table:table-cell table:formula="of:=[.A849]&amp;&quot; &quot;&amp;[.B849]&amp;&quot; &quot;&amp;[.C849]" office:value-type="string" office:string-value="N848 G106 P3" calcext:value-type="string">
            <text:p>N848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849</text:p>
          </table:table-cell>
          <table:table-cell table:formula="of:=&quot;X&quot;&amp;[.G850]" office:value-type="string" office:string-value="X12.5" calcext:value-type="string">
            <text:p>X12.5</text:p>
          </table:table-cell>
          <table:table-cell table:formula="of:=&quot;Y&quot;&amp;[.H850]" office:value-type="string" office:string-value="Y916.442659574473" calcext:value-type="string">
            <text:p>Y916.442659574473</text:p>
          </table:table-cell>
          <table:table-cell/>
          <table:table-cell table:formula="of:=[.A850]&amp;&quot; &quot;&amp;[.B850]&amp;&quot; &quot;&amp;[.C850]" office:value-type="string" office:string-value="N849 X12.5 Y916.442659574473" calcext:value-type="string">
            <text:p>N849 X12.5 Y916.442659574473</text:p>
          </table:table-cell>
          <table:table-cell/>
          <table:table-cell table:formula="of:=[.G845]" office:value-type="float" office:value="12.5" calcext:value-type="float">
            <text:p>12.5</text:p>
          </table:table-cell>
          <table:table-cell table:formula="of:=[.H845]+[.$K$13]" office:value-type="float" office:value="916.442659574473" calcext:value-type="float">
            <text:p>916.44265957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850</text:p>
          </table:table-cell>
          <table:table-cell table:formula="of:=[.B846]" office:value-type="string" office:string-value="G106" calcext:value-type="string">
            <text:p>G106</text:p>
          </table:table-cell>
          <table:table-cell table:formula="of:=[.C846]" office:value-type="string" office:string-value="P0" calcext:value-type="string">
            <text:p>P0</text:p>
          </table:table-cell>
          <table:table-cell/>
          <table:table-cell table:formula="of:=[.A851]&amp;&quot; &quot;&amp;[.B851]&amp;&quot; &quot;&amp;[.C851]" office:value-type="string" office:string-value="N850 G106 P0" calcext:value-type="string">
            <text:p>N850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851</text:p>
          </table:table-cell>
          <table:table-cell table:formula="of:=[.B847]" office:value-type="string" office:string-value="G105" calcext:value-type="string">
            <text:p>G105</text:p>
          </table:table-cell>
          <table:table-cell table:formula="of:=[.C847]" office:value-type="string" office:string-value="PY7.79553191489362" calcext:value-type="string">
            <text:p>PY7.79553191489362</text:p>
          </table:table-cell>
          <table:table-cell/>
          <table:table-cell table:formula="of:=[.A852]&amp;&quot; &quot;&amp;[.B852]&amp;&quot; &quot;&amp;[.C852]" office:value-type="string" office:string-value="N851 G105 PY7.79553191489362" calcext:value-type="string">
            <text:p>N851 G105 PY7.79553191489362</text:p>
          </table:table-cell>
          <table:table-cell table:number-columns-repeated="2"/>
          <table:table-cell table:formula="of:=[.H847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852</text:p>
          </table:table-cell>
          <table:table-cell table:formula="of:=&quot;X&quot;&amp;[.G853]" office:value-type="string" office:string-value="X6747.5" calcext:value-type="string">
            <text:p>X6747.5</text:p>
          </table:table-cell>
          <table:table-cell table:formula="of:=&quot;Y&quot;&amp;[.H853]" office:value-type="string" office:string-value="Y922.238191489366" calcext:value-type="string">
            <text:p>Y922.238191489366</text:p>
          </table:table-cell>
          <table:table-cell/>
          <table:table-cell table:formula="of:=[.A853]&amp;&quot; &quot;&amp;[.B853]&amp;&quot; &quot;&amp;[.C853]" office:value-type="string" office:string-value="N852 X6747.5 Y922.238191489366" calcext:value-type="string">
            <text:p>N852 X6747.5 Y922.238191489366</text:p>
          </table:table-cell>
          <table:table-cell/>
          <table:table-cell table:formula="of:=[.G848]" office:value-type="float" office:value="6747.5" calcext:value-type="float">
            <text:p>6747.5</text:p>
          </table:table-cell>
          <table:table-cell table:formula="of:=[.H848]+[.$K$13]" office:value-type="float" office:value="922.238191489366" calcext:value-type="float">
            <text:p>922.238191489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853</text:p>
          </table:table-cell>
          <table:table-cell table:formula="of:=[.B849]" office:value-type="string" office:string-value="G106" calcext:value-type="string">
            <text:p>G106</text:p>
          </table:table-cell>
          <table:table-cell table:formula="of:=[.C849]" office:value-type="string" office:string-value="P3" calcext:value-type="string">
            <text:p>P3</text:p>
          </table:table-cell>
          <table:table-cell/>
          <table:table-cell table:formula="of:=[.A854]&amp;&quot; &quot;&amp;[.B854]&amp;&quot; &quot;&amp;[.C854]" office:value-type="string" office:string-value="N853 G106 P3" calcext:value-type="string">
            <text:p>N853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854</text:p>
          </table:table-cell>
          <table:table-cell table:formula="of:=&quot;X&quot;&amp;[.G855]" office:value-type="string" office:string-value="X12.5" calcext:value-type="string">
            <text:p>X12.5</text:p>
          </table:table-cell>
          <table:table-cell table:formula="of:=&quot;Y&quot;&amp;[.H855]" office:value-type="string" office:string-value="Y921.238191489366" calcext:value-type="string">
            <text:p>Y921.238191489366</text:p>
          </table:table-cell>
          <table:table-cell/>
          <table:table-cell table:formula="of:=[.A855]&amp;&quot; &quot;&amp;[.B855]&amp;&quot; &quot;&amp;[.C855]" office:value-type="string" office:string-value="N854 X12.5 Y921.238191489366" calcext:value-type="string">
            <text:p>N854 X12.5 Y921.238191489366</text:p>
          </table:table-cell>
          <table:table-cell/>
          <table:table-cell table:formula="of:=[.G850]" office:value-type="float" office:value="12.5" calcext:value-type="float">
            <text:p>12.5</text:p>
          </table:table-cell>
          <table:table-cell table:formula="of:=[.H850]+[.$K$13]" office:value-type="float" office:value="921.238191489366" calcext:value-type="float">
            <text:p>921.238191489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855</text:p>
          </table:table-cell>
          <table:table-cell table:formula="of:=[.B851]" office:value-type="string" office:string-value="G106" calcext:value-type="string">
            <text:p>G106</text:p>
          </table:table-cell>
          <table:table-cell table:formula="of:=[.C851]" office:value-type="string" office:string-value="P0" calcext:value-type="string">
            <text:p>P0</text:p>
          </table:table-cell>
          <table:table-cell/>
          <table:table-cell table:formula="of:=[.A856]&amp;&quot; &quot;&amp;[.B856]&amp;&quot; &quot;&amp;[.C856]" office:value-type="string" office:string-value="N855 G106 P0" calcext:value-type="string">
            <text:p>N855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856</text:p>
          </table:table-cell>
          <table:table-cell table:formula="of:=[.B852]" office:value-type="string" office:string-value="G105" calcext:value-type="string">
            <text:p>G105</text:p>
          </table:table-cell>
          <table:table-cell table:formula="of:=[.C852]" office:value-type="string" office:string-value="PY7.79553191489362" calcext:value-type="string">
            <text:p>PY7.79553191489362</text:p>
          </table:table-cell>
          <table:table-cell/>
          <table:table-cell table:formula="of:=[.A857]&amp;&quot; &quot;&amp;[.B857]&amp;&quot; &quot;&amp;[.C857]" office:value-type="string" office:string-value="N856 G105 PY7.79553191489362" calcext:value-type="string">
            <text:p>N856 G105 PY7.79553191489362</text:p>
          </table:table-cell>
          <table:table-cell table:number-columns-repeated="2"/>
          <table:table-cell table:formula="of:=[.H852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857</text:p>
          </table:table-cell>
          <table:table-cell table:formula="of:=&quot;X&quot;&amp;[.G858]" office:value-type="string" office:string-value="X6747.5" calcext:value-type="string">
            <text:p>X6747.5</text:p>
          </table:table-cell>
          <table:table-cell table:formula="of:=&quot;Y&quot;&amp;[.H858]" office:value-type="string" office:string-value="Y927.03372340426" calcext:value-type="string">
            <text:p>Y927.03372340426</text:p>
          </table:table-cell>
          <table:table-cell/>
          <table:table-cell table:formula="of:=[.A858]&amp;&quot; &quot;&amp;[.B858]&amp;&quot; &quot;&amp;[.C858]" office:value-type="string" office:string-value="N857 X6747.5 Y927.03372340426" calcext:value-type="string">
            <text:p>N857 X6747.5 Y927.03372340426</text:p>
          </table:table-cell>
          <table:table-cell/>
          <table:table-cell table:formula="of:=[.G853]" office:value-type="float" office:value="6747.5" calcext:value-type="float">
            <text:p>6747.5</text:p>
          </table:table-cell>
          <table:table-cell table:formula="of:=[.H853]+[.$K$13]" office:value-type="float" office:value="927.03372340426" calcext:value-type="float">
            <text:p>927.03372340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858</text:p>
          </table:table-cell>
          <table:table-cell table:formula="of:=[.B854]" office:value-type="string" office:string-value="G106" calcext:value-type="string">
            <text:p>G106</text:p>
          </table:table-cell>
          <table:table-cell table:formula="of:=[.C854]" office:value-type="string" office:string-value="P3" calcext:value-type="string">
            <text:p>P3</text:p>
          </table:table-cell>
          <table:table-cell/>
          <table:table-cell table:formula="of:=[.A859]&amp;&quot; &quot;&amp;[.B859]&amp;&quot; &quot;&amp;[.C859]" office:value-type="string" office:string-value="N858 G106 P3" calcext:value-type="string">
            <text:p>N858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859</text:p>
          </table:table-cell>
          <table:table-cell table:formula="of:=&quot;X&quot;&amp;[.G860]" office:value-type="string" office:string-value="X12.5" calcext:value-type="string">
            <text:p>X12.5</text:p>
          </table:table-cell>
          <table:table-cell table:formula="of:=&quot;Y&quot;&amp;[.H860]" office:value-type="string" office:string-value="Y926.03372340426" calcext:value-type="string">
            <text:p>Y926.03372340426</text:p>
          </table:table-cell>
          <table:table-cell/>
          <table:table-cell table:formula="of:=[.A860]&amp;&quot; &quot;&amp;[.B860]&amp;&quot; &quot;&amp;[.C860]" office:value-type="string" office:string-value="N859 X12.5 Y926.03372340426" calcext:value-type="string">
            <text:p>N859 X12.5 Y926.03372340426</text:p>
          </table:table-cell>
          <table:table-cell/>
          <table:table-cell table:formula="of:=[.G855]" office:value-type="float" office:value="12.5" calcext:value-type="float">
            <text:p>12.5</text:p>
          </table:table-cell>
          <table:table-cell table:formula="of:=[.H855]+[.$K$13]" office:value-type="float" office:value="926.03372340426" calcext:value-type="float">
            <text:p>926.03372340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860</text:p>
          </table:table-cell>
          <table:table-cell table:formula="of:=[.B856]" office:value-type="string" office:string-value="G106" calcext:value-type="string">
            <text:p>G106</text:p>
          </table:table-cell>
          <table:table-cell table:formula="of:=[.C856]" office:value-type="string" office:string-value="P0" calcext:value-type="string">
            <text:p>P0</text:p>
          </table:table-cell>
          <table:table-cell/>
          <table:table-cell table:formula="of:=[.A861]&amp;&quot; &quot;&amp;[.B861]&amp;&quot; &quot;&amp;[.C861]" office:value-type="string" office:string-value="N860 G106 P0" calcext:value-type="string">
            <text:p>N860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861</text:p>
          </table:table-cell>
          <table:table-cell table:formula="of:=[.B857]" office:value-type="string" office:string-value="G105" calcext:value-type="string">
            <text:p>G105</text:p>
          </table:table-cell>
          <table:table-cell table:formula="of:=[.C857]" office:value-type="string" office:string-value="PY7.79553191489362" calcext:value-type="string">
            <text:p>PY7.79553191489362</text:p>
          </table:table-cell>
          <table:table-cell/>
          <table:table-cell table:formula="of:=[.A862]&amp;&quot; &quot;&amp;[.B862]&amp;&quot; &quot;&amp;[.C862]" office:value-type="string" office:string-value="N861 G105 PY7.79553191489362" calcext:value-type="string">
            <text:p>N861 G105 PY7.79553191489362</text:p>
          </table:table-cell>
          <table:table-cell table:number-columns-repeated="2"/>
          <table:table-cell table:formula="of:=[.H857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862</text:p>
          </table:table-cell>
          <table:table-cell table:formula="of:=&quot;X&quot;&amp;[.G863]" office:value-type="string" office:string-value="X6747.5" calcext:value-type="string">
            <text:p>X6747.5</text:p>
          </table:table-cell>
          <table:table-cell table:formula="of:=&quot;Y&quot;&amp;[.H863]" office:value-type="string" office:string-value="Y931.829255319154" calcext:value-type="string">
            <text:p>Y931.829255319154</text:p>
          </table:table-cell>
          <table:table-cell/>
          <table:table-cell table:formula="of:=[.A863]&amp;&quot; &quot;&amp;[.B863]&amp;&quot; &quot;&amp;[.C863]" office:value-type="string" office:string-value="N862 X6747.5 Y931.829255319154" calcext:value-type="string">
            <text:p>N862 X6747.5 Y931.829255319154</text:p>
          </table:table-cell>
          <table:table-cell/>
          <table:table-cell table:formula="of:=[.G858]" office:value-type="float" office:value="6747.5" calcext:value-type="float">
            <text:p>6747.5</text:p>
          </table:table-cell>
          <table:table-cell table:formula="of:=[.H858]+[.$K$13]" office:value-type="float" office:value="931.829255319154" calcext:value-type="float">
            <text:p>931.82925531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863</text:p>
          </table:table-cell>
          <table:table-cell table:formula="of:=[.B859]" office:value-type="string" office:string-value="G106" calcext:value-type="string">
            <text:p>G106</text:p>
          </table:table-cell>
          <table:table-cell table:formula="of:=[.C859]" office:value-type="string" office:string-value="P3" calcext:value-type="string">
            <text:p>P3</text:p>
          </table:table-cell>
          <table:table-cell/>
          <table:table-cell table:formula="of:=[.A864]&amp;&quot; &quot;&amp;[.B864]&amp;&quot; &quot;&amp;[.C864]" office:value-type="string" office:string-value="N863 G106 P3" calcext:value-type="string">
            <text:p>N863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864</text:p>
          </table:table-cell>
          <table:table-cell table:formula="of:=&quot;X&quot;&amp;[.G865]" office:value-type="string" office:string-value="X12.5" calcext:value-type="string">
            <text:p>X12.5</text:p>
          </table:table-cell>
          <table:table-cell table:formula="of:=&quot;Y&quot;&amp;[.H865]" office:value-type="string" office:string-value="Y930.829255319154" calcext:value-type="string">
            <text:p>Y930.829255319154</text:p>
          </table:table-cell>
          <table:table-cell/>
          <table:table-cell table:formula="of:=[.A865]&amp;&quot; &quot;&amp;[.B865]&amp;&quot; &quot;&amp;[.C865]" office:value-type="string" office:string-value="N864 X12.5 Y930.829255319154" calcext:value-type="string">
            <text:p>N864 X12.5 Y930.829255319154</text:p>
          </table:table-cell>
          <table:table-cell/>
          <table:table-cell table:formula="of:=[.G860]" office:value-type="float" office:value="12.5" calcext:value-type="float">
            <text:p>12.5</text:p>
          </table:table-cell>
          <table:table-cell table:formula="of:=[.H860]+[.$K$13]" office:value-type="float" office:value="930.829255319154" calcext:value-type="float">
            <text:p>930.82925531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865</text:p>
          </table:table-cell>
          <table:table-cell table:formula="of:=[.B861]" office:value-type="string" office:string-value="G106" calcext:value-type="string">
            <text:p>G106</text:p>
          </table:table-cell>
          <table:table-cell table:formula="of:=[.C861]" office:value-type="string" office:string-value="P0" calcext:value-type="string">
            <text:p>P0</text:p>
          </table:table-cell>
          <table:table-cell/>
          <table:table-cell table:formula="of:=[.A866]&amp;&quot; &quot;&amp;[.B866]&amp;&quot; &quot;&amp;[.C866]" office:value-type="string" office:string-value="N865 G106 P0" calcext:value-type="string">
            <text:p>N865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866</text:p>
          </table:table-cell>
          <table:table-cell table:formula="of:=[.B862]" office:value-type="string" office:string-value="G105" calcext:value-type="string">
            <text:p>G105</text:p>
          </table:table-cell>
          <table:table-cell table:formula="of:=[.C862]" office:value-type="string" office:string-value="PY7.79553191489362" calcext:value-type="string">
            <text:p>PY7.79553191489362</text:p>
          </table:table-cell>
          <table:table-cell/>
          <table:table-cell table:formula="of:=[.A867]&amp;&quot; &quot;&amp;[.B867]&amp;&quot; &quot;&amp;[.C867]" office:value-type="string" office:string-value="N866 G105 PY7.79553191489362" calcext:value-type="string">
            <text:p>N866 G105 PY7.79553191489362</text:p>
          </table:table-cell>
          <table:table-cell table:number-columns-repeated="2"/>
          <table:table-cell table:formula="of:=[.H862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867</text:p>
          </table:table-cell>
          <table:table-cell table:formula="of:=&quot;X&quot;&amp;[.G868]" office:value-type="string" office:string-value="X6747.5" calcext:value-type="string">
            <text:p>X6747.5</text:p>
          </table:table-cell>
          <table:table-cell table:formula="of:=&quot;Y&quot;&amp;[.H868]" office:value-type="string" office:string-value="Y936.624787234047" calcext:value-type="string">
            <text:p>Y936.624787234047</text:p>
          </table:table-cell>
          <table:table-cell/>
          <table:table-cell table:formula="of:=[.A868]&amp;&quot; &quot;&amp;[.B868]&amp;&quot; &quot;&amp;[.C868]" office:value-type="string" office:string-value="N867 X6747.5 Y936.624787234047" calcext:value-type="string">
            <text:p>N867 X6747.5 Y936.624787234047</text:p>
          </table:table-cell>
          <table:table-cell/>
          <table:table-cell table:formula="of:=[.G863]" office:value-type="float" office:value="6747.5" calcext:value-type="float">
            <text:p>6747.5</text:p>
          </table:table-cell>
          <table:table-cell table:formula="of:=[.H863]+[.$K$13]" office:value-type="float" office:value="936.624787234047" calcext:value-type="float">
            <text:p>936.6247872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868</text:p>
          </table:table-cell>
          <table:table-cell table:formula="of:=[.B864]" office:value-type="string" office:string-value="G106" calcext:value-type="string">
            <text:p>G106</text:p>
          </table:table-cell>
          <table:table-cell table:formula="of:=[.C864]" office:value-type="string" office:string-value="P3" calcext:value-type="string">
            <text:p>P3</text:p>
          </table:table-cell>
          <table:table-cell/>
          <table:table-cell table:formula="of:=[.A869]&amp;&quot; &quot;&amp;[.B869]&amp;&quot; &quot;&amp;[.C869]" office:value-type="string" office:string-value="N868 G106 P3" calcext:value-type="string">
            <text:p>N868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869</text:p>
          </table:table-cell>
          <table:table-cell table:formula="of:=&quot;X&quot;&amp;[.G870]" office:value-type="string" office:string-value="X12.5" calcext:value-type="string">
            <text:p>X12.5</text:p>
          </table:table-cell>
          <table:table-cell table:formula="of:=&quot;Y&quot;&amp;[.H870]" office:value-type="string" office:string-value="Y935.624787234047" calcext:value-type="string">
            <text:p>Y935.624787234047</text:p>
          </table:table-cell>
          <table:table-cell/>
          <table:table-cell table:formula="of:=[.A870]&amp;&quot; &quot;&amp;[.B870]&amp;&quot; &quot;&amp;[.C870]" office:value-type="string" office:string-value="N869 X12.5 Y935.624787234047" calcext:value-type="string">
            <text:p>N869 X12.5 Y935.624787234047</text:p>
          </table:table-cell>
          <table:table-cell/>
          <table:table-cell table:formula="of:=[.G865]" office:value-type="float" office:value="12.5" calcext:value-type="float">
            <text:p>12.5</text:p>
          </table:table-cell>
          <table:table-cell table:formula="of:=[.H865]+[.$K$13]" office:value-type="float" office:value="935.624787234047" calcext:value-type="float">
            <text:p>935.6247872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870</text:p>
          </table:table-cell>
          <table:table-cell table:formula="of:=[.B866]" office:value-type="string" office:string-value="G106" calcext:value-type="string">
            <text:p>G106</text:p>
          </table:table-cell>
          <table:table-cell table:formula="of:=[.C866]" office:value-type="string" office:string-value="P0" calcext:value-type="string">
            <text:p>P0</text:p>
          </table:table-cell>
          <table:table-cell/>
          <table:table-cell table:formula="of:=[.A871]&amp;&quot; &quot;&amp;[.B871]&amp;&quot; &quot;&amp;[.C871]" office:value-type="string" office:string-value="N870 G106 P0" calcext:value-type="string">
            <text:p>N870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871</text:p>
          </table:table-cell>
          <table:table-cell table:formula="of:=[.B867]" office:value-type="string" office:string-value="G105" calcext:value-type="string">
            <text:p>G105</text:p>
          </table:table-cell>
          <table:table-cell table:formula="of:=[.C867]" office:value-type="string" office:string-value="PY7.79553191489362" calcext:value-type="string">
            <text:p>PY7.79553191489362</text:p>
          </table:table-cell>
          <table:table-cell/>
          <table:table-cell table:formula="of:=[.A872]&amp;&quot; &quot;&amp;[.B872]&amp;&quot; &quot;&amp;[.C872]" office:value-type="string" office:string-value="N871 G105 PY7.79553191489362" calcext:value-type="string">
            <text:p>N871 G105 PY7.79553191489362</text:p>
          </table:table-cell>
          <table:table-cell table:number-columns-repeated="2"/>
          <table:table-cell table:formula="of:=[.H867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872</text:p>
          </table:table-cell>
          <table:table-cell table:formula="of:=&quot;X&quot;&amp;[.G873]" office:value-type="string" office:string-value="X6747.5" calcext:value-type="string">
            <text:p>X6747.5</text:p>
          </table:table-cell>
          <table:table-cell table:formula="of:=&quot;Y&quot;&amp;[.H873]" office:value-type="string" office:string-value="Y941.420319148941" calcext:value-type="string">
            <text:p>Y941.420319148941</text:p>
          </table:table-cell>
          <table:table-cell/>
          <table:table-cell table:formula="of:=[.A873]&amp;&quot; &quot;&amp;[.B873]&amp;&quot; &quot;&amp;[.C873]" office:value-type="string" office:string-value="N872 X6747.5 Y941.420319148941" calcext:value-type="string">
            <text:p>N872 X6747.5 Y941.420319148941</text:p>
          </table:table-cell>
          <table:table-cell/>
          <table:table-cell table:formula="of:=[.G868]" office:value-type="float" office:value="6747.5" calcext:value-type="float">
            <text:p>6747.5</text:p>
          </table:table-cell>
          <table:table-cell table:formula="of:=[.H868]+[.$K$13]" office:value-type="float" office:value="941.420319148941" calcext:value-type="float">
            <text:p>941.42031914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873</text:p>
          </table:table-cell>
          <table:table-cell table:formula="of:=[.B869]" office:value-type="string" office:string-value="G106" calcext:value-type="string">
            <text:p>G106</text:p>
          </table:table-cell>
          <table:table-cell table:formula="of:=[.C869]" office:value-type="string" office:string-value="P3" calcext:value-type="string">
            <text:p>P3</text:p>
          </table:table-cell>
          <table:table-cell/>
          <table:table-cell table:formula="of:=[.A874]&amp;&quot; &quot;&amp;[.B874]&amp;&quot; &quot;&amp;[.C874]" office:value-type="string" office:string-value="N873 G106 P3" calcext:value-type="string">
            <text:p>N873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874</text:p>
          </table:table-cell>
          <table:table-cell table:formula="of:=&quot;X&quot;&amp;[.G875]" office:value-type="string" office:string-value="X12.5" calcext:value-type="string">
            <text:p>X12.5</text:p>
          </table:table-cell>
          <table:table-cell table:formula="of:=&quot;Y&quot;&amp;[.H875]" office:value-type="string" office:string-value="Y940.420319148941" calcext:value-type="string">
            <text:p>Y940.420319148941</text:p>
          </table:table-cell>
          <table:table-cell/>
          <table:table-cell table:formula="of:=[.A875]&amp;&quot; &quot;&amp;[.B875]&amp;&quot; &quot;&amp;[.C875]" office:value-type="string" office:string-value="N874 X12.5 Y940.420319148941" calcext:value-type="string">
            <text:p>N874 X12.5 Y940.420319148941</text:p>
          </table:table-cell>
          <table:table-cell/>
          <table:table-cell table:formula="of:=[.G870]" office:value-type="float" office:value="12.5" calcext:value-type="float">
            <text:p>12.5</text:p>
          </table:table-cell>
          <table:table-cell table:formula="of:=[.H870]+[.$K$13]" office:value-type="float" office:value="940.420319148941" calcext:value-type="float">
            <text:p>940.42031914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875</text:p>
          </table:table-cell>
          <table:table-cell table:formula="of:=[.B871]" office:value-type="string" office:string-value="G106" calcext:value-type="string">
            <text:p>G106</text:p>
          </table:table-cell>
          <table:table-cell table:formula="of:=[.C871]" office:value-type="string" office:string-value="P0" calcext:value-type="string">
            <text:p>P0</text:p>
          </table:table-cell>
          <table:table-cell/>
          <table:table-cell table:formula="of:=[.A876]&amp;&quot; &quot;&amp;[.B876]&amp;&quot; &quot;&amp;[.C876]" office:value-type="string" office:string-value="N875 G106 P0" calcext:value-type="string">
            <text:p>N875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876</text:p>
          </table:table-cell>
          <table:table-cell table:formula="of:=[.B872]" office:value-type="string" office:string-value="G105" calcext:value-type="string">
            <text:p>G105</text:p>
          </table:table-cell>
          <table:table-cell table:formula="of:=[.C872]" office:value-type="string" office:string-value="PY7.79553191489362" calcext:value-type="string">
            <text:p>PY7.79553191489362</text:p>
          </table:table-cell>
          <table:table-cell/>
          <table:table-cell table:formula="of:=[.A877]&amp;&quot; &quot;&amp;[.B877]&amp;&quot; &quot;&amp;[.C877]" office:value-type="string" office:string-value="N876 G105 PY7.79553191489362" calcext:value-type="string">
            <text:p>N876 G105 PY7.79553191489362</text:p>
          </table:table-cell>
          <table:table-cell table:number-columns-repeated="2"/>
          <table:table-cell table:formula="of:=[.H872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877</text:p>
          </table:table-cell>
          <table:table-cell table:formula="of:=&quot;X&quot;&amp;[.G878]" office:value-type="string" office:string-value="X6747.5" calcext:value-type="string">
            <text:p>X6747.5</text:p>
          </table:table-cell>
          <table:table-cell table:formula="of:=&quot;Y&quot;&amp;[.H878]" office:value-type="string" office:string-value="Y946.215851063835" calcext:value-type="string">
            <text:p>Y946.215851063835</text:p>
          </table:table-cell>
          <table:table-cell/>
          <table:table-cell table:formula="of:=[.A878]&amp;&quot; &quot;&amp;[.B878]&amp;&quot; &quot;&amp;[.C878]" office:value-type="string" office:string-value="N877 X6747.5 Y946.215851063835" calcext:value-type="string">
            <text:p>N877 X6747.5 Y946.215851063835</text:p>
          </table:table-cell>
          <table:table-cell/>
          <table:table-cell table:formula="of:=[.G873]" office:value-type="float" office:value="6747.5" calcext:value-type="float">
            <text:p>6747.5</text:p>
          </table:table-cell>
          <table:table-cell table:formula="of:=[.H873]+[.$K$13]" office:value-type="float" office:value="946.215851063835" calcext:value-type="float">
            <text:p>946.21585106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878</text:p>
          </table:table-cell>
          <table:table-cell table:formula="of:=[.B874]" office:value-type="string" office:string-value="G106" calcext:value-type="string">
            <text:p>G106</text:p>
          </table:table-cell>
          <table:table-cell table:formula="of:=[.C874]" office:value-type="string" office:string-value="P3" calcext:value-type="string">
            <text:p>P3</text:p>
          </table:table-cell>
          <table:table-cell/>
          <table:table-cell table:formula="of:=[.A879]&amp;&quot; &quot;&amp;[.B879]&amp;&quot; &quot;&amp;[.C879]" office:value-type="string" office:string-value="N878 G106 P3" calcext:value-type="string">
            <text:p>N878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879</text:p>
          </table:table-cell>
          <table:table-cell table:formula="of:=&quot;X&quot;&amp;[.G880]" office:value-type="string" office:string-value="X12.5" calcext:value-type="string">
            <text:p>X12.5</text:p>
          </table:table-cell>
          <table:table-cell table:formula="of:=&quot;Y&quot;&amp;[.H880]" office:value-type="string" office:string-value="Y945.215851063835" calcext:value-type="string">
            <text:p>Y945.215851063835</text:p>
          </table:table-cell>
          <table:table-cell/>
          <table:table-cell table:formula="of:=[.A880]&amp;&quot; &quot;&amp;[.B880]&amp;&quot; &quot;&amp;[.C880]" office:value-type="string" office:string-value="N879 X12.5 Y945.215851063835" calcext:value-type="string">
            <text:p>N879 X12.5 Y945.215851063835</text:p>
          </table:table-cell>
          <table:table-cell/>
          <table:table-cell table:formula="of:=[.G875]" office:value-type="float" office:value="12.5" calcext:value-type="float">
            <text:p>12.5</text:p>
          </table:table-cell>
          <table:table-cell table:formula="of:=[.H875]+[.$K$13]" office:value-type="float" office:value="945.215851063835" calcext:value-type="float">
            <text:p>945.21585106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880</text:p>
          </table:table-cell>
          <table:table-cell table:formula="of:=[.B876]" office:value-type="string" office:string-value="G106" calcext:value-type="string">
            <text:p>G106</text:p>
          </table:table-cell>
          <table:table-cell table:formula="of:=[.C876]" office:value-type="string" office:string-value="P0" calcext:value-type="string">
            <text:p>P0</text:p>
          </table:table-cell>
          <table:table-cell/>
          <table:table-cell table:formula="of:=[.A881]&amp;&quot; &quot;&amp;[.B881]&amp;&quot; &quot;&amp;[.C881]" office:value-type="string" office:string-value="N880 G106 P0" calcext:value-type="string">
            <text:p>N880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881</text:p>
          </table:table-cell>
          <table:table-cell table:formula="of:=[.B877]" office:value-type="string" office:string-value="G105" calcext:value-type="string">
            <text:p>G105</text:p>
          </table:table-cell>
          <table:table-cell table:formula="of:=[.C877]" office:value-type="string" office:string-value="PY7.79553191489362" calcext:value-type="string">
            <text:p>PY7.79553191489362</text:p>
          </table:table-cell>
          <table:table-cell/>
          <table:table-cell table:formula="of:=[.A882]&amp;&quot; &quot;&amp;[.B882]&amp;&quot; &quot;&amp;[.C882]" office:value-type="string" office:string-value="N881 G105 PY7.79553191489362" calcext:value-type="string">
            <text:p>N881 G105 PY7.79553191489362</text:p>
          </table:table-cell>
          <table:table-cell table:number-columns-repeated="2"/>
          <table:table-cell table:formula="of:=[.H877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882</text:p>
          </table:table-cell>
          <table:table-cell table:formula="of:=&quot;X&quot;&amp;[.G883]" office:value-type="string" office:string-value="X6747.5" calcext:value-type="string">
            <text:p>X6747.5</text:p>
          </table:table-cell>
          <table:table-cell table:formula="of:=&quot;Y&quot;&amp;[.H883]" office:value-type="string" office:string-value="Y951.011382978728" calcext:value-type="string">
            <text:p>Y951.011382978728</text:p>
          </table:table-cell>
          <table:table-cell/>
          <table:table-cell table:formula="of:=[.A883]&amp;&quot; &quot;&amp;[.B883]&amp;&quot; &quot;&amp;[.C883]" office:value-type="string" office:string-value="N882 X6747.5 Y951.011382978728" calcext:value-type="string">
            <text:p>N882 X6747.5 Y951.011382978728</text:p>
          </table:table-cell>
          <table:table-cell/>
          <table:table-cell table:formula="of:=[.G878]" office:value-type="float" office:value="6747.5" calcext:value-type="float">
            <text:p>6747.5</text:p>
          </table:table-cell>
          <table:table-cell table:formula="of:=[.H878]+[.$K$13]" office:value-type="float" office:value="951.011382978728" calcext:value-type="float">
            <text:p>951.011382978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883</text:p>
          </table:table-cell>
          <table:table-cell table:formula="of:=[.B879]" office:value-type="string" office:string-value="G106" calcext:value-type="string">
            <text:p>G106</text:p>
          </table:table-cell>
          <table:table-cell table:formula="of:=[.C879]" office:value-type="string" office:string-value="P3" calcext:value-type="string">
            <text:p>P3</text:p>
          </table:table-cell>
          <table:table-cell/>
          <table:table-cell table:formula="of:=[.A884]&amp;&quot; &quot;&amp;[.B884]&amp;&quot; &quot;&amp;[.C884]" office:value-type="string" office:string-value="N883 G106 P3" calcext:value-type="string">
            <text:p>N883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884</text:p>
          </table:table-cell>
          <table:table-cell table:formula="of:=&quot;X&quot;&amp;[.G885]" office:value-type="string" office:string-value="X12.5" calcext:value-type="string">
            <text:p>X12.5</text:p>
          </table:table-cell>
          <table:table-cell table:formula="of:=&quot;Y&quot;&amp;[.H885]" office:value-type="string" office:string-value="Y950.011382978728" calcext:value-type="string">
            <text:p>Y950.011382978728</text:p>
          </table:table-cell>
          <table:table-cell/>
          <table:table-cell table:formula="of:=[.A885]&amp;&quot; &quot;&amp;[.B885]&amp;&quot; &quot;&amp;[.C885]" office:value-type="string" office:string-value="N884 X12.5 Y950.011382978728" calcext:value-type="string">
            <text:p>N884 X12.5 Y950.011382978728</text:p>
          </table:table-cell>
          <table:table-cell/>
          <table:table-cell table:formula="of:=[.G880]" office:value-type="float" office:value="12.5" calcext:value-type="float">
            <text:p>12.5</text:p>
          </table:table-cell>
          <table:table-cell table:formula="of:=[.H880]+[.$K$13]" office:value-type="float" office:value="950.011382978728" calcext:value-type="float">
            <text:p>950.011382978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885</text:p>
          </table:table-cell>
          <table:table-cell table:formula="of:=[.B881]" office:value-type="string" office:string-value="G106" calcext:value-type="string">
            <text:p>G106</text:p>
          </table:table-cell>
          <table:table-cell table:formula="of:=[.C881]" office:value-type="string" office:string-value="P0" calcext:value-type="string">
            <text:p>P0</text:p>
          </table:table-cell>
          <table:table-cell/>
          <table:table-cell table:formula="of:=[.A886]&amp;&quot; &quot;&amp;[.B886]&amp;&quot; &quot;&amp;[.C886]" office:value-type="string" office:string-value="N885 G106 P0" calcext:value-type="string">
            <text:p>N885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886</text:p>
          </table:table-cell>
          <table:table-cell table:formula="of:=[.B882]" office:value-type="string" office:string-value="G105" calcext:value-type="string">
            <text:p>G105</text:p>
          </table:table-cell>
          <table:table-cell table:formula="of:=[.C882]" office:value-type="string" office:string-value="PY7.79553191489362" calcext:value-type="string">
            <text:p>PY7.79553191489362</text:p>
          </table:table-cell>
          <table:table-cell/>
          <table:table-cell table:formula="of:=[.A887]&amp;&quot; &quot;&amp;[.B887]&amp;&quot; &quot;&amp;[.C887]" office:value-type="string" office:string-value="N886 G105 PY7.79553191489362" calcext:value-type="string">
            <text:p>N886 G105 PY7.79553191489362</text:p>
          </table:table-cell>
          <table:table-cell table:number-columns-repeated="2"/>
          <table:table-cell table:formula="of:=[.H882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887</text:p>
          </table:table-cell>
          <table:table-cell table:formula="of:=&quot;X&quot;&amp;[.G888]" office:value-type="string" office:string-value="X6747.5" calcext:value-type="string">
            <text:p>X6747.5</text:p>
          </table:table-cell>
          <table:table-cell table:formula="of:=&quot;Y&quot;&amp;[.H888]" office:value-type="string" office:string-value="Y955.806914893622" calcext:value-type="string">
            <text:p>Y955.806914893622</text:p>
          </table:table-cell>
          <table:table-cell/>
          <table:table-cell table:formula="of:=[.A888]&amp;&quot; &quot;&amp;[.B888]&amp;&quot; &quot;&amp;[.C888]" office:value-type="string" office:string-value="N887 X6747.5 Y955.806914893622" calcext:value-type="string">
            <text:p>N887 X6747.5 Y955.806914893622</text:p>
          </table:table-cell>
          <table:table-cell/>
          <table:table-cell table:formula="of:=[.G883]" office:value-type="float" office:value="6747.5" calcext:value-type="float">
            <text:p>6747.5</text:p>
          </table:table-cell>
          <table:table-cell table:formula="of:=[.H883]+[.$K$13]" office:value-type="float" office:value="955.806914893622" calcext:value-type="float">
            <text:p>955.80691489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888</text:p>
          </table:table-cell>
          <table:table-cell table:formula="of:=[.B884]" office:value-type="string" office:string-value="G106" calcext:value-type="string">
            <text:p>G106</text:p>
          </table:table-cell>
          <table:table-cell table:formula="of:=[.C884]" office:value-type="string" office:string-value="P3" calcext:value-type="string">
            <text:p>P3</text:p>
          </table:table-cell>
          <table:table-cell/>
          <table:table-cell table:formula="of:=[.A889]&amp;&quot; &quot;&amp;[.B889]&amp;&quot; &quot;&amp;[.C889]" office:value-type="string" office:string-value="N888 G106 P3" calcext:value-type="string">
            <text:p>N888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889</text:p>
          </table:table-cell>
          <table:table-cell table:formula="of:=&quot;X&quot;&amp;[.G890]" office:value-type="string" office:string-value="X12.5" calcext:value-type="string">
            <text:p>X12.5</text:p>
          </table:table-cell>
          <table:table-cell table:formula="of:=&quot;Y&quot;&amp;[.H890]" office:value-type="string" office:string-value="Y954.806914893622" calcext:value-type="string">
            <text:p>Y954.806914893622</text:p>
          </table:table-cell>
          <table:table-cell/>
          <table:table-cell table:formula="of:=[.A890]&amp;&quot; &quot;&amp;[.B890]&amp;&quot; &quot;&amp;[.C890]" office:value-type="string" office:string-value="N889 X12.5 Y954.806914893622" calcext:value-type="string">
            <text:p>N889 X12.5 Y954.806914893622</text:p>
          </table:table-cell>
          <table:table-cell/>
          <table:table-cell table:formula="of:=[.G885]" office:value-type="float" office:value="12.5" calcext:value-type="float">
            <text:p>12.5</text:p>
          </table:table-cell>
          <table:table-cell table:formula="of:=[.H885]+[.$K$13]" office:value-type="float" office:value="954.806914893622" calcext:value-type="float">
            <text:p>954.80691489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890</text:p>
          </table:table-cell>
          <table:table-cell table:formula="of:=[.B886]" office:value-type="string" office:string-value="G106" calcext:value-type="string">
            <text:p>G106</text:p>
          </table:table-cell>
          <table:table-cell table:formula="of:=[.C886]" office:value-type="string" office:string-value="P0" calcext:value-type="string">
            <text:p>P0</text:p>
          </table:table-cell>
          <table:table-cell/>
          <table:table-cell table:formula="of:=[.A891]&amp;&quot; &quot;&amp;[.B891]&amp;&quot; &quot;&amp;[.C891]" office:value-type="string" office:string-value="N890 G106 P0" calcext:value-type="string">
            <text:p>N890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891</text:p>
          </table:table-cell>
          <table:table-cell table:formula="of:=[.B887]" office:value-type="string" office:string-value="G105" calcext:value-type="string">
            <text:p>G105</text:p>
          </table:table-cell>
          <table:table-cell table:formula="of:=[.C887]" office:value-type="string" office:string-value="PY7.79553191489362" calcext:value-type="string">
            <text:p>PY7.79553191489362</text:p>
          </table:table-cell>
          <table:table-cell/>
          <table:table-cell table:formula="of:=[.A892]&amp;&quot; &quot;&amp;[.B892]&amp;&quot; &quot;&amp;[.C892]" office:value-type="string" office:string-value="N891 G105 PY7.79553191489362" calcext:value-type="string">
            <text:p>N891 G105 PY7.79553191489362</text:p>
          </table:table-cell>
          <table:table-cell table:number-columns-repeated="2"/>
          <table:table-cell table:formula="of:=[.H887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892</text:p>
          </table:table-cell>
          <table:table-cell table:formula="of:=&quot;X&quot;&amp;[.G893]" office:value-type="string" office:string-value="X6747.5" calcext:value-type="string">
            <text:p>X6747.5</text:p>
          </table:table-cell>
          <table:table-cell table:formula="of:=&quot;Y&quot;&amp;[.H893]" office:value-type="string" office:string-value="Y960.602446808516" calcext:value-type="string">
            <text:p>Y960.602446808516</text:p>
          </table:table-cell>
          <table:table-cell/>
          <table:table-cell table:formula="of:=[.A893]&amp;&quot; &quot;&amp;[.B893]&amp;&quot; &quot;&amp;[.C893]" office:value-type="string" office:string-value="N892 X6747.5 Y960.602446808516" calcext:value-type="string">
            <text:p>N892 X6747.5 Y960.602446808516</text:p>
          </table:table-cell>
          <table:table-cell/>
          <table:table-cell table:formula="of:=[.G888]" office:value-type="float" office:value="6747.5" calcext:value-type="float">
            <text:p>6747.5</text:p>
          </table:table-cell>
          <table:table-cell table:formula="of:=[.H888]+[.$K$13]" office:value-type="float" office:value="960.602446808516" calcext:value-type="float">
            <text:p>960.60244680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893</text:p>
          </table:table-cell>
          <table:table-cell table:formula="of:=[.B889]" office:value-type="string" office:string-value="G106" calcext:value-type="string">
            <text:p>G106</text:p>
          </table:table-cell>
          <table:table-cell table:formula="of:=[.C889]" office:value-type="string" office:string-value="P3" calcext:value-type="string">
            <text:p>P3</text:p>
          </table:table-cell>
          <table:table-cell/>
          <table:table-cell table:formula="of:=[.A894]&amp;&quot; &quot;&amp;[.B894]&amp;&quot; &quot;&amp;[.C894]" office:value-type="string" office:string-value="N893 G106 P3" calcext:value-type="string">
            <text:p>N893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894</text:p>
          </table:table-cell>
          <table:table-cell table:formula="of:=&quot;X&quot;&amp;[.G895]" office:value-type="string" office:string-value="X12.5" calcext:value-type="string">
            <text:p>X12.5</text:p>
          </table:table-cell>
          <table:table-cell table:formula="of:=&quot;Y&quot;&amp;[.H895]" office:value-type="string" office:string-value="Y959.602446808516" calcext:value-type="string">
            <text:p>Y959.602446808516</text:p>
          </table:table-cell>
          <table:table-cell/>
          <table:table-cell table:formula="of:=[.A895]&amp;&quot; &quot;&amp;[.B895]&amp;&quot; &quot;&amp;[.C895]" office:value-type="string" office:string-value="N894 X12.5 Y959.602446808516" calcext:value-type="string">
            <text:p>N894 X12.5 Y959.602446808516</text:p>
          </table:table-cell>
          <table:table-cell/>
          <table:table-cell table:formula="of:=[.G890]" office:value-type="float" office:value="12.5" calcext:value-type="float">
            <text:p>12.5</text:p>
          </table:table-cell>
          <table:table-cell table:formula="of:=[.H890]+[.$K$13]" office:value-type="float" office:value="959.602446808516" calcext:value-type="float">
            <text:p>959.60244680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895</text:p>
          </table:table-cell>
          <table:table-cell table:formula="of:=[.B891]" office:value-type="string" office:string-value="G106" calcext:value-type="string">
            <text:p>G106</text:p>
          </table:table-cell>
          <table:table-cell table:formula="of:=[.C891]" office:value-type="string" office:string-value="P0" calcext:value-type="string">
            <text:p>P0</text:p>
          </table:table-cell>
          <table:table-cell/>
          <table:table-cell table:formula="of:=[.A896]&amp;&quot; &quot;&amp;[.B896]&amp;&quot; &quot;&amp;[.C896]" office:value-type="string" office:string-value="N895 G106 P0" calcext:value-type="string">
            <text:p>N895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896</text:p>
          </table:table-cell>
          <table:table-cell table:formula="of:=[.B892]" office:value-type="string" office:string-value="G105" calcext:value-type="string">
            <text:p>G105</text:p>
          </table:table-cell>
          <table:table-cell table:formula="of:=[.C892]" office:value-type="string" office:string-value="PY7.79553191489362" calcext:value-type="string">
            <text:p>PY7.79553191489362</text:p>
          </table:table-cell>
          <table:table-cell/>
          <table:table-cell table:formula="of:=[.A897]&amp;&quot; &quot;&amp;[.B897]&amp;&quot; &quot;&amp;[.C897]" office:value-type="string" office:string-value="N896 G105 PY7.79553191489362" calcext:value-type="string">
            <text:p>N896 G105 PY7.79553191489362</text:p>
          </table:table-cell>
          <table:table-cell table:number-columns-repeated="2"/>
          <table:table-cell table:formula="of:=[.H892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897</text:p>
          </table:table-cell>
          <table:table-cell table:formula="of:=&quot;X&quot;&amp;[.G898]" office:value-type="string" office:string-value="X6747.5" calcext:value-type="string">
            <text:p>X6747.5</text:p>
          </table:table-cell>
          <table:table-cell table:formula="of:=&quot;Y&quot;&amp;[.H898]" office:value-type="string" office:string-value="Y965.397978723409" calcext:value-type="string">
            <text:p>Y965.397978723409</text:p>
          </table:table-cell>
          <table:table-cell/>
          <table:table-cell table:formula="of:=[.A898]&amp;&quot; &quot;&amp;[.B898]&amp;&quot; &quot;&amp;[.C898]" office:value-type="string" office:string-value="N897 X6747.5 Y965.397978723409" calcext:value-type="string">
            <text:p>N897 X6747.5 Y965.397978723409</text:p>
          </table:table-cell>
          <table:table-cell/>
          <table:table-cell table:formula="of:=[.G893]" office:value-type="float" office:value="6747.5" calcext:value-type="float">
            <text:p>6747.5</text:p>
          </table:table-cell>
          <table:table-cell table:formula="of:=[.H893]+[.$K$13]" office:value-type="float" office:value="965.397978723409" calcext:value-type="float">
            <text:p>965.39797872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898</text:p>
          </table:table-cell>
          <table:table-cell table:formula="of:=[.B894]" office:value-type="string" office:string-value="G106" calcext:value-type="string">
            <text:p>G106</text:p>
          </table:table-cell>
          <table:table-cell table:formula="of:=[.C894]" office:value-type="string" office:string-value="P3" calcext:value-type="string">
            <text:p>P3</text:p>
          </table:table-cell>
          <table:table-cell/>
          <table:table-cell table:formula="of:=[.A899]&amp;&quot; &quot;&amp;[.B899]&amp;&quot; &quot;&amp;[.C899]" office:value-type="string" office:string-value="N898 G106 P3" calcext:value-type="string">
            <text:p>N898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899</text:p>
          </table:table-cell>
          <table:table-cell table:formula="of:=&quot;X&quot;&amp;[.G900]" office:value-type="string" office:string-value="X12.5" calcext:value-type="string">
            <text:p>X12.5</text:p>
          </table:table-cell>
          <table:table-cell table:formula="of:=&quot;Y&quot;&amp;[.H900]" office:value-type="string" office:string-value="Y964.397978723409" calcext:value-type="string">
            <text:p>Y964.397978723409</text:p>
          </table:table-cell>
          <table:table-cell/>
          <table:table-cell table:formula="of:=[.A900]&amp;&quot; &quot;&amp;[.B900]&amp;&quot; &quot;&amp;[.C900]" office:value-type="string" office:string-value="N899 X12.5 Y964.397978723409" calcext:value-type="string">
            <text:p>N899 X12.5 Y964.397978723409</text:p>
          </table:table-cell>
          <table:table-cell/>
          <table:table-cell table:formula="of:=[.G895]" office:value-type="float" office:value="12.5" calcext:value-type="float">
            <text:p>12.5</text:p>
          </table:table-cell>
          <table:table-cell table:formula="of:=[.H895]+[.$K$13]" office:value-type="float" office:value="964.397978723409" calcext:value-type="float">
            <text:p>964.39797872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900</text:p>
          </table:table-cell>
          <table:table-cell table:formula="of:=[.B896]" office:value-type="string" office:string-value="G106" calcext:value-type="string">
            <text:p>G106</text:p>
          </table:table-cell>
          <table:table-cell table:formula="of:=[.C896]" office:value-type="string" office:string-value="P0" calcext:value-type="string">
            <text:p>P0</text:p>
          </table:table-cell>
          <table:table-cell/>
          <table:table-cell table:formula="of:=[.A901]&amp;&quot; &quot;&amp;[.B901]&amp;&quot; &quot;&amp;[.C901]" office:value-type="string" office:string-value="N900 G106 P0" calcext:value-type="string">
            <text:p>N900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901</text:p>
          </table:table-cell>
          <table:table-cell table:formula="of:=[.B897]" office:value-type="string" office:string-value="G105" calcext:value-type="string">
            <text:p>G105</text:p>
          </table:table-cell>
          <table:table-cell table:formula="of:=[.C897]" office:value-type="string" office:string-value="PY7.79553191489362" calcext:value-type="string">
            <text:p>PY7.79553191489362</text:p>
          </table:table-cell>
          <table:table-cell/>
          <table:table-cell table:formula="of:=[.A902]&amp;&quot; &quot;&amp;[.B902]&amp;&quot; &quot;&amp;[.C902]" office:value-type="string" office:string-value="N901 G105 PY7.79553191489362" calcext:value-type="string">
            <text:p>N901 G105 PY7.79553191489362</text:p>
          </table:table-cell>
          <table:table-cell table:number-columns-repeated="2"/>
          <table:table-cell table:formula="of:=[.H897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902</text:p>
          </table:table-cell>
          <table:table-cell table:formula="of:=&quot;X&quot;&amp;[.G903]" office:value-type="string" office:string-value="X6747.5" calcext:value-type="string">
            <text:p>X6747.5</text:p>
          </table:table-cell>
          <table:table-cell table:formula="of:=&quot;Y&quot;&amp;[.H903]" office:value-type="string" office:string-value="Y970.193510638303" calcext:value-type="string">
            <text:p>Y970.193510638303</text:p>
          </table:table-cell>
          <table:table-cell/>
          <table:table-cell table:formula="of:=[.A903]&amp;&quot; &quot;&amp;[.B903]&amp;&quot; &quot;&amp;[.C903]" office:value-type="string" office:string-value="N902 X6747.5 Y970.193510638303" calcext:value-type="string">
            <text:p>N902 X6747.5 Y970.193510638303</text:p>
          </table:table-cell>
          <table:table-cell/>
          <table:table-cell table:formula="of:=[.G898]" office:value-type="float" office:value="6747.5" calcext:value-type="float">
            <text:p>6747.5</text:p>
          </table:table-cell>
          <table:table-cell table:formula="of:=[.H898]+[.$K$13]" office:value-type="float" office:value="970.193510638303" calcext:value-type="float">
            <text:p>970.19351063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903</text:p>
          </table:table-cell>
          <table:table-cell table:formula="of:=[.B899]" office:value-type="string" office:string-value="G106" calcext:value-type="string">
            <text:p>G106</text:p>
          </table:table-cell>
          <table:table-cell table:formula="of:=[.C899]" office:value-type="string" office:string-value="P3" calcext:value-type="string">
            <text:p>P3</text:p>
          </table:table-cell>
          <table:table-cell/>
          <table:table-cell table:formula="of:=[.A904]&amp;&quot; &quot;&amp;[.B904]&amp;&quot; &quot;&amp;[.C904]" office:value-type="string" office:string-value="N903 G106 P3" calcext:value-type="string">
            <text:p>N903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904</text:p>
          </table:table-cell>
          <table:table-cell table:formula="of:=&quot;X&quot;&amp;[.G905]" office:value-type="string" office:string-value="X12.5" calcext:value-type="string">
            <text:p>X12.5</text:p>
          </table:table-cell>
          <table:table-cell table:formula="of:=&quot;Y&quot;&amp;[.H905]" office:value-type="string" office:string-value="Y969.193510638303" calcext:value-type="string">
            <text:p>Y969.193510638303</text:p>
          </table:table-cell>
          <table:table-cell/>
          <table:table-cell table:formula="of:=[.A905]&amp;&quot; &quot;&amp;[.B905]&amp;&quot; &quot;&amp;[.C905]" office:value-type="string" office:string-value="N904 X12.5 Y969.193510638303" calcext:value-type="string">
            <text:p>N904 X12.5 Y969.193510638303</text:p>
          </table:table-cell>
          <table:table-cell/>
          <table:table-cell table:formula="of:=[.G900]" office:value-type="float" office:value="12.5" calcext:value-type="float">
            <text:p>12.5</text:p>
          </table:table-cell>
          <table:table-cell table:formula="of:=[.H900]+[.$K$13]" office:value-type="float" office:value="969.193510638303" calcext:value-type="float">
            <text:p>969.19351063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905</text:p>
          </table:table-cell>
          <table:table-cell table:formula="of:=[.B901]" office:value-type="string" office:string-value="G106" calcext:value-type="string">
            <text:p>G106</text:p>
          </table:table-cell>
          <table:table-cell table:formula="of:=[.C901]" office:value-type="string" office:string-value="P0" calcext:value-type="string">
            <text:p>P0</text:p>
          </table:table-cell>
          <table:table-cell/>
          <table:table-cell table:formula="of:=[.A906]&amp;&quot; &quot;&amp;[.B906]&amp;&quot; &quot;&amp;[.C906]" office:value-type="string" office:string-value="N905 G106 P0" calcext:value-type="string">
            <text:p>N905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906</text:p>
          </table:table-cell>
          <table:table-cell table:formula="of:=[.B902]" office:value-type="string" office:string-value="G105" calcext:value-type="string">
            <text:p>G105</text:p>
          </table:table-cell>
          <table:table-cell table:formula="of:=[.C902]" office:value-type="string" office:string-value="PY7.79553191489362" calcext:value-type="string">
            <text:p>PY7.79553191489362</text:p>
          </table:table-cell>
          <table:table-cell/>
          <table:table-cell table:formula="of:=[.A907]&amp;&quot; &quot;&amp;[.B907]&amp;&quot; &quot;&amp;[.C907]" office:value-type="string" office:string-value="N906 G105 PY7.79553191489362" calcext:value-type="string">
            <text:p>N906 G105 PY7.79553191489362</text:p>
          </table:table-cell>
          <table:table-cell table:number-columns-repeated="2"/>
          <table:table-cell table:formula="of:=[.H902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907</text:p>
          </table:table-cell>
          <table:table-cell table:formula="of:=&quot;X&quot;&amp;[.G908]" office:value-type="string" office:string-value="X6747.5" calcext:value-type="string">
            <text:p>X6747.5</text:p>
          </table:table-cell>
          <table:table-cell table:formula="of:=&quot;Y&quot;&amp;[.H908]" office:value-type="string" office:string-value="Y974.989042553197" calcext:value-type="string">
            <text:p>Y974.989042553197</text:p>
          </table:table-cell>
          <table:table-cell/>
          <table:table-cell table:formula="of:=[.A908]&amp;&quot; &quot;&amp;[.B908]&amp;&quot; &quot;&amp;[.C908]" office:value-type="string" office:string-value="N907 X6747.5 Y974.989042553197" calcext:value-type="string">
            <text:p>N907 X6747.5 Y974.989042553197</text:p>
          </table:table-cell>
          <table:table-cell/>
          <table:table-cell table:formula="of:=[.G903]" office:value-type="float" office:value="6747.5" calcext:value-type="float">
            <text:p>6747.5</text:p>
          </table:table-cell>
          <table:table-cell table:formula="of:=[.H903]+[.$K$13]" office:value-type="float" office:value="974.989042553197" calcext:value-type="float">
            <text:p>974.98904255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908</text:p>
          </table:table-cell>
          <table:table-cell table:formula="of:=[.B904]" office:value-type="string" office:string-value="G106" calcext:value-type="string">
            <text:p>G106</text:p>
          </table:table-cell>
          <table:table-cell table:formula="of:=[.C904]" office:value-type="string" office:string-value="P3" calcext:value-type="string">
            <text:p>P3</text:p>
          </table:table-cell>
          <table:table-cell/>
          <table:table-cell table:formula="of:=[.A909]&amp;&quot; &quot;&amp;[.B909]&amp;&quot; &quot;&amp;[.C909]" office:value-type="string" office:string-value="N908 G106 P3" calcext:value-type="string">
            <text:p>N908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909</text:p>
          </table:table-cell>
          <table:table-cell table:formula="of:=&quot;X&quot;&amp;[.G910]" office:value-type="string" office:string-value="X12.5" calcext:value-type="string">
            <text:p>X12.5</text:p>
          </table:table-cell>
          <table:table-cell table:formula="of:=&quot;Y&quot;&amp;[.H910]" office:value-type="string" office:string-value="Y973.989042553197" calcext:value-type="string">
            <text:p>Y973.989042553197</text:p>
          </table:table-cell>
          <table:table-cell/>
          <table:table-cell table:formula="of:=[.A910]&amp;&quot; &quot;&amp;[.B910]&amp;&quot; &quot;&amp;[.C910]" office:value-type="string" office:string-value="N909 X12.5 Y973.989042553197" calcext:value-type="string">
            <text:p>N909 X12.5 Y973.989042553197</text:p>
          </table:table-cell>
          <table:table-cell/>
          <table:table-cell table:formula="of:=[.G905]" office:value-type="float" office:value="12.5" calcext:value-type="float">
            <text:p>12.5</text:p>
          </table:table-cell>
          <table:table-cell table:formula="of:=[.H905]+[.$K$13]" office:value-type="float" office:value="973.989042553197" calcext:value-type="float">
            <text:p>973.98904255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910</text:p>
          </table:table-cell>
          <table:table-cell table:formula="of:=[.B906]" office:value-type="string" office:string-value="G106" calcext:value-type="string">
            <text:p>G106</text:p>
          </table:table-cell>
          <table:table-cell table:formula="of:=[.C906]" office:value-type="string" office:string-value="P0" calcext:value-type="string">
            <text:p>P0</text:p>
          </table:table-cell>
          <table:table-cell/>
          <table:table-cell table:formula="of:=[.A911]&amp;&quot; &quot;&amp;[.B911]&amp;&quot; &quot;&amp;[.C911]" office:value-type="string" office:string-value="N910 G106 P0" calcext:value-type="string">
            <text:p>N910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911</text:p>
          </table:table-cell>
          <table:table-cell table:formula="of:=[.B907]" office:value-type="string" office:string-value="G105" calcext:value-type="string">
            <text:p>G105</text:p>
          </table:table-cell>
          <table:table-cell table:formula="of:=[.C907]" office:value-type="string" office:string-value="PY7.79553191489362" calcext:value-type="string">
            <text:p>PY7.79553191489362</text:p>
          </table:table-cell>
          <table:table-cell/>
          <table:table-cell table:formula="of:=[.A912]&amp;&quot; &quot;&amp;[.B912]&amp;&quot; &quot;&amp;[.C912]" office:value-type="string" office:string-value="N911 G105 PY7.79553191489362" calcext:value-type="string">
            <text:p>N911 G105 PY7.79553191489362</text:p>
          </table:table-cell>
          <table:table-cell table:number-columns-repeated="2"/>
          <table:table-cell table:formula="of:=[.H907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912</text:p>
          </table:table-cell>
          <table:table-cell table:formula="of:=&quot;X&quot;&amp;[.G913]" office:value-type="string" office:string-value="X6747.5" calcext:value-type="string">
            <text:p>X6747.5</text:p>
          </table:table-cell>
          <table:table-cell table:formula="of:=&quot;Y&quot;&amp;[.H913]" office:value-type="string" office:string-value="Y979.78457446809" calcext:value-type="string">
            <text:p>Y979.78457446809</text:p>
          </table:table-cell>
          <table:table-cell/>
          <table:table-cell table:formula="of:=[.A913]&amp;&quot; &quot;&amp;[.B913]&amp;&quot; &quot;&amp;[.C913]" office:value-type="string" office:string-value="N912 X6747.5 Y979.78457446809" calcext:value-type="string">
            <text:p>N912 X6747.5 Y979.78457446809</text:p>
          </table:table-cell>
          <table:table-cell/>
          <table:table-cell table:formula="of:=[.G908]" office:value-type="float" office:value="6747.5" calcext:value-type="float">
            <text:p>6747.5</text:p>
          </table:table-cell>
          <table:table-cell table:formula="of:=[.H908]+[.$K$13]" office:value-type="float" office:value="979.78457446809" calcext:value-type="float">
            <text:p>979.78457446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913</text:p>
          </table:table-cell>
          <table:table-cell table:formula="of:=[.B909]" office:value-type="string" office:string-value="G106" calcext:value-type="string">
            <text:p>G106</text:p>
          </table:table-cell>
          <table:table-cell table:formula="of:=[.C909]" office:value-type="string" office:string-value="P3" calcext:value-type="string">
            <text:p>P3</text:p>
          </table:table-cell>
          <table:table-cell/>
          <table:table-cell table:formula="of:=[.A914]&amp;&quot; &quot;&amp;[.B914]&amp;&quot; &quot;&amp;[.C914]" office:value-type="string" office:string-value="N913 G106 P3" calcext:value-type="string">
            <text:p>N913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914</text:p>
          </table:table-cell>
          <table:table-cell table:formula="of:=&quot;X&quot;&amp;[.G915]" office:value-type="string" office:string-value="X12.5" calcext:value-type="string">
            <text:p>X12.5</text:p>
          </table:table-cell>
          <table:table-cell table:formula="of:=&quot;Y&quot;&amp;[.H915]" office:value-type="string" office:string-value="Y978.78457446809" calcext:value-type="string">
            <text:p>Y978.78457446809</text:p>
          </table:table-cell>
          <table:table-cell/>
          <table:table-cell table:formula="of:=[.A915]&amp;&quot; &quot;&amp;[.B915]&amp;&quot; &quot;&amp;[.C915]" office:value-type="string" office:string-value="N914 X12.5 Y978.78457446809" calcext:value-type="string">
            <text:p>N914 X12.5 Y978.78457446809</text:p>
          </table:table-cell>
          <table:table-cell/>
          <table:table-cell table:formula="of:=[.G910]" office:value-type="float" office:value="12.5" calcext:value-type="float">
            <text:p>12.5</text:p>
          </table:table-cell>
          <table:table-cell table:formula="of:=[.H910]+[.$K$13]" office:value-type="float" office:value="978.78457446809" calcext:value-type="float">
            <text:p>978.78457446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915</text:p>
          </table:table-cell>
          <table:table-cell table:formula="of:=[.B911]" office:value-type="string" office:string-value="G106" calcext:value-type="string">
            <text:p>G106</text:p>
          </table:table-cell>
          <table:table-cell table:formula="of:=[.C911]" office:value-type="string" office:string-value="P0" calcext:value-type="string">
            <text:p>P0</text:p>
          </table:table-cell>
          <table:table-cell/>
          <table:table-cell table:formula="of:=[.A916]&amp;&quot; &quot;&amp;[.B916]&amp;&quot; &quot;&amp;[.C916]" office:value-type="string" office:string-value="N915 G106 P0" calcext:value-type="string">
            <text:p>N915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916</text:p>
          </table:table-cell>
          <table:table-cell table:formula="of:=[.B912]" office:value-type="string" office:string-value="G105" calcext:value-type="string">
            <text:p>G105</text:p>
          </table:table-cell>
          <table:table-cell table:formula="of:=[.C912]" office:value-type="string" office:string-value="PY7.79553191489362" calcext:value-type="string">
            <text:p>PY7.79553191489362</text:p>
          </table:table-cell>
          <table:table-cell/>
          <table:table-cell table:formula="of:=[.A917]&amp;&quot; &quot;&amp;[.B917]&amp;&quot; &quot;&amp;[.C917]" office:value-type="string" office:string-value="N916 G105 PY7.79553191489362" calcext:value-type="string">
            <text:p>N916 G105 PY7.79553191489362</text:p>
          </table:table-cell>
          <table:table-cell table:number-columns-repeated="2"/>
          <table:table-cell table:formula="of:=[.H912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917</text:p>
          </table:table-cell>
          <table:table-cell table:formula="of:=&quot;X&quot;&amp;[.G918]" office:value-type="string" office:string-value="X6747.5" calcext:value-type="string">
            <text:p>X6747.5</text:p>
          </table:table-cell>
          <table:table-cell table:formula="of:=&quot;Y&quot;&amp;[.H918]" office:value-type="string" office:string-value="Y984.580106382984" calcext:value-type="string">
            <text:p>Y984.580106382984</text:p>
          </table:table-cell>
          <table:table-cell/>
          <table:table-cell table:formula="of:=[.A918]&amp;&quot; &quot;&amp;[.B918]&amp;&quot; &quot;&amp;[.C918]" office:value-type="string" office:string-value="N917 X6747.5 Y984.580106382984" calcext:value-type="string">
            <text:p>N917 X6747.5 Y984.580106382984</text:p>
          </table:table-cell>
          <table:table-cell/>
          <table:table-cell table:formula="of:=[.G913]" office:value-type="float" office:value="6747.5" calcext:value-type="float">
            <text:p>6747.5</text:p>
          </table:table-cell>
          <table:table-cell table:formula="of:=[.H913]+[.$K$13]" office:value-type="float" office:value="984.580106382984" calcext:value-type="float">
            <text:p>984.5801063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918</text:p>
          </table:table-cell>
          <table:table-cell table:formula="of:=[.B914]" office:value-type="string" office:string-value="G106" calcext:value-type="string">
            <text:p>G106</text:p>
          </table:table-cell>
          <table:table-cell table:formula="of:=[.C914]" office:value-type="string" office:string-value="P3" calcext:value-type="string">
            <text:p>P3</text:p>
          </table:table-cell>
          <table:table-cell/>
          <table:table-cell table:formula="of:=[.A919]&amp;&quot; &quot;&amp;[.B919]&amp;&quot; &quot;&amp;[.C919]" office:value-type="string" office:string-value="N918 G106 P3" calcext:value-type="string">
            <text:p>N918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919</text:p>
          </table:table-cell>
          <table:table-cell table:formula="of:=&quot;X&quot;&amp;[.G920]" office:value-type="string" office:string-value="X12.5" calcext:value-type="string">
            <text:p>X12.5</text:p>
          </table:table-cell>
          <table:table-cell table:formula="of:=&quot;Y&quot;&amp;[.H920]" office:value-type="string" office:string-value="Y983.580106382984" calcext:value-type="string">
            <text:p>Y983.580106382984</text:p>
          </table:table-cell>
          <table:table-cell/>
          <table:table-cell table:formula="of:=[.A920]&amp;&quot; &quot;&amp;[.B920]&amp;&quot; &quot;&amp;[.C920]" office:value-type="string" office:string-value="N919 X12.5 Y983.580106382984" calcext:value-type="string">
            <text:p>N919 X12.5 Y983.580106382984</text:p>
          </table:table-cell>
          <table:table-cell/>
          <table:table-cell table:formula="of:=[.G915]" office:value-type="float" office:value="12.5" calcext:value-type="float">
            <text:p>12.5</text:p>
          </table:table-cell>
          <table:table-cell table:formula="of:=[.H915]+[.$K$13]" office:value-type="float" office:value="983.580106382984" calcext:value-type="float">
            <text:p>983.5801063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920</text:p>
          </table:table-cell>
          <table:table-cell table:formula="of:=[.B916]" office:value-type="string" office:string-value="G106" calcext:value-type="string">
            <text:p>G106</text:p>
          </table:table-cell>
          <table:table-cell table:formula="of:=[.C916]" office:value-type="string" office:string-value="P0" calcext:value-type="string">
            <text:p>P0</text:p>
          </table:table-cell>
          <table:table-cell/>
          <table:table-cell table:formula="of:=[.A921]&amp;&quot; &quot;&amp;[.B921]&amp;&quot; &quot;&amp;[.C921]" office:value-type="string" office:string-value="N920 G106 P0" calcext:value-type="string">
            <text:p>N920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921</text:p>
          </table:table-cell>
          <table:table-cell table:formula="of:=[.B917]" office:value-type="string" office:string-value="G105" calcext:value-type="string">
            <text:p>G105</text:p>
          </table:table-cell>
          <table:table-cell table:formula="of:=[.C917]" office:value-type="string" office:string-value="PY7.79553191489362" calcext:value-type="string">
            <text:p>PY7.79553191489362</text:p>
          </table:table-cell>
          <table:table-cell/>
          <table:table-cell table:formula="of:=[.A922]&amp;&quot; &quot;&amp;[.B922]&amp;&quot; &quot;&amp;[.C922]" office:value-type="string" office:string-value="N921 G105 PY7.79553191489362" calcext:value-type="string">
            <text:p>N921 G105 PY7.79553191489362</text:p>
          </table:table-cell>
          <table:table-cell table:number-columns-repeated="2"/>
          <table:table-cell table:formula="of:=[.H917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922</text:p>
          </table:table-cell>
          <table:table-cell table:formula="of:=&quot;X&quot;&amp;[.G923]" office:value-type="string" office:string-value="X6747.5" calcext:value-type="string">
            <text:p>X6747.5</text:p>
          </table:table-cell>
          <table:table-cell table:formula="of:=&quot;Y&quot;&amp;[.H923]" office:value-type="string" office:string-value="Y989.375638297878" calcext:value-type="string">
            <text:p>Y989.375638297878</text:p>
          </table:table-cell>
          <table:table-cell/>
          <table:table-cell table:formula="of:=[.A923]&amp;&quot; &quot;&amp;[.B923]&amp;&quot; &quot;&amp;[.C923]" office:value-type="string" office:string-value="N922 X6747.5 Y989.375638297878" calcext:value-type="string">
            <text:p>N922 X6747.5 Y989.375638297878</text:p>
          </table:table-cell>
          <table:table-cell/>
          <table:table-cell table:formula="of:=[.G918]" office:value-type="float" office:value="6747.5" calcext:value-type="float">
            <text:p>6747.5</text:p>
          </table:table-cell>
          <table:table-cell table:formula="of:=[.H918]+[.$K$13]" office:value-type="float" office:value="989.375638297878" calcext:value-type="float">
            <text:p>989.37563829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923</text:p>
          </table:table-cell>
          <table:table-cell table:formula="of:=[.B919]" office:value-type="string" office:string-value="G106" calcext:value-type="string">
            <text:p>G106</text:p>
          </table:table-cell>
          <table:table-cell table:formula="of:=[.C919]" office:value-type="string" office:string-value="P3" calcext:value-type="string">
            <text:p>P3</text:p>
          </table:table-cell>
          <table:table-cell/>
          <table:table-cell table:formula="of:=[.A924]&amp;&quot; &quot;&amp;[.B924]&amp;&quot; &quot;&amp;[.C924]" office:value-type="string" office:string-value="N923 G106 P3" calcext:value-type="string">
            <text:p>N923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924</text:p>
          </table:table-cell>
          <table:table-cell table:formula="of:=&quot;X&quot;&amp;[.G925]" office:value-type="string" office:string-value="X12.5" calcext:value-type="string">
            <text:p>X12.5</text:p>
          </table:table-cell>
          <table:table-cell table:formula="of:=&quot;Y&quot;&amp;[.H925]" office:value-type="string" office:string-value="Y988.375638297878" calcext:value-type="string">
            <text:p>Y988.375638297878</text:p>
          </table:table-cell>
          <table:table-cell/>
          <table:table-cell table:formula="of:=[.A925]&amp;&quot; &quot;&amp;[.B925]&amp;&quot; &quot;&amp;[.C925]" office:value-type="string" office:string-value="N924 X12.5 Y988.375638297878" calcext:value-type="string">
            <text:p>N924 X12.5 Y988.375638297878</text:p>
          </table:table-cell>
          <table:table-cell/>
          <table:table-cell table:formula="of:=[.G920]" office:value-type="float" office:value="12.5" calcext:value-type="float">
            <text:p>12.5</text:p>
          </table:table-cell>
          <table:table-cell table:formula="of:=[.H920]+[.$K$13]" office:value-type="float" office:value="988.375638297878" calcext:value-type="float">
            <text:p>988.37563829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925</text:p>
          </table:table-cell>
          <table:table-cell table:formula="of:=[.B921]" office:value-type="string" office:string-value="G106" calcext:value-type="string">
            <text:p>G106</text:p>
          </table:table-cell>
          <table:table-cell table:formula="of:=[.C921]" office:value-type="string" office:string-value="P0" calcext:value-type="string">
            <text:p>P0</text:p>
          </table:table-cell>
          <table:table-cell/>
          <table:table-cell table:formula="of:=[.A926]&amp;&quot; &quot;&amp;[.B926]&amp;&quot; &quot;&amp;[.C926]" office:value-type="string" office:string-value="N925 G106 P0" calcext:value-type="string">
            <text:p>N925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926</text:p>
          </table:table-cell>
          <table:table-cell table:formula="of:=[.B922]" office:value-type="string" office:string-value="G105" calcext:value-type="string">
            <text:p>G105</text:p>
          </table:table-cell>
          <table:table-cell table:formula="of:=[.C922]" office:value-type="string" office:string-value="PY7.79553191489362" calcext:value-type="string">
            <text:p>PY7.79553191489362</text:p>
          </table:table-cell>
          <table:table-cell/>
          <table:table-cell table:formula="of:=[.A927]&amp;&quot; &quot;&amp;[.B927]&amp;&quot; &quot;&amp;[.C927]" office:value-type="string" office:string-value="N926 G105 PY7.79553191489362" calcext:value-type="string">
            <text:p>N926 G105 PY7.79553191489362</text:p>
          </table:table-cell>
          <table:table-cell table:number-columns-repeated="2"/>
          <table:table-cell table:formula="of:=[.H922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927</text:p>
          </table:table-cell>
          <table:table-cell table:formula="of:=&quot;X&quot;&amp;[.G928]" office:value-type="string" office:string-value="X6747.5" calcext:value-type="string">
            <text:p>X6747.5</text:p>
          </table:table-cell>
          <table:table-cell table:formula="of:=&quot;Y&quot;&amp;[.H928]" office:value-type="string" office:string-value="Y994.171170212771" calcext:value-type="string">
            <text:p>Y994.171170212771</text:p>
          </table:table-cell>
          <table:table-cell/>
          <table:table-cell table:formula="of:=[.A928]&amp;&quot; &quot;&amp;[.B928]&amp;&quot; &quot;&amp;[.C928]" office:value-type="string" office:string-value="N927 X6747.5 Y994.171170212771" calcext:value-type="string">
            <text:p>N927 X6747.5 Y994.171170212771</text:p>
          </table:table-cell>
          <table:table-cell/>
          <table:table-cell table:formula="of:=[.G923]" office:value-type="float" office:value="6747.5" calcext:value-type="float">
            <text:p>6747.5</text:p>
          </table:table-cell>
          <table:table-cell table:formula="of:=[.H923]+[.$K$13]" office:value-type="float" office:value="994.171170212771" calcext:value-type="float">
            <text:p>994.17117021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928</text:p>
          </table:table-cell>
          <table:table-cell table:formula="of:=[.B924]" office:value-type="string" office:string-value="G106" calcext:value-type="string">
            <text:p>G106</text:p>
          </table:table-cell>
          <table:table-cell table:formula="of:=[.C924]" office:value-type="string" office:string-value="P3" calcext:value-type="string">
            <text:p>P3</text:p>
          </table:table-cell>
          <table:table-cell/>
          <table:table-cell table:formula="of:=[.A929]&amp;&quot; &quot;&amp;[.B929]&amp;&quot; &quot;&amp;[.C929]" office:value-type="string" office:string-value="N928 G106 P3" calcext:value-type="string">
            <text:p>N928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929</text:p>
          </table:table-cell>
          <table:table-cell table:formula="of:=&quot;X&quot;&amp;[.G930]" office:value-type="string" office:string-value="X12.5" calcext:value-type="string">
            <text:p>X12.5</text:p>
          </table:table-cell>
          <table:table-cell table:formula="of:=&quot;Y&quot;&amp;[.H930]" office:value-type="string" office:string-value="Y993.171170212771" calcext:value-type="string">
            <text:p>Y993.171170212771</text:p>
          </table:table-cell>
          <table:table-cell/>
          <table:table-cell table:formula="of:=[.A930]&amp;&quot; &quot;&amp;[.B930]&amp;&quot; &quot;&amp;[.C930]" office:value-type="string" office:string-value="N929 X12.5 Y993.171170212771" calcext:value-type="string">
            <text:p>N929 X12.5 Y993.171170212771</text:p>
          </table:table-cell>
          <table:table-cell/>
          <table:table-cell table:formula="of:=[.G925]" office:value-type="float" office:value="12.5" calcext:value-type="float">
            <text:p>12.5</text:p>
          </table:table-cell>
          <table:table-cell table:formula="of:=[.H925]+[.$K$13]" office:value-type="float" office:value="993.171170212771" calcext:value-type="float">
            <text:p>993.17117021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930</text:p>
          </table:table-cell>
          <table:table-cell table:formula="of:=[.B926]" office:value-type="string" office:string-value="G106" calcext:value-type="string">
            <text:p>G106</text:p>
          </table:table-cell>
          <table:table-cell table:formula="of:=[.C926]" office:value-type="string" office:string-value="P0" calcext:value-type="string">
            <text:p>P0</text:p>
          </table:table-cell>
          <table:table-cell/>
          <table:table-cell table:formula="of:=[.A931]&amp;&quot; &quot;&amp;[.B931]&amp;&quot; &quot;&amp;[.C931]" office:value-type="string" office:string-value="N930 G106 P0" calcext:value-type="string">
            <text:p>N930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931</text:p>
          </table:table-cell>
          <table:table-cell table:formula="of:=[.B927]" office:value-type="string" office:string-value="G105" calcext:value-type="string">
            <text:p>G105</text:p>
          </table:table-cell>
          <table:table-cell table:formula="of:=[.C927]" office:value-type="string" office:string-value="PY7.79553191489362" calcext:value-type="string">
            <text:p>PY7.79553191489362</text:p>
          </table:table-cell>
          <table:table-cell/>
          <table:table-cell table:formula="of:=[.A932]&amp;&quot; &quot;&amp;[.B932]&amp;&quot; &quot;&amp;[.C932]" office:value-type="string" office:string-value="N931 G105 PY7.79553191489362" calcext:value-type="string">
            <text:p>N931 G105 PY7.79553191489362</text:p>
          </table:table-cell>
          <table:table-cell table:number-columns-repeated="2"/>
          <table:table-cell table:formula="of:=[.H927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932</text:p>
          </table:table-cell>
          <table:table-cell table:formula="of:=&quot;X&quot;&amp;[.G933]" office:value-type="string" office:string-value="X6747.5" calcext:value-type="string">
            <text:p>X6747.5</text:p>
          </table:table-cell>
          <table:table-cell table:formula="of:=&quot;Y&quot;&amp;[.H933]" office:value-type="string" office:string-value="Y998.966702127665" calcext:value-type="string">
            <text:p>Y998.966702127665</text:p>
          </table:table-cell>
          <table:table-cell/>
          <table:table-cell table:formula="of:=[.A933]&amp;&quot; &quot;&amp;[.B933]&amp;&quot; &quot;&amp;[.C933]" office:value-type="string" office:string-value="N932 X6747.5 Y998.966702127665" calcext:value-type="string">
            <text:p>N932 X6747.5 Y998.966702127665</text:p>
          </table:table-cell>
          <table:table-cell/>
          <table:table-cell table:formula="of:=[.G928]" office:value-type="float" office:value="6747.5" calcext:value-type="float">
            <text:p>6747.5</text:p>
          </table:table-cell>
          <table:table-cell table:formula="of:=[.H928]+[.$K$13]" office:value-type="float" office:value="998.966702127665" calcext:value-type="float">
            <text:p>998.966702127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933</text:p>
          </table:table-cell>
          <table:table-cell table:formula="of:=[.B929]" office:value-type="string" office:string-value="G106" calcext:value-type="string">
            <text:p>G106</text:p>
          </table:table-cell>
          <table:table-cell table:formula="of:=[.C929]" office:value-type="string" office:string-value="P3" calcext:value-type="string">
            <text:p>P3</text:p>
          </table:table-cell>
          <table:table-cell/>
          <table:table-cell table:formula="of:=[.A934]&amp;&quot; &quot;&amp;[.B934]&amp;&quot; &quot;&amp;[.C934]" office:value-type="string" office:string-value="N933 G106 P3" calcext:value-type="string">
            <text:p>N933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934</text:p>
          </table:table-cell>
          <table:table-cell table:formula="of:=&quot;X&quot;&amp;[.G935]" office:value-type="string" office:string-value="X12.5" calcext:value-type="string">
            <text:p>X12.5</text:p>
          </table:table-cell>
          <table:table-cell table:formula="of:=&quot;Y&quot;&amp;[.H935]" office:value-type="string" office:string-value="Y997.966702127665" calcext:value-type="string">
            <text:p>Y997.966702127665</text:p>
          </table:table-cell>
          <table:table-cell/>
          <table:table-cell table:formula="of:=[.A935]&amp;&quot; &quot;&amp;[.B935]&amp;&quot; &quot;&amp;[.C935]" office:value-type="string" office:string-value="N934 X12.5 Y997.966702127665" calcext:value-type="string">
            <text:p>N934 X12.5 Y997.966702127665</text:p>
          </table:table-cell>
          <table:table-cell/>
          <table:table-cell table:formula="of:=[.G930]" office:value-type="float" office:value="12.5" calcext:value-type="float">
            <text:p>12.5</text:p>
          </table:table-cell>
          <table:table-cell table:formula="of:=[.H930]+[.$K$13]" office:value-type="float" office:value="997.966702127665" calcext:value-type="float">
            <text:p>997.966702127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935</text:p>
          </table:table-cell>
          <table:table-cell table:formula="of:=[.B931]" office:value-type="string" office:string-value="G106" calcext:value-type="string">
            <text:p>G106</text:p>
          </table:table-cell>
          <table:table-cell table:formula="of:=[.C931]" office:value-type="string" office:string-value="P0" calcext:value-type="string">
            <text:p>P0</text:p>
          </table:table-cell>
          <table:table-cell/>
          <table:table-cell table:formula="of:=[.A936]&amp;&quot; &quot;&amp;[.B936]&amp;&quot; &quot;&amp;[.C936]" office:value-type="string" office:string-value="N935 G106 P0" calcext:value-type="string">
            <text:p>N935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936</text:p>
          </table:table-cell>
          <table:table-cell table:formula="of:=[.B932]" office:value-type="string" office:string-value="G105" calcext:value-type="string">
            <text:p>G105</text:p>
          </table:table-cell>
          <table:table-cell table:formula="of:=[.C932]" office:value-type="string" office:string-value="PY7.79553191489362" calcext:value-type="string">
            <text:p>PY7.79553191489362</text:p>
          </table:table-cell>
          <table:table-cell/>
          <table:table-cell table:formula="of:=[.A937]&amp;&quot; &quot;&amp;[.B937]&amp;&quot; &quot;&amp;[.C937]" office:value-type="string" office:string-value="N936 G105 PY7.79553191489362" calcext:value-type="string">
            <text:p>N936 G105 PY7.79553191489362</text:p>
          </table:table-cell>
          <table:table-cell table:number-columns-repeated="2"/>
          <table:table-cell table:formula="of:=[.H932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937</text:p>
          </table:table-cell>
          <table:table-cell table:formula="of:=&quot;X&quot;&amp;[.G938]" office:value-type="string" office:string-value="X6747.5" calcext:value-type="string">
            <text:p>X6747.5</text:p>
          </table:table-cell>
          <table:table-cell table:formula="of:=&quot;Y&quot;&amp;[.H938]" office:value-type="string" office:string-value="Y1003.76223404256" calcext:value-type="string">
            <text:p>Y1003.76223404256</text:p>
          </table:table-cell>
          <table:table-cell/>
          <table:table-cell table:formula="of:=[.A938]&amp;&quot; &quot;&amp;[.B938]&amp;&quot; &quot;&amp;[.C938]" office:value-type="string" office:string-value="N937 X6747.5 Y1003.76223404256" calcext:value-type="string">
            <text:p>N937 X6747.5 Y1003.76223404256</text:p>
          </table:table-cell>
          <table:table-cell/>
          <table:table-cell table:formula="of:=[.G933]" office:value-type="float" office:value="6747.5" calcext:value-type="float">
            <text:p>6747.5</text:p>
          </table:table-cell>
          <table:table-cell table:formula="of:=[.H933]+[.$K$13]" office:value-type="float" office:value="1003.76223404256" calcext:value-type="float">
            <text:p>1003.76223404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938</text:p>
          </table:table-cell>
          <table:table-cell table:formula="of:=[.B934]" office:value-type="string" office:string-value="G106" calcext:value-type="string">
            <text:p>G106</text:p>
          </table:table-cell>
          <table:table-cell table:formula="of:=[.C934]" office:value-type="string" office:string-value="P3" calcext:value-type="string">
            <text:p>P3</text:p>
          </table:table-cell>
          <table:table-cell/>
          <table:table-cell table:formula="of:=[.A939]&amp;&quot; &quot;&amp;[.B939]&amp;&quot; &quot;&amp;[.C939]" office:value-type="string" office:string-value="N938 G106 P3" calcext:value-type="string">
            <text:p>N938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939</text:p>
          </table:table-cell>
          <table:table-cell table:formula="of:=&quot;X&quot;&amp;[.G940]" office:value-type="string" office:string-value="X12.5" calcext:value-type="string">
            <text:p>X12.5</text:p>
          </table:table-cell>
          <table:table-cell table:formula="of:=&quot;Y&quot;&amp;[.H940]" office:value-type="string" office:string-value="Y1002.76223404256" calcext:value-type="string">
            <text:p>Y1002.76223404256</text:p>
          </table:table-cell>
          <table:table-cell/>
          <table:table-cell table:formula="of:=[.A940]&amp;&quot; &quot;&amp;[.B940]&amp;&quot; &quot;&amp;[.C940]" office:value-type="string" office:string-value="N939 X12.5 Y1002.76223404256" calcext:value-type="string">
            <text:p>N939 X12.5 Y1002.76223404256</text:p>
          </table:table-cell>
          <table:table-cell/>
          <table:table-cell table:formula="of:=[.G935]" office:value-type="float" office:value="12.5" calcext:value-type="float">
            <text:p>12.5</text:p>
          </table:table-cell>
          <table:table-cell table:formula="of:=[.H935]+[.$K$13]" office:value-type="float" office:value="1002.76223404256" calcext:value-type="float">
            <text:p>1002.76223404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940</text:p>
          </table:table-cell>
          <table:table-cell table:formula="of:=[.B936]" office:value-type="string" office:string-value="G106" calcext:value-type="string">
            <text:p>G106</text:p>
          </table:table-cell>
          <table:table-cell table:formula="of:=[.C936]" office:value-type="string" office:string-value="P0" calcext:value-type="string">
            <text:p>P0</text:p>
          </table:table-cell>
          <table:table-cell/>
          <table:table-cell table:formula="of:=[.A941]&amp;&quot; &quot;&amp;[.B941]&amp;&quot; &quot;&amp;[.C941]" office:value-type="string" office:string-value="N940 G106 P0" calcext:value-type="string">
            <text:p>N940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941</text:p>
          </table:table-cell>
          <table:table-cell table:formula="of:=[.B937]" office:value-type="string" office:string-value="G105" calcext:value-type="string">
            <text:p>G105</text:p>
          </table:table-cell>
          <table:table-cell table:formula="of:=[.C937]" office:value-type="string" office:string-value="PY7.79553191489362" calcext:value-type="string">
            <text:p>PY7.79553191489362</text:p>
          </table:table-cell>
          <table:table-cell/>
          <table:table-cell table:formula="of:=[.A942]&amp;&quot; &quot;&amp;[.B942]&amp;&quot; &quot;&amp;[.C942]" office:value-type="string" office:string-value="N941 G105 PY7.79553191489362" calcext:value-type="string">
            <text:p>N941 G105 PY7.79553191489362</text:p>
          </table:table-cell>
          <table:table-cell table:number-columns-repeated="2"/>
          <table:table-cell table:formula="of:=[.H937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942</text:p>
          </table:table-cell>
          <table:table-cell table:formula="of:=&quot;X&quot;&amp;[.G943]" office:value-type="string" office:string-value="X6747.5" calcext:value-type="string">
            <text:p>X6747.5</text:p>
          </table:table-cell>
          <table:table-cell table:formula="of:=&quot;Y&quot;&amp;[.H943]" office:value-type="string" office:string-value="Y1008.55776595745" calcext:value-type="string">
            <text:p>Y1008.55776595745</text:p>
          </table:table-cell>
          <table:table-cell/>
          <table:table-cell table:formula="of:=[.A943]&amp;&quot; &quot;&amp;[.B943]&amp;&quot; &quot;&amp;[.C943]" office:value-type="string" office:string-value="N942 X6747.5 Y1008.55776595745" calcext:value-type="string">
            <text:p>N942 X6747.5 Y1008.55776595745</text:p>
          </table:table-cell>
          <table:table-cell/>
          <table:table-cell table:formula="of:=[.G938]" office:value-type="float" office:value="6747.5" calcext:value-type="float">
            <text:p>6747.5</text:p>
          </table:table-cell>
          <table:table-cell table:formula="of:=[.H938]+[.$K$13]" office:value-type="float" office:value="1008.55776595745" calcext:value-type="float">
            <text:p>1008.55776595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943</text:p>
          </table:table-cell>
          <table:table-cell table:formula="of:=[.B939]" office:value-type="string" office:string-value="G106" calcext:value-type="string">
            <text:p>G106</text:p>
          </table:table-cell>
          <table:table-cell table:formula="of:=[.C939]" office:value-type="string" office:string-value="P3" calcext:value-type="string">
            <text:p>P3</text:p>
          </table:table-cell>
          <table:table-cell/>
          <table:table-cell table:formula="of:=[.A944]&amp;&quot; &quot;&amp;[.B944]&amp;&quot; &quot;&amp;[.C944]" office:value-type="string" office:string-value="N943 G106 P3" calcext:value-type="string">
            <text:p>N943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944</text:p>
          </table:table-cell>
          <table:table-cell table:formula="of:=&quot;X&quot;&amp;[.G945]" office:value-type="string" office:string-value="X12.5" calcext:value-type="string">
            <text:p>X12.5</text:p>
          </table:table-cell>
          <table:table-cell table:formula="of:=&quot;Y&quot;&amp;[.H945]" office:value-type="string" office:string-value="Y1007.55776595745" calcext:value-type="string">
            <text:p>Y1007.55776595745</text:p>
          </table:table-cell>
          <table:table-cell/>
          <table:table-cell table:formula="of:=[.A945]&amp;&quot; &quot;&amp;[.B945]&amp;&quot; &quot;&amp;[.C945]" office:value-type="string" office:string-value="N944 X12.5 Y1007.55776595745" calcext:value-type="string">
            <text:p>N944 X12.5 Y1007.55776595745</text:p>
          </table:table-cell>
          <table:table-cell/>
          <table:table-cell table:formula="of:=[.G940]" office:value-type="float" office:value="12.5" calcext:value-type="float">
            <text:p>12.5</text:p>
          </table:table-cell>
          <table:table-cell table:formula="of:=[.H940]+[.$K$13]" office:value-type="float" office:value="1007.55776595745" calcext:value-type="float">
            <text:p>1007.55776595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945</text:p>
          </table:table-cell>
          <table:table-cell table:formula="of:=[.B941]" office:value-type="string" office:string-value="G106" calcext:value-type="string">
            <text:p>G106</text:p>
          </table:table-cell>
          <table:table-cell table:formula="of:=[.C941]" office:value-type="string" office:string-value="P0" calcext:value-type="string">
            <text:p>P0</text:p>
          </table:table-cell>
          <table:table-cell/>
          <table:table-cell table:formula="of:=[.A946]&amp;&quot; &quot;&amp;[.B946]&amp;&quot; &quot;&amp;[.C946]" office:value-type="string" office:string-value="N945 G106 P0" calcext:value-type="string">
            <text:p>N945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946</text:p>
          </table:table-cell>
          <table:table-cell table:formula="of:=[.B942]" office:value-type="string" office:string-value="G105" calcext:value-type="string">
            <text:p>G105</text:p>
          </table:table-cell>
          <table:table-cell table:formula="of:=[.C942]" office:value-type="string" office:string-value="PY7.79553191489362" calcext:value-type="string">
            <text:p>PY7.79553191489362</text:p>
          </table:table-cell>
          <table:table-cell/>
          <table:table-cell table:formula="of:=[.A947]&amp;&quot; &quot;&amp;[.B947]&amp;&quot; &quot;&amp;[.C947]" office:value-type="string" office:string-value="N946 G105 PY7.79553191489362" calcext:value-type="string">
            <text:p>N946 G105 PY7.79553191489362</text:p>
          </table:table-cell>
          <table:table-cell table:number-columns-repeated="2"/>
          <table:table-cell table:formula="of:=[.H942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947</text:p>
          </table:table-cell>
          <table:table-cell table:formula="of:=&quot;X&quot;&amp;[.G948]" office:value-type="string" office:string-value="X6747.5" calcext:value-type="string">
            <text:p>X6747.5</text:p>
          </table:table-cell>
          <table:table-cell table:formula="of:=&quot;Y&quot;&amp;[.H948]" office:value-type="string" office:string-value="Y1013.35329787235" calcext:value-type="string">
            <text:p>Y1013.35329787235</text:p>
          </table:table-cell>
          <table:table-cell/>
          <table:table-cell table:formula="of:=[.A948]&amp;&quot; &quot;&amp;[.B948]&amp;&quot; &quot;&amp;[.C948]" office:value-type="string" office:string-value="N947 X6747.5 Y1013.35329787235" calcext:value-type="string">
            <text:p>N947 X6747.5 Y1013.35329787235</text:p>
          </table:table-cell>
          <table:table-cell/>
          <table:table-cell table:formula="of:=[.G943]" office:value-type="float" office:value="6747.5" calcext:value-type="float">
            <text:p>6747.5</text:p>
          </table:table-cell>
          <table:table-cell table:formula="of:=[.H943]+[.$K$13]" office:value-type="float" office:value="1013.35329787235" calcext:value-type="float">
            <text:p>1013.35329787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948</text:p>
          </table:table-cell>
          <table:table-cell table:formula="of:=[.B944]" office:value-type="string" office:string-value="G106" calcext:value-type="string">
            <text:p>G106</text:p>
          </table:table-cell>
          <table:table-cell table:formula="of:=[.C944]" office:value-type="string" office:string-value="P3" calcext:value-type="string">
            <text:p>P3</text:p>
          </table:table-cell>
          <table:table-cell/>
          <table:table-cell table:formula="of:=[.A949]&amp;&quot; &quot;&amp;[.B949]&amp;&quot; &quot;&amp;[.C949]" office:value-type="string" office:string-value="N948 G106 P3" calcext:value-type="string">
            <text:p>N948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949</text:p>
          </table:table-cell>
          <table:table-cell table:formula="of:=&quot;X&quot;&amp;[.G950]" office:value-type="string" office:string-value="X12.5" calcext:value-type="string">
            <text:p>X12.5</text:p>
          </table:table-cell>
          <table:table-cell table:formula="of:=&quot;Y&quot;&amp;[.H950]" office:value-type="string" office:string-value="Y1012.35329787235" calcext:value-type="string">
            <text:p>Y1012.35329787235</text:p>
          </table:table-cell>
          <table:table-cell/>
          <table:table-cell table:formula="of:=[.A950]&amp;&quot; &quot;&amp;[.B950]&amp;&quot; &quot;&amp;[.C950]" office:value-type="string" office:string-value="N949 X12.5 Y1012.35329787235" calcext:value-type="string">
            <text:p>N949 X12.5 Y1012.35329787235</text:p>
          </table:table-cell>
          <table:table-cell/>
          <table:table-cell table:formula="of:=[.G945]" office:value-type="float" office:value="12.5" calcext:value-type="float">
            <text:p>12.5</text:p>
          </table:table-cell>
          <table:table-cell table:formula="of:=[.H945]+[.$K$13]" office:value-type="float" office:value="1012.35329787235" calcext:value-type="float">
            <text:p>1012.35329787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950</text:p>
          </table:table-cell>
          <table:table-cell table:formula="of:=[.B946]" office:value-type="string" office:string-value="G106" calcext:value-type="string">
            <text:p>G106</text:p>
          </table:table-cell>
          <table:table-cell table:formula="of:=[.C946]" office:value-type="string" office:string-value="P0" calcext:value-type="string">
            <text:p>P0</text:p>
          </table:table-cell>
          <table:table-cell/>
          <table:table-cell table:formula="of:=[.A951]&amp;&quot; &quot;&amp;[.B951]&amp;&quot; &quot;&amp;[.C951]" office:value-type="string" office:string-value="N950 G106 P0" calcext:value-type="string">
            <text:p>N950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951</text:p>
          </table:table-cell>
          <table:table-cell table:formula="of:=[.B947]" office:value-type="string" office:string-value="G105" calcext:value-type="string">
            <text:p>G105</text:p>
          </table:table-cell>
          <table:table-cell table:formula="of:=[.C947]" office:value-type="string" office:string-value="PY7.79553191489362" calcext:value-type="string">
            <text:p>PY7.79553191489362</text:p>
          </table:table-cell>
          <table:table-cell/>
          <table:table-cell table:formula="of:=[.A952]&amp;&quot; &quot;&amp;[.B952]&amp;&quot; &quot;&amp;[.C952]" office:value-type="string" office:string-value="N951 G105 PY7.79553191489362" calcext:value-type="string">
            <text:p>N951 G105 PY7.79553191489362</text:p>
          </table:table-cell>
          <table:table-cell table:number-columns-repeated="2"/>
          <table:table-cell table:formula="of:=[.H947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952</text:p>
          </table:table-cell>
          <table:table-cell table:formula="of:=&quot;X&quot;&amp;[.G953]" office:value-type="string" office:string-value="X6747.5" calcext:value-type="string">
            <text:p>X6747.5</text:p>
          </table:table-cell>
          <table:table-cell table:formula="of:=&quot;Y&quot;&amp;[.H953]" office:value-type="string" office:string-value="Y1018.14882978724" calcext:value-type="string">
            <text:p>Y1018.14882978724</text:p>
          </table:table-cell>
          <table:table-cell/>
          <table:table-cell table:formula="of:=[.A953]&amp;&quot; &quot;&amp;[.B953]&amp;&quot; &quot;&amp;[.C953]" office:value-type="string" office:string-value="N952 X6747.5 Y1018.14882978724" calcext:value-type="string">
            <text:p>N952 X6747.5 Y1018.14882978724</text:p>
          </table:table-cell>
          <table:table-cell/>
          <table:table-cell table:formula="of:=[.G948]" office:value-type="float" office:value="6747.5" calcext:value-type="float">
            <text:p>6747.5</text:p>
          </table:table-cell>
          <table:table-cell table:formula="of:=[.H948]+[.$K$13]" office:value-type="float" office:value="1018.14882978724" calcext:value-type="float">
            <text:p>1018.148829787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953</text:p>
          </table:table-cell>
          <table:table-cell table:formula="of:=[.B949]" office:value-type="string" office:string-value="G106" calcext:value-type="string">
            <text:p>G106</text:p>
          </table:table-cell>
          <table:table-cell table:formula="of:=[.C949]" office:value-type="string" office:string-value="P3" calcext:value-type="string">
            <text:p>P3</text:p>
          </table:table-cell>
          <table:table-cell/>
          <table:table-cell table:formula="of:=[.A954]&amp;&quot; &quot;&amp;[.B954]&amp;&quot; &quot;&amp;[.C954]" office:value-type="string" office:string-value="N953 G106 P3" calcext:value-type="string">
            <text:p>N953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954</text:p>
          </table:table-cell>
          <table:table-cell table:formula="of:=&quot;X&quot;&amp;[.G955]" office:value-type="string" office:string-value="X12.5" calcext:value-type="string">
            <text:p>X12.5</text:p>
          </table:table-cell>
          <table:table-cell table:formula="of:=&quot;Y&quot;&amp;[.H955]" office:value-type="string" office:string-value="Y1017.14882978724" calcext:value-type="string">
            <text:p>Y1017.14882978724</text:p>
          </table:table-cell>
          <table:table-cell/>
          <table:table-cell table:formula="of:=[.A955]&amp;&quot; &quot;&amp;[.B955]&amp;&quot; &quot;&amp;[.C955]" office:value-type="string" office:string-value="N954 X12.5 Y1017.14882978724" calcext:value-type="string">
            <text:p>N954 X12.5 Y1017.14882978724</text:p>
          </table:table-cell>
          <table:table-cell/>
          <table:table-cell table:formula="of:=[.G950]" office:value-type="float" office:value="12.5" calcext:value-type="float">
            <text:p>12.5</text:p>
          </table:table-cell>
          <table:table-cell table:formula="of:=[.H950]+[.$K$13]" office:value-type="float" office:value="1017.14882978724" calcext:value-type="float">
            <text:p>1017.148829787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955</text:p>
          </table:table-cell>
          <table:table-cell table:formula="of:=[.B951]" office:value-type="string" office:string-value="G106" calcext:value-type="string">
            <text:p>G106</text:p>
          </table:table-cell>
          <table:table-cell table:formula="of:=[.C951]" office:value-type="string" office:string-value="P0" calcext:value-type="string">
            <text:p>P0</text:p>
          </table:table-cell>
          <table:table-cell/>
          <table:table-cell table:formula="of:=[.A956]&amp;&quot; &quot;&amp;[.B956]&amp;&quot; &quot;&amp;[.C956]" office:value-type="string" office:string-value="N955 G106 P0" calcext:value-type="string">
            <text:p>N955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956</text:p>
          </table:table-cell>
          <table:table-cell table:formula="of:=[.B952]" office:value-type="string" office:string-value="G105" calcext:value-type="string">
            <text:p>G105</text:p>
          </table:table-cell>
          <table:table-cell table:formula="of:=[.C952]" office:value-type="string" office:string-value="PY7.79553191489362" calcext:value-type="string">
            <text:p>PY7.79553191489362</text:p>
          </table:table-cell>
          <table:table-cell/>
          <table:table-cell table:formula="of:=[.A957]&amp;&quot; &quot;&amp;[.B957]&amp;&quot; &quot;&amp;[.C957]" office:value-type="string" office:string-value="N956 G105 PY7.79553191489362" calcext:value-type="string">
            <text:p>N956 G105 PY7.79553191489362</text:p>
          </table:table-cell>
          <table:table-cell table:number-columns-repeated="2"/>
          <table:table-cell table:formula="of:=[.H952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957</text:p>
          </table:table-cell>
          <table:table-cell table:formula="of:=&quot;X&quot;&amp;[.G958]" office:value-type="string" office:string-value="X6747.5" calcext:value-type="string">
            <text:p>X6747.5</text:p>
          </table:table-cell>
          <table:table-cell table:formula="of:=&quot;Y&quot;&amp;[.H958]" office:value-type="string" office:string-value="Y1022.94436170213" calcext:value-type="string">
            <text:p>Y1022.94436170213</text:p>
          </table:table-cell>
          <table:table-cell/>
          <table:table-cell table:formula="of:=[.A958]&amp;&quot; &quot;&amp;[.B958]&amp;&quot; &quot;&amp;[.C958]" office:value-type="string" office:string-value="N957 X6747.5 Y1022.94436170213" calcext:value-type="string">
            <text:p>N957 X6747.5 Y1022.94436170213</text:p>
          </table:table-cell>
          <table:table-cell/>
          <table:table-cell table:formula="of:=[.G953]" office:value-type="float" office:value="6747.5" calcext:value-type="float">
            <text:p>6747.5</text:p>
          </table:table-cell>
          <table:table-cell table:formula="of:=[.H953]+[.$K$13]" office:value-type="float" office:value="1022.94436170213" calcext:value-type="float">
            <text:p>1022.94436170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958</text:p>
          </table:table-cell>
          <table:table-cell table:formula="of:=[.B954]" office:value-type="string" office:string-value="G106" calcext:value-type="string">
            <text:p>G106</text:p>
          </table:table-cell>
          <table:table-cell table:formula="of:=[.C954]" office:value-type="string" office:string-value="P3" calcext:value-type="string">
            <text:p>P3</text:p>
          </table:table-cell>
          <table:table-cell/>
          <table:table-cell table:formula="of:=[.A959]&amp;&quot; &quot;&amp;[.B959]&amp;&quot; &quot;&amp;[.C959]" office:value-type="string" office:string-value="N958 G106 P3" calcext:value-type="string">
            <text:p>N958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959</text:p>
          </table:table-cell>
          <table:table-cell table:formula="of:=&quot;X&quot;&amp;[.G960]" office:value-type="string" office:string-value="X12.5" calcext:value-type="string">
            <text:p>X12.5</text:p>
          </table:table-cell>
          <table:table-cell table:formula="of:=&quot;Y&quot;&amp;[.H960]" office:value-type="string" office:string-value="Y1021.94436170213" calcext:value-type="string">
            <text:p>Y1021.94436170213</text:p>
          </table:table-cell>
          <table:table-cell/>
          <table:table-cell table:formula="of:=[.A960]&amp;&quot; &quot;&amp;[.B960]&amp;&quot; &quot;&amp;[.C960]" office:value-type="string" office:string-value="N959 X12.5 Y1021.94436170213" calcext:value-type="string">
            <text:p>N959 X12.5 Y1021.94436170213</text:p>
          </table:table-cell>
          <table:table-cell/>
          <table:table-cell table:formula="of:=[.G955]" office:value-type="float" office:value="12.5" calcext:value-type="float">
            <text:p>12.5</text:p>
          </table:table-cell>
          <table:table-cell table:formula="of:=[.H955]+[.$K$13]" office:value-type="float" office:value="1021.94436170213" calcext:value-type="float">
            <text:p>1021.94436170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960</text:p>
          </table:table-cell>
          <table:table-cell table:formula="of:=[.B956]" office:value-type="string" office:string-value="G106" calcext:value-type="string">
            <text:p>G106</text:p>
          </table:table-cell>
          <table:table-cell table:formula="of:=[.C956]" office:value-type="string" office:string-value="P0" calcext:value-type="string">
            <text:p>P0</text:p>
          </table:table-cell>
          <table:table-cell/>
          <table:table-cell table:formula="of:=[.A961]&amp;&quot; &quot;&amp;[.B961]&amp;&quot; &quot;&amp;[.C961]" office:value-type="string" office:string-value="N960 G106 P0" calcext:value-type="string">
            <text:p>N960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961</text:p>
          </table:table-cell>
          <table:table-cell table:formula="of:=[.B957]" office:value-type="string" office:string-value="G105" calcext:value-type="string">
            <text:p>G105</text:p>
          </table:table-cell>
          <table:table-cell table:formula="of:=[.C957]" office:value-type="string" office:string-value="PY7.79553191489362" calcext:value-type="string">
            <text:p>PY7.79553191489362</text:p>
          </table:table-cell>
          <table:table-cell/>
          <table:table-cell table:formula="of:=[.A962]&amp;&quot; &quot;&amp;[.B962]&amp;&quot; &quot;&amp;[.C962]" office:value-type="string" office:string-value="N961 G105 PY7.79553191489362" calcext:value-type="string">
            <text:p>N961 G105 PY7.79553191489362</text:p>
          </table:table-cell>
          <table:table-cell table:number-columns-repeated="2"/>
          <table:table-cell table:formula="of:=[.H957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962</text:p>
          </table:table-cell>
          <table:table-cell table:formula="of:=&quot;X&quot;&amp;[.G963]" office:value-type="string" office:string-value="X6747.5" calcext:value-type="string">
            <text:p>X6747.5</text:p>
          </table:table-cell>
          <table:table-cell table:formula="of:=&quot;Y&quot;&amp;[.H963]" office:value-type="string" office:string-value="Y1027.73989361703" calcext:value-type="string">
            <text:p>Y1027.73989361703</text:p>
          </table:table-cell>
          <table:table-cell/>
          <table:table-cell table:formula="of:=[.A963]&amp;&quot; &quot;&amp;[.B963]&amp;&quot; &quot;&amp;[.C963]" office:value-type="string" office:string-value="N962 X6747.5 Y1027.73989361703" calcext:value-type="string">
            <text:p>N962 X6747.5 Y1027.73989361703</text:p>
          </table:table-cell>
          <table:table-cell/>
          <table:table-cell table:formula="of:=[.G958]" office:value-type="float" office:value="6747.5" calcext:value-type="float">
            <text:p>6747.5</text:p>
          </table:table-cell>
          <table:table-cell table:formula="of:=[.H958]+[.$K$13]" office:value-type="float" office:value="1027.73989361703" calcext:value-type="float">
            <text:p>1027.7398936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963</text:p>
          </table:table-cell>
          <table:table-cell table:formula="of:=[.B959]" office:value-type="string" office:string-value="G106" calcext:value-type="string">
            <text:p>G106</text:p>
          </table:table-cell>
          <table:table-cell table:formula="of:=[.C959]" office:value-type="string" office:string-value="P3" calcext:value-type="string">
            <text:p>P3</text:p>
          </table:table-cell>
          <table:table-cell/>
          <table:table-cell table:formula="of:=[.A964]&amp;&quot; &quot;&amp;[.B964]&amp;&quot; &quot;&amp;[.C964]" office:value-type="string" office:string-value="N963 G106 P3" calcext:value-type="string">
            <text:p>N963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964</text:p>
          </table:table-cell>
          <table:table-cell table:formula="of:=&quot;X&quot;&amp;[.G965]" office:value-type="string" office:string-value="X12.5" calcext:value-type="string">
            <text:p>X12.5</text:p>
          </table:table-cell>
          <table:table-cell table:formula="of:=&quot;Y&quot;&amp;[.H965]" office:value-type="string" office:string-value="Y1026.73989361703" calcext:value-type="string">
            <text:p>Y1026.73989361703</text:p>
          </table:table-cell>
          <table:table-cell/>
          <table:table-cell table:formula="of:=[.A965]&amp;&quot; &quot;&amp;[.B965]&amp;&quot; &quot;&amp;[.C965]" office:value-type="string" office:string-value="N964 X12.5 Y1026.73989361703" calcext:value-type="string">
            <text:p>N964 X12.5 Y1026.73989361703</text:p>
          </table:table-cell>
          <table:table-cell/>
          <table:table-cell table:formula="of:=[.G960]" office:value-type="float" office:value="12.5" calcext:value-type="float">
            <text:p>12.5</text:p>
          </table:table-cell>
          <table:table-cell table:formula="of:=[.H960]+[.$K$13]" office:value-type="float" office:value="1026.73989361703" calcext:value-type="float">
            <text:p>1026.7398936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965</text:p>
          </table:table-cell>
          <table:table-cell table:formula="of:=[.B961]" office:value-type="string" office:string-value="G106" calcext:value-type="string">
            <text:p>G106</text:p>
          </table:table-cell>
          <table:table-cell table:formula="of:=[.C961]" office:value-type="string" office:string-value="P0" calcext:value-type="string">
            <text:p>P0</text:p>
          </table:table-cell>
          <table:table-cell/>
          <table:table-cell table:formula="of:=[.A966]&amp;&quot; &quot;&amp;[.B966]&amp;&quot; &quot;&amp;[.C966]" office:value-type="string" office:string-value="N965 G106 P0" calcext:value-type="string">
            <text:p>N965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966</text:p>
          </table:table-cell>
          <table:table-cell table:formula="of:=[.B962]" office:value-type="string" office:string-value="G105" calcext:value-type="string">
            <text:p>G105</text:p>
          </table:table-cell>
          <table:table-cell table:formula="of:=[.C962]" office:value-type="string" office:string-value="PY7.79553191489362" calcext:value-type="string">
            <text:p>PY7.79553191489362</text:p>
          </table:table-cell>
          <table:table-cell/>
          <table:table-cell table:formula="of:=[.A967]&amp;&quot; &quot;&amp;[.B967]&amp;&quot; &quot;&amp;[.C967]" office:value-type="string" office:string-value="N966 G105 PY7.79553191489362" calcext:value-type="string">
            <text:p>N966 G105 PY7.79553191489362</text:p>
          </table:table-cell>
          <table:table-cell table:number-columns-repeated="2"/>
          <table:table-cell table:formula="of:=[.H962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967</text:p>
          </table:table-cell>
          <table:table-cell table:formula="of:=&quot;X&quot;&amp;[.G968]" office:value-type="string" office:string-value="X6747.5" calcext:value-type="string">
            <text:p>X6747.5</text:p>
          </table:table-cell>
          <table:table-cell table:formula="of:=&quot;Y&quot;&amp;[.H968]" office:value-type="string" office:string-value="Y1032.53542553192" calcext:value-type="string">
            <text:p>Y1032.53542553192</text:p>
          </table:table-cell>
          <table:table-cell/>
          <table:table-cell table:formula="of:=[.A968]&amp;&quot; &quot;&amp;[.B968]&amp;&quot; &quot;&amp;[.C968]" office:value-type="string" office:string-value="N967 X6747.5 Y1032.53542553192" calcext:value-type="string">
            <text:p>N967 X6747.5 Y1032.53542553192</text:p>
          </table:table-cell>
          <table:table-cell/>
          <table:table-cell table:formula="of:=[.G963]" office:value-type="float" office:value="6747.5" calcext:value-type="float">
            <text:p>6747.5</text:p>
          </table:table-cell>
          <table:table-cell table:formula="of:=[.H963]+[.$K$13]" office:value-type="float" office:value="1032.53542553192" calcext:value-type="float">
            <text:p>1032.53542553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968</text:p>
          </table:table-cell>
          <table:table-cell table:formula="of:=[.B964]" office:value-type="string" office:string-value="G106" calcext:value-type="string">
            <text:p>G106</text:p>
          </table:table-cell>
          <table:table-cell table:formula="of:=[.C964]" office:value-type="string" office:string-value="P3" calcext:value-type="string">
            <text:p>P3</text:p>
          </table:table-cell>
          <table:table-cell/>
          <table:table-cell table:formula="of:=[.A969]&amp;&quot; &quot;&amp;[.B969]&amp;&quot; &quot;&amp;[.C969]" office:value-type="string" office:string-value="N968 G106 P3" calcext:value-type="string">
            <text:p>N968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969</text:p>
          </table:table-cell>
          <table:table-cell table:formula="of:=&quot;X&quot;&amp;[.G970]" office:value-type="string" office:string-value="X12.5" calcext:value-type="string">
            <text:p>X12.5</text:p>
          </table:table-cell>
          <table:table-cell table:formula="of:=&quot;Y&quot;&amp;[.H970]" office:value-type="string" office:string-value="Y1031.53542553192" calcext:value-type="string">
            <text:p>Y1031.53542553192</text:p>
          </table:table-cell>
          <table:table-cell/>
          <table:table-cell table:formula="of:=[.A970]&amp;&quot; &quot;&amp;[.B970]&amp;&quot; &quot;&amp;[.C970]" office:value-type="string" office:string-value="N969 X12.5 Y1031.53542553192" calcext:value-type="string">
            <text:p>N969 X12.5 Y1031.53542553192</text:p>
          </table:table-cell>
          <table:table-cell/>
          <table:table-cell table:formula="of:=[.G965]" office:value-type="float" office:value="12.5" calcext:value-type="float">
            <text:p>12.5</text:p>
          </table:table-cell>
          <table:table-cell table:formula="of:=[.H965]+[.$K$13]" office:value-type="float" office:value="1031.53542553192" calcext:value-type="float">
            <text:p>1031.53542553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970</text:p>
          </table:table-cell>
          <table:table-cell table:formula="of:=[.B966]" office:value-type="string" office:string-value="G106" calcext:value-type="string">
            <text:p>G106</text:p>
          </table:table-cell>
          <table:table-cell table:formula="of:=[.C966]" office:value-type="string" office:string-value="P0" calcext:value-type="string">
            <text:p>P0</text:p>
          </table:table-cell>
          <table:table-cell/>
          <table:table-cell table:formula="of:=[.A971]&amp;&quot; &quot;&amp;[.B971]&amp;&quot; &quot;&amp;[.C971]" office:value-type="string" office:string-value="N970 G106 P0" calcext:value-type="string">
            <text:p>N970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971</text:p>
          </table:table-cell>
          <table:table-cell table:formula="of:=[.B967]" office:value-type="string" office:string-value="G105" calcext:value-type="string">
            <text:p>G105</text:p>
          </table:table-cell>
          <table:table-cell table:formula="of:=[.C967]" office:value-type="string" office:string-value="PY7.79553191489362" calcext:value-type="string">
            <text:p>PY7.79553191489362</text:p>
          </table:table-cell>
          <table:table-cell/>
          <table:table-cell table:formula="of:=[.A972]&amp;&quot; &quot;&amp;[.B972]&amp;&quot; &quot;&amp;[.C972]" office:value-type="string" office:string-value="N971 G105 PY7.79553191489362" calcext:value-type="string">
            <text:p>N971 G105 PY7.79553191489362</text:p>
          </table:table-cell>
          <table:table-cell table:number-columns-repeated="2"/>
          <table:table-cell table:formula="of:=[.H967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972</text:p>
          </table:table-cell>
          <table:table-cell table:formula="of:=&quot;X&quot;&amp;[.G973]" office:value-type="string" office:string-value="X6747.5" calcext:value-type="string">
            <text:p>X6747.5</text:p>
          </table:table-cell>
          <table:table-cell table:formula="of:=&quot;Y&quot;&amp;[.H973]" office:value-type="string" office:string-value="Y1037.33095744681" calcext:value-type="string">
            <text:p>Y1037.33095744681</text:p>
          </table:table-cell>
          <table:table-cell/>
          <table:table-cell table:formula="of:=[.A973]&amp;&quot; &quot;&amp;[.B973]&amp;&quot; &quot;&amp;[.C973]" office:value-type="string" office:string-value="N972 X6747.5 Y1037.33095744681" calcext:value-type="string">
            <text:p>N972 X6747.5 Y1037.33095744681</text:p>
          </table:table-cell>
          <table:table-cell/>
          <table:table-cell table:formula="of:=[.G968]" office:value-type="float" office:value="6747.5" calcext:value-type="float">
            <text:p>6747.5</text:p>
          </table:table-cell>
          <table:table-cell table:formula="of:=[.H968]+[.$K$13]" office:value-type="float" office:value="1037.33095744681" calcext:value-type="float">
            <text:p>1037.33095744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973</text:p>
          </table:table-cell>
          <table:table-cell table:formula="of:=[.B969]" office:value-type="string" office:string-value="G106" calcext:value-type="string">
            <text:p>G106</text:p>
          </table:table-cell>
          <table:table-cell table:formula="of:=[.C969]" office:value-type="string" office:string-value="P3" calcext:value-type="string">
            <text:p>P3</text:p>
          </table:table-cell>
          <table:table-cell/>
          <table:table-cell table:formula="of:=[.A974]&amp;&quot; &quot;&amp;[.B974]&amp;&quot; &quot;&amp;[.C974]" office:value-type="string" office:string-value="N973 G106 P3" calcext:value-type="string">
            <text:p>N973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974</text:p>
          </table:table-cell>
          <table:table-cell table:formula="of:=&quot;X&quot;&amp;[.G975]" office:value-type="string" office:string-value="X12.5" calcext:value-type="string">
            <text:p>X12.5</text:p>
          </table:table-cell>
          <table:table-cell table:formula="of:=&quot;Y&quot;&amp;[.H975]" office:value-type="string" office:string-value="Y1036.33095744681" calcext:value-type="string">
            <text:p>Y1036.33095744681</text:p>
          </table:table-cell>
          <table:table-cell/>
          <table:table-cell table:formula="of:=[.A975]&amp;&quot; &quot;&amp;[.B975]&amp;&quot; &quot;&amp;[.C975]" office:value-type="string" office:string-value="N974 X12.5 Y1036.33095744681" calcext:value-type="string">
            <text:p>N974 X12.5 Y1036.33095744681</text:p>
          </table:table-cell>
          <table:table-cell/>
          <table:table-cell table:formula="of:=[.G970]" office:value-type="float" office:value="12.5" calcext:value-type="float">
            <text:p>12.5</text:p>
          </table:table-cell>
          <table:table-cell table:formula="of:=[.H970]+[.$K$13]" office:value-type="float" office:value="1036.33095744681" calcext:value-type="float">
            <text:p>1036.33095744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975</text:p>
          </table:table-cell>
          <table:table-cell table:formula="of:=[.B971]" office:value-type="string" office:string-value="G106" calcext:value-type="string">
            <text:p>G106</text:p>
          </table:table-cell>
          <table:table-cell table:formula="of:=[.C971]" office:value-type="string" office:string-value="P0" calcext:value-type="string">
            <text:p>P0</text:p>
          </table:table-cell>
          <table:table-cell/>
          <table:table-cell table:formula="of:=[.A976]&amp;&quot; &quot;&amp;[.B976]&amp;&quot; &quot;&amp;[.C976]" office:value-type="string" office:string-value="N975 G106 P0" calcext:value-type="string">
            <text:p>N975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976</text:p>
          </table:table-cell>
          <table:table-cell table:formula="of:=[.B972]" office:value-type="string" office:string-value="G105" calcext:value-type="string">
            <text:p>G105</text:p>
          </table:table-cell>
          <table:table-cell table:formula="of:=[.C972]" office:value-type="string" office:string-value="PY7.79553191489362" calcext:value-type="string">
            <text:p>PY7.79553191489362</text:p>
          </table:table-cell>
          <table:table-cell/>
          <table:table-cell table:formula="of:=[.A977]&amp;&quot; &quot;&amp;[.B977]&amp;&quot; &quot;&amp;[.C977]" office:value-type="string" office:string-value="N976 G105 PY7.79553191489362" calcext:value-type="string">
            <text:p>N976 G105 PY7.79553191489362</text:p>
          </table:table-cell>
          <table:table-cell table:number-columns-repeated="2"/>
          <table:table-cell table:formula="of:=[.H972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977</text:p>
          </table:table-cell>
          <table:table-cell table:formula="of:=&quot;X&quot;&amp;[.G978]" office:value-type="string" office:string-value="X6747.5" calcext:value-type="string">
            <text:p>X6747.5</text:p>
          </table:table-cell>
          <table:table-cell table:formula="of:=&quot;Y&quot;&amp;[.H978]" office:value-type="string" office:string-value="Y1042.12648936171" calcext:value-type="string">
            <text:p>Y1042.12648936171</text:p>
          </table:table-cell>
          <table:table-cell/>
          <table:table-cell table:formula="of:=[.A978]&amp;&quot; &quot;&amp;[.B978]&amp;&quot; &quot;&amp;[.C978]" office:value-type="string" office:string-value="N977 X6747.5 Y1042.12648936171" calcext:value-type="string">
            <text:p>N977 X6747.5 Y1042.12648936171</text:p>
          </table:table-cell>
          <table:table-cell/>
          <table:table-cell table:formula="of:=[.G973]" office:value-type="float" office:value="6747.5" calcext:value-type="float">
            <text:p>6747.5</text:p>
          </table:table-cell>
          <table:table-cell table:formula="of:=[.H973]+[.$K$13]" office:value-type="float" office:value="1042.12648936171" calcext:value-type="float">
            <text:p>1042.12648936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978</text:p>
          </table:table-cell>
          <table:table-cell table:formula="of:=[.B974]" office:value-type="string" office:string-value="G106" calcext:value-type="string">
            <text:p>G106</text:p>
          </table:table-cell>
          <table:table-cell table:formula="of:=[.C974]" office:value-type="string" office:string-value="P3" calcext:value-type="string">
            <text:p>P3</text:p>
          </table:table-cell>
          <table:table-cell/>
          <table:table-cell table:formula="of:=[.A979]&amp;&quot; &quot;&amp;[.B979]&amp;&quot; &quot;&amp;[.C979]" office:value-type="string" office:string-value="N978 G106 P3" calcext:value-type="string">
            <text:p>N978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979</text:p>
          </table:table-cell>
          <table:table-cell table:formula="of:=&quot;X&quot;&amp;[.G980]" office:value-type="string" office:string-value="X12.5" calcext:value-type="string">
            <text:p>X12.5</text:p>
          </table:table-cell>
          <table:table-cell table:formula="of:=&quot;Y&quot;&amp;[.H980]" office:value-type="string" office:string-value="Y1041.12648936171" calcext:value-type="string">
            <text:p>Y1041.12648936171</text:p>
          </table:table-cell>
          <table:table-cell/>
          <table:table-cell table:formula="of:=[.A980]&amp;&quot; &quot;&amp;[.B980]&amp;&quot; &quot;&amp;[.C980]" office:value-type="string" office:string-value="N979 X12.5 Y1041.12648936171" calcext:value-type="string">
            <text:p>N979 X12.5 Y1041.12648936171</text:p>
          </table:table-cell>
          <table:table-cell/>
          <table:table-cell table:formula="of:=[.G975]" office:value-type="float" office:value="12.5" calcext:value-type="float">
            <text:p>12.5</text:p>
          </table:table-cell>
          <table:table-cell table:formula="of:=[.H975]+[.$K$13]" office:value-type="float" office:value="1041.12648936171" calcext:value-type="float">
            <text:p>1041.12648936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980</text:p>
          </table:table-cell>
          <table:table-cell table:formula="of:=[.B976]" office:value-type="string" office:string-value="G106" calcext:value-type="string">
            <text:p>G106</text:p>
          </table:table-cell>
          <table:table-cell table:formula="of:=[.C976]" office:value-type="string" office:string-value="P0" calcext:value-type="string">
            <text:p>P0</text:p>
          </table:table-cell>
          <table:table-cell/>
          <table:table-cell table:formula="of:=[.A981]&amp;&quot; &quot;&amp;[.B981]&amp;&quot; &quot;&amp;[.C981]" office:value-type="string" office:string-value="N980 G106 P0" calcext:value-type="string">
            <text:p>N980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981</text:p>
          </table:table-cell>
          <table:table-cell table:formula="of:=[.B977]" office:value-type="string" office:string-value="G105" calcext:value-type="string">
            <text:p>G105</text:p>
          </table:table-cell>
          <table:table-cell table:formula="of:=[.C977]" office:value-type="string" office:string-value="PY7.79553191489362" calcext:value-type="string">
            <text:p>PY7.79553191489362</text:p>
          </table:table-cell>
          <table:table-cell/>
          <table:table-cell table:formula="of:=[.A982]&amp;&quot; &quot;&amp;[.B982]&amp;&quot; &quot;&amp;[.C982]" office:value-type="string" office:string-value="N981 G105 PY7.79553191489362" calcext:value-type="string">
            <text:p>N981 G105 PY7.79553191489362</text:p>
          </table:table-cell>
          <table:table-cell table:number-columns-repeated="2"/>
          <table:table-cell table:formula="of:=[.H977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982</text:p>
          </table:table-cell>
          <table:table-cell table:formula="of:=&quot;X&quot;&amp;[.G983]" office:value-type="string" office:string-value="X6747.5" calcext:value-type="string">
            <text:p>X6747.5</text:p>
          </table:table-cell>
          <table:table-cell table:formula="of:=&quot;Y&quot;&amp;[.H983]" office:value-type="string" office:string-value="Y1046.9220212766" calcext:value-type="string">
            <text:p>Y1046.9220212766</text:p>
          </table:table-cell>
          <table:table-cell/>
          <table:table-cell table:formula="of:=[.A983]&amp;&quot; &quot;&amp;[.B983]&amp;&quot; &quot;&amp;[.C983]" office:value-type="string" office:string-value="N982 X6747.5 Y1046.9220212766" calcext:value-type="string">
            <text:p>N982 X6747.5 Y1046.9220212766</text:p>
          </table:table-cell>
          <table:table-cell/>
          <table:table-cell table:formula="of:=[.G978]" office:value-type="float" office:value="6747.5" calcext:value-type="float">
            <text:p>6747.5</text:p>
          </table:table-cell>
          <table:table-cell table:formula="of:=[.H978]+[.$K$13]" office:value-type="float" office:value="1046.9220212766" calcext:value-type="float">
            <text:p>1046.92202127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983</text:p>
          </table:table-cell>
          <table:table-cell table:formula="of:=[.B979]" office:value-type="string" office:string-value="G106" calcext:value-type="string">
            <text:p>G106</text:p>
          </table:table-cell>
          <table:table-cell table:formula="of:=[.C979]" office:value-type="string" office:string-value="P3" calcext:value-type="string">
            <text:p>P3</text:p>
          </table:table-cell>
          <table:table-cell/>
          <table:table-cell table:formula="of:=[.A984]&amp;&quot; &quot;&amp;[.B984]&amp;&quot; &quot;&amp;[.C984]" office:value-type="string" office:string-value="N983 G106 P3" calcext:value-type="string">
            <text:p>N983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984</text:p>
          </table:table-cell>
          <table:table-cell table:formula="of:=&quot;X&quot;&amp;[.G985]" office:value-type="string" office:string-value="X12.5" calcext:value-type="string">
            <text:p>X12.5</text:p>
          </table:table-cell>
          <table:table-cell table:formula="of:=&quot;Y&quot;&amp;[.H985]" office:value-type="string" office:string-value="Y1045.9220212766" calcext:value-type="string">
            <text:p>Y1045.9220212766</text:p>
          </table:table-cell>
          <table:table-cell/>
          <table:table-cell table:formula="of:=[.A985]&amp;&quot; &quot;&amp;[.B985]&amp;&quot; &quot;&amp;[.C985]" office:value-type="string" office:string-value="N984 X12.5 Y1045.9220212766" calcext:value-type="string">
            <text:p>N984 X12.5 Y1045.9220212766</text:p>
          </table:table-cell>
          <table:table-cell/>
          <table:table-cell table:formula="of:=[.G980]" office:value-type="float" office:value="12.5" calcext:value-type="float">
            <text:p>12.5</text:p>
          </table:table-cell>
          <table:table-cell table:formula="of:=[.H980]+[.$K$13]" office:value-type="float" office:value="1045.9220212766" calcext:value-type="float">
            <text:p>1045.92202127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985</text:p>
          </table:table-cell>
          <table:table-cell table:formula="of:=[.B981]" office:value-type="string" office:string-value="G106" calcext:value-type="string">
            <text:p>G106</text:p>
          </table:table-cell>
          <table:table-cell table:formula="of:=[.C981]" office:value-type="string" office:string-value="P0" calcext:value-type="string">
            <text:p>P0</text:p>
          </table:table-cell>
          <table:table-cell/>
          <table:table-cell table:formula="of:=[.A986]&amp;&quot; &quot;&amp;[.B986]&amp;&quot; &quot;&amp;[.C986]" office:value-type="string" office:string-value="N985 G106 P0" calcext:value-type="string">
            <text:p>N985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986</text:p>
          </table:table-cell>
          <table:table-cell table:formula="of:=[.B982]" office:value-type="string" office:string-value="G105" calcext:value-type="string">
            <text:p>G105</text:p>
          </table:table-cell>
          <table:table-cell table:formula="of:=[.C982]" office:value-type="string" office:string-value="PY7.79553191489362" calcext:value-type="string">
            <text:p>PY7.79553191489362</text:p>
          </table:table-cell>
          <table:table-cell/>
          <table:table-cell table:formula="of:=[.A987]&amp;&quot; &quot;&amp;[.B987]&amp;&quot; &quot;&amp;[.C987]" office:value-type="string" office:string-value="N986 G105 PY7.79553191489362" calcext:value-type="string">
            <text:p>N986 G105 PY7.79553191489362</text:p>
          </table:table-cell>
          <table:table-cell table:number-columns-repeated="2"/>
          <table:table-cell table:formula="of:=[.H982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987</text:p>
          </table:table-cell>
          <table:table-cell table:formula="of:=&quot;X&quot;&amp;[.G988]" office:value-type="string" office:string-value="X6747.5" calcext:value-type="string">
            <text:p>X6747.5</text:p>
          </table:table-cell>
          <table:table-cell table:formula="of:=&quot;Y&quot;&amp;[.H988]" office:value-type="string" office:string-value="Y1051.7175531915" calcext:value-type="string">
            <text:p>Y1051.7175531915</text:p>
          </table:table-cell>
          <table:table-cell/>
          <table:table-cell table:formula="of:=[.A988]&amp;&quot; &quot;&amp;[.B988]&amp;&quot; &quot;&amp;[.C988]" office:value-type="string" office:string-value="N987 X6747.5 Y1051.7175531915" calcext:value-type="string">
            <text:p>N987 X6747.5 Y1051.7175531915</text:p>
          </table:table-cell>
          <table:table-cell/>
          <table:table-cell table:formula="of:=[.G983]" office:value-type="float" office:value="6747.5" calcext:value-type="float">
            <text:p>6747.5</text:p>
          </table:table-cell>
          <table:table-cell table:formula="of:=[.H983]+[.$K$13]" office:value-type="float" office:value="1051.7175531915" calcext:value-type="float">
            <text:p>1051.71755319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988</text:p>
          </table:table-cell>
          <table:table-cell table:formula="of:=[.B984]" office:value-type="string" office:string-value="G106" calcext:value-type="string">
            <text:p>G106</text:p>
          </table:table-cell>
          <table:table-cell table:formula="of:=[.C984]" office:value-type="string" office:string-value="P3" calcext:value-type="string">
            <text:p>P3</text:p>
          </table:table-cell>
          <table:table-cell/>
          <table:table-cell table:formula="of:=[.A989]&amp;&quot; &quot;&amp;[.B989]&amp;&quot; &quot;&amp;[.C989]" office:value-type="string" office:string-value="N988 G106 P3" calcext:value-type="string">
            <text:p>N988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989</text:p>
          </table:table-cell>
          <table:table-cell table:formula="of:=&quot;X&quot;&amp;[.G990]" office:value-type="string" office:string-value="X12.5" calcext:value-type="string">
            <text:p>X12.5</text:p>
          </table:table-cell>
          <table:table-cell table:formula="of:=&quot;Y&quot;&amp;[.H990]" office:value-type="string" office:string-value="Y1050.7175531915" calcext:value-type="string">
            <text:p>Y1050.7175531915</text:p>
          </table:table-cell>
          <table:table-cell/>
          <table:table-cell table:formula="of:=[.A990]&amp;&quot; &quot;&amp;[.B990]&amp;&quot; &quot;&amp;[.C990]" office:value-type="string" office:string-value="N989 X12.5 Y1050.7175531915" calcext:value-type="string">
            <text:p>N989 X12.5 Y1050.7175531915</text:p>
          </table:table-cell>
          <table:table-cell/>
          <table:table-cell table:formula="of:=[.G985]" office:value-type="float" office:value="12.5" calcext:value-type="float">
            <text:p>12.5</text:p>
          </table:table-cell>
          <table:table-cell table:formula="of:=[.H985]+[.$K$13]" office:value-type="float" office:value="1050.7175531915" calcext:value-type="float">
            <text:p>1050.71755319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990</text:p>
          </table:table-cell>
          <table:table-cell table:formula="of:=[.B986]" office:value-type="string" office:string-value="G106" calcext:value-type="string">
            <text:p>G106</text:p>
          </table:table-cell>
          <table:table-cell table:formula="of:=[.C986]" office:value-type="string" office:string-value="P0" calcext:value-type="string">
            <text:p>P0</text:p>
          </table:table-cell>
          <table:table-cell/>
          <table:table-cell table:formula="of:=[.A991]&amp;&quot; &quot;&amp;[.B991]&amp;&quot; &quot;&amp;[.C991]" office:value-type="string" office:string-value="N990 G106 P0" calcext:value-type="string">
            <text:p>N990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991</text:p>
          </table:table-cell>
          <table:table-cell table:formula="of:=[.B987]" office:value-type="string" office:string-value="G105" calcext:value-type="string">
            <text:p>G105</text:p>
          </table:table-cell>
          <table:table-cell table:formula="of:=[.C987]" office:value-type="string" office:string-value="PY7.79553191489362" calcext:value-type="string">
            <text:p>PY7.79553191489362</text:p>
          </table:table-cell>
          <table:table-cell/>
          <table:table-cell table:formula="of:=[.A992]&amp;&quot; &quot;&amp;[.B992]&amp;&quot; &quot;&amp;[.C992]" office:value-type="string" office:string-value="N991 G105 PY7.79553191489362" calcext:value-type="string">
            <text:p>N991 G105 PY7.79553191489362</text:p>
          </table:table-cell>
          <table:table-cell table:number-columns-repeated="2"/>
          <table:table-cell table:formula="of:=[.H987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992</text:p>
          </table:table-cell>
          <table:table-cell table:formula="of:=&quot;X&quot;&amp;[.G993]" office:value-type="string" office:string-value="X6747.5" calcext:value-type="string">
            <text:p>X6747.5</text:p>
          </table:table-cell>
          <table:table-cell table:formula="of:=&quot;Y&quot;&amp;[.H993]" office:value-type="string" office:string-value="Y1056.51308510639" calcext:value-type="string">
            <text:p>Y1056.51308510639</text:p>
          </table:table-cell>
          <table:table-cell/>
          <table:table-cell table:formula="of:=[.A993]&amp;&quot; &quot;&amp;[.B993]&amp;&quot; &quot;&amp;[.C993]" office:value-type="string" office:string-value="N992 X6747.5 Y1056.51308510639" calcext:value-type="string">
            <text:p>N992 X6747.5 Y1056.51308510639</text:p>
          </table:table-cell>
          <table:table-cell/>
          <table:table-cell table:formula="of:=[.G988]" office:value-type="float" office:value="6747.5" calcext:value-type="float">
            <text:p>6747.5</text:p>
          </table:table-cell>
          <table:table-cell table:formula="of:=[.H988]+[.$K$13]" office:value-type="float" office:value="1056.51308510639" calcext:value-type="float">
            <text:p>1056.51308510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993</text:p>
          </table:table-cell>
          <table:table-cell table:formula="of:=[.B989]" office:value-type="string" office:string-value="G106" calcext:value-type="string">
            <text:p>G106</text:p>
          </table:table-cell>
          <table:table-cell table:formula="of:=[.C989]" office:value-type="string" office:string-value="P3" calcext:value-type="string">
            <text:p>P3</text:p>
          </table:table-cell>
          <table:table-cell/>
          <table:table-cell table:formula="of:=[.A994]&amp;&quot; &quot;&amp;[.B994]&amp;&quot; &quot;&amp;[.C994]" office:value-type="string" office:string-value="N993 G106 P3" calcext:value-type="string">
            <text:p>N993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994</text:p>
          </table:table-cell>
          <table:table-cell table:formula="of:=&quot;X&quot;&amp;[.G995]" office:value-type="string" office:string-value="X12.5" calcext:value-type="string">
            <text:p>X12.5</text:p>
          </table:table-cell>
          <table:table-cell table:formula="of:=&quot;Y&quot;&amp;[.H995]" office:value-type="string" office:string-value="Y1055.51308510639" calcext:value-type="string">
            <text:p>Y1055.51308510639</text:p>
          </table:table-cell>
          <table:table-cell/>
          <table:table-cell table:formula="of:=[.A995]&amp;&quot; &quot;&amp;[.B995]&amp;&quot; &quot;&amp;[.C995]" office:value-type="string" office:string-value="N994 X12.5 Y1055.51308510639" calcext:value-type="string">
            <text:p>N994 X12.5 Y1055.51308510639</text:p>
          </table:table-cell>
          <table:table-cell/>
          <table:table-cell table:formula="of:=[.G990]" office:value-type="float" office:value="12.5" calcext:value-type="float">
            <text:p>12.5</text:p>
          </table:table-cell>
          <table:table-cell table:formula="of:=[.H990]+[.$K$13]" office:value-type="float" office:value="1055.51308510639" calcext:value-type="float">
            <text:p>1055.51308510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995</text:p>
          </table:table-cell>
          <table:table-cell table:formula="of:=[.B991]" office:value-type="string" office:string-value="G106" calcext:value-type="string">
            <text:p>G106</text:p>
          </table:table-cell>
          <table:table-cell table:formula="of:=[.C991]" office:value-type="string" office:string-value="P0" calcext:value-type="string">
            <text:p>P0</text:p>
          </table:table-cell>
          <table:table-cell/>
          <table:table-cell table:formula="of:=[.A996]&amp;&quot; &quot;&amp;[.B996]&amp;&quot; &quot;&amp;[.C996]" office:value-type="string" office:string-value="N995 G106 P0" calcext:value-type="string">
            <text:p>N995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996</text:p>
          </table:table-cell>
          <table:table-cell table:formula="of:=[.B992]" office:value-type="string" office:string-value="G105" calcext:value-type="string">
            <text:p>G105</text:p>
          </table:table-cell>
          <table:table-cell table:formula="of:=[.C992]" office:value-type="string" office:string-value="PY7.79553191489362" calcext:value-type="string">
            <text:p>PY7.79553191489362</text:p>
          </table:table-cell>
          <table:table-cell/>
          <table:table-cell table:formula="of:=[.A997]&amp;&quot; &quot;&amp;[.B997]&amp;&quot; &quot;&amp;[.C997]" office:value-type="string" office:string-value="N996 G105 PY7.79553191489362" calcext:value-type="string">
            <text:p>N996 G105 PY7.79553191489362</text:p>
          </table:table-cell>
          <table:table-cell table:number-columns-repeated="2"/>
          <table:table-cell table:formula="of:=[.H992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997</text:p>
          </table:table-cell>
          <table:table-cell table:formula="of:=&quot;X&quot;&amp;[.G998]" office:value-type="string" office:string-value="X6747.5" calcext:value-type="string">
            <text:p>X6747.5</text:p>
          </table:table-cell>
          <table:table-cell table:formula="of:=&quot;Y&quot;&amp;[.H998]" office:value-type="string" office:string-value="Y1061.30861702128" calcext:value-type="string">
            <text:p>Y1061.30861702128</text:p>
          </table:table-cell>
          <table:table-cell/>
          <table:table-cell table:formula="of:=[.A998]&amp;&quot; &quot;&amp;[.B998]&amp;&quot; &quot;&amp;[.C998]" office:value-type="string" office:string-value="N997 X6747.5 Y1061.30861702128" calcext:value-type="string">
            <text:p>N997 X6747.5 Y1061.30861702128</text:p>
          </table:table-cell>
          <table:table-cell/>
          <table:table-cell table:formula="of:=[.G993]" office:value-type="float" office:value="6747.5" calcext:value-type="float">
            <text:p>6747.5</text:p>
          </table:table-cell>
          <table:table-cell table:formula="of:=[.H993]+[.$K$13]" office:value-type="float" office:value="1061.30861702128" calcext:value-type="float">
            <text:p>1061.30861702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998</text:p>
          </table:table-cell>
          <table:table-cell table:formula="of:=[.B994]" office:value-type="string" office:string-value="G106" calcext:value-type="string">
            <text:p>G106</text:p>
          </table:table-cell>
          <table:table-cell table:formula="of:=[.C994]" office:value-type="string" office:string-value="P3" calcext:value-type="string">
            <text:p>P3</text:p>
          </table:table-cell>
          <table:table-cell/>
          <table:table-cell table:formula="of:=[.A999]&amp;&quot; &quot;&amp;[.B999]&amp;&quot; &quot;&amp;[.C999]" office:value-type="string" office:string-value="N998 G106 P3" calcext:value-type="string">
            <text:p>N998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999</text:p>
          </table:table-cell>
          <table:table-cell table:formula="of:=&quot;X&quot;&amp;[.G1000]" office:value-type="string" office:string-value="X12.5" calcext:value-type="string">
            <text:p>X12.5</text:p>
          </table:table-cell>
          <table:table-cell table:formula="of:=&quot;Y&quot;&amp;[.H1000]" office:value-type="string" office:string-value="Y1060.30861702128" calcext:value-type="string">
            <text:p>Y1060.30861702128</text:p>
          </table:table-cell>
          <table:table-cell/>
          <table:table-cell table:formula="of:=[.A1000]&amp;&quot; &quot;&amp;[.B1000]&amp;&quot; &quot;&amp;[.C1000]" office:value-type="string" office:string-value="N999 X12.5 Y1060.30861702128" calcext:value-type="string">
            <text:p>N999 X12.5 Y1060.30861702128</text:p>
          </table:table-cell>
          <table:table-cell/>
          <table:table-cell table:formula="of:=[.G995]" office:value-type="float" office:value="12.5" calcext:value-type="float">
            <text:p>12.5</text:p>
          </table:table-cell>
          <table:table-cell table:formula="of:=[.H995]+[.$K$13]" office:value-type="float" office:value="1060.30861702128" calcext:value-type="float">
            <text:p>1060.30861702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000</text:p>
          </table:table-cell>
          <table:table-cell table:formula="of:=[.B996]" office:value-type="string" office:string-value="G106" calcext:value-type="string">
            <text:p>G106</text:p>
          </table:table-cell>
          <table:table-cell table:formula="of:=[.C996]" office:value-type="string" office:string-value="P0" calcext:value-type="string">
            <text:p>P0</text:p>
          </table:table-cell>
          <table:table-cell/>
          <table:table-cell table:formula="of:=[.A1001]&amp;&quot; &quot;&amp;[.B1001]&amp;&quot; &quot;&amp;[.C1001]" office:value-type="string" office:string-value="N1000 G106 P0" calcext:value-type="string">
            <text:p>N1000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1001</text:p>
          </table:table-cell>
          <table:table-cell table:formula="of:=[.B997]" office:value-type="string" office:string-value="G105" calcext:value-type="string">
            <text:p>G105</text:p>
          </table:table-cell>
          <table:table-cell table:formula="of:=[.C997]" office:value-type="string" office:string-value="PY7.79553191489362" calcext:value-type="string">
            <text:p>PY7.79553191489362</text:p>
          </table:table-cell>
          <table:table-cell/>
          <table:table-cell table:formula="of:=[.A1002]&amp;&quot; &quot;&amp;[.B1002]&amp;&quot; &quot;&amp;[.C1002]" office:value-type="string" office:string-value="N1001 G105 PY7.79553191489362" calcext:value-type="string">
            <text:p>N1001 G105 PY7.79553191489362</text:p>
          </table:table-cell>
          <table:table-cell table:number-columns-repeated="2"/>
          <table:table-cell table:formula="of:=[.H997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002</text:p>
          </table:table-cell>
          <table:table-cell table:formula="of:=&quot;X&quot;&amp;[.G1003]" office:value-type="string" office:string-value="X6747.5" calcext:value-type="string">
            <text:p>X6747.5</text:p>
          </table:table-cell>
          <table:table-cell table:formula="of:=&quot;Y&quot;&amp;[.H1003]" office:value-type="string" office:string-value="Y1066.10414893618" calcext:value-type="string">
            <text:p>Y1066.10414893618</text:p>
          </table:table-cell>
          <table:table-cell/>
          <table:table-cell table:formula="of:=[.A1003]&amp;&quot; &quot;&amp;[.B1003]&amp;&quot; &quot;&amp;[.C1003]" office:value-type="string" office:string-value="N1002 X6747.5 Y1066.10414893618" calcext:value-type="string">
            <text:p>N1002 X6747.5 Y1066.10414893618</text:p>
          </table:table-cell>
          <table:table-cell/>
          <table:table-cell table:formula="of:=[.G998]" office:value-type="float" office:value="6747.5" calcext:value-type="float">
            <text:p>6747.5</text:p>
          </table:table-cell>
          <table:table-cell table:formula="of:=[.H998]+[.$K$13]" office:value-type="float" office:value="1066.10414893618" calcext:value-type="float">
            <text:p>1066.1041489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003</text:p>
          </table:table-cell>
          <table:table-cell table:formula="of:=[.B999]" office:value-type="string" office:string-value="G106" calcext:value-type="string">
            <text:p>G106</text:p>
          </table:table-cell>
          <table:table-cell table:formula="of:=[.C999]" office:value-type="string" office:string-value="P3" calcext:value-type="string">
            <text:p>P3</text:p>
          </table:table-cell>
          <table:table-cell/>
          <table:table-cell table:formula="of:=[.A1004]&amp;&quot; &quot;&amp;[.B1004]&amp;&quot; &quot;&amp;[.C1004]" office:value-type="string" office:string-value="N1003 G106 P3" calcext:value-type="string">
            <text:p>N1003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1004</text:p>
          </table:table-cell>
          <table:table-cell table:formula="of:=&quot;X&quot;&amp;[.G1005]" office:value-type="string" office:string-value="X12.5" calcext:value-type="string">
            <text:p>X12.5</text:p>
          </table:table-cell>
          <table:table-cell table:formula="of:=&quot;Y&quot;&amp;[.H1005]" office:value-type="string" office:string-value="Y1065.10414893618" calcext:value-type="string">
            <text:p>Y1065.10414893618</text:p>
          </table:table-cell>
          <table:table-cell/>
          <table:table-cell table:formula="of:=[.A1005]&amp;&quot; &quot;&amp;[.B1005]&amp;&quot; &quot;&amp;[.C1005]" office:value-type="string" office:string-value="N1004 X12.5 Y1065.10414893618" calcext:value-type="string">
            <text:p>N1004 X12.5 Y1065.10414893618</text:p>
          </table:table-cell>
          <table:table-cell/>
          <table:table-cell table:formula="of:=[.G1000]" office:value-type="float" office:value="12.5" calcext:value-type="float">
            <text:p>12.5</text:p>
          </table:table-cell>
          <table:table-cell table:formula="of:=[.H1000]+[.$K$13]" office:value-type="float" office:value="1065.10414893618" calcext:value-type="float">
            <text:p>1065.1041489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005</text:p>
          </table:table-cell>
          <table:table-cell table:formula="of:=[.B1001]" office:value-type="string" office:string-value="G106" calcext:value-type="string">
            <text:p>G106</text:p>
          </table:table-cell>
          <table:table-cell table:formula="of:=[.C1001]" office:value-type="string" office:string-value="P0" calcext:value-type="string">
            <text:p>P0</text:p>
          </table:table-cell>
          <table:table-cell/>
          <table:table-cell table:formula="of:=[.A1006]&amp;&quot; &quot;&amp;[.B1006]&amp;&quot; &quot;&amp;[.C1006]" office:value-type="string" office:string-value="N1005 G106 P0" calcext:value-type="string">
            <text:p>N1005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1006</text:p>
          </table:table-cell>
          <table:table-cell table:formula="of:=[.B1002]" office:value-type="string" office:string-value="G105" calcext:value-type="string">
            <text:p>G105</text:p>
          </table:table-cell>
          <table:table-cell table:formula="of:=[.C1002]" office:value-type="string" office:string-value="PY7.79553191489362" calcext:value-type="string">
            <text:p>PY7.79553191489362</text:p>
          </table:table-cell>
          <table:table-cell/>
          <table:table-cell table:formula="of:=[.A1007]&amp;&quot; &quot;&amp;[.B1007]&amp;&quot; &quot;&amp;[.C1007]" office:value-type="string" office:string-value="N1006 G105 PY7.79553191489362" calcext:value-type="string">
            <text:p>N1006 G105 PY7.79553191489362</text:p>
          </table:table-cell>
          <table:table-cell table:number-columns-repeated="2"/>
          <table:table-cell table:formula="of:=[.H1002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007</text:p>
          </table:table-cell>
          <table:table-cell table:formula="of:=&quot;X&quot;&amp;[.G1008]" office:value-type="string" office:string-value="X6747.5" calcext:value-type="string">
            <text:p>X6747.5</text:p>
          </table:table-cell>
          <table:table-cell table:formula="of:=&quot;Y&quot;&amp;[.H1008]" office:value-type="string" office:string-value="Y1070.89968085107" calcext:value-type="string">
            <text:p>Y1070.89968085107</text:p>
          </table:table-cell>
          <table:table-cell/>
          <table:table-cell table:formula="of:=[.A1008]&amp;&quot; &quot;&amp;[.B1008]&amp;&quot; &quot;&amp;[.C1008]" office:value-type="string" office:string-value="N1007 X6747.5 Y1070.89968085107" calcext:value-type="string">
            <text:p>N1007 X6747.5 Y1070.89968085107</text:p>
          </table:table-cell>
          <table:table-cell/>
          <table:table-cell table:formula="of:=[.G1003]" office:value-type="float" office:value="6747.5" calcext:value-type="float">
            <text:p>6747.5</text:p>
          </table:table-cell>
          <table:table-cell table:formula="of:=[.H1003]+[.$K$13]" office:value-type="float" office:value="1070.89968085107" calcext:value-type="float">
            <text:p>1070.89968085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008</text:p>
          </table:table-cell>
          <table:table-cell table:formula="of:=[.B1004]" office:value-type="string" office:string-value="G106" calcext:value-type="string">
            <text:p>G106</text:p>
          </table:table-cell>
          <table:table-cell table:formula="of:=[.C1004]" office:value-type="string" office:string-value="P3" calcext:value-type="string">
            <text:p>P3</text:p>
          </table:table-cell>
          <table:table-cell/>
          <table:table-cell table:formula="of:=[.A1009]&amp;&quot; &quot;&amp;[.B1009]&amp;&quot; &quot;&amp;[.C1009]" office:value-type="string" office:string-value="N1008 G106 P3" calcext:value-type="string">
            <text:p>N1008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1009</text:p>
          </table:table-cell>
          <table:table-cell table:formula="of:=&quot;X&quot;&amp;[.G1010]" office:value-type="string" office:string-value="X12.5" calcext:value-type="string">
            <text:p>X12.5</text:p>
          </table:table-cell>
          <table:table-cell table:formula="of:=&quot;Y&quot;&amp;[.H1010]" office:value-type="string" office:string-value="Y1069.89968085107" calcext:value-type="string">
            <text:p>Y1069.89968085107</text:p>
          </table:table-cell>
          <table:table-cell/>
          <table:table-cell table:formula="of:=[.A1010]&amp;&quot; &quot;&amp;[.B1010]&amp;&quot; &quot;&amp;[.C1010]" office:value-type="string" office:string-value="N1009 X12.5 Y1069.89968085107" calcext:value-type="string">
            <text:p>N1009 X12.5 Y1069.89968085107</text:p>
          </table:table-cell>
          <table:table-cell/>
          <table:table-cell table:formula="of:=[.G1005]" office:value-type="float" office:value="12.5" calcext:value-type="float">
            <text:p>12.5</text:p>
          </table:table-cell>
          <table:table-cell table:formula="of:=[.H1005]+[.$K$13]" office:value-type="float" office:value="1069.89968085107" calcext:value-type="float">
            <text:p>1069.89968085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010</text:p>
          </table:table-cell>
          <table:table-cell table:formula="of:=[.B1006]" office:value-type="string" office:string-value="G106" calcext:value-type="string">
            <text:p>G106</text:p>
          </table:table-cell>
          <table:table-cell table:formula="of:=[.C1006]" office:value-type="string" office:string-value="P0" calcext:value-type="string">
            <text:p>P0</text:p>
          </table:table-cell>
          <table:table-cell/>
          <table:table-cell table:formula="of:=[.A1011]&amp;&quot; &quot;&amp;[.B1011]&amp;&quot; &quot;&amp;[.C1011]" office:value-type="string" office:string-value="N1010 G106 P0" calcext:value-type="string">
            <text:p>N1010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1011</text:p>
          </table:table-cell>
          <table:table-cell table:formula="of:=[.B1007]" office:value-type="string" office:string-value="G105" calcext:value-type="string">
            <text:p>G105</text:p>
          </table:table-cell>
          <table:table-cell table:formula="of:=[.C1007]" office:value-type="string" office:string-value="PY7.79553191489362" calcext:value-type="string">
            <text:p>PY7.79553191489362</text:p>
          </table:table-cell>
          <table:table-cell/>
          <table:table-cell table:formula="of:=[.A1012]&amp;&quot; &quot;&amp;[.B1012]&amp;&quot; &quot;&amp;[.C1012]" office:value-type="string" office:string-value="N1011 G105 PY7.79553191489362" calcext:value-type="string">
            <text:p>N1011 G105 PY7.79553191489362</text:p>
          </table:table-cell>
          <table:table-cell table:number-columns-repeated="2"/>
          <table:table-cell table:formula="of:=[.H1007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012</text:p>
          </table:table-cell>
          <table:table-cell table:formula="of:=&quot;X&quot;&amp;[.G1013]" office:value-type="string" office:string-value="X6747.5" calcext:value-type="string">
            <text:p>X6747.5</text:p>
          </table:table-cell>
          <table:table-cell table:formula="of:=&quot;Y&quot;&amp;[.H1013]" office:value-type="string" office:string-value="Y1075.69521276596" calcext:value-type="string">
            <text:p>Y1075.69521276596</text:p>
          </table:table-cell>
          <table:table-cell/>
          <table:table-cell table:formula="of:=[.A1013]&amp;&quot; &quot;&amp;[.B1013]&amp;&quot; &quot;&amp;[.C1013]" office:value-type="string" office:string-value="N1012 X6747.5 Y1075.69521276596" calcext:value-type="string">
            <text:p>N1012 X6747.5 Y1075.69521276596</text:p>
          </table:table-cell>
          <table:table-cell/>
          <table:table-cell table:formula="of:=[.G1008]" office:value-type="float" office:value="6747.5" calcext:value-type="float">
            <text:p>6747.5</text:p>
          </table:table-cell>
          <table:table-cell table:formula="of:=[.H1008]+[.$K$13]" office:value-type="float" office:value="1075.69521276596" calcext:value-type="float">
            <text:p>1075.6952127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013</text:p>
          </table:table-cell>
          <table:table-cell table:formula="of:=[.B1009]" office:value-type="string" office:string-value="G106" calcext:value-type="string">
            <text:p>G106</text:p>
          </table:table-cell>
          <table:table-cell table:formula="of:=[.C1009]" office:value-type="string" office:string-value="P3" calcext:value-type="string">
            <text:p>P3</text:p>
          </table:table-cell>
          <table:table-cell/>
          <table:table-cell table:formula="of:=[.A1014]&amp;&quot; &quot;&amp;[.B1014]&amp;&quot; &quot;&amp;[.C1014]" office:value-type="string" office:string-value="N1013 G106 P3" calcext:value-type="string">
            <text:p>N1013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1014</text:p>
          </table:table-cell>
          <table:table-cell table:formula="of:=&quot;X&quot;&amp;[.G1015]" office:value-type="string" office:string-value="X12.5" calcext:value-type="string">
            <text:p>X12.5</text:p>
          </table:table-cell>
          <table:table-cell table:formula="of:=&quot;Y&quot;&amp;[.H1015]" office:value-type="string" office:string-value="Y1074.69521276596" calcext:value-type="string">
            <text:p>Y1074.69521276596</text:p>
          </table:table-cell>
          <table:table-cell/>
          <table:table-cell table:formula="of:=[.A1015]&amp;&quot; &quot;&amp;[.B1015]&amp;&quot; &quot;&amp;[.C1015]" office:value-type="string" office:string-value="N1014 X12.5 Y1074.69521276596" calcext:value-type="string">
            <text:p>N1014 X12.5 Y1074.69521276596</text:p>
          </table:table-cell>
          <table:table-cell/>
          <table:table-cell table:formula="of:=[.G1010]" office:value-type="float" office:value="12.5" calcext:value-type="float">
            <text:p>12.5</text:p>
          </table:table-cell>
          <table:table-cell table:formula="of:=[.H1010]+[.$K$13]" office:value-type="float" office:value="1074.69521276596" calcext:value-type="float">
            <text:p>1074.6952127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015</text:p>
          </table:table-cell>
          <table:table-cell table:formula="of:=[.B1011]" office:value-type="string" office:string-value="G106" calcext:value-type="string">
            <text:p>G106</text:p>
          </table:table-cell>
          <table:table-cell table:formula="of:=[.C1011]" office:value-type="string" office:string-value="P0" calcext:value-type="string">
            <text:p>P0</text:p>
          </table:table-cell>
          <table:table-cell/>
          <table:table-cell table:formula="of:=[.A1016]&amp;&quot; &quot;&amp;[.B1016]&amp;&quot; &quot;&amp;[.C1016]" office:value-type="string" office:string-value="N1015 G106 P0" calcext:value-type="string">
            <text:p>N1015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1016</text:p>
          </table:table-cell>
          <table:table-cell table:formula="of:=[.B1012]" office:value-type="string" office:string-value="G105" calcext:value-type="string">
            <text:p>G105</text:p>
          </table:table-cell>
          <table:table-cell table:formula="of:=[.C1012]" office:value-type="string" office:string-value="PY7.79553191489362" calcext:value-type="string">
            <text:p>PY7.79553191489362</text:p>
          </table:table-cell>
          <table:table-cell/>
          <table:table-cell table:formula="of:=[.A1017]&amp;&quot; &quot;&amp;[.B1017]&amp;&quot; &quot;&amp;[.C1017]" office:value-type="string" office:string-value="N1016 G105 PY7.79553191489362" calcext:value-type="string">
            <text:p>N1016 G105 PY7.79553191489362</text:p>
          </table:table-cell>
          <table:table-cell table:number-columns-repeated="2"/>
          <table:table-cell table:formula="of:=[.H1012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017</text:p>
          </table:table-cell>
          <table:table-cell table:formula="of:=&quot;X&quot;&amp;[.G1018]" office:value-type="string" office:string-value="X6747.5" calcext:value-type="string">
            <text:p>X6747.5</text:p>
          </table:table-cell>
          <table:table-cell table:formula="of:=&quot;Y&quot;&amp;[.H1018]" office:value-type="string" office:string-value="Y1080.49074468086" calcext:value-type="string">
            <text:p>Y1080.49074468086</text:p>
          </table:table-cell>
          <table:table-cell/>
          <table:table-cell table:formula="of:=[.A1018]&amp;&quot; &quot;&amp;[.B1018]&amp;&quot; &quot;&amp;[.C1018]" office:value-type="string" office:string-value="N1017 X6747.5 Y1080.49074468086" calcext:value-type="string">
            <text:p>N1017 X6747.5 Y1080.49074468086</text:p>
          </table:table-cell>
          <table:table-cell/>
          <table:table-cell table:formula="of:=[.G1013]" office:value-type="float" office:value="6747.5" calcext:value-type="float">
            <text:p>6747.5</text:p>
          </table:table-cell>
          <table:table-cell table:formula="of:=[.H1013]+[.$K$13]" office:value-type="float" office:value="1080.49074468086" calcext:value-type="float">
            <text:p>1080.49074468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018</text:p>
          </table:table-cell>
          <table:table-cell table:formula="of:=[.B1014]" office:value-type="string" office:string-value="G106" calcext:value-type="string">
            <text:p>G106</text:p>
          </table:table-cell>
          <table:table-cell table:formula="of:=[.C1014]" office:value-type="string" office:string-value="P3" calcext:value-type="string">
            <text:p>P3</text:p>
          </table:table-cell>
          <table:table-cell/>
          <table:table-cell table:formula="of:=[.A1019]&amp;&quot; &quot;&amp;[.B1019]&amp;&quot; &quot;&amp;[.C1019]" office:value-type="string" office:string-value="N1018 G106 P3" calcext:value-type="string">
            <text:p>N1018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1019</text:p>
          </table:table-cell>
          <table:table-cell table:formula="of:=&quot;X&quot;&amp;[.G1020]" office:value-type="string" office:string-value="X12.5" calcext:value-type="string">
            <text:p>X12.5</text:p>
          </table:table-cell>
          <table:table-cell table:formula="of:=&quot;Y&quot;&amp;[.H1020]" office:value-type="string" office:string-value="Y1079.49074468086" calcext:value-type="string">
            <text:p>Y1079.49074468086</text:p>
          </table:table-cell>
          <table:table-cell/>
          <table:table-cell table:formula="of:=[.A1020]&amp;&quot; &quot;&amp;[.B1020]&amp;&quot; &quot;&amp;[.C1020]" office:value-type="string" office:string-value="N1019 X12.5 Y1079.49074468086" calcext:value-type="string">
            <text:p>N1019 X12.5 Y1079.49074468086</text:p>
          </table:table-cell>
          <table:table-cell/>
          <table:table-cell table:formula="of:=[.G1015]" office:value-type="float" office:value="12.5" calcext:value-type="float">
            <text:p>12.5</text:p>
          </table:table-cell>
          <table:table-cell table:formula="of:=[.H1015]+[.$K$13]" office:value-type="float" office:value="1079.49074468086" calcext:value-type="float">
            <text:p>1079.49074468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020</text:p>
          </table:table-cell>
          <table:table-cell table:formula="of:=[.B1016]" office:value-type="string" office:string-value="G106" calcext:value-type="string">
            <text:p>G106</text:p>
          </table:table-cell>
          <table:table-cell table:formula="of:=[.C1016]" office:value-type="string" office:string-value="P0" calcext:value-type="string">
            <text:p>P0</text:p>
          </table:table-cell>
          <table:table-cell/>
          <table:table-cell table:formula="of:=[.A1021]&amp;&quot; &quot;&amp;[.B1021]&amp;&quot; &quot;&amp;[.C1021]" office:value-type="string" office:string-value="N1020 G106 P0" calcext:value-type="string">
            <text:p>N1020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1021</text:p>
          </table:table-cell>
          <table:table-cell table:formula="of:=[.B1017]" office:value-type="string" office:string-value="G105" calcext:value-type="string">
            <text:p>G105</text:p>
          </table:table-cell>
          <table:table-cell table:formula="of:=[.C1017]" office:value-type="string" office:string-value="PY7.79553191489362" calcext:value-type="string">
            <text:p>PY7.79553191489362</text:p>
          </table:table-cell>
          <table:table-cell/>
          <table:table-cell table:formula="of:=[.A1022]&amp;&quot; &quot;&amp;[.B1022]&amp;&quot; &quot;&amp;[.C1022]" office:value-type="string" office:string-value="N1021 G105 PY7.79553191489362" calcext:value-type="string">
            <text:p>N1021 G105 PY7.79553191489362</text:p>
          </table:table-cell>
          <table:table-cell table:number-columns-repeated="2"/>
          <table:table-cell table:formula="of:=[.H1017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022</text:p>
          </table:table-cell>
          <table:table-cell table:formula="of:=&quot;X&quot;&amp;[.G1023]" office:value-type="string" office:string-value="X6747.5" calcext:value-type="string">
            <text:p>X6747.5</text:p>
          </table:table-cell>
          <table:table-cell table:formula="of:=&quot;Y&quot;&amp;[.H1023]" office:value-type="string" office:string-value="Y1085.28627659575" calcext:value-type="string">
            <text:p>Y1085.28627659575</text:p>
          </table:table-cell>
          <table:table-cell/>
          <table:table-cell table:formula="of:=[.A1023]&amp;&quot; &quot;&amp;[.B1023]&amp;&quot; &quot;&amp;[.C1023]" office:value-type="string" office:string-value="N1022 X6747.5 Y1085.28627659575" calcext:value-type="string">
            <text:p>N1022 X6747.5 Y1085.28627659575</text:p>
          </table:table-cell>
          <table:table-cell/>
          <table:table-cell table:formula="of:=[.G1018]" office:value-type="float" office:value="6747.5" calcext:value-type="float">
            <text:p>6747.5</text:p>
          </table:table-cell>
          <table:table-cell table:formula="of:=[.H1018]+[.$K$13]" office:value-type="float" office:value="1085.28627659575" calcext:value-type="float">
            <text:p>1085.286276595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023</text:p>
          </table:table-cell>
          <table:table-cell table:formula="of:=[.B1019]" office:value-type="string" office:string-value="G106" calcext:value-type="string">
            <text:p>G106</text:p>
          </table:table-cell>
          <table:table-cell table:formula="of:=[.C1019]" office:value-type="string" office:string-value="P3" calcext:value-type="string">
            <text:p>P3</text:p>
          </table:table-cell>
          <table:table-cell/>
          <table:table-cell table:formula="of:=[.A1024]&amp;&quot; &quot;&amp;[.B1024]&amp;&quot; &quot;&amp;[.C1024]" office:value-type="string" office:string-value="N1023 G106 P3" calcext:value-type="string">
            <text:p>N1023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1024</text:p>
          </table:table-cell>
          <table:table-cell table:formula="of:=&quot;X&quot;&amp;[.G1025]" office:value-type="string" office:string-value="X12.5" calcext:value-type="string">
            <text:p>X12.5</text:p>
          </table:table-cell>
          <table:table-cell table:formula="of:=&quot;Y&quot;&amp;[.H1025]" office:value-type="string" office:string-value="Y1084.28627659575" calcext:value-type="string">
            <text:p>Y1084.28627659575</text:p>
          </table:table-cell>
          <table:table-cell/>
          <table:table-cell table:formula="of:=[.A1025]&amp;&quot; &quot;&amp;[.B1025]&amp;&quot; &quot;&amp;[.C1025]" office:value-type="string" office:string-value="N1024 X12.5 Y1084.28627659575" calcext:value-type="string">
            <text:p>N1024 X12.5 Y1084.28627659575</text:p>
          </table:table-cell>
          <table:table-cell/>
          <table:table-cell table:formula="of:=[.G1020]" office:value-type="float" office:value="12.5" calcext:value-type="float">
            <text:p>12.5</text:p>
          </table:table-cell>
          <table:table-cell table:formula="of:=[.H1020]+[.$K$13]" office:value-type="float" office:value="1084.28627659575" calcext:value-type="float">
            <text:p>1084.286276595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025</text:p>
          </table:table-cell>
          <table:table-cell table:formula="of:=[.B1021]" office:value-type="string" office:string-value="G106" calcext:value-type="string">
            <text:p>G106</text:p>
          </table:table-cell>
          <table:table-cell table:formula="of:=[.C1021]" office:value-type="string" office:string-value="P0" calcext:value-type="string">
            <text:p>P0</text:p>
          </table:table-cell>
          <table:table-cell/>
          <table:table-cell table:formula="of:=[.A1026]&amp;&quot; &quot;&amp;[.B1026]&amp;&quot; &quot;&amp;[.C1026]" office:value-type="string" office:string-value="N1025 G106 P0" calcext:value-type="string">
            <text:p>N1025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1026</text:p>
          </table:table-cell>
          <table:table-cell table:formula="of:=[.B1022]" office:value-type="string" office:string-value="G105" calcext:value-type="string">
            <text:p>G105</text:p>
          </table:table-cell>
          <table:table-cell table:formula="of:=[.C1022]" office:value-type="string" office:string-value="PY7.79553191489362" calcext:value-type="string">
            <text:p>PY7.79553191489362</text:p>
          </table:table-cell>
          <table:table-cell/>
          <table:table-cell table:formula="of:=[.A1027]&amp;&quot; &quot;&amp;[.B1027]&amp;&quot; &quot;&amp;[.C1027]" office:value-type="string" office:string-value="N1026 G105 PY7.79553191489362" calcext:value-type="string">
            <text:p>N1026 G105 PY7.79553191489362</text:p>
          </table:table-cell>
          <table:table-cell table:number-columns-repeated="2"/>
          <table:table-cell table:formula="of:=[.H1022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027</text:p>
          </table:table-cell>
          <table:table-cell table:formula="of:=&quot;X&quot;&amp;[.G1028]" office:value-type="string" office:string-value="X6747.5" calcext:value-type="string">
            <text:p>X6747.5</text:p>
          </table:table-cell>
          <table:table-cell table:formula="of:=&quot;Y&quot;&amp;[.H1028]" office:value-type="string" office:string-value="Y1090.08180851064" calcext:value-type="string">
            <text:p>Y1090.08180851064</text:p>
          </table:table-cell>
          <table:table-cell/>
          <table:table-cell table:formula="of:=[.A1028]&amp;&quot; &quot;&amp;[.B1028]&amp;&quot; &quot;&amp;[.C1028]" office:value-type="string" office:string-value="N1027 X6747.5 Y1090.08180851064" calcext:value-type="string">
            <text:p>N1027 X6747.5 Y1090.08180851064</text:p>
          </table:table-cell>
          <table:table-cell/>
          <table:table-cell table:formula="of:=[.G1023]" office:value-type="float" office:value="6747.5" calcext:value-type="float">
            <text:p>6747.5</text:p>
          </table:table-cell>
          <table:table-cell table:formula="of:=[.H1023]+[.$K$13]" office:value-type="float" office:value="1090.08180851064" calcext:value-type="float">
            <text:p>1090.08180851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028</text:p>
          </table:table-cell>
          <table:table-cell table:formula="of:=[.B1024]" office:value-type="string" office:string-value="G106" calcext:value-type="string">
            <text:p>G106</text:p>
          </table:table-cell>
          <table:table-cell table:formula="of:=[.C1024]" office:value-type="string" office:string-value="P3" calcext:value-type="string">
            <text:p>P3</text:p>
          </table:table-cell>
          <table:table-cell/>
          <table:table-cell table:formula="of:=[.A1029]&amp;&quot; &quot;&amp;[.B1029]&amp;&quot; &quot;&amp;[.C1029]" office:value-type="string" office:string-value="N1028 G106 P3" calcext:value-type="string">
            <text:p>N1028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1029</text:p>
          </table:table-cell>
          <table:table-cell table:formula="of:=&quot;X&quot;&amp;[.G1030]" office:value-type="string" office:string-value="X12.5" calcext:value-type="string">
            <text:p>X12.5</text:p>
          </table:table-cell>
          <table:table-cell table:formula="of:=&quot;Y&quot;&amp;[.H1030]" office:value-type="string" office:string-value="Y1089.08180851064" calcext:value-type="string">
            <text:p>Y1089.08180851064</text:p>
          </table:table-cell>
          <table:table-cell/>
          <table:table-cell table:formula="of:=[.A1030]&amp;&quot; &quot;&amp;[.B1030]&amp;&quot; &quot;&amp;[.C1030]" office:value-type="string" office:string-value="N1029 X12.5 Y1089.08180851064" calcext:value-type="string">
            <text:p>N1029 X12.5 Y1089.08180851064</text:p>
          </table:table-cell>
          <table:table-cell/>
          <table:table-cell table:formula="of:=[.G1025]" office:value-type="float" office:value="12.5" calcext:value-type="float">
            <text:p>12.5</text:p>
          </table:table-cell>
          <table:table-cell table:formula="of:=[.H1025]+[.$K$13]" office:value-type="float" office:value="1089.08180851064" calcext:value-type="float">
            <text:p>1089.08180851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030</text:p>
          </table:table-cell>
          <table:table-cell table:formula="of:=[.B1026]" office:value-type="string" office:string-value="G106" calcext:value-type="string">
            <text:p>G106</text:p>
          </table:table-cell>
          <table:table-cell table:formula="of:=[.C1026]" office:value-type="string" office:string-value="P0" calcext:value-type="string">
            <text:p>P0</text:p>
          </table:table-cell>
          <table:table-cell/>
          <table:table-cell table:formula="of:=[.A1031]&amp;&quot; &quot;&amp;[.B1031]&amp;&quot; &quot;&amp;[.C1031]" office:value-type="string" office:string-value="N1030 G106 P0" calcext:value-type="string">
            <text:p>N1030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1031</text:p>
          </table:table-cell>
          <table:table-cell table:formula="of:=[.B1027]" office:value-type="string" office:string-value="G105" calcext:value-type="string">
            <text:p>G105</text:p>
          </table:table-cell>
          <table:table-cell table:formula="of:=[.C1027]" office:value-type="string" office:string-value="PY7.79553191489362" calcext:value-type="string">
            <text:p>PY7.79553191489362</text:p>
          </table:table-cell>
          <table:table-cell/>
          <table:table-cell table:formula="of:=[.A1032]&amp;&quot; &quot;&amp;[.B1032]&amp;&quot; &quot;&amp;[.C1032]" office:value-type="string" office:string-value="N1031 G105 PY7.79553191489362" calcext:value-type="string">
            <text:p>N1031 G105 PY7.79553191489362</text:p>
          </table:table-cell>
          <table:table-cell table:number-columns-repeated="2"/>
          <table:table-cell table:formula="of:=[.H1027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032</text:p>
          </table:table-cell>
          <table:table-cell table:formula="of:=&quot;X&quot;&amp;[.G1033]" office:value-type="string" office:string-value="X6747.5" calcext:value-type="string">
            <text:p>X6747.5</text:p>
          </table:table-cell>
          <table:table-cell table:formula="of:=&quot;Y&quot;&amp;[.H1033]" office:value-type="string" office:string-value="Y1094.87734042554" calcext:value-type="string">
            <text:p>Y1094.87734042554</text:p>
          </table:table-cell>
          <table:table-cell/>
          <table:table-cell table:formula="of:=[.A1033]&amp;&quot; &quot;&amp;[.B1033]&amp;&quot; &quot;&amp;[.C1033]" office:value-type="string" office:string-value="N1032 X6747.5 Y1094.87734042554" calcext:value-type="string">
            <text:p>N1032 X6747.5 Y1094.87734042554</text:p>
          </table:table-cell>
          <table:table-cell/>
          <table:table-cell table:formula="of:=[.G1028]" office:value-type="float" office:value="6747.5" calcext:value-type="float">
            <text:p>6747.5</text:p>
          </table:table-cell>
          <table:table-cell table:formula="of:=[.H1028]+[.$K$13]" office:value-type="float" office:value="1094.87734042554" calcext:value-type="float">
            <text:p>1094.87734042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033</text:p>
          </table:table-cell>
          <table:table-cell table:formula="of:=[.B1029]" office:value-type="string" office:string-value="G106" calcext:value-type="string">
            <text:p>G106</text:p>
          </table:table-cell>
          <table:table-cell table:formula="of:=[.C1029]" office:value-type="string" office:string-value="P3" calcext:value-type="string">
            <text:p>P3</text:p>
          </table:table-cell>
          <table:table-cell/>
          <table:table-cell table:formula="of:=[.A1034]&amp;&quot; &quot;&amp;[.B1034]&amp;&quot; &quot;&amp;[.C1034]" office:value-type="string" office:string-value="N1033 G106 P3" calcext:value-type="string">
            <text:p>N1033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1034</text:p>
          </table:table-cell>
          <table:table-cell table:formula="of:=&quot;X&quot;&amp;[.G1035]" office:value-type="string" office:string-value="X12.5" calcext:value-type="string">
            <text:p>X12.5</text:p>
          </table:table-cell>
          <table:table-cell table:formula="of:=&quot;Y&quot;&amp;[.H1035]" office:value-type="string" office:string-value="Y1093.87734042554" calcext:value-type="string">
            <text:p>Y1093.87734042554</text:p>
          </table:table-cell>
          <table:table-cell/>
          <table:table-cell table:formula="of:=[.A1035]&amp;&quot; &quot;&amp;[.B1035]&amp;&quot; &quot;&amp;[.C1035]" office:value-type="string" office:string-value="N1034 X12.5 Y1093.87734042554" calcext:value-type="string">
            <text:p>N1034 X12.5 Y1093.87734042554</text:p>
          </table:table-cell>
          <table:table-cell/>
          <table:table-cell table:formula="of:=[.G1030]" office:value-type="float" office:value="12.5" calcext:value-type="float">
            <text:p>12.5</text:p>
          </table:table-cell>
          <table:table-cell table:formula="of:=[.H1030]+[.$K$13]" office:value-type="float" office:value="1093.87734042554" calcext:value-type="float">
            <text:p>1093.87734042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035</text:p>
          </table:table-cell>
          <table:table-cell table:formula="of:=[.B1031]" office:value-type="string" office:string-value="G106" calcext:value-type="string">
            <text:p>G106</text:p>
          </table:table-cell>
          <table:table-cell table:formula="of:=[.C1031]" office:value-type="string" office:string-value="P0" calcext:value-type="string">
            <text:p>P0</text:p>
          </table:table-cell>
          <table:table-cell/>
          <table:table-cell table:formula="of:=[.A1036]&amp;&quot; &quot;&amp;[.B1036]&amp;&quot; &quot;&amp;[.C1036]" office:value-type="string" office:string-value="N1035 G106 P0" calcext:value-type="string">
            <text:p>N1035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1036</text:p>
          </table:table-cell>
          <table:table-cell table:formula="of:=[.B1032]" office:value-type="string" office:string-value="G105" calcext:value-type="string">
            <text:p>G105</text:p>
          </table:table-cell>
          <table:table-cell table:formula="of:=[.C1032]" office:value-type="string" office:string-value="PY7.79553191489362" calcext:value-type="string">
            <text:p>PY7.79553191489362</text:p>
          </table:table-cell>
          <table:table-cell/>
          <table:table-cell table:formula="of:=[.A1037]&amp;&quot; &quot;&amp;[.B1037]&amp;&quot; &quot;&amp;[.C1037]" office:value-type="string" office:string-value="N1036 G105 PY7.79553191489362" calcext:value-type="string">
            <text:p>N1036 G105 PY7.79553191489362</text:p>
          </table:table-cell>
          <table:table-cell table:number-columns-repeated="2"/>
          <table:table-cell table:formula="of:=[.H1032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037</text:p>
          </table:table-cell>
          <table:table-cell table:formula="of:=&quot;X&quot;&amp;[.G1038]" office:value-type="string" office:string-value="X6747.5" calcext:value-type="string">
            <text:p>X6747.5</text:p>
          </table:table-cell>
          <table:table-cell table:formula="of:=&quot;Y&quot;&amp;[.H1038]" office:value-type="string" office:string-value="Y1099.67287234043" calcext:value-type="string">
            <text:p>Y1099.67287234043</text:p>
          </table:table-cell>
          <table:table-cell/>
          <table:table-cell table:formula="of:=[.A1038]&amp;&quot; &quot;&amp;[.B1038]&amp;&quot; &quot;&amp;[.C1038]" office:value-type="string" office:string-value="N1037 X6747.5 Y1099.67287234043" calcext:value-type="string">
            <text:p>N1037 X6747.5 Y1099.67287234043</text:p>
          </table:table-cell>
          <table:table-cell/>
          <table:table-cell table:formula="of:=[.G1033]" office:value-type="float" office:value="6747.5" calcext:value-type="float">
            <text:p>6747.5</text:p>
          </table:table-cell>
          <table:table-cell table:formula="of:=[.H1033]+[.$K$13]" office:value-type="float" office:value="1099.67287234043" calcext:value-type="float">
            <text:p>1099.67287234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038</text:p>
          </table:table-cell>
          <table:table-cell table:formula="of:=[.B1034]" office:value-type="string" office:string-value="G106" calcext:value-type="string">
            <text:p>G106</text:p>
          </table:table-cell>
          <table:table-cell table:formula="of:=[.C1034]" office:value-type="string" office:string-value="P3" calcext:value-type="string">
            <text:p>P3</text:p>
          </table:table-cell>
          <table:table-cell/>
          <table:table-cell table:formula="of:=[.A1039]&amp;&quot; &quot;&amp;[.B1039]&amp;&quot; &quot;&amp;[.C1039]" office:value-type="string" office:string-value="N1038 G106 P3" calcext:value-type="string">
            <text:p>N1038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1039</text:p>
          </table:table-cell>
          <table:table-cell table:formula="of:=&quot;X&quot;&amp;[.G1040]" office:value-type="string" office:string-value="X12.5" calcext:value-type="string">
            <text:p>X12.5</text:p>
          </table:table-cell>
          <table:table-cell table:formula="of:=&quot;Y&quot;&amp;[.H1040]" office:value-type="string" office:string-value="Y1098.67287234043" calcext:value-type="string">
            <text:p>Y1098.67287234043</text:p>
          </table:table-cell>
          <table:table-cell/>
          <table:table-cell table:formula="of:=[.A1040]&amp;&quot; &quot;&amp;[.B1040]&amp;&quot; &quot;&amp;[.C1040]" office:value-type="string" office:string-value="N1039 X12.5 Y1098.67287234043" calcext:value-type="string">
            <text:p>N1039 X12.5 Y1098.67287234043</text:p>
          </table:table-cell>
          <table:table-cell/>
          <table:table-cell table:formula="of:=[.G1035]" office:value-type="float" office:value="12.5" calcext:value-type="float">
            <text:p>12.5</text:p>
          </table:table-cell>
          <table:table-cell table:formula="of:=[.H1035]+[.$K$13]" office:value-type="float" office:value="1098.67287234043" calcext:value-type="float">
            <text:p>1098.67287234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040</text:p>
          </table:table-cell>
          <table:table-cell table:formula="of:=[.B1036]" office:value-type="string" office:string-value="G106" calcext:value-type="string">
            <text:p>G106</text:p>
          </table:table-cell>
          <table:table-cell table:formula="of:=[.C1036]" office:value-type="string" office:string-value="P0" calcext:value-type="string">
            <text:p>P0</text:p>
          </table:table-cell>
          <table:table-cell/>
          <table:table-cell table:formula="of:=[.A1041]&amp;&quot; &quot;&amp;[.B1041]&amp;&quot; &quot;&amp;[.C1041]" office:value-type="string" office:string-value="N1040 G106 P0" calcext:value-type="string">
            <text:p>N1040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1041</text:p>
          </table:table-cell>
          <table:table-cell table:formula="of:=[.B1037]" office:value-type="string" office:string-value="G105" calcext:value-type="string">
            <text:p>G105</text:p>
          </table:table-cell>
          <table:table-cell table:formula="of:=[.C1037]" office:value-type="string" office:string-value="PY7.79553191489362" calcext:value-type="string">
            <text:p>PY7.79553191489362</text:p>
          </table:table-cell>
          <table:table-cell/>
          <table:table-cell table:formula="of:=[.A1042]&amp;&quot; &quot;&amp;[.B1042]&amp;&quot; &quot;&amp;[.C1042]" office:value-type="string" office:string-value="N1041 G105 PY7.79553191489362" calcext:value-type="string">
            <text:p>N1041 G105 PY7.79553191489362</text:p>
          </table:table-cell>
          <table:table-cell table:number-columns-repeated="2"/>
          <table:table-cell table:formula="of:=[.H1037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042</text:p>
          </table:table-cell>
          <table:table-cell table:formula="of:=&quot;X&quot;&amp;[.G1043]" office:value-type="string" office:string-value="X6747.5" calcext:value-type="string">
            <text:p>X6747.5</text:p>
          </table:table-cell>
          <table:table-cell table:formula="of:=&quot;Y&quot;&amp;[.H1043]" office:value-type="string" office:string-value="Y1104.46840425533" calcext:value-type="string">
            <text:p>Y1104.46840425533</text:p>
          </table:table-cell>
          <table:table-cell/>
          <table:table-cell table:formula="of:=[.A1043]&amp;&quot; &quot;&amp;[.B1043]&amp;&quot; &quot;&amp;[.C1043]" office:value-type="string" office:string-value="N1042 X6747.5 Y1104.46840425533" calcext:value-type="string">
            <text:p>N1042 X6747.5 Y1104.46840425533</text:p>
          </table:table-cell>
          <table:table-cell/>
          <table:table-cell table:formula="of:=[.G1038]" office:value-type="float" office:value="6747.5" calcext:value-type="float">
            <text:p>6747.5</text:p>
          </table:table-cell>
          <table:table-cell table:formula="of:=[.H1038]+[.$K$13]" office:value-type="float" office:value="1104.46840425533" calcext:value-type="float">
            <text:p>1104.468404255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043</text:p>
          </table:table-cell>
          <table:table-cell table:formula="of:=[.B1039]" office:value-type="string" office:string-value="G106" calcext:value-type="string">
            <text:p>G106</text:p>
          </table:table-cell>
          <table:table-cell table:formula="of:=[.C1039]" office:value-type="string" office:string-value="P3" calcext:value-type="string">
            <text:p>P3</text:p>
          </table:table-cell>
          <table:table-cell/>
          <table:table-cell table:formula="of:=[.A1044]&amp;&quot; &quot;&amp;[.B1044]&amp;&quot; &quot;&amp;[.C1044]" office:value-type="string" office:string-value="N1043 G106 P3" calcext:value-type="string">
            <text:p>N1043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1044</text:p>
          </table:table-cell>
          <table:table-cell table:formula="of:=&quot;X&quot;&amp;[.G1045]" office:value-type="string" office:string-value="X12.5" calcext:value-type="string">
            <text:p>X12.5</text:p>
          </table:table-cell>
          <table:table-cell table:formula="of:=&quot;Y&quot;&amp;[.H1045]" office:value-type="string" office:string-value="Y1103.46840425533" calcext:value-type="string">
            <text:p>Y1103.46840425533</text:p>
          </table:table-cell>
          <table:table-cell/>
          <table:table-cell table:formula="of:=[.A1045]&amp;&quot; &quot;&amp;[.B1045]&amp;&quot; &quot;&amp;[.C1045]" office:value-type="string" office:string-value="N1044 X12.5 Y1103.46840425533" calcext:value-type="string">
            <text:p>N1044 X12.5 Y1103.46840425533</text:p>
          </table:table-cell>
          <table:table-cell/>
          <table:table-cell table:formula="of:=[.G1040]" office:value-type="float" office:value="12.5" calcext:value-type="float">
            <text:p>12.5</text:p>
          </table:table-cell>
          <table:table-cell table:formula="of:=[.H1040]+[.$K$13]" office:value-type="float" office:value="1103.46840425533" calcext:value-type="float">
            <text:p>1103.468404255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045</text:p>
          </table:table-cell>
          <table:table-cell table:formula="of:=[.B1041]" office:value-type="string" office:string-value="G106" calcext:value-type="string">
            <text:p>G106</text:p>
          </table:table-cell>
          <table:table-cell table:formula="of:=[.C1041]" office:value-type="string" office:string-value="P0" calcext:value-type="string">
            <text:p>P0</text:p>
          </table:table-cell>
          <table:table-cell/>
          <table:table-cell table:formula="of:=[.A1046]&amp;&quot; &quot;&amp;[.B1046]&amp;&quot; &quot;&amp;[.C1046]" office:value-type="string" office:string-value="N1045 G106 P0" calcext:value-type="string">
            <text:p>N1045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1046</text:p>
          </table:table-cell>
          <table:table-cell table:formula="of:=[.B1042]" office:value-type="string" office:string-value="G105" calcext:value-type="string">
            <text:p>G105</text:p>
          </table:table-cell>
          <table:table-cell table:formula="of:=[.C1042]" office:value-type="string" office:string-value="PY7.79553191489362" calcext:value-type="string">
            <text:p>PY7.79553191489362</text:p>
          </table:table-cell>
          <table:table-cell/>
          <table:table-cell table:formula="of:=[.A1047]&amp;&quot; &quot;&amp;[.B1047]&amp;&quot; &quot;&amp;[.C1047]" office:value-type="string" office:string-value="N1046 G105 PY7.79553191489362" calcext:value-type="string">
            <text:p>N1046 G105 PY7.79553191489362</text:p>
          </table:table-cell>
          <table:table-cell table:number-columns-repeated="2"/>
          <table:table-cell table:formula="of:=[.H1042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047</text:p>
          </table:table-cell>
          <table:table-cell table:formula="of:=&quot;X&quot;&amp;[.G1048]" office:value-type="string" office:string-value="X6747.5" calcext:value-type="string">
            <text:p>X6747.5</text:p>
          </table:table-cell>
          <table:table-cell table:formula="of:=&quot;Y&quot;&amp;[.H1048]" office:value-type="string" office:string-value="Y1109.26393617022" calcext:value-type="string">
            <text:p>Y1109.26393617022</text:p>
          </table:table-cell>
          <table:table-cell/>
          <table:table-cell table:formula="of:=[.A1048]&amp;&quot; &quot;&amp;[.B1048]&amp;&quot; &quot;&amp;[.C1048]" office:value-type="string" office:string-value="N1047 X6747.5 Y1109.26393617022" calcext:value-type="string">
            <text:p>N1047 X6747.5 Y1109.26393617022</text:p>
          </table:table-cell>
          <table:table-cell/>
          <table:table-cell table:formula="of:=[.G1043]" office:value-type="float" office:value="6747.5" calcext:value-type="float">
            <text:p>6747.5</text:p>
          </table:table-cell>
          <table:table-cell table:formula="of:=[.H1043]+[.$K$13]" office:value-type="float" office:value="1109.26393617022" calcext:value-type="float">
            <text:p>1109.26393617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048</text:p>
          </table:table-cell>
          <table:table-cell table:formula="of:=[.B1044]" office:value-type="string" office:string-value="G106" calcext:value-type="string">
            <text:p>G106</text:p>
          </table:table-cell>
          <table:table-cell table:formula="of:=[.C1044]" office:value-type="string" office:string-value="P3" calcext:value-type="string">
            <text:p>P3</text:p>
          </table:table-cell>
          <table:table-cell/>
          <table:table-cell table:formula="of:=[.A1049]&amp;&quot; &quot;&amp;[.B1049]&amp;&quot; &quot;&amp;[.C1049]" office:value-type="string" office:string-value="N1048 G106 P3" calcext:value-type="string">
            <text:p>N1048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1049</text:p>
          </table:table-cell>
          <table:table-cell table:formula="of:=&quot;X&quot;&amp;[.G1050]" office:value-type="string" office:string-value="X12.5" calcext:value-type="string">
            <text:p>X12.5</text:p>
          </table:table-cell>
          <table:table-cell table:formula="of:=&quot;Y&quot;&amp;[.H1050]" office:value-type="string" office:string-value="Y1108.26393617022" calcext:value-type="string">
            <text:p>Y1108.26393617022</text:p>
          </table:table-cell>
          <table:table-cell/>
          <table:table-cell table:formula="of:=[.A1050]&amp;&quot; &quot;&amp;[.B1050]&amp;&quot; &quot;&amp;[.C1050]" office:value-type="string" office:string-value="N1049 X12.5 Y1108.26393617022" calcext:value-type="string">
            <text:p>N1049 X12.5 Y1108.26393617022</text:p>
          </table:table-cell>
          <table:table-cell/>
          <table:table-cell table:formula="of:=[.G1045]" office:value-type="float" office:value="12.5" calcext:value-type="float">
            <text:p>12.5</text:p>
          </table:table-cell>
          <table:table-cell table:formula="of:=[.H1045]+[.$K$13]" office:value-type="float" office:value="1108.26393617022" calcext:value-type="float">
            <text:p>1108.26393617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050</text:p>
          </table:table-cell>
          <table:table-cell table:formula="of:=[.B1046]" office:value-type="string" office:string-value="G106" calcext:value-type="string">
            <text:p>G106</text:p>
          </table:table-cell>
          <table:table-cell table:formula="of:=[.C1046]" office:value-type="string" office:string-value="P0" calcext:value-type="string">
            <text:p>P0</text:p>
          </table:table-cell>
          <table:table-cell/>
          <table:table-cell table:formula="of:=[.A1051]&amp;&quot; &quot;&amp;[.B1051]&amp;&quot; &quot;&amp;[.C1051]" office:value-type="string" office:string-value="N1050 G106 P0" calcext:value-type="string">
            <text:p>N1050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1051</text:p>
          </table:table-cell>
          <table:table-cell table:formula="of:=[.B1047]" office:value-type="string" office:string-value="G105" calcext:value-type="string">
            <text:p>G105</text:p>
          </table:table-cell>
          <table:table-cell table:formula="of:=[.C1047]" office:value-type="string" office:string-value="PY7.79553191489362" calcext:value-type="string">
            <text:p>PY7.79553191489362</text:p>
          </table:table-cell>
          <table:table-cell/>
          <table:table-cell table:formula="of:=[.A1052]&amp;&quot; &quot;&amp;[.B1052]&amp;&quot; &quot;&amp;[.C1052]" office:value-type="string" office:string-value="N1051 G105 PY7.79553191489362" calcext:value-type="string">
            <text:p>N1051 G105 PY7.79553191489362</text:p>
          </table:table-cell>
          <table:table-cell table:number-columns-repeated="2"/>
          <table:table-cell table:formula="of:=[.H1047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052</text:p>
          </table:table-cell>
          <table:table-cell table:formula="of:=&quot;X&quot;&amp;[.G1053]" office:value-type="string" office:string-value="X6747.5" calcext:value-type="string">
            <text:p>X6747.5</text:p>
          </table:table-cell>
          <table:table-cell table:formula="of:=&quot;Y&quot;&amp;[.H1053]" office:value-type="string" office:string-value="Y1114.05946808511" calcext:value-type="string">
            <text:p>Y1114.05946808511</text:p>
          </table:table-cell>
          <table:table-cell/>
          <table:table-cell table:formula="of:=[.A1053]&amp;&quot; &quot;&amp;[.B1053]&amp;&quot; &quot;&amp;[.C1053]" office:value-type="string" office:string-value="N1052 X6747.5 Y1114.05946808511" calcext:value-type="string">
            <text:p>N1052 X6747.5 Y1114.05946808511</text:p>
          </table:table-cell>
          <table:table-cell/>
          <table:table-cell table:formula="of:=[.G1048]" office:value-type="float" office:value="6747.5" calcext:value-type="float">
            <text:p>6747.5</text:p>
          </table:table-cell>
          <table:table-cell table:formula="of:=[.H1048]+[.$K$13]" office:value-type="float" office:value="1114.05946808511" calcext:value-type="float">
            <text:p>1114.05946808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053</text:p>
          </table:table-cell>
          <table:table-cell table:formula="of:=[.B1049]" office:value-type="string" office:string-value="G106" calcext:value-type="string">
            <text:p>G106</text:p>
          </table:table-cell>
          <table:table-cell table:formula="of:=[.C1049]" office:value-type="string" office:string-value="P3" calcext:value-type="string">
            <text:p>P3</text:p>
          </table:table-cell>
          <table:table-cell/>
          <table:table-cell table:formula="of:=[.A1054]&amp;&quot; &quot;&amp;[.B1054]&amp;&quot; &quot;&amp;[.C1054]" office:value-type="string" office:string-value="N1053 G106 P3" calcext:value-type="string">
            <text:p>N1053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1054</text:p>
          </table:table-cell>
          <table:table-cell table:formula="of:=&quot;X&quot;&amp;[.G1055]" office:value-type="string" office:string-value="X12.5" calcext:value-type="string">
            <text:p>X12.5</text:p>
          </table:table-cell>
          <table:table-cell table:formula="of:=&quot;Y&quot;&amp;[.H1055]" office:value-type="string" office:string-value="Y1113.05946808511" calcext:value-type="string">
            <text:p>Y1113.05946808511</text:p>
          </table:table-cell>
          <table:table-cell/>
          <table:table-cell table:formula="of:=[.A1055]&amp;&quot; &quot;&amp;[.B1055]&amp;&quot; &quot;&amp;[.C1055]" office:value-type="string" office:string-value="N1054 X12.5 Y1113.05946808511" calcext:value-type="string">
            <text:p>N1054 X12.5 Y1113.05946808511</text:p>
          </table:table-cell>
          <table:table-cell/>
          <table:table-cell table:formula="of:=[.G1050]" office:value-type="float" office:value="12.5" calcext:value-type="float">
            <text:p>12.5</text:p>
          </table:table-cell>
          <table:table-cell table:formula="of:=[.H1050]+[.$K$13]" office:value-type="float" office:value="1113.05946808511" calcext:value-type="float">
            <text:p>1113.05946808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055</text:p>
          </table:table-cell>
          <table:table-cell table:formula="of:=[.B1051]" office:value-type="string" office:string-value="G106" calcext:value-type="string">
            <text:p>G106</text:p>
          </table:table-cell>
          <table:table-cell table:formula="of:=[.C1051]" office:value-type="string" office:string-value="P0" calcext:value-type="string">
            <text:p>P0</text:p>
          </table:table-cell>
          <table:table-cell/>
          <table:table-cell table:formula="of:=[.A1056]&amp;&quot; &quot;&amp;[.B1056]&amp;&quot; &quot;&amp;[.C1056]" office:value-type="string" office:string-value="N1055 G106 P0" calcext:value-type="string">
            <text:p>N1055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1056</text:p>
          </table:table-cell>
          <table:table-cell table:formula="of:=[.B1052]" office:value-type="string" office:string-value="G105" calcext:value-type="string">
            <text:p>G105</text:p>
          </table:table-cell>
          <table:table-cell table:formula="of:=[.C1052]" office:value-type="string" office:string-value="PY7.79553191489362" calcext:value-type="string">
            <text:p>PY7.79553191489362</text:p>
          </table:table-cell>
          <table:table-cell/>
          <table:table-cell table:formula="of:=[.A1057]&amp;&quot; &quot;&amp;[.B1057]&amp;&quot; &quot;&amp;[.C1057]" office:value-type="string" office:string-value="N1056 G105 PY7.79553191489362" calcext:value-type="string">
            <text:p>N1056 G105 PY7.79553191489362</text:p>
          </table:table-cell>
          <table:table-cell table:number-columns-repeated="2"/>
          <table:table-cell table:formula="of:=[.H1052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057</text:p>
          </table:table-cell>
          <table:table-cell table:formula="of:=&quot;X&quot;&amp;[.G1058]" office:value-type="string" office:string-value="X6747.5" calcext:value-type="string">
            <text:p>X6747.5</text:p>
          </table:table-cell>
          <table:table-cell table:formula="of:=&quot;Y&quot;&amp;[.H1058]" office:value-type="string" office:string-value="Y1118.85500000001" calcext:value-type="string">
            <text:p>Y1118.85500000001</text:p>
          </table:table-cell>
          <table:table-cell/>
          <table:table-cell table:formula="of:=[.A1058]&amp;&quot; &quot;&amp;[.B1058]&amp;&quot; &quot;&amp;[.C1058]" office:value-type="string" office:string-value="N1057 X6747.5 Y1118.85500000001" calcext:value-type="string">
            <text:p>N1057 X6747.5 Y1118.85500000001</text:p>
          </table:table-cell>
          <table:table-cell/>
          <table:table-cell table:formula="of:=[.G1053]" office:value-type="float" office:value="6747.5" calcext:value-type="float">
            <text:p>6747.5</text:p>
          </table:table-cell>
          <table:table-cell table:formula="of:=[.H1053]+[.$K$13]" office:value-type="float" office:value="1118.85500000001" calcext:value-type="float">
            <text:p>1118.8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058</text:p>
          </table:table-cell>
          <table:table-cell table:formula="of:=[.B1054]" office:value-type="string" office:string-value="G106" calcext:value-type="string">
            <text:p>G106</text:p>
          </table:table-cell>
          <table:table-cell table:formula="of:=[.C1054]" office:value-type="string" office:string-value="P3" calcext:value-type="string">
            <text:p>P3</text:p>
          </table:table-cell>
          <table:table-cell/>
          <table:table-cell table:formula="of:=[.A1059]&amp;&quot; &quot;&amp;[.B1059]&amp;&quot; &quot;&amp;[.C1059]" office:value-type="string" office:string-value="N1058 G106 P3" calcext:value-type="string">
            <text:p>N1058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1059</text:p>
          </table:table-cell>
          <table:table-cell table:formula="of:=&quot;X&quot;&amp;[.G1060]" office:value-type="string" office:string-value="X12.5" calcext:value-type="string">
            <text:p>X12.5</text:p>
          </table:table-cell>
          <table:table-cell table:formula="of:=&quot;Y&quot;&amp;[.H1060]" office:value-type="string" office:string-value="Y1117.85500000001" calcext:value-type="string">
            <text:p>Y1117.85500000001</text:p>
          </table:table-cell>
          <table:table-cell/>
          <table:table-cell table:formula="of:=[.A1060]&amp;&quot; &quot;&amp;[.B1060]&amp;&quot; &quot;&amp;[.C1060]" office:value-type="string" office:string-value="N1059 X12.5 Y1117.85500000001" calcext:value-type="string">
            <text:p>N1059 X12.5 Y1117.85500000001</text:p>
          </table:table-cell>
          <table:table-cell/>
          <table:table-cell table:formula="of:=[.G1055]" office:value-type="float" office:value="12.5" calcext:value-type="float">
            <text:p>12.5</text:p>
          </table:table-cell>
          <table:table-cell table:formula="of:=[.H1055]+[.$K$13]" office:value-type="float" office:value="1117.85500000001" calcext:value-type="float">
            <text:p>1117.8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060</text:p>
          </table:table-cell>
          <table:table-cell table:formula="of:=[.B1056]" office:value-type="string" office:string-value="G106" calcext:value-type="string">
            <text:p>G106</text:p>
          </table:table-cell>
          <table:table-cell table:formula="of:=[.C1056]" office:value-type="string" office:string-value="P0" calcext:value-type="string">
            <text:p>P0</text:p>
          </table:table-cell>
          <table:table-cell/>
          <table:table-cell table:formula="of:=[.A1061]&amp;&quot; &quot;&amp;[.B1061]&amp;&quot; &quot;&amp;[.C1061]" office:value-type="string" office:string-value="N1060 G106 P0" calcext:value-type="string">
            <text:p>N1060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1061</text:p>
          </table:table-cell>
          <table:table-cell table:formula="of:=[.B1057]" office:value-type="string" office:string-value="G105" calcext:value-type="string">
            <text:p>G105</text:p>
          </table:table-cell>
          <table:table-cell table:formula="of:=[.C1057]" office:value-type="string" office:string-value="PY7.79553191489362" calcext:value-type="string">
            <text:p>PY7.79553191489362</text:p>
          </table:table-cell>
          <table:table-cell/>
          <table:table-cell table:formula="of:=[.A1062]&amp;&quot; &quot;&amp;[.B1062]&amp;&quot; &quot;&amp;[.C1062]" office:value-type="string" office:string-value="N1061 G105 PY7.79553191489362" calcext:value-type="string">
            <text:p>N1061 G105 PY7.79553191489362</text:p>
          </table:table-cell>
          <table:table-cell table:number-columns-repeated="2"/>
          <table:table-cell table:formula="of:=[.H1057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062</text:p>
          </table:table-cell>
          <table:table-cell table:formula="of:=&quot;X&quot;&amp;[.G1063]" office:value-type="string" office:string-value="X6747.5" calcext:value-type="string">
            <text:p>X6747.5</text:p>
          </table:table-cell>
          <table:table-cell table:formula="of:=&quot;Y&quot;&amp;[.H1063]" office:value-type="string" office:string-value="Y1123.6505319149" calcext:value-type="string">
            <text:p>Y1123.6505319149</text:p>
          </table:table-cell>
          <table:table-cell/>
          <table:table-cell table:formula="of:=[.A1063]&amp;&quot; &quot;&amp;[.B1063]&amp;&quot; &quot;&amp;[.C1063]" office:value-type="string" office:string-value="N1062 X6747.5 Y1123.6505319149" calcext:value-type="string">
            <text:p>N1062 X6747.5 Y1123.6505319149</text:p>
          </table:table-cell>
          <table:table-cell/>
          <table:table-cell table:formula="of:=[.G1058]" office:value-type="float" office:value="6747.5" calcext:value-type="float">
            <text:p>6747.5</text:p>
          </table:table-cell>
          <table:table-cell table:formula="of:=[.H1058]+[.$K$13]" office:value-type="float" office:value="1123.6505319149" calcext:value-type="float">
            <text:p>1123.650531914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063</text:p>
          </table:table-cell>
          <table:table-cell table:formula="of:=[.B1059]" office:value-type="string" office:string-value="G106" calcext:value-type="string">
            <text:p>G106</text:p>
          </table:table-cell>
          <table:table-cell table:formula="of:=[.C1059]" office:value-type="string" office:string-value="P3" calcext:value-type="string">
            <text:p>P3</text:p>
          </table:table-cell>
          <table:table-cell/>
          <table:table-cell table:formula="of:=[.A1064]&amp;&quot; &quot;&amp;[.B1064]&amp;&quot; &quot;&amp;[.C1064]" office:value-type="string" office:string-value="N1063 G106 P3" calcext:value-type="string">
            <text:p>N1063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1064</text:p>
          </table:table-cell>
          <table:table-cell table:formula="of:=&quot;X&quot;&amp;[.G1065]" office:value-type="string" office:string-value="X12.5" calcext:value-type="string">
            <text:p>X12.5</text:p>
          </table:table-cell>
          <table:table-cell table:formula="of:=&quot;Y&quot;&amp;[.H1065]" office:value-type="string" office:string-value="Y1122.6505319149" calcext:value-type="string">
            <text:p>Y1122.6505319149</text:p>
          </table:table-cell>
          <table:table-cell/>
          <table:table-cell table:formula="of:=[.A1065]&amp;&quot; &quot;&amp;[.B1065]&amp;&quot; &quot;&amp;[.C1065]" office:value-type="string" office:string-value="N1064 X12.5 Y1122.6505319149" calcext:value-type="string">
            <text:p>N1064 X12.5 Y1122.6505319149</text:p>
          </table:table-cell>
          <table:table-cell/>
          <table:table-cell table:formula="of:=[.G1060]" office:value-type="float" office:value="12.5" calcext:value-type="float">
            <text:p>12.5</text:p>
          </table:table-cell>
          <table:table-cell table:formula="of:=[.H1060]+[.$K$13]" office:value-type="float" office:value="1122.6505319149" calcext:value-type="float">
            <text:p>1122.650531914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065</text:p>
          </table:table-cell>
          <table:table-cell table:formula="of:=[.B1061]" office:value-type="string" office:string-value="G106" calcext:value-type="string">
            <text:p>G106</text:p>
          </table:table-cell>
          <table:table-cell table:formula="of:=[.C1061]" office:value-type="string" office:string-value="P0" calcext:value-type="string">
            <text:p>P0</text:p>
          </table:table-cell>
          <table:table-cell/>
          <table:table-cell table:formula="of:=[.A1066]&amp;&quot; &quot;&amp;[.B1066]&amp;&quot; &quot;&amp;[.C1066]" office:value-type="string" office:string-value="N1065 G106 P0" calcext:value-type="string">
            <text:p>N1065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1066</text:p>
          </table:table-cell>
          <table:table-cell table:formula="of:=[.B1062]" office:value-type="string" office:string-value="G105" calcext:value-type="string">
            <text:p>G105</text:p>
          </table:table-cell>
          <table:table-cell table:formula="of:=[.C1062]" office:value-type="string" office:string-value="PY7.79553191489362" calcext:value-type="string">
            <text:p>PY7.79553191489362</text:p>
          </table:table-cell>
          <table:table-cell/>
          <table:table-cell table:formula="of:=[.A1067]&amp;&quot; &quot;&amp;[.B1067]&amp;&quot; &quot;&amp;[.C1067]" office:value-type="string" office:string-value="N1066 G105 PY7.79553191489362" calcext:value-type="string">
            <text:p>N1066 G105 PY7.79553191489362</text:p>
          </table:table-cell>
          <table:table-cell table:number-columns-repeated="2"/>
          <table:table-cell table:formula="of:=[.H1062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067</text:p>
          </table:table-cell>
          <table:table-cell table:formula="of:=&quot;X&quot;&amp;[.G1068]" office:value-type="string" office:string-value="X6747.5" calcext:value-type="string">
            <text:p>X6747.5</text:p>
          </table:table-cell>
          <table:table-cell table:formula="of:=&quot;Y&quot;&amp;[.H1068]" office:value-type="string" office:string-value="Y1128.44606382979" calcext:value-type="string">
            <text:p>Y1128.44606382979</text:p>
          </table:table-cell>
          <table:table-cell/>
          <table:table-cell table:formula="of:=[.A1068]&amp;&quot; &quot;&amp;[.B1068]&amp;&quot; &quot;&amp;[.C1068]" office:value-type="string" office:string-value="N1067 X6747.5 Y1128.44606382979" calcext:value-type="string">
            <text:p>N1067 X6747.5 Y1128.44606382979</text:p>
          </table:table-cell>
          <table:table-cell/>
          <table:table-cell table:formula="of:=[.G1063]" office:value-type="float" office:value="6747.5" calcext:value-type="float">
            <text:p>6747.5</text:p>
          </table:table-cell>
          <table:table-cell table:formula="of:=[.H1063]+[.$K$13]" office:value-type="float" office:value="1128.44606382979" calcext:value-type="float">
            <text:p>1128.446063829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068</text:p>
          </table:table-cell>
          <table:table-cell table:formula="of:=[.B1064]" office:value-type="string" office:string-value="G106" calcext:value-type="string">
            <text:p>G106</text:p>
          </table:table-cell>
          <table:table-cell table:formula="of:=[.C1064]" office:value-type="string" office:string-value="P3" calcext:value-type="string">
            <text:p>P3</text:p>
          </table:table-cell>
          <table:table-cell/>
          <table:table-cell table:formula="of:=[.A1069]&amp;&quot; &quot;&amp;[.B1069]&amp;&quot; &quot;&amp;[.C1069]" office:value-type="string" office:string-value="N1068 G106 P3" calcext:value-type="string">
            <text:p>N1068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1069</text:p>
          </table:table-cell>
          <table:table-cell table:formula="of:=&quot;X&quot;&amp;[.G1070]" office:value-type="string" office:string-value="X12.5" calcext:value-type="string">
            <text:p>X12.5</text:p>
          </table:table-cell>
          <table:table-cell table:formula="of:=&quot;Y&quot;&amp;[.H1070]" office:value-type="string" office:string-value="Y1127.44606382979" calcext:value-type="string">
            <text:p>Y1127.44606382979</text:p>
          </table:table-cell>
          <table:table-cell/>
          <table:table-cell table:formula="of:=[.A1070]&amp;&quot; &quot;&amp;[.B1070]&amp;&quot; &quot;&amp;[.C1070]" office:value-type="string" office:string-value="N1069 X12.5 Y1127.44606382979" calcext:value-type="string">
            <text:p>N1069 X12.5 Y1127.44606382979</text:p>
          </table:table-cell>
          <table:table-cell/>
          <table:table-cell table:formula="of:=[.G1065]" office:value-type="float" office:value="12.5" calcext:value-type="float">
            <text:p>12.5</text:p>
          </table:table-cell>
          <table:table-cell table:formula="of:=[.H1065]+[.$K$13]" office:value-type="float" office:value="1127.44606382979" calcext:value-type="float">
            <text:p>1127.446063829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070</text:p>
          </table:table-cell>
          <table:table-cell table:formula="of:=[.B1066]" office:value-type="string" office:string-value="G106" calcext:value-type="string">
            <text:p>G106</text:p>
          </table:table-cell>
          <table:table-cell table:formula="of:=[.C1066]" office:value-type="string" office:string-value="P0" calcext:value-type="string">
            <text:p>P0</text:p>
          </table:table-cell>
          <table:table-cell/>
          <table:table-cell table:formula="of:=[.A1071]&amp;&quot; &quot;&amp;[.B1071]&amp;&quot; &quot;&amp;[.C1071]" office:value-type="string" office:string-value="N1070 G106 P0" calcext:value-type="string">
            <text:p>N1070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1071</text:p>
          </table:table-cell>
          <table:table-cell table:formula="of:=[.B1067]" office:value-type="string" office:string-value="G105" calcext:value-type="string">
            <text:p>G105</text:p>
          </table:table-cell>
          <table:table-cell table:formula="of:=[.C1067]" office:value-type="string" office:string-value="PY7.79553191489362" calcext:value-type="string">
            <text:p>PY7.79553191489362</text:p>
          </table:table-cell>
          <table:table-cell/>
          <table:table-cell table:formula="of:=[.A1072]&amp;&quot; &quot;&amp;[.B1072]&amp;&quot; &quot;&amp;[.C1072]" office:value-type="string" office:string-value="N1071 G105 PY7.79553191489362" calcext:value-type="string">
            <text:p>N1071 G105 PY7.79553191489362</text:p>
          </table:table-cell>
          <table:table-cell table:number-columns-repeated="2"/>
          <table:table-cell table:formula="of:=[.H1067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072</text:p>
          </table:table-cell>
          <table:table-cell table:formula="of:=&quot;X&quot;&amp;[.G1073]" office:value-type="string" office:string-value="X6747.5" calcext:value-type="string">
            <text:p>X6747.5</text:p>
          </table:table-cell>
          <table:table-cell table:formula="of:=&quot;Y&quot;&amp;[.H1073]" office:value-type="string" office:string-value="Y1133.24159574469" calcext:value-type="string">
            <text:p>Y1133.24159574469</text:p>
          </table:table-cell>
          <table:table-cell/>
          <table:table-cell table:formula="of:=[.A1073]&amp;&quot; &quot;&amp;[.B1073]&amp;&quot; &quot;&amp;[.C1073]" office:value-type="string" office:string-value="N1072 X6747.5 Y1133.24159574469" calcext:value-type="string">
            <text:p>N1072 X6747.5 Y1133.24159574469</text:p>
          </table:table-cell>
          <table:table-cell/>
          <table:table-cell table:formula="of:=[.G1068]" office:value-type="float" office:value="6747.5" calcext:value-type="float">
            <text:p>6747.5</text:p>
          </table:table-cell>
          <table:table-cell table:formula="of:=[.H1068]+[.$K$13]" office:value-type="float" office:value="1133.24159574469" calcext:value-type="float">
            <text:p>1133.241595744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073</text:p>
          </table:table-cell>
          <table:table-cell table:formula="of:=[.B1069]" office:value-type="string" office:string-value="G106" calcext:value-type="string">
            <text:p>G106</text:p>
          </table:table-cell>
          <table:table-cell table:formula="of:=[.C1069]" office:value-type="string" office:string-value="P3" calcext:value-type="string">
            <text:p>P3</text:p>
          </table:table-cell>
          <table:table-cell/>
          <table:table-cell table:formula="of:=[.A1074]&amp;&quot; &quot;&amp;[.B1074]&amp;&quot; &quot;&amp;[.C1074]" office:value-type="string" office:string-value="N1073 G106 P3" calcext:value-type="string">
            <text:p>N1073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1074</text:p>
          </table:table-cell>
          <table:table-cell table:formula="of:=&quot;X&quot;&amp;[.G1075]" office:value-type="string" office:string-value="X12.5" calcext:value-type="string">
            <text:p>X12.5</text:p>
          </table:table-cell>
          <table:table-cell table:formula="of:=&quot;Y&quot;&amp;[.H1075]" office:value-type="string" office:string-value="Y1132.24159574469" calcext:value-type="string">
            <text:p>Y1132.24159574469</text:p>
          </table:table-cell>
          <table:table-cell/>
          <table:table-cell table:formula="of:=[.A1075]&amp;&quot; &quot;&amp;[.B1075]&amp;&quot; &quot;&amp;[.C1075]" office:value-type="string" office:string-value="N1074 X12.5 Y1132.24159574469" calcext:value-type="string">
            <text:p>N1074 X12.5 Y1132.24159574469</text:p>
          </table:table-cell>
          <table:table-cell/>
          <table:table-cell table:formula="of:=[.G1070]" office:value-type="float" office:value="12.5" calcext:value-type="float">
            <text:p>12.5</text:p>
          </table:table-cell>
          <table:table-cell table:formula="of:=[.H1070]+[.$K$13]" office:value-type="float" office:value="1132.24159574469" calcext:value-type="float">
            <text:p>1132.241595744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075</text:p>
          </table:table-cell>
          <table:table-cell table:formula="of:=[.B1071]" office:value-type="string" office:string-value="G106" calcext:value-type="string">
            <text:p>G106</text:p>
          </table:table-cell>
          <table:table-cell table:formula="of:=[.C1071]" office:value-type="string" office:string-value="P0" calcext:value-type="string">
            <text:p>P0</text:p>
          </table:table-cell>
          <table:table-cell/>
          <table:table-cell table:formula="of:=[.A1076]&amp;&quot; &quot;&amp;[.B1076]&amp;&quot; &quot;&amp;[.C1076]" office:value-type="string" office:string-value="N1075 G106 P0" calcext:value-type="string">
            <text:p>N1075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1076</text:p>
          </table:table-cell>
          <table:table-cell table:formula="of:=[.B1072]" office:value-type="string" office:string-value="G105" calcext:value-type="string">
            <text:p>G105</text:p>
          </table:table-cell>
          <table:table-cell table:formula="of:=[.C1072]" office:value-type="string" office:string-value="PY7.79553191489362" calcext:value-type="string">
            <text:p>PY7.79553191489362</text:p>
          </table:table-cell>
          <table:table-cell/>
          <table:table-cell table:formula="of:=[.A1077]&amp;&quot; &quot;&amp;[.B1077]&amp;&quot; &quot;&amp;[.C1077]" office:value-type="string" office:string-value="N1076 G105 PY7.79553191489362" calcext:value-type="string">
            <text:p>N1076 G105 PY7.79553191489362</text:p>
          </table:table-cell>
          <table:table-cell table:number-columns-repeated="2"/>
          <table:table-cell table:formula="of:=[.H1072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077</text:p>
          </table:table-cell>
          <table:table-cell table:formula="of:=&quot;X&quot;&amp;[.G1078]" office:value-type="string" office:string-value="X6747.5" calcext:value-type="string">
            <text:p>X6747.5</text:p>
          </table:table-cell>
          <table:table-cell table:formula="of:=&quot;Y&quot;&amp;[.H1078]" office:value-type="string" office:string-value="Y1138.03712765958" calcext:value-type="string">
            <text:p>Y1138.03712765958</text:p>
          </table:table-cell>
          <table:table-cell/>
          <table:table-cell table:formula="of:=[.A1078]&amp;&quot; &quot;&amp;[.B1078]&amp;&quot; &quot;&amp;[.C1078]" office:value-type="string" office:string-value="N1077 X6747.5 Y1138.03712765958" calcext:value-type="string">
            <text:p>N1077 X6747.5 Y1138.03712765958</text:p>
          </table:table-cell>
          <table:table-cell/>
          <table:table-cell table:formula="of:=[.G1073]" office:value-type="float" office:value="6747.5" calcext:value-type="float">
            <text:p>6747.5</text:p>
          </table:table-cell>
          <table:table-cell table:formula="of:=[.H1073]+[.$K$13]" office:value-type="float" office:value="1138.03712765958" calcext:value-type="float">
            <text:p>1138.03712765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078</text:p>
          </table:table-cell>
          <table:table-cell table:formula="of:=[.B1074]" office:value-type="string" office:string-value="G106" calcext:value-type="string">
            <text:p>G106</text:p>
          </table:table-cell>
          <table:table-cell table:formula="of:=[.C1074]" office:value-type="string" office:string-value="P3" calcext:value-type="string">
            <text:p>P3</text:p>
          </table:table-cell>
          <table:table-cell/>
          <table:table-cell table:formula="of:=[.A1079]&amp;&quot; &quot;&amp;[.B1079]&amp;&quot; &quot;&amp;[.C1079]" office:value-type="string" office:string-value="N1078 G106 P3" calcext:value-type="string">
            <text:p>N1078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1079</text:p>
          </table:table-cell>
          <table:table-cell table:formula="of:=&quot;X&quot;&amp;[.G1080]" office:value-type="string" office:string-value="X12.5" calcext:value-type="string">
            <text:p>X12.5</text:p>
          </table:table-cell>
          <table:table-cell table:formula="of:=&quot;Y&quot;&amp;[.H1080]" office:value-type="string" office:string-value="Y1137.03712765958" calcext:value-type="string">
            <text:p>Y1137.03712765958</text:p>
          </table:table-cell>
          <table:table-cell/>
          <table:table-cell table:formula="of:=[.A1080]&amp;&quot; &quot;&amp;[.B1080]&amp;&quot; &quot;&amp;[.C1080]" office:value-type="string" office:string-value="N1079 X12.5 Y1137.03712765958" calcext:value-type="string">
            <text:p>N1079 X12.5 Y1137.03712765958</text:p>
          </table:table-cell>
          <table:table-cell/>
          <table:table-cell table:formula="of:=[.G1075]" office:value-type="float" office:value="12.5" calcext:value-type="float">
            <text:p>12.5</text:p>
          </table:table-cell>
          <table:table-cell table:formula="of:=[.H1075]+[.$K$13]" office:value-type="float" office:value="1137.03712765958" calcext:value-type="float">
            <text:p>1137.03712765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080</text:p>
          </table:table-cell>
          <table:table-cell table:formula="of:=[.B1076]" office:value-type="string" office:string-value="G106" calcext:value-type="string">
            <text:p>G106</text:p>
          </table:table-cell>
          <table:table-cell table:formula="of:=[.C1076]" office:value-type="string" office:string-value="P0" calcext:value-type="string">
            <text:p>P0</text:p>
          </table:table-cell>
          <table:table-cell/>
          <table:table-cell table:formula="of:=[.A1081]&amp;&quot; &quot;&amp;[.B1081]&amp;&quot; &quot;&amp;[.C1081]" office:value-type="string" office:string-value="N1080 G106 P0" calcext:value-type="string">
            <text:p>N1080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1081</text:p>
          </table:table-cell>
          <table:table-cell table:formula="of:=[.B1077]" office:value-type="string" office:string-value="G105" calcext:value-type="string">
            <text:p>G105</text:p>
          </table:table-cell>
          <table:table-cell table:formula="of:=[.C1077]" office:value-type="string" office:string-value="PY7.79553191489362" calcext:value-type="string">
            <text:p>PY7.79553191489362</text:p>
          </table:table-cell>
          <table:table-cell/>
          <table:table-cell table:formula="of:=[.A1082]&amp;&quot; &quot;&amp;[.B1082]&amp;&quot; &quot;&amp;[.C1082]" office:value-type="string" office:string-value="N1081 G105 PY7.79553191489362" calcext:value-type="string">
            <text:p>N1081 G105 PY7.79553191489362</text:p>
          </table:table-cell>
          <table:table-cell table:number-columns-repeated="2"/>
          <table:table-cell table:formula="of:=[.H1077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082</text:p>
          </table:table-cell>
          <table:table-cell table:formula="of:=&quot;X&quot;&amp;[.G1083]" office:value-type="string" office:string-value="X6747.5" calcext:value-type="string">
            <text:p>X6747.5</text:p>
          </table:table-cell>
          <table:table-cell table:formula="of:=&quot;Y&quot;&amp;[.H1083]" office:value-type="string" office:string-value="Y1142.83265957448" calcext:value-type="string">
            <text:p>Y1142.83265957448</text:p>
          </table:table-cell>
          <table:table-cell/>
          <table:table-cell table:formula="of:=[.A1083]&amp;&quot; &quot;&amp;[.B1083]&amp;&quot; &quot;&amp;[.C1083]" office:value-type="string" office:string-value="N1082 X6747.5 Y1142.83265957448" calcext:value-type="string">
            <text:p>N1082 X6747.5 Y1142.83265957448</text:p>
          </table:table-cell>
          <table:table-cell/>
          <table:table-cell table:formula="of:=[.G1078]" office:value-type="float" office:value="6747.5" calcext:value-type="float">
            <text:p>6747.5</text:p>
          </table:table-cell>
          <table:table-cell table:formula="of:=[.H1078]+[.$K$13]" office:value-type="float" office:value="1142.83265957448" calcext:value-type="float">
            <text:p>1142.83265957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083</text:p>
          </table:table-cell>
          <table:table-cell table:formula="of:=[.B1079]" office:value-type="string" office:string-value="G106" calcext:value-type="string">
            <text:p>G106</text:p>
          </table:table-cell>
          <table:table-cell table:formula="of:=[.C1079]" office:value-type="string" office:string-value="P3" calcext:value-type="string">
            <text:p>P3</text:p>
          </table:table-cell>
          <table:table-cell/>
          <table:table-cell table:formula="of:=[.A1084]&amp;&quot; &quot;&amp;[.B1084]&amp;&quot; &quot;&amp;[.C1084]" office:value-type="string" office:string-value="N1083 G106 P3" calcext:value-type="string">
            <text:p>N1083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1084</text:p>
          </table:table-cell>
          <table:table-cell table:formula="of:=&quot;X&quot;&amp;[.G1085]" office:value-type="string" office:string-value="X12.5" calcext:value-type="string">
            <text:p>X12.5</text:p>
          </table:table-cell>
          <table:table-cell table:formula="of:=&quot;Y&quot;&amp;[.H1085]" office:value-type="string" office:string-value="Y1141.83265957448" calcext:value-type="string">
            <text:p>Y1141.83265957448</text:p>
          </table:table-cell>
          <table:table-cell/>
          <table:table-cell table:formula="of:=[.A1085]&amp;&quot; &quot;&amp;[.B1085]&amp;&quot; &quot;&amp;[.C1085]" office:value-type="string" office:string-value="N1084 X12.5 Y1141.83265957448" calcext:value-type="string">
            <text:p>N1084 X12.5 Y1141.83265957448</text:p>
          </table:table-cell>
          <table:table-cell/>
          <table:table-cell table:formula="of:=[.G1080]" office:value-type="float" office:value="12.5" calcext:value-type="float">
            <text:p>12.5</text:p>
          </table:table-cell>
          <table:table-cell table:formula="of:=[.H1080]+[.$K$13]" office:value-type="float" office:value="1141.83265957448" calcext:value-type="float">
            <text:p>1141.83265957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085</text:p>
          </table:table-cell>
          <table:table-cell table:formula="of:=[.B1081]" office:value-type="string" office:string-value="G106" calcext:value-type="string">
            <text:p>G106</text:p>
          </table:table-cell>
          <table:table-cell table:formula="of:=[.C1081]" office:value-type="string" office:string-value="P0" calcext:value-type="string">
            <text:p>P0</text:p>
          </table:table-cell>
          <table:table-cell/>
          <table:table-cell table:formula="of:=[.A1086]&amp;&quot; &quot;&amp;[.B1086]&amp;&quot; &quot;&amp;[.C1086]" office:value-type="string" office:string-value="N1085 G106 P0" calcext:value-type="string">
            <text:p>N1085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1086</text:p>
          </table:table-cell>
          <table:table-cell table:formula="of:=[.B1082]" office:value-type="string" office:string-value="G105" calcext:value-type="string">
            <text:p>G105</text:p>
          </table:table-cell>
          <table:table-cell table:formula="of:=[.C1082]" office:value-type="string" office:string-value="PY7.79553191489362" calcext:value-type="string">
            <text:p>PY7.79553191489362</text:p>
          </table:table-cell>
          <table:table-cell/>
          <table:table-cell table:formula="of:=[.A1087]&amp;&quot; &quot;&amp;[.B1087]&amp;&quot; &quot;&amp;[.C1087]" office:value-type="string" office:string-value="N1086 G105 PY7.79553191489362" calcext:value-type="string">
            <text:p>N1086 G105 PY7.79553191489362</text:p>
          </table:table-cell>
          <table:table-cell table:number-columns-repeated="2"/>
          <table:table-cell table:formula="of:=[.H1082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087</text:p>
          </table:table-cell>
          <table:table-cell table:formula="of:=&quot;X&quot;&amp;[.G1088]" office:value-type="string" office:string-value="X6747.5" calcext:value-type="string">
            <text:p>X6747.5</text:p>
          </table:table-cell>
          <table:table-cell table:formula="of:=&quot;Y&quot;&amp;[.H1088]" office:value-type="string" office:string-value="Y1147.62819148937" calcext:value-type="string">
            <text:p>Y1147.62819148937</text:p>
          </table:table-cell>
          <table:table-cell/>
          <table:table-cell table:formula="of:=[.A1088]&amp;&quot; &quot;&amp;[.B1088]&amp;&quot; &quot;&amp;[.C1088]" office:value-type="string" office:string-value="N1087 X6747.5 Y1147.62819148937" calcext:value-type="string">
            <text:p>N1087 X6747.5 Y1147.62819148937</text:p>
          </table:table-cell>
          <table:table-cell/>
          <table:table-cell table:formula="of:=[.G1083]" office:value-type="float" office:value="6747.5" calcext:value-type="float">
            <text:p>6747.5</text:p>
          </table:table-cell>
          <table:table-cell table:formula="of:=[.H1083]+[.$K$13]" office:value-type="float" office:value="1147.62819148937" calcext:value-type="float">
            <text:p>1147.628191489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088</text:p>
          </table:table-cell>
          <table:table-cell table:formula="of:=[.B1084]" office:value-type="string" office:string-value="G106" calcext:value-type="string">
            <text:p>G106</text:p>
          </table:table-cell>
          <table:table-cell table:formula="of:=[.C1084]" office:value-type="string" office:string-value="P3" calcext:value-type="string">
            <text:p>P3</text:p>
          </table:table-cell>
          <table:table-cell/>
          <table:table-cell table:formula="of:=[.A1089]&amp;&quot; &quot;&amp;[.B1089]&amp;&quot; &quot;&amp;[.C1089]" office:value-type="string" office:string-value="N1088 G106 P3" calcext:value-type="string">
            <text:p>N1088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1089</text:p>
          </table:table-cell>
          <table:table-cell table:formula="of:=&quot;X&quot;&amp;[.G1090]" office:value-type="string" office:string-value="X12.5" calcext:value-type="string">
            <text:p>X12.5</text:p>
          </table:table-cell>
          <table:table-cell table:formula="of:=&quot;Y&quot;&amp;[.H1090]" office:value-type="string" office:string-value="Y1146.62819148937" calcext:value-type="string">
            <text:p>Y1146.62819148937</text:p>
          </table:table-cell>
          <table:table-cell/>
          <table:table-cell table:formula="of:=[.A1090]&amp;&quot; &quot;&amp;[.B1090]&amp;&quot; &quot;&amp;[.C1090]" office:value-type="string" office:string-value="N1089 X12.5 Y1146.62819148937" calcext:value-type="string">
            <text:p>N1089 X12.5 Y1146.62819148937</text:p>
          </table:table-cell>
          <table:table-cell/>
          <table:table-cell table:formula="of:=[.G1085]" office:value-type="float" office:value="12.5" calcext:value-type="float">
            <text:p>12.5</text:p>
          </table:table-cell>
          <table:table-cell table:formula="of:=[.H1085]+[.$K$13]" office:value-type="float" office:value="1146.62819148937" calcext:value-type="float">
            <text:p>1146.628191489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090</text:p>
          </table:table-cell>
          <table:table-cell table:formula="of:=[.B1086]" office:value-type="string" office:string-value="G106" calcext:value-type="string">
            <text:p>G106</text:p>
          </table:table-cell>
          <table:table-cell table:formula="of:=[.C1086]" office:value-type="string" office:string-value="P0" calcext:value-type="string">
            <text:p>P0</text:p>
          </table:table-cell>
          <table:table-cell/>
          <table:table-cell table:formula="of:=[.A1091]&amp;&quot; &quot;&amp;[.B1091]&amp;&quot; &quot;&amp;[.C1091]" office:value-type="string" office:string-value="N1090 G106 P0" calcext:value-type="string">
            <text:p>N1090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1091</text:p>
          </table:table-cell>
          <table:table-cell table:formula="of:=[.B1087]" office:value-type="string" office:string-value="G105" calcext:value-type="string">
            <text:p>G105</text:p>
          </table:table-cell>
          <table:table-cell table:formula="of:=[.C1087]" office:value-type="string" office:string-value="PY7.79553191489362" calcext:value-type="string">
            <text:p>PY7.79553191489362</text:p>
          </table:table-cell>
          <table:table-cell/>
          <table:table-cell table:formula="of:=[.A1092]&amp;&quot; &quot;&amp;[.B1092]&amp;&quot; &quot;&amp;[.C1092]" office:value-type="string" office:string-value="N1091 G105 PY7.79553191489362" calcext:value-type="string">
            <text:p>N1091 G105 PY7.79553191489362</text:p>
          </table:table-cell>
          <table:table-cell table:number-columns-repeated="2"/>
          <table:table-cell table:formula="of:=[.H1087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092</text:p>
          </table:table-cell>
          <table:table-cell table:formula="of:=&quot;X&quot;&amp;[.G1093]" office:value-type="string" office:string-value="X6747.5" calcext:value-type="string">
            <text:p>X6747.5</text:p>
          </table:table-cell>
          <table:table-cell table:formula="of:=&quot;Y&quot;&amp;[.H1093]" office:value-type="string" office:string-value="Y1152.42372340426" calcext:value-type="string">
            <text:p>Y1152.42372340426</text:p>
          </table:table-cell>
          <table:table-cell/>
          <table:table-cell table:formula="of:=[.A1093]&amp;&quot; &quot;&amp;[.B1093]&amp;&quot; &quot;&amp;[.C1093]" office:value-type="string" office:string-value="N1092 X6747.5 Y1152.42372340426" calcext:value-type="string">
            <text:p>N1092 X6747.5 Y1152.42372340426</text:p>
          </table:table-cell>
          <table:table-cell/>
          <table:table-cell table:formula="of:=[.G1088]" office:value-type="float" office:value="6747.5" calcext:value-type="float">
            <text:p>6747.5</text:p>
          </table:table-cell>
          <table:table-cell table:formula="of:=[.H1088]+[.$K$13]" office:value-type="float" office:value="1152.42372340426" calcext:value-type="float">
            <text:p>1152.42372340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093</text:p>
          </table:table-cell>
          <table:table-cell table:formula="of:=[.B1089]" office:value-type="string" office:string-value="G106" calcext:value-type="string">
            <text:p>G106</text:p>
          </table:table-cell>
          <table:table-cell table:formula="of:=[.C1089]" office:value-type="string" office:string-value="P3" calcext:value-type="string">
            <text:p>P3</text:p>
          </table:table-cell>
          <table:table-cell/>
          <table:table-cell table:formula="of:=[.A1094]&amp;&quot; &quot;&amp;[.B1094]&amp;&quot; &quot;&amp;[.C1094]" office:value-type="string" office:string-value="N1093 G106 P3" calcext:value-type="string">
            <text:p>N1093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1094</text:p>
          </table:table-cell>
          <table:table-cell table:formula="of:=&quot;X&quot;&amp;[.G1095]" office:value-type="string" office:string-value="X12.5" calcext:value-type="string">
            <text:p>X12.5</text:p>
          </table:table-cell>
          <table:table-cell table:formula="of:=&quot;Y&quot;&amp;[.H1095]" office:value-type="string" office:string-value="Y1151.42372340426" calcext:value-type="string">
            <text:p>Y1151.42372340426</text:p>
          </table:table-cell>
          <table:table-cell/>
          <table:table-cell table:formula="of:=[.A1095]&amp;&quot; &quot;&amp;[.B1095]&amp;&quot; &quot;&amp;[.C1095]" office:value-type="string" office:string-value="N1094 X12.5 Y1151.42372340426" calcext:value-type="string">
            <text:p>N1094 X12.5 Y1151.42372340426</text:p>
          </table:table-cell>
          <table:table-cell/>
          <table:table-cell table:formula="of:=[.G1090]" office:value-type="float" office:value="12.5" calcext:value-type="float">
            <text:p>12.5</text:p>
          </table:table-cell>
          <table:table-cell table:formula="of:=[.H1090]+[.$K$13]" office:value-type="float" office:value="1151.42372340426" calcext:value-type="float">
            <text:p>1151.42372340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095</text:p>
          </table:table-cell>
          <table:table-cell table:formula="of:=[.B1091]" office:value-type="string" office:string-value="G106" calcext:value-type="string">
            <text:p>G106</text:p>
          </table:table-cell>
          <table:table-cell table:formula="of:=[.C1091]" office:value-type="string" office:string-value="P0" calcext:value-type="string">
            <text:p>P0</text:p>
          </table:table-cell>
          <table:table-cell/>
          <table:table-cell table:formula="of:=[.A1096]&amp;&quot; &quot;&amp;[.B1096]&amp;&quot; &quot;&amp;[.C1096]" office:value-type="string" office:string-value="N1095 G106 P0" calcext:value-type="string">
            <text:p>N1095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1096</text:p>
          </table:table-cell>
          <table:table-cell table:formula="of:=[.B1092]" office:value-type="string" office:string-value="G105" calcext:value-type="string">
            <text:p>G105</text:p>
          </table:table-cell>
          <table:table-cell table:formula="of:=[.C1092]" office:value-type="string" office:string-value="PY7.79553191489362" calcext:value-type="string">
            <text:p>PY7.79553191489362</text:p>
          </table:table-cell>
          <table:table-cell/>
          <table:table-cell table:formula="of:=[.A1097]&amp;&quot; &quot;&amp;[.B1097]&amp;&quot; &quot;&amp;[.C1097]" office:value-type="string" office:string-value="N1096 G105 PY7.79553191489362" calcext:value-type="string">
            <text:p>N1096 G105 PY7.79553191489362</text:p>
          </table:table-cell>
          <table:table-cell table:number-columns-repeated="2"/>
          <table:table-cell table:formula="of:=[.H1092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097</text:p>
          </table:table-cell>
          <table:table-cell table:formula="of:=&quot;X&quot;&amp;[.G1098]" office:value-type="string" office:string-value="X6747.5" calcext:value-type="string">
            <text:p>X6747.5</text:p>
          </table:table-cell>
          <table:table-cell table:formula="of:=&quot;Y&quot;&amp;[.H1098]" office:value-type="string" office:string-value="Y1157.21925531916" calcext:value-type="string">
            <text:p>Y1157.21925531916</text:p>
          </table:table-cell>
          <table:table-cell/>
          <table:table-cell table:formula="of:=[.A1098]&amp;&quot; &quot;&amp;[.B1098]&amp;&quot; &quot;&amp;[.C1098]" office:value-type="string" office:string-value="N1097 X6747.5 Y1157.21925531916" calcext:value-type="string">
            <text:p>N1097 X6747.5 Y1157.21925531916</text:p>
          </table:table-cell>
          <table:table-cell/>
          <table:table-cell table:formula="of:=[.G1093]" office:value-type="float" office:value="6747.5" calcext:value-type="float">
            <text:p>6747.5</text:p>
          </table:table-cell>
          <table:table-cell table:formula="of:=[.H1093]+[.$K$13]" office:value-type="float" office:value="1157.21925531916" calcext:value-type="float">
            <text:p>1157.21925531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098</text:p>
          </table:table-cell>
          <table:table-cell table:formula="of:=[.B1094]" office:value-type="string" office:string-value="G106" calcext:value-type="string">
            <text:p>G106</text:p>
          </table:table-cell>
          <table:table-cell table:formula="of:=[.C1094]" office:value-type="string" office:string-value="P3" calcext:value-type="string">
            <text:p>P3</text:p>
          </table:table-cell>
          <table:table-cell/>
          <table:table-cell table:formula="of:=[.A1099]&amp;&quot; &quot;&amp;[.B1099]&amp;&quot; &quot;&amp;[.C1099]" office:value-type="string" office:string-value="N1098 G106 P3" calcext:value-type="string">
            <text:p>N1098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1099</text:p>
          </table:table-cell>
          <table:table-cell table:formula="of:=&quot;X&quot;&amp;[.G1100]" office:value-type="string" office:string-value="X12.5" calcext:value-type="string">
            <text:p>X12.5</text:p>
          </table:table-cell>
          <table:table-cell table:formula="of:=&quot;Y&quot;&amp;[.H1100]" office:value-type="string" office:string-value="Y1156.21925531916" calcext:value-type="string">
            <text:p>Y1156.21925531916</text:p>
          </table:table-cell>
          <table:table-cell/>
          <table:table-cell table:formula="of:=[.A1100]&amp;&quot; &quot;&amp;[.B1100]&amp;&quot; &quot;&amp;[.C1100]" office:value-type="string" office:string-value="N1099 X12.5 Y1156.21925531916" calcext:value-type="string">
            <text:p>N1099 X12.5 Y1156.21925531916</text:p>
          </table:table-cell>
          <table:table-cell/>
          <table:table-cell table:formula="of:=[.G1095]" office:value-type="float" office:value="12.5" calcext:value-type="float">
            <text:p>12.5</text:p>
          </table:table-cell>
          <table:table-cell table:formula="of:=[.H1095]+[.$K$13]" office:value-type="float" office:value="1156.21925531916" calcext:value-type="float">
            <text:p>1156.21925531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100</text:p>
          </table:table-cell>
          <table:table-cell table:formula="of:=[.B1096]" office:value-type="string" office:string-value="G106" calcext:value-type="string">
            <text:p>G106</text:p>
          </table:table-cell>
          <table:table-cell table:formula="of:=[.C1096]" office:value-type="string" office:string-value="P0" calcext:value-type="string">
            <text:p>P0</text:p>
          </table:table-cell>
          <table:table-cell/>
          <table:table-cell table:formula="of:=[.A1101]&amp;&quot; &quot;&amp;[.B1101]&amp;&quot; &quot;&amp;[.C1101]" office:value-type="string" office:string-value="N1100 G106 P0" calcext:value-type="string">
            <text:p>N1100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1101</text:p>
          </table:table-cell>
          <table:table-cell table:formula="of:=[.B1097]" office:value-type="string" office:string-value="G105" calcext:value-type="string">
            <text:p>G105</text:p>
          </table:table-cell>
          <table:table-cell table:formula="of:=[.C1097]" office:value-type="string" office:string-value="PY7.79553191489362" calcext:value-type="string">
            <text:p>PY7.79553191489362</text:p>
          </table:table-cell>
          <table:table-cell/>
          <table:table-cell table:formula="of:=[.A1102]&amp;&quot; &quot;&amp;[.B1102]&amp;&quot; &quot;&amp;[.C1102]" office:value-type="string" office:string-value="N1101 G105 PY7.79553191489362" calcext:value-type="string">
            <text:p>N1101 G105 PY7.79553191489362</text:p>
          </table:table-cell>
          <table:table-cell table:number-columns-repeated="2"/>
          <table:table-cell table:formula="of:=[.H1097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102</text:p>
          </table:table-cell>
          <table:table-cell table:formula="of:=&quot;X&quot;&amp;[.G1103]" office:value-type="string" office:string-value="X6747.5" calcext:value-type="string">
            <text:p>X6747.5</text:p>
          </table:table-cell>
          <table:table-cell table:formula="of:=&quot;Y&quot;&amp;[.H1103]" office:value-type="string" office:string-value="Y1162.01478723405" calcext:value-type="string">
            <text:p>Y1162.01478723405</text:p>
          </table:table-cell>
          <table:table-cell/>
          <table:table-cell table:formula="of:=[.A1103]&amp;&quot; &quot;&amp;[.B1103]&amp;&quot; &quot;&amp;[.C1103]" office:value-type="string" office:string-value="N1102 X6747.5 Y1162.01478723405" calcext:value-type="string">
            <text:p>N1102 X6747.5 Y1162.01478723405</text:p>
          </table:table-cell>
          <table:table-cell/>
          <table:table-cell table:formula="of:=[.G1098]" office:value-type="float" office:value="6747.5" calcext:value-type="float">
            <text:p>6747.5</text:p>
          </table:table-cell>
          <table:table-cell table:formula="of:=[.H1098]+[.$K$13]" office:value-type="float" office:value="1162.01478723405" calcext:value-type="float">
            <text:p>1162.01478723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103</text:p>
          </table:table-cell>
          <table:table-cell table:formula="of:=[.B1099]" office:value-type="string" office:string-value="G106" calcext:value-type="string">
            <text:p>G106</text:p>
          </table:table-cell>
          <table:table-cell table:formula="of:=[.C1099]" office:value-type="string" office:string-value="P3" calcext:value-type="string">
            <text:p>P3</text:p>
          </table:table-cell>
          <table:table-cell/>
          <table:table-cell table:formula="of:=[.A1104]&amp;&quot; &quot;&amp;[.B1104]&amp;&quot; &quot;&amp;[.C1104]" office:value-type="string" office:string-value="N1103 G106 P3" calcext:value-type="string">
            <text:p>N1103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1104</text:p>
          </table:table-cell>
          <table:table-cell table:formula="of:=&quot;X&quot;&amp;[.G1105]" office:value-type="string" office:string-value="X12.5" calcext:value-type="string">
            <text:p>X12.5</text:p>
          </table:table-cell>
          <table:table-cell table:formula="of:=&quot;Y&quot;&amp;[.H1105]" office:value-type="string" office:string-value="Y1161.01478723405" calcext:value-type="string">
            <text:p>Y1161.01478723405</text:p>
          </table:table-cell>
          <table:table-cell/>
          <table:table-cell table:formula="of:=[.A1105]&amp;&quot; &quot;&amp;[.B1105]&amp;&quot; &quot;&amp;[.C1105]" office:value-type="string" office:string-value="N1104 X12.5 Y1161.01478723405" calcext:value-type="string">
            <text:p>N1104 X12.5 Y1161.01478723405</text:p>
          </table:table-cell>
          <table:table-cell/>
          <table:table-cell table:formula="of:=[.G1100]" office:value-type="float" office:value="12.5" calcext:value-type="float">
            <text:p>12.5</text:p>
          </table:table-cell>
          <table:table-cell table:formula="of:=[.H1100]+[.$K$13]" office:value-type="float" office:value="1161.01478723405" calcext:value-type="float">
            <text:p>1161.01478723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105</text:p>
          </table:table-cell>
          <table:table-cell table:formula="of:=[.B1101]" office:value-type="string" office:string-value="G106" calcext:value-type="string">
            <text:p>G106</text:p>
          </table:table-cell>
          <table:table-cell table:formula="of:=[.C1101]" office:value-type="string" office:string-value="P0" calcext:value-type="string">
            <text:p>P0</text:p>
          </table:table-cell>
          <table:table-cell/>
          <table:table-cell table:formula="of:=[.A1106]&amp;&quot; &quot;&amp;[.B1106]&amp;&quot; &quot;&amp;[.C1106]" office:value-type="string" office:string-value="N1105 G106 P0" calcext:value-type="string">
            <text:p>N1105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1106</text:p>
          </table:table-cell>
          <table:table-cell table:formula="of:=[.B1102]" office:value-type="string" office:string-value="G105" calcext:value-type="string">
            <text:p>G105</text:p>
          </table:table-cell>
          <table:table-cell table:formula="of:=[.C1102]" office:value-type="string" office:string-value="PY7.79553191489362" calcext:value-type="string">
            <text:p>PY7.79553191489362</text:p>
          </table:table-cell>
          <table:table-cell/>
          <table:table-cell table:formula="of:=[.A1107]&amp;&quot; &quot;&amp;[.B1107]&amp;&quot; &quot;&amp;[.C1107]" office:value-type="string" office:string-value="N1106 G105 PY7.79553191489362" calcext:value-type="string">
            <text:p>N1106 G105 PY7.79553191489362</text:p>
          </table:table-cell>
          <table:table-cell table:number-columns-repeated="2"/>
          <table:table-cell table:formula="of:=[.H1102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107</text:p>
          </table:table-cell>
          <table:table-cell table:formula="of:=&quot;X&quot;&amp;[.G1108]" office:value-type="string" office:string-value="X6747.5" calcext:value-type="string">
            <text:p>X6747.5</text:p>
          </table:table-cell>
          <table:table-cell table:formula="of:=&quot;Y&quot;&amp;[.H1108]" office:value-type="string" office:string-value="Y1166.81031914894" calcext:value-type="string">
            <text:p>Y1166.81031914894</text:p>
          </table:table-cell>
          <table:table-cell/>
          <table:table-cell table:formula="of:=[.A1108]&amp;&quot; &quot;&amp;[.B1108]&amp;&quot; &quot;&amp;[.C1108]" office:value-type="string" office:string-value="N1107 X6747.5 Y1166.81031914894" calcext:value-type="string">
            <text:p>N1107 X6747.5 Y1166.81031914894</text:p>
          </table:table-cell>
          <table:table-cell/>
          <table:table-cell table:formula="of:=[.G1103]" office:value-type="float" office:value="6747.5" calcext:value-type="float">
            <text:p>6747.5</text:p>
          </table:table-cell>
          <table:table-cell table:formula="of:=[.H1103]+[.$K$13]" office:value-type="float" office:value="1166.81031914894" calcext:value-type="float">
            <text:p>1166.81031914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108</text:p>
          </table:table-cell>
          <table:table-cell table:formula="of:=[.B1104]" office:value-type="string" office:string-value="G106" calcext:value-type="string">
            <text:p>G106</text:p>
          </table:table-cell>
          <table:table-cell table:formula="of:=[.C1104]" office:value-type="string" office:string-value="P3" calcext:value-type="string">
            <text:p>P3</text:p>
          </table:table-cell>
          <table:table-cell/>
          <table:table-cell table:formula="of:=[.A1109]&amp;&quot; &quot;&amp;[.B1109]&amp;&quot; &quot;&amp;[.C1109]" office:value-type="string" office:string-value="N1108 G106 P3" calcext:value-type="string">
            <text:p>N1108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1109</text:p>
          </table:table-cell>
          <table:table-cell table:formula="of:=&quot;X&quot;&amp;[.G1110]" office:value-type="string" office:string-value="X12.5" calcext:value-type="string">
            <text:p>X12.5</text:p>
          </table:table-cell>
          <table:table-cell table:formula="of:=&quot;Y&quot;&amp;[.H1110]" office:value-type="string" office:string-value="Y1165.81031914894" calcext:value-type="string">
            <text:p>Y1165.81031914894</text:p>
          </table:table-cell>
          <table:table-cell/>
          <table:table-cell table:formula="of:=[.A1110]&amp;&quot; &quot;&amp;[.B1110]&amp;&quot; &quot;&amp;[.C1110]" office:value-type="string" office:string-value="N1109 X12.5 Y1165.81031914894" calcext:value-type="string">
            <text:p>N1109 X12.5 Y1165.81031914894</text:p>
          </table:table-cell>
          <table:table-cell/>
          <table:table-cell table:formula="of:=[.G1105]" office:value-type="float" office:value="12.5" calcext:value-type="float">
            <text:p>12.5</text:p>
          </table:table-cell>
          <table:table-cell table:formula="of:=[.H1105]+[.$K$13]" office:value-type="float" office:value="1165.81031914894" calcext:value-type="float">
            <text:p>1165.81031914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110</text:p>
          </table:table-cell>
          <table:table-cell table:formula="of:=[.B1106]" office:value-type="string" office:string-value="G106" calcext:value-type="string">
            <text:p>G106</text:p>
          </table:table-cell>
          <table:table-cell table:formula="of:=[.C1106]" office:value-type="string" office:string-value="P0" calcext:value-type="string">
            <text:p>P0</text:p>
          </table:table-cell>
          <table:table-cell/>
          <table:table-cell table:formula="of:=[.A1111]&amp;&quot; &quot;&amp;[.B1111]&amp;&quot; &quot;&amp;[.C1111]" office:value-type="string" office:string-value="N1110 G106 P0" calcext:value-type="string">
            <text:p>N1110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1111</text:p>
          </table:table-cell>
          <table:table-cell table:formula="of:=[.B1107]" office:value-type="string" office:string-value="G105" calcext:value-type="string">
            <text:p>G105</text:p>
          </table:table-cell>
          <table:table-cell table:formula="of:=[.C1107]" office:value-type="string" office:string-value="PY7.79553191489362" calcext:value-type="string">
            <text:p>PY7.79553191489362</text:p>
          </table:table-cell>
          <table:table-cell/>
          <table:table-cell table:formula="of:=[.A1112]&amp;&quot; &quot;&amp;[.B1112]&amp;&quot; &quot;&amp;[.C1112]" office:value-type="string" office:string-value="N1111 G105 PY7.79553191489362" calcext:value-type="string">
            <text:p>N1111 G105 PY7.79553191489362</text:p>
          </table:table-cell>
          <table:table-cell table:number-columns-repeated="2"/>
          <table:table-cell table:formula="of:=[.H1107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112</text:p>
          </table:table-cell>
          <table:table-cell table:formula="of:=&quot;X&quot;&amp;[.G1113]" office:value-type="string" office:string-value="X6747.5" calcext:value-type="string">
            <text:p>X6747.5</text:p>
          </table:table-cell>
          <table:table-cell table:formula="of:=&quot;Y&quot;&amp;[.H1113]" office:value-type="string" office:string-value="Y1171.60585106384" calcext:value-type="string">
            <text:p>Y1171.60585106384</text:p>
          </table:table-cell>
          <table:table-cell/>
          <table:table-cell table:formula="of:=[.A1113]&amp;&quot; &quot;&amp;[.B1113]&amp;&quot; &quot;&amp;[.C1113]" office:value-type="string" office:string-value="N1112 X6747.5 Y1171.60585106384" calcext:value-type="string">
            <text:p>N1112 X6747.5 Y1171.60585106384</text:p>
          </table:table-cell>
          <table:table-cell/>
          <table:table-cell table:formula="of:=[.G1108]" office:value-type="float" office:value="6747.5" calcext:value-type="float">
            <text:p>6747.5</text:p>
          </table:table-cell>
          <table:table-cell table:formula="of:=[.H1108]+[.$K$13]" office:value-type="float" office:value="1171.60585106384" calcext:value-type="float">
            <text:p>1171.60585106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113</text:p>
          </table:table-cell>
          <table:table-cell table:formula="of:=[.B1109]" office:value-type="string" office:string-value="G106" calcext:value-type="string">
            <text:p>G106</text:p>
          </table:table-cell>
          <table:table-cell table:formula="of:=[.C1109]" office:value-type="string" office:string-value="P3" calcext:value-type="string">
            <text:p>P3</text:p>
          </table:table-cell>
          <table:table-cell/>
          <table:table-cell table:formula="of:=[.A1114]&amp;&quot; &quot;&amp;[.B1114]&amp;&quot; &quot;&amp;[.C1114]" office:value-type="string" office:string-value="N1113 G106 P3" calcext:value-type="string">
            <text:p>N1113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1114</text:p>
          </table:table-cell>
          <table:table-cell table:formula="of:=&quot;X&quot;&amp;[.G1115]" office:value-type="string" office:string-value="X12.5" calcext:value-type="string">
            <text:p>X12.5</text:p>
          </table:table-cell>
          <table:table-cell table:formula="of:=&quot;Y&quot;&amp;[.H1115]" office:value-type="string" office:string-value="Y1170.60585106384" calcext:value-type="string">
            <text:p>Y1170.60585106384</text:p>
          </table:table-cell>
          <table:table-cell/>
          <table:table-cell table:formula="of:=[.A1115]&amp;&quot; &quot;&amp;[.B1115]&amp;&quot; &quot;&amp;[.C1115]" office:value-type="string" office:string-value="N1114 X12.5 Y1170.60585106384" calcext:value-type="string">
            <text:p>N1114 X12.5 Y1170.60585106384</text:p>
          </table:table-cell>
          <table:table-cell/>
          <table:table-cell table:formula="of:=[.G1110]" office:value-type="float" office:value="12.5" calcext:value-type="float">
            <text:p>12.5</text:p>
          </table:table-cell>
          <table:table-cell table:formula="of:=[.H1110]+[.$K$13]" office:value-type="float" office:value="1170.60585106384" calcext:value-type="float">
            <text:p>1170.60585106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115</text:p>
          </table:table-cell>
          <table:table-cell table:formula="of:=[.B1111]" office:value-type="string" office:string-value="G106" calcext:value-type="string">
            <text:p>G106</text:p>
          </table:table-cell>
          <table:table-cell table:formula="of:=[.C1111]" office:value-type="string" office:string-value="P0" calcext:value-type="string">
            <text:p>P0</text:p>
          </table:table-cell>
          <table:table-cell/>
          <table:table-cell table:formula="of:=[.A1116]&amp;&quot; &quot;&amp;[.B1116]&amp;&quot; &quot;&amp;[.C1116]" office:value-type="string" office:string-value="N1115 G106 P0" calcext:value-type="string">
            <text:p>N1115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1116</text:p>
          </table:table-cell>
          <table:table-cell table:formula="of:=[.B1112]" office:value-type="string" office:string-value="G105" calcext:value-type="string">
            <text:p>G105</text:p>
          </table:table-cell>
          <table:table-cell table:formula="of:=[.C1112]" office:value-type="string" office:string-value="PY7.79553191489362" calcext:value-type="string">
            <text:p>PY7.79553191489362</text:p>
          </table:table-cell>
          <table:table-cell/>
          <table:table-cell table:formula="of:=[.A1117]&amp;&quot; &quot;&amp;[.B1117]&amp;&quot; &quot;&amp;[.C1117]" office:value-type="string" office:string-value="N1116 G105 PY7.79553191489362" calcext:value-type="string">
            <text:p>N1116 G105 PY7.79553191489362</text:p>
          </table:table-cell>
          <table:table-cell table:number-columns-repeated="2"/>
          <table:table-cell table:formula="of:=[.H1112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117</text:p>
          </table:table-cell>
          <table:table-cell table:formula="of:=&quot;X&quot;&amp;[.G1118]" office:value-type="string" office:string-value="X6747.5" calcext:value-type="string">
            <text:p>X6747.5</text:p>
          </table:table-cell>
          <table:table-cell table:formula="of:=&quot;Y&quot;&amp;[.H1118]" office:value-type="string" office:string-value="Y1176.40138297873" calcext:value-type="string">
            <text:p>Y1176.40138297873</text:p>
          </table:table-cell>
          <table:table-cell/>
          <table:table-cell table:formula="of:=[.A1118]&amp;&quot; &quot;&amp;[.B1118]&amp;&quot; &quot;&amp;[.C1118]" office:value-type="string" office:string-value="N1117 X6747.5 Y1176.40138297873" calcext:value-type="string">
            <text:p>N1117 X6747.5 Y1176.40138297873</text:p>
          </table:table-cell>
          <table:table-cell/>
          <table:table-cell table:formula="of:=[.G1113]" office:value-type="float" office:value="6747.5" calcext:value-type="float">
            <text:p>6747.5</text:p>
          </table:table-cell>
          <table:table-cell table:formula="of:=[.H1113]+[.$K$13]" office:value-type="float" office:value="1176.40138297873" calcext:value-type="float">
            <text:p>1176.401382978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118</text:p>
          </table:table-cell>
          <table:table-cell table:formula="of:=[.B1114]" office:value-type="string" office:string-value="G106" calcext:value-type="string">
            <text:p>G106</text:p>
          </table:table-cell>
          <table:table-cell table:formula="of:=[.C1114]" office:value-type="string" office:string-value="P3" calcext:value-type="string">
            <text:p>P3</text:p>
          </table:table-cell>
          <table:table-cell/>
          <table:table-cell table:formula="of:=[.A1119]&amp;&quot; &quot;&amp;[.B1119]&amp;&quot; &quot;&amp;[.C1119]" office:value-type="string" office:string-value="N1118 G106 P3" calcext:value-type="string">
            <text:p>N1118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1119</text:p>
          </table:table-cell>
          <table:table-cell table:formula="of:=&quot;X&quot;&amp;[.G1120]" office:value-type="string" office:string-value="X12.5" calcext:value-type="string">
            <text:p>X12.5</text:p>
          </table:table-cell>
          <table:table-cell table:formula="of:=&quot;Y&quot;&amp;[.H1120]" office:value-type="string" office:string-value="Y1175.40138297873" calcext:value-type="string">
            <text:p>Y1175.40138297873</text:p>
          </table:table-cell>
          <table:table-cell/>
          <table:table-cell table:formula="of:=[.A1120]&amp;&quot; &quot;&amp;[.B1120]&amp;&quot; &quot;&amp;[.C1120]" office:value-type="string" office:string-value="N1119 X12.5 Y1175.40138297873" calcext:value-type="string">
            <text:p>N1119 X12.5 Y1175.40138297873</text:p>
          </table:table-cell>
          <table:table-cell/>
          <table:table-cell table:formula="of:=[.G1115]" office:value-type="float" office:value="12.5" calcext:value-type="float">
            <text:p>12.5</text:p>
          </table:table-cell>
          <table:table-cell table:formula="of:=[.H1115]+[.$K$13]" office:value-type="float" office:value="1175.40138297873" calcext:value-type="float">
            <text:p>1175.401382978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120</text:p>
          </table:table-cell>
          <table:table-cell table:formula="of:=[.B1116]" office:value-type="string" office:string-value="G106" calcext:value-type="string">
            <text:p>G106</text:p>
          </table:table-cell>
          <table:table-cell table:formula="of:=[.C1116]" office:value-type="string" office:string-value="P0" calcext:value-type="string">
            <text:p>P0</text:p>
          </table:table-cell>
          <table:table-cell/>
          <table:table-cell table:formula="of:=[.A1121]&amp;&quot; &quot;&amp;[.B1121]&amp;&quot; &quot;&amp;[.C1121]" office:value-type="string" office:string-value="N1120 G106 P0" calcext:value-type="string">
            <text:p>N1120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1121</text:p>
          </table:table-cell>
          <table:table-cell table:formula="of:=[.B1117]" office:value-type="string" office:string-value="G105" calcext:value-type="string">
            <text:p>G105</text:p>
          </table:table-cell>
          <table:table-cell table:formula="of:=[.C1117]" office:value-type="string" office:string-value="PY7.79553191489362" calcext:value-type="string">
            <text:p>PY7.79553191489362</text:p>
          </table:table-cell>
          <table:table-cell/>
          <table:table-cell table:formula="of:=[.A1122]&amp;&quot; &quot;&amp;[.B1122]&amp;&quot; &quot;&amp;[.C1122]" office:value-type="string" office:string-value="N1121 G105 PY7.79553191489362" calcext:value-type="string">
            <text:p>N1121 G105 PY7.79553191489362</text:p>
          </table:table-cell>
          <table:table-cell table:number-columns-repeated="2"/>
          <table:table-cell table:formula="of:=[.H1117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122</text:p>
          </table:table-cell>
          <table:table-cell table:formula="of:=&quot;X&quot;&amp;[.G1123]" office:value-type="string" office:string-value="X6747.5" calcext:value-type="string">
            <text:p>X6747.5</text:p>
          </table:table-cell>
          <table:table-cell table:formula="of:=&quot;Y&quot;&amp;[.H1123]" office:value-type="string" office:string-value="Y1181.19691489362" calcext:value-type="string">
            <text:p>Y1181.19691489362</text:p>
          </table:table-cell>
          <table:table-cell/>
          <table:table-cell table:formula="of:=[.A1123]&amp;&quot; &quot;&amp;[.B1123]&amp;&quot; &quot;&amp;[.C1123]" office:value-type="string" office:string-value="N1122 X6747.5 Y1181.19691489362" calcext:value-type="string">
            <text:p>N1122 X6747.5 Y1181.19691489362</text:p>
          </table:table-cell>
          <table:table-cell/>
          <table:table-cell table:formula="of:=[.G1118]" office:value-type="float" office:value="6747.5" calcext:value-type="float">
            <text:p>6747.5</text:p>
          </table:table-cell>
          <table:table-cell table:formula="of:=[.H1118]+[.$K$13]" office:value-type="float" office:value="1181.19691489362" calcext:value-type="float">
            <text:p>1181.19691489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123</text:p>
          </table:table-cell>
          <table:table-cell table:formula="of:=[.B1119]" office:value-type="string" office:string-value="G106" calcext:value-type="string">
            <text:p>G106</text:p>
          </table:table-cell>
          <table:table-cell table:formula="of:=[.C1119]" office:value-type="string" office:string-value="P3" calcext:value-type="string">
            <text:p>P3</text:p>
          </table:table-cell>
          <table:table-cell/>
          <table:table-cell table:formula="of:=[.A1124]&amp;&quot; &quot;&amp;[.B1124]&amp;&quot; &quot;&amp;[.C1124]" office:value-type="string" office:string-value="N1123 G106 P3" calcext:value-type="string">
            <text:p>N1123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1124</text:p>
          </table:table-cell>
          <table:table-cell table:formula="of:=&quot;X&quot;&amp;[.G1125]" office:value-type="string" office:string-value="X12.5" calcext:value-type="string">
            <text:p>X12.5</text:p>
          </table:table-cell>
          <table:table-cell table:formula="of:=&quot;Y&quot;&amp;[.H1125]" office:value-type="string" office:string-value="Y1180.19691489362" calcext:value-type="string">
            <text:p>Y1180.19691489362</text:p>
          </table:table-cell>
          <table:table-cell/>
          <table:table-cell table:formula="of:=[.A1125]&amp;&quot; &quot;&amp;[.B1125]&amp;&quot; &quot;&amp;[.C1125]" office:value-type="string" office:string-value="N1124 X12.5 Y1180.19691489362" calcext:value-type="string">
            <text:p>N1124 X12.5 Y1180.19691489362</text:p>
          </table:table-cell>
          <table:table-cell/>
          <table:table-cell table:formula="of:=[.G1120]" office:value-type="float" office:value="12.5" calcext:value-type="float">
            <text:p>12.5</text:p>
          </table:table-cell>
          <table:table-cell table:formula="of:=[.H1120]+[.$K$13]" office:value-type="float" office:value="1180.19691489362" calcext:value-type="float">
            <text:p>1180.19691489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125</text:p>
          </table:table-cell>
          <table:table-cell table:formula="of:=[.B1121]" office:value-type="string" office:string-value="G106" calcext:value-type="string">
            <text:p>G106</text:p>
          </table:table-cell>
          <table:table-cell table:formula="of:=[.C1121]" office:value-type="string" office:string-value="P0" calcext:value-type="string">
            <text:p>P0</text:p>
          </table:table-cell>
          <table:table-cell/>
          <table:table-cell table:formula="of:=[.A1126]&amp;&quot; &quot;&amp;[.B1126]&amp;&quot; &quot;&amp;[.C1126]" office:value-type="string" office:string-value="N1125 G106 P0" calcext:value-type="string">
            <text:p>N1125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1126</text:p>
          </table:table-cell>
          <table:table-cell table:formula="of:=[.B1122]" office:value-type="string" office:string-value="G105" calcext:value-type="string">
            <text:p>G105</text:p>
          </table:table-cell>
          <table:table-cell table:formula="of:=[.C1122]" office:value-type="string" office:string-value="PY7.79553191489362" calcext:value-type="string">
            <text:p>PY7.79553191489362</text:p>
          </table:table-cell>
          <table:table-cell/>
          <table:table-cell table:formula="of:=[.A1127]&amp;&quot; &quot;&amp;[.B1127]&amp;&quot; &quot;&amp;[.C1127]" office:value-type="string" office:string-value="N1126 G105 PY7.79553191489362" calcext:value-type="string">
            <text:p>N1126 G105 PY7.79553191489362</text:p>
          </table:table-cell>
          <table:table-cell table:number-columns-repeated="2"/>
          <table:table-cell table:formula="of:=[.H1122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127</text:p>
          </table:table-cell>
          <table:table-cell table:formula="of:=&quot;X&quot;&amp;[.G1128]" office:value-type="string" office:string-value="X6747.5" calcext:value-type="string">
            <text:p>X6747.5</text:p>
          </table:table-cell>
          <table:table-cell table:formula="of:=&quot;Y&quot;&amp;[.H1128]" office:value-type="string" office:string-value="Y1185.99244680852" calcext:value-type="string">
            <text:p>Y1185.99244680852</text:p>
          </table:table-cell>
          <table:table-cell/>
          <table:table-cell table:formula="of:=[.A1128]&amp;&quot; &quot;&amp;[.B1128]&amp;&quot; &quot;&amp;[.C1128]" office:value-type="string" office:string-value="N1127 X6747.5 Y1185.99244680852" calcext:value-type="string">
            <text:p>N1127 X6747.5 Y1185.99244680852</text:p>
          </table:table-cell>
          <table:table-cell/>
          <table:table-cell table:formula="of:=[.G1123]" office:value-type="float" office:value="6747.5" calcext:value-type="float">
            <text:p>6747.5</text:p>
          </table:table-cell>
          <table:table-cell table:formula="of:=[.H1123]+[.$K$13]" office:value-type="float" office:value="1185.99244680852" calcext:value-type="float">
            <text:p>1185.99244680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128</text:p>
          </table:table-cell>
          <table:table-cell table:formula="of:=[.B1124]" office:value-type="string" office:string-value="G106" calcext:value-type="string">
            <text:p>G106</text:p>
          </table:table-cell>
          <table:table-cell table:formula="of:=[.C1124]" office:value-type="string" office:string-value="P3" calcext:value-type="string">
            <text:p>P3</text:p>
          </table:table-cell>
          <table:table-cell/>
          <table:table-cell table:formula="of:=[.A1129]&amp;&quot; &quot;&amp;[.B1129]&amp;&quot; &quot;&amp;[.C1129]" office:value-type="string" office:string-value="N1128 G106 P3" calcext:value-type="string">
            <text:p>N1128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1129</text:p>
          </table:table-cell>
          <table:table-cell table:formula="of:=&quot;X&quot;&amp;[.G1130]" office:value-type="string" office:string-value="X12.5" calcext:value-type="string">
            <text:p>X12.5</text:p>
          </table:table-cell>
          <table:table-cell table:formula="of:=&quot;Y&quot;&amp;[.H1130]" office:value-type="string" office:string-value="Y1184.99244680852" calcext:value-type="string">
            <text:p>Y1184.99244680852</text:p>
          </table:table-cell>
          <table:table-cell/>
          <table:table-cell table:formula="of:=[.A1130]&amp;&quot; &quot;&amp;[.B1130]&amp;&quot; &quot;&amp;[.C1130]" office:value-type="string" office:string-value="N1129 X12.5 Y1184.99244680852" calcext:value-type="string">
            <text:p>N1129 X12.5 Y1184.99244680852</text:p>
          </table:table-cell>
          <table:table-cell/>
          <table:table-cell table:formula="of:=[.G1125]" office:value-type="float" office:value="12.5" calcext:value-type="float">
            <text:p>12.5</text:p>
          </table:table-cell>
          <table:table-cell table:formula="of:=[.H1125]+[.$K$13]" office:value-type="float" office:value="1184.99244680852" calcext:value-type="float">
            <text:p>1184.99244680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130</text:p>
          </table:table-cell>
          <table:table-cell table:formula="of:=[.B1126]" office:value-type="string" office:string-value="G106" calcext:value-type="string">
            <text:p>G106</text:p>
          </table:table-cell>
          <table:table-cell table:formula="of:=[.C1126]" office:value-type="string" office:string-value="P0" calcext:value-type="string">
            <text:p>P0</text:p>
          </table:table-cell>
          <table:table-cell/>
          <table:table-cell table:formula="of:=[.A1131]&amp;&quot; &quot;&amp;[.B1131]&amp;&quot; &quot;&amp;[.C1131]" office:value-type="string" office:string-value="N1130 G106 P0" calcext:value-type="string">
            <text:p>N1130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1131</text:p>
          </table:table-cell>
          <table:table-cell table:formula="of:=[.B1127]" office:value-type="string" office:string-value="G105" calcext:value-type="string">
            <text:p>G105</text:p>
          </table:table-cell>
          <table:table-cell table:formula="of:=[.C1127]" office:value-type="string" office:string-value="PY7.79553191489362" calcext:value-type="string">
            <text:p>PY7.79553191489362</text:p>
          </table:table-cell>
          <table:table-cell/>
          <table:table-cell table:formula="of:=[.A1132]&amp;&quot; &quot;&amp;[.B1132]&amp;&quot; &quot;&amp;[.C1132]" office:value-type="string" office:string-value="N1131 G105 PY7.79553191489362" calcext:value-type="string">
            <text:p>N1131 G105 PY7.79553191489362</text:p>
          </table:table-cell>
          <table:table-cell table:number-columns-repeated="2"/>
          <table:table-cell table:formula="of:=[.H1127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132</text:p>
          </table:table-cell>
          <table:table-cell table:formula="of:=&quot;X&quot;&amp;[.G1133]" office:value-type="string" office:string-value="X6747.5" calcext:value-type="string">
            <text:p>X6747.5</text:p>
          </table:table-cell>
          <table:table-cell table:formula="of:=&quot;Y&quot;&amp;[.H1133]" office:value-type="string" office:string-value="Y1190.78797872341" calcext:value-type="string">
            <text:p>Y1190.78797872341</text:p>
          </table:table-cell>
          <table:table-cell/>
          <table:table-cell table:formula="of:=[.A1133]&amp;&quot; &quot;&amp;[.B1133]&amp;&quot; &quot;&amp;[.C1133]" office:value-type="string" office:string-value="N1132 X6747.5 Y1190.78797872341" calcext:value-type="string">
            <text:p>N1132 X6747.5 Y1190.78797872341</text:p>
          </table:table-cell>
          <table:table-cell/>
          <table:table-cell table:formula="of:=[.G1128]" office:value-type="float" office:value="6747.5" calcext:value-type="float">
            <text:p>6747.5</text:p>
          </table:table-cell>
          <table:table-cell table:formula="of:=[.H1128]+[.$K$13]" office:value-type="float" office:value="1190.78797872341" calcext:value-type="float">
            <text:p>1190.78797872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133</text:p>
          </table:table-cell>
          <table:table-cell table:formula="of:=[.B1129]" office:value-type="string" office:string-value="G106" calcext:value-type="string">
            <text:p>G106</text:p>
          </table:table-cell>
          <table:table-cell table:formula="of:=[.C1129]" office:value-type="string" office:string-value="P3" calcext:value-type="string">
            <text:p>P3</text:p>
          </table:table-cell>
          <table:table-cell/>
          <table:table-cell table:formula="of:=[.A1134]&amp;&quot; &quot;&amp;[.B1134]&amp;&quot; &quot;&amp;[.C1134]" office:value-type="string" office:string-value="N1133 G106 P3" calcext:value-type="string">
            <text:p>N1133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1134</text:p>
          </table:table-cell>
          <table:table-cell table:formula="of:=&quot;X&quot;&amp;[.G1135]" office:value-type="string" office:string-value="X12.5" calcext:value-type="string">
            <text:p>X12.5</text:p>
          </table:table-cell>
          <table:table-cell table:formula="of:=&quot;Y&quot;&amp;[.H1135]" office:value-type="string" office:string-value="Y1189.78797872341" calcext:value-type="string">
            <text:p>Y1189.78797872341</text:p>
          </table:table-cell>
          <table:table-cell/>
          <table:table-cell table:formula="of:=[.A1135]&amp;&quot; &quot;&amp;[.B1135]&amp;&quot; &quot;&amp;[.C1135]" office:value-type="string" office:string-value="N1134 X12.5 Y1189.78797872341" calcext:value-type="string">
            <text:p>N1134 X12.5 Y1189.78797872341</text:p>
          </table:table-cell>
          <table:table-cell/>
          <table:table-cell table:formula="of:=[.G1130]" office:value-type="float" office:value="12.5" calcext:value-type="float">
            <text:p>12.5</text:p>
          </table:table-cell>
          <table:table-cell table:formula="of:=[.H1130]+[.$K$13]" office:value-type="float" office:value="1189.78797872341" calcext:value-type="float">
            <text:p>1189.78797872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135</text:p>
          </table:table-cell>
          <table:table-cell table:formula="of:=[.B1131]" office:value-type="string" office:string-value="G106" calcext:value-type="string">
            <text:p>G106</text:p>
          </table:table-cell>
          <table:table-cell table:formula="of:=[.C1131]" office:value-type="string" office:string-value="P0" calcext:value-type="string">
            <text:p>P0</text:p>
          </table:table-cell>
          <table:table-cell/>
          <table:table-cell table:formula="of:=[.A1136]&amp;&quot; &quot;&amp;[.B1136]&amp;&quot; &quot;&amp;[.C1136]" office:value-type="string" office:string-value="N1135 G106 P0" calcext:value-type="string">
            <text:p>N1135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1136</text:p>
          </table:table-cell>
          <table:table-cell table:formula="of:=[.B1132]" office:value-type="string" office:string-value="G105" calcext:value-type="string">
            <text:p>G105</text:p>
          </table:table-cell>
          <table:table-cell table:formula="of:=[.C1132]" office:value-type="string" office:string-value="PY7.79553191489362" calcext:value-type="string">
            <text:p>PY7.79553191489362</text:p>
          </table:table-cell>
          <table:table-cell/>
          <table:table-cell table:formula="of:=[.A1137]&amp;&quot; &quot;&amp;[.B1137]&amp;&quot; &quot;&amp;[.C1137]" office:value-type="string" office:string-value="N1136 G105 PY7.79553191489362" calcext:value-type="string">
            <text:p>N1136 G105 PY7.79553191489362</text:p>
          </table:table-cell>
          <table:table-cell table:number-columns-repeated="2"/>
          <table:table-cell table:formula="of:=[.H1132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137</text:p>
          </table:table-cell>
          <table:table-cell table:formula="of:=&quot;X&quot;&amp;[.G1138]" office:value-type="string" office:string-value="X6747.5" calcext:value-type="string">
            <text:p>X6747.5</text:p>
          </table:table-cell>
          <table:table-cell table:formula="of:=&quot;Y&quot;&amp;[.H1138]" office:value-type="string" office:string-value="Y1195.58351063831" calcext:value-type="string">
            <text:p>Y1195.58351063831</text:p>
          </table:table-cell>
          <table:table-cell/>
          <table:table-cell table:formula="of:=[.A1138]&amp;&quot; &quot;&amp;[.B1138]&amp;&quot; &quot;&amp;[.C1138]" office:value-type="string" office:string-value="N1137 X6747.5 Y1195.58351063831" calcext:value-type="string">
            <text:p>N1137 X6747.5 Y1195.58351063831</text:p>
          </table:table-cell>
          <table:table-cell/>
          <table:table-cell table:formula="of:=[.G1133]" office:value-type="float" office:value="6747.5" calcext:value-type="float">
            <text:p>6747.5</text:p>
          </table:table-cell>
          <table:table-cell table:formula="of:=[.H1133]+[.$K$13]" office:value-type="float" office:value="1195.58351063831" calcext:value-type="float">
            <text:p>1195.58351063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138</text:p>
          </table:table-cell>
          <table:table-cell table:formula="of:=[.B1134]" office:value-type="string" office:string-value="G106" calcext:value-type="string">
            <text:p>G106</text:p>
          </table:table-cell>
          <table:table-cell table:formula="of:=[.C1134]" office:value-type="string" office:string-value="P3" calcext:value-type="string">
            <text:p>P3</text:p>
          </table:table-cell>
          <table:table-cell/>
          <table:table-cell table:formula="of:=[.A1139]&amp;&quot; &quot;&amp;[.B1139]&amp;&quot; &quot;&amp;[.C1139]" office:value-type="string" office:string-value="N1138 G106 P3" calcext:value-type="string">
            <text:p>N1138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1139</text:p>
          </table:table-cell>
          <table:table-cell table:formula="of:=&quot;X&quot;&amp;[.G1140]" office:value-type="string" office:string-value="X12.5" calcext:value-type="string">
            <text:p>X12.5</text:p>
          </table:table-cell>
          <table:table-cell table:formula="of:=&quot;Y&quot;&amp;[.H1140]" office:value-type="string" office:string-value="Y1194.58351063831" calcext:value-type="string">
            <text:p>Y1194.58351063831</text:p>
          </table:table-cell>
          <table:table-cell/>
          <table:table-cell table:formula="of:=[.A1140]&amp;&quot; &quot;&amp;[.B1140]&amp;&quot; &quot;&amp;[.C1140]" office:value-type="string" office:string-value="N1139 X12.5 Y1194.58351063831" calcext:value-type="string">
            <text:p>N1139 X12.5 Y1194.58351063831</text:p>
          </table:table-cell>
          <table:table-cell/>
          <table:table-cell table:formula="of:=[.G1135]" office:value-type="float" office:value="12.5" calcext:value-type="float">
            <text:p>12.5</text:p>
          </table:table-cell>
          <table:table-cell table:formula="of:=[.H1135]+[.$K$13]" office:value-type="float" office:value="1194.58351063831" calcext:value-type="float">
            <text:p>1194.58351063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140</text:p>
          </table:table-cell>
          <table:table-cell table:formula="of:=[.B1136]" office:value-type="string" office:string-value="G106" calcext:value-type="string">
            <text:p>G106</text:p>
          </table:table-cell>
          <table:table-cell table:formula="of:=[.C1136]" office:value-type="string" office:string-value="P0" calcext:value-type="string">
            <text:p>P0</text:p>
          </table:table-cell>
          <table:table-cell/>
          <table:table-cell table:formula="of:=[.A1141]&amp;&quot; &quot;&amp;[.B1141]&amp;&quot; &quot;&amp;[.C1141]" office:value-type="string" office:string-value="N1140 G106 P0" calcext:value-type="string">
            <text:p>N1140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1141</text:p>
          </table:table-cell>
          <table:table-cell table:formula="of:=[.B1137]" office:value-type="string" office:string-value="G105" calcext:value-type="string">
            <text:p>G105</text:p>
          </table:table-cell>
          <table:table-cell table:formula="of:=[.C1137]" office:value-type="string" office:string-value="PY7.79553191489362" calcext:value-type="string">
            <text:p>PY7.79553191489362</text:p>
          </table:table-cell>
          <table:table-cell/>
          <table:table-cell table:formula="of:=[.A1142]&amp;&quot; &quot;&amp;[.B1142]&amp;&quot; &quot;&amp;[.C1142]" office:value-type="string" office:string-value="N1141 G105 PY7.79553191489362" calcext:value-type="string">
            <text:p>N1141 G105 PY7.79553191489362</text:p>
          </table:table-cell>
          <table:table-cell table:number-columns-repeated="2"/>
          <table:table-cell table:formula="of:=[.H1137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142</text:p>
          </table:table-cell>
          <table:table-cell table:formula="of:=&quot;X&quot;&amp;[.G1143]" office:value-type="string" office:string-value="X6747.5" calcext:value-type="string">
            <text:p>X6747.5</text:p>
          </table:table-cell>
          <table:table-cell table:formula="of:=&quot;Y&quot;&amp;[.H1143]" office:value-type="string" office:string-value="Y1200.3790425532" calcext:value-type="string">
            <text:p>Y1200.3790425532</text:p>
          </table:table-cell>
          <table:table-cell/>
          <table:table-cell table:formula="of:=[.A1143]&amp;&quot; &quot;&amp;[.B1143]&amp;&quot; &quot;&amp;[.C1143]" office:value-type="string" office:string-value="N1142 X6747.5 Y1200.3790425532" calcext:value-type="string">
            <text:p>N1142 X6747.5 Y1200.3790425532</text:p>
          </table:table-cell>
          <table:table-cell/>
          <table:table-cell table:formula="of:=[.G1138]" office:value-type="float" office:value="6747.5" calcext:value-type="float">
            <text:p>6747.5</text:p>
          </table:table-cell>
          <table:table-cell table:formula="of:=[.H1138]+[.$K$13]" office:value-type="float" office:value="1200.3790425532" calcext:value-type="float">
            <text:p>1200.37904255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143</text:p>
          </table:table-cell>
          <table:table-cell table:formula="of:=[.B1139]" office:value-type="string" office:string-value="G106" calcext:value-type="string">
            <text:p>G106</text:p>
          </table:table-cell>
          <table:table-cell table:formula="of:=[.C1139]" office:value-type="string" office:string-value="P3" calcext:value-type="string">
            <text:p>P3</text:p>
          </table:table-cell>
          <table:table-cell/>
          <table:table-cell table:formula="of:=[.A1144]&amp;&quot; &quot;&amp;[.B1144]&amp;&quot; &quot;&amp;[.C1144]" office:value-type="string" office:string-value="N1143 G106 P3" calcext:value-type="string">
            <text:p>N1143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1144</text:p>
          </table:table-cell>
          <table:table-cell table:formula="of:=&quot;X&quot;&amp;[.G1145]" office:value-type="string" office:string-value="X12.5" calcext:value-type="string">
            <text:p>X12.5</text:p>
          </table:table-cell>
          <table:table-cell table:formula="of:=&quot;Y&quot;&amp;[.H1145]" office:value-type="string" office:string-value="Y1199.3790425532" calcext:value-type="string">
            <text:p>Y1199.3790425532</text:p>
          </table:table-cell>
          <table:table-cell/>
          <table:table-cell table:formula="of:=[.A1145]&amp;&quot; &quot;&amp;[.B1145]&amp;&quot; &quot;&amp;[.C1145]" office:value-type="string" office:string-value="N1144 X12.5 Y1199.3790425532" calcext:value-type="string">
            <text:p>N1144 X12.5 Y1199.3790425532</text:p>
          </table:table-cell>
          <table:table-cell/>
          <table:table-cell table:formula="of:=[.G1140]" office:value-type="float" office:value="12.5" calcext:value-type="float">
            <text:p>12.5</text:p>
          </table:table-cell>
          <table:table-cell table:formula="of:=[.H1140]+[.$K$13]" office:value-type="float" office:value="1199.3790425532" calcext:value-type="float">
            <text:p>1199.37904255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145</text:p>
          </table:table-cell>
          <table:table-cell table:formula="of:=[.B1141]" office:value-type="string" office:string-value="G106" calcext:value-type="string">
            <text:p>G106</text:p>
          </table:table-cell>
          <table:table-cell table:formula="of:=[.C1141]" office:value-type="string" office:string-value="P0" calcext:value-type="string">
            <text:p>P0</text:p>
          </table:table-cell>
          <table:table-cell/>
          <table:table-cell table:formula="of:=[.A1146]&amp;&quot; &quot;&amp;[.B1146]&amp;&quot; &quot;&amp;[.C1146]" office:value-type="string" office:string-value="N1145 G106 P0" calcext:value-type="string">
            <text:p>N1145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1146</text:p>
          </table:table-cell>
          <table:table-cell table:formula="of:=[.B1142]" office:value-type="string" office:string-value="G105" calcext:value-type="string">
            <text:p>G105</text:p>
          </table:table-cell>
          <table:table-cell table:formula="of:=[.C1142]" office:value-type="string" office:string-value="PY7.79553191489362" calcext:value-type="string">
            <text:p>PY7.79553191489362</text:p>
          </table:table-cell>
          <table:table-cell/>
          <table:table-cell table:formula="of:=[.A1147]&amp;&quot; &quot;&amp;[.B1147]&amp;&quot; &quot;&amp;[.C1147]" office:value-type="string" office:string-value="N1146 G105 PY7.79553191489362" calcext:value-type="string">
            <text:p>N1146 G105 PY7.79553191489362</text:p>
          </table:table-cell>
          <table:table-cell table:number-columns-repeated="2"/>
          <table:table-cell table:formula="of:=[.H1142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147</text:p>
          </table:table-cell>
          <table:table-cell table:formula="of:=&quot;X&quot;&amp;[.G1148]" office:value-type="string" office:string-value="X6747.5" calcext:value-type="string">
            <text:p>X6747.5</text:p>
          </table:table-cell>
          <table:table-cell table:formula="of:=&quot;Y&quot;&amp;[.H1148]" office:value-type="string" office:string-value="Y1205.17457446809" calcext:value-type="string">
            <text:p>Y1205.17457446809</text:p>
          </table:table-cell>
          <table:table-cell/>
          <table:table-cell table:formula="of:=[.A1148]&amp;&quot; &quot;&amp;[.B1148]&amp;&quot; &quot;&amp;[.C1148]" office:value-type="string" office:string-value="N1147 X6747.5 Y1205.17457446809" calcext:value-type="string">
            <text:p>N1147 X6747.5 Y1205.17457446809</text:p>
          </table:table-cell>
          <table:table-cell/>
          <table:table-cell table:formula="of:=[.G1143]" office:value-type="float" office:value="6747.5" calcext:value-type="float">
            <text:p>6747.5</text:p>
          </table:table-cell>
          <table:table-cell table:formula="of:=[.H1143]+[.$K$13]" office:value-type="float" office:value="1205.17457446809" calcext:value-type="float">
            <text:p>1205.17457446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148</text:p>
          </table:table-cell>
          <table:table-cell table:formula="of:=[.B1144]" office:value-type="string" office:string-value="G106" calcext:value-type="string">
            <text:p>G106</text:p>
          </table:table-cell>
          <table:table-cell table:formula="of:=[.C1144]" office:value-type="string" office:string-value="P3" calcext:value-type="string">
            <text:p>P3</text:p>
          </table:table-cell>
          <table:table-cell/>
          <table:table-cell table:formula="of:=[.A1149]&amp;&quot; &quot;&amp;[.B1149]&amp;&quot; &quot;&amp;[.C1149]" office:value-type="string" office:string-value="N1148 G106 P3" calcext:value-type="string">
            <text:p>N1148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1149</text:p>
          </table:table-cell>
          <table:table-cell table:formula="of:=&quot;X&quot;&amp;[.G1150]" office:value-type="string" office:string-value="X12.5" calcext:value-type="string">
            <text:p>X12.5</text:p>
          </table:table-cell>
          <table:table-cell table:formula="of:=&quot;Y&quot;&amp;[.H1150]" office:value-type="string" office:string-value="Y1204.17457446809" calcext:value-type="string">
            <text:p>Y1204.17457446809</text:p>
          </table:table-cell>
          <table:table-cell/>
          <table:table-cell table:formula="of:=[.A1150]&amp;&quot; &quot;&amp;[.B1150]&amp;&quot; &quot;&amp;[.C1150]" office:value-type="string" office:string-value="N1149 X12.5 Y1204.17457446809" calcext:value-type="string">
            <text:p>N1149 X12.5 Y1204.17457446809</text:p>
          </table:table-cell>
          <table:table-cell/>
          <table:table-cell table:formula="of:=[.G1145]" office:value-type="float" office:value="12.5" calcext:value-type="float">
            <text:p>12.5</text:p>
          </table:table-cell>
          <table:table-cell table:formula="of:=[.H1145]+[.$K$13]" office:value-type="float" office:value="1204.17457446809" calcext:value-type="float">
            <text:p>1204.17457446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150</text:p>
          </table:table-cell>
          <table:table-cell table:formula="of:=[.B1146]" office:value-type="string" office:string-value="G106" calcext:value-type="string">
            <text:p>G106</text:p>
          </table:table-cell>
          <table:table-cell table:formula="of:=[.C1146]" office:value-type="string" office:string-value="P0" calcext:value-type="string">
            <text:p>P0</text:p>
          </table:table-cell>
          <table:table-cell/>
          <table:table-cell table:formula="of:=[.A1151]&amp;&quot; &quot;&amp;[.B1151]&amp;&quot; &quot;&amp;[.C1151]" office:value-type="string" office:string-value="N1150 G106 P0" calcext:value-type="string">
            <text:p>N1150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1151</text:p>
          </table:table-cell>
          <table:table-cell table:formula="of:=[.B1147]" office:value-type="string" office:string-value="G105" calcext:value-type="string">
            <text:p>G105</text:p>
          </table:table-cell>
          <table:table-cell table:formula="of:=[.C1147]" office:value-type="string" office:string-value="PY7.79553191489362" calcext:value-type="string">
            <text:p>PY7.79553191489362</text:p>
          </table:table-cell>
          <table:table-cell/>
          <table:table-cell table:formula="of:=[.A1152]&amp;&quot; &quot;&amp;[.B1152]&amp;&quot; &quot;&amp;[.C1152]" office:value-type="string" office:string-value="N1151 G105 PY7.79553191489362" calcext:value-type="string">
            <text:p>N1151 G105 PY7.79553191489362</text:p>
          </table:table-cell>
          <table:table-cell table:number-columns-repeated="2"/>
          <table:table-cell table:formula="of:=[.H1147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152</text:p>
          </table:table-cell>
          <table:table-cell table:formula="of:=&quot;X&quot;&amp;[.G1153]" office:value-type="string" office:string-value="X6747.5" calcext:value-type="string">
            <text:p>X6747.5</text:p>
          </table:table-cell>
          <table:table-cell table:formula="of:=&quot;Y&quot;&amp;[.H1153]" office:value-type="string" office:string-value="Y1209.97010638299" calcext:value-type="string">
            <text:p>Y1209.97010638299</text:p>
          </table:table-cell>
          <table:table-cell/>
          <table:table-cell table:formula="of:=[.A1153]&amp;&quot; &quot;&amp;[.B1153]&amp;&quot; &quot;&amp;[.C1153]" office:value-type="string" office:string-value="N1152 X6747.5 Y1209.97010638299" calcext:value-type="string">
            <text:p>N1152 X6747.5 Y1209.97010638299</text:p>
          </table:table-cell>
          <table:table-cell/>
          <table:table-cell table:formula="of:=[.G1148]" office:value-type="float" office:value="6747.5" calcext:value-type="float">
            <text:p>6747.5</text:p>
          </table:table-cell>
          <table:table-cell table:formula="of:=[.H1148]+[.$K$13]" office:value-type="float" office:value="1209.97010638299" calcext:value-type="float">
            <text:p>1209.9701063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153</text:p>
          </table:table-cell>
          <table:table-cell table:formula="of:=[.B1149]" office:value-type="string" office:string-value="G106" calcext:value-type="string">
            <text:p>G106</text:p>
          </table:table-cell>
          <table:table-cell table:formula="of:=[.C1149]" office:value-type="string" office:string-value="P3" calcext:value-type="string">
            <text:p>P3</text:p>
          </table:table-cell>
          <table:table-cell/>
          <table:table-cell table:formula="of:=[.A1154]&amp;&quot; &quot;&amp;[.B1154]&amp;&quot; &quot;&amp;[.C1154]" office:value-type="string" office:string-value="N1153 G106 P3" calcext:value-type="string">
            <text:p>N1153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1154</text:p>
          </table:table-cell>
          <table:table-cell table:formula="of:=&quot;X&quot;&amp;[.G1155]" office:value-type="string" office:string-value="X12.5" calcext:value-type="string">
            <text:p>X12.5</text:p>
          </table:table-cell>
          <table:table-cell table:formula="of:=&quot;Y&quot;&amp;[.H1155]" office:value-type="string" office:string-value="Y1208.97010638299" calcext:value-type="string">
            <text:p>Y1208.97010638299</text:p>
          </table:table-cell>
          <table:table-cell/>
          <table:table-cell table:formula="of:=[.A1155]&amp;&quot; &quot;&amp;[.B1155]&amp;&quot; &quot;&amp;[.C1155]" office:value-type="string" office:string-value="N1154 X12.5 Y1208.97010638299" calcext:value-type="string">
            <text:p>N1154 X12.5 Y1208.97010638299</text:p>
          </table:table-cell>
          <table:table-cell/>
          <table:table-cell table:formula="of:=[.G1150]" office:value-type="float" office:value="12.5" calcext:value-type="float">
            <text:p>12.5</text:p>
          </table:table-cell>
          <table:table-cell table:formula="of:=[.H1150]+[.$K$13]" office:value-type="float" office:value="1208.97010638299" calcext:value-type="float">
            <text:p>1208.9701063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155</text:p>
          </table:table-cell>
          <table:table-cell table:formula="of:=[.B1151]" office:value-type="string" office:string-value="G106" calcext:value-type="string">
            <text:p>G106</text:p>
          </table:table-cell>
          <table:table-cell table:formula="of:=[.C1151]" office:value-type="string" office:string-value="P0" calcext:value-type="string">
            <text:p>P0</text:p>
          </table:table-cell>
          <table:table-cell/>
          <table:table-cell table:formula="of:=[.A1156]&amp;&quot; &quot;&amp;[.B1156]&amp;&quot; &quot;&amp;[.C1156]" office:value-type="string" office:string-value="N1155 G106 P0" calcext:value-type="string">
            <text:p>N1155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1156</text:p>
          </table:table-cell>
          <table:table-cell table:formula="of:=[.B1152]" office:value-type="string" office:string-value="G105" calcext:value-type="string">
            <text:p>G105</text:p>
          </table:table-cell>
          <table:table-cell table:formula="of:=[.C1152]" office:value-type="string" office:string-value="PY7.79553191489362" calcext:value-type="string">
            <text:p>PY7.79553191489362</text:p>
          </table:table-cell>
          <table:table-cell/>
          <table:table-cell table:formula="of:=[.A1157]&amp;&quot; &quot;&amp;[.B1157]&amp;&quot; &quot;&amp;[.C1157]" office:value-type="string" office:string-value="N1156 G105 PY7.79553191489362" calcext:value-type="string">
            <text:p>N1156 G105 PY7.79553191489362</text:p>
          </table:table-cell>
          <table:table-cell table:number-columns-repeated="2"/>
          <table:table-cell table:formula="of:=[.H1152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157</text:p>
          </table:table-cell>
          <table:table-cell table:formula="of:=&quot;X&quot;&amp;[.G1158]" office:value-type="string" office:string-value="X6747.5" calcext:value-type="string">
            <text:p>X6747.5</text:p>
          </table:table-cell>
          <table:table-cell table:formula="of:=&quot;Y&quot;&amp;[.H1158]" office:value-type="string" office:string-value="Y1214.76563829788" calcext:value-type="string">
            <text:p>Y1214.76563829788</text:p>
          </table:table-cell>
          <table:table-cell/>
          <table:table-cell table:formula="of:=[.A1158]&amp;&quot; &quot;&amp;[.B1158]&amp;&quot; &quot;&amp;[.C1158]" office:value-type="string" office:string-value="N1157 X6747.5 Y1214.76563829788" calcext:value-type="string">
            <text:p>N1157 X6747.5 Y1214.76563829788</text:p>
          </table:table-cell>
          <table:table-cell/>
          <table:table-cell table:formula="of:=[.G1153]" office:value-type="float" office:value="6747.5" calcext:value-type="float">
            <text:p>6747.5</text:p>
          </table:table-cell>
          <table:table-cell table:formula="of:=[.H1153]+[.$K$13]" office:value-type="float" office:value="1214.76563829788" calcext:value-type="float">
            <text:p>1214.76563829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158</text:p>
          </table:table-cell>
          <table:table-cell table:formula="of:=[.B1154]" office:value-type="string" office:string-value="G106" calcext:value-type="string">
            <text:p>G106</text:p>
          </table:table-cell>
          <table:table-cell table:formula="of:=[.C1154]" office:value-type="string" office:string-value="P3" calcext:value-type="string">
            <text:p>P3</text:p>
          </table:table-cell>
          <table:table-cell/>
          <table:table-cell table:formula="of:=[.A1159]&amp;&quot; &quot;&amp;[.B1159]&amp;&quot; &quot;&amp;[.C1159]" office:value-type="string" office:string-value="N1158 G106 P3" calcext:value-type="string">
            <text:p>N1158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1159</text:p>
          </table:table-cell>
          <table:table-cell table:formula="of:=&quot;X&quot;&amp;[.G1160]" office:value-type="string" office:string-value="X12.5" calcext:value-type="string">
            <text:p>X12.5</text:p>
          </table:table-cell>
          <table:table-cell table:formula="of:=&quot;Y&quot;&amp;[.H1160]" office:value-type="string" office:string-value="Y1213.76563829788" calcext:value-type="string">
            <text:p>Y1213.76563829788</text:p>
          </table:table-cell>
          <table:table-cell/>
          <table:table-cell table:formula="of:=[.A1160]&amp;&quot; &quot;&amp;[.B1160]&amp;&quot; &quot;&amp;[.C1160]" office:value-type="string" office:string-value="N1159 X12.5 Y1213.76563829788" calcext:value-type="string">
            <text:p>N1159 X12.5 Y1213.76563829788</text:p>
          </table:table-cell>
          <table:table-cell/>
          <table:table-cell table:formula="of:=[.G1155]" office:value-type="float" office:value="12.5" calcext:value-type="float">
            <text:p>12.5</text:p>
          </table:table-cell>
          <table:table-cell table:formula="of:=[.H1155]+[.$K$13]" office:value-type="float" office:value="1213.76563829788" calcext:value-type="float">
            <text:p>1213.76563829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160</text:p>
          </table:table-cell>
          <table:table-cell table:formula="of:=[.B1156]" office:value-type="string" office:string-value="G106" calcext:value-type="string">
            <text:p>G106</text:p>
          </table:table-cell>
          <table:table-cell table:formula="of:=[.C1156]" office:value-type="string" office:string-value="P0" calcext:value-type="string">
            <text:p>P0</text:p>
          </table:table-cell>
          <table:table-cell/>
          <table:table-cell table:formula="of:=[.A1161]&amp;&quot; &quot;&amp;[.B1161]&amp;&quot; &quot;&amp;[.C1161]" office:value-type="string" office:string-value="N1160 G106 P0" calcext:value-type="string">
            <text:p>N1160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1161</text:p>
          </table:table-cell>
          <table:table-cell table:formula="of:=[.B1157]" office:value-type="string" office:string-value="G105" calcext:value-type="string">
            <text:p>G105</text:p>
          </table:table-cell>
          <table:table-cell table:formula="of:=[.C1157]" office:value-type="string" office:string-value="PY7.79553191489362" calcext:value-type="string">
            <text:p>PY7.79553191489362</text:p>
          </table:table-cell>
          <table:table-cell/>
          <table:table-cell table:formula="of:=[.A1162]&amp;&quot; &quot;&amp;[.B1162]&amp;&quot; &quot;&amp;[.C1162]" office:value-type="string" office:string-value="N1161 G105 PY7.79553191489362" calcext:value-type="string">
            <text:p>N1161 G105 PY7.79553191489362</text:p>
          </table:table-cell>
          <table:table-cell table:number-columns-repeated="2"/>
          <table:table-cell table:formula="of:=[.H1157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162</text:p>
          </table:table-cell>
          <table:table-cell table:formula="of:=&quot;X&quot;&amp;[.G1163]" office:value-type="string" office:string-value="X6747.5" calcext:value-type="string">
            <text:p>X6747.5</text:p>
          </table:table-cell>
          <table:table-cell table:formula="of:=&quot;Y&quot;&amp;[.H1163]" office:value-type="string" office:string-value="Y1219.56117021277" calcext:value-type="string">
            <text:p>Y1219.56117021277</text:p>
          </table:table-cell>
          <table:table-cell/>
          <table:table-cell table:formula="of:=[.A1163]&amp;&quot; &quot;&amp;[.B1163]&amp;&quot; &quot;&amp;[.C1163]" office:value-type="string" office:string-value="N1162 X6747.5 Y1219.56117021277" calcext:value-type="string">
            <text:p>N1162 X6747.5 Y1219.56117021277</text:p>
          </table:table-cell>
          <table:table-cell/>
          <table:table-cell table:formula="of:=[.G1158]" office:value-type="float" office:value="6747.5" calcext:value-type="float">
            <text:p>6747.5</text:p>
          </table:table-cell>
          <table:table-cell table:formula="of:=[.H1158]+[.$K$13]" office:value-type="float" office:value="1219.56117021277" calcext:value-type="float">
            <text:p>1219.56117021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163</text:p>
          </table:table-cell>
          <table:table-cell table:formula="of:=[.B1159]" office:value-type="string" office:string-value="G106" calcext:value-type="string">
            <text:p>G106</text:p>
          </table:table-cell>
          <table:table-cell table:formula="of:=[.C1159]" office:value-type="string" office:string-value="P3" calcext:value-type="string">
            <text:p>P3</text:p>
          </table:table-cell>
          <table:table-cell/>
          <table:table-cell table:formula="of:=[.A1164]&amp;&quot; &quot;&amp;[.B1164]&amp;&quot; &quot;&amp;[.C1164]" office:value-type="string" office:string-value="N1163 G106 P3" calcext:value-type="string">
            <text:p>N1163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1164</text:p>
          </table:table-cell>
          <table:table-cell table:formula="of:=&quot;X&quot;&amp;[.G1165]" office:value-type="string" office:string-value="X12.5" calcext:value-type="string">
            <text:p>X12.5</text:p>
          </table:table-cell>
          <table:table-cell table:formula="of:=&quot;Y&quot;&amp;[.H1165]" office:value-type="string" office:string-value="Y1218.56117021277" calcext:value-type="string">
            <text:p>Y1218.56117021277</text:p>
          </table:table-cell>
          <table:table-cell/>
          <table:table-cell table:formula="of:=[.A1165]&amp;&quot; &quot;&amp;[.B1165]&amp;&quot; &quot;&amp;[.C1165]" office:value-type="string" office:string-value="N1164 X12.5 Y1218.56117021277" calcext:value-type="string">
            <text:p>N1164 X12.5 Y1218.56117021277</text:p>
          </table:table-cell>
          <table:table-cell/>
          <table:table-cell table:formula="of:=[.G1160]" office:value-type="float" office:value="12.5" calcext:value-type="float">
            <text:p>12.5</text:p>
          </table:table-cell>
          <table:table-cell table:formula="of:=[.H1160]+[.$K$13]" office:value-type="float" office:value="1218.56117021277" calcext:value-type="float">
            <text:p>1218.56117021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165</text:p>
          </table:table-cell>
          <table:table-cell table:formula="of:=[.B1161]" office:value-type="string" office:string-value="G106" calcext:value-type="string">
            <text:p>G106</text:p>
          </table:table-cell>
          <table:table-cell table:formula="of:=[.C1161]" office:value-type="string" office:string-value="P0" calcext:value-type="string">
            <text:p>P0</text:p>
          </table:table-cell>
          <table:table-cell/>
          <table:table-cell table:formula="of:=[.A1166]&amp;&quot; &quot;&amp;[.B1166]&amp;&quot; &quot;&amp;[.C1166]" office:value-type="string" office:string-value="N1165 G106 P0" calcext:value-type="string">
            <text:p>N1165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1166</text:p>
          </table:table-cell>
          <table:table-cell table:formula="of:=[.B1162]" office:value-type="string" office:string-value="G105" calcext:value-type="string">
            <text:p>G105</text:p>
          </table:table-cell>
          <table:table-cell table:formula="of:=[.C1162]" office:value-type="string" office:string-value="PY7.79553191489362" calcext:value-type="string">
            <text:p>PY7.79553191489362</text:p>
          </table:table-cell>
          <table:table-cell/>
          <table:table-cell table:formula="of:=[.A1167]&amp;&quot; &quot;&amp;[.B1167]&amp;&quot; &quot;&amp;[.C1167]" office:value-type="string" office:string-value="N1166 G105 PY7.79553191489362" calcext:value-type="string">
            <text:p>N1166 G105 PY7.79553191489362</text:p>
          </table:table-cell>
          <table:table-cell table:number-columns-repeated="2"/>
          <table:table-cell table:formula="of:=[.H1162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167</text:p>
          </table:table-cell>
          <table:table-cell table:formula="of:=&quot;X&quot;&amp;[.G1168]" office:value-type="string" office:string-value="X6747.5" calcext:value-type="string">
            <text:p>X6747.5</text:p>
          </table:table-cell>
          <table:table-cell table:formula="of:=&quot;Y&quot;&amp;[.H1168]" office:value-type="string" office:string-value="Y1224.35670212767" calcext:value-type="string">
            <text:p>Y1224.35670212767</text:p>
          </table:table-cell>
          <table:table-cell/>
          <table:table-cell table:formula="of:=[.A1168]&amp;&quot; &quot;&amp;[.B1168]&amp;&quot; &quot;&amp;[.C1168]" office:value-type="string" office:string-value="N1167 X6747.5 Y1224.35670212767" calcext:value-type="string">
            <text:p>N1167 X6747.5 Y1224.35670212767</text:p>
          </table:table-cell>
          <table:table-cell/>
          <table:table-cell table:formula="of:=[.G1163]" office:value-type="float" office:value="6747.5" calcext:value-type="float">
            <text:p>6747.5</text:p>
          </table:table-cell>
          <table:table-cell table:formula="of:=[.H1163]+[.$K$13]" office:value-type="float" office:value="1224.35670212767" calcext:value-type="float">
            <text:p>1224.356702127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168</text:p>
          </table:table-cell>
          <table:table-cell table:formula="of:=[.B1164]" office:value-type="string" office:string-value="G106" calcext:value-type="string">
            <text:p>G106</text:p>
          </table:table-cell>
          <table:table-cell table:formula="of:=[.C1164]" office:value-type="string" office:string-value="P3" calcext:value-type="string">
            <text:p>P3</text:p>
          </table:table-cell>
          <table:table-cell/>
          <table:table-cell table:formula="of:=[.A1169]&amp;&quot; &quot;&amp;[.B1169]&amp;&quot; &quot;&amp;[.C1169]" office:value-type="string" office:string-value="N1168 G106 P3" calcext:value-type="string">
            <text:p>N1168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1169</text:p>
          </table:table-cell>
          <table:table-cell table:formula="of:=&quot;X&quot;&amp;[.G1170]" office:value-type="string" office:string-value="X12.5" calcext:value-type="string">
            <text:p>X12.5</text:p>
          </table:table-cell>
          <table:table-cell table:formula="of:=&quot;Y&quot;&amp;[.H1170]" office:value-type="string" office:string-value="Y1223.35670212767" calcext:value-type="string">
            <text:p>Y1223.35670212767</text:p>
          </table:table-cell>
          <table:table-cell/>
          <table:table-cell table:formula="of:=[.A1170]&amp;&quot; &quot;&amp;[.B1170]&amp;&quot; &quot;&amp;[.C1170]" office:value-type="string" office:string-value="N1169 X12.5 Y1223.35670212767" calcext:value-type="string">
            <text:p>N1169 X12.5 Y1223.35670212767</text:p>
          </table:table-cell>
          <table:table-cell/>
          <table:table-cell table:formula="of:=[.G1165]" office:value-type="float" office:value="12.5" calcext:value-type="float">
            <text:p>12.5</text:p>
          </table:table-cell>
          <table:table-cell table:formula="of:=[.H1165]+[.$K$13]" office:value-type="float" office:value="1223.35670212767" calcext:value-type="float">
            <text:p>1223.356702127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170</text:p>
          </table:table-cell>
          <table:table-cell table:formula="of:=[.B1166]" office:value-type="string" office:string-value="G106" calcext:value-type="string">
            <text:p>G106</text:p>
          </table:table-cell>
          <table:table-cell table:formula="of:=[.C1166]" office:value-type="string" office:string-value="P0" calcext:value-type="string">
            <text:p>P0</text:p>
          </table:table-cell>
          <table:table-cell/>
          <table:table-cell table:formula="of:=[.A1171]&amp;&quot; &quot;&amp;[.B1171]&amp;&quot; &quot;&amp;[.C1171]" office:value-type="string" office:string-value="N1170 G106 P0" calcext:value-type="string">
            <text:p>N1170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1171</text:p>
          </table:table-cell>
          <table:table-cell table:formula="of:=[.B1167]" office:value-type="string" office:string-value="G105" calcext:value-type="string">
            <text:p>G105</text:p>
          </table:table-cell>
          <table:table-cell table:formula="of:=[.C1167]" office:value-type="string" office:string-value="PY7.79553191489362" calcext:value-type="string">
            <text:p>PY7.79553191489362</text:p>
          </table:table-cell>
          <table:table-cell/>
          <table:table-cell table:formula="of:=[.A1172]&amp;&quot; &quot;&amp;[.B1172]&amp;&quot; &quot;&amp;[.C1172]" office:value-type="string" office:string-value="N1171 G105 PY7.79553191489362" calcext:value-type="string">
            <text:p>N1171 G105 PY7.79553191489362</text:p>
          </table:table-cell>
          <table:table-cell table:number-columns-repeated="2"/>
          <table:table-cell table:formula="of:=[.H1167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172</text:p>
          </table:table-cell>
          <table:table-cell table:formula="of:=&quot;X&quot;&amp;[.G1173]" office:value-type="string" office:string-value="X6747.5" calcext:value-type="string">
            <text:p>X6747.5</text:p>
          </table:table-cell>
          <table:table-cell table:formula="of:=&quot;Y&quot;&amp;[.H1173]" office:value-type="string" office:string-value="Y1229.15223404256" calcext:value-type="string">
            <text:p>Y1229.15223404256</text:p>
          </table:table-cell>
          <table:table-cell/>
          <table:table-cell table:formula="of:=[.A1173]&amp;&quot; &quot;&amp;[.B1173]&amp;&quot; &quot;&amp;[.C1173]" office:value-type="string" office:string-value="N1172 X6747.5 Y1229.15223404256" calcext:value-type="string">
            <text:p>N1172 X6747.5 Y1229.15223404256</text:p>
          </table:table-cell>
          <table:table-cell/>
          <table:table-cell table:formula="of:=[.G1168]" office:value-type="float" office:value="6747.5" calcext:value-type="float">
            <text:p>6747.5</text:p>
          </table:table-cell>
          <table:table-cell table:formula="of:=[.H1168]+[.$K$13]" office:value-type="float" office:value="1229.15223404256" calcext:value-type="float">
            <text:p>1229.15223404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173</text:p>
          </table:table-cell>
          <table:table-cell table:formula="of:=[.B1169]" office:value-type="string" office:string-value="G106" calcext:value-type="string">
            <text:p>G106</text:p>
          </table:table-cell>
          <table:table-cell table:formula="of:=[.C1169]" office:value-type="string" office:string-value="P3" calcext:value-type="string">
            <text:p>P3</text:p>
          </table:table-cell>
          <table:table-cell/>
          <table:table-cell table:formula="of:=[.A1174]&amp;&quot; &quot;&amp;[.B1174]&amp;&quot; &quot;&amp;[.C1174]" office:value-type="string" office:string-value="N1173 G106 P3" calcext:value-type="string">
            <text:p>N1173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1174</text:p>
          </table:table-cell>
          <table:table-cell table:formula="of:=&quot;X&quot;&amp;[.G1175]" office:value-type="string" office:string-value="X12.5" calcext:value-type="string">
            <text:p>X12.5</text:p>
          </table:table-cell>
          <table:table-cell table:formula="of:=&quot;Y&quot;&amp;[.H1175]" office:value-type="string" office:string-value="Y1228.15223404256" calcext:value-type="string">
            <text:p>Y1228.15223404256</text:p>
          </table:table-cell>
          <table:table-cell/>
          <table:table-cell table:formula="of:=[.A1175]&amp;&quot; &quot;&amp;[.B1175]&amp;&quot; &quot;&amp;[.C1175]" office:value-type="string" office:string-value="N1174 X12.5 Y1228.15223404256" calcext:value-type="string">
            <text:p>N1174 X12.5 Y1228.15223404256</text:p>
          </table:table-cell>
          <table:table-cell/>
          <table:table-cell table:formula="of:=[.G1170]" office:value-type="float" office:value="12.5" calcext:value-type="float">
            <text:p>12.5</text:p>
          </table:table-cell>
          <table:table-cell table:formula="of:=[.H1170]+[.$K$13]" office:value-type="float" office:value="1228.15223404256" calcext:value-type="float">
            <text:p>1228.15223404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175</text:p>
          </table:table-cell>
          <table:table-cell table:formula="of:=[.B1171]" office:value-type="string" office:string-value="G106" calcext:value-type="string">
            <text:p>G106</text:p>
          </table:table-cell>
          <table:table-cell table:formula="of:=[.C1171]" office:value-type="string" office:string-value="P0" calcext:value-type="string">
            <text:p>P0</text:p>
          </table:table-cell>
          <table:table-cell/>
          <table:table-cell table:formula="of:=[.A1176]&amp;&quot; &quot;&amp;[.B1176]&amp;&quot; &quot;&amp;[.C1176]" office:value-type="string" office:string-value="N1175 G106 P0" calcext:value-type="string">
            <text:p>N1175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1176</text:p>
          </table:table-cell>
          <table:table-cell table:formula="of:=[.B1172]" office:value-type="string" office:string-value="G105" calcext:value-type="string">
            <text:p>G105</text:p>
          </table:table-cell>
          <table:table-cell table:formula="of:=[.C1172]" office:value-type="string" office:string-value="PY7.79553191489362" calcext:value-type="string">
            <text:p>PY7.79553191489362</text:p>
          </table:table-cell>
          <table:table-cell/>
          <table:table-cell table:formula="of:=[.A1177]&amp;&quot; &quot;&amp;[.B1177]&amp;&quot; &quot;&amp;[.C1177]" office:value-type="string" office:string-value="N1176 G105 PY7.79553191489362" calcext:value-type="string">
            <text:p>N1176 G105 PY7.79553191489362</text:p>
          </table:table-cell>
          <table:table-cell table:number-columns-repeated="2"/>
          <table:table-cell table:formula="of:=[.H1172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177</text:p>
          </table:table-cell>
          <table:table-cell table:formula="of:=&quot;X&quot;&amp;[.G1178]" office:value-type="string" office:string-value="X6747.5" calcext:value-type="string">
            <text:p>X6747.5</text:p>
          </table:table-cell>
          <table:table-cell table:formula="of:=&quot;Y&quot;&amp;[.H1178]" office:value-type="string" office:string-value="Y1233.94776595746" calcext:value-type="string">
            <text:p>Y1233.94776595746</text:p>
          </table:table-cell>
          <table:table-cell/>
          <table:table-cell table:formula="of:=[.A1178]&amp;&quot; &quot;&amp;[.B1178]&amp;&quot; &quot;&amp;[.C1178]" office:value-type="string" office:string-value="N1177 X6747.5 Y1233.94776595746" calcext:value-type="string">
            <text:p>N1177 X6747.5 Y1233.94776595746</text:p>
          </table:table-cell>
          <table:table-cell/>
          <table:table-cell table:formula="of:=[.G1173]" office:value-type="float" office:value="6747.5" calcext:value-type="float">
            <text:p>6747.5</text:p>
          </table:table-cell>
          <table:table-cell table:formula="of:=[.H1173]+[.$K$13]" office:value-type="float" office:value="1233.94776595746" calcext:value-type="float">
            <text:p>1233.94776595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178</text:p>
          </table:table-cell>
          <table:table-cell table:formula="of:=[.B1174]" office:value-type="string" office:string-value="G106" calcext:value-type="string">
            <text:p>G106</text:p>
          </table:table-cell>
          <table:table-cell table:formula="of:=[.C1174]" office:value-type="string" office:string-value="P3" calcext:value-type="string">
            <text:p>P3</text:p>
          </table:table-cell>
          <table:table-cell/>
          <table:table-cell table:formula="of:=[.A1179]&amp;&quot; &quot;&amp;[.B1179]&amp;&quot; &quot;&amp;[.C1179]" office:value-type="string" office:string-value="N1178 G106 P3" calcext:value-type="string">
            <text:p>N1178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1179</text:p>
          </table:table-cell>
          <table:table-cell table:formula="of:=&quot;X&quot;&amp;[.G1180]" office:value-type="string" office:string-value="X12.5" calcext:value-type="string">
            <text:p>X12.5</text:p>
          </table:table-cell>
          <table:table-cell table:formula="of:=&quot;Y&quot;&amp;[.H1180]" office:value-type="string" office:string-value="Y1232.94776595746" calcext:value-type="string">
            <text:p>Y1232.94776595746</text:p>
          </table:table-cell>
          <table:table-cell/>
          <table:table-cell table:formula="of:=[.A1180]&amp;&quot; &quot;&amp;[.B1180]&amp;&quot; &quot;&amp;[.C1180]" office:value-type="string" office:string-value="N1179 X12.5 Y1232.94776595746" calcext:value-type="string">
            <text:p>N1179 X12.5 Y1232.94776595746</text:p>
          </table:table-cell>
          <table:table-cell/>
          <table:table-cell table:formula="of:=[.G1175]" office:value-type="float" office:value="12.5" calcext:value-type="float">
            <text:p>12.5</text:p>
          </table:table-cell>
          <table:table-cell table:formula="of:=[.H1175]+[.$K$13]" office:value-type="float" office:value="1232.94776595746" calcext:value-type="float">
            <text:p>1232.94776595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180</text:p>
          </table:table-cell>
          <table:table-cell table:formula="of:=[.B1176]" office:value-type="string" office:string-value="G106" calcext:value-type="string">
            <text:p>G106</text:p>
          </table:table-cell>
          <table:table-cell table:formula="of:=[.C1176]" office:value-type="string" office:string-value="P0" calcext:value-type="string">
            <text:p>P0</text:p>
          </table:table-cell>
          <table:table-cell/>
          <table:table-cell table:formula="of:=[.A1181]&amp;&quot; &quot;&amp;[.B1181]&amp;&quot; &quot;&amp;[.C1181]" office:value-type="string" office:string-value="N1180 G106 P0" calcext:value-type="string">
            <text:p>N1180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1181</text:p>
          </table:table-cell>
          <table:table-cell table:formula="of:=[.B1177]" office:value-type="string" office:string-value="G105" calcext:value-type="string">
            <text:p>G105</text:p>
          </table:table-cell>
          <table:table-cell table:formula="of:=[.C1177]" office:value-type="string" office:string-value="PY7.79553191489362" calcext:value-type="string">
            <text:p>PY7.79553191489362</text:p>
          </table:table-cell>
          <table:table-cell/>
          <table:table-cell table:formula="of:=[.A1182]&amp;&quot; &quot;&amp;[.B1182]&amp;&quot; &quot;&amp;[.C1182]" office:value-type="string" office:string-value="N1181 G105 PY7.79553191489362" calcext:value-type="string">
            <text:p>N1181 G105 PY7.79553191489362</text:p>
          </table:table-cell>
          <table:table-cell table:number-columns-repeated="2"/>
          <table:table-cell table:formula="of:=[.H1177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182</text:p>
          </table:table-cell>
          <table:table-cell table:formula="of:=&quot;X&quot;&amp;[.G1183]" office:value-type="string" office:string-value="X6747.5" calcext:value-type="string">
            <text:p>X6747.5</text:p>
          </table:table-cell>
          <table:table-cell table:formula="of:=&quot;Y&quot;&amp;[.H1183]" office:value-type="string" office:string-value="Y1238.74329787235" calcext:value-type="string">
            <text:p>Y1238.74329787235</text:p>
          </table:table-cell>
          <table:table-cell/>
          <table:table-cell table:formula="of:=[.A1183]&amp;&quot; &quot;&amp;[.B1183]&amp;&quot; &quot;&amp;[.C1183]" office:value-type="string" office:string-value="N1182 X6747.5 Y1238.74329787235" calcext:value-type="string">
            <text:p>N1182 X6747.5 Y1238.74329787235</text:p>
          </table:table-cell>
          <table:table-cell/>
          <table:table-cell table:formula="of:=[.G1178]" office:value-type="float" office:value="6747.5" calcext:value-type="float">
            <text:p>6747.5</text:p>
          </table:table-cell>
          <table:table-cell table:formula="of:=[.H1178]+[.$K$13]" office:value-type="float" office:value="1238.74329787235" calcext:value-type="float">
            <text:p>1238.74329787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183</text:p>
          </table:table-cell>
          <table:table-cell table:formula="of:=[.B1179]" office:value-type="string" office:string-value="G106" calcext:value-type="string">
            <text:p>G106</text:p>
          </table:table-cell>
          <table:table-cell table:formula="of:=[.C1179]" office:value-type="string" office:string-value="P3" calcext:value-type="string">
            <text:p>P3</text:p>
          </table:table-cell>
          <table:table-cell/>
          <table:table-cell table:formula="of:=[.A1184]&amp;&quot; &quot;&amp;[.B1184]&amp;&quot; &quot;&amp;[.C1184]" office:value-type="string" office:string-value="N1183 G106 P3" calcext:value-type="string">
            <text:p>N1183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1184</text:p>
          </table:table-cell>
          <table:table-cell table:formula="of:=&quot;X&quot;&amp;[.G1185]" office:value-type="string" office:string-value="X12.5" calcext:value-type="string">
            <text:p>X12.5</text:p>
          </table:table-cell>
          <table:table-cell table:formula="of:=&quot;Y&quot;&amp;[.H1185]" office:value-type="string" office:string-value="Y1237.74329787235" calcext:value-type="string">
            <text:p>Y1237.74329787235</text:p>
          </table:table-cell>
          <table:table-cell/>
          <table:table-cell table:formula="of:=[.A1185]&amp;&quot; &quot;&amp;[.B1185]&amp;&quot; &quot;&amp;[.C1185]" office:value-type="string" office:string-value="N1184 X12.5 Y1237.74329787235" calcext:value-type="string">
            <text:p>N1184 X12.5 Y1237.74329787235</text:p>
          </table:table-cell>
          <table:table-cell/>
          <table:table-cell table:formula="of:=[.G1180]" office:value-type="float" office:value="12.5" calcext:value-type="float">
            <text:p>12.5</text:p>
          </table:table-cell>
          <table:table-cell table:formula="of:=[.H1180]+[.$K$13]" office:value-type="float" office:value="1237.74329787235" calcext:value-type="float">
            <text:p>1237.74329787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185</text:p>
          </table:table-cell>
          <table:table-cell table:formula="of:=[.B1181]" office:value-type="string" office:string-value="G106" calcext:value-type="string">
            <text:p>G106</text:p>
          </table:table-cell>
          <table:table-cell table:formula="of:=[.C1181]" office:value-type="string" office:string-value="P0" calcext:value-type="string">
            <text:p>P0</text:p>
          </table:table-cell>
          <table:table-cell/>
          <table:table-cell table:formula="of:=[.A1186]&amp;&quot; &quot;&amp;[.B1186]&amp;&quot; &quot;&amp;[.C1186]" office:value-type="string" office:string-value="N1185 G106 P0" calcext:value-type="string">
            <text:p>N1185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1186</text:p>
          </table:table-cell>
          <table:table-cell table:formula="of:=[.B1182]" office:value-type="string" office:string-value="G105" calcext:value-type="string">
            <text:p>G105</text:p>
          </table:table-cell>
          <table:table-cell table:formula="of:=[.C1182]" office:value-type="string" office:string-value="PY7.79553191489362" calcext:value-type="string">
            <text:p>PY7.79553191489362</text:p>
          </table:table-cell>
          <table:table-cell/>
          <table:table-cell table:formula="of:=[.A1187]&amp;&quot; &quot;&amp;[.B1187]&amp;&quot; &quot;&amp;[.C1187]" office:value-type="string" office:string-value="N1186 G105 PY7.79553191489362" calcext:value-type="string">
            <text:p>N1186 G105 PY7.79553191489362</text:p>
          </table:table-cell>
          <table:table-cell table:number-columns-repeated="2"/>
          <table:table-cell table:formula="of:=[.H1182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187</text:p>
          </table:table-cell>
          <table:table-cell table:formula="of:=&quot;X&quot;&amp;[.G1188]" office:value-type="string" office:string-value="X6747.5" calcext:value-type="string">
            <text:p>X6747.5</text:p>
          </table:table-cell>
          <table:table-cell table:formula="of:=&quot;Y&quot;&amp;[.H1188]" office:value-type="string" office:string-value="Y1243.53882978724" calcext:value-type="string">
            <text:p>Y1243.53882978724</text:p>
          </table:table-cell>
          <table:table-cell/>
          <table:table-cell table:formula="of:=[.A1188]&amp;&quot; &quot;&amp;[.B1188]&amp;&quot; &quot;&amp;[.C1188]" office:value-type="string" office:string-value="N1187 X6747.5 Y1243.53882978724" calcext:value-type="string">
            <text:p>N1187 X6747.5 Y1243.53882978724</text:p>
          </table:table-cell>
          <table:table-cell/>
          <table:table-cell table:formula="of:=[.G1183]" office:value-type="float" office:value="6747.5" calcext:value-type="float">
            <text:p>6747.5</text:p>
          </table:table-cell>
          <table:table-cell table:formula="of:=[.H1183]+[.$K$13]" office:value-type="float" office:value="1243.53882978724" calcext:value-type="float">
            <text:p>1243.53882978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188</text:p>
          </table:table-cell>
          <table:table-cell table:formula="of:=[.B1184]" office:value-type="string" office:string-value="G106" calcext:value-type="string">
            <text:p>G106</text:p>
          </table:table-cell>
          <table:table-cell table:formula="of:=[.C1184]" office:value-type="string" office:string-value="P3" calcext:value-type="string">
            <text:p>P3</text:p>
          </table:table-cell>
          <table:table-cell/>
          <table:table-cell table:formula="of:=[.A1189]&amp;&quot; &quot;&amp;[.B1189]&amp;&quot; &quot;&amp;[.C1189]" office:value-type="string" office:string-value="N1188 G106 P3" calcext:value-type="string">
            <text:p>N1188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1189</text:p>
          </table:table-cell>
          <table:table-cell table:formula="of:=&quot;X&quot;&amp;[.G1190]" office:value-type="string" office:string-value="X12.5" calcext:value-type="string">
            <text:p>X12.5</text:p>
          </table:table-cell>
          <table:table-cell table:formula="of:=&quot;Y&quot;&amp;[.H1190]" office:value-type="string" office:string-value="Y1242.53882978724" calcext:value-type="string">
            <text:p>Y1242.53882978724</text:p>
          </table:table-cell>
          <table:table-cell/>
          <table:table-cell table:formula="of:=[.A1190]&amp;&quot; &quot;&amp;[.B1190]&amp;&quot; &quot;&amp;[.C1190]" office:value-type="string" office:string-value="N1189 X12.5 Y1242.53882978724" calcext:value-type="string">
            <text:p>N1189 X12.5 Y1242.53882978724</text:p>
          </table:table-cell>
          <table:table-cell/>
          <table:table-cell table:formula="of:=[.G1185]" office:value-type="float" office:value="12.5" calcext:value-type="float">
            <text:p>12.5</text:p>
          </table:table-cell>
          <table:table-cell table:formula="of:=[.H1185]+[.$K$13]" office:value-type="float" office:value="1242.53882978724" calcext:value-type="float">
            <text:p>1242.53882978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190</text:p>
          </table:table-cell>
          <table:table-cell table:formula="of:=[.B1186]" office:value-type="string" office:string-value="G106" calcext:value-type="string">
            <text:p>G106</text:p>
          </table:table-cell>
          <table:table-cell table:formula="of:=[.C1186]" office:value-type="string" office:string-value="P0" calcext:value-type="string">
            <text:p>P0</text:p>
          </table:table-cell>
          <table:table-cell/>
          <table:table-cell table:formula="of:=[.A1191]&amp;&quot; &quot;&amp;[.B1191]&amp;&quot; &quot;&amp;[.C1191]" office:value-type="string" office:string-value="N1190 G106 P0" calcext:value-type="string">
            <text:p>N1190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1191</text:p>
          </table:table-cell>
          <table:table-cell table:formula="of:=[.B1187]" office:value-type="string" office:string-value="G105" calcext:value-type="string">
            <text:p>G105</text:p>
          </table:table-cell>
          <table:table-cell table:formula="of:=[.C1187]" office:value-type="string" office:string-value="PY7.79553191489362" calcext:value-type="string">
            <text:p>PY7.79553191489362</text:p>
          </table:table-cell>
          <table:table-cell/>
          <table:table-cell table:formula="of:=[.A1192]&amp;&quot; &quot;&amp;[.B1192]&amp;&quot; &quot;&amp;[.C1192]" office:value-type="string" office:string-value="N1191 G105 PY7.79553191489362" calcext:value-type="string">
            <text:p>N1191 G105 PY7.79553191489362</text:p>
          </table:table-cell>
          <table:table-cell table:number-columns-repeated="2"/>
          <table:table-cell table:formula="of:=[.H1187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192</text:p>
          </table:table-cell>
          <table:table-cell table:formula="of:=&quot;X&quot;&amp;[.G1193]" office:value-type="string" office:string-value="X6747.5" calcext:value-type="string">
            <text:p>X6747.5</text:p>
          </table:table-cell>
          <table:table-cell table:formula="of:=&quot;Y&quot;&amp;[.H1193]" office:value-type="string" office:string-value="Y1248.33436170214" calcext:value-type="string">
            <text:p>Y1248.33436170214</text:p>
          </table:table-cell>
          <table:table-cell/>
          <table:table-cell table:formula="of:=[.A1193]&amp;&quot; &quot;&amp;[.B1193]&amp;&quot; &quot;&amp;[.C1193]" office:value-type="string" office:string-value="N1192 X6747.5 Y1248.33436170214" calcext:value-type="string">
            <text:p>N1192 X6747.5 Y1248.33436170214</text:p>
          </table:table-cell>
          <table:table-cell/>
          <table:table-cell table:formula="of:=[.G1188]" office:value-type="float" office:value="6747.5" calcext:value-type="float">
            <text:p>6747.5</text:p>
          </table:table-cell>
          <table:table-cell table:formula="of:=[.H1188]+[.$K$13]" office:value-type="float" office:value="1248.33436170214" calcext:value-type="float">
            <text:p>1248.33436170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193</text:p>
          </table:table-cell>
          <table:table-cell table:formula="of:=[.B1189]" office:value-type="string" office:string-value="G106" calcext:value-type="string">
            <text:p>G106</text:p>
          </table:table-cell>
          <table:table-cell table:formula="of:=[.C1189]" office:value-type="string" office:string-value="P3" calcext:value-type="string">
            <text:p>P3</text:p>
          </table:table-cell>
          <table:table-cell/>
          <table:table-cell table:formula="of:=[.A1194]&amp;&quot; &quot;&amp;[.B1194]&amp;&quot; &quot;&amp;[.C1194]" office:value-type="string" office:string-value="N1193 G106 P3" calcext:value-type="string">
            <text:p>N1193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1194</text:p>
          </table:table-cell>
          <table:table-cell table:formula="of:=&quot;X&quot;&amp;[.G1195]" office:value-type="string" office:string-value="X12.5" calcext:value-type="string">
            <text:p>X12.5</text:p>
          </table:table-cell>
          <table:table-cell table:formula="of:=&quot;Y&quot;&amp;[.H1195]" office:value-type="string" office:string-value="Y1247.33436170214" calcext:value-type="string">
            <text:p>Y1247.33436170214</text:p>
          </table:table-cell>
          <table:table-cell/>
          <table:table-cell table:formula="of:=[.A1195]&amp;&quot; &quot;&amp;[.B1195]&amp;&quot; &quot;&amp;[.C1195]" office:value-type="string" office:string-value="N1194 X12.5 Y1247.33436170214" calcext:value-type="string">
            <text:p>N1194 X12.5 Y1247.33436170214</text:p>
          </table:table-cell>
          <table:table-cell/>
          <table:table-cell table:formula="of:=[.G1190]" office:value-type="float" office:value="12.5" calcext:value-type="float">
            <text:p>12.5</text:p>
          </table:table-cell>
          <table:table-cell table:formula="of:=[.H1190]+[.$K$13]" office:value-type="float" office:value="1247.33436170214" calcext:value-type="float">
            <text:p>1247.33436170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195</text:p>
          </table:table-cell>
          <table:table-cell table:formula="of:=[.B1191]" office:value-type="string" office:string-value="G106" calcext:value-type="string">
            <text:p>G106</text:p>
          </table:table-cell>
          <table:table-cell table:formula="of:=[.C1191]" office:value-type="string" office:string-value="P0" calcext:value-type="string">
            <text:p>P0</text:p>
          </table:table-cell>
          <table:table-cell/>
          <table:table-cell table:formula="of:=[.A1196]&amp;&quot; &quot;&amp;[.B1196]&amp;&quot; &quot;&amp;[.C1196]" office:value-type="string" office:string-value="N1195 G106 P0" calcext:value-type="string">
            <text:p>N1195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1196</text:p>
          </table:table-cell>
          <table:table-cell table:formula="of:=[.B1192]" office:value-type="string" office:string-value="G105" calcext:value-type="string">
            <text:p>G105</text:p>
          </table:table-cell>
          <table:table-cell table:formula="of:=[.C1192]" office:value-type="string" office:string-value="PY7.79553191489362" calcext:value-type="string">
            <text:p>PY7.79553191489362</text:p>
          </table:table-cell>
          <table:table-cell/>
          <table:table-cell table:formula="of:=[.A1197]&amp;&quot; &quot;&amp;[.B1197]&amp;&quot; &quot;&amp;[.C1197]" office:value-type="string" office:string-value="N1196 G105 PY7.79553191489362" calcext:value-type="string">
            <text:p>N1196 G105 PY7.79553191489362</text:p>
          </table:table-cell>
          <table:table-cell table:number-columns-repeated="2"/>
          <table:table-cell table:formula="of:=[.H1192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197</text:p>
          </table:table-cell>
          <table:table-cell table:formula="of:=&quot;X&quot;&amp;[.G1198]" office:value-type="string" office:string-value="X6747.5" calcext:value-type="string">
            <text:p>X6747.5</text:p>
          </table:table-cell>
          <table:table-cell table:formula="of:=&quot;Y&quot;&amp;[.H1198]" office:value-type="string" office:string-value="Y1253.12989361703" calcext:value-type="string">
            <text:p>Y1253.12989361703</text:p>
          </table:table-cell>
          <table:table-cell/>
          <table:table-cell table:formula="of:=[.A1198]&amp;&quot; &quot;&amp;[.B1198]&amp;&quot; &quot;&amp;[.C1198]" office:value-type="string" office:string-value="N1197 X6747.5 Y1253.12989361703" calcext:value-type="string">
            <text:p>N1197 X6747.5 Y1253.12989361703</text:p>
          </table:table-cell>
          <table:table-cell/>
          <table:table-cell table:formula="of:=[.G1193]" office:value-type="float" office:value="6747.5" calcext:value-type="float">
            <text:p>6747.5</text:p>
          </table:table-cell>
          <table:table-cell table:formula="of:=[.H1193]+[.$K$13]" office:value-type="float" office:value="1253.12989361703" calcext:value-type="float">
            <text:p>1253.1298936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198</text:p>
          </table:table-cell>
          <table:table-cell table:formula="of:=[.B1194]" office:value-type="string" office:string-value="G106" calcext:value-type="string">
            <text:p>G106</text:p>
          </table:table-cell>
          <table:table-cell table:formula="of:=[.C1194]" office:value-type="string" office:string-value="P3" calcext:value-type="string">
            <text:p>P3</text:p>
          </table:table-cell>
          <table:table-cell/>
          <table:table-cell table:formula="of:=[.A1199]&amp;&quot; &quot;&amp;[.B1199]&amp;&quot; &quot;&amp;[.C1199]" office:value-type="string" office:string-value="N1198 G106 P3" calcext:value-type="string">
            <text:p>N1198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1199</text:p>
          </table:table-cell>
          <table:table-cell table:formula="of:=&quot;X&quot;&amp;[.G1200]" office:value-type="string" office:string-value="X12.5" calcext:value-type="string">
            <text:p>X12.5</text:p>
          </table:table-cell>
          <table:table-cell table:formula="of:=&quot;Y&quot;&amp;[.H1200]" office:value-type="string" office:string-value="Y1252.12989361703" calcext:value-type="string">
            <text:p>Y1252.12989361703</text:p>
          </table:table-cell>
          <table:table-cell/>
          <table:table-cell table:formula="of:=[.A1200]&amp;&quot; &quot;&amp;[.B1200]&amp;&quot; &quot;&amp;[.C1200]" office:value-type="string" office:string-value="N1199 X12.5 Y1252.12989361703" calcext:value-type="string">
            <text:p>N1199 X12.5 Y1252.12989361703</text:p>
          </table:table-cell>
          <table:table-cell/>
          <table:table-cell table:formula="of:=[.G1195]" office:value-type="float" office:value="12.5" calcext:value-type="float">
            <text:p>12.5</text:p>
          </table:table-cell>
          <table:table-cell table:formula="of:=[.H1195]+[.$K$13]" office:value-type="float" office:value="1252.12989361703" calcext:value-type="float">
            <text:p>1252.1298936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200</text:p>
          </table:table-cell>
          <table:table-cell table:formula="of:=[.B1196]" office:value-type="string" office:string-value="G106" calcext:value-type="string">
            <text:p>G106</text:p>
          </table:table-cell>
          <table:table-cell table:formula="of:=[.C1196]" office:value-type="string" office:string-value="P0" calcext:value-type="string">
            <text:p>P0</text:p>
          </table:table-cell>
          <table:table-cell/>
          <table:table-cell table:formula="of:=[.A1201]&amp;&quot; &quot;&amp;[.B1201]&amp;&quot; &quot;&amp;[.C1201]" office:value-type="string" office:string-value="N1200 G106 P0" calcext:value-type="string">
            <text:p>N1200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1201</text:p>
          </table:table-cell>
          <table:table-cell table:formula="of:=[.B1197]" office:value-type="string" office:string-value="G105" calcext:value-type="string">
            <text:p>G105</text:p>
          </table:table-cell>
          <table:table-cell table:formula="of:=[.C1197]" office:value-type="string" office:string-value="PY7.79553191489362" calcext:value-type="string">
            <text:p>PY7.79553191489362</text:p>
          </table:table-cell>
          <table:table-cell/>
          <table:table-cell table:formula="of:=[.A1202]&amp;&quot; &quot;&amp;[.B1202]&amp;&quot; &quot;&amp;[.C1202]" office:value-type="string" office:string-value="N1201 G105 PY7.79553191489362" calcext:value-type="string">
            <text:p>N1201 G105 PY7.79553191489362</text:p>
          </table:table-cell>
          <table:table-cell table:number-columns-repeated="2"/>
          <table:table-cell table:formula="of:=[.H1197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202</text:p>
          </table:table-cell>
          <table:table-cell table:formula="of:=&quot;X&quot;&amp;[.G1203]" office:value-type="string" office:string-value="X6747.5" calcext:value-type="string">
            <text:p>X6747.5</text:p>
          </table:table-cell>
          <table:table-cell table:formula="of:=&quot;Y&quot;&amp;[.H1203]" office:value-type="string" office:string-value="Y1257.92542553192" calcext:value-type="string">
            <text:p>Y1257.92542553192</text:p>
          </table:table-cell>
          <table:table-cell/>
          <table:table-cell table:formula="of:=[.A1203]&amp;&quot; &quot;&amp;[.B1203]&amp;&quot; &quot;&amp;[.C1203]" office:value-type="string" office:string-value="N1202 X6747.5 Y1257.92542553192" calcext:value-type="string">
            <text:p>N1202 X6747.5 Y1257.92542553192</text:p>
          </table:table-cell>
          <table:table-cell/>
          <table:table-cell table:formula="of:=[.G1198]" office:value-type="float" office:value="6747.5" calcext:value-type="float">
            <text:p>6747.5</text:p>
          </table:table-cell>
          <table:table-cell table:formula="of:=[.H1198]+[.$K$13]" office:value-type="float" office:value="1257.92542553192" calcext:value-type="float">
            <text:p>1257.9254255319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number-style style:name="N123">
      <number:number number:decimal-places="3" loext:min-decimal-places="3" number:min-integer-digits="1"/>
    </number:number-style>
    <number:number-style style:name="N124">
      <number:number number:decimal-places="4" loext:min-decimal-places="4" number:min-integer-digits="1"/>
    </number:number-style>
    <number:number-style style:name="N125">
      <number:number number:decimal-places="5" loext:min-decimal-places="5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0">00/00/0000</text:date>, <text:time style:data-style-name="N2" text:time-value="13:30:29.42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3T16:47:08.518000000</meta:creation-date>
    <dc:date>2017-01-20T11:00:45.812000000</dc:date>
    <meta:editing-duration>P2DT19H36M9S</meta:editing-duration>
    <meta:editing-cycles>3</meta:editing-cycles>
    <meta:generator>LibreOffice/5.1.4.2$Windows_x86 LibreOffice_project/f99d75f39f1c57ebdd7ffc5f42867c12031db97a</meta:generator>
    <meta:document-statistic meta:table-count="2" meta:cell-count="6072" meta:object-count="0"/>
  </office:meta>
</office:document-meta>
</file>